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Switzerland will continue to help in the search work of missing persons</text:span>
</text:h>
      <text:p text:style-name="P4">
Author: ['АРМІЯINFORM']</text:p>
      <text:p text:style-name="P4">
Time: 2023-06-11T44:00:00-04:00</text:p>
      <text:p text:style-name="P4">
Description: At the request of the URIA Swiss Relationer Zi Tsniklikh, Oleg Kotenko Proviv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img_6856-e1686407471988.jpeg" text:style-name="Internet_20_link" text:visited-style-name="Visited_20_Internet_20_Link">
img_6856-e1686407471988.jpeg</text:a>
']</text:p>
      <text:p text:style-name="P4">
Tags: ['STOPRUSSIA', 'АГРЕСІЯ РФ', 'ВТОРГНЕННЯ РФ', 'ДОПОМОГА ПАРТНЕРІВ', 'МІНРЕІНТЕГРАЦІЇ', 'СВІТ ПІДТРИМУЄ УКРАЇНУ']</text:p>
      <text:p text:style-name="P4">
Category: News</text:p>
      <!--METADATA-->
      <text:p text:style-name="P4">
<draw:frame draw:style-name="fr1" draw:name="Image2" text:anchor-type="as-char" svg:width="6.9236in" svg:height="4.752763in" draw:z-index="0">
<draw:image xlink:href="../Images/AРМІЯINFORM/2023-06-11T44-00-00-04-00/img_6856-e1686407471988.jpeg" xlink:type="simple" xlink:show="embed" xlink:actuate="onLoad" draw:mime-type="image/jpeg"/>
</draw:frame>
At the invitation of the Switzerland government, Oleg Kotenko, a working meeting with a representative of the Federal Department of Foreign Affairs of Switzerland, Ambassador Simon Haissbuler, was a working meeting with the missing person.</text:p>
      <text:p text:style-name="P4">
About it <text:a xlink:type="simple" xlink:href="https://minre.gov.ua/2023/06/10/shvejczariya-i-nadali-dopomagatyme-v-poshukovij-roboti-znyklyh-bezvisty-osib/" text:style-name="Internet_20_link" text:visited-style-name="Visited_20_Internet_20_Link">
reports</text:a>
Ministry of Reintegration.</text:p>
      <text:p text:style-name="P4">
Together, they attended the School of Criminal Sciences of Lausanne University, and they have been identified with innovative technologies that are used in the search for the thalecticization of missing persons.</text:p>
      <text:p text:style-name="P4">
University experts have shared the experience of accelerating the detection of DNA expertise and the development of modern drones for the establishment of masses.</text:p>
      <text:p text:style-name="P4">
The meeting also discussed the future areas of bilateral cooperation with the Jazas and Switzerland.</text:p>
      <text:p text:style-name="P4">
"Interaction with international partners is a step forward in search. We appreciate it very much!” - Oleg Kotenko said during the meeting.</text:p>
      <text:p text:style-name="P4">
News Source: <text:a xlink:type="simple" xlink:href="https://armyinform.com.ua/2023/06/11/shvejczariya-i-nadali-dopomagatyme-v-poshukovij-roboti-znyklyh-bezvisty-osib/" text:style-name="Internet_20_link" text:visited-style-name="Visited_20_Internet_20_Link">
https://armyinform.com.ua/2023/06/11/shvejczariya-i-nadali-dopomagatyme-v-poshukovij-roboti-znyklyh-bezvisty-osib/</text:a>
</text:p>
      <!--NEWS-->
      <text:h text:style-name="P10" text:outline-level="1">
<text:span text:style-name="T4">
Ukrainian defenders dropped grenades directly on the heads of the occupiers</text:span>
</text:h>
      <text:p text:style-name="P4">
Author: ['АРМІЯINFORM']</text:p>
      <text:p text:style-name="P4">
Time: 2023-06-11T46:00:00-04:00</text:p>
      <text:p text:style-name="P4">
Description: The capacity of the defense of Ukraine to go to the ZIS -Washkogennya attacking potential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2/granata.jpg" text:style-name="Internet_20_link" text:visited-style-name="Visited_20_Internet_20_Link">
granata.jpg</text:a>
']</text:p>
      <text:p text:style-name="P4">
Tags: []</text:p>
      <text:p text:style-name="P4">
Category: News</text:p>
      <!--METADATA-->
      <text:p text:style-name="P4">
<draw:frame draw:style-name="fr1" draw:name="Image3" text:anchor-type="as-char" svg:width="6.9236in" svg:height="4.609323in" draw:z-index="0">
<draw:image xlink:href="../Images/AРМІЯINFORM/2023-06-11T46-00-00-04-00/granata.jpg" xlink:type="simple" xlink:show="embed" xlink:actuate="onLoad" draw:mime-type="image/jpeg"/>
</draw:frame>
Illustrative photo</text:p>
      <text:p text:style-name="P4">
The forces of Ukraine's defense continue measures to neutralize the attack of the Russian-occupying troops.</text:p>
      <text:p text:style-name="P4">
About it <text:a xlink:type="simple" xlink:href="https://dpsu.gov.ua/ua/news/%20video%20-vluchno-bahmutimo-okupantiv/" text:style-name="Internet_20_link" text:visited-style-name="Visited_20_Internet_20_Link">
reports</text:a>
State Border Service of Ukraine.</text:p>
      <text:p text:style-name="P4">
The other day, in the Bakhmut direction, Ukrainian defenders destroyed the enemy infantry.</text:p>
      <text:p text:style-name="P4">
The Armed Forces fighters from the observation post revealed the movement of the invaders to the line of combat recovery. To eliminate the invaders who moved in the forest belt, the task has received the calculation of the next firearm - automatic grenade launcher border guards.</text:p>
      <text:p text:style-name="P4">
Our drones from the drone accurately identified the coordinates of targets and ten -leaf grenades fell directly to the heads of the invaders. Sudden shelling of two -hostants killed, three more were injured.</text:p>
      <text:p text:style-name="P4">
News Source: <text:a xlink:type="simple" xlink:href="https://armyinform.com.ua/2023/06/11/ukrayinski-zahysnyky-skynuly-granaty-pryamo-na-golovy-okupantiv/" text:style-name="Internet_20_link" text:visited-style-name="Visited_20_Internet_20_Link">
https://armyinform.com.ua/2023/06/11/ukrayinski-zahysnyky-skynuly-granaty-pryamo-na-golovy-okupantiv/</text:a>
</text:p>
      <!--NEWS-->
      <text:h text:style-name="P10" text:outline-level="1">
<text:span text:style-name="T4">
Canada has introduced additional sanctions to protect Ukrainian culture from Russian destruction</text:span>
</text:h>
      <text:p text:style-name="P4">
Author: ['АРМІЯINFORM']</text:p>
      <text:p text:style-name="P4">
Time: 2023-06-11T48:00:00-04:00</text:p>
      <text:p text:style-name="P4">
Description: Canada Knowja Dodatki Sanctsiya 24 Tu 17 organized in Ukrainian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69c3728-canada.jpg" text:style-name="Internet_20_link" text:visited-style-name="Visited_20_Internet_20_Link">
69c3728-canada.jpg</text:a>
']</text:p>
      <text:p text:style-name="P4">
Tags: ['STOPRUSSIA', 'ВТОРГНЕННЯ РФ']</text:p>
      <text:p text:style-name="P4">
Category: News</text:p>
      <!--METADATA-->
      <text:p text:style-name="P4">
<draw:frame draw:style-name="fr1" draw:name="Image4" text:anchor-type="as-char" svg:width="6.9236in" svg:height="4.585631in" draw:z-index="0">
<draw:image xlink:href="../Images/AРМІЯINFORM/2023-06-11T48-00-00-04-00/69c3728-canada.jpg" xlink:type="simple" xlink:show="embed" xlink:actuate="onLoad" draw:mime-type="image/jpeg"/>
</draw:frame>
Illustrative photo</text:p>
      <text:p text:style-name="P4">
Canada imposes additional sanctions against 24 physical and 17 organizations in Ukraine within the framework of the Regulations on Special <text:span text:style-name="T5">
Economic Measures(Ukraine)</text:span>
. Price measures are a direct answer to Russia's attempts to destroy cultural objects, institutions and identity of Ukraine.</text:p>
      <text:p text:style-name="P4">
About it <text:a xlink:type="simple" xlink:href="https://www.canada.ca/en/global-affairs/news/2023/06/minister-joly-announces-additional-sanctions-to-protect-ukrainian-culture-from-destruction-by-russia.html" text:style-name="Internet_20_link" text:visited-style-name="Visited_20_Internet_20_Link">
reports</text:a>
The Canadian Government site.</text:p>
      <text:p text:style-name="P4">
In addition to significant damage and complete destruction of a number of Ukrainian cultural objects, thousands of Ukrainian cultural artifacts were found missing or, as reported, stolen by Russian troops in temporary -occupied territories after a full -scale invasion of Russia in Ukraine in 2022 year. In its efforts, the identity of Ukraine, Russia, is reported that illegally exported Ukraine and caused harm to cultural heritage objects.</text:p>
      <text:p text:style-name="P4">
“With today's announcement, Canada imposes sanctions against persons associated with Russian cultural objects by Russia to resist Kreml's attempts to“ Russify ”Ukrainian culture. There are Ukrainians who work in museums and other cultural centers in the list of persons who have been submitted to the sub -centers. It also includes the newly created structures of the occupied territories of Ukraine, such as the so -called ministries of education, as well as natural and legal persons related to private military companies that have arisen in Ukraine and fight on the side of Russia, ”the message goes.</text:p>
      <text:p text:style-name="P4">
In addition, since Russia is trying to force its culture and the education of temporarily occupied territories of Ukraine, these sanctions will lead to further expenditure on the so -called power in the regions of Ukraine illegally occupied by Russian Russian military in order to protect Ukrainian culture and identity.</text:p>
      <text:p text:style-name="P4">
With these sanctions, Canada confirms its unwavering devotion to the support of the people against the aggressive war of Russia, continuing to increase the pressure on Russia, who cooperate with the Russian administration in Ukraine as they stop these unjustified attacks.</text:p>
      <text:p text:style-name="P4">
News Source: <text:a xlink:type="simple" xlink:href="https://armyinform.com.ua/2023/06/11/kanada-zaprovadyla-dodatkovi-sankcziyi-dlya-zahystu-ukrayinskoyi-kultury-vid-znyshhennya-rosiyeyu/" text:style-name="Internet_20_link" text:visited-style-name="Visited_20_Internet_20_Link">
https://armyinform.com.ua/2023/06/11/kanada-zaprovadyla-dodatkovi-sankcziyi-dlya-zahystu-ukrayinskoyi-kultury-vid-znyshhennya-rosiyeyu/</text:a>
</text:p>
      <!--NEWS-->
      <text:h text:style-name="P10" text:outline-level="1">
<text:span text:style-name="T4">
Special Forces of the White Wolf unit showed how the invaders destroy</text:span>
</text:h>
      <text:p text:style-name="P4">
Author: ['АРМІЯINFORM']</text:p>
      <text:p text:style-name="P4">
Time: 2023-06-11T50:00:00-04:00</text:p>
      <text:p text:style-name="P4">
Description: Special recognition SBU PIDRODRODILE “BILIS VODK” Podpoptіshitv PID Land on Skhod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АГРЕСІЯ РФ', 'ВТОРГНЕННЯ РФ', 'СБУ']</text:p>
      <text:p text:style-name="P4">
Category: News</text:p>
      <!--METADATA-->
      <text:p text:style-name="P4">
<draw:frame draw:style-name="fr1" draw:name="Image5" text:anchor-type="as-char" svg:width="6.9236in" svg:height="4.367194in" draw:z-index="0">
<draw:image xlink:href="../Images/AРМІЯINFORM/2023-06-11T50-00-00-04-00/a8879da467f5ef3186c59aa101cecbce_id76321_1300x820_141_650x410.jpg" xlink:type="simple" xlink:show="embed" xlink:actuate="onLoad" draw:mime-type="image/jpeg"/>
</draw:frame>
Illustrative photo</text:p>
      <text:p text:style-name="P4">
The SBU special forces from the White Wolf unit drive the invaders under the ground of the Ukrainian War.</text:p>
      <text:p text:style-name="P4">
About it <text:a xlink:type="simple" xlink:href="https://www.facebook.com/SecurSerUkraine/videos/1439414836875028/" text:style-name="Internet_20_link" text:visited-style-name="Visited_20_Internet_20_Link">
reports</text:a>
Security Service of Ukraine.</text:p>
      <text:p text:style-name="P4">
Our 24/7 warriors work at the hottest points for trenches and strengthening of the Ukrainian land to become graves for the occupiers.</text:p>
      <text:p text:style-name="P4">
<text:span text:style-name="T4">
 Only a week defenders destroyed: </text:span>
</text:p>
      <ul>
        <li>
7 tanks * 15 armor with occupiers * armored vehicles, trucks and engineering equipment</li>
      </ul>
      <text:p text:style-name="P4">
News Source: <text:a xlink:type="simple" xlink:href="https://armyinform.com.ua/2023/06/11/speczpryznachenczi-pidrozdilu-bilyj-vovk-pokazaly-yak-nyshhat-okupantiv/" text:style-name="Internet_20_link" text:visited-style-name="Visited_20_Internet_20_Link">
https://armyinform.com.ua/2023/06/11/speczpryznachenczi-pidrozdilu-bilyj-vovk-pokazaly-yak-nyshhat-okupantiv/</text:a>
</text:p>
      <!--NEWS-->
      <text:h text:style-name="P10" text:outline-level="1">
<text:span text:style-name="T4">
The enemy struck 92 and made 45 shellings from the RSLS</text:span>
</text:h>
      <text:p text:style-name="P4">
Author: ['АРМІЯINFORM']</text:p>
      <text:p text:style-name="P4">
Time: 2023-06-11T52:00:00-04:00</text:p>
      <text:p text:style-name="P4">
Description: About Tse at Facebook, the General Staff of the ZSU. “Vorog Zavdav 92 AvIACIINI ... War with Ukraine 2022, War with Ukraine Latest News Today, News War with Ukraine 2022 Last for today, whether the war between Ukraine and Russia will be,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2/10/2022-10-18-raketnyj-obstril-zhytomyra.jpg" text:style-name="Internet_20_link" text:visited-style-name="Visited_20_Internet_20_Link">
2022-10-18-raketnyj-obstril-zhytomyra.jpg</text:a>
']</text:p>
      <text:p text:style-name="P4">
Tags: ['STOPRUSSIA', 'АГРЕСІЯ РФ', 'ГШ ЗСУ']</text:p>
      <text:p text:style-name="P4">
Category: News</text:p>
      <!--METADATA-->
      <text:p text:style-name="P4">
<draw:frame draw:style-name="fr1" draw:name="Image6" text:anchor-type="as-char" svg:width="6.9236in" svg:height="3.893007in" draw:z-index="0">
<draw:image xlink:href="../Images/AРМІЯINFORM/2023-06-11T52-00-00-04-00/2022-10-18-raketnyj-obstril-zhytomyra.jpg" xlink:type="simple" xlink:show="embed" xlink:actuate="onLoad" draw:mime-type="image/jpeg"/>
</draw:frame>
Illustrative Photo <text:span text:style-name="T4">
 🔥 Situation on Russian Completion </text:span>
</text:p>
      <text:p text:style-name="P4">
About it on Facebook <text:a xlink:type="simple" xlink:href="https://www.facebook.com/GeneralStaff.ua/posts/pfbid0kCEB9ZAxuPsZT9fEtB23vV1EjJojeMyUe7ZgCEfbrCSEQLgzCQWWbmUF4EZyyfjTl" text:style-name="Internet_20_link" text:visited-style-name="Visited_20_Internet_20_Link">
reports</text:a>
The General Staff of the Armed Forces.</text:p>
      <text:p text:style-name="P4">
“The enemy has struck 92 aircraft strikes and made 45 shellings from jet system fire fire on the positions of our troops and settlements. Unfortunately, the Ezagyls and the injured among the civilians, private buildings were destroyed and damaged, ”the message reads.</text:p>
      <text:p text:style-name="P4">
The likelihood of rocket and aviation strikes throughout Ukraine is very high.</text:p>
      <text:p text:style-name="P4">
In addition, the enemy continues to focus the main efforts on the attempts to fully occupy the Luhansk and Donetsk regions, and heavy fights are ongoing. 35 combat clashes took place on the specified section of the front.</text:p>
      <text:p text:style-name="P4">
News Source: <text:a xlink:type="simple" xlink:href="https://armyinform.com.ua/2023/06/11/protyvnyk-zavdav-92-aviaczijnyh-udariv-ta-zdijsnyv-45-obstriliv-z-rszv/" text:style-name="Internet_20_link" text:visited-style-name="Visited_20_Internet_20_Link">
https://armyinform.com.ua/2023/06/11/protyvnyk-zavdav-92-aviaczijnyh-udariv-ta-zdijsnyv-45-obstriliv-z-rszv/</text:a>
</text:p>
      <!--NEWS-->
      <text:h text:style-name="P10" text:outline-level="1">
<text:span text:style-name="T4">
Ukrainian air defense has destroyed 2 winged missiles and 20 shaped UAVs like</text:span>
</text:h>
      <text:p text:style-name="P4">
Author: ['АРМІЯINFORM']</text:p>
      <text:p text:style-name="P4">
Time: 2023-06-11T54:00:00-04:00</text:p>
      <text:p text:style-name="P4">
Description: About Tse at Facebook, the General Staff of the ZSU. “The last time has passed ... the war with Ukraine 2022, the war with Ukraine is the latest news today, the war with Ukraine 2022 is the last for today, will there be a war between Ukraine and Russia, and when, the war with Ukraine in 2022 will be or not, will there be, will there be The war with Ukraine in the near future says, the war with Ukraine, Ukrainian news today, Ukrainian news in Ukrainian media in Russian</text:p>
      <text:p text:style-name="P4">
Images: ['<text:a xlink:type="simple" xlink:href="https://armyinform.com.ua/wp-content/uploads/2022/10/1-29.jpg" text:style-name="Internet_20_link" text:visited-style-name="Visited_20_Internet_20_Link">
1-29.jpg</text:a>
']</text:p>
      <text:p text:style-name="P4">
Tags: ['STOPRUSSIA', 'ГШ ЗСУ', 'ХРОНІКА ОБОРОНИ']</text:p>
      <text:p text:style-name="P4">
Category: News</text:p>
      <!--METADATA-->
      <text:p text:style-name="P4">
<draw:frame draw:style-name="fr1" draw:name="Image7" text:anchor-type="as-char" svg:width="6.9236in" svg:height="3.894525in" draw:z-index="0">
<draw:image xlink:href="../Images/AРМІЯINFORM/2023-06-11T54-00-00-04-00/1-29.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kCEB9ZAxuPsZT9fEtB23vV1EjJojeMyUe7ZgCEfbrCSEQLgzCQWWbmUF4EZyyfjTl" text:style-name="Internet_20_link" text:visited-style-name="Visited_20_Internet_20_Link">
reports</text:a>
The General Staff of the Armed Forces.</text:p>
      <text:p text:style-name="P4">
“During the last day, Russian invaders have struck the next missile and aviation strike in Ukraine, applying 8 missiles, in particular, 4 winged Iskander roctinasic base, and 35 Iranian Iranian UAVs like Shahd prostitutes and critical infrastructure sites.</text:p>
      <text:p text:style-name="P4">
2 winged rockets and 20 Shahd UAVs were destroyed by the forces and means of air defense, ”the message reads.</text:p>
      <text:p text:style-name="P4">
News Source: <text:a xlink:type="simple" xlink:href="https://armyinform.com.ua/2023/06/11/ukrayinska-ppo-znyshhyla-2-krylati-rakety-ta-20-udarnyh-bpla-typu-shahed/" text:style-name="Internet_20_link" text:visited-style-name="Visited_20_Internet_20_Link">
https://armyinform.com.ua/2023/06/11/ukrayinska-ppo-znyshhyla-2-krylati-rakety-ta-20-udarnyh-bpla-typu-shahed/</text:a>
</text:p>
      <!--NEWS-->
      <text:h text:style-name="P10" text:outline-level="1">
<text:span text:style-name="T4">
Aviation of Defense Forces over the past day has made 16 beats in the enemy's concentration areas</text:span>
</text:h>
      <text:p text:style-name="P4">
Author: ['АРМІЯINFORM']</text:p>
      <text:p text:style-name="P4">
Time: 2023-06-11T56:00:00-04:00</text:p>
      <text:p text:style-name="P4">
Description: About Tse at Facebook, the General Staff of the ZSU. “Avіaatsіya defense forces for Pas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3/war-1.jpg" text:style-name="Internet_20_link" text:visited-style-name="Visited_20_Internet_20_Link">
war-1.jpg</text:a>
']</text:p>
      <text:p text:style-name="P4">
Tags: ['STOPRUSSIA', 'АГРЕСІЯ РФ', 'ГШ ЗСУ', 'ХРОНІКА ОБОРОНИ']</text:p>
      <text:p text:style-name="P4">
Category: News</text:p>
      <!--METADATA-->
      <text:p text:style-name="P4">
<draw:frame draw:style-name="fr1" draw:name="Image8" text:anchor-type="as-char" svg:width="6.9236in" svg:height="4.501139in" draw:z-index="0">
<draw:image xlink:href="../Images/AРМІЯINFORM/2023-06-11T56-00-00-04-00/war-1.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kCEB9ZAxuPsZT9fEtB23vV1EjJojeMyUe7ZgCEfbrCSEQLgzCQWWbmUF4EZyyfjTl" text:style-name="Internet_20_link" text:visited-style-name="Visited_20_Internet_20_Link">
reports</text:a>
The General Staff of the Armed Forces.</text:p>
      <text:p text:style-name="P4">
“Aviation of defense forces over the past day has made 16 beats in the areas of concentration of the personal staff and 2-on the anti-aircraft missile complexes of the enemy. Also, our organizations destroyed 4 enemy reconnaissance UAVs of different types. The unit and artillery units and artillery were struck by 2 management points, 5 districts of concentration of live force, weapons and military equipment, 1 arteler's unit at a firing position and 4 more important objects of the processor, ”the message reads.</text:p>
      <text:p text:style-name="P4">
News Source: <text:a xlink:type="simple" xlink:href="https://armyinform.com.ua/2023/06/11/aviacziya-syl-oborony-za-mynulu-dobu-zavdala-16-udariv-po-rajonah-zoseredzhennya-protyvnyka-2/" text:style-name="Internet_20_link" text:visited-style-name="Visited_20_Internet_20_Link">
https://armyinform.com.ua/2023/06/11/aviacziya-syl-oborony-za-mynulu-dobu-zavdala-16-udariv-po-rajonah-zoseredzhennya-protyvnyka-2/</text:a>
</text:p>
      <!--NEWS-->
      <text:h text:style-name="P10" text:outline-level="1">
<text:span text:style-name="T4">
Enemy loss per day: more than 900 invaders were eliminated, 19 artisystems and 17 tanks were destroyed</text:span>
</text:h>
      <text:p text:style-name="P4">
Author: ['АРМІЯINFORM']</text:p>
      <text:p text:style-name="P4">
Time: 2023-06-11T58:00:00-04:00</text:p>
      <text:p text:style-name="P4">
Description: Zagalni Boyov, take the enemy on 02.24.22 to 06/11/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photo1686461457-scaled.jpeg" text:style-name="Internet_20_link" text:visited-style-name="Visited_20_Internet_20_Link">
photo1686461457-scaled.jpeg</text:a>
']</text:p>
      <text:p text:style-name="P4">
Tags: ['STOPRUSSIA', 'АГРЕСІЯ РФ', 'ВТРАТИ ВОРОГА']</text:p>
      <text:p text:style-name="P4">
Category: News</text:p>
      <!--METADATA-->
      <text:p text:style-name="P4">
<draw:frame draw:style-name="fr1" draw:name="Image9" text:anchor-type="as-char" svg:width="6.9236in" svg:height="6.992836in" draw:z-index="0">
<draw:image xlink:href="../Images/AРМІЯINFORM/2023-06-11T58-00-00-04-00/photo1686461457-scaled.jpeg" xlink:type="simple" xlink:show="embed" xlink:actuate="onLoad" draw:mime-type="image/jpeg"/>
</draw:frame>
The total combat loss of the enemy from 24.02.22 to 11.06.23 will be orientated:</text:p>
      <ul>
        <li>
Personnel - about 215640(+980)persons eliminated * tanks - 3926(+17)units, * combat armored vehicles - 7631(+24)units, * artillery systems - 3736(+19)from, * rzfs - 601(+1)units, * aircraft - 362(+0)OD, * aircraft - 314(+0)units, * helicopters - 299(+0)units, * UAV Operative-tactical level-3300(+37), * winged missiles - 1183(+7), * ships /boats - 18(+0)units, * car equipment and tanks - 6461(+33)units, * special equipment - 509(+2).</li>
      </ul>
      <text:p text:style-name="P4">
Дані уточнюються.</text:p>
      <text:p text:style-name="P4">
Джерело: <text:a xlink:type="simple" xlink:href="https://www.facebook.com/GeneralStaff.ua/posts/pfbid038B35A5J2L1R17EEox4TEjzwTJiaxvXcU4BMnyR3Wiiqw9RcgAZfjk5UQeg8Pe1C9l" text:style-name="Internet_20_link" text:visited-style-name="Visited_20_Internet_20_Link">
Генеральний штабЗСУ</text:a>
</text:p>
      <text:p text:style-name="P4">
News Source: <text:a xlink:type="simple" xlink:href="https://armyinform.com.ua/2023/06/11/vtraty-voroga-za-dobu-likvidovano-ponad-900-okupantiv-znyshheno-19-artsystem-ta-17-tankiv/" text:style-name="Internet_20_link" text:visited-style-name="Visited_20_Internet_20_Link">
https://armyinform.com.ua/2023/06/11/vtraty-voroga-za-dobu-likvidovano-ponad-900-okupantiv-znyshheno-19-artsystem-ta-17-tankiv/</text:a>
</text:p>
      <!--NEWS-->
      <text:h text:style-name="P10" text:outline-level="1">
<text:span text:style-name="T4">
Eliminated 8 new channels of escape of "bias" abroad</text:span>
</text:h>
      <text:p text:style-name="P4">
Author: ['АРМІЯINFORM']</text:p>
      <text:p text:style-name="P4">
Time: 2023-06-11T71:00:00-04:00</text:p>
      <text:p text:style-name="P4">
Description: Bezpeki service systematically vicriva channel of the illegal transportation for the cordon of Gromyan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sbu1.jpeg" text:style-name="Internet_20_link" text:visited-style-name="Visited_20_Internet_20_Link">
sbu1.jpeg</text:a>
', '<text:a xlink:type="simple" xlink:href="https://armyinform.com.ua/wp-content/uploads/2023/06/sbu5-150x150.jpeg" text:style-name="Internet_20_link" text:visited-style-name="Visited_20_Internet_20_Link">
sbu5-150x150.jpeg</text:a>
', '<text:a xlink:type="simple" xlink:href="https://armyinform.com.ua/wp-content/uploads/2023/06/sbu6-150x150.jpeg" text:style-name="Internet_20_link" text:visited-style-name="Visited_20_Internet_20_Link">
sbu6-150x150.jpeg</text:a>
', '<text:a xlink:type="simple" xlink:href="https://armyinform.com.ua/wp-content/uploads/2023/06/sbu4-150x150.jpeg" text:style-name="Internet_20_link" text:visited-style-name="Visited_20_Internet_20_Link">
sbu4-150x150.jpeg</text:a>
', '<text:a xlink:type="simple" xlink:href="https://armyinform.com.ua/wp-content/uploads/2023/06/sbu2-150x150.jpeg" text:style-name="Internet_20_link" text:visited-style-name="Visited_20_Internet_20_Link">
sbu2-150x150.jpeg</text:a>
', '<text:a xlink:type="simple" xlink:href="https://armyinform.com.ua/wp-content/uploads/2023/06/sbu3-150x150.jpeg" text:style-name="Internet_20_link" text:visited-style-name="Visited_20_Internet_20_Link">
sbu3-150x150.jpeg</text:a>
']</text:p>
      <text:p text:style-name="P4">
Tags: ['STOPRUSSIA', 'АГРЕСІЯ РФ', 'ВТОРГНЕННЯ РФ', 'СБУ', 'УХИЛЯНТИ']</text:p>
      <text:p text:style-name="P4">
Category: News</text:p>
      <!--METADATA-->
      <text:p text:style-name="P4">
<draw:frame draw:style-name="fr1" draw:name="Image10" text:anchor-type="as-char" svg:width="6.9236in" svg:height="4.615733in" draw:z-index="0">
<draw:image xlink:href="../Images/AРМІЯINFORM/2023-06-11T71-00-00-04-00/sbu1.jpeg" xlink:type="simple" xlink:show="embed" xlink:actuate="onLoad" draw:mime-type="image/jpeg"/>
</draw:frame>
The Security Service systematically exposes the channels of illegal crossing of conscripts. During complex events in several areas of Ukraine, 8 new schemes were eliminated and 15 organizers of illegal "traffic" were detained. They promised their clients to take them outside our country to drink counterfeit documents or bypassing checkpoints. The cost of such "services" was evaluated differently. The maximum amount was $ 12 thousand.</text:p>
      <text:p text:style-name="P4">
About it <text:a xlink:type="simple" xlink:href="https://www.facebook.com/SecurSerUkraine/posts/pfbid02sWBQHrWoZaWQMfHT4gYH86KC1edwWV21pq9TndCB7d2XFZuasHKk7r2BjNyBfzY6l" text:style-name="Internet_20_link" text:visited-style-name="Visited_20_Internet_20_Link">
reports</text:a>
Security Service of Ukraine.</text:p>
      <text:p text:style-name="P4">
<text:span text:style-name="T4">
* Yes, in Kiev: </text:span>
</text:p>
      <text:p text:style-name="P4">
The suspicion of the capital's lawyer was informed. For money, he offered fictitious work on the unfit for military service for health reasons, which is due to the registration of the "disability group".</text:p>
      <text:p text:style-name="P4">
Another channel of illegal migration in the capital was blocked by staff of the Security Service of Internal Security. Its functioning is more than 10 people. The attackers suggested potential recruits to leave Ukraine under the guise of volunteers. To do this, the dealers registered the charitable organization, which was used to implement the "scheme".</text:p>
      <text:p text:style-name="P4">
SBU staff detained one of the organizers of the equipment on the received 10 thousand Yeuro for a package of fictitious documents for departure to the EU.</text:p>
      <text:p text:style-name="P4">
<text:a xlink:type="simple" xlink:href="https://armyinform.com.ua/wp-content/uploads/2023/06/sbu5.jpeg" text:style-name="Internet_20_link" text:visited-style-name="Visited_20_Internet_20_Link">
!(Images/AРМІЯINFORM/2023-06-11T71-00-00-04-00/sbu5-150x150.jpeg)</text:a>
</text:p>
      <text:p text:style-name="P4">
<text:a xlink:type="simple" xlink:href="https://armyinform.com.ua/wp-content/uploads/2023/06/sbu6.jpeg" text:style-name="Internet_20_link" text:visited-style-name="Visited_20_Internet_20_Link">
<draw:frame draw:style-name="fr1" draw:name="Image11" text:anchor-type="as-char" svg:width="6.9236in" svg:height="6.9236in" draw:z-index="0">
<draw:image xlink:href="../Images/AРМІЯINFORM/2023-06-11T71-00-00-04-00/sbu6-150x150.jpeg" xlink:type="simple" xlink:show="embed" xlink:actuate="onLoad" draw:mime-type="image/jpeg"/>
</draw:frame>
</text:a>
<text:span text:style-name="T4">
* In Ivano-Frankivsk region: </text:span>
</text:p>
      <text:p text:style-name="P4">
Two locals were detained, one of whom had a Russian passport. They gave the conscript illegally to get to one of the country's country through the remote paths of the Carpathians. For this purpose, the attackers brought the "evasants" a few kilometers to the codon line, and then they were accompanied by peaks on a pre -prepared route in the mountains.</text:p>
      <text:p text:style-name="P4">
<text:span text:style-name="T4">
* in Lviv region: </text:span>
</text:p>
      <text:p text:style-name="P4">
Two more illegal migration channels were eliminated. To the organization of the first is the adverse head of a group of one of the local volunteer formation of the territorial community. According to the investigation, he sold fictitious medical units for military service.</text:p>
      <text:p text:style-name="P4">
<text:a xlink:type="simple" xlink:href="https://armyinform.com.ua/wp-content/uploads/2023/06/sbu4.jpeg" text:style-name="Internet_20_link" text:visited-style-name="Visited_20_Internet_20_Link">
<draw:frame draw:style-name="fr1" draw:name="Image12" text:anchor-type="as-char" svg:width="6.9236in" svg:height="6.9236in" draw:z-index="0">
<draw:image xlink:href="../Images/AРМІЯINFORM/2023-06-11T71-00-00-04-00/sbu4-150x150.jpeg" xlink:type="simple" xlink:show="embed" xlink:actuate="onLoad" draw:mime-type="image/jpeg"/>
</draw:frame>
</text:a>
</text:p>
      <text:p text:style-name="P4">
<text:a xlink:type="simple" xlink:href="https://armyinform.com.ua/wp-content/uploads/2023/06/sbu2.jpeg" text:style-name="Internet_20_link" text:visited-style-name="Visited_20_Internet_20_Link">
<draw:frame draw:style-name="fr1" draw:name="Image13" text:anchor-type="as-char" svg:width="6.9236in" svg:height="6.9236in" draw:z-index="0">
<draw:image xlink:href="../Images/AРМІЯINFORM/2023-06-11T71-00-00-04-00/sbu2-150x150.jpeg" xlink:type="simple" xlink:show="embed" xlink:actuate="onLoad" draw:mime-type="image/jpeg"/>
</draw:frame>
</text:a>
</text:p>
      <text:p text:style-name="P4">
<text:a xlink:type="simple" xlink:href="https://armyinform.com.ua/wp-content/uploads/2023/06/sbu3.jpeg" text:style-name="Internet_20_link" text:visited-style-name="Visited_20_Internet_20_Link">
<draw:frame draw:style-name="fr1" draw:name="Image14" text:anchor-type="as-char" svg:width="6.9236in" svg:height="6.9236in" draw:z-index="0">
<draw:image xlink:href="../Images/AРМІЯINFORM/2023-06-11T71-00-00-04-00/sbu3-150x150.jpeg" xlink:type="simple" xlink:show="embed" xlink:actuate="onLoad" draw:mime-type="image/jpeg"/>
</draw:frame>
</text:a>
<text:span text:style-name="T4">
* In Transcarpathia: </text:span>
</text:p>
      <text:p text:style-name="P4">
The staff of the SBU Main Department of Internal Security blocked another three -diames of the escape of "evasion". The organization of the first is involved 5 residents of the region. Among them are two representatives of the local charity foundation. The intruders were specialized in the production of counterfeit documents for traveling abroad by volunteer.</text:p>
      <text:p text:style-name="P4">
The next two channels of illegal migration organized 6 locals. They helped their customers cross the border through the so -called "green".</text:p>
      <text:p text:style-name="P4">
On all exposed facts, investigations under Art. 332 of the Criminal Code of Ukraine(illegal crossing of persons across the state border of Ukraine).</text:p>
      <text:p text:style-name="P4">
Комплексні заходи проводили співробітники СБУ спільно з Національною поліцієюза процесуального керівництва органів прокуратури.</text:p>
      <text:p text:style-name="P4">
News Source: <text:a xlink:type="simple" xlink:href="https://armyinform.com.ua/2023/06/11/likvidovano-8-novyh-kanaliv-vtechi-uhylyantiv-za-kordon/" text:style-name="Internet_20_link" text:visited-style-name="Visited_20_Internet_20_Link">
https://armyinform.com.ua/2023/06/11/likvidovano-8-novyh-kanaliv-vtechi-uhylyantiv-za-kordon/</text:a>
</text:p>
      <!--NEWS-->
      <text:h text:style-name="P10" text:outline-level="1">
<text:span text:style-name="T4">
Kirill Budanov sometimes directly participates in special operations - Andrey Yusov</text:span>
</text:h>
      <text:p text:style-name="P4">
Author: ['АРМІЯINFORM']</text:p>
      <text:p text:style-name="P4">
Time: 2023-06-11T73:00:00-04:00</text:p>
      <text:p text:style-name="P4">
Description: Head of the head management of the ROZVIKIA OF MAKHOSKAYA Major General Kirilo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0230610-2.jpg" text:style-name="Internet_20_link" text:visited-style-name="Visited_20_Internet_20_Link">
20230610-2.jpg</text:a>
']</text:p>
      <text:p text:style-name="P4">
Tags: ['STOPRUSSIA', 'АГРЕСІЯ РФ', 'ВТОРГНЕННЯ РФ', 'ГУР МІНОБОРОНИ УКРАЇНИ']</text:p>
      <text:p text:style-name="P4">
Category: News</text:p>
      <!--METADATA-->
      <text:p text:style-name="P4">
<draw:frame draw:style-name="fr1" draw:name="Image15" text:anchor-type="as-char" svg:width="6.9236in" svg:height="5.1927in" draw:z-index="0">
<draw:image xlink:href="../Images/AРМІЯINFORM/2023-06-11T73-00-00-04-00/20230610-2.jpg" xlink:type="simple" xlink:show="embed" xlink:actuate="onLoad" draw:mime-type="image/jpeg"/>
</draw:frame>
The head of the Main Directorate of Intelligence of the Ministry of Defense of Ukraine, Major-General Kirill Budanov, sometimes directly participates in special operations of silver military intelligence.</text:p>
      <text:p text:style-name="P4">
About it <text:a xlink:type="simple" xlink:href="https://gur.gov.ua/content/kyrylo-budanov-vlasnym-prykladom-motyvuie-biitsiv-ta-komandyriv-hur-mo-ukrainy.html" text:style-name="Internet_20_link" text:visited-style-name="Visited_20_Internet_20_Link">
reports</text:a>
The main management of IOU intelligence.</text:p>
      <text:p text:style-name="P4">
“The special operation on the release of the village of Russian Lozova in Kharkiv region at the end of the 2012222 - is not the only example and not the only operation, where Kiriloolexievich Budanov participated directly. He shows, and even commanders, the example of motivation, planning and realization of deposits, ” - said the representative of the GUR of the Ministry of Defense of Ukraine.</text:p>
      <text:p text:style-name="P4">
According to Andriy Yusov, Ukraine's military intelligence only benefits from this.</text:p>
      <text:p text:style-name="P4">
"When the commander is directly" on the ground ", he knows and sees that he is giving up, it allows to make more responsible and necessary decisions," - said Andrey Yusov.</text:p>
      <text:p text:style-name="P4">
According to the representative of the GUR of the Ministry of Internal Affairs of Ukraine, the enemy was performed by more than a dozen Major-General Kiril Budanov and did not stop attempting to influence the work of some Ukrainian military intelligence in particular and the entire security and defense sector as a whole.</text:p>
      <text:p text:style-name="P4">
“GUR continues its effective work. All units, all that concerns information work, data collection and many-other directions(both public and non -public)Neither for an hour they have stopped efficiently. The fact that the enemy tries and will try to influence different ways of the sector of security and defense - will be. But GUR will not stop and did not stop for a single hour, ”Andrei Yusov said.</text:p>
      <text:p text:style-name="P4">
News Source: <text:a xlink:type="simple" xlink:href="https://armyinform.com.ua/2023/06/11/kyrylo-budanov-inodi-bezposeredno-bere-uchast-u-speczoperacziyah-andrij-yusov/" text:style-name="Internet_20_link" text:visited-style-name="Visited_20_Internet_20_Link">
https://armyinform.com.ua/2023/06/11/kyrylo-budanov-inodi-bezposeredno-bere-uchast-u-speczoperacziyah-andrij-yusov/</text:a>
</text:p>
      <!--NEWS-->
      <text:h text:style-name="P10" text:outline-level="1">
<text:span text:style-name="T4">
The occupier acknowledged that the Russians were picking boats in the local population in Kherson region - the interception of GUR</text:span>
</text:h>
      <text:p text:style-name="P4">
Author: ['АРМІЯINFORM']</text:p>
      <text:p text:style-name="P4">
Time: 2023-06-11T75:00:00-04:00</text:p>
      <text:p text:style-name="P4">
Description: VIISKOVY RF ROZPOVIV about the flooding of the Posli Pili Pіdriva Kakhovo Ges Tu,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ГУР МО УКРАЇНИ', 'ГУР МОУ']</text:p>
      <text:p text:style-name="P4">
Category: News</text:p>
      <!--METADATA-->
      <text:p text:style-name="P4">
<draw:frame draw:style-name="fr1" draw:name="Image16" text:anchor-type="as-char" svg:width="6.9236in" svg:height="3.894525in" draw:z-index="0">
<draw:image xlink:href="../Images/AРМІЯINFORM/2023-06-11T75-00-00-04-00/337531944_232614265847457_8544501692430122370_n.jpg" xlink:type="simple" xlink:show="embed" xlink:actuate="onLoad" draw:mime-type="image/jpeg"/>
</draw:frame>
The military spoke about flooding of positions after the blasting of the Kakhovskaya hydroelectric power station that they were picking up boats from the local population.</text:p>
      <text:p text:style-name="P4">
Another confirmation of the deliberate blasting of the dams on Kakhovskaya Hese will be in <text:a xlink:type="simple" xlink:href="https://t.me/DIUkraine" text:style-name="Internet_20_link" text:visited-style-name="Visited_20_Internet_20_Link">
intercepted</text:a>
The telephone conversation of the rashist who was in the south of Ukraine with his wife at the time of the terrorist attack.</text:p>
      <ul>
        <li>
The occupier tells that he participated in the evacuation of military and weapons. However, no help from the local population was provided: "We only evacuated ourselves." He further tells that the rapid rise of water was a surprise, because they were warned in advance that there would be no great flood: “In general, they said that the water will not rise strongly. So we didn't collect things. Then how much it has pressed, quickly save everything. " * The only thing that the occupier with his wife regret was not possible to save the "Shktki". The fate of people who are in trouble because of their crime is not taken into account.</li>
      </ul>
      <text:p text:style-name="P4">
We guarantee that for every military crime committed against Ukraine, the Right Right Payment!</text:p>
      <text:p text:style-name="P4">
News Source: <text:a xlink:type="simple" xlink:href="https://armyinform.com.ua/2023/06/11/okupant-vyznav-shho-rosiyany-vidbyraly-chovny-v-misczevogo-naselennya-na-hersonshhyni-perehoplennya-gur/" text:style-name="Internet_20_link" text:visited-style-name="Visited_20_Internet_20_Link">
https://armyinform.com.ua/2023/06/11/okupant-vyznav-shho-rosiyany-vidbyraly-chovny-v-misczevogo-naselennya-na-hersonshhyni-perehoplennya-gur/</text:a>
</text:p>
      <!--NEWS-->
      <text:h text:style-name="P10" text:outline-level="1">
<text:span text:style-name="T4">
Among the mobilized Russian Federation increased cases of failure to comply with orders, sabotage, non -statutory relationships and desertion</text:span>
</text:h>
      <text:p text:style-name="P4">
Author: ['АРМІЯINFORM']</text:p>
      <text:p text:style-name="P4">
Time: 2023-06-11T77:00:00-04:00</text:p>
      <text:p text:style-name="P4">
Description: About Tse at Facebook, the General Staff of the ZSU. “Through the Vidsuteniy Legal ... War with Ukraine 2022, the war with Ukraine is the latest news today, the war with Ukraine 2022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6/2785966.jpg" text:style-name="Internet_20_link" text:visited-style-name="Visited_20_Internet_20_Link">
2785966.jpg</text:a>
']</text:p>
      <text:p text:style-name="P4">
Tags: ['STOPRUSSIA', 'ГШ ЗСУ', 'ДУТА', 'ДУТА ВЕЛИЧ РОСАРМІЇ']</text:p>
      <text:p text:style-name="P4">
Category: News</text:p>
      <!--METADATA-->
      <text:p text:style-name="P4">
<draw:frame draw:style-name="fr1" draw:name="Image17" text:anchor-type="as-char" svg:width="6.9236in" svg:height="4.369813in" draw:z-index="0">
<draw:image xlink:href="../Images/AРМІЯINFORM/2023-06-11T77-00-00-04-00/2785966.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kCEB9ZAxuPsZT9fEtB23vV1EjJojeMyUe7ZgCEfbrCSEQLgzCQWWbmUF4EZyyfjTl" text:style-name="Internet_20_link" text:visited-style-name="Visited_20_Internet_20_Link">
reports</text:a>
The General Staff of the Armed Forces.</text:p>
      <text:p text:style-name="P4">
“Due to the lack of a legal norm on the final terms of passing the Vyrian service in the Russian army, the absence of significant reaches on the battlefield and the spread of panic on future prospects for Russian mobilized mobilized cases have increased cases of failure to comply with orders, sabotage, non -statutory relationships.</text:p>
      <text:p text:style-name="P4">
To solve these problems, the Chief of the General Staff of the Armed Forces of the Russian Federation, according to which the commanders of connections and military units ordered and sent such persons to assault mouths for further use in so -called meat storms, ”the message reads.</text:p>
      <text:p text:style-name="P4">
News Source: <text:a xlink:type="simple" xlink:href="https://armyinform.com.ua/2023/06/11/sered-mobilizovanyh-rf-pochastishaly-vypadky-nevykonannya-nakaziv-sabotazhu-nestatutnyh-vzayemyn-ta-dezertyrstva-genshtab/" text:style-name="Internet_20_link" text:visited-style-name="Visited_20_Internet_20_Link">
https://armyinform.com.ua/2023/06/11/sered-mobilizovanyh-rf-pochastishaly-vypadky-nevykonannya-nakaziv-sabotazhu-nestatutnyh-vzayemyn-ta-dezertyrstva-genshtab/</text:a>
</text:p>
      <!--NEWS-->
      <text:h text:style-name="P10" text:outline-level="1">
<text:span text:style-name="T4">
Prince Edward has made a visit to the Ukrainian soldiers who are trained in the UK</text:span>
</text:h>
      <text:p text:style-name="P4">
Author: ['АРМІЯINFORM']</text:p>
      <text:p text:style-name="P4">
Time: 2023-06-11T79:00:00-04:00</text:p>
      <text:p text:style-name="P4">
Description: Yogo Korolivska Kuiskiy Prince Pedard, Duke Keloburzky 9 Chervnya 2023 Rock Hasters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53062519_603233911989691_2123308159437619011_n.jpg" text:style-name="Internet_20_link" text:visited-style-name="Visited_20_Internet_20_Link">
353062519_603233911989691_2123308159437619011_n.jpg</text:a>
', '<text:a xlink:type="simple" xlink:href="https://armyinform.com.ua/wp-content/uploads/2023/06/351120202_603237998655949_4887496427971310800_n-150x150.jpg" text:style-name="Internet_20_link" text:visited-style-name="Visited_20_Internet_20_Link">
351120202_603237998655949_4887496427971310800_n-150x150.jpg</text:a>
', '<text:a xlink:type="simple" xlink:href="https://armyinform.com.ua/wp-content/uploads/2023/06/351199812_603238131989269_8266522078088419001_n-150x150.jpg" text:style-name="Internet_20_link" text:visited-style-name="Visited_20_Internet_20_Link">
351199812_603238131989269_8266522078088419001_n-150x150.jpg</text:a>
', '<text:a xlink:type="simple" xlink:href="https://armyinform.com.ua/wp-content/uploads/2023/06/351295582_603198418659907_1948466794865515780_n-150x150.jpg" text:style-name="Internet_20_link" text:visited-style-name="Visited_20_Internet_20_Link">
351295582_603198418659907_1948466794865515780_n-150x150.jpg</text:a>
', '<text:a xlink:type="simple" xlink:href="https://armyinform.com.ua/wp-content/uploads/2023/06/351485554_603233855323030_6286551560057384757_n-150x150.jpg" text:style-name="Internet_20_link" text:visited-style-name="Visited_20_Internet_20_Link">
351485554_603233855323030_6286551560057384757_n-150x150.jpg</text:a>
', '<text:a xlink:type="simple" xlink:href="https://armyinform.com.ua/wp-content/uploads/2023/06/352195334_603198365326579_2592812548260475167_n-150x150.jpg" text:style-name="Internet_20_link" text:visited-style-name="Visited_20_Internet_20_Link">
352195334_603198365326579_2592812548260475167_n-150x150.jpg</text:a>
', '<text:a xlink:type="simple" xlink:href="https://armyinform.com.ua/wp-content/uploads/2023/06/352371923_603240948655654_5660131954391519133_n-150x150.jpg" text:style-name="Internet_20_link" text:visited-style-name="Visited_20_Internet_20_Link">
352371923_603240948655654_5660131954391519133_n-150x150.jpg</text:a>
', '<text:a xlink:type="simple" xlink:href="https://armyinform.com.ua/wp-content/uploads/2023/06/352796821_603241271988955_4486843142127094931_n-150x150.jpg" text:style-name="Internet_20_link" text:visited-style-name="Visited_20_Internet_20_Link">
352796821_603241271988955_4486843142127094931_n-150x150.jpg</text:a>
', '<text:a xlink:type="simple" xlink:href="https://armyinform.com.ua/wp-content/uploads/2023/06/352998717_603239415322474_7268267221125369192_n-150x150.jpg" text:style-name="Internet_20_link" text:visited-style-name="Visited_20_Internet_20_Link">
352998717_603239415322474_7268267221125369192_n-150x150.jpg</text:a>
', '<text:a xlink:type="simple" xlink:href="https://armyinform.com.ua/wp-content/uploads/2023/06/353050953_603235451989537_8956945520908533613_n-150x150.jpg" text:style-name="Internet_20_link" text:visited-style-name="Visited_20_Internet_20_Link">
353050953_603235451989537_8956945520908533613_n-150x150.jpg</text:a>
', '<text:a xlink:type="simple" xlink:href="https://armyinform.com.ua/wp-content/uploads/2023/06/353051000_603228868656862_6548517431621875772_n-150x150.jpg" text:style-name="Internet_20_link" text:visited-style-name="Visited_20_Internet_20_Link">
353051000_603228868656862_6548517431621875772_n-150x150.jpg</text:a>
']</text:p>
      <text:p text:style-name="P4">
Tags: ['STOPRUSSIA', 'АГРЕСІЯ РФ', 'НАВЧАННЯ']</text:p>
      <text:p text:style-name="P4">
Category: News</text:p>
      <!--METADATA-->
      <text:p text:style-name="P4">
<draw:frame draw:style-name="fr1" draw:name="Image18" text:anchor-type="as-char" svg:width="6.9236in" svg:height="4.950374in" draw:z-index="0">
<draw:image xlink:href="../Images/AРМІЯINFORM/2023-06-11T79-00-00-04-00/353062519_603233911989691_2123308159437619011_n.jpg" xlink:type="simple" xlink:show="embed" xlink:actuate="onLoad" draw:mime-type="image/jpeg"/>
</draw:frame>
His royal highness of Prince Edward, Duke of Edinburgh, on June 9, 2023, made a visit to the Ukrainian military who undergo training in the framework of the Multinational Educational Operation "Interflex" on the Basic General Force Training of the Armed Forces of Ukraine in the UK.</text:p>
      <text:p text:style-name="P4">
About it on Facebook <text:a xlink:type="simple" xlink:href="https://www.facebook.com/GeneralStaff.ua/posts/pfbid023QBzemacBYcAMyqaVjUtWeL83domiN9vKtziR3qirkNeyCKxZStL4HMq8fx9Qixrl" text:style-name="Internet_20_link" text:visited-style-name="Visited_20_Internet_20_Link">
reports</text:a>
The General Staff of the Armed Forces.</text:p>
      <text:p text:style-name="P4">
In particular, his royal highness of Prince Edward, the Duke of Edinburgh Mihovok, as under the professional leadership of the instructors of the armed forces of the United Kingdom of the United Kingdom and Northern Ireland and the participants of the educational operation, military personnel and the military personnel of the Armed Forces.</text:p>
      <text:p text:style-name="P4">
Also, his royal highness, Prince Edward, Duke of Edinburgh, met with the builder of the 11th brigade of assistance in the Security Forces of Land Forces of the Armed Forces of Greater Britain, Brigade, General Justin Stanhaus, instructors of armed Silas and Ukrainian operations.</text:p>
      <text:p text:style-name="P4">
<text:a xlink:type="simple" xlink:href="https://armyinform.com.ua/wp-content/uploads/2023/06/351120202_603237998655949_4887496427971310800_n.jpg" text:style-name="Internet_20_link" text:visited-style-name="Visited_20_Internet_20_Link">
!(Images/AРМІЯINFORM/2023-06-11T79-00-00-04-00/351120202_603237998655949_4887496427971310800_n-150x150.jpg)</text:a>
</text:p>
      <text:p text:style-name="P4">
<text:a xlink:type="simple" xlink:href="https://armyinform.com.ua/wp-content/uploads/2023/06/351199812_603238131989269_8266522078088419001_n.jpg" text:style-name="Internet_20_link" text:visited-style-name="Visited_20_Internet_20_Link">
<draw:frame draw:style-name="fr1" draw:name="Image19" text:anchor-type="as-char" svg:width="6.9236in" svg:height="6.9236in" draw:z-index="0">
<draw:image xlink:href="../Images/AРМІЯINFORM/2023-06-11T79-00-00-04-00/351199812_603238131989269_8266522078088419001_n-150x150.jpg" xlink:type="simple" xlink:show="embed" xlink:actuate="onLoad" draw:mime-type="image/jpeg"/>
</draw:frame>
</text:a>
</text:p>
      <text:p text:style-name="P4">
<text:a xlink:type="simple" xlink:href="https://armyinform.com.ua/wp-content/uploads/2023/06/351295582_603198418659907_1948466794865515780_n.jpg" text:style-name="Internet_20_link" text:visited-style-name="Visited_20_Internet_20_Link">
<draw:frame draw:style-name="fr1" draw:name="Image20" text:anchor-type="as-char" svg:width="6.9236in" svg:height="6.9236in" draw:z-index="0">
<draw:image xlink:href="../Images/AРМІЯINFORM/2023-06-11T79-00-00-04-00/351295582_603198418659907_1948466794865515780_n-150x150.jpg" xlink:type="simple" xlink:show="embed" xlink:actuate="onLoad" draw:mime-type="image/jpeg"/>
</draw:frame>
</text:a>
</text:p>
      <text:p text:style-name="P4">
<text:a xlink:type="simple" xlink:href="https://armyinform.com.ua/wp-content/uploads/2023/06/351485554_603233855323030_6286551560057384757_n.jpg" text:style-name="Internet_20_link" text:visited-style-name="Visited_20_Internet_20_Link">
<draw:frame draw:style-name="fr1" draw:name="Image21" text:anchor-type="as-char" svg:width="6.9236in" svg:height="6.9236in" draw:z-index="0">
<draw:image xlink:href="../Images/AРМІЯINFORM/2023-06-11T79-00-00-04-00/351485554_603233855323030_6286551560057384757_n-150x150.jpg" xlink:type="simple" xlink:show="embed" xlink:actuate="onLoad" draw:mime-type="image/jpeg"/>
</draw:frame>
</text:a>
</text:p>
      <text:p text:style-name="P4">
<text:a xlink:type="simple" xlink:href="https://armyinform.com.ua/wp-content/uploads/2023/06/352195334_603198365326579_2592812548260475167_n.jpg" text:style-name="Internet_20_link" text:visited-style-name="Visited_20_Internet_20_Link">
<draw:frame draw:style-name="fr1" draw:name="Image22" text:anchor-type="as-char" svg:width="6.9236in" svg:height="6.9236in" draw:z-index="0">
<draw:image xlink:href="../Images/AРМІЯINFORM/2023-06-11T79-00-00-04-00/352195334_603198365326579_2592812548260475167_n-150x150.jpg" xlink:type="simple" xlink:show="embed" xlink:actuate="onLoad" draw:mime-type="image/jpeg"/>
</draw:frame>
</text:a>
</text:p>
      <text:p text:style-name="P4">
<text:a xlink:type="simple" xlink:href="https://armyinform.com.ua/wp-content/uploads/2023/06/352796821_603241271988955_4486843142127094931_n.jpg" text:style-name="Internet_20_link" text:visited-style-name="Visited_20_Internet_20_Link">
<draw:frame draw:style-name="fr1" draw:name="Image23" text:anchor-type="as-char" svg:width="6.9236in" svg:height="6.9236in" draw:z-index="0">
<draw:image xlink:href="../Images/AРМІЯINFORM/2023-06-11T79-00-00-04-00/352796821_603241271988955_4486843142127094931_n-150x150.jpg" xlink:type="simple" xlink:show="embed" xlink:actuate="onLoad" draw:mime-type="image/jpeg"/>
</draw:frame>
</text:a>
</text:p>
      <text:p text:style-name="P4">
<text:a xlink:type="simple" xlink:href="https://armyinform.com.ua/wp-content/uploads/2023/06/352998717_603239415322474_7268267221125369192_n.jpg" text:style-name="Internet_20_link" text:visited-style-name="Visited_20_Internet_20_Link">
<draw:frame draw:style-name="fr1" draw:name="Image24" text:anchor-type="as-char" svg:width="6.9236in" svg:height="6.9236in" draw:z-index="0">
<draw:image xlink:href="../Images/AРМІЯINFORM/2023-06-11T79-00-00-04-00/352998717_603239415322474_7268267221125369192_n-150x150.jpg" xlink:type="simple" xlink:show="embed" xlink:actuate="onLoad" draw:mime-type="image/jpeg"/>
</draw:frame>
</text:a>
</text:p>
      <text:p text:style-name="P4">
<text:a xlink:type="simple" xlink:href="https://armyinform.com.ua/wp-content/uploads/2023/06/353050953_603235451989537_8956945520908533613_n.jpg" text:style-name="Internet_20_link" text:visited-style-name="Visited_20_Internet_20_Link">
<draw:frame draw:style-name="fr1" draw:name="Image25" text:anchor-type="as-char" svg:width="6.9236in" svg:height="6.9236in" draw:z-index="0">
<draw:image xlink:href="../Images/AРМІЯINFORM/2023-06-11T79-00-00-04-00/353050953_603235451989537_8956945520908533613_n-150x150.jpg" xlink:type="simple" xlink:show="embed" xlink:actuate="onLoad" draw:mime-type="image/jpeg"/>
</draw:frame>
</text:a>
</text:p>
      <text:p text:style-name="P4">
<text:a xlink:type="simple" xlink:href="https://armyinform.com.ua/wp-content/uploads/2023/06/353051000_603228868656862_6548517431621875772_n.jpg" text:style-name="Internet_20_link" text:visited-style-name="Visited_20_Internet_20_Link">
<draw:frame draw:style-name="fr1" draw:name="Image26" text:anchor-type="as-char" svg:width="6.9236in" svg:height="6.9236in" draw:z-index="0">
<draw:image xlink:href="../Images/AРМІЯINFORM/2023-06-11T79-00-00-04-00/353051000_603228868656862_6548517431621875772_n-150x150.jpg" xlink:type="simple" xlink:show="embed" xlink:actuate="onLoad" draw:mime-type="image/jpeg"/>
</draw:frame>
</text:a>
Visit, observation of the course of training, as well as communication with instructors and warriors enabled the Duke of Edinburgh to understand their care as they acquire the skills required for the survival and efficiency of covert actions at the forefront to protect Ukraine from Russian aggression.</text:p>
      <text:p text:style-name="P4">
Background: Interflex Operation is a curriculum that is intended for the nobles of the Armed Forces of Ukraine with a small or without a military success.</text:p>
      <text:p text:style-name="P4">
In the implementation of the Multinational Operation Operation "Interflex" in 2023, the participation of the best instructors and instructors of the armed forces of the United Kingdom and Northern Ireland, the Australian Union, the Kingdom of Denmark, Canada, the Lithuanian Republic, the Kingdom of the Netherlands, the Kingdom, the Kingdom, the Kingdom, the Kingdom, the Kingdoms Ukraine is planned to prepare about 20,000 Ukrainian servicemen of the Tavis serviceman of the Armed Forces of Ukraine.</text:p>
      <text:p text:style-name="P4">
The training is conducted on the objects of the UK Ministry of Defense. Each training course lasts for five weeks and is held under the general leadership of the 11th Brigade of Promotion of Security forces of Supreme Troops of the Armed Forces of the Armed Forces.</text:p>
      <text:p text:style-name="P4">
News Source: <text:a xlink:type="simple" xlink:href="https://armyinform.com.ua/2023/06/11/pryncz-eduard-zdijsnyv-vizyt-do-ukrayinskyh-vijskovyh-yaki-prohodyat-pidgotovku-u-velykij-brytaniyi/" text:style-name="Internet_20_link" text:visited-style-name="Visited_20_Internet_20_Link">
https://armyinform.com.ua/2023/06/11/pryncz-eduard-zdijsnyv-vizyt-do-ukrayinskyh-vijskovyh-yaki-prohodyat-pidgotovku-u-velykij-brytaniyi/</text:a>
</text:p>
      <!--NEWS-->
      <text:h text:style-name="P10" text:outline-level="1">
<text:span text:style-name="T4">
Near Bakhmut in a lane of "Cold" enemy stopped active assault actions</text:span>
</text:h>
      <text:p text:style-name="P4">
Author: ['АРМІЯINFORM']</text:p>
      <text:p text:style-name="P4">
Time: 2023-06-11T98:00:00-04:00</text:p>
      <text:p text:style-name="P4">
Description: About the Group of Group VIISK ZS Ukrainian: “At Bakhmutsya Light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353057643_602652418633420_4276893653195684588_n.jpg" text:style-name="Internet_20_link" text:visited-style-name="Visited_20_Internet_20_Link">
353057643_602652418633420_4276893653195684588_n.jpg</text:a>
', '<text:a xlink:type="simple" xlink:href="https://armyinform.com.ua/wp-content/uploads/2023/06/353436414_602653158633346_6046857256860666058_n-150x150.jpg" text:style-name="Internet_20_link" text:visited-style-name="Visited_20_Internet_20_Link">
353436414_602653158633346_6046857256860666058_n-150x150.jpg</text:a>
', '<text:a xlink:type="simple" xlink:href="https://armyinform.com.ua/wp-content/uploads/2023/06/353438443_602652881966707_9116057721639130812_n-150x150.jpg" text:style-name="Internet_20_link" text:visited-style-name="Visited_20_Internet_20_Link">
353438443_602652881966707_9116057721639130812_n-150x150.jpg</text:a>
', '<text:a xlink:type="simple" xlink:href="https://armyinform.com.ua/wp-content/uploads/2023/06/353446753_602653318633330_7756765587049741794_n-150x150.jpg" text:style-name="Internet_20_link" text:visited-style-name="Visited_20_Internet_20_Link">
353446753_602653318633330_7756765587049741794_n-150x150.jpg</text:a>
', '<text:a xlink:type="simple" xlink:href="https://armyinform.com.ua/wp-content/uploads/2023/06/353452296_602653111966684_2260365290586013550_n-150x150.jpg" text:style-name="Internet_20_link" text:visited-style-name="Visited_20_Internet_20_Link">
353452296_602653111966684_2260365290586013550_n-150x150.jpg</text:a>
', '<text:a xlink:type="simple" xlink:href="https://armyinform.com.ua/wp-content/uploads/2023/06/353625694_602653191966676_3223960888160562319_n-150x150.jpg" text:style-name="Internet_20_link" text:visited-style-name="Visited_20_Internet_20_Link">
353625694_602653191966676_3223960888160562319_n-150x150.jpg</text:a>
', '<text:a xlink:type="simple" xlink:href="https://armyinform.com.ua/wp-content/uploads/2023/06/353656978_602652838633378_6288616262507022265_n-150x150.jpg" text:style-name="Internet_20_link" text:visited-style-name="Visited_20_Internet_20_Link">
353656978_602652838633378_6288616262507022265_n-150x150.jpg</text:a>
', '<text:a xlink:type="simple" xlink:href="https://armyinform.com.ua/wp-content/uploads/2023/06/353666362_602653278633334_8741344450586511619_n-150x150.jpg" text:style-name="Internet_20_link" text:visited-style-name="Visited_20_Internet_20_Link">
353666362_602653278633334_8741344450586511619_n-150x150.jpg</text:a>
', '<text:a xlink:type="simple" xlink:href="https://armyinform.com.ua/wp-content/uploads/2023/06/353675135_602652771966718_1000026888796001075_n-150x150.jpg" text:style-name="Internet_20_link" text:visited-style-name="Visited_20_Internet_20_Link">
353675135_602652771966718_1000026888796001075_n-150x150.jpg</text:a>
']</text:p>
      <text:p text:style-name="P4">
Tags: ['STOPRUSSIA', 'АГРЕСІЯ РФ']</text:p>
      <text:p text:style-name="P4">
Category: News</text:p>
      <!--METADATA-->
      <text:p text:style-name="P4">
<draw:frame draw:style-name="fr1" draw:name="Image27" text:anchor-type="as-char" svg:width="6.9236in" svg:height="4.608521in" draw:z-index="0">
<draw:image xlink:href="../Images/AРМІЯINFORM/2023-06-11T98-00-00-04-00/353057643_602652418633420_4276893653195684588_n.jpg" xlink:type="simple" xlink:show="embed" xlink:actuate="onLoad" draw:mime-type="image/jpeg"/>
</draw:frame>
About this <text:a xlink:type="simple" xlink:href="https://www.facebook.com/UALandForces/posts/pfbid0MySU77Bh48cPxwkiG79pWH8m6PJLWFbVpJst73jeXZXBYUdwUZw4DHHph7MQfda4l" text:style-name="Internet_20_link" text:visited-style-name="Visited_20_Internet_20_Link">
it is referred</text:a>
In the report of the Land Forces of the Armed Forces of Ukraine:</text:p>
      <text:p text:style-name="P4">
“In the Bakhmut direction, in the Kholodnoyarka liability lane, he has enemy active assault actions.</text:p>
      <text:p text:style-name="P4">
However, he tries to impress the forces of defense with artillery fire.</text:p>
      <text:p text:style-name="P4">
That is why the replacement of infantry in positions occurs as deeply as possible.</text:p>
      <text:p text:style-name="P4">
The movement of troops is preceded by careful planning and preparation.</text:p>
      <text:p text:style-name="P4">
As the fighters change in positions - in the photo report of the OMBR "Cold Yar":</text:p>
      <text:p text:style-name="P4">
<text:a xlink:type="simple" xlink:href="https://armyinform.com.ua/wp-content/uploads/2023/06/353436414_602653158633346_6046857256860666058_n.jpg" text:style-name="Internet_20_link" text:visited-style-name="Visited_20_Internet_20_Link">
!(Images/AРМІЯINFORM/2023-06-11T98-00-00-04-00/353436414_602653158633346_6046857256860666058_n-150x150.jpg)</text:a>
</text:p>
      <text:p text:style-name="P4">
<text:a xlink:type="simple" xlink:href="https://armyinform.com.ua/wp-content/uploads/2023/06/353438443_602652881966707_9116057721639130812_n.jpg" text:style-name="Internet_20_link" text:visited-style-name="Visited_20_Internet_20_Link">
<draw:frame draw:style-name="fr1" draw:name="Image28" text:anchor-type="as-char" svg:width="6.9236in" svg:height="6.9236in" draw:z-index="0">
<draw:image xlink:href="../Images/AРМІЯINFORM/2023-06-11T98-00-00-04-00/353438443_602652881966707_9116057721639130812_n-150x150.jpg" xlink:type="simple" xlink:show="embed" xlink:actuate="onLoad" draw:mime-type="image/jpeg"/>
</draw:frame>
</text:a>
</text:p>
      <text:p text:style-name="P4">
<text:a xlink:type="simple" xlink:href="https://armyinform.com.ua/wp-content/uploads/2023/06/353446753_602653318633330_7756765587049741794_n.jpg" text:style-name="Internet_20_link" text:visited-style-name="Visited_20_Internet_20_Link">
<draw:frame draw:style-name="fr1" draw:name="Image29" text:anchor-type="as-char" svg:width="6.9236in" svg:height="6.9236in" draw:z-index="0">
<draw:image xlink:href="../Images/AРМІЯINFORM/2023-06-11T98-00-00-04-00/353446753_602653318633330_7756765587049741794_n-150x150.jpg" xlink:type="simple" xlink:show="embed" xlink:actuate="onLoad" draw:mime-type="image/jpeg"/>
</draw:frame>
</text:a>
</text:p>
      <text:p text:style-name="P4">
<text:a xlink:type="simple" xlink:href="https://armyinform.com.ua/wp-content/uploads/2023/06/353452296_602653111966684_2260365290586013550_n.jpg" text:style-name="Internet_20_link" text:visited-style-name="Visited_20_Internet_20_Link">
<draw:frame draw:style-name="fr1" draw:name="Image30" text:anchor-type="as-char" svg:width="6.9236in" svg:height="6.9236in" draw:z-index="0">
<draw:image xlink:href="../Images/AРМІЯINFORM/2023-06-11T98-00-00-04-00/353452296_602653111966684_2260365290586013550_n-150x150.jpg" xlink:type="simple" xlink:show="embed" xlink:actuate="onLoad" draw:mime-type="image/jpeg"/>
</draw:frame>
</text:a>
</text:p>
      <text:p text:style-name="P4">
<text:a xlink:type="simple" xlink:href="https://armyinform.com.ua/wp-content/uploads/2023/06/353625694_602653191966676_3223960888160562319_n.jpg" text:style-name="Internet_20_link" text:visited-style-name="Visited_20_Internet_20_Link">
<draw:frame draw:style-name="fr1" draw:name="Image31" text:anchor-type="as-char" svg:width="6.9236in" svg:height="6.9236in" draw:z-index="0">
<draw:image xlink:href="../Images/AРМІЯINFORM/2023-06-11T98-00-00-04-00/353625694_602653191966676_3223960888160562319_n-150x150.jpg" xlink:type="simple" xlink:show="embed" xlink:actuate="onLoad" draw:mime-type="image/jpeg"/>
</draw:frame>
</text:a>
</text:p>
      <text:p text:style-name="P4">
<text:a xlink:type="simple" xlink:href="https://armyinform.com.ua/wp-content/uploads/2023/06/353656978_602652838633378_6288616262507022265_n.jpg" text:style-name="Internet_20_link" text:visited-style-name="Visited_20_Internet_20_Link">
<draw:frame draw:style-name="fr1" draw:name="Image32" text:anchor-type="as-char" svg:width="6.9236in" svg:height="6.9236in" draw:z-index="0">
<draw:image xlink:href="../Images/AРМІЯINFORM/2023-06-11T98-00-00-04-00/353656978_602652838633378_6288616262507022265_n-150x150.jpg" xlink:type="simple" xlink:show="embed" xlink:actuate="onLoad" draw:mime-type="image/jpeg"/>
</draw:frame>
</text:a>
</text:p>
      <text:p text:style-name="P4">
<text:a xlink:type="simple" xlink:href="https://armyinform.com.ua/wp-content/uploads/2023/06/353666362_602653278633334_8741344450586511619_n.jpg" text:style-name="Internet_20_link" text:visited-style-name="Visited_20_Internet_20_Link">
<draw:frame draw:style-name="fr1" draw:name="Image33" text:anchor-type="as-char" svg:width="6.9236in" svg:height="6.9236in" draw:z-index="0">
<draw:image xlink:href="../Images/AРМІЯINFORM/2023-06-11T98-00-00-04-00/353666362_602653278633334_8741344450586511619_n-150x150.jpg" xlink:type="simple" xlink:show="embed" xlink:actuate="onLoad" draw:mime-type="image/jpeg"/>
</draw:frame>
</text:a>
</text:p>
      <text:p text:style-name="P4">
<text:a xlink:type="simple" xlink:href="https://armyinform.com.ua/wp-content/uploads/2023/06/353675135_602652771966718_1000026888796001075_n.jpg" text:style-name="Internet_20_link" text:visited-style-name="Visited_20_Internet_20_Link">
<draw:frame draw:style-name="fr1" draw:name="Image34" text:anchor-type="as-char" svg:width="6.9236in" svg:height="6.9236in" draw:z-index="0">
<draw:image xlink:href="../Images/AРМІЯINFORM/2023-06-11T98-00-00-04-00/353675135_602652771966718_1000026888796001075_n-150x150.jpg" xlink:type="simple" xlink:show="embed" xlink:actuate="onLoad" draw:mime-type="image/jpeg"/>
</draw:frame>
</text:a>
</text:p>
      <text:p text:style-name="P4">
News Source: <text:a xlink:type="simple" xlink:href="https://armyinform.com.ua/2023/06/11/bilya-bahmutu-u-smuzi-vidpovidalnosti-holodnoyarcziv-vorog-prypynyv-aktyvni-shturmovi-diyi/" text:style-name="Internet_20_link" text:visited-style-name="Visited_20_Internet_20_Link">
https://armyinform.com.ua/2023/06/11/bilya-bahmutu-u-smuzi-vidpovidalnosti-holodnoyarcziv-vorog-prypynyv-aktyvni-shturmovi-diyi/</text:a>
</text:p>
      <!--NEWS-->
      <text:h text:style-name="P10" text:outline-level="1">
<text:span text:style-name="T4">
Two "calibers" were used to strike the village near Kharkov</text:span>
</text:h>
      <text:p text:style-name="P4">
Authors: Ukrinform (Person)</text:p>
      <text:p text:style-name="P4">
Publisher: Укринформ (Organization)</text:p>
      <text:p text:style-name="P4">
Published Time: 2023-06-12T-11:39:05+03:00</text:p>
      <text:p text:style-name="P4">
Modified Time: 2023-06-12T17:39:05+03:00</text:p>
      <text:p text:style-name="P4">
Description: A blow to the village of Khorosevo in the Kharkiv district of the Russian Federation on Monday morning was struck by two caliber missiles released from the Black Sea. - Ukrinform.</text:p>
      <text:p text:style-name="P4">
Images: ['<text:a xlink:type="simple" xlink:href="https://static.ukrinform.com/photos/2017_11/thumb_files/630_360_1509493085-3383.jpg" text:style-name="Internet_20_link" text:visited-style-name="Visited_20_Internet_20_Link">
630_360_15094...</text:a>
']</text:p>
      <text:p text:style-name="P4">
Tags: ['Обстріл', 'Ракета', 'Харківщина', 'Війна з Росією']</text:p>
      <text:p text:style-name="P4">
Type: Article</text:p>
      <!--METADATA-->
      <text:p text:style-name="P4">
<draw:frame draw:style-name="fr1" draw:name="Image35" text:anchor-type="as-char" svg:width="6.9236in" svg:height="3.956343in" draw:z-index="0">
<draw:image xlink:href="../Images/yкринформ/2023-06-12T-11-39-05-03-00/630_360_1509493085-3383.jpg" xlink:type="simple" xlink:show="embed" xlink:actuate="onLoad" draw:mime-type="image/jpeg"/>
</draw:frame>
The blow of Khoroshevo in the Kharkiv district of the Russian Federation on Monday in the morning was struck by two -MarAkits of "caliber" released from the Black Sea.</text:p>
      <text:p text:style-name="P4">
About it <text:a xlink:type="simple" xlink:href="https://www.youtube.com/watch" text:style-name="Internet_20_link" text:visited-style-name="Visited_20_Internet_20_Link">
reported</text:a>
The spokesman of the Kharkiv Regional Prosecutor's Office Dmitry Chubenko, reports Ukrinform.</text:p>
      <text:p text:style-name="P4">
“On June 12, at about 03:40, the Russian military carried out shelling of Kharkiv district of Kharkiv region. Previously, two [missiles] were used(https://www.ukrinform.ua/tag-raketa)The Caliber, which was launched by the Black Sea. Approximately 12 private residential buildings were partially destroyed, one of which was a fire. There are no injured or lazy, ”Chubenko said.</text:p>
      <text:p text:style-name="P4">
He noted that criminal proceedings were opened after the shelling under Part 1 of Art. 438 of the Criminal Code(violation of the laws and customs of war).</text:p>
      <text:p text:style-name="P4">
</text:p>
      <text:p text:style-name="P4">
<text:a xlink:type="simple" xlink:href="https://static.ukrinform.com/photos/2023_06/1686580661-5263.jpeg" text:style-name="Internet_20_link" text:visited-style-name="Visited_20_Internet_20_Link">
 </text:a>
 <text:a xlink:type="simple" xlink:href="https://static.ukrinform.com/photos/2023_06/1686580645-5020.jpeg" text:style-name="Internet_20_link" text:visited-style-name="Visited_20_Internet_20_Link">
</text:a>
 <text:a xlink:type="simple" xlink:href="https://static.ukrinform.com/photos/2023_06/1686580645-1610.jpeg" text:style-name="Internet_20_link" text:visited-style-name="Visited_20_Internet_20_Link">
</text:a>
 <text:a xlink:type="simple" xlink:href="https://static.ukrinform.com/photos/2023_06/1686580646-5970.jpeg" text:style-name="Internet_20_link" text:visited-style-name="Visited_20_Internet_20_Link">
</text:a>
 <text:a xlink:type="simple" xlink:href="https://static.ukrinform.com/photos/2023_06/1686580645-6959.jpeg" text:style-name="Internet_20_link" text:visited-style-name="Visited_20_Internet_20_Link">
</text:a>
 <text:a xlink:type="simple" xlink:href="https://static.ukrinform.com/photos/2023_06/1686580646-3161.jpeg" text:style-name="Internet_20_link" text:visited-style-name="Visited_20_Internet_20_Link">
</text:a>
 <text:a xlink:type="simple" xlink:href="https://static.ukrinform.com/photos/2023_06/1686580646-2997.jpeg" text:style-name="Internet_20_link" text:visited-style-name="Visited_20_Internet_20_Link">
</text:a>
 <text:a xlink:type="simple" xlink:href="https://static.ukrinform.com/photos/2023_06/1686580647-9059.jpeg" text:style-name="Internet_20_link" text:visited-style-name="Visited_20_Internet_20_Link">
</text:a>
 <text:a xlink:type="simple" xlink:href="https://static.ukrinform.com/photos/2023_06/1686580647-4597.jpeg" text:style-name="Internet_20_link" text:visited-style-name="Visited_20_Internet_20_Link">
</text:a>
Khoroshevo - township in Kharkiv district, is located 12 km from the regional center.According to information <text:a xlink:type="simple" xlink:href="https://suspilne.media/504685-tut-babusi-ta-didusi-pomidori-virosuut-naslidki-udaru-rf-po-horosevomu-pid-harkovom-fotoreportaz/" text:style-name="Internet_20_link" text:visited-style-name="Visited_20_Internet_20_Link">
public</text:a>
, The Russian Federation hit the territory of the garden society. Yulia Kot's leadership said that two houses were completely destroyed and 15 more.</text:p>
      <text:p text:style-name="P4">
“There are no military facilities here. Here, grandparents grow tomatoes. There is no reason to beat, ordinary housing infrastructure. We have all members of the society - people from northern Saltivka, five -play, Zhukovsky village(The most destroyed by Russian shelling residential areas of Kharkiv, ed.). Багатьом немає де жити,окрім дачі", — сказала Кот.</text:p>
      <text:p text:style-name="P4">
Як повідомлялося, протягом минулої доби  <text:a xlink:type="simple" xlink:href="https://www.ukrinform.ua/rubric-ato/3721585-rosiani-zranku-atakuvali-harkivsinu-dvoe-poranenih.html" text:style-name="Internet_20_link" text:visited-style-name="Visited_20_Internet_20_Link">
 на Харківщині внаслідок російськихобстрілів отримали поранення двоє людей </text:a>
, still a single man exploded on an explosive device.</text:p>
      <text:p text:style-name="P4">
The enemy from artillery, mortars and rocket weapons fired at the inhabitants of Kharkiv, Kupyansk, Chuguev and Bohodukhiv districts.</text:p>
      <text:p text:style-name="P4">
News Source: <text:a xlink:type="simple" xlink:href="https://www.ukrinform.ua/rubric-regions/3721900-dla-udaru-po-selisu-pid-harkovom-rosiani-vikoristali-dva-kalibri.html" text:style-name="Internet_20_link" text:visited-style-name="Visited_20_Internet_20_Link">
https://www.ukrinform.ua/rubric-regions/3721900-dla-udaru-po-selisu-pid-harkovom-rosiani-vikoristali-dva-kalibri.html</text:a>
</text:p>
      <!--NEWS-->
      <text:h text:style-name="P10" text:outline-level="1">
<text:span text:style-name="T4">
In Chernivtsi before the 180th anniversary of the town hall was extinguished</text:span>
</text:h>
      <text:p text:style-name="P4">
Authors: Ukrinform (Person)</text:p>
      <text:p text:style-name="P4">
Publisher: Укринформ (Organization)</text:p>
      <text:p text:style-name="P4">
Published Time: 2023-06-12T-12:35:44+03:00</text:p>
      <text:p text:style-name="P4">
Modified Time: 2023-06-12T17:35:44+03:00</text:p>
      <text:p text:style-name="P4">
Description: In Chernivtsi, a special postage stamp was extinguished, which is dedicated to the 180th anniversary of the local town hall. - Ukrinform.</text:p>
      <text:p text:style-name="P4">
Images: ['<text:a xlink:type="simple" xlink:href="https://static.ukrinform.com/photos/2023_06/thumb_files/630_360_1686579910-733.jpg" text:style-name="Internet_20_link" text:visited-style-name="Visited_20_Internet_20_Link">
630_360_16865...</text:a>
']</text:p>
      <text:p text:style-name="P4">
Tags: ['Марка', 'Укрпошта', 'Чернівці']</text:p>
      <text:p text:style-name="P4">
Type: Article</text:p>
      <!--METADATA-->
      <text:p text:style-name="P4">
<draw:frame draw:style-name="fr1" draw:name="Image46" text:anchor-type="as-char" svg:width="6.9236in" svg:height="3.956343in" draw:z-index="0">
<draw:image xlink:href="../Images/yкринформ/2023-06-12T-12-35-44-03-00/630_360_1686579910-733.jpg" xlink:type="simple" xlink:show="embed" xlink:actuate="onLoad" draw:mime-type="image/jpeg"/>
</draw:frame>
Evikhnivtsi was extinguished by a special mail mark, which is dedicated to the 180th anniversary of the local resort.</text:p>
      <text:p text:style-name="P4">
About it on your Facebook page](https://www.facebook.com/klichuk.roman/posts/pfbid02fJicngG5743KHL9FnMSeW1H3Jgk48gkUDCCV9DiJEpayigtkbkFPauqLEUFqifh5l)Chernivtsi mayor Roman Klychuk reports, Ukrinform reports.</text:p>
      <text:p text:style-name="P4">
"Today in the session hall of the Chernivtsi City Council passed the ceremony of the postal stamp on the occasion of the 180th anniversary of the foundation of the foundation," - said in the post of Klychuk.</text:p>
      <text:p text:style-name="P4">
<text:span text:style-name="T4">
 Readmetas: </text:span>
 <text:a xlink:type="simple" xlink:href="https://www.ukrinform.ua/rubric-society/3693185-v-odesi-na-vidkritti-vistavki-karikatur-pogasili-marku-z-zobrazennam-persogo-habara-v-misti.html" text:style-name="Internet_20_link" text:visited-style-name="Visited_20_Internet_20_Link">
in Odessa at the opening of the cartoon exhibition <text:span text:style-name="T4">
 extinguished </text:span>
 <text:span text:style-name="T4">
 </text:span>
 Mark ** with the image of the first "bribe" in the city</text:a>
He noted that the Chernivtsi Town Hall is a witness of important events, a place of meetings and a monument that belongs to the most valuable architectural scales of the region.</text:p>
      <text:p text:style-name="P4">
The brands can be bought or ordered from Ukrposhta branches.</text:p>
      <text:p text:style-name="P4">
News Source: <text:a xlink:type="simple" xlink:href="https://www.ukrinform.ua/rubric-regions/3721897-u-cernivcah-do-180ricca-ratusi-pogasili-specmarku.html" text:style-name="Internet_20_link" text:visited-style-name="Visited_20_Internet_20_Link">
https://www.ukrinform.ua/rubric-regions/3721897-u-cernivcah-do-180ricca-ratusi-pogasili-specmarku.html</text:a>
</text:p>
      <!--NEWS-->
      <text:h text:style-name="P10" text:outline-level="1">
<text:span text:style-name="T4">
ARMA is looking for managers for securities of Alfa-Bank's securities</text:span>
</text:h>
      <text:p text:style-name="P4">
Authors: Ukrinform (Person)</text:p>
      <text:p text:style-name="P4">
Publisher: Укринформ (Organization)</text:p>
      <text:p text:style-name="P4">
Published Time: 2023-06-12T-13:35:40+03:00</text:p>
      <text:p text:style-name="P4">
Modified Time: 2023-06-12T17:35:40+03:00</text:p>
      <text:p text:style-name="P4">
Description: The National Agency for Investigation and Management of Assets (ARMA) is looking for managers for Alfa-Bank securities for UAH 12.18 billion. - Ukrinform.</text:p>
      <text:p text:style-name="P4">
Images: ['<text:a xlink:type="simple" xlink:href="https://static.ukrinform.com/photos/2016_09/thumb_files/630_360_1473358477-3851.jpg" text:style-name="Internet_20_link" text:visited-style-name="Visited_20_Internet_20_Link">
630_360_14733...</text:a>
']</text:p>
      <text:p text:style-name="P4">
Tags: ['Альфа-банк', 'АРМА']</text:p>
      <text:p text:style-name="P4">
Type: Article</text:p>
      <!--METADATA-->
      <text:p text:style-name="P4">
<draw:frame draw:style-name="fr1" draw:name="Image48" text:anchor-type="as-char" svg:width="6.9236in" svg:height="3.956343in" draw:z-index="0">
<draw:image xlink:href="../Images/yкринформ/2023-06-12T-13-35-40-03-00/630_360_1473358477-3851.jpg" xlink:type="simple" xlink:show="embed" xlink:actuate="onLoad" draw:mime-type="image/jpeg"/>
</draw:frame>
National Agency for Investigation and Management of Assets(Arma)Seeks Alfa-Bank's securities managers for UAH 12.18 billion.</text:p>
      <text:p text:style-name="P4">
According to Ukrinform, the press service [ARMA] reports it(https://arma.gov.ua/news/typical/ogolosheno-vidbir-upraviteliv-dlya-tsinnih-paperiv-alfa-banku-scho-nalejat-abhu).</text:p>
      <text:p text:style-name="P4">
“ARMA has announced the selection of managers for arrested securities“ ABH Ukraine Limited ”(Cyprus)that are in securities accounts opened with Alfa -Bank JSC, - the message reads.</text:p>
      <text:p text:style-name="P4">
It is noted that the potential participants of the competitions are offered the management of simply non-documentary shares of JSC "Alfa-Bank" in the amount of 121797 564 660 pcs. 3994%.</text:p>
      <text:p text:style-name="P4">
Managers are also sought for simple non -documentary shares of PJSC "Alpha Insurance" in the amount of 104 728 pcs., With a nominal value of 1 000 UAH/pc.</text:p>
      <text:p text:style-name="P4">
<text:span text:style-name="T4">
 Read also: </text:span>
 <text:a xlink:type="simple" xlink:href="https://www.ukrinform.ua/rubric-economy/3712664-arma-sukae-upraviteliv-dla-sesti-goteliv-ta-sanatoriiv.html" text:style-name="Internet_20_link" text:visited-style-name="Visited_20_Internet_20_Link">
ARMA is looking for managers for six hotels and sanatoriums</text:a>
The admission of documents from companies lasts until 16:00 on July 6, 2023.</text:p>
      <text:p text:style-name="P4">
It was reported <text:a xlink:type="simple" xlink:href="https://www.ukrinform.ua/rubric-economy/3688583-nbu-viznav-nebezdogannou-dilovu-reputaciu-akcioneriv-kolisnogo-alfa-banku.html" text:style-name="Internet_20_link" text:visited-style-name="Visited_20_Internet_20_Link">
the National Bank has recognized an unseenable business reputation</text:a>
The owners are significant(shareholders)In AT "Sens Bank"(former Alfa-Bank)- ABH HOLDINGSS.A. and abh Ukraine limited. ABH Holdings S.A. - is the owner of a straightforward -related(shareholder)which owns 57,6006% of shares of JSC “Sens Bank”. ABH HOLDINGSS.A. is the sole participant of ABH Ukraine Limited, which is also the owner(shareholder), which owns 42,3994% of the bank's shares.</text:p>
      <text:p text:style-name="P4">
News Source: <text:a xlink:type="simple" xlink:href="https://www.ukrinform.ua/rubric-economy/3721896-arma-sukae-upraviteliv-dla-cinnih-paperiv-alfabanku.html" text:style-name="Internet_20_link" text:visited-style-name="Visited_20_Internet_20_Link">
https://www.ukrinform.ua/rubric-economy/3721896-arma-sukae-upraviteliv-dla-cinnih-paperiv-alfabanku.html</text:a>
</text:p>
      <!--NEWS-->
      <text:h text:style-name="P10" text:outline-level="1">
<text:span text:style-name="T4">
In the sky over Mariupol observe high activity of Russian aviation</text:span>
</text:h>
      <text:p text:style-name="P4">
Authors: Ukrinform (Person)</text:p>
      <text:p text:style-name="P4">
Publisher: Укринформ (Organization)</text:p>
      <text:p text:style-name="P4">
Published Time: 2023-06-12T-1:47:00+03:00</text:p>
      <text:p text:style-name="P4">
Modified Time: 2023-06-12T21:47:00+03:00</text:p>
      <text:p text:style-name="P4">
Description: In the sky above Mariupol, the activity of the spiral and aircraft is observed. - Ukrinform.</text:p>
      <text:p text:style-name="P4">
Images: ['<text:a xlink:type="simple" xlink:href="https://static.ukrinform.com/photos/2022_02/thumb_files/630_360_1645860187-937.jpg" text:style-name="Internet_20_link" text:visited-style-name="Visited_20_Internet_20_Link">
630_360_16458...</text:a>
']</text:p>
      <text:p text:style-name="P4">
Tags: ['Маріуполь', 'Російська авіація', 'Війна з Росією']</text:p>
      <text:p text:style-name="P4">
Type: Article</text:p>
      <!--METADATA-->
      <text:p text:style-name="P4">
<draw:frame draw:style-name="fr1" draw:name="Image49" text:anchor-type="as-char" svg:width="6.9236in" svg:height="3.956343in" draw:z-index="0">
<draw:image xlink:href="../Images/yкринформ/2023-06-12T-1-47-00-03-00/630_360_1645860187-937.jpg" xlink:type="simple" xlink:show="embed" xlink:actuate="onLoad" draw:mime-type="image/jpeg"/>
</draw:frame>
In the sky, Udmariupol is observed the activity of gdtocarl and aircraft.</text:p>
      <text:p text:style-name="P4">
About it in <text:a xlink:type="simple" xlink:href="https://t.me/andriyshTime/10711" text:style-name="Internet_20_link" text:visited-style-name="Visited_20_Internet_20_Link">
telegram</text:a>
Petro Andryushchenko, a Merimariupol Advisor, reported, Ukrinform reports.</text:p>
      <text:p text:style-name="P4">
“The superior activity in the sky is observed from 19:50. Guhrines, <text:a xlink:type="simple" xlink:href="https://www.ukrinform.ua/tag-rosijska-aviacia" text:style-name="Internet_20_link" text:visited-style-name="Visited_20_Internet_20_Link">
aircraft</text:a>
, missile strikes of the Nadmariupol district towards the Zaporozhye region. From two directions, the priority - the assistant, with less activity - Rostovsky, ” - said Demandryushchenko.</text:p>
      <text:p text:style-name="P4">
People are now asked not to neglect the danger.</text:p>
      <text:p text:style-name="P4">
<text:span text:style-name="T4">
 Read also: </text:span>
 <text:a xlink:type="simple" xlink:href="https://www.ukrinform.ua/rubric-ato/3721782-bez-oboroni-mariupola-ukraina-b-povnistu-vtratila-vihid-do-cornogo-mora-mou.html" text:style-name="Internet_20_link" text:visited-style-name="Visited_20_Internet_20_Link">
without defense <text:span text:style-name="T4">
 Mariupol </text:span>
 Ukraine would be completely lost to the Black Sea - Mow</text:a>
It is known that Russia's aggression has caused one of the largest humanitarian -catrophy in Mariupol. The city is almost 90% destroyed as a result of enemy shelling, there is no normal supply of electricity, water, gas. In addition, the invaders carry the damaged homes to hide the traces of their crimes.</text:p>
      <text:p text:style-name="P4">
The enemy turned Mariupol and the surrounding settlements into a military-logistics hub.</text:p>
      <text:p text:style-name="P4">
News Source: <text:a xlink:type="simple" xlink:href="https://www.ukrinform.ua/rubric-ato/3722006-u-nebi-nad-mariupolem-sposterigaut-visoku-aktivnist-rosijskoi-aviacii.html" text:style-name="Internet_20_link" text:visited-style-name="Visited_20_Internet_20_Link">
https://www.ukrinform.ua/rubric-ato/3722006-u-nebi-nad-mariupolem-sposterigaut-visoku-aktivnist-rosijskoi-aviacii.html</text:a>
</text:p>
      <!--NEWS-->
      <text:h text:style-name="P10" text:outline-level="1">
<text:span text:style-name="T4">
Baiden Administration develops plans for UN reform -the Washington Post</text:span>
</text:h>
      <text:p text:style-name="P4">
Authors: Ukrinform (Person)</text:p>
      <text:p text:style-name="P4">
Publisher: Укринформ (Organization)</text:p>
      <text:p text:style-name="P4">
Published Time: 2023-06-12T-2:38:00+03:00</text:p>
      <text:p text:style-name="P4">
Modified Time: 2023-06-12T21:38:00+03:00</text:p>
      <text:p text:style-name="P4">
Description: Presidential Administration Joe Baiden develops plans for reforming the UN Security Council, the United States proposes to include in the UN Security Council in addition six permanent members who will not be vetoed. - Ukrinform.</text:p>
      <text:p text:style-name="P4">
Images: ['<text:a xlink:type="simple" xlink:href="https://static.ukrinform.com/photos/2022_01/thumb_files/630_360_1643665289-546.jpeg" text:style-name="Internet_20_link" text:visited-style-name="Visited_20_Internet_20_Link">
630_360_16436...</text:a>
']</text:p>
      <text:p text:style-name="P4">
Tags: ['Байден', 'ООН', 'Реформа', 'США', 'Білий дім', 'Радбез ООН']</text:p>
      <text:p text:style-name="P4">
Type: Article</text:p>
      <!--METADATA-->
      <text:p text:style-name="P4">
<draw:frame draw:style-name="fr1" draw:name="Image50" text:anchor-type="as-char" svg:width="6.9236in" svg:height="3.956343in" draw:z-index="0">
<draw:image xlink:href="../Images/yкринформ/2023-06-12T-2-38-00-03-00/630_360_1643665289-546.jpeg" xlink:type="simple" xlink:show="embed" xlink:actuate="onLoad" draw:mime-type="image/jpeg"/>
</draw:frame>
Presidential Administration Joe Baiden develops plans for reforming the UN Radion, the United States proposes to include in the UN Security Council in addition six permanent members who will not be vetoed.</text:p>
      <text:p text:style-name="P4">
According to Ukrinform, it reports <text:a xlink:type="simple" xlink:href="https://www.washingtonpost.com/national-security/2023/06/12/biden-un-security-council-reform/" text:style-name="Internet_20_link" text:visited-style-name="Visited_20_Internet_20_Link">
The Washington Post</text:a>
.</text:p>
      <text:p text:style-name="P4">
The US proposal is expected to envisage the addition of six -stable members to the Council without giving these countries the right of veto, which reflects the desire for the president of Baiden to recognize the growing influence of developing countries and elimination of integral disappointment with current members, due to the inability to stop global conflicts, in particular.</text:p>
      <text:p text:style-name="P4">
As noted, a permanent US representative at <text:a xlink:type="simple" xlink:href="https://www.ukrinform.ua/tag-oon" text:style-name="Internet_20_link" text:visited-style-name="Visited_20_Internet_20_Link">
UN</text:a>
Linda Thomas Grinfield is already consulting with the diplomats of all UN member states.</text:p>
      <text:p text:style-name="P4">
<text:span text:style-name="T4">
 Read also: </text:span>
 <text:a xlink:type="simple" xlink:href="https://www.ukrinform.ua/rubric-polytics/3719271-tragedia-na-kahovskij-ges-e-se-odnim-prikladom-zahlivoi-cini-vijni-dla-ludej-guterres.html" text:style-name="Internet_20_link" text:visited-style-name="Visited_20_Internet_20_Link">
tragedy on Kakhovskaya hydroelectric power station is another example of a terrible war for people - Guterres</text:a>
According to the head of the UN International Crisis Group Gowen, the UN Council of Safety did not justify the trusted mandate.</text:p>
      <text:p text:style-name="P4">
"The lower the UN authority falls, the more fragmented, the more regionalized and competitive the world will become," <text:span text:style-name="T5">
-</text:span>
 said Gowen.</text:p>
      <text:p text:style-name="P4">
What new permanent members of the UN Security Council is being discussed is still unknown. But earlier in the United States it was hinted that it was not against the organization to join Germany, Japan and India on a permanent basis. France and Great Britain, in addition to these three countries, support Brazil's membership and at least one African country.</text:p>
      <text:p text:style-name="P4">
<text:span text:style-name="T4">
 Read also: </text:span>
 <text:a xlink:type="simple" xlink:href="https://www.ukrinform.ua/rubric-society/3720824-v-oon-rozpovili-pro-trietapnij-plan-reaguvanna-na-katastrofu-na-pivdni-ukraini.html" text:style-name="Internet_20_link" text:visited-style-name="Visited_20_Internet_20_Link">
in <text:span text:style-name="T4">
 UN </text:span>
 UNFFECTIVE ABOUT THE TRAPHAPA PLACE OF NAKATASTrophe Response in South of Ukraine</text:a>
As reported <text:a xlink:type="simple" xlink:href="https://www.ukrinform.ua/rubric-world/3719244-genasamblea-oon-obrala-novih-nepostijnih-cleniv-radbezu.html" text:style-name="Internet_20_link" text:visited-style-name="Visited_20_Internet_20_Link">
Ukrinform</text:a>
, UN General Assembly on Tuesday, June 6, held elections of new non-permanent security Council for the period 2024-2025.Earlier, the adviser to the Head of the Presidential Office of Ukraine, Podolyak, howled that the restoration of the UN to begin with the undeniable exclusion of Russia from the Security Council.</text:p>
      <text:p text:style-name="P4">
News Source: <text:a xlink:type="simple" xlink:href="https://www.ukrinform.ua/rubric-world/3722005-administracia-bajdena-rozroblae-plani-sodo-reformi-oon-the-washington-post.html" text:style-name="Internet_20_link" text:visited-style-name="Visited_20_Internet_20_Link">
https://www.ukrinform.ua/rubric-world/3722005-administracia-bajdena-rozroblae-plani-sodo-reformi-oon-the-washington-post.html</text:a>
</text:p>
      <!--NEWS-->
      <text:h text:style-name="P10" text:outline-level="1">
<text:span text:style-name="T4">
In Ukraine tomorrow will be predominantly raining, in the afternoon up to +26 °</text:span>
</text:h>
      <text:p text:style-name="P4">
Authors: Ukrinform (Person)</text:p>
      <text:p text:style-name="P4">
Publisher: Укринформ (Organization)</text:p>
      <text:p text:style-name="P4">
Published Time: 2023-06-12T-3:25:00+03:00</text:p>
      <text:p text:style-name="P4">
Modified Time: 2023-06-12T21:25:00+03:00</text:p>
      <text:p text:style-name="P4">
Description: Rain and thunderstorms are expected in most of Ukraine on Tuesday, June 13. - Ukrinform.</text:p>
      <text:p text:style-name="P4">
Images: ['<text:a xlink:type="simple" xlink:href="https://static.ukrinform.com/photos/2019_05/thumb_files/630_360_1558511876-237.jpg" text:style-name="Internet_20_link" text:visited-style-name="Visited_20_Internet_20_Link">
630_360_15585...</text:a>
']</text:p>
      <text:p text:style-name="P4">
Tags: ['Дощ', 'Гроза', 'Погода', 'Негода', 'Прогноз', 'Літо']</text:p>
      <text:p text:style-name="P4">
Type: Article</text:p>
      <!--METADATA-->
      <text:p text:style-name="P4">
<draw:frame draw:style-name="fr1" draw:name="Image51" text:anchor-type="as-char" svg:width="6.9236in" svg:height="3.956343in" draw:z-index="0">
<draw:image xlink:href="../Images/yкринформ/2023-06-12T-3-25-00-03-00/630_360_1558511876-237.jpg" xlink:type="simple" xlink:show="embed" xlink:actuate="onLoad" draw:mime-type="image/jpeg"/>
</draw:frame>
Invaders, on June 13, rains and thunderstorms are expected in most of Ukraine.</text:p>
      <text:p text:style-name="P4">
Ukrinform was reported at the Ukrainian Hydrometeorological Center.</text:p>
      <text:p text:style-name="P4">
“On June 13, in Ukraine, in addition to the eastern and northeastern regions, locals are short-term rains, thunderstorms, Transcarpathia and Carpathian, daytime and vibrant areas. The wind is east, northeast, 5-10 m/s »,-is in the message.</text:p>
      <text:p text:style-name="P4">
The temperature at night will be 9-14 °, in the south of the country up to 17 °; In the daytime in the western northern regions 15-20 °, in the rest of the territory 21-26 °.</text:p>
      <text:p text:style-name="P4">
<text:span text:style-name="T4">
 Read also: </text:span>
 [in <text:span text:style-name="T4">
 Kyiv </text:span>
 <text:span text:style-name="T4">
 May </text:span>
 <text:span text:style-name="T4">
 </text:span>
 It turned out(https://www.ukrinform.ua/rubric-kyiv/3717054-u-kievi-traven-viavivsa-najsuhisim-za-ves-cas-sposterezen.html)In Kiev on June 13, it is cloudy with clearings, without precipitation; At the same time, a small short -term rain will be in the region. Temperature in the capital at night 11-13 °, in the afternoon 18-20 °. In the area at night 9-14 °, in the afternoon 15-20 °.</text:p>
      <text:p text:style-name="P4">
In the next two days in Ukraine will be cloudy with clear weather, and in the areas of areas will still be raining. In particular, in the western, eastern, places of state, June 14 and in the southern regions, short -term rains, <text:a xlink:type="simple" xlink:href="https://www.ukrinform.ua/tag-groza" text:style-name="Internet_20_link" text:visited-style-name="Visited_20_Internet_20_Link">
thunderstorms</text:a>
; in the rest of the territory without precipitation. The temperature at night 11-16 °, in the southern part to 19 °; On June 14, 20-25 °, June 15, except the western and eastern regions, 23-28 °.</text:p>
      <text:p text:style-name="P4">
In the capital region on June 14-15 without precipitation. Wind northeast, 5-10m/s. Temperature in Kiev at night 13-15 °; In the afternoon of June 14, 22-24 °, June 1525-27 °. In the area at night 11-16 °; In the afternoon of June 14, 20-25 °, June 15, 23-28 °.</text:p>
      <text:p text:style-name="P4">
<text:span text:style-name="T4">
 Read also: </text:span>
 <text:a xlink:type="simple" xlink:href="https://www.ukrinform.ua/rubric-world/3710494-u-pivdennij-evropi-ocikuetsa-najspekotnise-lito-cerez-zminu-klimatu.html" text:style-name="Internet_20_link" text:visited-style-name="Visited_20_Internet_20_Link">
in <text:span text:style-name="T4">
 Southern </text:span>
 <text:span text:style-name="T4">
 Europe </text:span>
 <text:span text:style-name="T4">
 </text:span>
 expected <text:span text:style-name="T4">
<text:span text:style-name="T5">
* The hottest </text:span>
* </text:span>
 Summer <text:span text:style-name="T4">
 </text:span>
 <text:span text:style-name="T4">
 Through </text:span>
 <text:span text:style-name="T4">
 change </text:span>
 <text:span text:style-name="T4">
 </text:span>
 climate **</text:a>
During June 16-17 in Ukraine, mostly without precipitation, only in the western ones, stored Zhytomyr, Vinnytsia and Odessa regions with short-term rains, thunderstorms.</text:p>
      <text:p text:style-name="P4">
Temperature at night 11-17 °, in the south of the country up to 20 °; during the day 24-30 °, in western holes 20-26 °.</text:p>
      <text:p text:style-name="P4">
In Kiev and the region on June 16-17 without precipitation. Temperature in the capital at night14-16 °, in the afternoon 26-28 °; In the area at night 11-16 °, in the afternoon 24-29 °.</text:p>
      <text:p text:style-name="P4">
News Source: <text:a xlink:type="simple" xlink:href="https://www.ukrinform.ua/rubric-regions/3721773-v-ukraini-zavtra-perevazno-dositime-vden-do-26.html" text:style-name="Internet_20_link" text:visited-style-name="Visited_20_Internet_20_Link">
https://www.ukrinform.ua/rubric-regions/3721773-v-ukraini-zavtra-perevazno-dositime-vden-do-26.html</text:a>
</text:p>
      <!--NEWS-->
      <text:h text:style-name="P10" text:outline-level="1">
<text:span text:style-name="T4">
US collect data on the arrest of an American in</text:span>
</text:h>
      <text:p text:style-name="P4">
Authors: Ukrinform (Person)</text:p>
      <text:p text:style-name="P4">
Publisher: Укринформ (Organization)</text:p>
      <text:p text:style-name="P4">
Published Time: 2023-06-12T-4:22:00+03:00</text:p>
      <text:p text:style-name="P4">
Modified Time: 2023-06-12T21:22:00+03:00</text:p>
      <text:p text:style-name="P4">
Description: US Secretary of State Anthony Blinken said that at the present stage there is a gathering of all details on the detention of another American, Michael Travis Lika in Russia, and diplomats are working on providing consular access to him. - Ukrinform.</text:p>
      <text:p text:style-name="P4">
Images: ['<text:a xlink:type="simple" xlink:href="https://static.ukrinform.com/photos/2023_01/thumb_files/630_360_1674007118-313.jpg" text:style-name="Internet_20_link" text:visited-style-name="Visited_20_Internet_20_Link">
630_360_16740...</text:a>
']</text:p>
      <text:p text:style-name="P4">
Tags: ['Арешт', 'США', 'Росія', 'Блінкен']</text:p>
      <text:p text:style-name="P4">
Type: Article</text:p>
      <!--METADATA-->
      <text:p text:style-name="P4">
<draw:frame draw:style-name="fr1" draw:name="Image52" text:anchor-type="as-char" svg:width="6.9236in" svg:height="3.956343in" draw:z-index="0">
<draw:image xlink:href="../Images/yкринформ/2023-06-12T-4-22-00-03-00/630_360_1674007118-313.jpg" xlink:type="simple" xlink:show="embed" xlink:actuate="onLoad" draw:mime-type="image/jpeg"/>
</draw:frame>
US Secretary of State Anthony Blinken stated that at the present stage there is all details of detention in Russia another American, Michael Travalik, and diplomats are working on providing consular access to the Doni.</text:p>
      <text:p text:style-name="P4">
He stated this on Monday during a press conference in Washington, a Ukrinform correspondent reported.</text:p>
      <text:p text:style-name="P4">
“We try to learn more about the obvious detention(Michael - ed.)Travis Lika, and we are working not only to keep in touch with it, to have consular access, but also(Support - ed.)Communication with its birth, ”the State Department head said.</text:p>
      <text:p text:style-name="P4">
He stressed that he considered "number one priority" in his work to ensure the safety of American citizens abroad.</text:p>
      <text:p text:style-name="P4">
“And this case is no exception. That is why we are working on gathering information to understand what happened, and of course, we will carefully focus on this, ”said the head of American diplomacy.</text:p>
      <text:p text:style-name="P4">
<text:a xlink:type="simple" xlink:href="https://www.ukrinform.ua/tag-blinken" text:style-name="Internet_20_link" text:visited-style-name="Visited_20_Internet_20_Link">
Blinken</text:a>
He also stressed that the prevention of negotiations with governments delayed American citizens, the United States also impose sanctions and other punishes against regimes engaged in arbitrary arrests.</text:p>
      <text:p text:style-name="P4">
<text:span text:style-name="T4">
 Read also: </text:span>
 <text:a xlink:type="simple" xlink:href="https://www.ukrinform.ua/rubric-world/3721820-kitaj-vidkidae-zvinuvacenna-u-vikoristanni-spigunskoi-bazi-na-kubi-proti-ssa.html" text:style-name="Internet_20_link" text:visited-style-name="Visited_20_Internet_20_Link">
China rejects accusations of using the spyware in Cuba against the USA</text:a>
As reported by Ukrinform, on Sunday the US government <text:a xlink:type="simple" xlink:href="https://www.ukrinform.ua/rubric-world/3721540-derzdep-pidtverdiv-arest-u-rosii-amerikanca-akij-kolis-buv-desantnikom.html" text:style-name="Internet_20_link" text:visited-style-name="Visited_20_Internet_20_Link">
confirmed the arrest in Russia</text:a>
American citizen, former military paratrooper, musician Travis Lika. He became a third -American who is held in Russian prisons. The United Statistics is effort to free two more Americans - the former Mirpikhapol Wilan, as well as the WSJ journalist Evan Gershkovich.</text:p>
      <text:p text:style-name="P4">
News Source: <text:a xlink:type="simple" xlink:href="https://www.ukrinform.ua/rubric-world/3722001-ssa-zbiraut-dani-pro-arest-amerikanca-v-rosii.html" text:style-name="Internet_20_link" text:visited-style-name="Visited_20_Internet_20_Link">
https://www.ukrinform.ua/rubric-world/3722001-ssa-zbiraut-dani-pro-arest-amerikanca-v-rosii.html</text:a>
</text:p>
      <!--NEWS-->
      <text:h text:style-name="P10" text:outline-level="1">
<text:span text:style-name="T4">
In Luhansk region, invaders damaged 199 educational establishments</text:span>
</text:h>
      <text:p text:style-name="P4">
Authors: Ukrinform (Person)</text:p>
      <text:p text:style-name="P4">
Publisher: Укринформ (Organization)</text:p>
      <text:p text:style-name="P4">
Published Time: 2023-06-12T-5:20:08+03:00</text:p>
      <text:p text:style-name="P4">
Modified Time: 2023-06-12T21:20:08+03:00</text:p>
      <text:p text:style-name="P4">
Description: In the Luhansk region, Russian invaders have damaged or destroyed 199 educational institutions. - Ukrinform.</text:p>
      <text:p text:style-name="P4">
Images: ['<text:a xlink:type="simple" xlink:href="https://static.ukrinform.com/photos/2023_04/thumb_files/630_360_1680769468-146.jpg" text:style-name="Internet_20_link" text:visited-style-name="Visited_20_Internet_20_Link">
630_360_16807...</text:a>
']</text:p>
      <text:p text:style-name="P4">
Tags: ['Луганщина', 'Школа', 'Війна з Росією']</text:p>
      <text:p text:style-name="P4">
Type: Article</text:p>
      <!--METADATA-->
      <text:p text:style-name="P4">
<draw:frame draw:style-name="fr1" draw:name="Image53" text:anchor-type="as-char" svg:width="6.9236in" svg:height="3.956343in" draw:z-index="0">
<draw:image xlink:href="../Images/yкринформ/2023-06-12T-5-20-08-03-00/630_360_1680769468-146.jpg" xlink:type="simple" xlink:show="embed" xlink:actuate="onLoad" draw:mime-type="image/jpeg"/>
</draw:frame>
The Russian invaders have damaged or destroyed 199 education institutions.</text:p>
      <text:p text:style-name="P4">
About it in <text:a xlink:type="simple" xlink:href="https://t.me/luhanskaVTSA/11298" text:style-name="Internet_20_link" text:visited-style-name="Visited_20_Internet_20_Link">
telegram</text:a>
Artem Lisogor informed the Chief Luhansk Ova, Ukrinform reports.</text:p>
      <text:p text:style-name="P4">
"199 education institutions in Luhansk region are damaged or destroyed by the occupiers," Lisogor said.</text:p>
      <text:p text:style-name="P4">
<text:span text:style-name="T4">
 Read also: </text:span>
 <text:a xlink:type="simple" xlink:href="https://www.ukrinform.ua/rubric-ato/3721904-armia-droniv-zalisila-rosian-bez-zvazku-na-svativskokupanskomu-napramku.html" text:style-name="Internet_20_link" text:visited-style-name="Visited_20_Internet_20_Link">
Drone Army left the Russians without connection in the Swatti-Kupjan direction</text:a>
According to him, the Russians removed almost all the property from schools. Currently, 83 general secondary education institutions have established an educational process in a remote mode on the territory of Ukraine under the control of the Government of Ukraine.</text:p>
      <text:p text:style-name="P4">
According to Lisogor, since March, teachers have been displaced from the temporarily occupied territories and provided the learning process online.</text:p>
      <text:p text:style-name="P4">
“There are now 8,000 children and students who have studied our schools in the occupied territories. We have provided this issue of 11th grade diplomas and children of post -training, or when they go to our territory, will also receive passports, idyps, ”Lisogor said.</text:p>
      <text:p text:style-name="P4">
<text:span text:style-name="T4">
 Read also: </text:span>
 <text:a xlink:type="simple" xlink:href="https://www.ukrinform.ua/rubric-regions/3720228-lisogor-iz-pocatku-vtorgnenna-50-uciteliv-lugansini-abo-za-kordonom-abo-v-okupacii.html" text:style-name="Internet_20_link" text:visited-style-name="Visited_20_Internet_20_Link">
Lisogor: from the beginning of the invasion of 50% of teachers <text:span text:style-name="T4">
 Luhansk region </text:span>
 and - either abroad or in occupation</text:a>
Also, Lisogor noted that almost all buildings have been destroyed in the temporarily occupied territories of the Luhansk region, but universities continue to work, moving to the rear regions.</text:p>
      <text:p text:style-name="P4">
It is noted that more than 570 institutions of education worked in the Luhansk region.</text:p>
      <text:p text:style-name="P4">
Photo illustrative</text:p>
      <text:p text:style-name="P4">
News Source: <text:a xlink:type="simple" xlink:href="https://www.ukrinform.ua/rubric-regions/3721999-na-lugansini-zagarbniki-poskodili-199-zakladiv-osviti.html" text:style-name="Internet_20_link" text:visited-style-name="Visited_20_Internet_20_Link">
https://www.ukrinform.ua/rubric-regions/3721999-na-lugansini-zagarbniki-poskodili-199-zakladiv-osviti.html</text:a>
</text:p>
      <!--NEWS-->
      <text:h text:style-name="P10" text:outline-level="1">
<text:span text:style-name="T4">
Ukraine in the UN International Court of Justice: There are all facts to hold Russia to justice</text:span>
</text:h>
      <text:p text:style-name="P4">
Authors: Ukrinform (Person)</text:p>
      <text:p text:style-name="P4">
Publisher: Укринформ (Organization)</text:p>
      <text:p text:style-name="P4">
Published Time: 2023-06-12T-6:10:50+03:00</text:p>
      <text:p text:style-name="P4">
Modified Time: 2023-06-12T21:10:50+03:00</text:p>
      <text:p text:style-name="P4">
Description: The UN International Court of Justice has all the necessary facts to hold Russia accountable for breach of two conventions - to combat terrorism financing and to ban all forms of racial discrimination. - Ukrinform.</text:p>
      <text:p text:style-name="P4">
Images: ['<text:a xlink:type="simple" xlink:href="https://static.ukrinform.com/photos/2022_03/thumb_files/630_360_1647591093-332.jpg" text:style-name="Internet_20_link" text:visited-style-name="Visited_20_Internet_20_Link">
630_360_16475...</text:a>
']</text:p>
      <text:p text:style-name="P4">
Tags: ['Тероризм', 'Міжнародний суд ООН', 'Воєнні злочини', 'Війна з Росією']</text:p>
      <text:p text:style-name="P4">
Type: Article</text:p>
      <!--METADATA-->
      <text:p text:style-name="P4">
<draw:frame draw:style-name="fr1" draw:name="Image54" text:anchor-type="as-char" svg:width="6.9236in" svg:height="3.956343in" draw:z-index="0">
<draw:image xlink:href="../Images/yкринформ/2023-06-12T-6-10-50-03-00/630_360_1647591093-332.jpg" xlink:type="simple" xlink:show="embed" xlink:actuate="onLoad" draw:mime-type="image/jpeg"/>
</draw:frame>
The UN International Court of Justice has all the necessary facts to prosecute the reference for violation of the two conventions - to combat terrorism and to ban all forms of racial discrimination.</text:p>
      <text:p text:style-name="P4">
According to the Ukrinform correspondent in the Hague, Oksana Zolottariv, a representative of Ukraine -Director of the Ministry of Foreign Affairs of Ukraine, said during her speech at hearings in the UN International Court of Justice.</text:p>
      <text:p text:style-name="P4">
“Ukraine has demonstrated in its written and oral requests that Russian -haired reality is destroy(ICSFT)International Convention on Elimination of All Forms of Racial Discrimination(Coffe). <text:a xlink:type="simple" xlink:href="https://www.ukrinform.ua/tag-miznarodnij-sud-oon" text:style-name="Internet_20_link" text:visited-style-name="Visited_20_Internet_20_Link">
Суд </text:a>
He has all the necessary information to get acquainted with the "Potemkin Village", which Russia has built, to bring Russia to justice for serious violations of these conventions, ”Zolotaryova stressed.</text:p>
      <text:p text:style-name="P4">
According to her, the court must act now to ensure the liability of the minula and protect the future.</text:p>
      <text:p text:style-name="P4">
<text:span text:style-name="T4">
 Read also: </text:span>
 <text:a xlink:type="simple" xlink:href="https://www.ukrinform.ua/rubric-crimea/3721983-ukraina-u-miznarodnomu-sudi-oon-rosia-zaprovadila-rezim-rasovoi-diskriminacii-v-krimu.html" text:style-name="Internet_20_link" text:visited-style-name="Visited_20_Internet_20_Link">
Ukraine in the International Court of Court <text:span text:style-name="T4">
 UN </text:span>
: Russia Introduced Racial Discrimination in Crimea</text:a>
“While part of our country is under Russian occupation, our people are discriminating daily. And as soon as our territorial integrity is restored, any future relations should be based on the fact that Russia is respecting international law, it does not allow the facilitations of facilitating the financing of terrorism in Ukraine. Ms. President, Court members, I stand before the world court to demand the protection of fundamental human rights of the Ukrainian people. We are striving for faithfulness and responsibility in accordance with international law, ” - said.</text:p>
      <text:p text:style-name="P4">
As reported by Ukrinform, in June, the UN International Court of Justice conducts publicity in the case of Russia's violation of conventions on combating terrorism and the ban on all forms of racial discrimination.</text:p>
      <text:p text:style-name="P4">
There will be two rounds of speeches of the parties: June 6 and 12 is the Law Comand of Ukraine, June 8 and 14 - Russia.</text:p>
      <text:p text:style-name="P4">
On November 8, 2019, the United Nations International Court of Justice recognized its jurisdiction in the case of Russia's deployment of two conventions.On January 16, 2017, Ukraine filed a lawsuit against the International Court of Justice against Russia's violation of the Convention on the Prohibition of Financing Terrorism and the Convention of Racial Discrimination. The accusations made by Russia include: providing weapons and other assistance with illegal armed formation; Malizian airlines of MH-17 flight; firing of residential districts Markiupol and Kramatorsk; destruction of civilian passenger bus and Volnovakha; explosion during a peaceful meeting in Kharkiv; discrimination against Ukrainian and Crimean Tatar communities; prohibition of the activities of the Majlisukhrim Tatar people; waves of disappearance, murder, unauthorized searches, detentions; Restrictions on teaching Ukrainian and Crimean Tatar languages.</text:p>
      <text:p text:style-name="P4">
News Source: <text:a xlink:type="simple" xlink:href="https://www.ukrinform.ua/rubric-polytics/3721996-ukraina-u-miznarodnomu-sudi-oon-e-vsi-fakti-abi-pritagnuti-rosiu-do-vidpovidalnosti.html" text:style-name="Internet_20_link" text:visited-style-name="Visited_20_Internet_20_Link">
https://www.ukrinform.ua/rubric-polytics/3721996-ukraina-u-miznarodnomu-sudi-oon-e-vsi-fakti-abi-pritagnuti-rosiu-do-vidpovidalnosti.html</text:a>
</text:p>
      <!--NEWS-->
      <text:h text:style-name="P10" text:outline-level="1">
<text:span text:style-name="T4">
Duda: NATO Summit should bring clear decisions about Ukraine's membership in the Alliance</text:span>
</text:h>
      <text:p text:style-name="P4">
Authors: Ukrinform (Person)</text:p>
      <text:p text:style-name="P4">
Publisher: Укринформ (Organization)</text:p>
      <text:p text:style-name="P4">
Published Time: 2023-06-12T0:53:00+03:00</text:p>
      <text:p text:style-name="P4">
Modified Time: 2023-06-12T21:53:00+03:00</text:p>
      <text:p text:style-name="P4">
Description: A clear decision on Ukraine's membership in the Alliance should be made at the NATO summit in Vilnius. - Ukrinform.</text:p>
      <text:p text:style-name="P4">
Images: ['<text:a xlink:type="simple" xlink:href="https://static.ukrinform.com/photos/2023_04/thumb_files/630_360_1680700410-694.jpg" text:style-name="Internet_20_link" text:visited-style-name="Visited_20_Internet_20_Link">
630_360_16807...</text:a>
']</text:p>
      <text:p text:style-name="P4">
Tags: ['Дуда', 'НАТО', 'Париж']</text:p>
      <text:p text:style-name="P4">
Type: Article</text:p>
      <!--METADATA-->
      <text:p text:style-name="P4">
<draw:frame draw:style-name="fr1" draw:name="Image55" text:anchor-type="as-char" svg:width="6.9236in" svg:height="3.956343in" draw:z-index="0">
<draw:image xlink:href="../Images/yкринформ/2023-06-12T0-53-00-03-00/630_360_1680700410-694.jpg" xlink:type="simple" xlink:show="embed" xlink:actuate="onLoad" draw:mime-type="image/jpeg"/>
</draw:frame>
Samitinato in Vilnius should make a clear decision on Ukraine's membership of Ukraine.</text:p>
      <text:p text:style-name="P4">
This was stated during a press conference on Monday in Paris as a meeting of the leader's triangle, Polish President Andrzej Duda, Ukrinform's own correspondent reports.</text:p>
      <text:p text:style-name="P4">
“The issue of security guarantees for Ukraine is now discussing the highest level. I hope that NATO's closest summit in Vilnius will bring a goodness to Kiev that Ukraine's membership in NATO is on the horizon; that the light in Ekatel, as often said in Ukraine, with respect to NATO membership, and what Ukrainians want to see, will appear thanks to our decision, which will be made by the departure, ”Duda stressed.</text:p>
      <text:p text:style-name="P4">
<text:span text:style-name="T4">
 Read also: </text:span>
 <text:a xlink:type="simple" xlink:href="https://www.ukrinform.ua/rubric-polytics/3720844-ukraina-na-samiti-u-vilnusi-otrimae-algoritm-vstupu-do-nato-zastupnik-ministra-oboroni.html" text:style-name="Internet_20_link" text:visited-style-name="Visited_20_Internet_20_Link">
Ukraine at the Vilnius Summit will receive the Donato - Deputy Minister of Defense Entrance</text:a>
He emphasized that today the greatest expectations of the Ukrainian authorities, Ukrainian military and Ukrainian society as a whole are a clear signal to the understandable perspective of NATO membership. He called it one of the main tasks of the Alliance summit.</text:p>
      <text:p text:style-name="P4">
The President of the RP stressed that Russia cannot win this war. Therefore, the event should do everything possible to help Kiev displace hostile Russian troops for the sake of Ukraine, it is also important for the future of Europe.</text:p>
      <text:p text:style-name="P4">
According to him, the defeat of Russia in Ukraine will be a guarantee that the Kremlin will not dare to attack another country. He noted that now the Ukrainian army is carrying out a counter -offensive.</text:p>
      <text:p text:style-name="P4">
<text:span text:style-name="T4">
 Read also: </text:span>
 <text:a xlink:type="simple" xlink:href="https://www.ukrinform.ua/rubric-polytics/3721526-zelenskij-pogovoriv-z-dudou-pro-ocikuvanna-vid-samitu-nato-u-vilnusi.html" text:style-name="Internet_20_link" text:visited-style-name="Visited_20_Internet_20_Link">
Zelensky talked to <text:span text:style-name="T4">
 Duda </text:span>
 About NATO Dyamite Expectations in Vilnius</text:a>
"I hope and believe that thanks to our support, this counter-offensive is a cortical… we want Ukraine to win, and this victory will be the victory of Russian troops from all the occupied territories," Duda stressed.</text:p>
      <text:p text:style-name="P4">
He added that this is how the war should end and all the countries of the event have to help Ukraine achieve this purpose.</text:p>
      <text:p text:style-name="P4">
Duda noted that during the meeting within the Weimar Triangle in Paris, in particular, the issue of creating a flight coalition - when Ukraine can get planes, what will the training of pilots look like and what help the Dalitreb to provide Kiev.Ukraine raises NATO allies on the issue of providing security guarantees of the touchday the movement towards full membership in the Alliance.</text:p>
      <text:p text:style-name="P4">
Photo: op</text:p>
      <text:p text:style-name="P4">
News Source: <text:a xlink:type="simple" xlink:href="https://www.ukrinform.ua/rubric-polytics/3722007-duda-samit-nato-mae-prinesti-citki-risenna-pro-clenstvo-ukraini-v-alansi.html" text:style-name="Internet_20_link" text:visited-style-name="Visited_20_Internet_20_Link">
https://www.ukrinform.ua/rubric-polytics/3722007-duda-samit-nato-mae-prinesti-citki-risenna-pro-clenstvo-ukraini-v-alansi.html</text:a>
</text:p>
      <!--NEWS-->
      <text:h text:style-name="P10" text:outline-level="1">
<text:span text:style-name="T4">
Azerbaijan passed 20,000 liters of fuel for the needs of rescuers in Kherson region</text:span>
</text:h>
      <text:p text:style-name="P4">
Author: ['АРМІЯINFORM']</text:p>
      <text:p text:style-name="P4">
Time: 2023-06-12T10:00:00-04:00</text:p>
      <text:p text:style-name="P4">
Description: About the cereal of the DSNS of Ukraine: “For the Rosarrhenes of the President of Azerbaijan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2769749_653820993452460_5057542519124949253_n.jpg" text:style-name="Internet_20_link" text:visited-style-name="Visited_20_Internet_20_Link">
352769749_653820993452460_5057542519124949253_n.jpg</text:a>
']</text:p>
      <text:p text:style-name="P4">
Tags: ['STOPRUSSIA', 'АГРЕСІЯ РФ', 'АЗЕРБАЙДЖАН']</text:p>
      <text:p text:style-name="P4">
Category: News</text:p>
      <!--METADATA-->
      <text:p text:style-name="P4">
<draw:frame draw:style-name="fr1" draw:name="Image56" text:anchor-type="as-char" svg:width="6.9236in" svg:height="5.198109in" draw:z-index="0">
<draw:image xlink:href="../Images/AРМІЯINFORM/2023-06-12T10-00-00-04-00/352769749_653820993452460_5057542519124949253_n.jpg" xlink:type="simple" xlink:show="embed" xlink:actuate="onLoad" draw:mime-type="image/jpeg"/>
</draw:frame>
About it <text:a xlink:type="simple" xlink:href="https://www.facebook.com/MNS.GOV.UA/posts/pfbid022XBvt87rdiSVKkkxhzGoSojZAoUMmWzPVjNgUPAuvGACCFoLcAgkpkn7rJoCpHQZl" text:style-name="Internet_20_link" text:visited-style-name="Visited_20_Internet_20_Link">
reports</text:a>
SES of Ukraine:</text:p>
      <text:p text:style-name="P4">
"At the order of the President of the Azerbaijani Republic of Ilham Aliyev, the Humanitarian Aid, SOCAR provided 20 tons of fuel of the SESU to eliminate the consequences of man -made disaster, which arose from the Kakhovka hydroelectricity and evacuation of the Kakhovka Hydroelectric Territory.</text:p>
      <text:p text:style-name="P4">
News Source: <text:a xlink:type="simple" xlink:href="https://armyinform.com.ua/2023/06/12/azerbajdzhan-peredav-20-tysyach-litriv-palnogo-dlya-potreb-ryatuvalnykiv-na-hersonshhyni/" text:style-name="Internet_20_link" text:visited-style-name="Visited_20_Internet_20_Link">
https://armyinform.com.ua/2023/06/12/azerbajdzhan-peredav-20-tysyach-litriv-palnogo-dlya-potreb-ryatuvalnykiv-na-hersonshhyni/</text:a>
</text:p>
      <!--NEWS-->
      <text:h text:style-name="P10" text:outline-level="1">
<text:span text:style-name="T4">
Ukraine expects the decision of the International Court of Justice of the UN will detect a violation of the Russian Federation of two conventions</text:span>
</text:h>
      <text:p text:style-name="P4">
Authors: Ukrinform (Person)</text:p>
      <text:p text:style-name="P4">
Publisher: Укринформ (Organization)</text:p>
      <text:p text:style-name="P4">
Published Time: 2023-06-12T10:41:00+03:00</text:p>
      <text:p text:style-name="P4">
Modified Time: 2023-06-12T22:41:00+03:00</text:p>
      <text:p text:style-name="P4">
Description: Ukraine hopes that the decision of the International Court of Justice will establish a violation of the Russian Federation of two conventions. - Ukrinform.</text:p>
      <text:p text:style-name="P4">
Images: ['<text:a xlink:type="simple" xlink:href="https://static.ukrinform.com/photos/2022_11/thumb_files/630_360_1669104063-526.jpg" text:style-name="Internet_20_link" text:visited-style-name="Visited_20_Internet_20_Link">
630_360_16691...</text:a>
']</text:p>
      <text:p text:style-name="P4">
Tags: ['ООН', 'Міжнародний суд ООН', 'Кориневич']</text:p>
      <text:p text:style-name="P4">
Type: Article</text:p>
      <!--METADATA-->
      <text:p text:style-name="P4">
<draw:frame draw:style-name="fr1" draw:name="Image57" text:anchor-type="as-char" svg:width="6.9236in" svg:height="3.956343in" draw:z-index="0">
<draw:image xlink:href="../Images/yкринформ/2023-06-12T10-41-00-03-00/630_360_1669104063-526.jpg" xlink:type="simple" xlink:show="embed" xlink:actuate="onLoad" draw:mime-type="image/jpeg"/>
</draw:frame>
It is Ukrainian that the decision of the International Court of Justice will establish a violation of the Russian Federation of two conventions.</text:p>
      <text:p text:style-name="P4">
Antoncorynevich said this Ambassador from special instructions of the Ministry of Foreign Affairs of Ukraine in an exclusive comment to Ukrinform correspondent in Hague.</text:p>
      <text:p text:style-name="P4">
“Today is essentially climax. It is the last day of oral hearing, where Ukraine presents its position. I want to say that the Ukrainian delegation, the Ukrainian team, a team of lawyers, did everything possible to present everything in a way to take into account every detail, every circumstance, every legal manner and we will do so in all other cases. I think that including citizens who follow this case can see how the parties to the parties constructed and of course, we hope that the decision of the international judgment will be violated by these two conventions by the Russian Federation.</text:p>
      <text:p text:style-name="P4">
<text:span text:style-name="T4">
 Read also: </text:span>
 <text:a xlink:type="simple" xlink:href="https://www.ukrinform.ua/rubric-polytics/3722013-zolotarova-u-miznarodnomu-sudi-oon-pravda-na-nasij-storoni.html" text:style-name="Internet_20_link" text:visited-style-name="Visited_20_Internet_20_Link">
Zolotaryova in the International Court <text:span text:style-name="T4">
 UN </text:span>
: Truth in our habitat</text:a>
The court has all the proper information. So we hope that soon Miznova we will meet here in the Hague already on the announcement of the decision. We hope that there will be one that captures both facts and right and truth, ”he said.</text:p>
      <text:p text:style-name="P4">
Corinevich also noted that the decisions of international judicial institutions are very important, in particular, the International Court of Justice, as they record violations of the international law by the Russian Federation.</text:p>
      <text:p text:style-name="P4">
“We, as citizens of Ukraine, clearly understand that the Russian Federation is the greatest violator of international law in the modern world, but we need to have judicial decisions because it is about the obligations of states, the compensation, the repair of the following decisions are very important in the path of our struggle for justice, Justice, because Ukraine as a state as a state on the battlefield, but also in national judicial institutions fights Russian aggression, ”he said.</text:p>
      <text:p text:style-name="P4">
<text:span text:style-name="T4">
 Read also: </text:span>
 <text:a xlink:type="simple" xlink:href="https://www.ukrinform.ua/rubric-polytics/3721996-ukraina-u-miznarodnomu-sudi-oon-e-vsi-fakti-abi-pritagnuti-rosiu-do-vidpovidalnosti.html" text:style-name="Internet_20_link" text:visited-style-name="Visited_20_Internet_20_Link">
Ukraine in the International Court of Court <text:span text:style-name="T4">
 UN </text:span>
: There are all the facts to abandon Russia to justice</text:a>
As reported by Ukrinform, in June, the UN International Court of Justice conducts publicity in the case of Russia's violation of conventions on combating terrorism and the ban on all forms of racial discrimination.On November 8, 2019, the United Nations International Court of Justice recognized its jurisdiction in the case of Russia's deployment of two conventions.</text:p>
      <text:p text:style-name="P4">
<text:span text:style-name="T4">
 Read also: </text:span>
 <text:a xlink:type="simple" xlink:href="https://www.ukrinform.ua/rubric-polytics/3721978-ukraina-u-gaazi-rosia-prodovzue-ignoruvati-dva-nakazi-miznarodnogo-sudu-oon.html" text:style-name="Internet_20_link" text:visited-style-name="Visited_20_Internet_20_Link">
Ukraine in Hague: Russia continues to ignore two international courts <text:span text:style-name="T4">
 UN </text:span>
</text:a>
On January 16, 2017, Ukraine filed a lawsuit against the International Court of Justice against Russia's violation of the Convention on the Prohibition of Financing Terrorism and the Convention of Racial Discrimination. Malizian airlines of MH-17 flight; firing of residential districts Markiupol and Kramatorsk; destruction of civilian passenger bus and Volnovakha; explosion during a peaceful meeting in Kharkiv; discrimination against Ukrainian and Crimean Tatar communities; prohibition of the activities of the Majlisukhrim Tatar people; waves of disappearance, murder, unauthorized searches, detentions; Restrictions on teaching Ukrainian and Crimean Tatar languages.</text:p>
      <text:p text:style-name="P4">
Photo: I. Drabok</text:p>
      <text:p text:style-name="P4">
News Source: <text:a xlink:type="simple" xlink:href="https://www.ukrinform.ua/rubric-polytics/3722018-ukraina-ocikue-so-risenna-miznarodnogo-sudu-oon-viavit-porusenna-rf-dvoh-konvencij-korinevic.html" text:style-name="Internet_20_link" text:visited-style-name="Visited_20_Internet_20_Link">
https://www.ukrinform.ua/rubric-polytics/3722018-ukraina-ocikue-so-risenna-miznarodnogo-sudu-oon-viavit-porusenna-rf-dvoh-konvencij-korinevic.html</text:a>
</text:p>
      <!--NEWS-->
      <text:h text:style-name="P10" text:outline-level="1">
<text:span text:style-name="T4">
Ukraine's counter -offensive has been going on for many days, it is very carefully prepared - Macron</text:span>
</text:h>
      <text:p text:style-name="P4">
Authors: Ukrinform (Person)</text:p>
      <text:p text:style-name="P4">
Publisher: Укринформ (Organization)</text:p>
      <text:p text:style-name="P4">
Published Time: 2023-06-12T11:45:31+03:00</text:p>
      <text:p text:style-name="P4">
Modified Time: 2023-06-12T22:45:31+03:00</text:p>
      <text:p text:style-name="P4">
Description: The Ukrainian counter -offensive has been going on for many days and will last another weeks and even months. Western military assistance arrives quickly, including to replace destroyed equipment on the battlefield. - Ukrinform.</text:p>
      <text:p text:style-name="P4">
Images: ['<text:a xlink:type="simple" xlink:href="https://static.ukrinform.com/photos/2023_01/thumb_files/630_360_1675191073-108.jpg" text:style-name="Internet_20_link" text:visited-style-name="Visited_20_Internet_20_Link">
630_360_16751...</text:a>
']</text:p>
      <text:p text:style-name="P4">
Tags: ['Франція', 'Макрон', 'Контрнаступ']</text:p>
      <text:p text:style-name="P4">
Type: Article</text:p>
      <!--METADATA-->
      <text:p text:style-name="P4">
<draw:frame draw:style-name="fr1" draw:name="Image58" text:anchor-type="as-char" svg:width="6.9236in" svg:height="3.956343in" draw:z-index="0">
<draw:image xlink:href="../Images/yкринформ/2023-06-12T11-45-31-03-00/630_360_1675191073-108.jpg" xlink:type="simple" xlink:show="embed" xlink:actuate="onLoad" draw:mime-type="image/jpeg"/>
</draw:frame>
The Ukrainian counter -offensive has been going on for many days and will last even weeks and even moons. Western military assistance arrives quickly, including for replacement equipment on the battlefield.</text:p>
      <text:p text:style-name="P4">
This was announced during a press conference on Monday in Paris as a meeting of the leader's triangle President French Emmanuel Macron, a Ukrinform correspondent reported.</text:p>
      <text:p text:style-name="P4">
“The Ukrainian counter -offensive has been going on for many days, and it is very well prepared. Thanks to good tactical skills, courage and determination, this contrast will last for many weeks or even months, ”Makron emphasized.</text:p>
      <text:p text:style-name="P4">
<text:span text:style-name="T4">
 Read also: </text:span>
 <text:a xlink:type="simple" xlink:href="https://www.ukrinform.ua/rubric-polytics/3722007-duda-samit-nato-mae-prinesti-citki-risenna-pro-clenstvo-ukraini-v-alansi.html" text:style-name="Internet_20_link" text:visited-style-name="Visited_20_Internet_20_Link">
<text:span text:style-name="T4">
 Duda </text:span>
: NATO Summit should bring clear decisions of Ukraine's pursuit in the Alliance</text:a>
According to the French leader, he spent a recently long conversation with the president of Ukraine Vladimir Zelensky.</text:p>
      <text:p text:style-name="P4">
“We will strengthen the supply of weapons, ammunition, and logistical assistance according to the calendar in the coming days and weeks. We will continue to do this, ”the French leader emphasized.</text:p>
      <text:p text:style-name="P4">
According to him, now the countries of the event help to form Ukraine's operational capabilities, the replacement of destroyed equipment on the battlefield with a new one, during the months conduct the training of the Ukrainian military.</text:p>
      <text:p text:style-name="P4">
<text:span text:style-name="T4">
 Read also: </text:span>
 <text:a xlink:type="simple" xlink:href="https://www.ukrinform.ua/rubric-ato/3722015-zsu-vzali-pid-kontrol-16-km-na-bahmutskomu-napramku-minoboroni.html" text:style-name="Internet_20_link" text:visited-style-name="Visited_20_Internet_20_Link">
Armed Forces took control of 16 km² in the Bakhmut direction -mini -bond</text:a>
“We strive for this counter -offensive to be a victorious operation so you can have a negotiation(with Russia - ed.)on favorable conditions. However, its support will last as long as it will take, ”Macron summarized.</text:p>
      <text:p text:style-name="P4">
Photo: Ruslan Stefanchuk, Facebook</text:p>
      <text:p text:style-name="P4">
News Source: <text:a xlink:type="simple" xlink:href="https://www.ukrinform.ua/rubric-ato/3722019-kontrnastup-ukraini-trivae-vze-bagato-dniv-vin-duze-retelno-pidgotovlenij-makron.html" text:style-name="Internet_20_link" text:visited-style-name="Visited_20_Internet_20_Link">
https://www.ukrinform.ua/rubric-ato/3722019-kontrnastup-ukraini-trivae-vze-bagato-dniv-vin-duze-retelno-pidgotovlenij-makron.html</text:a>
</text:p>
      <!--NEWS-->
      <text:h text:style-name="P10" text:outline-level="1">
<text:span text:style-name="T4">
The occupier tells about the lies on Rost on the defeat of the Armed Forces equipment - the interception</text:span>
</text:h>
      <text:p text:style-name="P4">
Author: ['АРМІЯINFORM']</text:p>
      <text:p text:style-name="P4">
Time: 2023-06-12T12:00:00-04:00</text:p>
      <text:p text:style-name="P4">
Description: https://youtu.be/7kndppcoyf0 vіsycovo services of the Russian Federation Rospovyda about Brekhnya on TB ... War with Ukraine 2022, war with Ukraine Latest news today, Ukrainian News 2022 is the last today, will there be a war between Ukraine and Russia and when,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ІЙНА', 'ВТОРГНЕННЯ РФ', 'ГУР МО УКРАЇНИ']</text:p>
      <text:p text:style-name="P4">
Category: News</text:p>
      <!--METADATA-->
      <text:p text:style-name="P4">
The Russian serviceman tells about TV lies in the Russian Federation on the defeat of technicalism.</text:p>
      <text:p text:style-name="P4">
“You are scratch there on TV. The most head of the*subbol of Russia - this nowadays Vottot Konashenkov, ” - says the occupier.</text:p>
      <text:p text:style-name="P4">
Also, the Russian serviceman favored that the situation on the front is exacerbated by the fact that the number of shelling has increased.</text:p>
      <text:p text:style-name="P4">
Source: <text:a xlink:type="simple" xlink:href="https://gur.gov.ua/content/cheshut-mnoho-tam-po-televyzoru-samyi-hlavnyi-p-zdabol-rossyy-eto-seichas-vot-etot-konashenkov.html" text:style-name="Internet_20_link" text:visited-style-name="Visited_20_Internet_20_Link">
GUR MOU</text:a>
</text:p>
      <text:p text:style-name="P4">
News Source: <text:a xlink:type="simple" xlink:href="https://armyinform.com.ua/2023/06/12/okupant-rozpovidaye-pro-brehnyu-na-tb-v-rf-shhodo-urazhennya-tehniky-zsu-gur/" text:style-name="Internet_20_link" text:visited-style-name="Visited_20_Internet_20_Link">
https://armyinform.com.ua/2023/06/12/okupant-rozpovidaye-pro-brehnyu-na-tb-v-rf-shhodo-urazhennya-tehniky-zsu-gur/</text:a>
</text:p>
      <!--NEWS-->
      <text:h text:style-name="P10" text:outline-level="1">
<text:span text:style-name="T4">
Success at the front and stabilization of de -industrial territories: Zelensky held a meeting meeting</text:span>
</text:h>
      <text:p text:style-name="P4">
Authors: Ukrinform (Person)</text:p>
      <text:p text:style-name="P4">
Publisher: Укринформ (Organization)</text:p>
      <text:p text:style-name="P4">
Published Time: 2023-06-12T12:50:00+03:00</text:p>
      <text:p text:style-name="P4">
Modified Time: 2023-06-12T22:50:00+03:00</text:p>
      <text:p text:style-name="P4">
Description: President Volodymyr Zelensky held a regular meeting of the Supreme Commander -in -Chief, where they discussed the most important and hottest directions of the front. - Ukrinform.</text:p>
      <text:p text:style-name="P4">
Images: ['<text:a xlink:type="simple" xlink:href="https://static.ukrinform.com/photos/2023_06/thumb_files/630_360_1686599407-170.jpeg" text:style-name="Internet_20_link" text:visited-style-name="Visited_20_Internet_20_Link">
630_360_16865...</text:a>
']</text:p>
      <text:p text:style-name="P4">
Tags: ['Зеленський', 'Війна з Росією', 'Ставка Верховного головнокомандувача']</text:p>
      <text:p text:style-name="P4">
Type: Article</text:p>
      <!--METADATA-->
      <text:p text:style-name="P4">
<draw:frame draw:style-name="fr1" draw:name="Image59" text:anchor-type="as-char" svg:width="6.9236in" svg:height="3.956343in" draw:z-index="0">
<draw:image xlink:href="../Images/yкринформ/2023-06-12T12-50-00-03-00/630_360_1686599407-170.jpeg" xlink:type="simple" xlink:show="embed" xlink:actuate="onLoad" draw:mime-type="image/jpeg"/>
</draw:frame>
The Presidential Lordir Zelensky held a regular meeting of the High Chief Commander, where they discussed the most important and hottest directions of the front.</text:p>
      <text:p text:style-name="P4">
Zelensky reported this in his <text:a xlink:type="simple" xlink:href="https://www.youtube.com/watch" text:style-name="Internet_20_link" text:visited-style-name="Visited_20_Internet_20_Link">
video message</text:a>
, reports Ukrinform.</text:p>
      <text:p text:style-name="P4">
<text:span text:style-name="T5">
Vido: <text:a xlink:type="simple" xlink:href="https://t.me/OP_UA/9712" text:style-name="Internet_20_link" text:visited-style-name="Visited_20_Internet_20_Link">
Presidential Office, Telegrams</text:a>
</text:span>
</text:p>
      <text:p text:style-name="P4">
"I spent today. Key reports from the commanders of the operatives, which are the most important and the hottest - Khortytsia and Tavriya. Fighting is rigid, but our movement is, and it is very important. The loss of enemy is just like we need. They complicate, but still the strength of our soldiers gives results. I thank everyone who is now. Everyone who supports our combat crews in the relevant areas, "the President said.</text:p>
      <text:p text:style-name="P4">
<text:span text:style-name="T4">
 Read also: </text:span>
 <text:a xlink:type="simple" xlink:href="https://www.ukrinform.ua/rubric-ato/3722019-kontrnastup-ukraini-trivae-vze-bagato-dniv-vin-duze-retelno-pidgotovlenij-makron.html" text:style-name="Internet_20_link" text:visited-style-name="Visited_20_Internet_20_Link">
Ukraine's counter -offensive has been going on for many days, it is dullly prepared - Macron</text:a>
He noted that during the pond, Sirsky and Tarnavsky Generals reported the proverbs that we already have, and at what points of the front we need to strengthen more Russian positions.</text:p>
      <text:p text:style-name="P4">
"Thank you for our boys for every Ukrainian flag, which is now returning Nazonic place in the villages in the newly devoted territory!</text:p>
      <text:p text:style-name="P4">
In addition, during the rate there was a report of the head on the general situation, the SBU MSTA on stabilization measures in the de -mentioned territory. "We are very active in the supply of the necessary weapons and shells. There was a report of intelligence for the enemy's actions. Our prompt dominance is preserved and strengthened. We are grateful for Bakhmut.</text:p>
      <text:p text:style-name="P4">
<text:span text:style-name="T4">
 Read also: </text:span>
 <text:a xlink:type="simple" xlink:href="https://www.ukrinform.ua/rubric-ato/3722017-zelenskij-micnist-nasih-voiniv-dae-rezultat-i-a-dakuu-koznomu-hto-zaraz-u-bou.html" text:style-name="Internet_20_link" text:visited-style-name="Visited_20_Internet_20_Link">
<text:span text:style-name="T4">
 Zelensky </text:span>
: The strength of our warriors gives the result, and I am seeking everyone who is in battle now</text:a>
According to him, there was also a final report on the readiness of the melting of shelters across the country, in the largest cities and in Kiev.As it was reported, the Armed Forces of Ukraine <text:a xlink:type="simple" xlink:href="https://www.ukrinform.ua/rubric-ato/3721995-zsu-za-tizden-zvilnili-sim-naselenih-punktiv-minoboroni.html" text:style-name="Internet_20_link" text:visited-style-name="Visited_20_Internet_20_Link">
last week in the result of the consonant actions released seven settlements</text:a>
.</text:p>
      <text:p text:style-name="P4">
Photo: op</text:p>
      <text:p text:style-name="P4">
News Source: <text:a xlink:type="simple" xlink:href="https://www.ukrinform.ua/rubric-ato/3722021-uspihi-na-fronti-ta-stabilizacia-deokupovanih-teritorij-zelenskij-proviv-zasidanna-stavki.html" text:style-name="Internet_20_link" text:visited-style-name="Visited_20_Internet_20_Link">
https://www.ukrinform.ua/rubric-ato/3722021-uspihi-na-fronti-ta-stabilizacia-deokupovanih-teritorij-zelenskij-proviv-zasidanna-stavki.html</text:a>
</text:p>
      <!--NEWS-->
      <text:h text:style-name="P10" text:outline-level="1">
<text:span text:style-name="T4">
Moldova's army will hold third in the last months of reservists training</text:span>
</text:h>
      <text:p text:style-name="P4">
Authors: Ukrinform (Person)</text:p>
      <text:p text:style-name="P4">
Publisher: Укринформ (Organization)</text:p>
      <text:p text:style-name="P4">
Published Time: 2023-06-12T13:53:00+03:00</text:p>
      <text:p text:style-name="P4">
Modified Time: 2023-06-12T22:53:00+03:00</text:p>
      <text:p text:style-name="P4">
Description: The National Army of Moldova announced the planned exercises of reservists next week. - Ukrinform.</text:p>
      <text:p text:style-name="P4">
Images: ['<text:a xlink:type="simple" xlink:href="https://static.ukrinform.com/photos/2023_06/thumb_files/630_360_1686571001-980.jpg" text:style-name="Internet_20_link" text:visited-style-name="Visited_20_Internet_20_Link">
630_360_16865...</text:a>
']</text:p>
      <text:p text:style-name="P4">
Tags: ['Армія', 'Молдова', 'Військові навчання']</text:p>
      <text:p text:style-name="P4">
Type: Article</text:p>
      <!--METADATA-->
      <text:p text:style-name="P4">
<draw:frame draw:style-name="fr1" draw:name="Image60" text:anchor-type="as-char" svg:width="6.9236in" svg:height="3.956343in" draw:z-index="0">
<draw:image xlink:href="../Images/yкринформ/2023-06-12T13-53-00-03-00/630_360_1686571001-980.jpg" xlink:type="simple" xlink:show="embed" xlink:actuate="onLoad" draw:mime-type="image/jpeg"/>
</draw:frame>
The National Army of Moldova announced the conduct of scheduled results of the results next week.</text:p>
      <text:p text:style-name="P4">
As Ukrinform reports, it reports <text:a xlink:type="simple" xlink:href="https://newsmaker.md/rus/novosti/armiya-moldovy-provedet-planovye-ucheniya-rezervistov-viyune/" text:style-name="Internet_20_link" text:visited-style-name="Visited_20_Internet_20_Link">
Newsmaker</text:a>
.</text:p>
      <text:p text:style-name="P4">
The training will last five days - from June 19 to June 23.</text:p>
      <text:p text:style-name="P4">
During this time, reservists will get acquainted with military equipment and weapons. The shaped training has already been conducted in April and May this year.</text:p>
      <text:p text:style-name="P4">
<text:span text:style-name="T4">
 Read also: </text:span>
 <text:a xlink:type="simple" xlink:href="https://www.ukrinform.ua/rubric-regions/3720914-moldova-dopomoze-ukraini-u-likvidacii-naslidkiv-pidrivu-kahovskoi-dambi.html" text:style-name="Internet_20_link" text:visited-style-name="Visited_20_Internet_20_Link">
<text:span text:style-name="T4">
 Moldov </text:span>
 And will help Ukraine in eliminating the consequences of the Kakhovsky Dam</text:a>
Earlier, the Ministry of Defense of Moldova stated that those who do not appear in order without valid reasons threaten a fine of up to 32.5 thousand lei(1,800 dollars)or up to 150 hours of community service.</text:p>
      <text:p text:style-name="P4">
As reported by Ukrinform, in 2023 the Polish armed forces plan to hold a compulsory training meeting for about 200,000 reservists.</text:p>
      <text:p text:style-name="P4">
Photo: Newsmaker</text:p>
      <text:p text:style-name="P4">
News Source: <text:a xlink:type="simple" xlink:href="https://www.ukrinform.ua/rubric-world/3721797-armia-moldovi-provede-treti-za-ostanni-misaci-navcanna-rezervistiv.html" text:style-name="Internet_20_link" text:visited-style-name="Visited_20_Internet_20_Link">
https://www.ukrinform.ua/rubric-world/3721797-armia-moldovi-provede-treti-za-ostanni-misaci-navcanna-rezervistiv.html</text:a>
</text:p>
      <!--NEWS-->
      <text:h text:style-name="P10" text:outline-level="1">
<text:span text:style-name="T4">
On the seashore of Odessa, floods brought out 2 anchor river mines</text:span>
</text:h>
      <text:p text:style-name="P4">
Author: ['АРМІЯINFORM']</text:p>
      <text:p text:style-name="P4">
Time: 2023-06-12T14:00:00-04:00</text:p>
      <text:p text:style-name="P4">
Description: About the cereal of the operational command "Pivgery". “On the clover of the Uzbezhzhiye Cleaders of the Snov ... War with Ukraine 2022, war with Ukraine Latest news today, News War with Ukraine 2022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6/2023-06-11-2.png" text:style-name="Internet_20_link" text:visited-style-name="Visited_20_Internet_20_Link">
2023-06-11-2.png</text:a>
']</text:p>
      <text:p text:style-name="P4">
Tags: []</text:p>
      <text:p text:style-name="P4">
Category: News</text:p>
      <!--METADATA-->
      <text:p text:style-name="P4">
<draw:frame draw:style-name="fr1" draw:name="Image61" text:anchor-type="as-char" svg:width="6.9236in" svg:height="4.142621in" draw:z-index="0">
<draw:image xlink:href="../Images/AРМІЯINFORM/2023-06-12T14-00-00-04-00/2023-06-11-2.png" xlink:type="simple" xlink:show="embed" xlink:actuate="onLoad" draw:mime-type="image/png"/>
</draw:frame>
About it <text:a xlink:type="simple" xlink:href="https://www.facebook.com/watch/" text:style-name="Internet_20_link" text:visited-style-name="Visited_20_Internet_20_Link">
reports</text:a>
Operational Command "South".</text:p>
      <text:p text:style-name="P4">
“On the sea coast of Odesa region again, dangerous" surprises ". 2 Anchor -year mines have brought a violent flow of floods provoked by Kakhovskaya hydroelectric power plants, ”the message reads.</text:p>
      <text:p text:style-name="P4">
It is noted that one of these mines is a local inhabitant of the coastal village of Zamovna cut of water and brought to his own courtyard, perceiving the gas cylinder. Fuckingly, having shook, the man called pyrotechnics.</text:p>
      <text:p text:style-name="P4">
SES specialists competently seized a mine and disposed of it.</text:p>
      <text:p text:style-name="P4">
Another dangerous find was discovered by a military unit during the coast surveillance almost 100 km from the previous mine. The controlled mine is destroyed.</text:p>
      <text:p text:style-name="P4">
These cases eloquently testify to the extraordinary danger of the coast of the coast of water, as well as the inadmissibility of contact with such objects. Respectively to tactical and technical characteristics, the yoke has 3 kg of explosive substance(TNT).</text:p>
      <text:p text:style-name="P4">
News Source: <text:a xlink:type="simple" xlink:href="https://armyinform.com.ua/2023/06/12/na-morske-uzberezhzhya-odeshhyny-potokom-poveni-vyneslo-2-yakirni-richkovi-miny/" text:style-name="Internet_20_link" text:visited-style-name="Visited_20_Internet_20_Link">
https://armyinform.com.ua/2023/06/12/na-morske-uzberezhzhya-odeshhyny-potokom-poveni-vyneslo-2-yakirni-richkovi-miny/</text:a>
</text:p>
      <!--NEWS-->
      <text:h text:style-name="P10" text:outline-level="1">
<text:span text:style-name="T4">
The President awarded the posthumous title</text:span>
</text:h>
      <text:p text:style-name="P4">
Authors: Ukrinform (Person)</text:p>
      <text:p text:style-name="P4">
Publisher: Укринформ (Organization)</text:p>
      <text:p text:style-name="P4">
Published Time: 2023-06-12T14:56:00+03:00</text:p>
      <text:p text:style-name="P4">
Modified Time: 2023-06-12T22:56:00+03:00</text:p>
      <text:p text:style-name="P4">
Description: President Volodymyr Zelensky awarded the title of Hero of Ukraine to Lieutenant Colonel of Security Service Vasyl Bogach. - Ukrinform.</text:p>
      <text:p text:style-name="P4">
Images: ['<text:a xlink:type="simple" xlink:href="https://static.ukrinform.com/photos/2022_07/thumb_files/630_360_1658265794-531.jpg" text:style-name="Internet_20_link" text:visited-style-name="Visited_20_Internet_20_Link">
630_360_16582...</text:a>
']</text:p>
      <text:p text:style-name="P4">
Tags: ['Нагорода', 'СБУ', 'Зеленський', 'Війна з Росією']</text:p>
      <text:p text:style-name="P4">
Type: Article</text:p>
      <!--METADATA-->
      <text:p text:style-name="P4">
<draw:frame draw:style-name="fr1" draw:name="Image62" text:anchor-type="as-char" svg:width="6.9236in" svg:height="3.956343in" draw:z-index="0">
<draw:image xlink:href="../Images/yкринформ/2023-06-12T14-56-00-03-00/630_360_1658265794-531.jpg" xlink:type="simple" xlink:show="embed" xlink:actuate="onLoad" draw:mime-type="image/jpeg"/>
</draw:frame>
The Presidential Lordimir Zelensky awarded the post of Hero of Ukraine to the Lieutenant Colonel of Safety of Vasyl Bogach.</text:p>
      <text:p text:style-name="P4">
Zelensky reported this in his <text:a xlink:type="simple" xlink:href="https://www.facebook.com/zelenskiy.official/videos/752500539941349/" text:style-name="Internet_20_link" text:visited-style-name="Visited_20_Internet_20_Link">
video message</text:a>
, reports Ukrinform.</text:p>
      <text:p text:style-name="P4">
<text:span text:style-name="T4">
 _ Video: _ </text:span>
 <text:span text:style-name="T5">
opice president, telegram</text:span>
</text:p>
      <text:p text:style-name="P4">
"The title of Hero of Ukraine was assigned to Lieutenant Colonel of the SBU Vasyl Bogach, posthumously. The extraordinary personal courage, for the repeated detention and destruction of the saboteurs. - healed <text:a xlink:type="simple" xlink:href="https://www.ukrinform.ua/tag-zelenskij" text:style-name="Internet_20_link" text:visited-style-name="Visited_20_Internet_20_Link">
Zelensky</text:a>
.</text:p>
      <text:p text:style-name="P4">
<text:span text:style-name="T4">
 Read also: </text:span>
 <text:a xlink:type="simple" xlink:href="https://www.ukrinform.ua/rubric-ato/3705697-prezident-prisvoiv-zvanna-geroa-ukraini-polkovniku-sicenku-ta-kapitanu-glebovu.html" text:style-name="Internet_20_link" text:visited-style-name="Visited_20_Internet_20_Link">
in Kiev honored the memory of the dead military Volodymyr Mukan(https://www.ukrinform.ua/rubric-kyiv/3721805-u-kievi-projsla-ceremonia-vsanuvanna-pamati-zagiblogo-vijskovogo-volodimira-mukana.html)As it was reported, the President [Volodymyr Zelenskyy assigned] earlier</text:a>
The title of Hero of Ukraine by Colonel Sergey Sirchenko and posthumously - Captain Valery Glebov.</text:p>
      <text:p text:style-name="P4">
News Source: <text:a xlink:type="simple" xlink:href="https://www.ukrinform.ua/rubric-ato/3722023-prezident-prisvoiv-posmertno-zvanna-geroa-ukraini-pidpolkovniku-sbu-vasilu-bogacu.html" text:style-name="Internet_20_link" text:visited-style-name="Visited_20_Internet_20_Link">
https://www.ukrinform.ua/rubric-ato/3722023-prezident-prisvoiv-posmertno-zvanna-geroa-ukraini-pidpolkovniku-sbu-vasilu-bogacu.html</text:a>
</text:p>
      <!--NEWS-->
      <text:h text:style-name="P10" text:outline-level="1">
<text:span text:style-name="T4">
Defense forces struck two enemy management points</text:span>
</text:h>
      <text:p text:style-name="P4">
Author: ['АРМІЯINFORM']</text:p>
      <text:p text:style-name="P4">
Time: 2023-06-12T16:00:00-04:00</text:p>
      <text:p text:style-name="P4">
Description: Avіaatsіya defending forces for Permanu Dob took 6 strokes in the areas of Zserdzhennya of Especial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ВТРАТИ ВОРОГА', 'ХРОНІКА ОБОРОНИ']</text:p>
      <text:p text:style-name="P4">
Category: News</text:p>
      <!--METADATA-->
      <text:p text:style-name="P4">
<draw:frame draw:style-name="fr1" draw:name="Image63" text:anchor-type="as-char" svg:width="6.9236in" svg:height="4.49457in" draw:z-index="0">
<draw:image xlink:href="../Images/AРМІЯINFORM/2023-06-12T16-00-00-04-00/aviacziya-ps-zsu-zavdara-udariv.jpg" xlink:type="simple" xlink:show="embed" xlink:actuate="onLoad" draw:mime-type="image/jpeg"/>
</draw:frame>
Illustrative Photo <text:span text:style-name="T4">
 🔥 Situation on Russian Completion </text:span>
</text:p>
      <text:p text:style-name="P4">
The aviation of the defense forces over the past day has made 6 beats in the areas of concentration of the personal composition of the enemy.</text:p>
      <text:p text:style-name="P4">
About it on Facebook <text:a xlink:type="simple" xlink:href="https://www.facebook.com/GeneralStaff.ua/posts/pfbid02vbHWxhZPmVm1hNesDV15sQKwSG8HtfqYdmh2oDqGHy1VrArcvsBkCX7J9yZZN4z4l" text:style-name="Internet_20_link" text:visited-style-name="Visited_20_Internet_20_Link">
reports</text:a>
The General Staff of the Armed Forces.</text:p>
      <text:p text:style-name="P4">
At the same time, units of missile troops and artillery were struck by 2 points, 2 artillery units at firing positions and the enemy radar.</text:p>
      <text:p text:style-name="P4">
News Source: <text:a xlink:type="simple" xlink:href="https://armyinform.com.ua/2023/06/12/syly-oborony-urazyly-dva-vorozhi-punkty-upravlinnya/" text:style-name="Internet_20_link" text:visited-style-name="Visited_20_Internet_20_Link">
https://armyinform.com.ua/2023/06/12/syly-oborony-urazyly-dva-vorozhi-punkty-upravlinnya/</text:a>
</text:p>
      <!--NEWS-->
      <text:h text:style-name="P10" text:outline-level="1">
<text:span text:style-name="T4">
Zelensky announced new weapons support from international partners</text:span>
</text:h>
      <text:p text:style-name="P4">
Authors: Ukrinform (Person)</text:p>
      <text:p text:style-name="P4">
Publisher: Укринформ (Organization)</text:p>
      <text:p text:style-name="P4">
Published Time: 2023-06-12T16:12:00+03:00</text:p>
      <text:p text:style-name="P4">
Modified Time: 2023-06-12T23:12:00+03:00</text:p>
      <text:p text:style-name="P4">
Description: President of Ukraine Volodymyr Zelensky announced a new support for weapons from international partners for Ukrainian soldiers. - Ukrinform.</text:p>
      <text:p text:style-name="P4">
Images: ['<text:a xlink:type="simple" xlink:href="https://static.ukrinform.com/photos/2023_06/thumb_files/630_360_1686403152-962.jpg" text:style-name="Internet_20_link" text:visited-style-name="Visited_20_Internet_20_Link">
630_360_16864...</text:a>
']</text:p>
      <text:p text:style-name="P4">
Tags: ['Президент', 'Зброя', 'Зеленський']</text:p>
      <text:p text:style-name="P4">
Type: Article</text:p>
      <!--METADATA-->
      <text:p text:style-name="P4">
<draw:frame draw:style-name="fr1" draw:name="Image64" text:anchor-type="as-char" svg:width="6.9236in" svg:height="3.956343in" draw:z-index="0">
<draw:image xlink:href="../Images/yкринформ/2023-06-12T16-12-00-03-00/630_360_1686403152-962.jpg" xlink:type="simple" xlink:show="embed" xlink:actuate="onLoad" draw:mime-type="image/jpeg"/>
</draw:frame>
President of Ukraine Volodymyr Zelensky announced a new support for weapons from international partners for Ukrainian soldiers.</text:p>
      <text:p text:style-name="P4">
Zelensky said this in his <text:a xlink:type="simple" xlink:href="https://www.facebook.com/watch/" text:style-name="Internet_20_link" text:visited-style-name="Visited_20_Internet_20_Link">
video message</text:a>
, reports Ukrinform.</text:p>
      <text:p text:style-name="P4">
"I also held several meetings on our international events. This week, we will always make it very meaningful. The first is to prepare a new support for weapons of famous partners for our soldiers. Second: we prepare the attraction of larger quantity entities in the implementation of peace formula. Third: To the Summit was truly meaningful, "the President said.</text:p>
      <text:p text:style-name="P4">
<text:span text:style-name="T4">
 Read also: </text:span>
 <text:a xlink:type="simple" xlink:href="https://www.ukrinform.ua/rubric-ato/3722014-bilij-dim-anonsuvav-novij-paket-vijskovoi-dopomogi-ukraini.html" text:style-name="Internet_20_link" text:visited-style-name="Visited_20_Internet_20_Link">
White House <text:span text:style-name="T4">
 Announcement </text:span>
 Introduced a new military aid package</text:a>
It was reported that NATO Summit will take place in Vilnius on July 11-12.</text:p>
      <text:p text:style-name="P4">
News Source: <text:a xlink:type="simple" xlink:href="https://www.ukrinform.ua/rubric-ato/3722024-zelenskij-anonsuvav-novu-pidtrimku-zbroeu-vid-miznarodnih-partneriv.html" text:style-name="Internet_20_link" text:visited-style-name="Visited_20_Internet_20_Link">
https://www.ukrinform.ua/rubric-ato/3722024-zelenskij-anonsuvav-novu-pidtrimku-zbroeu-vid-miznarodnih-partneriv.html</text:a>
</text:p>
      <!--NEWS-->
      <text:h text:style-name="P10" text:outline-level="1">
<text:span text:style-name="T4">
Iran denied negotiations with the US on nuclear agreement</text:span>
</text:h>
      <text:p text:style-name="P4">
Authors: Ukrinform (Person)</text:p>
      <text:p text:style-name="P4">
Publisher: Укринформ (Organization)</text:p>
      <text:p text:style-name="P4">
Published Time: 2023-06-12T16:18:00+03:00</text:p>
      <text:p text:style-name="P4">
Modified Time: 2023-06-12T16:18:00+03:00</text:p>
      <text:p text:style-name="P4">
Description: Iran's authorities have denied the report that the country was negotiating with the United States on a temporary nuclear agreement in order to reduce sanctions. - Ukrinform.</text:p>
      <text:p text:style-name="P4">
Images: ['<text:a xlink:type="simple" xlink:href="https://static.ukrinform.com/photos/2023_05/thumb_files/630_360_1685368049-244.jpg" text:style-name="Internet_20_link" text:visited-style-name="Visited_20_Internet_20_Link">
630_360_16853...</text:a>
']</text:p>
      <text:p text:style-name="P4">
Tags: ['Іран', 'США', 'Ядерна угода']</text:p>
      <text:p text:style-name="P4">
Type: Article</text:p>
      <!--METADATA-->
      <text:p text:style-name="P4">
<draw:frame draw:style-name="fr1" draw:name="Image65" text:anchor-type="as-char" svg:width="6.9236in" svg:height="3.956343in" draw:z-index="0">
<draw:image xlink:href="../Images/yкринформ/2023-06-12T16-18-00-03-00/630_360_1685368049-244.jpg" xlink:type="simple" xlink:show="embed" xlink:actuate="onLoad" draw:mime-type="image/jpeg"/>
</draw:frame>
Vladirana denied the report that the country was negotiating with the US on theimal nuclear agreement in order to reduce sanctions.</text:p>
      <text:p text:style-name="P4">
According to Ukrinform, the agency reports <text:a xlink:type="simple" xlink:href="https://www.bloomberg.com/news/articles/2023-06-12/iran-says-there-are-no-negotiations-with-us-over-nuclear-deal" text:style-name="Internet_20_link" text:visited-style-name="Visited_20_Internet_20_Link">
Bloomberg.</text:a>
“We confirm the absence of things such as negotiations on a temporary agreement or new agreements to replace <text:a xlink:type="simple" xlink:href="https://www.ukrinform.ua/tag-aderna-ugoda" text:style-name="Internet_20_link" text:visited-style-name="Visited_20_Internet_20_Link">
nuclear agreement</text:a>
”, - said the Official Ministry of Ministry of Foreign Ministry Nassaana at a press conference in Tehrannis today.</text:p>
      <text:p text:style-name="P4">
At the same time, Kanana said that the Islamic Republic was cooperating with the United States through intermediaries to exchange prisoners. According to him, they can be "very close" before reaching the agreement if Americans show "determination".</text:p>
      <text:p text:style-name="P4">
<text:span text:style-name="T4">
 Read also: </text:span>
 <text:a xlink:type="simple" xlink:href="https://www.ukrinform.ua/rubric-world/3596992-ssa-prigrozili-iranu-sankciami-za-dronikamikadze-porusue-rezoluciu-radbezu-oon.html" text:style-name="Internet_20_link" text:visited-style-name="Visited_20_Internet_20_Link">
USA threatened Iran's sanctions for drones-Kamikadze: violates UN Council resolution</text:a>
In 2018, US President Donald Trump then launched the United States from a nuclear agreement as a joint comprehensive plan of action, which led to increased agencies on the export of Iran energy. Since then, Tehran has increased its own nuclear enrichment.</text:p>
      <text:p text:style-name="P4">
As reported by Ukrinform, on Tuesday, CEO Rafael Grossezed that <text:a xlink:type="simple" xlink:href="https://www.ukrinform.ua/rubric-world/3718486-iran-mae-vze-ponad-100-kilogramiv-zbagacenogo-do-60-uranu-grossi.html" text:style-name="Internet_20_link" text:visited-style-name="Visited_20_Internet_20_Link">
Iran was rapidly increasing the reserves of enriched uranium</text:a>
He has more than 1,100 kg of uranium, enriched up to 60%.</text:p>
      <text:p text:style-name="P4">
News Source: <text:a xlink:type="simple" xlink:href="https://www.ukrinform.ua/rubric-world/3721849-iran-sprostuvav-vedenna-peregovoriv-iz-ssa-sodo-adernoi-ugodi.html" text:style-name="Internet_20_link" text:visited-style-name="Visited_20_Internet_20_Link">
https://www.ukrinform.ua/rubric-world/3721849-iran-sprostuvav-vedenna-peregovoriv-iz-ssa-sodo-adernoi-ugodi.html</text:a>
</text:p>
      <!--NEWS-->
      <text:h text:style-name="P10" text:outline-level="1">
<text:span text:style-name="T4">
In the Kyiv shelter "Exhibition Center" you can take the animals rescued from Kherson region</text:span>
</text:h>
      <text:p text:style-name="P4">
Authors: Ukrinform (Person)</text:p>
      <text:p text:style-name="P4">
Publisher: Укринформ (Organization)</text:p>
      <text:p text:style-name="P4">
Published Time: 2023-06-12T16:21:00+03:00</text:p>
      <text:p text:style-name="P4">
Modified Time: 2023-06-12T16:21:00+03:00</text:p>
      <text:p text:style-name="P4">
Description: In Kyiv, animals that were evacuated from the Kherson region can be taken home from the temporary shelter "Exhibition Center". - Ukrinform.</text:p>
      <text:p text:style-name="P4">
Images: ['<text:a xlink:type="simple" xlink:href="https://static.ukrinform.com/photos/2023_06/thumb_files/630_360_1686575963-875.jpg" text:style-name="Internet_20_link" text:visited-style-name="Visited_20_Internet_20_Link">
630_360_16865...</text:a>
']</text:p>
      <text:p text:style-name="P4">
Tags: ['КМДА', 'Тварини', 'Притулок']</text:p>
      <text:p text:style-name="P4">
Type: Article</text:p>
      <!--METADATA-->
      <text:p text:style-name="P4">
<draw:frame draw:style-name="fr1" draw:name="Image66" text:anchor-type="as-char" svg:width="6.9236in" svg:height="3.956343in" draw:z-index="0">
<draw:image xlink:href="../Images/yкринформ/2023-06-12T16-21-00-03-00/630_360_1686575963-875.jpg" xlink:type="simple" xlink:show="embed" xlink:actuate="onLoad" draw:mime-type="image/jpeg"/>
</draw:frame>
In Kyiv, an exhibition center asylum can be taken home animals that were dug from the Kherson region.</text:p>
      <text:p text:style-name="P4">
According to Ukrinform, the Kyiv City State Administration reported this <text:a xlink:type="simple" xlink:href="https://t.me/KyivCityOfficial/7018" text:style-name="Internet_20_link" text:visited-style-name="Visited_20_Internet_20_Link">
telegram</text:a>
.</text:p>
      <text:p text:style-name="P4">
In the shelter "Exhibition Center", after inspection, the necessary vaccinations and treatment are translated by animals arriving in municipal vet clinics from Kherson region. The supply of animals is a priority in working with them, as it allows to ensure space for more animals, it is reported in the message.</text:p>
      <text:p text:style-name="P4">
<text:span text:style-name="T4">
 Read also: </text:span>
 <text:a xlink:type="simple" xlink:href="https://www.ukrinform.ua/rubric-kyiv/3721783-u-kievi-patron-pet-center-prijmae-tvarin-vratovanih-z-hersona.html" text:style-name="Internet_20_link" text:visited-style-name="Visited_20_Internet_20_Link">
in Kiev Patron Pet Center takes <text:span text:style-name="T4">
 animals </text:span>
, rescued from Kherson</text:a>
“During this weekend, almost 30 animals were admitted to the families. And that means that there have been places for three dozen other four -legged, which specialists will be able to give help, ”the KSCA noted.</text:p>
      <text:p text:style-name="P4">
You can get acquainted with the animals and take someone home at: 1, 16, 16th pavilion, temporary shelter for the Animal Center. Pre-recording by phone 093-540-12-18 from 10:00 to 17:00.</text:p>
      <text:p text:style-name="P4">
According to Ukrinform, a volunteer zosting hub for dogs and cats exported from Kherson was formed at Patron Pet Center. There are currently 75 animals that have been affected by the Russian Hydroe Hep.</text:p>
      <text:p text:style-name="P4">
Photo: Animal Provisional Help for Animal Center, Facebook</text:p>
      <text:p text:style-name="P4">
News Source: <text:a xlink:type="simple" xlink:href="https://www.ukrinform.ua/rubric-kyiv/3721847-u-kiivskomu-pritulku-vistavkovij-centr-mozna-vzati-vratovanih-z-hersonsini-tvarin.html" text:style-name="Internet_20_link" text:visited-style-name="Visited_20_Internet_20_Link">
https://www.ukrinform.ua/rubric-kyiv/3721847-u-kiivskomu-pritulku-vistavkovij-centr-mozna-vzati-vratovanih-z-hersonsini-tvarin.html</text:a>
</text:p>
      <!--NEWS-->
      <text:h text:style-name="P10" text:outline-level="1">
<text:span text:style-name="T4">
Germany handed over to Mykolaiv region the Kärcher mobile water treatment station</text:span>
</text:h>
      <text:p text:style-name="P4">
Authors: Ukrinform (Person)</text:p>
      <text:p text:style-name="P4">
Publisher: Укринформ (Organization)</text:p>
      <text:p text:style-name="P4">
Published Time: 2023-06-12T16:24:00+03:00</text:p>
      <text:p text:style-name="P4">
Modified Time: 2023-06-12T16:24:00+03:00</text:p>
      <text:p text:style-name="P4">
Description: The German Technical Aid Organization Service has transferred the Kärcher WTC 5000 mobile water treatment station to Mykolaiv region - Ukrinform.</text:p>
      <text:p text:style-name="P4">
Images: ['<text:a xlink:type="simple" xlink:href="https://static.ukrinform.com/photos/2023_06/thumb_files/630_360_1686576151-972.jpg" text:style-name="Internet_20_link" text:visited-style-name="Visited_20_Internet_20_Link">
630_360_16865...</text:a>
']</text:p>
      <text:p text:style-name="P4">
Tags: ['Миколаївщина', 'Німеччина', 'Вода']</text:p>
      <text:p text:style-name="P4">
Type: Article</text:p>
      <!--METADATA-->
      <text:p text:style-name="P4">
<draw:frame draw:style-name="fr1" draw:name="Image67" text:anchor-type="as-char" svg:width="6.9236in" svg:height="3.956343in" draw:z-index="0">
<draw:image xlink:href="../Images/yкринформ/2023-06-12T16-24-00-03-00/630_360_1686576151-972.jpg" xlink:type="simple" xlink:show="embed" xlink:actuate="onLoad" draw:mime-type="image/jpeg"/>
</draw:frame>
The service of technical assistance of Germany was transferred to Mykolaiv region by the Kärcher WTC 5000 motivox station.</text:p>
      <text:p text:style-name="P4">
This was reported in <text:a xlink:type="simple" xlink:href="https://twitter.com/GermanyinUA/status/1668193311146868736" text:style-name="Internet_20_link" text:visited-style-name="Visited_20_Internet_20_Link">
Twitter</text:a>
The German Embassy in Ukraine, reports Ukrinform. .</text:p>
      <text:p text:style-name="P4">
“Thw(Bundesanstalt Technischeshilfswerk - Ed.)She handed over Kärcher WTC 5000 mobile water treatment station, ”the diploma was informed.</text:p>
      <text:p text:style-name="Quotations">

<text:p text:style-name="P4">
🇩🇪🇺🇦 <text:a xlink:type="simple" xlink:href="https://twitter.com/THWLeitung" text:style-name="Internet_20_link" text:visited-style-name="Visited_20_Internet_20_Link">
@thwleitung</text:a>
&gt;
 Transferred mobile water treatment station Kärcher WTC 5000 for Mykolaiv region. &gt;
 In May, Ukrainians participated in the training training and&gt;
 maintenance of water treatment equipment on the basis of the Thw Training Center in Haya. <text:a xlink:type="simple" xlink:href="https://twitter.com/hashtag/StandWithUkraine" text:style-name="Internet_20_link" text:visited-style-name="Visited_20_Internet_20_Link">
#Standwithukraine&gt;
</text:a>
&gt;
 <text:a xlink:type="simple" xlink:href="https://t.co/oRMd8BhcTR" text:style-name="Internet_20_link" text:visited-style-name="Visited_20_Internet_20_Link">
 pic.twitter.com/oRMd8BhcTR </text:a>
&gt;
&gt;
 - Embassy of Germany(@GermanyinUA)<text:a xlink:type="simple" xlink:href="https://twitter.com/GermanyinUA/status/1668193311146868736" text:style-name="Internet_20_link" text:visited-style-name="Visited_20_Internet_20_Link">
 June 12, 2023&gt;
 </text:a>
<text:span text:style-name="T4">
 Read also: </text:span>
 <text:a xlink:type="simple" xlink:href="https://www.ukrinform.ua/rubric-society/3721823-urad-opracovue-mozlivist-viplati-dopomogi-meskancam-pidtoplenih-teritorij-veresuk.html" text:style-name="Internet_20_link" text:visited-style-name="Visited_20_Internet_20_Link">
the government processes the possibility of paying <text:span text:style-name="T4">
 benefits </text:span>
 to the mins of flooded territories - Vereshchuk</text:a>
German diplomats recalled that in May, Ukrainians participated in training training and maintenance of water treatment equipment at the TW Basinavka Center in Hoya.</text:p>

</text:p>
      <text:p text:style-name="P4">
It was reported that Germany sent 56 electric generators and 5000 filters to Ukraine to provide people who were forced to escape the afternoon of the Kakhovskaya TPP.</text:p>
      <text:p text:style-name="P4">
News Source: <text:a xlink:type="simple" xlink:href="https://www.ukrinform.ua/rubric-regions/3721848-nimeccina-peredala-mikolaivsini-mobilnu-vodoocisnu-stanciu-karcher.html" text:style-name="Internet_20_link" text:visited-style-name="Visited_20_Internet_20_Link">
https://www.ukrinform.ua/rubric-regions/3721848-nimeccina-peredala-mikolaivsini-mobilnu-vodoocisnu-stanciu-karcher.html</text:a>
</text:p>
      <!--NEWS-->
      <text:h text:style-name="P10" text:outline-level="1">
<text:span text:style-name="T4">
Ukrzaliznytsia opened tickets to women's compartment</text:span>
</text:h>
      <text:p text:style-name="P4">
Authors: Ukrinform (Person)</text:p>
      <text:p text:style-name="P4">
Publisher: Укринформ (Organization)</text:p>
      <text:p text:style-name="P4">
Published Time: 2023-06-12T16:28:36+03:00</text:p>
      <text:p text:style-name="P4">
Modified Time: 2023-06-12T16:28:36+03:00</text:p>
      <text:p text:style-name="P4">
Description: JSC "Ukrzaliznytsya" opened the sale of tickets to the women's compartment of four trains of distant connection in pilot mode. Tickets are available in the UZ mobile application for trips from June 30. - Ukrinform.</text:p>
      <text:p text:style-name="P4">
Images: ['<text:a xlink:type="simple" xlink:href="https://static.ukrinform.com/photos/2023_06/thumb_files/630_360_1686576448-248.jpg" text:style-name="Internet_20_link" text:visited-style-name="Visited_20_Internet_20_Link">
630_360_16865...</text:a>
']</text:p>
      <text:p text:style-name="P4">
Tags: ['Потяг', 'Укрзалізниця', 'Жінки']</text:p>
      <text:p text:style-name="P4">
Type: Article</text:p>
      <!--METADATA-->
      <text:p text:style-name="P4">
<draw:frame draw:style-name="fr1" draw:name="Image68" text:anchor-type="as-char" svg:width="6.9236in" svg:height="3.956343in" draw:z-index="0">
<draw:image xlink:href="../Images/yкринформ/2023-06-12T16-28-36-03-00/630_360_1686576448-248.jpg" xlink:type="simple" xlink:show="embed" xlink:actuate="onLoad" draw:mime-type="image/jpeg"/>
</draw:frame>
JSC "Ukrzaliznytsya" opened the sale of tickets to women's cups of two trains of distant connections in pilot mode. Tickets are available in a mobile application for trips from June 30.</text:p>
      <text:p text:style-name="P4">
About it reports Ukrinform with reference to the press service <text:a xlink:type="simple" xlink:href="https://www.uz.gov.ua/press_center/up_to_date_topic/611662/" text:style-name="Internet_20_link" text:visited-style-name="Visited_20_Internet_20_Link">
UZ</text:a>
.</text:p>
      <text:p text:style-name="P4">
“UZ has found a quick technological solution for the implementation of women's compartments, Nadalivono will be finalized. Trains with women's purchases available for purchase, which are labeled in the application, and planting in such coupe will be open exclusively to women and <text:a xlink:type="simple" xlink:href="https://www.ukrinform.ua/tag-diti" text:style-name="Internet_20_link" text:visited-style-name="Visited_20_Internet_20_Link">
children</text:a>
, who is not 6 years old. The fare does not differ from the usual, the number of tickets for one order is limited by four, ”the testimony reads.</text:p>
      <text:p text:style-name="P4">
The company noted that during the pilot period, women's compartments will appear on 4 raisages of distant combinations, which are among the leaders in the number of registered skargs and conflict cases since the beginning of the year: No. 81 Kiev - Uzhgorod; №41 Dnipro - Truskavets; №75 Kiev - Kryvyi Rih and №15 Kharkiv - Yasinya.</text:p>
      <text:p text:style-name="P4">
<text:span text:style-name="T4">
 Read also: </text:span>
 [<text:span text:style-name="T4">
 Ukrzaliznitsa </text:span>
 I modernize the connection with the EU and purchased(https://www.ukrinform.ua/rubric-economy/3720685-ukrzaliznica-modernizue-spolucenna-z-es-ta-zakupit-lokomotiviv-grosi-dae-ebrr.html)You can buy tickets to women's coupes in these trains for trips from June 30.</text:p>
      <text:p text:style-name="P4">
"The sale will be only in the mobile application of Ukrzaliznytsia," the UZ press service.</text:p>
      <text:p text:style-name="P4">
As reported, Ukrzaliznytsia is considering a test with the introduction of a female commentary one of the elements of systematic strengthening of safety in trains.</text:p>
      <text:p text:style-name="P4">
Photo from open springs</text:p>
      <text:p text:style-name="P4">
News Source: <text:a xlink:type="simple" xlink:href="https://www.ukrinform.ua/rubric-society/3721851-ukrzaliznica-vidkrila-prodaz-kvitkiv-do-zinocih-kupe.html" text:style-name="Internet_20_link" text:visited-style-name="Visited_20_Internet_20_Link">
https://www.ukrinform.ua/rubric-society/3721851-ukrzaliznica-vidkrila-prodaz-kvitkiv-do-zinocih-kupe.html</text:a>
</text:p>
      <!--NEWS-->
      <text:h text:style-name="P10" text:outline-level="1">
<text:span text:style-name="T4">
Auctions on Prozorro. Sale have brought more than ₴ 3.5 billion</text:span>
</text:h>
      <text:p text:style-name="P4">
Authors: Ukrinform (Person)</text:p>
      <text:p text:style-name="P4">
Publisher: Укринформ (Organization)</text:p>
      <text:p text:style-name="P4">
Published Time: 2023-06-12T16:29:01+03:00</text:p>
      <text:p text:style-name="P4">
Modified Time: 2023-06-12T16:29:01+03:00</text:p>
      <text:p text:style-name="P4">
Description: Since the beginning of 2023, almost 7 thousand auctions have been successfully completed in the ProZorro system. - Ukrinform.</text:p>
      <text:p text:style-name="P4">
Images: ['<text:a xlink:type="simple" xlink:href="https://static.ukrinform.com/photos/2023_05/thumb_files/630_360_1684489449-145.jpg" text:style-name="Internet_20_link" text:visited-style-name="Visited_20_Internet_20_Link">
630_360_16844...</text:a>
']</text:p>
      <text:p text:style-name="P4">
Tags: ['Аукціон', 'Бюджет', 'ProZorro']</text:p>
      <text:p text:style-name="P4">
Type: Article</text:p>
      <!--METADATA-->
      <text:p text:style-name="P4">
<draw:frame draw:style-name="fr1" draw:name="Image69" text:anchor-type="as-char" svg:width="6.9236in" svg:height="3.956343in" draw:z-index="0">
<draw:image xlink:href="../Images/yкринформ/2023-06-12T16-29-01-03-00/630_360_1684489449-145.jpg" xlink:type="simple" xlink:show="embed" xlink:actuate="onLoad" draw:mime-type="image/jpeg"/>
</draw:frame>
Since the beginning of 20123, almost 7 thousand auctions have been successfully completed in the ProZorro system, which brought UAH 3.58 billion to the budget.</text:p>
      <text:p text:style-name="P4">
This was reported by the press service(https://www.facebook.com/prozorro.sale/posts/pfbid02egnfqzxDfpmgV5AgMxMGnn2NUoDgDXwMTjCogdy4cgDSvCDWiCT4EfE8DNaxqUGul), reports Ukrinform.</text:p>
      <text:p text:style-name="P4">
"For 2023, the Separates Separation has successfully completed nearly 7 thousand online auctions that have replenished budgets of different levels for UAH 3.58 billion," -is in the message.</text:p>
      <text:p text:style-name="P4">
<text:span text:style-name="T4">
 Read also: </text:span>
 <text:a xlink:type="simple" xlink:href="https://www.ukrinform.ua/rubric-economy/3718527-aukcioni-na-prozorroprodazi-popovnili-budzeti-majze-na-33-milarda.html" text:style-name="Internet_20_link" text:visited-style-name="Visited_20_Internet_20_Link">
auctions on <text:span text:style-name="T4">
 Prozorro </text:span>
. <text:span text:style-name="T4">
 Sales </text:span>
 replenished the budget for 3.3 billion</text:a>
According to the company, more than 1.5 thousand auctions are at the closing stage and can potentially replenish budgets of different levels by an additional 2 billion.</text:p>
      <text:p text:style-name="P4">
In terms of receipt, leadership keeps the sale of bankrupt banks(1,79mlrd UAH), had a privatization of state and communal property(524 million UAH), selling property and assets(420 million UAH), selling and renting land(301 million UAH), auctions within bankruptcy cases(294 million UAH).</text:p>
      <text:p text:style-name="P4">
Станом на 12 червня в системі Prozorro.Продажі оголошено понад 4 тис. онлайн-аукціонів.</text:p>
      <text:p text:style-name="P4">
<text:span text:style-name="T4">
Читайте також:</text:span>
 <text:a xlink:type="simple" xlink:href="https://www.ukrinform.ua/rubric-economy/3716035-u-prozorroprodazi-z-pocatku-roku-vidbulos-ponad-6-tisac-aukcioniv.html" text:style-name="Internet_20_link" text:visited-style-name="Visited_20_Internet_20_Link">
 У <text:span text:style-name="T4">
Prozorro</text:span>
 . <text:span text:style-name="T4">
Продажі</text:span>
 з початку року відбулосьпонад 6 тисяч аукціонів </text:a>
As it was reported, during the online auctions of small privatization, the Prozorro velcrone system. Sales Lviv earned 1 billion UAH for its budget.</text:p>
      <text:p text:style-name="P4">
News Source: <text:a xlink:type="simple" xlink:href="https://www.ukrinform.ua/rubric-economy/3721852-aukcioni-na-prozorroprodazi-prinesli-vze-ponad-35-milarda.html" text:style-name="Internet_20_link" text:visited-style-name="Visited_20_Internet_20_Link">
https://www.ukrinform.ua/rubric-economy/3721852-aukcioni-na-prozorroprodazi-prinesli-vze-ponad-35-milarda.html</text:a>
</text:p>
      <!--NEWS-->
      <text:h text:style-name="P10" text:outline-level="1">
<text:span text:style-name="T4">
On the coast of Odesa region after the blasting of the Kakhovskaya hydroelectric power station, six mines were found</text:span>
</text:h>
      <text:p text:style-name="P4">
Authors: Ukrinform (Person)</text:p>
      <text:p text:style-name="P4">
Publisher: Укринформ (Organization)</text:p>
      <text:p text:style-name="P4">
Published Time: 2023-06-12T16:31:53+03:00</text:p>
      <text:p text:style-name="P4">
Modified Time: 2023-06-12T16:31:53+03:00</text:p>
      <text:p text:style-name="P4">
Description: On the sea coast of the Odessa region, after the blasting by Russian invaders of the Kakhovka hydroelectric power plant, six mines have already been discovered within a week. - Ukrinform.</text:p>
      <text:p text:style-name="P4">
Images: ['<text:a xlink:type="simple" xlink:href="https://static.ukrinform.com/photos/2022_05/thumb_files/630_360_1653906262-842.jpg" text:style-name="Internet_20_link" text:visited-style-name="Visited_20_Internet_20_Link">
630_360_16539...</text:a>
']</text:p>
      <text:p text:style-name="P4">
Tags: ['Міна', 'Одещина', 'Каховська ГЕС']</text:p>
      <text:p text:style-name="P4">
Type: Article</text:p>
      <!--METADATA-->
      <text:p text:style-name="P4">
<draw:frame draw:style-name="fr1" draw:name="Image70" text:anchor-type="as-char" svg:width="6.9236in" svg:height="3.956343in" draw:z-index="0">
<draw:image xlink:href="../Images/yкринформ/2023-06-12T16-31-53-03-00/630_360_1653906262-842.jpg" xlink:type="simple" xlink:show="embed" xlink:actuate="onLoad" draw:mime-type="image/jpeg"/>
</draw:frame>
The Namorsk coast of the Odessa region after the blasting of the Russian invaders of the Kakakhovsky Hydroelectric power plant during the week had already discovered six mines.</text:p>
      <text:p text:style-name="P4">
According to Ukrinform, it reports <text:a xlink:type="simple" xlink:href="https://dpsu.gov.ua/ua/news/uvaga-zrosla-minna-nebezpeka-na-uzberezhzhi-odeshchini/" text:style-name="Internet_20_link" text:visited-style-name="Visited_20_Internet_20_Link">
State Border Service of Ukraine.</text:a>
"As a result of the blast of the Kakhovsky Hydroelectric Stan, the coast of the Odessa region nails garbage, which may include dangerous objects that can be identified at once," the border guards said.</text:p>
      <text:p text:style-name="P4">
As explained in the State Border Service, the mine-explosive barriers were torn away, which were equipped with which was equipped on the Dnieper and in the Kakhovka reservoir, which could be brought to the release of mines together with garbage.</text:p>
      <text:p text:style-name="P4">
Currently, a large number of mines are drifting in the water, which is not as compromised as sea mines and therefore pose a significant danger.</text:p>
      <text:p text:style-name="P4">
<text:span text:style-name="T4">
 Read also: </text:span>
 <text:a xlink:type="simple" xlink:href="https://www.ukrinform.ua/rubric-society/3721610-prikordonniki-fiksuut-nekerovani-vibuhi-boepripasiv-aki-vineslo-v-corne-more.html" text:style-name="Internet_20_link" text:visited-style-name="Visited_20_Internet_20_Link">
<text:span text:style-name="T4">
 border </text:span>
 Moonnii fix the uncontrollable explosives that have taken out in the Black Sea</text:a>
“In 7 days, border guards, together with other defense forces, found 6 mines of different modification, which the flood flow was thrown into the coast of Odesa region. Most exquisite objects were destroyed through a controlled blast, ”the State Tax Administration was destroyed.</text:p>
      <text:p text:style-name="P4">
In addition, border guards record that explosive objects are detonated in water, failing with other objects.</text:p>
      <text:p text:style-name="P4">
"The threat of mine danger remains high, especially after the storm," the State Tax Service of Ukraine emphasizes and urges citizens to disobey the garbage from the coast in no way.</text:p>
      <text:p text:style-name="P4">
<text:span text:style-name="T4">
 Read also: </text:span>
 <text:a xlink:type="simple" xlink:href="https://www.ukrinform.ua/rubric-regions/3721581-u-smitti-ake-pribivae-do-morskogo-uzberezza-moze-buti-vibuhivka-gumenuk.html" text:style-name="Internet_20_link" text:visited-style-name="Visited_20_Internet_20_Link">
in a trash that nails to the sea coast, can be a blast - <text:span text:style-name="T4">
 Humen </text:span>
 yuk</text:a>
It is possible to clean garbage only after checking the shore strip with explosives, added to the STSU.</text:p>
      <text:p text:style-name="P4">
As reported by Ukrinform, during the patrol in the Odessa region the border guards record as a result of the exploration(https://www.ukrinform.ua/rubric-regions/3720976-pidriv-grebli-kahovskoi-ges-more-na-odesini-peretvoruetsa-na-smittezvalise.html)and the cemetery of animals. Among the water found in the water - fragmentation, furniture, cars, lubricants, refrigerators.</text:p>
      <text:p text:style-name="P4">
News Source: <text:a xlink:type="simple" xlink:href="https://www.ukrinform.ua/rubric-regions/3721854-na-uzberezzi-odesini-pisla-pidrivu-kahovskoi-ges-viavili-vze-sist-min.html" text:style-name="Internet_20_link" text:visited-style-name="Visited_20_Internet_20_Link">
https://www.ukrinform.ua/rubric-regions/3721854-na-uzberezzi-odesini-pisla-pidrivu-kahovskoi-ges-viavili-vze-sist-min.html</text:a>
</text:p>
      <!--NEWS-->
      <text:h text:style-name="P10" text:outline-level="1">
<text:span text:style-name="T4">
The head of the IAEA told about plans during a visit to Ukraine</text:span>
</text:h>
      <text:p text:style-name="P4">
Authors: Ukrinform (Person)</text:p>
      <text:p text:style-name="P4">
Publisher: Укринформ (Organization)</text:p>
      <text:p text:style-name="P4">
Published Time: 2023-06-12T16:34:00+03:00</text:p>
      <text:p text:style-name="P4">
Modified Time: 2023-06-12T16:34:00+03:00</text:p>
      <text:p text:style-name="P4">
Description: Raphael Marianne Grossi, the General Director of the International Nuclear Energy Agency, said that he plans to meet with President Vladimir Zelensky during her visit to Ukraine. - Ukrinform.</text:p>
      <text:p text:style-name="P4">
Images: ['<text:a xlink:type="simple" xlink:href="https://static.ukrinform.com/photos/2023_06/thumb_files/630_360_1686576909-128.jpeg" text:style-name="Internet_20_link" text:visited-style-name="Visited_20_Internet_20_Link">
630_360_16865...</text:a>
']</text:p>
      <text:p text:style-name="P4">
Tags: ['МАГАТЕ', 'Візит', 'Зеленський', 'Запорізька АЕС']</text:p>
      <text:p text:style-name="P4">
Type: Article</text:p>
      <!--METADATA-->
      <text:p text:style-name="P4">
<draw:frame draw:style-name="fr1" draw:name="Image71" text:anchor-type="as-char" svg:width="6.9236in" svg:height="3.956343in" draw:z-index="0">
<draw:image xlink:href="../Images/yкринформ/2023-06-12T16-34-00-03-00/630_360_1686576909-128.jpeg" xlink:type="simple" xlink:show="embed" xlink:actuate="onLoad" draw:mime-type="image/jpeg"/>
</draw:frame>
The CEO of the International Nuclear Energy Agency, Raphael Marianne Gross, has been planning to meet with President Zelensky during her visit to Ukraine.</text:p>
      <text:p text:style-name="P4">
According to Ukrinform, Grossy wrote on his page in <text:a xlink:type="simple" xlink:href="https://twitter.com/rafaelmgrossi/status/1668239023855357952" text:style-name="Internet_20_link" text:visited-style-name="Visited_20_Internet_20_Link">
Twitter.</text:a>
“I go to Ukraine to meet President Vladimir <text:a xlink:type="simple" xlink:href="https://www.ukrinform.ua/tag-zelenskij" text:style-name="Internet_20_link" text:visited-style-name="Visited_20_Internet_20_Link">
Zelensky</text:a>
and to present the program of assistance to the consequences of catastrophic flooding of the dam in Nova Kakhovka, ”the agency's head wrote.</text:p>
      <text:p text:style-name="P4">
Grossy also noted that he intends to assess the situation at the Zaporozhye NPP and to rotate the IAEA mission team with support and assistance in Zaporozhye(Samz)with a reinforced team.</text:p>
      <text:p text:style-name="P4">
*!(https://www.ukrinform.ua/rubric-economy/3721701-ekspertam-magate-potriben-dostup-do-okupovanoi-zaporizkoi-teploelektrostancii-grossi.html)As it was reported, on June 7, Raphael Grosssey stated that he would head the mission that was eaten by the Zaporozhye NPP after [the Russian blast(https://www.ukrinform.ua/rubric-other_news/3720776-pidriv-rosianami-kahovskoi-ges-usi-novini.html). He added that it is a "crucial moment for nuclear safety."</text:p>
      <text:p text:style-name="P4">
We will remind that Russian troops on the night against June 6 carried out underwriting hydroelectric power station. As a result of the blasting of the machine hall inside, the station is completely destroyed.</text:p>
      <text:p text:style-name="P4">
<text:span text:style-name="T5">
Foto: Twitter Mariano Grossi</text:span>
</text:p>
      <text:p text:style-name="P4">
News Source: <text:a xlink:type="simple" xlink:href="https://www.ukrinform.ua/rubric-polytics/3721859-glava-magate-rozpoviv-pro-plani-pid-cas-vizitu-v-ukrainu.html" text:style-name="Internet_20_link" text:visited-style-name="Visited_20_Internet_20_Link">
https://www.ukrinform.ua/rubric-polytics/3721859-glava-magate-rozpoviv-pro-plani-pid-cas-vizitu-v-ukrainu.html</text:a>
</text:p>
      <!--NEWS-->
      <text:h text:style-name="P10" text:outline-level="1">
<text:span text:style-name="T4">
Putin through the mobilization of mostly indigenous peoples of the Russian Federation performs several tasks - political scientist</text:span>
</text:h>
      <text:p text:style-name="P4">
Authors: Ukrinform (Person)</text:p>
      <text:p text:style-name="P4">
Publisher: Укринформ (Organization)</text:p>
      <text:p text:style-name="P4">
Published Time: 2023-06-12T16:35:14+03:00</text:p>
      <text:p text:style-name="P4">
Modified Time: 2023-06-12T16:35:14+03:00</text:p>
      <text:p text:style-name="P4">
Description: Russian President Vladimir Putin through the mobilization of the indigenous peoples of Russia for war in Ukraine performs several internal and foreign policy tasks. - Ukrinform.</text:p>
      <text:p text:style-name="P4">
Images: ['<text:a xlink:type="simple" xlink:href="https://static.ukrinform.com/photos/2019_10/thumb_files/630_360_1572454498-858.jpg" text:style-name="Internet_20_link" text:visited-style-name="Visited_20_Internet_20_Link">
630_360_15724...</text:a>
']</text:p>
      <text:p text:style-name="P4">
Tags: ['Мобілізація', 'Путін', 'Війна з Росією']</text:p>
      <text:p text:style-name="P4">
Type: Article</text:p>
      <!--METADATA-->
      <text:p text:style-name="P4">
<draw:frame draw:style-name="fr1" draw:name="Image72" text:anchor-type="as-char" svg:width="6.9236in" svg:height="3.956343in" draw:z-index="0">
<draw:image xlink:href="../Images/yкринформ/2023-06-12T16-35-14-03-00/630_360_1572454498-858.jpg" xlink:type="simple" xlink:show="embed" xlink:actuate="onLoad" draw:mime-type="image/jpeg"/>
</draw:frame>
Russian President Vladimir Putin, through the mobilization of mostly indigenous peoples of Russia, warns the war in Ukraine at once several internal and foreign policy.</text:p>
      <text:p text:style-name="P4">
This opinion was expressed in a roundtable on the topic: "The enslaved births and sabotage of" Political scientist and officer of the Armed Forces Mikhail Basarab, Ukrinform correspondent reports.</text:p>
      <text:p text:style-name="P4">
“Putin and the banasas are mostly mobilized by the indigenous peoples of Russia. The first, the key, the task is genocide, the purposeful murder of representatives of these peoples on the battlefield in Ukraine, the culprits are used by the Russian army as "cannon meat", and the actually the number of these indigenous peoples decreases, "Basarab said.</text:p>
      <text:p text:style-name="P4">
*!(https://www.ukrinform.ua/rubric-world/3720671-sin-sojgu-vtik-iz-rosii-za-kilka-dniv-do-mobilizacii-rozsliduvanna.html)The second purpose of the Putin regime, according to the political scientist, is to "smear in the blood" and to adjust the representatives of the indigenous peoples of Russia of I -Ukrainians against each other.</text:p>
      <text:p text:style-name="P4">
"It is also a far -reaching deep -thought policy to kill a wedge between us by other natural allies, which are the indigenous peoples of Russia," - said.</text:p>
      <text:p text:style-name="P4">
He illustrated the third purpose of the Kremlin on the example of Chechnya Kadyrov's head.</text:p>
      <text:p text:style-name="P4">
<text:span text:style-name="T4">
 Read also: </text:span>
 [forced certification(https://www.ukrinform.ua/rubric-regions/3711706-primusova-pasportizacia-ziteliv-kahovki-zagarbniki-lakaut-mobilizaciu-i-viselennam.html)"Putin shows an inhuman, sometimes cartoon face of this representative of the Corre Peoples, against whom it seems more conscious, so you can agree on something:" Look at Kadyrov, and here is I. " Of course, Putin wins in this comparison. That is why it is such a discreditation of the noble peoples, including Chechens, to the whole world, so that the Chechen is a scoundrel because of this scoundrel(Kadirova - order.)He did not receive adequate support from the bloc of Ukrainians and countries of the free world, ”Basarab said.</text:p>
      <text:p text:style-name="P4">
As it was reported, President of Ukraine Volodymyr Zelensky called on the People's Cabinet, Siberia and other indigenous peoples in the Russian Federation to fight the Zvobodda, as Putin will not stop in the first wave of mobilization.</text:p>
      <text:p text:style-name="P4">
News Source: <text:a xlink:type="simple" xlink:href="https://www.ukrinform.ua/rubric-polytics/3721855-putin-slahom-mobilizacii-perevazno-korinnih-narodiv-rf-vikonue-vidrazu-kilka-zavdan-politolog.html" text:style-name="Internet_20_link" text:visited-style-name="Visited_20_Internet_20_Link">
https://www.ukrinform.ua/rubric-polytics/3721855-putin-slahom-mobilizacii-perevazno-korinnih-narodiv-rf-vikonue-vidrazu-kilka-zavdan-politolog.html</text:a>
</text:p>
      <!--NEWS-->
      <text:h text:style-name="P10" text:outline-level="1">
<text:span text:style-name="T4">
About 13,000 people have already evacuated the Philippines because of the volcano eruption</text:span>
</text:h>
      <text:p text:style-name="P4">
Authors: Ukrinform (Person)</text:p>
      <text:p text:style-name="P4">
Publisher: Укринформ (Organization)</text:p>
      <text:p text:style-name="P4">
Published Time: 2023-06-12T16:36:21+03:00</text:p>
      <text:p text:style-name="P4">
Modified Time: 2023-06-12T16:36:21+03:00</text:p>
      <text:p text:style-name="P4">
Description: About 13,000 people were evacuated in the northeast of the Philippines because of the eruption of the Mayon volcano. - Ukrinform.</text:p>
      <text:p text:style-name="P4">
Images: ['<text:a xlink:type="simple" xlink:href="https://static.ukrinform.com/photos/2023_06/thumb_files/630_360_1686576912-666.jpg" text:style-name="Internet_20_link" text:visited-style-name="Visited_20_Internet_20_Link">
630_360_16865...</text:a>
']</text:p>
      <text:p text:style-name="P4">
Tags: ['Евакуація', 'Філіппіни', 'Вулкан']</text:p>
      <text:p text:style-name="P4">
Type: Article</text:p>
      <!--METADATA-->
      <text:p text:style-name="P4">
<draw:frame draw:style-name="fr1" draw:name="Image73" text:anchor-type="as-char" svg:width="6.9236in" svg:height="3.956343in" draw:z-index="0">
<draw:image xlink:href="../Images/yкринформ/2023-06-12T16-36-21-03-00/630_360_1686576912-666.jpg" xlink:type="simple" xlink:show="embed" xlink:actuate="onLoad" draw:mime-type="image/jpeg"/>
</draw:frame>
About 13 thousand people were evacuated in the northeast of the Philippines because of the eruption of Vulcan Mayon.</text:p>
      <text:p text:style-name="P4">
As Ukrinform reports, it reports <text:a xlink:type="simple" xlink:href="https://www.bbc.com/news/world-asia-65874722" text:style-name="Internet_20_link" text:visited-style-name="Visited_20_Internet_20_Link">
BBC</text:a>
.</text:p>
      <text:p text:style-name="P4">
"About 13,000 people have been evacuated in the northeast of the Philippines, as the most famous volcano of the country mayon continues to actively throw a bench," - said the presentation.</text:p>
      <text:p text:style-name="P4">
The local authorities have declared evacuation of all residents within the radius of the six kilometer volcano. Currently, about 13,000 people have been moved to the shelter.</text:p>
      <text:p text:style-name="P4">
Known for its conical form, <text:a xlink:type="simple" xlink:href="https://www.ukrinform.ua/tag-vulkan" text:style-name="Internet_20_link" text:visited-style-name="Visited_20_Internet_20_Link">
volcano</text:a>
Mayon began to throw a bench last week. As a result of increased active activity, one of the provinces of the Philippines was in the disaster zone.</text:p>
      <text:p text:style-name="P4">
"There is a danger of a fleeting flow of volcanic gases and stones of the clawer," said the chief volcanologist of Teresito Bacolcol by local media.</text:p>
      <text:p text:style-name="P4">
Even more people can be evacuated if the mayon volcano eruption is coming in the coming days.</text:p>
      <text:p text:style-name="P4">
<text:span text:style-name="T4">
 Read also: </text:span>
 <text:a xlink:type="simple" xlink:href="https://www.ukrinform.ua/rubric-world/3713083-u-meksici-aktivizuvavsa-nebezpecnij-vulkan-25-miljoniv-ludej-poperedili-pro-evakuacia.html" text:style-name="Internet_20_link" text:visited-style-name="Visited_20_Internet_20_Link">
in Mexico intensified dangerous <text:span text:style-name="T4">
 volcano </text:span>
 - 25 millions of people warned about evacuation</text:a>
Currently, local experts have decided to raise the level of danger to three wrist scale. Located on the agricultural peninsula by Bicolus, Mayon is one of the most active volcanoes in the country.</text:p>
      <text:p text:style-name="P4">
As reported <text:a xlink:type="simple" xlink:href="https://www.ukrinform.ua/rubric-world/3719988-na-gavaah-pisla-trimisacnoi-pauzi-pocalosa-viverzenna-vulkana-kilauea.html" text:style-name="Internet_20_link" text:visited-style-name="Visited_20_Internet_20_Link">
Ukrinform</text:a>
, one of the most active volcanoes in the world, which is located in Hawaija, began to erupt after a three -month pause.</text:p>
      <text:p text:style-name="P4">
The Philippine authorities on Friday began to evacuate about 10,000 people who live near the Mayon volcano, after volcanic landlacers and hundreds of rockfalls have been recorded.</text:p>
      <text:p text:style-name="P4">
_ Photo: Getty Images _</text:p>
      <text:p text:style-name="P4">
News Source: <text:a xlink:type="simple" xlink:href="https://www.ukrinform.ua/rubric-world/3721857-na-filippinah-vze-evakuuvali-blizko-13-tisac-ludej-cerez-viverzenna-vulkana.html" text:style-name="Internet_20_link" text:visited-style-name="Visited_20_Internet_20_Link">
https://www.ukrinform.ua/rubric-world/3721857-na-filippinah-vze-evakuuvali-blizko-13-tisac-ludej-cerez-viverzenna-vulkana.html</text:a>
</text:p>
      <!--NEWS-->
      <text:h text:style-name="P10" text:outline-level="1">
<text:span text:style-name="T4">
Israel handed over humanitarian aid for the victims in Kherson region</text:span>
</text:h>
      <text:p text:style-name="P4">
Authors: Ukrinform (Person)</text:p>
      <text:p text:style-name="P4">
Publisher: Укринформ (Organization)</text:p>
      <text:p text:style-name="P4">
Published Time: 2023-06-12T16:42:06+03:00</text:p>
      <text:p text:style-name="P4">
Modified Time: 2023-06-12T16:42:06+03:00</text:p>
      <text:p text:style-name="P4">
Description: The Embassy of the State of Israel in Ukraine has transferred about 200 thousand liters of drinking water and more than 10 tons of food victims of Kakhovka Hydroelectric Power Plant in Kherson region. - Ukrinform.</text:p>
      <text:p text:style-name="P4">
Images: ['<text:a xlink:type="simple" xlink:href="https://static.ukrinform.com/photos/2023_06/thumb_files/630_360_1686574544-643.jpg" text:style-name="Internet_20_link" text:visited-style-name="Visited_20_Internet_20_Link">
630_360_16865...</text:a>
']</text:p>
      <text:p text:style-name="P4">
Tags: ['Гуманітарна допомога', 'Херсонщина', 'Ізраїль', 'Каховська ГЕС']</text:p>
      <text:p text:style-name="P4">
Type: Article</text:p>
      <!--METADATA-->
      <text:p text:style-name="P4">
<draw:frame draw:style-name="fr1" draw:name="Image74" text:anchor-type="as-char" svg:width="6.9236in" svg:height="3.956343in" draw:z-index="0">
<draw:image xlink:href="../Images/yкринформ/2023-06-12T16-42-06-03-00/630_360_1686574544-643.jpg" xlink:type="simple" xlink:show="embed" xlink:actuate="onLoad" draw:mime-type="image/jpeg"/>
</draw:frame>
The Israel Embassy in Ukraine has transferred about 200,000 liters of drinking water more than 10 tons of food to the Kakhovka Hydrorson region.</text:p>
      <text:p text:style-name="P4">
According to the Ukrinform correspondent, the assistance from the Embassy of the Taizrael Agency for International Cooperation in the field of Mashavbul development was transferred to the Kherson Regional Military Administration and the Ministry of Foreign Affairs of Ukraine.</text:p>
      <text:p text:style-name="P4">
“Thousands of people were left without a roof over their heads, without the most necessary, that is, drinking water, food. Today we transmit more than 200,000 liters of drinking <text:a xlink:type="simple" xlink:href="https://www.ukrinform.ua/tag-voda" text:style-name="Internet_20_link" text:visited-style-name="Visited_20_Internet_20_Link">
water</text:a>
and more than 10 tonnes of nutrition. In the coming days, we will send these products to the Kherson region, ”said the Ambassador of Israel to Ukraine Mikhail Brodsky.</text:p>
      <text:p text:style-name="P4">
Volunteers of the Support Kherson Charitable Foundation will be transferred to the ground.</text:p>
      <text:p text:style-name="P4">
<text:span text:style-name="T4">
 Read also: </text:span>
 <text:a xlink:type="simple" xlink:href="https://www.ukrinform.ua/rubric-society/3721723-vakcini-obladnanna-aptecki-ukraina-otrimala-partiu-medicnoi-gumdopomogi.html" text:style-name="Internet_20_link" text:visited-style-name="Visited_20_Internet_20_Link">
vaccines, equipment, first aid kits: Ukraine has received a batch of Humanoid</text:a>
As it was reported, Russian troops on the night against June 6 <text:a xlink:type="simple" xlink:href="https://www.ukrinform.ua/rubric-other_news/3720776-pidriv-rosianami-kahovskoi-ges-usi-novini.html" text:style-name="Internet_20_link" text:visited-style-name="Visited_20_Internet_20_Link">
carried out underwriting hydroelectric power station</text:a>
 <text:a xlink:type="simple" xlink:href="https://www.ukrinform.ua/rubric-other_news/3720776-pidriv-rosianami-kahovskoi-ges-usi-novini.html" text:style-name="Internet_20_link" text:visited-style-name="Visited_20_Internet_20_Link">
 .</text:a>
The evacuation of the population from the raising rates is ongoing.</text:p>
      <text:p text:style-name="P4">
The investigation under the article "Ecocid" has been started.</text:p>
      <text:p text:style-name="P4">
The Minister of Protection of the Environment and Natural Resources of Ukraine Ruslan Striple stated that the estimated amount of losses to the environment due to the undermining of the Kakhovka hydroelectric power station already exceeds UAH 55 billion.</text:p>
      <text:p text:style-name="P4">
News Source: <text:a xlink:type="simple" xlink:href="https://www.ukrinform.ua/rubric-regions/3721862-izrail-peredav-gumanitarnu-dopomogu-dla-postrazdalih-na-hersonsini.html" text:style-name="Internet_20_link" text:visited-style-name="Visited_20_Internet_20_Link">
https://www.ukrinform.ua/rubric-regions/3721862-izrail-peredav-gumanitarnu-dopomogu-dla-postrazdalih-na-hersonsini.html</text:a>
</text:p>
      <!--NEWS-->
      <text:h text:style-name="P10" text:outline-level="1">
<text:span text:style-name="T4">
About 63 thousand shelters have already been checked in Ukraine</text:span>
</text:h>
      <text:p text:style-name="P4">
Authors: Ukrinform (Person)</text:p>
      <text:p text:style-name="P4">
Publisher: Укринформ (Organization)</text:p>
      <text:p text:style-name="P4">
Published Time: 2023-06-12T16:43:54+03:00</text:p>
      <text:p text:style-name="P4">
Modified Time: 2023-06-12T16:43:54+03:00</text:p>
      <text:p text:style-name="P4">
Description: Police officers and rescuers, together with local self -government bodies, have already been tested about 63,000 shelves in Ukraine. - Ukrinform.</text:p>
      <text:p text:style-name="P4">
Images: ['<text:a xlink:type="simple" xlink:href="https://static.ukrinform.com/photos/2023_05/thumb_files/630_360_1684524477-301.jpeg" text:style-name="Internet_20_link" text:visited-style-name="Visited_20_Internet_20_Link">
630_360_16845...</text:a>
']</text:p>
      <text:p text:style-name="P4">
Tags: ['Клименко', 'перевірки', 'Укриття', 'Єдині новини']</text:p>
      <text:p text:style-name="P4">
Type: Article</text:p>
      <!--METADATA-->
      <text:p text:style-name="P4">
<draw:frame draw:style-name="fr1" draw:name="Image76" text:anchor-type="as-char" svg:width="6.9236in" svg:height="3.956343in" draw:z-index="0">
<draw:image xlink:href="../Images/yкринформ/2023-06-12T16-43-54-03-00/630_360_1684524477-301.jpeg" xlink:type="simple" xlink:show="embed" xlink:actuate="onLoad" draw:mime-type="image/jpeg"/>
</draw:frame>
Police officers and rescuers, together with local self -government bodies, have already translated about 63 thousand shelters in Ukraine.</text:p>
      <text:p text:style-name="P4">
The Minister of Internal Affairs Igor Klimenko informed about it in the Telectorhone "Unified News", Ukrinform correspondent reports.</text:p>
      <text:p text:style-name="P4">
“We have already checked about 63 thousand shelters and bomb shelters.(https://www.ukrinform.ua/tag-dsns)Of course, together with local governments. In Ukraine about 24%(shelters - ed.)are not suitable for further use, ”he said.</text:p>
      <text:p text:style-name="P4">
Klimenko informed that during these inspections more than 9% of shelters were closed, had to be found in the telephone mode of owners of business entities that are abroad, so that these storage facilities could be opened and checked in what condition.</text:p>
      <text:p text:style-name="P4">
The Minister assured that the employees of the ministry would continue this work.</text:p>
      <text:p text:style-name="P4">
<text:span text:style-name="T4">
 Read also: </text:span>
 <text:a xlink:type="simple" xlink:href="https://www.ukrinform.ua/rubric-kyiv/3721346-u-kievi-perevirili-vsi-ukritta-65-viznali-pridatnimi.html" text:style-name="Internet_20_link" text:visited-style-name="Visited_20_Internet_20_Link">
in Kiev checked all <text:span text:style-name="T4">
 shelter </text:span>
 I: 65% recognized as applicable</text:a>
“I would also like to recommend here to the heads of economic entities, the IDP power on a constant basis to control the performance of these shelters, because it is the life of people. And I would like to remind that we will sufficiently carefully check these shelters and bomb shelters, ”said the head of the Ministry of Internal Affairs of Ukraine.</text:p>
      <text:p text:style-name="P4">
He informed that the local authorities would be given recommendations and instructions for the equipment of appropriate shelters for our citizens.</text:p>
      <text:p text:style-name="P4">
The police reported that more than 4,200 shelters have been said in Kharkiv region in ten days, of which more than 760 are not suitable for use.</text:p>
      <text:p text:style-name="P4">
News Source: <text:a xlink:type="simple" xlink:href="https://www.ukrinform.ua/rubric-society/3721863-v-ukraini-perevirili-vze-blizko-63-tisac-ukrittiv.html" text:style-name="Internet_20_link" text:visited-style-name="Visited_20_Internet_20_Link">
https://www.ukrinform.ua/rubric-society/3721863-v-ukraini-perevirili-vze-blizko-63-tisac-ukrittiv.html</text:a>
</text:p>
      <!--NEWS-->
      <text:h text:style-name="P10" text:outline-level="1">
<text:span text:style-name="T4">
In the center of the tallest city of Ukraine Rakhov was equipped with an alley of heroes</text:span>
</text:h>
      <text:p text:style-name="P4">
Authors: Ukrinform (Person)</text:p>
      <text:p text:style-name="P4">
Publisher: Укринформ (Organization)</text:p>
      <text:p text:style-name="P4">
Published Time: 2023-06-12T16:44:32+03:00</text:p>
      <text:p text:style-name="P4">
Modified Time: 2023-06-12T16:44:32+03:00</text:p>
      <text:p text:style-name="P4">
Description: In Transcarpathia, in the center of the highest mountain city of Ukraine - Rakhov, equipped an alley of heroes. - Ukrinform.</text:p>
      <text:p text:style-name="P4">
Images: ['<text:a xlink:type="simple" xlink:href="https://static.ukrinform.com/photos/2023_06/thumb_files/630_360_1686577250-4379.jpeg" text:style-name="Internet_20_link" text:visited-style-name="Visited_20_Internet_20_Link">
630_360_16865...</text:a>
']</text:p>
      <text:p text:style-name="P4">
Tags: ['Фото', 'Герой України', 'Закарпаття']</text:p>
      <text:p text:style-name="P4">
Type: Article</text:p>
      <!--METADATA-->
      <text:p text:style-name="P4">
<draw:frame draw:style-name="fr1" draw:name="Image77" text:anchor-type="as-char" svg:width="6.9236in" svg:height="3.956343in" draw:z-index="0">
<draw:image xlink:href="../Images/yкринформ/2023-06-12T16-44-32-03-00/630_360_1686577250-4379.jpeg" xlink:type="simple" xlink:show="embed" xlink:actuate="onLoad" draw:mime-type="image/jpeg"/>
</draw:frame>
Nazakarpattya, in the center of the highest mountain city of Ukraine - Rakhov, was equipped with the heroes.</text:p>
      <text:p text:style-name="P4">
This was reported on the [Rakhiv Tergromady] page](http://rakhiv-mr.gov.ua/u-rakhivskiy-terytorialniy-hromadi-vstanovyly-aleiu-slavy-heroiv-foto/?fbclid=IwAR0qQB6GDnvf3-wbHxvXWNTROSci7DzpXP_fFLGsjZNvNtj-ikoHNck4hS0), reports Ukrinform.</text:p>
      <text:p text:style-name="P4">
"Cuba with photo portraits of heroes-countrymen who died in the Russian-Ukrainian war since 2014 were installed in the Rakhiv territorial community. They were erected in the central part of the city," the message reads.</text:p>
      <text:p text:style-name="P4">
</text:p>
      <text:p text:style-name="P4">
<text:a xlink:type="simple" xlink:href="https://static.ukrinform.com/photos/2023_06/1686577250-9987.jpeg" text:style-name="Internet_20_link" text:visited-style-name="Visited_20_Internet_20_Link">
 </text:a>
 <text:a xlink:type="simple" xlink:href="https://static.ukrinform.com/photos/2023_06/1686577250-2533.jpeg" text:style-name="Internet_20_link" text:visited-style-name="Visited_20_Internet_20_Link">
</text:a>
 <text:a xlink:type="simple" xlink:href="https://static.ukrinform.com/photos/2023_06/1686577250-4379.jpeg" text:style-name="Internet_20_link" text:visited-style-name="Visited_20_Internet_20_Link">
<draw:frame draw:style-name="fr1" draw:name="Image81" text:anchor-type="as-char" svg:width="6.9236in" svg:height="3.956343in" draw:z-index="0">
<draw:image xlink:href="../Images/yкринформ/2023-06-12T16-44-32-03-00/630_360_1686577250-4379.jpeg" xlink:type="simple" xlink:show="embed" xlink:actuate="onLoad" draw:mime-type="image/jpeg"/>
</draw:frame>
</text:a>
 <text:a xlink:type="simple" xlink:href="https://static.ukrinform.com/photos/2023_06/1686577250-6227.jpeg" text:style-name="Internet_20_link" text:visited-style-name="Visited_20_Internet_20_Link">
</text:a>
 <text:a xlink:type="simple" xlink:href="https://static.ukrinform.com/photos/2023_06/1686577250-6799.jpeg" text:style-name="Internet_20_link" text:visited-style-name="Visited_20_Internet_20_Link">
</text:a>
 <text:a xlink:type="simple" xlink:href="https://static.ukrinform.com/photos/2023_06/1686577250-2137.jpeg" text:style-name="Internet_20_link" text:visited-style-name="Visited_20_Internet_20_Link">
</text:a>
 <text:a xlink:type="simple" xlink:href="https://static.ukrinform.com/photos/2023_06/1686577251-9734.jpeg" text:style-name="Internet_20_link" text:visited-style-name="Visited_20_Internet_20_Link">
</text:a>
 <text:a xlink:type="simple" xlink:href="https://static.ukrinform.com/photos/2023_06/1686577251-1518.jpeg" text:style-name="Internet_20_link" text:visited-style-name="Visited_20_Internet_20_Link">
</text:a>
 <text:a xlink:type="simple" xlink:href="https://static.ukrinform.com/photos/2023_06/1686577251-3873.jpeg" text:style-name="Internet_20_link" text:visited-style-name="Visited_20_Internet_20_Link">
</text:a>
 <text:a xlink:type="simple" xlink:href="https://static.ukrinform.com/photos/2023_06/1686577251-3977.jpeg" text:style-name="Internet_20_link" text:visited-style-name="Visited_20_Internet_20_Link">
</text:a>
 <text:a xlink:type="simple" xlink:href="https://static.ukrinform.com/photos/2023_06/1686577251-6993.jpeg" text:style-name="Internet_20_link" text:visited-style-name="Visited_20_Internet_20_Link">
</text:a>
 <text:a xlink:type="simple" xlink:href="https://static.ukrinform.com/photos/2023_06/1686577251-7410.jpeg" text:style-name="Internet_20_link" text:visited-style-name="Visited_20_Internet_20_Link">
</text:a>
</text:p>
      <text:p text:style-name="P4">
<text:span text:style-name="T4">
 Read also: </text:span>
 <text:a xlink:type="simple" xlink:href="https://www.ukrinform.ua/rubric-society/3720720-reestracia-v-uzgorodi-ta-avtobus-do-aeroportu-ukraincam-proponuut-litati-z-slovaccini.html" text:style-name="Internet_20_link" text:visited-style-name="Visited_20_Internet_20_Link">
registration in Uzhgorod and bus to the airport: Ukrainians are asked to fly from Slovakia</text:a>
Also, information is collected where he served and under what circumstances he gave his life for the will of Ukraine.</text:p>
      <text:p text:style-name="P4">
According to the city council, residents and guests of Rakhov are suitable and given to fallen soldiers, light candles and put flowers.</text:p>
      <text:p text:style-name="P4">
As reported by Ukrinform, an exhibition of photos within the framework of the City and their Heroes Project was opened in Kharkiv in the transition between the Maidan Constitution metro stations and the Historical Museum.</text:p>
      <text:p text:style-name="P4">
News Source: <text:a xlink:type="simple" xlink:href="https://www.ukrinform.ua/rubric-regions/3721864-u-centri-najvisokogirnisogo-mista-ukraini-rahova-oblastuvali-aleu-geroiv.html" text:style-name="Internet_20_link" text:visited-style-name="Visited_20_Internet_20_Link">
https://www.ukrinform.ua/rubric-regions/3721864-u-centri-najvisokogirnisogo-mista-ukraini-rahova-oblastuvali-aleu-geroiv.html</text:a>
</text:p>
      <!--NEWS-->
      <text:h text:style-name="P10" text:outline-level="1">
<text:span text:style-name="T4">
Marchenko and Sachko went to the finals of Challenger's qualification in Bratislava</text:span>
</text:h>
      <text:p text:style-name="P4">
Authors: Ukrinform (Person)</text:p>
      <text:p text:style-name="P4">
Publisher: Укринформ (Organization)</text:p>
      <text:p text:style-name="P4">
Published Time: 2023-06-12T16:45:05+03:00</text:p>
      <text:p text:style-name="P4">
Modified Time: 2023-06-12T16:45:05+03:00</text:p>
      <text:p text:style-name="P4">
Description: Sachko gave the opponent only one game. - Ukrinform.</text:p>
      <text:p text:style-name="P4">
Images: ['<text:a xlink:type="simple" xlink:href="https://static.ukrinform.com/photos/2023_06/thumb_files/630_360_1686577456-152.jpeg" text:style-name="Internet_20_link" text:visited-style-name="Visited_20_Internet_20_Link">
630_360_16865...</text:a>
']</text:p>
      <text:p text:style-name="P4">
Tags: ['Теніс']</text:p>
      <text:p text:style-name="P4">
Type: Article</text:p>
      <!--METADATA-->
      <text:p text:style-name="P4">
<draw:frame draw:style-name="fr1" draw:name="Image91" text:anchor-type="as-char" svg:width="6.9236in" svg:height="3.956343in" draw:z-index="0">
<draw:image xlink:href="../Images/yкринформ/2023-06-12T16-45-05-03-00/630_360_1686577456-152.jpeg" xlink:type="simple" xlink:show="embed" xlink:actuate="onLoad" draw:mime-type="image/jpeg"/>
</draw:frame>
Sacracy gave the opponent only one game.</text:p>
      <text:p text:style-name="P4">
Ukrainian tennis players Ilya Marchenko and Vitaliy Sachko have successfully started the defanctions of the ATP Challenger tournament in Bratislava, Ukrinform reports.</text:p>
      <text:p text:style-name="P4">
Marchenko in three sets beat the Slovenets of Blazha Rock - 6: 4, 5: 7, 3: 6. The first seized on the Slovenian tennis player. In the second party, Marchenko lost 3: 5, but was able to win four games in a row. In the decisive Setiuskuzk, he took two innings of the opponent and reached the finals of qualification.</text:p>
      <text:p text:style-name="P4">
Much easier was the match of the net with Argentine Ignatius Monoson. Vitalii gave the opponent only one game in the match, spending a little more than an hour on the match - 6: 0, 6: 1.</text:p>
      <text:p text:style-name="P4">
<text:span text:style-name="T4">
 Read also: </text:span>
 <text:a xlink:type="simple" xlink:href="https://www.ukrinform.ua/rubric-sports/3721623-oleksij-krutih-zalisaetsa-persou-raketkou-ukraini.html" text:style-name="Internet_20_link" text:visited-style-name="Visited_20_Internet_20_Link">
Alexey Kruty remains the first "racket" of Ukraine</text:a>
In the finale of the qualification Marchenko will play with Brazilian Daniel Dutra da Silva.</text:p>
      <text:p text:style-name="P4">
Photo: btu.org.ua</text:p>
      <text:p text:style-name="P4">
News Source: <text:a xlink:type="simple" xlink:href="https://www.ukrinform.ua/rubric-sports/3721865-marcenko-i-sacko-vijsli-u-final-kvalifikacii-cellendzera-u-bratislavi.html" text:style-name="Internet_20_link" text:visited-style-name="Visited_20_Internet_20_Link">
https://www.ukrinform.ua/rubric-sports/3721865-marcenko-i-sacko-vijsli-u-final-kvalifikacii-cellendzera-u-bratislavi.html</text:a>
</text:p>
      <!--NEWS-->
      <text:h text:style-name="P10" text:outline-level="1">
<text:span text:style-name="T4">
New Zealand TRC editor has written pro -Russian theses to news about Ukraine</text:span>
</text:h>
      <text:p text:style-name="P4">
Authors: Ukrinform (Person)</text:p>
      <text:p text:style-name="P4">
Publisher: Укринформ (Organization)</text:p>
      <text:p text:style-name="P4">
Published Time: 2023-06-12T16:52:00+03:00</text:p>
      <text:p text:style-name="P4">
Modified Time: 2023-06-12T16:52:00+03:00</text:p>
      <text:p text:style-name="P4">
Description: The National TV and Radio Company of New Zealand (RNZ) stated that it would check thousands of publications after discovering the pro-Kremliv theses, which have been added to at least 16 news about the war in Ukraine. - Ukrinform.</text:p>
      <text:p text:style-name="P4">
Images: ['<text:a xlink:type="simple" xlink:href="https://static.ukrinform.com/photos/2018_07/thumb_files/630_360_1531205946-6423.jpg" text:style-name="Internet_20_link" text:visited-style-name="Visited_20_Internet_20_Link">
630_360_15312...</text:a>
']</text:p>
      <text:p text:style-name="P4">
Tags: ['Нова Зеландія', 'Війна з Росією']</text:p>
      <text:p text:style-name="P4">
Type: Article</text:p>
      <!--METADATA-->
      <text:p text:style-name="P4">
<draw:frame draw:style-name="fr1" draw:name="Image92" text:anchor-type="as-char" svg:width="6.9236in" svg:height="3.956343in" draw:z-index="0">
<draw:image xlink:href="../Images/yкринформ/2023-06-12T16-52-00-03-00/630_360_1531205946-6423.jpg" xlink:type="simple" xlink:show="embed" xlink:actuate="onLoad" draw:mime-type="image/jpeg"/>
</draw:frame>
New Zealand National TV and Radio Company(Rnz)She stated that the two publications were checked after the pro-Kremlin abstracts were discovered, which were added to the first 16 news about the war in Ukraine.</text:p>
      <text:p text:style-name="P4">
About it reports Ukrinform with reference to <text:a xlink:type="simple" xlink:href="https://www.theguardian.com/world/2023/jun/12/radio-new-zealand-employee-placed-on-leave-amid-investigation-into-pro-russia-editing-of-ukraine-reports" text:style-name="Internet_20_link" text:visited-style-name="Visited_20_Internet_20_Link">
The Guardian.</text:a>
"An investigation is being investigated on the alleged behavior of one employee related to this case. This employee is on vacation and does not have a release to RNZ computer systems," the TV and Radio Company said.</text:p>
      <text:p text:style-name="P4">
RNZ also announced an external evaluation of its processing of online pages and promised to publish its results.</text:p>
      <text:p text:style-name="P4">
According to The Guardian, there were evidence that a number of articles belonging to the Reuters and BBC information were presented in the RNZAC, adding new sentences and paragraphs to them. The RNZ CEO Paul Thompsonna was amended by "Prokremlivsky Garbage". In addition, he stated that the news will check thousands of articles "with special care". According to Thompson, about 250 publications have already been revised.</text:p>
      <text:p text:style-name="P4">
Television Broadcasting Minister <text:a xlink:type="simple" xlink:href="https://www.ukrinform.ua/tag-nova-zelandia" text:style-name="Internet_20_link" text:visited-style-name="Visited_20_Internet_20_Link">
New Zealand</text:a>
Willie Jackson said it was a "serious problem" and an "unprecedented case for RNZ".</text:p>
      <text:p text:style-name="P4">
The articles in question are dated April 2022. In particular, a number of changes with pro -Russian theses were made and without indicating the authority. Yes, the changes included adding the word "revolution" to describe the revolution of the benefits; a change in the description of the former "pro -Russian President of Ukraine" to the "pro -Russian elected government"; adding references to the "pro -Western government" that "suppressed ethnic Russians"; Adding to Russia's concern about "neo -Nazi elements" in Ukraine.</text:p>
      <text:p text:style-name="P4">
Some of the news introduced entire paragraphs, which said that Russia began its interruption, "claiming that the US -supported revolution in 2014 created a threat to its borders and laid civilian, during which Russian -speaking minorities were pursued."</text:p>
      <text:p text:style-name="P4">
In particular, one of the materials argued that "Russia annexed Crimea of post -referendum, since the new pro -Western government suppressed ethnic Russians in the South and South of Ukraine."RNZ includes a national radio station and a news website. The government organization is organizational, but it has an independent editorial policy. The radio is one of the largest media in the country, RNZ reports regularly reprint sites and newspapers throughout the country.</text:p>
      <text:p text:style-name="P4">
As reported by Ukrinform, Russian cybercriminals abducted personal data at the same time a hundred thousand state sphere employees in Canadian <text:a xlink:type="simple" xlink:href="https://www.ukrinform.ua/rubric-technology/3719768-zertvami-rosijskih-hakeriv-stali-100-tisac-kanadciv.html" text:style-name="Internet_20_link" text:visited-style-name="Visited_20_Internet_20_Link">
Province of Novashtland</text:a>
 .</text:p>
      <text:p text:style-name="P4">
News Source: <text:a xlink:type="simple" xlink:href="https://www.ukrinform.ua/rubric-world/3721872-redaktor-trk-novoi-zelandii-dopisuvav-prorosijski-tezi-u-novini-pro-ukrainu.html" text:style-name="Internet_20_link" text:visited-style-name="Visited_20_Internet_20_Link">
https://www.ukrinform.ua/rubric-world/3721872-redaktor-trk-novoi-zelandii-dopisuvav-prorosijski-tezi-u-novini-pro-ukrainu.html</text:a>
</text:p>
      <!--NEWS-->
      <text:h text:style-name="P10" text:outline-level="1">
<text:span text:style-name="T4">
Moldova provided humanitarian aid to Ukraine</text:span>
</text:h>
      <text:p text:style-name="P4">
Authors: Ukrinform (Person)</text:p>
      <text:p text:style-name="P4">
Publisher: Укринформ (Organization)</text:p>
      <text:p text:style-name="P4">
Published Time: 2023-06-12T16:55:01+03:00</text:p>
      <text:p text:style-name="P4">
Modified Time: 2023-06-12T16:55:01+03:00</text:p>
      <text:p text:style-name="P4">
Description: The Moldova Government provided Ukrainian rescuers of humanitarian aid, in particular - pumping stations, plastic and inflatable boats, rubber boots and motor pump. - Ukrinform.</text:p>
      <text:p text:style-name="P4">
Images: ['<text:a xlink:type="simple" xlink:href="https://static.ukrinform.com/photos/2023_06/thumb_files/630_360_1686578051-493.jpg" text:style-name="Internet_20_link" text:visited-style-name="Visited_20_Internet_20_Link">
630_360_16865...</text:a>
']</text:p>
      <text:p text:style-name="P4">
Tags: ['ДСНС', 'Гуманітарна допомога', 'Молдова']</text:p>
      <text:p text:style-name="P4">
Type: Article</text:p>
      <!--METADATA-->
      <text:p text:style-name="P4">
<draw:frame draw:style-name="fr1" draw:name="Image93" text:anchor-type="as-char" svg:width="6.9236in" svg:height="3.956343in" draw:z-index="0">
<draw:image xlink:href="../Images/yкринформ/2023-06-12T16-55-01-03-00/630_360_1686578051-493.jpg" xlink:type="simple" xlink:show="embed" xlink:actuate="onLoad" draw:mime-type="image/jpeg"/>
</draw:frame>
The Uwormolds provided Ukrainian rescuers with a humanitarian aid party, including pumping stations, plastic and inflatable boats, rubber boots and motor pumps.</text:p>
      <text:p text:style-name="P4">
About it in <text:a xlink:type="simple" xlink:href="https://www.facebook.com/MNS.GOV.UA/posts/pfbid02GmoQmMM7JfmvfmmQTQfAFTHZTYhU97CBffmnzowWKtLkN3ezzb3tk4fR8DWy1xSVl" text:style-name="Internet_20_link" text:visited-style-name="Visited_20_Internet_20_Link">
Facebook</text:a>
The press service of the State Service of Ukraine for Emergency Situations informed, Ukrinform reports.</text:p>
      <text:p text:style-name="P4">
“The Government of the Republic of Moldova, represented by the General Inspectorate of the Ministry of Internal Affairs of the Republic of Moldova, provided humanitarian assistance from the SES of Ukraine for the treatment of the consequences of man -made catastrophe, which arose as a result of damage to the Kakhovsky Hydroelectric power plant. Humanitarian aid includes: 2 pumping, 7 plastic boats, 5 inflatable boats, 161 pair of rubber boots, motor pump, food, ”the message said.</text:p>
      <text:p text:style-name="P4">
Ukrainian rescuers have expressed their sincere gratitude to the Moldovan government for the Ministry of Internal Affairs of the Ministry of Internal Affairs of Moldova for support.</text:p>
      <text:p text:style-name="P4">
As it was reported, the SES received from Polish-Ukrainian benefactors of the human help.</text:p>
      <text:p text:style-name="P4">
News Source: <text:a xlink:type="simple" xlink:href="https://www.ukrinform.ua/rubric-society/3721871-moldova-nadala-ukraini-gumanitarnu-dopomogu.html" text:style-name="Internet_20_link" text:visited-style-name="Visited_20_Internet_20_Link">
https://www.ukrinform.ua/rubric-society/3721871-moldova-nadala-ukraini-gumanitarnu-dopomogu.html</text:a>
</text:p>
      <!--NEWS-->
      <text:h text:style-name="P10" text:outline-level="1">
<text:span text:style-name="T4">
700 tons of water were brought to Nikopol region</text:span>
</text:h>
      <text:p text:style-name="P4">
Authors: Ukrinform (Person)</text:p>
      <text:p text:style-name="P4">
Publisher: Укринформ (Organization)</text:p>
      <text:p text:style-name="P4">
Published Time: 2023-06-12T16:55:29+03:00</text:p>
      <text:p text:style-name="P4">
Modified Time: 2023-06-12T16:55:29+03:00</text:p>
      <text:p text:style-name="P4">
Description: To the communities of Nikopol district of Dnipropetrovsk region, which remained without water supply due to undermining the Kakhovka hydroelectric power station, 10 tanks with water were brought, 70 tons each. - Ukrinform.</text:p>
      <text:p text:style-name="P4">
Images: ['<text:a xlink:type="simple" xlink:href="https://static.ukrinform.com/photos/2023_06/thumb_files/630_360_1686577445-774.jpg" text:style-name="Internet_20_link" text:visited-style-name="Visited_20_Internet_20_Link">
630_360_16865...</text:a>
']</text:p>
      <text:p text:style-name="P4">
Tags: ['Дніпропетровщина', 'Нікополь', 'Вода', 'Каховська ГЕС']</text:p>
      <text:p text:style-name="P4">
Type: Article</text:p>
      <!--METADATA-->
      <text:p text:style-name="P4">
<draw:frame draw:style-name="fr1" draw:name="Image94" text:anchor-type="as-char" svg:width="6.9236in" svg:height="3.956343in" draw:z-index="0">
<draw:image xlink:href="../Images/yкринформ/2023-06-12T16-55-29-03-00/630_360_1686577445-774.jpg" xlink:type="simple" xlink:show="embed" xlink:actuate="onLoad" draw:mime-type="image/jpeg"/>
</draw:frame>
To the Civicopol district of Dnipropetrovsk region, which remained without water supply blasting the Kakhovka hydroelectric power station, they brought 10 tanks with water, 70 tons each.</text:p>
      <text:p text:style-name="P4">
About it reports <text:a xlink:type="simple" xlink:href="https://adm.dp.gov.ua/news/bez-vodopostachannya-nikopolshchina-ta-chastina-krivorizhzhya-lyudyam-pidvozyat-vodu" text:style-name="Internet_20_link" text:visited-style-name="Visited_20_Internet_20_Link">
press service of Dnipropetrovsk Ova</text:a>
, reports Ukrinform.</text:p>
      <text:p text:style-name="P4">
"In the Kryvyi Rih district, water is brought according to the schedule. This process is organized by Nikopol region. More than 10 tanks with water have already been delivered there at 70 thin," - the message reads.</text:p>
      <text:p text:style-name="P4">
It is reported that 18 fire trucks and about half a hundred. Some of them were provided free of charge. The area organizes 53pins of water extraction.</text:p>
      <text:p text:style-name="P4">
“Businesses and international organizations are transferred to residents. Communication with them is conducted through the Coordination Center for Civil Procedure Support. We send the humanitarian cargo to where they are needed first, ”said Ova Chief Sergei Lisak.</text:p>
      <text:p text:style-name="P4">
According to him, the quality <text:a xlink:type="simple" xlink:href="https://www.ukrinform.ua/tag-voda" text:style-name="Internet_20_link" text:visited-style-name="Visited_20_Internet_20_Link">
of water</text:a>
, which is brought to people, constantly controlled by specialists. It corresponds to all sanitary and safe.</text:p>
      <text:p text:style-name="P4">
<text:span text:style-name="T4">
 Read also: </text:span>
 [undermining Kakhovskaya hydroelectric power station: water supply of Kryvyi ROGUZATIONS ONL(https://www.ukrinform.ua/rubric-regions/3720888-pidriv-kahovskoi-ges-vodopostacanna-krivogo-rogu-zdijsnuetsa-viklucno-na-rezervah.html)The head of the Ova emphasized that the work is now aimed at the fastest possible to provide stable water supply to the communities as soon as possible.</text:p>
      <text:p text:style-name="P4">
“Water -modernization works have already started. And preparing for the larger -scale project is the construction of the main water supply, ”he said.</text:p>
      <text:p text:style-name="P4">
<text:span text:style-name="T4">
 Read also: </text:span>
 <text:a xlink:type="simple" xlink:href="https://www.ukrinform.ua/rubric-regions/3721499-kozen-zitel-krivogo-rogu-mae-skorotiti-spozivanna-vodi-na-40-vilkul.html" text:style-name="Internet_20_link" text:visited-style-name="Visited_20_Internet_20_Link">
every resident of Kryvyi Rih should reduce water consumption 40% - <text:span text:style-name="T4">
 Vilkul </text:span>
</text:a>
In the areas, they work on the expansion of the wells, in particular for hospitals. Existing. The likelihood of placement of mechanical columns is also worked out. Already identified 60 locations. They are in the Pokrovsky community of Nikopol district, in the Glevaty and Apostolic -Kryvyi Rih.As reported by Ukrinform, in the Kryvyi Rih district of Dnipropetrovsk regions as a result of grounding the Kakhovka reservoir through [undermining the Russians(https://www.ukrinform.ua/rubric-other_news/3720776-pidriv-rosianami-kahovskoi-ges-usi-novini.html)The water supply of the Ugrushev community stopped completely, in two more.</text:p>
      <text:p text:style-name="P4">
Photo: dp.gov.ua</text:p>
      <text:p text:style-name="P4">
News Source: <text:a xlink:type="simple" xlink:href="https://www.ukrinform.ua/rubric-regions/3721875-na-nikopolsinu-zavezli-700-tonn-vodi.html" text:style-name="Internet_20_link" text:visited-style-name="Visited_20_Internet_20_Link">
https://www.ukrinform.ua/rubric-regions/3721875-na-nikopolsinu-zavezli-700-tonn-vodi.html</text:a>
</text:p>
      <!--NEWS-->
      <text:h text:style-name="P10" text:outline-level="1">
<text:span text:style-name="T4">
The enemy has struck the Air Force on Orykhov, is dead and wounded</text:span>
</text:h>
      <text:p text:style-name="P4">
Authors: Ukrinform (Person)</text:p>
      <text:p text:style-name="P4">
Publisher: Укринформ (Organization)</text:p>
      <text:p text:style-name="P4">
Published Time: 2023-06-12T17:01:59+03:00</text:p>
      <text:p text:style-name="P4">
Modified Time: 2023-06-12T17:01:59+03:00</text:p>
      <text:p text:style-name="P4">
Description: The Russians caused an air strike in Orikhov in Zaporizhzhya, resulting in a 48-year-old man killed and 32-year-old was injured. - Ukrinform.</text:p>
      <text:p text:style-name="P4">
Images: ['<text:a xlink:type="simple" xlink:href="https://static.ukrinform.com/photos/2023_06/thumb_files/630_360_1686578451-370.jpg" text:style-name="Internet_20_link" text:visited-style-name="Visited_20_Internet_20_Link">
630_360_16865...</text:a>
']</text:p>
      <text:p text:style-name="P4">
Tags: ['Обстріл', 'Запоріжжя', 'Війна з Росією']</text:p>
      <text:p text:style-name="P4">
Type: Article</text:p>
      <!--METADATA-->
      <text:p text:style-name="P4">
<draw:frame draw:style-name="fr1" draw:name="Image98" text:anchor-type="as-char" svg:width="6.9236in" svg:height="3.956343in" draw:z-index="0">
<draw:image xlink:href="../Images/yкринформ/2023-06-12T17-01-59-03-00/630_360_1686578451-370.jpg" xlink:type="simple" xlink:show="embed" xlink:actuate="onLoad" draw:mime-type="image/jpeg"/>
</draw:frame>
The air strikes in Orikhov in Zaporizhzhia, which was a result of which a 48-year-old man was killed and 32-year-old was injured.</text:p>
      <text:p text:style-name="P4">
About it reports in <text:a xlink:type="simple" xlink:href="https://t.me/zoda_gov_ua/19411" text:style-name="Internet_20_link" text:visited-style-name="Visited_20_Internet_20_Link">
telegram</text:a>
Yuri Malashko, the head of the Zaporozhye Ova, Ukrinform reports.</text:p>
      <text:p text:style-name="P4">
"Three managed enemy aircraft were hit by the city: private buildings and communications were destroyed. Unfortunately, 48-year-old man died from the injuries. The 32-year-old wounded was promptly taken to a medical institution,"-said in the report.</text:p>
      <text:p text:style-name="P4">
<text:span text:style-name="T4">
 Read also: </text:span>
 <text:a xlink:type="simple" xlink:href="https://www.ukrinform.ua/rubric-regions/3721841-poraneni-akih-evakuuvali-z-livoberezza-hersonsini-u-serednomu-ta-vazkomu-stani-ova.html" text:style-name="Internet_20_link" text:visited-style-name="Visited_20_Internet_20_Link">
<text:span text:style-name="T4">
 firing </text:span>
 Evacuation boat in Kherson region: in the ovarplugs about the condition of the wounded</text:a>
As reported by Ukrinform, last day the enemy army for 74 times fired at the shelter of a 50-year-old woman.</text:p>
      <text:p text:style-name="P4">
News Source: <text:a xlink:type="simple" xlink:href="https://www.ukrinform.ua/rubric-ato/3721877-vorog-zavdav-aviaudaru-po-orihovu-e-zagiblij-ta-poranenij.html" text:style-name="Internet_20_link" text:visited-style-name="Visited_20_Internet_20_Link">
https://www.ukrinform.ua/rubric-ato/3721877-vorog-zavdav-aviaudaru-po-orihovu-e-zagiblij-ta-poranenij.html</text:a>
</text:p>
      <!--NEWS-->
      <text:h text:style-name="P10" text:outline-level="1">
<text:span text:style-name="T4">
Almost 30,000 Ukrainians have been involved in the Army of Restoration</text:span>
</text:h>
      <text:p text:style-name="P4">
Authors: Ukrinform (Person)</text:p>
      <text:p text:style-name="P4">
Publisher: Укринформ (Organization)</text:p>
      <text:p text:style-name="P4">
Published Time: 2023-06-12T17:08:53+03:00</text:p>
      <text:p text:style-name="P4">
Modified Time: 2023-06-12T17:08:53+03:00</text:p>
      <text:p text:style-name="P4">
Description: More than UAH 170 million has been allocated to financing socially useful works, which have already been involved in nearly 30,000 Ukrainians. - Ukrinform.</text:p>
      <text:p text:style-name="P4">
Images: ['<text:a xlink:type="simple" xlink:href="https://static.ukrinform.com/photos/2023_06/thumb_files/630_360_1686578842-494.jpg" text:style-name="Internet_20_link" text:visited-style-name="Visited_20_Internet_20_Link">
630_360_16865...</text:a>
']</text:p>
      <text:p text:style-name="P4">
Tags: ['Уряд', 'Держслужба зайнятості', 'Армія відновлення']</text:p>
      <text:p text:style-name="P4">
Type: Article</text:p>
      <!--METADATA-->
      <text:p text:style-name="P4">
<draw:frame draw:style-name="fr1" draw:name="Image99" text:anchor-type="as-char" svg:width="6.9236in" svg:height="3.956343in" draw:z-index="0">
<draw:image xlink:href="../Images/yкринформ/2023-06-12T17-08-53-03-00/630_360_1686578842-494.jpg" xlink:type="simple" xlink:show="embed" xlink:actuate="onLoad" draw:mime-type="image/jpeg"/>
</draw:frame>
Financing of socially useful works, which have already been involved in nearly 30 thousand Ukrainians, have been allocated over UAH 170 million.</text:p>
      <text:p text:style-name="P4">
As Ukrinform reports, about it in <text:a xlink:type="simple" xlink:href="https://t.me/SESofUkraine/1335" text:style-name="Internet_20_link" text:visited-style-name="Visited_20_Internet_20_Link">
telegram</text:a>
The State Employment Service reports.</text:p>
      <text:p text:style-name="P4">
"Recovery Army": Almost 30,000 directions for work have been issued citizens since October 1 last year, "the message reads.</text:p>
      <text:p text:style-name="P4">
As of June 12, in particular, in the Poltava region, 5 409 citizens were stored for work, 5 115 in Kharkiv, 3 508 in Donetsk, 3 228, in Chernihiv - 3 103.</text:p>
      <text:p text:style-name="P4">
<text:span text:style-name="T4">
 Read also: </text:span>
 <text:a xlink:type="simple" xlink:href="https://www.ukrinform.ua/rubric-vidbudova/3707896-do-armii-vidnovlenna-zalucili-vze-ponad-21-tisacu-ukrainciv.html" text:style-name="Internet_20_link" text:visited-style-name="Visited_20_Internet_20_Link">
More than 21 thousand Ukrainians have been involved in the "Recovery Army"</text:a>
In general, Ukrainians from 18 regions are involved in socially useful works. On payment of labor, the government has already sent UAH 173 million.</text:p>
      <text:p text:style-name="P4">
As it was reported, the project "Army of Restoration" was introduced by the Government in the fall of 20122 in order to attract people who have temporarily lost their work to the reconstruction of Ukraine through the performance of socially useful work. Payment for such labor will not be lower than the minimum wage - 6 700 UAH.</text:p>
      <text:p text:style-name="P4">
News Source: <text:a xlink:type="simple" xlink:href="https://www.ukrinform.ua/rubric-vidbudova/3721880-do-armii-vidnovlenna-zalucili-vze-majze-30-tisac-ukrainciv.html" text:style-name="Internet_20_link" text:visited-style-name="Visited_20_Internet_20_Link">
https://www.ukrinform.ua/rubric-vidbudova/3721880-do-armii-vidnovlenna-zalucili-vze-majze-30-tisac-ukrainciv.html</text:a>
</text:p>
      <!--NEWS-->
      <text:h text:style-name="P10" text:outline-level="1">
<text:span text:style-name="T4">
UkraineInvest will conduct an online forum on investment innovation</text:span>
</text:h>
      <text:p text:style-name="P4">
Authors: Ukrinform (Person)</text:p>
      <text:p text:style-name="P4">
Publisher: Укринформ (Organization)</text:p>
      <text:p text:style-name="P4">
Published Time: 2023-06-12T17:09:45+03:00</text:p>
      <text:p text:style-name="P4">
Modified Time: 2023-06-12T17:09:45+03:00</text:p>
      <text:p text:style-name="P4">
Description: On June 15, the government office for attracting and supporting investment (UkraineInvest) will hold an investment online forum “Fit for Ukraine: Investment Innovation”. - Ukrinform.</text:p>
      <text:p text:style-name="P4">
Images: ['<text:a xlink:type="simple" xlink:href="https://static.ukrinform.com/photos/2023_04/thumb_files/630_360_1681733187-761.jpg" text:style-name="Internet_20_link" text:visited-style-name="Visited_20_Internet_20_Link">
630_360_16817...</text:a>
']</text:p>
      <text:p text:style-name="P4">
Tags: ['Форум', 'Інновації', 'Інвестиції', 'UkraineInvest']</text:p>
      <text:p text:style-name="P4">
Type: Article</text:p>
      <!--METADATA-->
      <text:p text:style-name="P4">
<draw:frame draw:style-name="fr1" draw:name="Image101" text:anchor-type="as-char" svg:width="6.9236in" svg:height="3.956343in" draw:z-index="0">
<draw:image xlink:href="../Images/yкринформ/2023-06-12T17-09-45-03-00/630_360_1681733187-761.jpg" xlink:type="simple" xlink:show="embed" xlink:actuate="onLoad" draw:mime-type="image/jpeg"/>
</draw:frame>
Government Facility to attract and support investment(Ukraineinvest)June 15 Conducting an investment online forum “Fit for Ukraine: Investment Innovations”.</text:p>
      <text:p text:style-name="P4">
As reported in <text:a xlink:type="simple" xlink:href="https://ukraineinvest.gov.ua/uk/" text:style-name="Internet_20_link" text:visited-style-name="Visited_20_Internet_20_Link">
Ukraineinvest</text:a>
, Metazhoda-an analysis of an investor in Ukraine, as well as current and future investment projects and successful business cases, Ukrinform reports.</text:p>
      <text:p text:style-name="P4">
Among other things, the forum will present the conclusions of the analytical report initiated by Ukraineinvest with the support of UNDP and other authoritative organizations.</text:p>
      <text:p text:style-name="P4">
As it is noted, as a result of full -scale military aggression, Ukraine has undergone an economic and industrial decline. <text:a xlink:type="simple" xlink:href="https://www.ukrinform.ua/tag-vvp" text:style-name="Internet_20_link" text:visited-style-name="Visited_20_Internet_20_Link">
GDP</text:a>
The countries decreased by almost 30%, and the share of the processing industry fell from 11% in 2021 to 7% in 2022. Although business is demonstrating resilience in its activities, it suffers from restrictions on finance and technology.</text:p>
      <text:p text:style-name="P4">
“To revive the economy and the industrial sector in Ukraine requires immediate-Insidium, in particular in the form of impetus(Investments that affect certain social or environmental phenomena and improve social infrastructure - ed.)Accustomed to mixed financing, which combines state, donor and private capital, as well as mechanisms of insurance of military and political rises, ” - explained in the government office.</text:p>
      <text:p text:style-name="P4">
<text:span text:style-name="T4">
 Read also: </text:span>
 <text:a xlink:type="simple" xlink:href="https://www.ukrinform.ua/rubric-economy/3698977-zavdani-rosieu-zbitki-ukrainskij-promislovosti-ta-logistici-sagnuli-50-milardiv-ukraineinvest.html" text:style-name="Internet_20_link" text:visited-style-name="Visited_20_Internet_20_Link">
<text:span text:style-name="T4">
 caused by </text:span>
 <text:span text:style-name="T4">
 </text:span>
 by Russia <text:span text:style-name="T4">
 </text:span>
 loss <text:span text:style-name="T4">
 </text:span>
 <text:span text:style-name="T4">
 Ukrainian </text:span>
<text:span text:style-name="T4">
 industry </text:span>
 and <text:span text:style-name="T4">
 logistics </text:span>
 <text:span text:style-name="T4">
 </text:span>
 reached <text:span text:style-name="T4">
 $ 50 </text:span>
 billions <text:span text:style-name="T4">
 -</text:span>
 UkraineInvest **</text:a>
These measures are expected to help stimulate the economic growth of the puzzle of international companies interested in entering the Ukrainian market</text:p>
      <text:p text:style-name="P4">
The first viceremier-Minister of Economy Sviridenko, Minister of the Cabinet of Ministers Oleg Nemchinov, UNDP constant in Ukraine, as Silk, executive director of Ukraineinvestsergiy Tsivkach, Minister of Finance in 2014-2016, head of Eyason, director of Eya-Parthya will take part in the discussion.</text:p>
      <text:p text:style-name="P4">
The event will be held in online format in Ukrainian and English. Beginning at 16.00. Media Accreditation by <text:a xlink:type="simple" xlink:href="https://docs.google.com/forms/d/e/1FAIpQLSccvY7ZQ_ZQk0qHpuwOFiAQpJnzIMtjCJHiX62wr0yOeB6K3w/viewform" text:style-name="Internet_20_link" text:visited-style-name="Visited_20_Internet_20_Link">
link</text:a>
.</text:p>
      <text:p text:style-name="P4">
News Source: <text:a xlink:type="simple" xlink:href="https://www.ukrinform.ua/rubric-economy/3721882-ukraineinvest-provede-onlajnforum-z-investicijnih-innovacij.html" text:style-name="Internet_20_link" text:visited-style-name="Visited_20_Internet_20_Link">
https://www.ukrinform.ua/rubric-economy/3721882-ukraineinvest-provede-onlajnforum-z-investicijnih-innovacij.html</text:a>
</text:p>
      <!--NEWS-->
      <text:h text:style-name="P10" text:outline-level="1">
<text:span text:style-name="T4">
The death of cadets in Kharkiv: the head of the department was sent under house arrest</text:span>
</text:h>
      <text:p text:style-name="P4">
Authors: Ukrinform (Person)</text:p>
      <text:p text:style-name="P4">
Publisher: Укринформ (Organization)</text:p>
      <text:p text:style-name="P4">
Published Time: 2023-06-12T17:13:13+03:00</text:p>
      <text:p text:style-name="P4">
Modified Time: 2023-06-12T17:13:13+03:00</text:p>
      <text:p text:style-name="P4">
Description: In Kharkiv, the court chose a measure of restraint in the form of a 24 -hour house arrest by the head of the department, two cadets of which were killed in the training center as a result of the explosion. - Ukrinform.</text:p>
      <text:p text:style-name="P4">
Images: ['<text:a xlink:type="simple" xlink:href="https://static.ukrinform.com/photos/2020_02/thumb_files/630_360_1582135276-970.jpg" text:style-name="Internet_20_link" text:visited-style-name="Visited_20_Internet_20_Link">
630_360_15821...</text:a>
']</text:p>
      <text:p text:style-name="P4">
Tags: ['Харківщина', 'Курсант']</text:p>
      <text:p text:style-name="P4">
Type: Article</text:p>
      <!--METADATA-->
      <text:p text:style-name="P4">
<draw:frame draw:style-name="fr1" draw:name="Image102" text:anchor-type="as-char" svg:width="6.9236in" svg:height="3.956343in" draw:z-index="0">
<draw:image xlink:href="../Images/yкринформ/2023-06-12T17-13-13-03-00/630_360_1582135276-970.jpg" xlink:type="simple" xlink:show="embed" xlink:actuate="onLoad" draw:mime-type="image/jpeg"/>
</draw:frame>
In Kharkovsud, he chose a precautionary measure in the form of a round -the -clock house arrest by the chief of the Kaffedra, whose two cadets were killed in the training center as a result of the explosion.</text:p>
      <text:p text:style-name="P4">
This was reported in <text:a xlink:type="simple" xlink:href="https://www.facebook.com/permalink.php" text:style-name="Internet_20_link" text:visited-style-name="Visited_20_Internet_20_Link">
Facebook</text:a>
<text:a xlink:type="simple" xlink:href="https://www.facebook.com/permalink.php" text:style-name="Internet_20_link" text:visited-style-name="Visited_20_Internet_20_Link">
</text:a>
Head of the Investigation Department of the National Police in Kharkiv Oblast Sergiybolvinov, Ukrinform reports.</text:p>
      <text:p text:style-name="P4">
“The head of the department whose cadets were blown up - under the 24 -hour homeland. Our investigators and prosecutors appealed to the investigating judge for the arrests under the right of bail. But the investigating judge chose a different event for the head of the Department of Pyrotechnical and Special Preparation of the National University of Civil Protection, ” - Blevinov informed.</text:p>
      <text:p text:style-name="P4">
He noted that, given the evidence existing, the decision on the measure of restraint would be appealed.</text:p>
      <text:p text:style-name="P4">
<text:span text:style-name="T4">
 Read also: </text:span>
 <text:a xlink:type="simple" xlink:href="https://www.ukrinform.ua/rubric-ato/3721585-rosiani-zranku-atakuvali-harkivsinu-dvoe-poranenih.html" text:style-name="Internet_20_link" text:visited-style-name="Visited_20_Internet_20_Link">
Russians attacked <text:span text:style-name="T4">
 Kharkiv </text:span>
 in the morning, two wounded</text:a>
According to Bolvinov, the suspect has already been released from the University of civil protection.</text:p>
      <text:p text:style-name="P4">
As reported by Ukrinform, <text:a xlink:type="simple" xlink:href="https://www.ukrinform.ua/rubric-regions/3717182-na-harkivsini-rozsliduut-zagibel-dvoh-kursantivratuvalnikiv.html" text:style-name="Internet_20_link" text:visited-style-name="Visited_20_Internet_20_Link">
in the Kharkiv region on May 31 two cadets</text:a>
 (21 and 22 years)The national university of civil protection was killed in a training center in Kharkiv region, another cadet was injured. Investigative bodies pre -qualified the event of 1 part 2 of Article 115 of the Criminal Code(murder of two or more persons).</text:p>
      <text:p text:style-name="P4">
Згодом у ДСНС заявили, що після трагічного випадку <text:a xlink:type="simple" xlink:href="https://www.ukrinform.ua/rubric-regions/3717486-pisla-zagibeli-kursantiv-na-harkivsini-cotiroh-osib-vze-vidstoronili-vid-posad.html" text:style-name="Internet_20_link" text:visited-style-name="Visited_20_Internet_20_Link">
 відсторонено чотирьохосіб </text:a>
who were responsible for the educational process.</text:p>
      <text:p text:style-name="P4">
On June 2, the chairman of the SES of Ukraine Serhiy Kruk stated that the persons whose actions led to the death of two cadets of the National University of Civil Defense of Nakarkiv region will be released regardless of the results of official investigations.On June 12, it became known that the head of the department was suspected. According to this investigation, the suspect <text:a xlink:type="simple" xlink:href="https://www.ukrinform.ua/rubric-regions/3721784-zagibel-kursantiv-na-harkivsini-snarad-nakazav-rozibrati-nacalnik-kafedri.html" text:style-name="Internet_20_link" text:visited-style-name="Visited_20_Internet_20_Link">
gave the cadets to disassemble the ammunition</text:a>
152 caliber to make a layout.</text:p>
      <text:p text:style-name="P4">
News Source: <text:a xlink:type="simple" xlink:href="https://www.ukrinform.ua/rubric-regions/3721884-zagibel-kursantiv-u-harkovi-nacalnika-kafedri-vidpravili-pid-domasnij-arest.html" text:style-name="Internet_20_link" text:visited-style-name="Visited_20_Internet_20_Link">
https://www.ukrinform.ua/rubric-regions/3721884-zagibel-kursantiv-u-harkovi-nacalnika-kafedri-vidpravili-pid-domasnij-arest.html</text:a>
</text:p>
      <!--NEWS-->
      <text:h text:style-name="P10" text:outline-level="1">
<text:span text:style-name="T4">
In the Kherson region banned the summer wellness season</text:span>
</text:h>
      <text:p text:style-name="P4">
Authors: Ukrinform (Person)</text:p>
      <text:p text:style-name="P4">
Publisher: Укринформ (Organization)</text:p>
      <text:p text:style-name="P4">
Published Time: 2023-06-12T17:17:00+03:00</text:p>
      <text:p text:style-name="P4">
Modified Time: 2023-06-12T23:17:00+03:00</text:p>
      <text:p text:style-name="P4">
Description: In Kherson region the summer wellness season was banned. - Ukrinform.</text:p>
      <text:p text:style-name="P4">
Images: ['<text:a xlink:type="simple" xlink:href="https://static.ukrinform.com/photos/2023_04/thumb_files/630_360_1682879203-914.jpg" text:style-name="Internet_20_link" text:visited-style-name="Visited_20_Internet_20_Link">
630_360_16828...</text:a>
']</text:p>
      <text:p text:style-name="P4">
Tags: ['Херсонщина', 'Оздоровлення', 'Пляжний сезон', 'Заборона', 'Підтоплення']</text:p>
      <text:p text:style-name="P4">
Type: Article</text:p>
      <!--METADATA-->
      <text:p text:style-name="P4">
<draw:frame draw:style-name="fr1" draw:name="Image103" text:anchor-type="as-char" svg:width="6.9236in" svg:height="3.956343in" draw:z-index="0">
<draw:image xlink:href="../Images/yкринформ/2023-06-12T17-17-00-03-00/630_360_1682879203-914.jpg" xlink:type="simple" xlink:show="embed" xlink:actuate="onLoad" draw:mime-type="image/jpeg"/>
</draw:frame>
Nakherson region banned the summer wellness season.</text:p>
      <text:p text:style-name="P4">
About it in <text:a xlink:type="simple" xlink:href="https://t.me/olexandrprokudin/644" text:style-name="Internet_20_link" text:visited-style-name="Visited_20_Internet_20_Link">
telegram</text:a>
Alexander Proudin, Alexander Proudin, reported, Ukrinform reports.</text:p>
      <text:p text:style-name="P4">
"Due to martial law and emergency in the region, the so -called summer wellness season is banned," Proudin said.</text:p>
      <text:p text:style-name="P4">
He added that, according to the decision of the Defense Council of the region, people were banned from causing mass rest - beaches, reservoirs and forest areas. Also, in the region were banned from rest near infrastructure, siloborov and others that have increased mine danger.</text:p>
      <text:p text:style-name="P4">
Alexander Proudin also stressed that residents <text:a xlink:type="simple" xlink:href="https://www.ukrinform.ua/tag-hersonsina" text:style-name="Internet_20_link" text:visited-style-name="Visited_20_Internet_20_Link">
Kherson region</text:a>
The evacuated ones will only be able to return to their homes after the terrain is inspected by extorting, law enforcement, environmentalists and utilities. People are asked to get patience.</text:p>
      <text:p text:style-name="P4">
<text:span text:style-name="T4">
 Read also: </text:span>
 <text:a xlink:type="simple" xlink:href="https://www.ukrinform.ua/rubric-regions/3722008-z-pidtoplenoi-kalinivskoi-gromadi-na-hersonsini-evakuuvali-154-osib.html" text:style-name="Internet_20_link" text:visited-style-name="Visited_20_Internet_20_Link">
from the flooded Kalinov community to Kherson region 154 people</text:a>
The head of the Kherson Ova noted that the water level in the region is rapidly falling, the authorities are preparing for the consequences of "Great Water".</text:p>
      <text:p text:style-name="P4">
As the agency reported, Russian troops on June 6 <text:a xlink:type="simple" xlink:href="https://www.ukrinform.ua/rubric-ato/3718751-rosijski-zagarbniki-pidirvali-kahovsku-ges-ok-pivden.html" text:style-name="Internet_20_link" text:visited-style-name="Visited_20_Internet_20_Link">
carried out underwriting hydroelectric power station</text:a>
. As a result of the blowing of the machine, the station was completely destroyed inside. The evacuation of the population from the concept of flooding began.</text:p>
      <text:p text:style-name="P4">
News Source: <text:a xlink:type="simple" xlink:href="https://www.ukrinform.ua/rubric-regions/3722025-na-hersonsini-zaboronili-litnij-ozdorovcij-sezon.html" text:style-name="Internet_20_link" text:visited-style-name="Visited_20_Internet_20_Link">
https://www.ukrinform.ua/rubric-regions/3722025-na-hersonsini-zaboronili-litnij-ozdorovcij-sezon.html</text:a>
</text:p>
      <!--NEWS-->
      <text:h text:style-name="P10" text:outline-level="1">
<text:span text:style-name="T4">
Kakhovskaya hydroelectric power station: about 17.6 thousand houses have been flooded in the Holopristan community</text:span>
</text:h>
      <text:p text:style-name="P4">
Authors: Ukrinform (Person)</text:p>
      <text:p text:style-name="P4">
Publisher: Укринформ (Organization)</text:p>
      <text:p text:style-name="P4">
Published Time: 2023-06-12T17:18:00+03:00</text:p>
      <text:p text:style-name="P4">
Modified Time: 2023-06-12T17:18:00+03:00</text:p>
      <text:p text:style-name="P4">
Description: In the occupied Russians, the Holopristan community of Kherson region, due to the undermining of the Dams of the Kakhovka hydroelectric power station, flooded about 17.6 thousand private homes, 76 apartment buildings and 18 cultural and education institutions. - Ukrinform.</text:p>
      <text:p text:style-name="P4">
Images: ['<text:a xlink:type="simple" xlink:href="https://static.ukrinform.com/photos/2023_06/thumb_files/630_360_1686291485-687.jpg" text:style-name="Internet_20_link" text:visited-style-name="Visited_20_Internet_20_Link">
630_360_16862...</text:a>
']</text:p>
      <text:p text:style-name="P4">
Tags: ['Херсонщина', 'Каховська ГЕС', 'Підтоплення']</text:p>
      <text:p text:style-name="P4">
Type: Article</text:p>
      <!--METADATA-->
      <text:p text:style-name="P4">
<draw:frame draw:style-name="fr1" draw:name="Image104" text:anchor-type="as-char" svg:width="6.9236in" svg:height="3.956343in" draw:z-index="0">
<draw:image xlink:href="../Images/yкринформ/2023-06-12T17-18-00-03-00/630_360_1686291485-687.jpg" xlink:type="simple" xlink:show="embed" xlink:actuate="onLoad" draw:mime-type="image/jpeg"/>
</draw:frame>
About 17.6 thousand private homes, 76 household homes and 18 cultural and education institutions were flooded by the Russian -owned Russian community of Kherson region.</text:p>
      <text:p text:style-name="P4">
As Ukrinform reports, it reports in <text:a xlink:type="simple" xlink:href="https://t.me/golopristanskaMVA/1020" text:style-name="Internet_20_link" text:visited-style-name="Visited_20_Internet_20_Link">
telegram</text:a>
Golopristan city military administration.</text:p>
      <text:p text:style-name="P4">
“According to preliminary estimates, in the Holopristan community from the subduators(Given the suburban tassadnivna societies)about 17.6 thousand private households(houses)”,- the message said.</text:p>
      <text:p text:style-name="P4">
In addition, 76 apartment buildings and 18 establishments and education that were in the flood zone were injured.</text:p>
      <text:p text:style-name="P4">
<text:span text:style-name="T4">
 Read also: </text:span>
 <text:a xlink:type="simple" xlink:href="https://www.ukrinform.ua/rubric-regions/3721841-poraneni-akih-evakuuvali-z-livoberezza-hersonsini-u-serednomu-ta-vazkomu-stani-ova.html" text:style-name="Internet_20_link" text:visited-style-name="Visited_20_Internet_20_Link">
Evacuation boat firing at <text:span text:style-name="T4">
 Khersonshch </text:span>
 in: In Ovaskovoskopiv about the condition of the wounded</text:a>
As reported by Ukrinform, in the occupied Russians, Golopristan community, the situation with the outflow of water as a whole will stabilize, but the connection is almost proven, power supply and gas supply in submerged settlements.</text:p>
      <text:p text:style-name="P4">
In <text:a xlink:type="simple" xlink:href="https://www.ukrinform.ua/tag-hersonsina" text:style-name="Internet_20_link" text:visited-style-name="Visited_20_Internet_20_Link">
Kherson region</text:a>
There are 46 cities, towns and villages in the water - 32 on the right bank and 14 on the Left Bank, the water supply, the rescue operation is ongoing.</text:p>
      <text:p text:style-name="P4">
On the night of June 6, the Russian army blew up the Dam of the Kakhovka Hydroelectric Power Plant.</text:p>
      <text:p text:style-name="P4">
News Source: <text:a xlink:type="simple" xlink:href="https://www.ukrinform.ua/rubric-regions/3721873-pidriv-kahovskoi-ges-v-golopristanskij-gromadi-pidtopleni-blizko-176-tisaci-budinkiv.html" text:style-name="Internet_20_link" text:visited-style-name="Visited_20_Internet_20_Link">
https://www.ukrinform.ua/rubric-regions/3721873-pidriv-kahovskoi-ges-v-golopristanskij-gromadi-pidtopleni-blizko-176-tisaci-budinkiv.html</text:a>
</text:p>
      <!--NEWS-->
      <text:h text:style-name="P10" text:outline-level="1">
<text:span text:style-name="T4">
The enslaved peoples of the Russian Federation will sabotage mobilization in case of support of the event - Ingusian politician</text:span>
</text:h>
      <text:p text:style-name="P4">
Authors: Ukrinform (Person)</text:p>
      <text:p text:style-name="P4">
Publisher: Укринформ (Organization)</text:p>
      <text:p text:style-name="P4">
Published Time: 2023-06-12T17:21:00+03:00</text:p>
      <text:p text:style-name="P4">
Modified Time: 2023-06-12T17:21:00+03:00</text:p>
      <text:p text:style-name="P4">
Description: The Deputy Chairman of the Ingus Independence Committee in relations with the public of Magomed Toriyev believes that Ukraine and the West should work out and implement a clear policy on the enslaved peoples of Russia. - Ukrinform.</text:p>
      <text:p text:style-name="P4">
Images: ['<text:a xlink:type="simple" xlink:href="https://static.ukrinform.com/photos/2023_06/thumb_files/630_360_1686579528-878.jpg" text:style-name="Internet_20_link" text:visited-style-name="Visited_20_Internet_20_Link">
630_360_16865...</text:a>
']</text:p>
      <text:p text:style-name="P4">
Tags: ['Україна', 'Росія', 'Війна з Росією']</text:p>
      <text:p text:style-name="P4">
Type: Article</text:p>
      <!--METADATA-->
      <text:p text:style-name="P4">
<draw:frame draw:style-name="fr1" draw:name="Image105" text:anchor-type="as-char" svg:width="6.9236in" svg:height="3.956343in" draw:z-index="0">
<draw:image xlink:href="../Images/yкринформ/2023-06-12T17-21-00-03-00/630_360_1686579528-878.jpg" xlink:type="simple" xlink:show="embed" xlink:actuate="onLoad" draw:mime-type="image/jpeg"/>
</draw:frame>
The deputy chairman of the Ingus Independence Committee in relations with the public, Magomedtoriev believes that Ukraine and the West should work out and implement a clear policy of the enslaved peoples of Russia.</text:p>
      <text:p text:style-name="P4">
Toriyev expressed this opinion during a roundtable on the topic: "enslaved births and sabotage of mobilization", Ukrinform correspondent reports.</text:p>
      <text:p text:style-name="P4">
“I believe that Ukraine and the West should work with the small peoples of Russia and pursue a clear policy that the Russians want to fight to the end, respectively, they lose the war and that there were no chaos in that territory, there were no millions of whirlwinds, there were no Prigo-Kadyrovsky gangs- There are 40 PVCs now, to work, ”Triev said.</text:p>
      <text:p text:style-name="P4">
<text:span text:style-name="T4">
 Read also: </text:span>
 <text:a xlink:type="simple" xlink:href="https://www.ukrinform.ua/rubric-polytics/3721855-putin-slahom-mobilizacii-perevazno-korinnih-narodiv-rf-vikonue-vidrazu-kilka-zavdan-politolog.html" text:style-name="Internet_20_link" text:visited-style-name="Visited_20_Internet_20_Link">
Putin by mobilizing mainly indigenous peoples RFFVOs several tasks - political scientist</text:a>
The Deputy Chairman of the Ingu Independence Committee emphasized that the Russian national wants this war and seeks victory in it. Therefore, in his opinion, it is not necessary to seek support among the Russian people to end the war.</text:p>
      <text:p text:style-name="P4">
“Do these peoples have any support from the world or Ukraine? I am not able to say this so far, because when it comes to the whole world, it prevails to the Toczer that we need to preserve Russia as a whole. But Putin did not leave his choice, the Aniii people - he will end. Therefore, the purpose of the small peoples of Russia is to just get to the world and Ukraine that ... then there will be sabotage, when people feel support, ” - said the Deputy Chairman of the Committee on Independence.</text:p>
      <text:p text:style-name="P4">
In his opinion, when a clear policy on the enslaved natives of Russia, which will also be held in the world, will be formed in Ukraine, then "normal civilized states" can be observed on the site of the Russian Federation.</text:p>
      <text:p text:style-name="P4">
<text:span text:style-name="T4">
 Read also: </text:span>
 <text:a xlink:type="simple" xlink:href="https://www.ukrinform.ua/rubric-world/3675183-glava-uradu-ickerii-zaklikav-narodi-kavkazu-zrivati-mobilizaciu-v-rosii.html" text:style-name="Internet_20_link" text:visited-style-name="Visited_20_Internet_20_Link">
Head of Ichkeria Government called on the peoples of the Caucasus to break mobilization in Russia</text:a>
“Nothing will happen by itself. Either we work and get the result we strive, or let go of all on the grave, and then either we, or our children will break the consequences, ”Toriyev warned.The Ingu Independence Committee is a public movement created by independent representatives of the Ingush nationality, which defend the right to freedom of tasses of their people.</text:p>
      <text:p text:style-name="P4">
Photo: UKMC Press Center</text:p>
      <text:p text:style-name="P4">
News Source: <text:a xlink:type="simple" xlink:href="https://www.ukrinform.ua/rubric-polytics/3721886-ponevoleni-narodi-rf-sabotuvatimut-mobilizaciu-v-razi-pidtrimki-ukraini-i-zahodu-inguskij-politik.html" text:style-name="Internet_20_link" text:visited-style-name="Visited_20_Internet_20_Link">
https://www.ukrinform.ua/rubric-polytics/3721886-ponevoleni-narodi-rf-sabotuvatimut-mobilizaciu-v-razi-pidtrimki-ukraini-i-zahodu-inguskij-politik.html</text:a>
</text:p>
      <!--NEWS-->
      <text:h text:style-name="P10" text:outline-level="1">
<text:span text:style-name="T4">
Water from Kherson's shipyard</text:span>
</text:h>
      <text:p text:style-name="P4">
Authors: Ukrinform (Person)</text:p>
      <text:p text:style-name="P4">
Publisher: Укринформ (Organization)</text:p>
      <text:p text:style-name="P4">
Published Time: 2023-06-12T17:22:00+03:00</text:p>
      <text:p text:style-name="P4">
Modified Time: 2023-06-12T17:22:00+03:00</text:p>
      <text:p text:style-name="P4">
Description: Water from Kherson's shipyard is falling a little. - Ukrinform.</text:p>
      <text:p text:style-name="P4">
Images: ['<text:a xlink:type="simple" xlink:href="https://static.ukrinform.com/photos/2023_06/thumb_files/630_360_1686579448-436.jpg" text:style-name="Internet_20_link" text:visited-style-name="Visited_20_Internet_20_Link">
630_360_16865...</text:a>
']</text:p>
      <text:p text:style-name="P4">
Tags: ['Херсон', 'Клименко', 'Вода', 'Єдині новини']</text:p>
      <text:p text:style-name="P4">
Type: Article</text:p>
      <!--METADATA-->
      <text:p text:style-name="P4">
<draw:frame draw:style-name="fr1" draw:name="Image106" text:anchor-type="as-char" svg:width="6.9236in" svg:height="3.956343in" draw:z-index="0">
<draw:image xlink:href="../Images/yкринформ/2023-06-12T17-22-00-03-00/630_360_1686579448-436.jpg" xlink:type="simple" xlink:show="embed" xlink:actuate="onLoad" draw:mime-type="image/jpeg"/>
</draw:frame>
The water of the Kherson -built district is falling gradually.</text:p>
      <text:p text:style-name="P4">
The Uniform News TV report was informed about it by the Minister of Internal Affairs Igorklimenko, Ukrinform correspondent reports.</text:p>
      <text:p text:style-name="P4">
“The water falls a little, and it falls from the Ship District. Water in general spalado levels 3 meters 49 centimeters. That is, 60 cm per night we have a decrease in flooding. At the same time, this situation forces us to take additional measures, ”he said.</text:p>
      <text:p text:style-name="P4">
According to Klimenko, these measures will be related to the work of utilities and the law enforcement sector.</text:p>
      <text:p text:style-name="P4">
"In connection with the East of Water, we must do everything to prevent novorastry," the minister said.</text:p>
      <text:p text:style-name="P4">
The Head of the Ministry of Internal Affairs of Ukraine informed about the settlements of Mykolaiv, Kherson, Dnipropetrovsk and Zaporizhzhya regions, who respectiveists and leaders of the oblasts went into place to talk to congregations.</text:p>
      <text:p text:style-name="P4">
*!(https://www.ukrinform.ua/rubric-regions/3718781-u-hersoni-cerez-pidriv-dambi-kahovskoi-ges-znestrumlenij-mikrorajon-korabel.html)He noted that it was an instruction as a head of work for the fact that they will be able to get people, listen to their problems, fears and more.</text:p>
      <text:p text:style-name="P4">
“Moreover, we do not forget that water goes from <text:a xlink:type="simple" xlink:href="https://www.ukrinform.ua/tag-kahovske-vodoshovise" text:style-name="Internet_20_link" text:visited-style-name="Visited_20_Internet_20_Link">
Kakhovsky reservoir</text:a>
. The level of water is well, respectively, the water in the artesian strips is completely disappeared. And we work with the relevant services, with the Ministry of Ecology, the Ministry of Energy, with other services that should ensure safety - both food and water - our citizens, ”Klimenko assured.</text:p>
      <text:p text:style-name="P4">
The minister stated that as of today the presence of law enforcement agencies is increasing all the line of Kakhovsky reservoir on a controlled(Ukrainian authorities - ed.)territories where water goes out to prevent people from valid.</text:p>
      <text:p text:style-name="P4">
“70 meters are the area that will dry and where it will be possible to do any work where you can go through. All other territory - the square kilometers of the territory from where the water will reverse - it will be swampymiscus, which is extremely dangerous for any living creature. Therefore, observationists will work around the clock to ensure safety as for(Local - ed.)Residents and for those citizens who want to come to these areas, ”the Ministry of Internal Affairs said.According to him, the SES units are currently being prepared with utilities for pumping water from entrances, basements, so that as soon as the supply, electricians and gas workers have begun to restore the system.</text:p>
      <text:p text:style-name="P4">
"And, of course, we will do everything to water - both in Kherson, in the Kherson region, and in Mykolaiv and Dnipropetrovsk - went to our homes," he said.</text:p>
      <text:p text:style-name="P4">
As reported by Ukrinform, the Ministry of Internal Affairs will initiate the extension of the curfew of Uhersoni to promptly eliminate the consequences of the blast by Russian troops of the Kakhovka hydroelectric power plant.</text:p>
      <text:p text:style-name="P4">
Photo: Wikipedia</text:p>
      <text:p text:style-name="P4">
News Source: <text:a xlink:type="simple" xlink:href="https://www.ukrinform.ua/rubric-regions/3721887-voda-z-korabelnogo-rajonu-hersona-potrohu-spadae.html" text:style-name="Internet_20_link" text:visited-style-name="Visited_20_Internet_20_Link">
https://www.ukrinform.ua/rubric-regions/3721887-voda-z-korabelnogo-rajonu-hersona-potrohu-spadae.html</text:a>
</text:p>
      <!--NEWS-->
      <text:h text:style-name="P10" text:outline-level="1">
<text:span text:style-name="T4">
The Embassy of the Russian Federation was picketed in Washington - demanded to stop military crimes in Ukraine</text:span>
</text:h>
      <text:p text:style-name="P4">
Authors: Ukrinform (Person)</text:p>
      <text:p text:style-name="P4">
Publisher: Укринформ (Organization)</text:p>
      <text:p text:style-name="P4">
Published Time: 2023-06-12T17:24:00+03:00</text:p>
      <text:p text:style-name="P4">
Modified Time: 2023-06-12T17:24:00+03:00</text:p>
      <text:p text:style-name="P4">
Description: Dozens of activists gathered under the Russian Embassy in Washington to attract the world's attention and protest through murder, torture Ukrainians, abduction of children and other military crimes of Russians in Ukraine. - Ukrinform.</text:p>
      <text:p text:style-name="P4">
Images: ['<text:a xlink:type="simple" xlink:href="https://static.ukrinform.com/photos/2023_06/thumb_files/630_360_1686579619-6836.jpeg" text:style-name="Internet_20_link" text:visited-style-name="Visited_20_Internet_20_Link">
630_360_16865...</text:a>
']</text:p>
      <text:p text:style-name="P4">
Tags: None</text:p>
      <text:p text:style-name="P4">
Type: Article</text:p>
      <!--METADATA-->
      <text:p text:style-name="P4">
<draw:frame draw:style-name="fr1" draw:name="Image107" text:anchor-type="as-char" svg:width="6.9236in" svg:height="3.956343in" draw:z-index="0">
<draw:image xlink:href="../Images/yкринформ/2023-06-12T17-24-00-03-00/630_360_1686579619-6836.jpeg" xlink:type="simple" xlink:show="embed" xlink:actuate="onLoad" draw:mime-type="image/jpeg"/>
</draw:frame>
Tens of activists gathered under the Russian Embassy in Washington in order to attract the world and to protest through murder, torture Ukrainians, the abduction of children and other Russian war crimes in Ukraine.</text:p>
      <text:p text:style-name="P4">
The organizer of the action, dedicated to the Donational Children's Day in the United States, US UKRAINIAN ACTIVISTS, told this in a comment to Ukrinform.(Smell)Nadiya Shaporynska.</text:p>
      <text:p text:style-name="P4">
“The actions of Russians who kill Ukrainians, do violence, torture, and kidnap Ukrainian children, are <text:a xlink:type="simple" xlink:href="https://www.ukrinform.ua/tag-vijskovi-zlocini" text:style-name="Internet_20_link" text:visited-style-name="Visited_20_Internet_20_Link">
war crimes</text:a>
. It is also part of the open campaign of the Genocide of the Russian Federation against the Ukrainian people, ”the head ofusua said.</text:p>
      <text:p text:style-name="P4">
Therefore, the protest under the Embassy of Russia in Washington, she said, had to draw the community's attention to these Putin's crimes, which, unfortunately, continued in Ukraine and are covered with a massive campaign of Kreml's misinformation.</text:p>
      <text:p text:style-name="P4">
Nadezhda Shaporynska recalled that a few weeks after full -scale interference, on March 20, 2023, the post of Russia at the United Nations Vasily Neenzaiazayajajaiazayau that Russia was ready to return displaced children when it would be safe in Ukraine. But Ukraine is still in the fire precisely that Russian Silpragus is a brutal war, as well as shelling of peaceful Ukrainian cities.</text:p>
      <text:p text:style-name="P4">
The activist emphasized that the illegal deportation of children from Ukraine violates international human and child rights, and the actions of the Russian Federation are illegal and those that will be packed in international law.</text:p>
      <text:p text:style-name="P4">
</text:p>
      <text:p text:style-name="P4">
"We demand that Russia ceases to stop attacks on Ukraine and return the illegally abducted Ukrainian children," Shaporynska stressed.</text:p>
      <text:p text:style-name="P4">
*!(https://www.ukrinform.ua/rubric-world/3721389-u-gaazi-rodici-zagiblih-rejsu-mh17-vlastuvali-akciu-protestu-navproti-rosijskogo-posolstva.html)US UKRAINIAN ACTIVISTS initiated the protest by the US Embassy in the US capital with the support of Turkic United American(https://www.ukrinform.ua/rubric-society/3715192-sonasniki-pid-posolstvom-rf-u-vasingtoni-ukrainski-aktivisti-nagadali-pro-voenni-zlocini-kremla.html)Around the diploma of the Russian Federation, this one staged a light show with a project on the walls of the embassy.</text:p>
      <text:p text:style-name="P4">
Not only representatives of the Ukrainian community, but also US citizens, natives of Belarus, Russia, Israel, Turkmenistan, Kazakhstan, Tajikan and Egypt, joined the protests that took place on Sunday.</text:p>
      <text:p text:style-name="P4">
As reported by Ukrinform, [in Warsaw hundreds of people gathered under the embassy)(https://www.ukrinform.ua/rubric-society/3719241-pid-posolstvom-rosii-u-varsavi-vidbulas-akcia-protestu-cerez-pidriv-kahovskoi-ges.html)protesting against the blast of the Dams of the Kakhovka Hydroelectric Power Plant.</text:p>
      <text:p text:style-name="P4">
News Source: <text:a xlink:type="simple" xlink:href="https://www.ukrinform.ua/rubric-world/3721888-u-vasingtoni-piketuvali-posolstvo-rf-vimagali-pripiniti-voenni-zlocini-v-ukraini.html" text:style-name="Internet_20_link" text:visited-style-name="Visited_20_Internet_20_Link">
https://www.ukrinform.ua/rubric-world/3721888-u-vasingtoni-piketuvali-posolstvo-rf-vimagali-pripiniti-voenni-zlocini-v-ukraini.html</text:a>
</text:p>
      <!--NEWS-->
      <text:h text:style-name="P10" text:outline-level="1">
<text:span text:style-name="T4">
The Crimean MP was sentenced to 11 years in prison for the State Council</text:span>
</text:h>
      <text:p text:style-name="P4">
Authors: Ukrinform (Person)</text:p>
      <text:p text:style-name="P4">
Publisher: Укринформ (Organization)</text:p>
      <text:p text:style-name="P4">
Published Time: 2023-06-12T17:33:33+03:00</text:p>
      <text:p text:style-name="P4">
Modified Time: 2023-06-12T17:33:33+03:00</text:p>
      <text:p text:style-name="P4">
Description: The former deputy of the Sevastopol City Council, who moved to the side of the Russian invaders, was sentenced to 11 years in prison in absentia for state treason. - Ukrinform.</text:p>
      <text:p text:style-name="P4">
Images: ['<text:a xlink:type="simple" xlink:href="https://static.ukrinform.com/photos/2019_12/thumb_files/630_360_1575657541-421.jpg" text:style-name="Internet_20_link" text:visited-style-name="Visited_20_Internet_20_Link">
630_360_15756...</text:a>
']</text:p>
      <text:p text:style-name="P4">
Tags: ['Депутат', 'Окупація Криму', 'Держзрада', 'Вирок']</text:p>
      <text:p text:style-name="P4">
Type: Article</text:p>
      <!--METADATA-->
      <text:p text:style-name="P4">
<draw:frame draw:style-name="fr1" draw:name="Image110" text:anchor-type="as-char" svg:width="6.9236in" svg:height="3.956343in" draw:z-index="0">
<draw:image xlink:href="../Images/yкринформ/2023-06-12T17-33-33-03-00/630_360_1575657541-421.jpg" xlink:type="simple" xlink:show="embed" xlink:actuate="onLoad" draw:mime-type="image/jpeg"/>
</draw:frame>
The former deputation of the Sevastopol City Council, which moved to the side of the Russian -host, was sentenced to 11 years in prison for state treason.</text:p>
      <text:p text:style-name="P4">
This was reported in <text:a xlink:type="simple" xlink:href="https://t.me/prokark/1267" text:style-name="Internet_20_link" text:visited-style-name="Visited_20_Internet_20_Link">
telegram</text:a>
The Prosecutor's Office of the Arcta of Sevastopol, reports Ukrinform.</text:p>
      <text:p text:style-name="P4">
“Another deputy of the Sevastopol City Council of Viscification has been sentenced to 11 years of deprivation of the prosecutor's office of autonomy. He is found guilty of a state betrayal(Part 1 of Art. 111 of the Criminal Code)”, - the post says.</text:p>
      <text:p text:style-name="P4">
Prosecutors proved that at the beginning of the occupation of the peninsula with Russian armed forces a citizen of Ukraine, a deputy of the Sevastopol City Council, went to Belvorog.</text:p>
      <text:p text:style-name="P4">
Together with his colleagues, he supported a number of illegal decisions no longer of the Parliament that was no longer in the Crimea. ](https://www.ukrinform.ua/tag-krim)*!(https://www.ukrinform.ua/rubric-crimea/3691848-za-derzavnu-zradu-suditimut-se-dvoh-deputativ-iz-krimu.html)It is noted that illegal voting was conducted to conceal the fact of the peninsula by the Russian Armed Forces and in order to legitimize action.</text:p>
      <text:p text:style-name="P4">
As it was reported, an ex -law enforcement officer from Kherson, who organized for the occupiers, rail communication with Crimea.</text:p>
      <text:p text:style-name="P4">
News Source: <text:a xlink:type="simple" xlink:href="https://www.ukrinform.ua/rubric-crimea/3721891-deputata-z-krimu-zasudili-do-11-rokiv-uvaznenna-za-derzzradu.html" text:style-name="Internet_20_link" text:visited-style-name="Visited_20_Internet_20_Link">
https://www.ukrinform.ua/rubric-crimea/3721891-deputata-z-krimu-zasudili-do-11-rokiv-uvaznenna-za-derzzradu.html</text:a>
</text:p>
      <!--NEWS-->
      <text:h text:style-name="P10" text:outline-level="1">
<text:span text:style-name="T4">
Dino Topmeller is the new head coach "Eintrachta"</text:span>
</text:h>
      <text:p text:style-name="P4">
Authors: Ukrinform (Person)</text:p>
      <text:p text:style-name="P4">
Publisher: Укринформ (Organization)</text:p>
      <text:p text:style-name="P4">
Published Time: 2023-06-12T17:34:48+03:00</text:p>
      <text:p text:style-name="P4">
Modified Time: 2023-06-12T17:34:48+03:00</text:p>
      <text:p text:style-name="P4">
Description: The specialist signed a contract by 2026. - Ukrinform.</text:p>
      <text:p text:style-name="P4">
Images: ['<text:a xlink:type="simple" xlink:href="https://static.ukrinform.com/photos/2023_06/thumb_files/630_360_1686580175-511.jpg" text:style-name="Internet_20_link" text:visited-style-name="Visited_20_Internet_20_Link">
630_360_16865...</text:a>
']</text:p>
      <text:p text:style-name="P4">
Tags: ['Футбол']</text:p>
      <text:p text:style-name="P4">
Type: Article</text:p>
      <!--METADATA-->
      <text:p text:style-name="P4">
<draw:frame draw:style-name="fr1" draw:name="Image111" text:anchor-type="as-char" svg:width="6.9236in" svg:height="3.956343in" draw:z-index="0">
<draw:image xlink:href="../Images/yкринформ/2023-06-12T17-34-48-03-00/630_360_1686580175-511.jpg" xlink:type="simple" xlink:show="embed" xlink:actuate="onLoad" draw:mime-type="image/jpeg"/>
</draw:frame>
The specialist signed the contract by 2026.</text:p>
      <text:p text:style-name="P4">
German specialist Dino Topmeller became the head coach of Eintrakhta, signed by 2026, <text:a xlink:type="simple" xlink:href="https://profis.eintracht.de/news/dino-toppmoeller-wird-neuer-cheftrainer-151122" text:style-name="Internet_20_link" text:visited-style-name="Visited_20_Internet_20_Link">
reports</text:a>
The club's press service, reports Ukrinform.</text:p>
      <text:p text:style-name="P4">
The specialist previously worked as an assistant Julian Nagelsmann in Bavaria, and his daughter in Leipzig. After his release, the Nagelsmann Munich also left the Irtaner headquarters with Topmeler.</text:p>
      <text:p text:style-name="P4">
42-year-old Dino is the son of the former Eintrachta coach Claus Topmeller. He also spoke to the Frankfurt player and spent 16 matches for the club.</text:p>
      <text:p text:style-name="P4">
<text:span text:style-name="T4">
 Read also: </text:span>
 <text:a xlink:type="simple" xlink:href="https://www.ukrinform.ua/rubric-sports/3717952-lejpcig-peremig-ajntraht-u-finali-kubka-nimeccini.html" text:style-name="Internet_20_link" text:visited-style-name="Visited_20_Internet_20_Link">
"Leipzig" won "<text:span text:style-name="T4">
 Eintracht </text:span>
" in the Kubkanimichchi finals</text:a>
According to Ukrinform, in the ending season, Frankfurt took sememis in the Bundesliz and gave way to Leipzig in the German Cup finals.</text:p>
      <text:p text:style-name="P4">
Photo: Getty Images</text:p>
      <text:p text:style-name="P4">
News Source: <text:a xlink:type="simple" xlink:href="https://www.ukrinform.ua/rubric-sports/3721893-dino-topmeller-novij-golovnij-trener-ajntrahta.html" text:style-name="Internet_20_link" text:visited-style-name="Visited_20_Internet_20_Link">
https://www.ukrinform.ua/rubric-sports/3721893-dino-topmeller-novij-golovnij-trener-ajntrahta.html</text:a>
</text:p>
      <!--NEWS-->
      <text:h text:style-name="P10" text:outline-level="1">
<text:span text:style-name="T4">
The Netherlands and Canada have filed a lawsuit against Syria to the UN International Court of Justice</text:span>
</text:h>
      <text:p text:style-name="P4">
Authors: Ukrinform (Person)</text:p>
      <text:p text:style-name="P4">
Publisher: Укринформ (Organization)</text:p>
      <text:p text:style-name="P4">
Published Time: 2023-06-12T17:35:00+03:00</text:p>
      <text:p text:style-name="P4">
Modified Time: 2023-06-12T17:35:00+03:00</text:p>
      <text:p text:style-name="P4">
Description: The Netherlands and Canada have filed a lawsuit against Syria on the International Court of Justice on accusations of torture. - Ukrinform.</text:p>
      <text:p text:style-name="P4">
Images: ['<text:a xlink:type="simple" xlink:href="https://static.ukrinform.com/photos/2019_11/thumb_files/630_360_1573224391-3376.jpeg" text:style-name="Internet_20_link" text:visited-style-name="Visited_20_Internet_20_Link">
630_360_15732...</text:a>
']</text:p>
      <text:p text:style-name="P4">
Tags: ['ООН', 'Сирія', 'Тортури', 'Міжнародний суд ООН']</text:p>
      <text:p text:style-name="P4">
Type: Article</text:p>
      <!--METADATA-->
      <text:p text:style-name="P4">
<draw:frame draw:style-name="fr1" draw:name="Image112" text:anchor-type="as-char" svg:width="6.9236in" svg:height="3.956343in" draw:z-index="0">
<draw:image xlink:href="../Images/yкринформ/2023-06-12T17-35-00-03-00/630_360_1573224391-3376.jpeg" xlink:type="simple" xlink:show="embed" xlink:actuate="onLoad" draw:mime-type="image/jpeg"/>
</draw:frame>
The Netherlands and Canada have filed a lawsuit against Syria with the enchantment of torture to the International Court of Justice.</text:p>
      <text:p text:style-name="P4">
According to Ukrinform with reference to the Prescribes of the Court, in their statement, the Netherlands states claim that Syria has committed a number of violations of the international law, and the court is asked to take extraordinary measures to protect those who are threatening in <text:a xlink:type="simple" xlink:href="https://www.ukrinform.ua/tag-siria" text:style-name="Internet_20_link" text:visited-style-name="Visited_20_Internet_20_Link">
Syria. </text:a>
“In their statement, Canada and the Netherlands claim that Syria has made countless violations of international law, starting at least in 2011, with its violent repression against civilians, demonstrations have been played as the situation in Syria has grown into a prolonged armed conflict," .</text:p>
      <text:p text:style-name="P4">
According to the applicants, these violations include the use of torture and other maternity, inhuman or humiliation of the dignity of actions, including the fact</text:p>
      <text:p text:style-name="P4">
<text:span text:style-name="T4">
 Read also: </text:span>
 <text:a xlink:type="simple" xlink:href="https://www.ukrinform.ua/rubric-world/3696785-bojovikiv-idil-pidozruut-u-vbivstvi-30-ludej-v-sirii.html" text:style-name="Internet_20_link" text:visited-style-name="Visited_20_Internet_20_Link">
IDIL fighters are suspected of killing 30 people in <text:span text:style-name="T4">
 cheese </text:span>
 e</text:a>
Applicants claim that these disorders also include the use of chemical arms, which led to numerous deaths, injuries and serious physical suffering.</text:p>
      <text:p text:style-name="P4">
The Netherlands and Canada seek to hold responsibility for the gross violations of human rights and torture - in accordance with the UN Convention against Torture.</text:p>
      <text:p text:style-name="P4">
According to Ukrinform, in May 2023, Iran's President Ebrahim Raisi met with President of Syria Bashar Assad in Damascus as part of the intensification of cooperation between the interstitial countries.</text:p>
      <text:p text:style-name="P4">
It is known that Tehran has been the main sponsor of Assad government since the rebelling has grown into a full -scale war in March 2011, and played an important role in a fracture of the situation in his favor.</text:p>
      <text:p text:style-name="P4">
*!(https://www.ukrinform.ua/rubric-economy/3692932-urad-pidtrimav-risenna-zastosuvati-sektoralni-sankcii-proti-sirii.html)Iran sent dozens of military advisers and thousands of Proiran fighters of the Middle East to fight on the side of Assad. With the help of Russia and the Iransyrian government troops have control a large part of the country in recent years.</text:p>
      <text:p text:style-name="P4">
News Source: <text:a xlink:type="simple" xlink:href="https://www.ukrinform.ua/rubric-world/3721894-niderlandi-ta-kanada-podali-pozov-proti-sirii-do-miznarodnogo-sudu-oon.html" text:style-name="Internet_20_link" text:visited-style-name="Visited_20_Internet_20_Link">
https://www.ukrinform.ua/rubric-world/3721894-niderlandi-ta-kanada-podali-pozov-proti-sirii-do-miznarodnogo-sudu-oon.html</text:a>
</text:p>
      <!--NEWS-->
      <text:h text:style-name="P10" text:outline-level="1">
<text:span text:style-name="T4">
ARMA is looking for managers for securities of Alfa-Bank's securities</text:span>
</text:h>
      <text:p text:style-name="P4">
Authors: Ukrinform (Person)</text:p>
      <text:p text:style-name="P4">
Publisher: Укринформ (Organization)</text:p>
      <text:p text:style-name="P4">
Published Time: 2023-06-12T17:35:40+03:00</text:p>
      <text:p text:style-name="P4">
Modified Time: 2023-06-12T17:35:40+03:00</text:p>
      <text:p text:style-name="P4">
Description: The National Agency for Investigation and Management of Assets (ARMA) is looking for managers for Alfa-Bank securities for UAH 12.18 billion. - Ukrinform.</text:p>
      <text:p text:style-name="P4">
Images: ['<text:a xlink:type="simple" xlink:href="https://static.ukrinform.com/photos/2016_09/thumb_files/630_360_1473358477-3851.jpg" text:style-name="Internet_20_link" text:visited-style-name="Visited_20_Internet_20_Link">
630_360_14733...</text:a>
']</text:p>
      <text:p text:style-name="P4">
Tags: ['Альфа-банк', 'АРМА']</text:p>
      <text:p text:style-name="P4">
Type: Article</text:p>
      <!--METADATA-->
      <text:p text:style-name="P4">
<draw:frame draw:style-name="fr1" draw:name="Image113" text:anchor-type="as-char" svg:width="6.9236in" svg:height="3.956343in" draw:z-index="0">
<draw:image xlink:href="../Images/yкринформ/2023-06-12T17-35-40-03-00/630_360_1473358477-3851.jpg" xlink:type="simple" xlink:show="embed" xlink:actuate="onLoad" draw:mime-type="image/jpeg"/>
</draw:frame>
National Agency for Investigation and Management of Assets(Arma)Seeks Alfa-Bank's securities managers for UAH 12.18 billion.</text:p>
      <text:p text:style-name="P4">
According to Ukrinform, the press service [ARMA] reports it(https://arma.gov.ua/news/typical/ogolosheno-vidbir-upraviteliv-dlya-tsinnih-paperiv-alfa-banku-scho-nalejat-abhu).</text:p>
      <text:p text:style-name="P4">
“ARMA has announced the selection of managers for arrested securities“ ABH Ukraine Limited ”(Cyprus)that are in securities accounts opened with Alfa -Bank JSC, - the message reads.</text:p>
      <text:p text:style-name="P4">
It is noted that the potential participants of the competitions are offered the management of simply non-documentary shares of JSC "Alfa-Bank" in the amount of 121797 564 660 pcs. 3994%.</text:p>
      <text:p text:style-name="P4">
Managers are also sought for simple non -documentary shares of PJSC "Alpha Insurance" in the amount of 104 728 pcs., With a nominal value of 1 000 UAH/pc.</text:p>
      <text:p text:style-name="P4">
<text:span text:style-name="T4">
 Read also: </text:span>
 <text:a xlink:type="simple" xlink:href="https://www.ukrinform.ua/rubric-economy/3712664-arma-sukae-upraviteliv-dla-sesti-goteliv-ta-sanatoriiv.html" text:style-name="Internet_20_link" text:visited-style-name="Visited_20_Internet_20_Link">
ARMA is looking for managers for six hotels and sanatoriums</text:a>
The admission of documents from companies lasts until 16:00 on July 6, 2023.</text:p>
      <text:p text:style-name="P4">
It was reported <text:a xlink:type="simple" xlink:href="https://www.ukrinform.ua/rubric-economy/3688583-nbu-viznav-nebezdogannou-dilovu-reputaciu-akcioneriv-kolisnogo-alfa-banku.html" text:style-name="Internet_20_link" text:visited-style-name="Visited_20_Internet_20_Link">
the National Bank has recognized an unseenable business reputation</text:a>
The owners are significant(shareholders)In AT "Sens Bank"(former Alfa-Bank)- ABH HOLDINGSS.A. and abh Ukraine limited. ABH Holdings S.A. - is the owner of a straightforward -related(shareholder)which owns 57,6006% of shares of JSC “Sens Bank”. ABH HOLDINGSS.A. is the sole participant of ABH Ukraine Limited, which is also the owner(shareholder), which owns 42,3994% of the bank's shares.</text:p>
      <text:p text:style-name="P4">
News Source: <text:a xlink:type="simple" xlink:href="https://www.ukrinform.ua/rubric-economy/3721896-arma-sukae-upraviteliv-dla-cinnih-paperiv-alfabanku.html" text:style-name="Internet_20_link" text:visited-style-name="Visited_20_Internet_20_Link">
https://www.ukrinform.ua/rubric-economy/3721896-arma-sukae-upraviteliv-dla-cinnih-paperiv-alfabanku.html</text:a>
</text:p>
      <!--NEWS-->
      <text:h text:style-name="P10" text:outline-level="1">
<text:span text:style-name="T4">
In Chernivtsi before the 180th anniversary of the town hall was extinguished</text:span>
</text:h>
      <text:p text:style-name="P4">
Authors: Ukrinform (Person)</text:p>
      <text:p text:style-name="P4">
Publisher: Укринформ (Organization)</text:p>
      <text:p text:style-name="P4">
Published Time: 2023-06-12T17:35:44+03:00</text:p>
      <text:p text:style-name="P4">
Modified Time: 2023-06-12T17:35:44+03:00</text:p>
      <text:p text:style-name="P4">
Description: In Chernivtsi, a special postage stamp was extinguished, which is dedicated to the 180th anniversary of the local town hall. - Ukrinform.</text:p>
      <text:p text:style-name="P4">
Images: ['<text:a xlink:type="simple" xlink:href="https://static.ukrinform.com/photos/2023_06/thumb_files/630_360_1686579910-733.jpg" text:style-name="Internet_20_link" text:visited-style-name="Visited_20_Internet_20_Link">
630_360_16865...</text:a>
']</text:p>
      <text:p text:style-name="P4">
Tags: ['Марка', 'Укрпошта', 'Чернівці']</text:p>
      <text:p text:style-name="P4">
Type: Article</text:p>
      <!--METADATA-->
      <text:p text:style-name="P4">
<draw:frame draw:style-name="fr1" draw:name="Image114" text:anchor-type="as-char" svg:width="6.9236in" svg:height="3.956343in" draw:z-index="0">
<draw:image xlink:href="../Images/yкринформ/2023-06-12T17-35-44-03-00/630_360_1686579910-733.jpg" xlink:type="simple" xlink:show="embed" xlink:actuate="onLoad" draw:mime-type="image/jpeg"/>
</draw:frame>
Evikhnivtsi was extinguished by a special mail mark, which is dedicated to the 180th anniversary of the local resort.</text:p>
      <text:p text:style-name="P4">
About it on your Facebook page](https://www.facebook.com/klichuk.roman/posts/pfbid02fJicngG5743KHL9FnMSeW1H3Jgk48gkUDCCV9DiJEpayigtkbkFPauqLEUFqifh5l)Chernivtsi mayor Roman Klychuk reports, Ukrinform reports.</text:p>
      <text:p text:style-name="P4">
"Today in the session hall of the Chernivtsi City Council passed the ceremony of the postal stamp on the occasion of the 180th anniversary of the foundation of the foundation," - said in the post of Klychuk.</text:p>
      <text:p text:style-name="P4">
<text:span text:style-name="T4">
 Read also: </text:span>
 <text:a xlink:type="simple" xlink:href="https://www.ukrinform.ua/rubric-society/3693185-v-odesi-na-vidkritti-vistavki-karikatur-pogasili-marku-z-zobrazennam-persogo-habara-v-misti.html" text:style-name="Internet_20_link" text:visited-style-name="Visited_20_Internet_20_Link">
in Odessa at the opening of the cartoon exhibition <text:span text:style-name="T4">
 extinguished </text:span>
 <text:span text:style-name="T4">
 </text:span>
 brand ** with the image of the first "bribe" in the city</text:a>
He noted that the Chernivtsi Town Hall is a witness of important events, a place of meetings and a monument that belongs to the most valuable architectural scales of the region.</text:p>
      <text:p text:style-name="P4">
The brands can be bought or ordered from Ukrposhta branches.</text:p>
      <text:p text:style-name="P4">
News Source: <text:a xlink:type="simple" xlink:href="https://www.ukrinform.ua/rubric-regions/3721897-u-cernivcah-do-180ricca-ratusi-pogasili-specmarku.html" text:style-name="Internet_20_link" text:visited-style-name="Visited_20_Internet_20_Link">
https://www.ukrinform.ua/rubric-regions/3721897-u-cernivcah-do-180ricca-ratusi-pogasili-specmarku.html</text:a>
</text:p>
      <!--NEWS-->
      <text:h text:style-name="P10" text:outline-level="1">
<text:span text:style-name="T4">
Two "calibers" were used to strike the village near Kharkov</text:span>
</text:h>
      <text:p text:style-name="P4">
Authors: Ukrinform (Person)</text:p>
      <text:p text:style-name="P4">
Publisher: Укринформ (Organization)</text:p>
      <text:p text:style-name="P4">
Published Time: 2023-06-12T17:39:05+03:00</text:p>
      <text:p text:style-name="P4">
Modified Time: 2023-06-12T17:39:05+03:00</text:p>
      <text:p text:style-name="P4">
Description: A blow to the village of Khorosevo in the Kharkiv district of the Russian Federation on Monday morning was struck by two caliber missiles released from the Black Sea. - Ukrinform.</text:p>
      <text:p text:style-name="P4">
Images: ['<text:a xlink:type="simple" xlink:href="https://static.ukrinform.com/photos/2017_11/thumb_files/630_360_1509493085-3383.jpg" text:style-name="Internet_20_link" text:visited-style-name="Visited_20_Internet_20_Link">
630_360_15094...</text:a>
']</text:p>
      <text:p text:style-name="P4">
Tags: ['Обстріл', 'Ракета', 'Харківщина', 'Війна з Росією']</text:p>
      <text:p text:style-name="P4">
Type: Article</text:p>
      <!--METADATA-->
      <text:p text:style-name="P4">
<draw:frame draw:style-name="fr1" draw:name="Image116" text:anchor-type="as-char" svg:width="6.9236in" svg:height="3.956343in" draw:z-index="0">
<draw:image xlink:href="../Images/yкринформ/2023-06-12T17-39-05-03-00/630_360_1509493085-3383.jpg" xlink:type="simple" xlink:show="embed" xlink:actuate="onLoad" draw:mime-type="image/jpeg"/>
</draw:frame>
The blow of Khoroshevo in the Kharkiv district of the Russian Federation on Monday in the morning was struck by two -MarAkits of "caliber" released from the Black Sea.</text:p>
      <text:p text:style-name="P4">
About it <text:a xlink:type="simple" xlink:href="https://www.youtube.com/watch" text:style-name="Internet_20_link" text:visited-style-name="Visited_20_Internet_20_Link">
reported</text:a>
The spokesman of the Kharkiv Regional Prosecutor's Office Dmitry Chubenko, reports Ukrinform.</text:p>
      <text:p text:style-name="P4">
“On June 12, at about 03:40, the Russian military carried out shelling of Kharkiv district of Kharkiv region. Previously, two [missiles] were used(https://www.ukrinform.ua/tag-raketa)The Caliber, which was launched by the Black Sea. Approximately 12 private residential buildings were partially destroyed, one of which was a fire. There are no injured or lazy, ”Chubenko said.</text:p>
      <text:p text:style-name="P4">
He noted that criminal proceedings were opened after the shelling under Part 1 of Art. 438 of the Criminal Code(violation of the laws and customs of war).</text:p>
      <text:p text:style-name="P4">
</text:p>
      <text:p text:style-name="P4">
<text:a xlink:type="simple" xlink:href="https://static.ukrinform.com/photos/2023_06/1686580661-5263.jpeg" text:style-name="Internet_20_link" text:visited-style-name="Visited_20_Internet_20_Link">
 </text:a>
 <text:a xlink:type="simple" xlink:href="https://static.ukrinform.com/photos/2023_06/1686580645-5020.jpeg" text:style-name="Internet_20_link" text:visited-style-name="Visited_20_Internet_20_Link">
</text:a>
 <text:a xlink:type="simple" xlink:href="https://static.ukrinform.com/photos/2023_06/1686580645-1610.jpeg" text:style-name="Internet_20_link" text:visited-style-name="Visited_20_Internet_20_Link">
</text:a>
 <text:a xlink:type="simple" xlink:href="https://static.ukrinform.com/photos/2023_06/1686580646-5970.jpeg" text:style-name="Internet_20_link" text:visited-style-name="Visited_20_Internet_20_Link">
</text:a>
 <text:a xlink:type="simple" xlink:href="https://static.ukrinform.com/photos/2023_06/1686580645-6959.jpeg" text:style-name="Internet_20_link" text:visited-style-name="Visited_20_Internet_20_Link">
</text:a>
 <text:a xlink:type="simple" xlink:href="https://static.ukrinform.com/photos/2023_06/1686580646-3161.jpeg" text:style-name="Internet_20_link" text:visited-style-name="Visited_20_Internet_20_Link">
</text:a>
 <text:a xlink:type="simple" xlink:href="https://static.ukrinform.com/photos/2023_06/1686580646-2997.jpeg" text:style-name="Internet_20_link" text:visited-style-name="Visited_20_Internet_20_Link">
</text:a>
 <text:a xlink:type="simple" xlink:href="https://static.ukrinform.com/photos/2023_06/1686580647-9059.jpeg" text:style-name="Internet_20_link" text:visited-style-name="Visited_20_Internet_20_Link">
</text:a>
 <text:a xlink:type="simple" xlink:href="https://static.ukrinform.com/photos/2023_06/1686580647-4597.jpeg" text:style-name="Internet_20_link" text:visited-style-name="Visited_20_Internet_20_Link">
</text:a>
Khoroshevo - township in Kharkiv district, is located 12 km from the regional center.According to information <text:a xlink:type="simple" xlink:href="https://suspilne.media/504685-tut-babusi-ta-didusi-pomidori-virosuut-naslidki-udaru-rf-po-horosevomu-pid-harkovom-fotoreportaz/" text:style-name="Internet_20_link" text:visited-style-name="Visited_20_Internet_20_Link">
public</text:a>
, The Russian Federation hit the territory of the garden society. Yulia Kot's leadership said that two houses were completely destroyed and 15 more.</text:p>
      <text:p text:style-name="P4">
“There are no military facilities here. Here, grandparents grow tomatoes. There is no reason to beat, ordinary housing infrastructure. We have all members of the society - people from northern Saltivka, five -play, Zhukovsky village(The most destroyed by Russian shelling residential areas of Kharkiv, ed.). Багатьом немає де жити,окрім дачі", — сказала Кот.</text:p>
      <text:p text:style-name="P4">
Як повідомлялося, протягом минулої доби  <text:a xlink:type="simple" xlink:href="https://www.ukrinform.ua/rubric-ato/3721585-rosiani-zranku-atakuvali-harkivsinu-dvoe-poranenih.html" text:style-name="Internet_20_link" text:visited-style-name="Visited_20_Internet_20_Link">
 на Харківщині внаслідок російськихобстрілів отримали поранення двоє людей </text:a>
, still a single man exploded on an explosive device.</text:p>
      <text:p text:style-name="P4">
The enemy from artillery, mortars and rocket weapons fired at the inhabitants of Kharkiv, Kupyansk, Chuguev and Bohodukhiv districts.</text:p>
      <text:p text:style-name="P4">
News Source: <text:a xlink:type="simple" xlink:href="https://www.ukrinform.ua/rubric-regions/3721900-dla-udaru-po-selisu-pid-harkovom-rosiani-vikoristali-dva-kalibri.html" text:style-name="Internet_20_link" text:visited-style-name="Visited_20_Internet_20_Link">
https://www.ukrinform.ua/rubric-regions/3721900-dla-udaru-po-selisu-pid-harkovom-rosiani-vikoristali-dva-kalibri.html</text:a>
</text:p>
      <!--NEWS-->
      <text:h text:style-name="P10" text:outline-level="1">
<text:span text:style-name="T4">
Yagupova will continue his career in Turkish "Chukuchku"</text:span>
</text:h>
      <text:p text:style-name="P4">
Authors: Ukrinform (Person)</text:p>
      <text:p text:style-name="P4">
Publisher: Укринформ (Organization)</text:p>
      <text:p text:style-name="P4">
Published Time: 2023-06-12T17:42:00+03:00</text:p>
      <text:p text:style-name="P4">
Modified Time: 2023-06-12T17:42:00+03:00</text:p>
      <text:p text:style-name="P4">
Description: The contract is designed for three years. - Ukrinform.</text:p>
      <text:p text:style-name="P4">
Images: ['<text:a xlink:type="simple" xlink:href="https://static.ukrinform.com/photos/2023_06/thumb_files/630_360_1686580876-492.jpg" text:style-name="Internet_20_link" text:visited-style-name="Visited_20_Internet_20_Link">
630_360_16865...</text:a>
']</text:p>
      <text:p text:style-name="P4">
Tags: ['Баскетбол']</text:p>
      <text:p text:style-name="P4">
Type: Article</text:p>
      <!--METADATA-->
      <text:p text:style-name="P4">
<draw:frame draw:style-name="fr1" draw:name="Image127" text:anchor-type="as-char" svg:width="6.9236in" svg:height="3.956343in" draw:z-index="0">
<draw:image xlink:href="../Images/yкринформ/2023-06-12T17-42-00-03-00/630_360_1686580876-492.jpg" xlink:type="simple" xlink:show="embed" xlink:actuate="onLoad" draw:mime-type="image/jpeg"/>
</draw:frame>
Contract for three years.</text:p>
      <text:p text:style-name="P4">
Ukrainian basketball player Alina Yagupova will continue his career at the Turkish club "Chukukuva", <text:a xlink:type="simple" xlink:href="https://www.instagram.com/p/CtY6uriAxhG/" text:style-name="Internet_20_link" text:visited-style-name="Visited_20_Internet_20_Link">
reports</text:a>
The club's press service, Ukrinform reports.</text:p>
      <text:p text:style-name="P4">
31-year-old Yagupova signed a contract for three years. Earlier, the Ukrainian club was already performing in 2017-2019.</text:p>
      <text:p text:style-name="P4">
The last three seasons of Yagupov spent he in Fenerbahche. As a part of the club, she obtained the European Library(2023)as well as three titles of Turkey Championship(2021,2022, 2023).</text:p>
      <text:p text:style-name="P4">
Цього сезону в чемпіонаті Туреччини Ягупова зіграла 15 матчів, в середньомупроводячи на майданчику 27,2 хвилини, набирала 14,0 очок, 5,3 підбирання та6,2 передачі.</text:p>
      <text:p text:style-name="P4">
<text:span text:style-name="T4">
Читайте також:</text:span>
 <text:a xlink:type="simple" xlink:href="https://www.ukrinform.ua/rubric-sports/3721521-colovica-zbirna-ukraini-dostrokovo-vijsla-u-final-cotiroh-zolotoi-evroligi-z-volejbolu.html" text:style-name="Internet_20_link" text:visited-style-name="Visited_20_Internet_20_Link">
 Чоловіча збірна України достроково вийшла у Фіналчотирьох Золотої <text:span text:style-name="T4">
Євроліги</text:span>
 з волейболу </text:a>
As reported by Ukrinform, in the finals of the European Liba this season, "Fenerbahche" won "Chukruku".</text:p>
      <text:p text:style-name="P4">
Photo: fbu.ua</text:p>
      <text:p text:style-name="P4">
News Source: <text:a xlink:type="simple" xlink:href="https://www.ukrinform.ua/rubric-sports/3721902-agupova-prodovzit-kareru-v-tureckomu-mersini.html" text:style-name="Internet_20_link" text:visited-style-name="Visited_20_Internet_20_Link">
https://www.ukrinform.ua/rubric-sports/3721902-agupova-prodovzit-kareru-v-tureckomu-mersini.html</text:a>
</text:p>
      <!--NEWS-->
      <text:h text:style-name="P10" text:outline-level="1">
<text:span text:style-name="T4">
The gambling business intensified the payment of taxes after the Beb investigation has begun</text:span>
</text:h>
      <text:p text:style-name="P4">
Authors: Ukrinform (Person)</text:p>
      <text:p text:style-name="P4">
Publisher: Укринформ (Organization)</text:p>
      <text:p text:style-name="P4">
Published Time: 2023-06-12T17:43:13+03:00</text:p>
      <text:p text:style-name="P4">
Modified Time: 2023-06-12T17:43:13+03:00</text:p>
      <text:p text:style-name="P4">
Description: After the investigation, the law enforcement agencies have paid more than UAH 2 billion to the budget, which is four times more than last year. - Ukrinform.</text:p>
      <text:p text:style-name="P4">
Images: ['<text:a xlink:type="simple" xlink:href="https://static.ukrinform.com/photos/2023_06/thumb_files/630_360_1686062335-440.jpg" text:style-name="Internet_20_link" text:visited-style-name="Visited_20_Internet_20_Link">
630_360_16860...</text:a>
']</text:p>
      <text:p text:style-name="P4">
Tags: ['Податки', 'Бюро економічної безпеки', 'Розслідування']</text:p>
      <text:p text:style-name="P4">
Type: Article</text:p>
      <!--METADATA-->
      <text:p text:style-name="P4">
<draw:frame draw:style-name="fr1" draw:name="Image128" text:anchor-type="as-char" svg:width="6.9236in" svg:height="3.956343in" draw:z-index="0">
<draw:image xlink:href="../Images/yкринформ/2023-06-12T17-43-13-03-00/630_360_1686062335-440.jpg" xlink:type="simple" xlink:show="embed" xlink:actuate="onLoad" draw:mime-type="image/jpeg"/>
</draw:frame>
The post -investigation of the investigation by law enforcement agencies schemes of tax evasion has paid more than UAH 2 billion to the budget, which is four times more than last year.</text:p>
      <text:p text:style-name="P4">
As Ukrinform reports, it reports <text:a xlink:type="simple" xlink:href="https://esbu.gov.ua/news/pislia-pochatku-rozsliduvannia-beb-hralnyi-biznes-vzhe-splatyv-v-chotyry-razy-bilshe-podatkiv-nizh-za-ves-mynulyi-rik" text:style-name="Internet_20_link" text:visited-style-name="Visited_20_Internet_20_Link">
Babe Press Service</text:a>
.</text:p>
      <text:p text:style-name="P4">
"For the five months of this year, companies that work online in the field of gambling business were paid four times more taxes than for the entire 2022 years. 2022 this amount did not exceed UAH 550 million ", -it will be in the message.</text:p>
      <text:p text:style-name="P4">
<text:span text:style-name="T4">
 Read also: </text:span>
 [<text:span text:style-name="T4">
 Beb </text:span>
 exposed the underground production(https://www.ukrinform.ua/rubric-economy/3719124-beb-vikrilo-pidpilne-virobnictvo-spirtu-z-sodennim-oborotom-u-20-tonn.html)It is noted that such an increase in revenues to the State Budget of Ukraine is the result of coordinated cooperation of the Bureau of Economic Security, the SBU, the Prosecutor's Office of Tanba to identify tax evasion schemes through manipulating payments and concealment of their real purpose.</text:p>
      <text:p text:style-name="P4">
"For the most part it is the so -called logging(Transaction coding manipulations - ed.)When it does not indicate the payment code that applies to gambling, but adjacent to which taxes are much smaller. Only 34.5 million UAH of taxes paid for 2021 online rates. In 2022, it was already UAH 549.7 million, as the investigation of the Bab began and tax payments increased rapidly in the end, "the statement said.</text:p>
      <text:p text:style-name="P4">
Baby notes that the scheme with the habitation organized the officials of the Nizhibank, through which approximately UAH 20 billion has passed. In March 2023, the National Bank of Ukraine made a decision to deprive two banks and liquidate them. Within the framework of the pre -trial investigation, 20 searches were conducted in banking institutions and related companies, withdrawn financial documentation, and more than a thousand accounts were checked. The imposed corporate rights of companies and funds in the accounts of the total amount of UAH 391 million were imposed.</text:p>
      <text:p text:style-name="P4">
<text:span text:style-name="T4">
 Read also: </text:span>
 <text:a xlink:type="simple" xlink:href="https://www.ukrinform.ua/rubric-economy/3717596-privlasnenna-600-miljoniv-ukrtatnafti-sbu-vikrila-biznespartnera-kolomojskogo.html" text:style-name="Internet_20_link" text:visited-style-name="Visited_20_Internet_20_Link">
appropriation of ₴ 600 million Ukrtatnafta: SBU Cruit Labbusiness Partner of Kolomoisky</text:a>
</text:p>
      <text:p text:style-name="P4">
Due to the collected evidence of the illegal activity, some of the bookmaker companies Tonline-casino ceased operations due to the loss of licenses and the imposition of sanctions, and the rest-began to be more honest with taxes. Urezultate only income tax from bookmaker and online casinos, for five months of 2023, UAH 526.7 million was paid, and total tax payments exceeded the amount of UAH 2.2 billion.</text:p>
      <text:p text:style-name="P4">
As it was reported, in January 2023, the Verkhovna Rada approved a change in the Allowance Code, which restores the rule that payers of the sole tax of the third group who use taxation features in the conditions(In particular, the rate of this tax of 2% income), cannot be organized by gambling games, lottery, pairs(Bookmaker Pari, pairs of tootalizer). Президент підписав документ 6 лютого.</text:p>
      <text:p text:style-name="P4">
News Source: <text:a xlink:type="simple" xlink:href="https://www.ukrinform.ua/rubric-economy/3721903-gralnij-biznes-aktivizuvav-splatu-podatkiv-pisla-pocatku-rozsliduvanna-beb.html" text:style-name="Internet_20_link" text:visited-style-name="Visited_20_Internet_20_Link">
https://www.ukrinform.ua/rubric-economy/3721903-gralnij-biznes-aktivizuvav-splatu-podatkiv-pisla-pocatku-rozsliduvanna-beb.html</text:a>
</text:p>
      <!--NEWS-->
      <text:h text:style-name="P10" text:outline-level="1">
<text:span text:style-name="T4">
Drone Army left the Russians without connection in the Swativ-Kupyan direction</text:span>
</text:h>
      <text:p text:style-name="P4">
Authors: Ukrinform (Person)</text:p>
      <text:p text:style-name="P4">
Publisher: Укринформ (Organization)</text:p>
      <text:p text:style-name="P4">
Published Time: 2023-06-12T17:47:00+03:00</text:p>
      <text:p text:style-name="P4">
Modified Time: 2023-06-12T17:47:00+03:00</text:p>
      <text:p text:style-name="P4">
Description: The fighters of the 92nd Brigade of the Armed Forces left Russian invaders without connection in the Swatt-Kupyan direction. - Ukrinform.</text:p>
      <text:p text:style-name="P4">
Images: ['<text:a xlink:type="simple" xlink:href="https://static.ukrinform.com/photos/2023_02/thumb_files/630_360_1676050744-971.jpg" text:style-name="Internet_20_link" text:visited-style-name="Visited_20_Internet_20_Link">
630_360_16760...</text:a>
']</text:p>
      <text:p text:style-name="P4">
Tags: ['Луганщина', 'Дрон', 'Армія дронів']</text:p>
      <text:p text:style-name="P4">
Type: Article</text:p>
      <!--METADATA-->
      <text:p text:style-name="P4">
<draw:frame draw:style-name="fr1" draw:name="Image129" text:anchor-type="as-char" svg:width="6.9236in" svg:height="3.956343in" draw:z-index="0">
<draw:image xlink:href="../Images/yкринформ/2023-06-12T17-47-00-03-00/630_360_1676050744-971.jpg" xlink:type="simple" xlink:show="embed" xlink:actuate="onLoad" draw:mime-type="image/jpeg"/>
</draw:frame>
The fighters of the 92-Brigades of the Armed Forces left Russian invaders without connection in the Swativ-Kupyan direction.</text:p>
      <text:p text:style-name="P4">
According to Ukrinform, Artem Lisogor, Head of Lugansk Regional Military Administration, reported this in <text:a xlink:type="simple" xlink:href="https://t.me/luhanskaVTSA/11292" text:style-name="Internet_20_link" text:visited-style-name="Visited_20_Internet_20_Link">
telegram</text:a>
.</text:p>
      <text:p text:style-name="P4">
"During exploration, the UAVs of the UAV of the 92nd OMBI found the satellite communication system of the invaders-two VSAT antennas. They allowed the Russians to exchange information in the past. Now it is in the past," Lisogor wrote.</text:p>
      <text:p text:style-name="P4">
<text:span text:style-name="T4">
 Read also: </text:span>
 <text:a xlink:type="simple" xlink:href="https://www.ukrinform.ua/rubric-technology/3716270-v-ukraini-projdut-zmaganna-virobnikiv-fpvdroniv.html" text:style-name="Internet_20_link" text:visited-style-name="Visited_20_Internet_20_Link">
FPV-punks will be held in Ukraine</text:a>
He specified that the shot was made by the drone of "Mavik".</text:p>
      <text:p text:style-name="P4">
"The apt shot of" Maviko ", which was purchased at the expense of United24 - and the hostile were turned into a bunch of junk," - said the head of Luhansk region.</text:p>
      <text:p text:style-name="P4">
<text:span text:style-name="T4">
 Read also: </text:span>
 <text:a xlink:type="simple" xlink:href="https://www.ukrinform.ua/rubric-ato/3711181-mincifri-ta-sap-spilno-posiluvatimut-armiu-droniv.html" text:style-name="Internet_20_link" text:visited-style-name="Visited_20_Internet_20_Link">
Ministry and SAP SAP will enhance "<text:span text:style-name="T4">
 Army </text:span>
<text:span text:style-name="T4">
 drones </text:span>
"</text:a>
The UNITED24 global support for Ukraine was launched on May 5, 2022 by the Ukrainian authorities and is a fundraising platform. As of May 31, 20123, more than $ 340 million managed to raise. Donates from 110 countries.</text:p>
      <text:p text:style-name="P4">
News Source: <text:a xlink:type="simple" xlink:href="https://www.ukrinform.ua/rubric-ato/3721904-armia-droniv-zalisila-rosian-bez-zvazku-na-svativskokupanskomu-napramku.html" text:style-name="Internet_20_link" text:visited-style-name="Visited_20_Internet_20_Link">
https://www.ukrinform.ua/rubric-ato/3721904-armia-droniv-zalisila-rosian-bez-zvazku-na-svativskokupanskomu-napramku.html</text:a>
</text:p>
      <!--NEWS-->
      <text:h text:style-name="P10" text:outline-level="1">
<text:span text:style-name="T4">
Bukovina has transferred 250 tons of humanitarian aid to Kherson region</text:span>
</text:h>
      <text:p text:style-name="P4">
Authors: Ukrinform (Person)</text:p>
      <text:p text:style-name="P4">
Publisher: Укринформ (Organization)</text:p>
      <text:p text:style-name="P4">
Published Time: 2023-06-12T17:49:07+03:00</text:p>
      <text:p text:style-name="P4">
Modified Time: 2023-06-12T17:49:07+03:00</text:p>
      <text:p text:style-name="P4">
Description: Another wagon with a load for residents of flooded areas of Kherson region was sent from Chernivtsi region. In total, 250 tons of humanitarian aid have already been sent from Bukovina. - Ukrinform.</text:p>
      <text:p text:style-name="P4">
Images: ['<text:a xlink:type="simple" xlink:href="https://static.ukrinform.com/photos/2023_06/thumb_files/630_360_1686581106-253.jpg" text:style-name="Internet_20_link" text:visited-style-name="Visited_20_Internet_20_Link">
630_360_16865...</text:a>
']</text:p>
      <text:p text:style-name="P4">
Tags: ['Буковина', 'Гуманітарна допомога', 'Херсонщина']</text:p>
      <text:p text:style-name="P4">
Type: Article</text:p>
      <!--METADATA-->
      <text:p text:style-name="P4">
<draw:frame draw:style-name="fr1" draw:name="Image130" text:anchor-type="as-char" svg:width="6.9236in" svg:height="3.956343in" draw:z-index="0">
<draw:image xlink:href="../Images/yкринформ/2023-06-12T17-49-07-03-00/630_360_1686581106-253.jpg" xlink:type="simple" xlink:show="embed" xlink:actuate="onLoad" draw:mime-type="image/jpeg"/>
</draw:frame>
The Shernivtsi region sent another wagon with a load for residents of the underlying areas of Kherson region. In total, 250 tons of humanitarian aid have already been sent from Bukovina.</text:p>
      <text:p text:style-name="P4">
About it on your Facebook page](https://www.facebook.com/RuslanZaparaniuk/posts/pfbid026jGrtKbFPAvYLvJYy1dfreZVE1DCvDrppfBLVZuP3EZSTvnfSjxHLPuJGbbbzz4il)The head of Chernivtsi Ova Ruslan Zalaniuk reported, Ukrinform reports.</text:p>
      <text:p text:style-name="P4">
"Today from the assistance staff sent another truck with a load for residents of the residents. Food, drinking <text:a xlink:type="simple" xlink:href="https://www.ukrinform.ua/tag-voda" text:style-name="Internet_20_link" text:visited-style-name="Visited_20_Internet_20_Link">
water</text:a>
, necessary things for people who have lost property due to the dismantling of the Kakhovka hydroelectric power station. In total, 250 tons of help have already been sent from Bukovina, "Paranyuk wrote.</text:p>
      <text:p text:style-name="P4">
He noted that the Bukovinians continue to bring the necessary things to the staff of assistance, also united and send cargo from the community of taoloners. The assistance is continuing.</text:p>
      <text:p text:style-name="P4">
Also in the Chernivtsi region, according to the official, have prepared places for the settlement of residents of Kherson region, which can be evacuated to us.</text:p>
      <text:p text:style-name="P4">
<text:span text:style-name="T4">
 Read also: </text:span>
 <text:a xlink:type="simple" xlink:href="https://www.ukrinform.ua/rubric-society/3721823-urad-opracovue-mozlivist-viplati-dopomogi-meskancam-pidtoplenih-teritorij-veresuk.html" text:style-name="Internet_20_link" text:visited-style-name="Visited_20_Internet_20_Link">
The government is working on the possibility of paying the assistance of residents of the underpartments - Vereshchuk</text:a>
As it was reported, on June 6 <text:a xlink:type="simple" xlink:href="https://www.ukrinform.ua/rubric-other_news/3720776-pidriv-rosianami-kahovskoi-ges-usi-novini.html" text:style-name="Internet_20_link" text:visited-style-name="Visited_20_Internet_20_Link">
Russian occupation troops undermined the Kakhovsk hydroelectric power station</text:a>
, as a result of the terrorist attack, about 80 settlements were partially or completely heated.</text:p>
      <text:p text:style-name="P4">
News Source: <text:a xlink:type="simple" xlink:href="https://www.ukrinform.ua/rubric-regions/3721905-bukovina-peredala-na-hersonsinu-vze-250-tonn-gumanitarnoi-dopomogi.html" text:style-name="Internet_20_link" text:visited-style-name="Visited_20_Internet_20_Link">
https://www.ukrinform.ua/rubric-regions/3721905-bukovina-peredala-na-hersonsinu-vze-250-tonn-gumanitarnoi-dopomogi.html</text:a>
</text:p>
      <!--NEWS-->
      <text:h text:style-name="P10" text:outline-level="1">
<text:span text:style-name="T4">
Ombudsman's offices of Ukraine and the Russian Federation contributed to the return of about 40 Ukrainian children</text:span>
</text:h>
      <text:p text:style-name="P4">
Authors: Ukrinform (Person)</text:p>
      <text:p text:style-name="P4">
Publisher: Укринформ (Organization)</text:p>
      <text:p text:style-name="P4">
Published Time: 2023-06-12T17:52:20+03:00</text:p>
      <text:p text:style-name="P4">
Modified Time: 2023-06-12T17:52:20+03:00</text:p>
      <text:p text:style-name="P4">
Description: Due to the interaction of the offices of the Commissioners for Human Rights of Ukraine and the Russian Federation, about 40 Ukrainian children managed to return home. - Ukrinform.</text:p>
      <text:p text:style-name="P4">
Images: ['<text:a xlink:type="simple" xlink:href="https://static.ukrinform.com/photos/2023_05/thumb_files/630_360_1685537728-468.jpg" text:style-name="Internet_20_link" text:visited-style-name="Visited_20_Internet_20_Link">
630_360_16855...</text:a>
']</text:p>
      <text:p text:style-name="P4">
Tags: ['Діти', 'Омбудсмен', 'Війна з Росією']</text:p>
      <text:p text:style-name="P4">
Type: Article</text:p>
      <!--METADATA-->
      <text:p text:style-name="P4">
<draw:frame draw:style-name="fr1" draw:name="Image131" text:anchor-type="as-char" svg:width="6.9236in" svg:height="3.956343in" draw:z-index="0">
<draw:image xlink:href="../Images/yкринформ/2023-06-12T17-52-20-03-00/630_360_1685537728-468.jpg" xlink:type="simple" xlink:show="embed" xlink:actuate="onLoad" draw:mime-type="image/jpeg"/>
</draw:frame>
Thanks to the interaction of the offices of the Commissioners for Human Rights of Ukraine and the Russian Federation, about 40 Ukrainian children managed to come home.</text:p>
      <text:p text:style-name="P4">
About this <text:a xlink:type="simple" xlink:href="https://www.facebook.com/office.ombudsman.ua/posts/pfbid02jM5nHbvRPGPANpJ4Z47ECgUXi1g8a2jo7Fyqt7DiBgn2X47hojESS8DicmHvLjEWl" text:style-name="Internet_20_link" text:visited-style-name="Visited_20_Internet_20_Link">
the one was talking</text:a>
During the meeting at the Ombudsman's office, a representative of the Ombudsman in the system of the security and defense sector of Alexander Kononenkoviz with representatives of the UN International International Commission on Investigation of Violations of Ukraine, which studies the issue of moving Ukrainian children to the Russian Federation and in the Russian time.</text:p>
      <text:p text:style-name="P4">
“The UN Commission representative was interested in a dialogue between the Ombudsmans of Ukraine and the Russian Federation. So she was informed that thanks to the interaction of the offices of the Commissioners of Ukraine, Tarf managed to return home about 40 Ukrainian <text:a xlink:type="simple" xlink:href="https://www.ukrinform.ua/tag-diti" text:style-name="Internet_20_link" text:visited-style-name="Visited_20_Internet_20_Link">
children</text:a>
”, - the press service said.</text:p>
      <text:p text:style-name="P4">
A representative of the Commissioner informed that 20,000 children are now deported.</text:p>
      <text:p text:style-name="P4">
He said that Russia does so that there are no cases of reunification of Ukrainian families, deport Ukrainian children from TT, under the primevacification he stops children from children from family -type homes, performs kidneping - emphasizes Ukrainian children, gives Russian citizenship, changes his name, name. 'I, patronymic and other data.</text:p>
      <text:p text:style-name="P4">
Kononenko focused on the UN Commission representatives that the Russian Federation does not provide children and no information to the Ukrainian side, and took the position of “inform us who you are looking for”.</text:p>
      <text:p text:style-name="P4">
The commander's representative noted that in addition, 25,000 citizens of Ukraine are now missing.</text:p>
      <text:p text:style-name="P4">
<text:span text:style-name="T4">
 Read also: </text:span>
 <text:a xlink:type="simple" xlink:href="https://www.ukrinform.ua/rubric-society/3716484-lubinec-skilki-zagalom-ditej-vikrala-rf-ne-znae-nihto.html" text:style-name="Internet_20_link" text:visited-style-name="Visited_20_Internet_20_Link">
Lubinets: How many children have stolen Russian in general - unknown</text:a>
"It is difficult to understand the situation with people in the cities of Mariupol, Bakhmut, Marinka, Avdiivka," he said.</text:p>
      <text:p text:style-name="P4">
During the meeting, the parties also discussed some stories of Russia's abduction by Ukraine. As a result, the participants of the meeting emphasized the dawnness of compliance with the legislation and the return of children to Ukraine.</text:p>
      <text:p text:style-name="P4">
News Source: <text:a xlink:type="simple" xlink:href="https://www.ukrinform.ua/rubric-society/3721907-ofisi-ombudsmaniv-ukraini-ta-rf-spriali-povernennu-dodomu-blizko-40-ukrainskih-ditej.html" text:style-name="Internet_20_link" text:visited-style-name="Visited_20_Internet_20_Link">
https://www.ukrinform.ua/rubric-society/3721907-ofisi-ombudsmaniv-ukraini-ta-rf-spriali-povernennu-dodomu-blizko-40-ukrainskih-ditej.html</text:a>
</text:p>
      <!--NEWS-->
      <text:h text:style-name="P10" text:outline-level="1">
<text:span text:style-name="T4">
The Ukrainian military was captured by the Russian "FSBShnik"</text:span>
</text:h>
      <text:p text:style-name="P4">
Authors: Ukrinform (Person)</text:p>
      <text:p text:style-name="P4">
Publisher: Укринформ (Organization)</text:p>
      <text:p text:style-name="P4">
Published Time: 2023-06-12T17:57:00+03:00</text:p>
      <text:p text:style-name="P4">
Modified Time: 2023-06-12T17:57:00+03:00</text:p>
      <text:p text:style-name="P4">
Description: The Armed Forces of Ukraine were captured by the FSB employee who directed the barrier detachment of the Russian army. - Ukrinform.</text:p>
      <text:p text:style-name="P4">
Images: ['<text:a xlink:type="simple" xlink:href="https://static.ukrinform.com/photos/2021_12/thumb_files/630_360_1639473341-759.jpg" text:style-name="Internet_20_link" text:visited-style-name="Visited_20_Internet_20_Link">
630_360_16394...</text:a>
']</text:p>
      <text:p text:style-name="P4">
Tags: ['ФСБ РФ', 'ЗСУ', 'Полонені', 'Війна з Росією']</text:p>
      <text:p text:style-name="P4">
Type: Article</text:p>
      <!--METADATA-->
      <text:p text:style-name="P4">
<draw:frame draw:style-name="fr1" draw:name="Image132" text:anchor-type="as-char" svg:width="6.9236in" svg:height="3.956343in" draw:z-index="0">
<draw:image xlink:href="../Images/yкринформ/2023-06-12T17-57-00-03-00/630_360_1639473341-759.jpg" xlink:type="simple" xlink:show="embed" xlink:actuate="onLoad" draw:mime-type="image/jpeg"/>
</draw:frame>
The armeds of Ukraine were captured by an FSB employee who directed the enclosure of the Russian army.</text:p>
      <text:p text:style-name="P4">
According to Ukrinform, the SBU reports in <text:a xlink:type="simple" xlink:href="https://t.me/SBUkr/8635" text:style-name="Internet_20_link" text:visited-style-name="Visited_20_Internet_20_Link">
telegram</text:a>
.</text:p>
      <text:p text:style-name="P4">
It is noted that at the interrogation of military counterintelligence of the Security Service of Ukraine, two Russian prisoners were simultaneously. One of them is the machine -free company of the FSB Commanda, which headed the barrier detachment.</text:p>
      <text:p text:style-name="P4">
“FSBushnik tells about his military responsibilities in briefly:“ They stood on the routine and did not allow the Storm Z. The order was in their proceeding, ” - said in <text:a xlink:type="simple" xlink:href="https://www.ukrinform.ua/tag-sbu" text:style-name="Internet_20_link" text:visited-style-name="Visited_20_Internet_20_Link">
SBU</text:a>
.</text:p>
      <text:p text:style-name="P4">
And the second is the same "Storm Zolo", who was afraid that he would be killed, a printed line. Therefore, he was captured by Ukrainian defenders.</text:p>
      <text:p text:style-name="P4">
“After to arrive(to the position - note.), I did not explain, we were drained and said they would go straight from Pichk. This is quadcopters. In the servants, we were told that the muds were standing in the way ...</text:p>
      <text:p text:style-name="P4">
The practice of use by the Russians of barrier units once again confirmed the interception obtained by the SBU.</text:p>
      <text:p text:style-name="P4">
<text:span text:style-name="T4">
 Read also: </text:span>
 <text:a xlink:type="simple" xlink:href="https://www.ukrinform.ua/rubric-ato/3721618-morpihi-pri-zvilnenni-sela-storozeve-znisili-blizko-50-rosian-cotiroh-vzali-v-polon.html" text:style-name="Internet_20_link" text:visited-style-name="Visited_20_Internet_20_Link">
Marines when liberating the village of Storozhevo destroyed about 50 Russians, four took in <text:span text:style-name="T4">
 captivity </text:span>
</text:a>
“We hold the defense tightly: all machine gunners, grenade launchers ... blow -up mortars. “Maviki” raise everything into the air. How did you accept? "Z" You are completely in your disposal. They have no step back at all, only. If anything, it is allowed to "reset" to you. Under my responsibility, ” - quotes of the order, Yaki, having rejected the commander of one of such suburban Zagonvs on the“ Garyachi ”Dlyantzi to the front.</text:p>
      <text:p text:style-name="P4">
Video: <text:a xlink:type="simple" xlink:href="https://www.youtube.com/watch" text:style-name="Internet_20_link" text:visited-style-name="Visited_20_Internet_20_Link">
Service of the nonsense of Ukraine</text:a>
"Judging by the last events on the front," cannon meat "and barriers in the Russian Federation diminish, but Russian prisoners in Ukrainian defenders are more!", - said the SBU.</text:p>
      <text:p text:style-name="P4">
As reported by Ukrinform, the SBU reported suspicion of Rosgvardia commander, who shot the Ukrainian prisoners for refusing to communicate with him.</text:p>
      <text:p text:style-name="P4">
News Source: <text:a xlink:type="simple" xlink:href="https://www.ukrinform.ua/rubric-ato/3721910-ukrainski-vijskovi-vzali-u-polon-rosijskogo-fsbsnika.html" text:style-name="Internet_20_link" text:visited-style-name="Visited_20_Internet_20_Link">
https://www.ukrinform.ua/rubric-ato/3721910-ukrainski-vijskovi-vzali-u-polon-rosijskogo-fsbsnika.html</text:a>
</text:p>
      <!--NEWS-->
      <text:h text:style-name="P10" text:outline-level="1">
<text:span text:style-name="T4">
Ukrainian Titans keep the front along the entire collision line</text:span>
</text:h>
      <text:p text:style-name="P4">
Author: ['АРМІЯINFORM']</text:p>
      <text:p text:style-name="P4">
Time: 2023-06-12T18:00:00-04:00</text:p>
      <text:p text:style-name="P4">
Description: The Mini Construction of the defense of Ukraine at Facebook was a photo report about our Zahisnikiv: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3437016_580995310879592_2328767700829391545_n.jpg" text:style-name="Internet_20_link" text:visited-style-name="Visited_20_Internet_20_Link">
353437016_580995310879592_2328767700829391545_n.jpg</text:a>
', '<text:a xlink:type="simple" xlink:href="https://armyinform.com.ua/wp-content/uploads/2023/06/352743945_580995184212938_7752463086986154315_n-150x150.jpg" text:style-name="Internet_20_link" text:visited-style-name="Visited_20_Internet_20_Link">
352743945_580995184212938_7752463086986154315_n-150x150.jpg</text:a>
', '<text:a xlink:type="simple" xlink:href="https://armyinform.com.ua/wp-content/uploads/2023/06/353614601_580995454212911_4103727410991966996_n-150x150.jpg" text:style-name="Internet_20_link" text:visited-style-name="Visited_20_Internet_20_Link">
353614601_580995454212911_4103727410991966996_n-150x150.jpg</text:a>
', '<text:a xlink:type="simple" xlink:href="https://armyinform.com.ua/wp-content/uploads/2023/06/353622298_580995400879583_3629238486124597489_n-150x150.jpg" text:style-name="Internet_20_link" text:visited-style-name="Visited_20_Internet_20_Link">
353622298_580995400879583_3629238486124597489_n-150x150.jpg</text:a>
', '<text:a xlink:type="simple" xlink:href="https://armyinform.com.ua/wp-content/uploads/2023/06/353653747_580995440879579_2951011959301602566_n-150x150.jpg" text:style-name="Internet_20_link" text:visited-style-name="Visited_20_Internet_20_Link">
353653747_580995440879579_2951011959301602566_n-150x150.jpg</text:a>
']</text:p>
      <text:p text:style-name="P4">
Tags: ['STOPRUSSIA', 'АГРЕСІЯ РФ']</text:p>
      <text:p text:style-name="P4">
Category: News</text:p>
      <!--METADATA-->
      <text:p text:style-name="P4">
<draw:frame draw:style-name="fr1" draw:name="Image133" text:anchor-type="as-char" svg:width="6.9236in" svg:height="4.615733in" draw:z-index="0">
<draw:image xlink:href="../Images/AРМІЯINFORM/2023-06-12T18-00-00-04-00/353437016_580995310879592_2328767700829391545_n.jpg" xlink:type="simple" xlink:show="embed" xlink:actuate="onLoad" draw:mime-type="image/jpeg"/>
</draw:frame>
The Ministry of Defense of Ukraine on Facebook <text:a xlink:type="simple" xlink:href="https://www.facebook.com/MinistryofDefence.UA/posts/pfbid0quMTFHAjZVtRthfE4CnFDcAk3DggQhqctvejHP8NYSTuZb6zpPSxbkSvFT1VsoPhl" text:style-name="Internet_20_link" text:visited-style-name="Visited_20_Internet_20_Link">
placed</text:a>
Photo report about our defenders:</text:p>
      <text:p text:style-name="P4">
"We beat the enemy with different caliber!</text:p>
      <text:p text:style-name="P4">
From 5.45 to 203 mm.</text:p>
      <text:p text:style-name="P4">
The weapons of our defenders and defenders are different, but the target is common.</text:p>
      <text:p text:style-name="P4">
Russian invaders will pay for every crime!</text:p>
      <text:p text:style-name="P4">
In the photos there are Ukrainian titans from different units that keep the front of the entire collision line. ”</text:p>
      <text:p text:style-name="P4">
<text:a xlink:type="simple" xlink:href="https://armyinform.com.ua/wp-content/uploads/2023/06/352743945_580995184212938_7752463086986154315_n.jpg" text:style-name="Internet_20_link" text:visited-style-name="Visited_20_Internet_20_Link">
!(Images/AРМІЯINFORM/2023-06-12T18-00-00-04-00/352743945_580995184212938_7752463086986154315_n-150x150.jpg)</text:a>
</text:p>
      <text:p text:style-name="P4">
<text:a xlink:type="simple" xlink:href="https://armyinform.com.ua/wp-content/uploads/2023/06/353614601_580995454212911_4103727410991966996_n.jpg" text:style-name="Internet_20_link" text:visited-style-name="Visited_20_Internet_20_Link">
<draw:frame draw:style-name="fr1" draw:name="Image134" text:anchor-type="as-char" svg:width="6.9236in" svg:height="6.9236in" draw:z-index="0">
<draw:image xlink:href="../Images/AРМІЯINFORM/2023-06-12T18-00-00-04-00/353614601_580995454212911_4103727410991966996_n-150x150.jpg" xlink:type="simple" xlink:show="embed" xlink:actuate="onLoad" draw:mime-type="image/jpeg"/>
</draw:frame>
</text:a>
</text:p>
      <text:p text:style-name="P4">
<text:a xlink:type="simple" xlink:href="https://armyinform.com.ua/wp-content/uploads/2023/06/353622298_580995400879583_3629238486124597489_n.jpg" text:style-name="Internet_20_link" text:visited-style-name="Visited_20_Internet_20_Link">
<draw:frame draw:style-name="fr1" draw:name="Image135" text:anchor-type="as-char" svg:width="6.9236in" svg:height="6.9236in" draw:z-index="0">
<draw:image xlink:href="../Images/AРМІЯINFORM/2023-06-12T18-00-00-04-00/353622298_580995400879583_3629238486124597489_n-150x150.jpg" xlink:type="simple" xlink:show="embed" xlink:actuate="onLoad" draw:mime-type="image/jpeg"/>
</draw:frame>
</text:a>
</text:p>
      <text:p text:style-name="P4">
<text:a xlink:type="simple" xlink:href="https://armyinform.com.ua/wp-content/uploads/2023/06/353653747_580995440879579_2951011959301602566_n.jpg" text:style-name="Internet_20_link" text:visited-style-name="Visited_20_Internet_20_Link">
<draw:frame draw:style-name="fr1" draw:name="Image136" text:anchor-type="as-char" svg:width="6.9236in" svg:height="6.9236in" draw:z-index="0">
<draw:image xlink:href="../Images/AРМІЯINFORM/2023-06-12T18-00-00-04-00/353653747_580995440879579_2951011959301602566_n-150x150.jpg" xlink:type="simple" xlink:show="embed" xlink:actuate="onLoad" draw:mime-type="image/jpeg"/>
</draw:frame>
</text:a>
</text:p>
      <text:p text:style-name="P4">
News Source: <text:a xlink:type="simple" xlink:href="https://armyinform.com.ua/2023/06/12/ukrayinski-tytany-yaki-trymayut-front-vzdovzh-usiyeyi-liniyi-zitknennya/" text:style-name="Internet_20_link" text:visited-style-name="Visited_20_Internet_20_Link">
https://armyinform.com.ua/2023/06/12/ukrayinski-tytany-yaki-trymayut-front-vzdovzh-usiyeyi-liniyi-zitknennya/</text:a>
</text:p>
      <!--NEWS-->
      <text:h text:style-name="P10" text:outline-level="1">
<text:span text:style-name="T4">
Air and Water Condition: Mindovquil has sent two mobile laboratories to Kherson</text:span>
</text:h>
      <text:p text:style-name="P4">
Authors: Ukrinform (Person)</text:p>
      <text:p text:style-name="P4">
Publisher: Укринформ (Organization)</text:p>
      <text:p text:style-name="P4">
Published Time: 2023-06-12T18:02:37+03:00</text:p>
      <text:p text:style-name="P4">
Modified Time: 2023-06-12T18:02:37+03:00</text:p>
      <text:p text:style-name="P4">
Description: Kherson has sent two mobile laboratories to control the environmental situation in the region. - Ukrinform.</text:p>
      <text:p text:style-name="P4">
Images: ['<text:a xlink:type="simple" xlink:href="https://static.ukrinform.com/photos/2023_06/thumb_files/630_360_1686581568-726.jpeg" text:style-name="Internet_20_link" text:visited-style-name="Visited_20_Internet_20_Link">
630_360_16865...</text:a>
']</text:p>
      <text:p text:style-name="P4">
Tags: ['Екологія', 'Херсонщина', 'Вода', 'Забруднення повітря']</text:p>
      <text:p text:style-name="P4">
Type: Article</text:p>
      <!--METADATA-->
      <text:p text:style-name="P4">
<draw:frame draw:style-name="fr1" draw:name="Image137" text:anchor-type="as-char" svg:width="6.9236in" svg:height="3.956343in" draw:z-index="0">
<draw:image xlink:href="../Images/yкринформ/2023-06-12T18-02-37-03-00/630_360_1686581568-726.jpeg" xlink:type="simple" xlink:show="embed" xlink:actuate="onLoad" draw:mime-type="image/jpeg"/>
</draw:frame>
Mindovquil has sent two mobile laboratories to Kherson to monitor the demic situation in the region.</text:p>
      <text:p text:style-name="P4">
According to Ukrinform, it reports <text:a xlink:type="simple" xlink:href="https://t.me/khersonskaODA/6778" text:style-name="Internet_20_link" text:visited-style-name="Visited_20_Internet_20_Link">
Kherson Ova</text:a>
.</text:p>
      <text:p text:style-name="P4">
“The undermining of the Kakhovsky Dam will have negative consequences in the long -term perpetrator. Our task is to minimize this impact and promptly respond to any changes. Therefore, there is a constant monitoring of the state of air and water, both in water supply networks and reservoirs, ”the message reads.</text:p>
      <text:p text:style-name="P4">
As it is noted, for this extremely necessary work are allocated supplements. In particular, Mindovquil has directed to <text:a xlink:type="simple" xlink:href="https://www.ukrinform.ua/tag-herson" text:style-name="Internet_20_link" text:visited-style-name="Visited_20_Internet_20_Link">
Kherson</text:a>
Two mobile laboratories. They will observe the environment and control the environmental situation in the region.</text:p>
      <text:p text:style-name="P4">
According to the ova, such increased attention will notice the smallest changes in water and air. And if necessary, take measures to normalize the indicators.</text:p>
      <text:p text:style-name="P4">
<text:span text:style-name="T4">
 Read also: </text:span>
 [Doctors are ready to respond to possible outbreaks(https://www.ukrinform.ua/rubric-regions/3721532-mediki-gotovi-reaguvati-na-mozlivi-spalahi-hvorob-u-zoni-pidtoplen-lasko.html)OVA reports that research data will also be used in the development of a plank for the consequences of the hydroelectric power station.</text:p>
      <text:p text:style-name="P4">
As it was reported, Russian troops on the night against June 6 <text:a xlink:type="simple" xlink:href="https://www.ukrinform.ua/rubric-other_news/3720776-pidriv-rosianami-kahovskoi-ges-usi-novini.html" text:style-name="Internet_20_link" text:visited-style-name="Visited_20_Internet_20_Link">
carried out underwriting hydroelectric power station</text:a>
. The evacuation of the population of flooding is ongoing.</text:p>
      <text:p text:style-name="P4">
The investigation under the article "Ecocid" has been started.</text:p>
      <text:p text:style-name="P4">
The Minister of Protection of the Environment and Natural Resources of Ukraine Ruslan Striple stated that the estimated amount of losses to the environment due to the undermining of the Kakhovka hydroelectric power station already exceeds UAH 55 billion.</text:p>
      <text:p text:style-name="P4">
<text:span text:style-name="T5">
Foto: Kherson Ova</text:span>
</text:p>
      <text:p text:style-name="P4">
News Source: <text:a xlink:type="simple" xlink:href="https://www.ukrinform.ua/rubric-regions/3721912-stan-povitra-i-vodi-mindovkilla-napravilo-do-hersona-dvi-mobilni-laboratorii.html" text:style-name="Internet_20_link" text:visited-style-name="Visited_20_Internet_20_Link">
https://www.ukrinform.ua/rubric-regions/3721912-stan-povitra-i-vodi-mindovkilla-napravilo-do-hersona-dvi-mobilni-laboratorii.html</text:a>
</text:p>
      <!--NEWS-->
      <text:h text:style-name="P10" text:outline-level="1">
<text:span text:style-name="T4">
The US is preparing plans to evacuate their citizens with Taiwan in the experience of war in Ukraine - media</text:span>
</text:h>
      <text:p text:style-name="P4">
Authors: Ukrinform (Person)</text:p>
      <text:p text:style-name="P4">
Publisher: Укринформ (Organization)</text:p>
      <text:p text:style-name="P4">
Published Time: 2023-06-12T18:04:57+03:00</text:p>
      <text:p text:style-name="P4">
Modified Time: 2023-06-12T18:04:57+03:00</text:p>
      <text:p text:style-name="P4">
Description: The US government is preparing evacuation plans for American citizens living in Taiwan. - Ukrinform.</text:p>
      <text:p text:style-name="P4">
Images: ['<text:a xlink:type="simple" xlink:href="https://static.ukrinform.com/photos/2021_06/thumb_files/630_360_1622743216-833.jpg" text:style-name="Internet_20_link" text:visited-style-name="Visited_20_Internet_20_Link">
630_360_16227...</text:a>
']</text:p>
      <text:p text:style-name="P4">
Tags: None</text:p>
      <text:p text:style-name="P4">
Type: Article</text:p>
      <!--METADATA-->
      <text:p text:style-name="P4">
<draw:frame draw:style-name="fr1" draw:name="Image138" text:anchor-type="as-char" svg:width="6.9236in" svg:height="3.956343in" draw:z-index="0">
<draw:image xlink:href="../Images/yкринформ/2023-06-12T18-04-57-03-00/630_360_1622743216-833.jpg" xlink:type="simple" xlink:show="embed" xlink:actuate="onLoad" draw:mime-type="image/jpeg"/>
</draw:frame>
The US Government prepares evacuation plans for American citizens living in Taiwan.</text:p>
      <text:p text:style-name="P4">
According to Ukrinform, it reports <text:a xlink:type="simple" xlink:href="https://themessenger.com/news/the-u-s-is-preparing-evacuation-plans-for-american-citizens-in-taiwan-exclusive" text:style-name="Internet_20_link" text:visited-style-name="Visited_20_Internet_20_Link">
The Messenger.</text:a>
The evacuation planning is conducted at least six months, and "it has increased two months or so," said a high -ranking anonymous employee of American intelligence.</text:p>
      <text:p text:style-name="P4">
The official noted that such preparation caused "increased levels".</text:p>
      <text:p text:style-name="P4">
"Nothing like that you do not read in the news. Forces are increasing. <text:a xlink:type="simple" xlink:href="https://www.ukrinform.ua/tag-kitaj" text:style-name="Internet_20_link" text:visited-style-name="Visited_20_Internet_20_Link">
China</text:a>
It is likened to Russia against the background of its aggression in Ukraine, - he said.</text:p>
      <text:p text:style-name="P4">
The anonymous interlocutor called Russia's invasion of Ukraine in February 2022 "impetus for planning".</text:p>
      <text:p text:style-name="P4">
According to the newspaper, the US Government did not discuss the preparation for evacuation publicly, and the State Department rejected the comment request. The Pentagonal Colonel spokesman Martin Menshers also refused to comment on the plans directly, but said: "We do not consider a conflict in the Taiwanese Strait inevitable."</text:p>
      <text:p text:style-name="P4">
Currently, the public knows that the United States is working on the details of the plans, including the fact that the United States may be evacuated as needed.</text:p>
      <text:p text:style-name="P4">
According to one of the sources, the evacuation planning process is silent because a cracked topic for Taiwan government.</text:p>
      <text:p text:style-name="P4">
<text:span text:style-name="T4">
 Read also: </text:span>
 <text:a xlink:type="simple" xlink:href="https://www.ukrinform.ua/rubric-world/3719831-kitaj-napraviv-kilka-desatkiv-litakiv-do-tajvanu-ostriv-aktivuvav-ppo.html" text:style-name="Internet_20_link" text:visited-style-name="Visited_20_Internet_20_Link">
China has sent several dozen aircraft to <text:span text:style-name="T4">
 Taiwan </text:span>
 Yu: The island has activated air defense</text:a>
"Even talking about(The evacuation plan)make people think that something is reflected. Even if it is just a prudent planning, ”one of the eager employees of the State Department said.</text:p>
      <text:p text:style-name="P4">
As reported by Ukrinform, <text:a xlink:type="simple" xlink:href="https://www.ukrinform.ua/rubric-world/3720530-pekin-zaklikav-es-proignoruvati-vizit-glavi-mzs-tajvanu.html" text:style-name="Internet_20_link" text:visited-style-name="Visited_20_Internet_20_Link">
Beijing calls</text:a>
The European side to adhere to the principle of one China and refuse any official contact with Taiwan.</text:p>
      <text:p text:style-name="P4">
News Source: <text:a xlink:type="simple" xlink:href="https://www.ukrinform.ua/rubric-world/3721914-ssa-gotuut-plani-evakuacii-svoih-gromadan-iz-tajvanu-na-dosvidi-vijni-v-ukraini-zmi.html" text:style-name="Internet_20_link" text:visited-style-name="Visited_20_Internet_20_Link">
https://www.ukrinform.ua/rubric-world/3721914-ssa-gotuut-plani-evakuacii-svoih-gromadan-iz-tajvanu-na-dosvidi-vijni-v-ukraini-zmi.html</text:a>
</text:p>
      <!--NEWS-->
      <text:h text:style-name="P10" text:outline-level="1">
<text:span text:style-name="T4">
The German team will sell t -shirts after a friendly match and will transfer funds to support Ukraine</text:span>
</text:h>
      <text:p text:style-name="P4">
Authors: Ukrinform (Person)</text:p>
      <text:p text:style-name="P4">
Publisher: Укринформ (Organization)</text:p>
      <text:p text:style-name="P4">
Published Time: 2023-06-12T18:05:00+03:00</text:p>
      <text:p text:style-name="P4">
Modified Time: 2023-06-12T18:05:00+03:00</text:p>
      <text:p text:style-name="P4">
Description: The German football team will sell special T -shirts, which will play today in a friendly match with Ukraine in Bremen, and will transfer money to support Ukraine. - Ukrinform.</text:p>
      <text:p text:style-name="P4">
Images: ['<text:a xlink:type="simple" xlink:href="https://static.ukrinform.com/photos/2022_12/thumb_files/630_360_1670417330-791.jpg" text:style-name="Internet_20_link" text:visited-style-name="Visited_20_Internet_20_Link">
630_360_16704...</text:a>
']</text:p>
      <text:p text:style-name="P4">
Tags: ['Футбол', 'Німеччина', 'Україна']</text:p>
      <text:p text:style-name="P4">
Type: Article</text:p>
      <!--METADATA-->
      <text:p text:style-name="P4">
<draw:frame draw:style-name="fr1" draw:name="Image139" text:anchor-type="as-char" svg:width="6.9236in" svg:height="3.956343in" draw:z-index="0">
<draw:image xlink:href="../Images/yкринформ/2023-06-12T18-05-00-03-00/630_360_1670417330-791.jpg" xlink:type="simple" xlink:show="embed" xlink:actuate="onLoad" draw:mime-type="image/jpeg"/>
</draw:frame>
Collection of football will sell special T -shirts, which will play a Utwarish match with Ukraine in Bremen today, and will transfer money in support of Ukraine.</text:p>
      <text:p text:style-name="P4">
This was reported by the German Embassy in Ukraine in <text:a xlink:type="simple" xlink:href="https://twitter.com/GermanyinUA/status/1668244875483947009" text:style-name="Internet_20_link" text:visited-style-name="Visited_20_Internet_20_Link">
Twitter</text:a>
, reports Ukrinform.</text:p>
      <text:p text:style-name="P4">
Today in Bremen, at the Veserstadion, the Ukrainian Football Team has a carriage with Germany.</text:p>
      <text:p text:style-name="Quotations">

<text:p text:style-name="P4">
Today at 19:00 the national teams and 🇩🇪 will play a friendly match in Bremen. For 🇩🇪&gt;
 it is a thousandth game in its football history, for Ukraine - the first game under&gt;
 the leadership of S. Rebrov. 🇩🇪 The team will play in special T -shirts that will be auctioned later and the funds will be supported. <text:a xlink:type="simple" xlink:href="https://t.co/2iV1EPC0XJ" text:style-name="Internet_20_link" text:visited-style-name="Visited_20_Internet_20_Link">
&gt;
 pic.twitter.com/2IV1epc0xj</text:a>
&gt;
&gt;
 - Embassy of Germany(@GermanyinUA)<text:a xlink:type="simple" xlink:href="https://twitter.com/GermanyinUA/status/1668244875483947009" text:style-name="Internet_20_link" text:visited-style-name="Visited_20_Internet_20_Link">
 June 12, 2023&gt;
 </text:a>
At the control match Germany - Ukraine is expected to be a sell -out: all 35 thousand tickets have been saved, many Ukrainians will be among the audience.</text:p>

</text:p>
      <text:p text:style-name="P4">
The match starts at 19:00 in Kiev. The match will be broadcast MEGOGO Tasus.</text:p>
      <text:p text:style-name="P4">
It will be the 1000th international match for the German national team, which is respected by the Federal President of Germany Frank-Walter Steinmeyer.</text:p>
      <text:p text:style-name="P4">
News Source: <text:a xlink:type="simple" xlink:href="https://www.ukrinform.ua/rubric-sports/3721915-nimecka-zbirna-prodast-futbolki-pisla-tovariskogo-matcu-i-peredast-kosti-na-pidtrimku-ukraini.html" text:style-name="Internet_20_link" text:visited-style-name="Visited_20_Internet_20_Link">
https://www.ukrinform.ua/rubric-sports/3721915-nimecka-zbirna-prodast-futbolki-pisla-tovariskogo-matcu-i-peredast-kosti-na-pidtrimku-ukraini.html</text:a>
</text:p>
      <!--NEWS-->
      <text:h text:style-name="P10" text:outline-level="1">
<text:span text:style-name="T4">
Russia brought to the Black Sea frigate with eight "caliber"</text:span>
</text:h>
      <text:p text:style-name="P4">
Authors: Ukrinform (Person)</text:p>
      <text:p text:style-name="P4">
Publisher: Укринформ (Organization)</text:p>
      <text:p text:style-name="P4">
Published Time: 2023-06-12T18:06:00+03:00</text:p>
      <text:p text:style-name="P4">
Modified Time: 2023-06-12T18:06:00+03:00</text:p>
      <text:p text:style-name="P4">
Description: The Russian occupation troops brought to the Black Sea a frigate, equipped with 8 rockets of the Caliber. - Ukrinform.</text:p>
      <text:p text:style-name="P4">
Images: ['<text:a xlink:type="simple" xlink:href="https://static.ukrinform.com/photos/2023_03/thumb_files/630_360_1678431971-142.jpeg" text:style-name="Internet_20_link" text:visited-style-name="Visited_20_Internet_20_Link">
630_360_16784...</text:a>
']</text:p>
      <text:p text:style-name="P4">
Tags: ['Ракета', ' Чорне море', 'Корабель', 'Війна з Росією']</text:p>
      <text:p text:style-name="P4">
Type: Article</text:p>
      <!--METADATA-->
      <text:p text:style-name="P4">
<draw:frame draw:style-name="fr1" draw:name="Image140" text:anchor-type="as-char" svg:width="6.9236in" svg:height="3.956343in" draw:z-index="0">
<draw:image xlink:href="../Images/yкринформ/2023-06-12T18-06-00-03-00/630_360_1678431971-142.jpeg" xlink:type="simple" xlink:show="embed" xlink:actuate="onLoad" draw:mime-type="image/jpeg"/>
</draw:frame>
The Russian -occupation troops brought to the Black Sea a frigate, equipped with 8 rockets of the "Caliber".</text:p>
      <text:p text:style-name="P4">
As Ukrinform reports, about it on <text:a xlink:type="simple" xlink:href="https://www.facebook.com/OperationalCommandSouth/posts/584743343785912" text:style-name="Internet_20_link" text:visited-style-name="Visited_20_Internet_20_Link">
Facebook</text:a>
The press service of the OK "South" reports.</text:p>
      <text:p text:style-name="P4">
“The enemy continues the maneuvers of the forces and means of the ship group. The duty of rocket carriers - the underwater was taken at the point of base, a frigate equipped with 8 "calibers" was erected on duty. The rocket level is threatened with high, ”the message reads.</text:p>
      <text:p text:style-name="P4">
<text:span text:style-name="T4">
 Read also: </text:span>
 <text:a xlink:type="simple" xlink:href="https://www.ukrinform.ua/rubric-regions/3721900-dla-udaru-po-selisu-pid-harkovom-rosiani-vikoristali-dva-kalibri.html" text:style-name="Internet_20_link" text:visited-style-name="Visited_20_Internet_20_Link">
to blow to the village near Kharkov, the Russians used two "<text:span text:style-name="T4">
 caliber </text:span>
 and"</text:a>
As it is noted, the enemy, seeking the tactics of maximum depletion of the defense forces of the population of Ukraine, tries to use various types of weapons, combine ways of damage. The command called promptly to react with the snapped <text:a xlink:type="simple" xlink:href="https://www.ukrinform.ua/tag-povitrana-trivoga" text:style-name="Internet_20_link" text:visited-style-name="Visited_20_Internet_20_Link">
anxiety</text:a>
Treat the shelter and the rule of "two walls".</text:p>
      <text:p text:style-name="P4">
As reported by Ukrinform, as of the morning, in the Black Sea, Russia kept three ships with duty, and there were no rocket -carriers among them.</text:p>
      <text:p text:style-name="P4">
Photo: Mod Photo</text:p>
      <text:p text:style-name="P4">
News Source: <text:a xlink:type="simple" xlink:href="https://www.ukrinform.ua/rubric-ato/3721916-rosia-vivela-u-corne-more-fregat-z-vismoma-kalibrami.html" text:style-name="Internet_20_link" text:visited-style-name="Visited_20_Internet_20_Link">
https://www.ukrinform.ua/rubric-ato/3721916-rosia-vivela-u-corne-more-fregat-z-vismoma-kalibrami.html</text:a>
</text:p>
      <!--NEWS-->
      <text:h text:style-name="P10" text:outline-level="1">
<text:span text:style-name="T4">
From the Crimean Titan, the invaders export equipment - guerrillas</text:span>
</text:h>
      <text:p text:style-name="P4">
Authors: Ukrinform (Person)</text:p>
      <text:p text:style-name="P4">
Publisher: Укринформ (Organization)</text:p>
      <text:p text:style-name="P4">
Published Time: 2023-06-12T18:10:56+03:00</text:p>
      <text:p text:style-name="P4">
Modified Time: 2023-06-12T18:10:56+03:00</text:p>
      <text:p text:style-name="P4">
Description: From the enterprise "Crimean Titan, which in Armenian in temporarily occupied Crimea, invaders export equipment. - Ukrinform.</text:p>
      <text:p text:style-name="P4">
Images: ['<text:a xlink:type="simple" xlink:href="https://static.ukrinform.com/photos/2018_09/thumb_files/630_360_1535789803-8466.jpg" text:style-name="Internet_20_link" text:visited-style-name="Visited_20_Internet_20_Link">
630_360_15357...</text:a>
']</text:p>
      <text:p text:style-name="P4">
Tags: ['Крим', 'Партизани']</text:p>
      <text:p text:style-name="P4">
Type: Article</text:p>
      <!--METADATA-->
      <text:p text:style-name="P4">
<draw:frame draw:style-name="fr1" draw:name="Image141" text:anchor-type="as-char" svg:width="6.9236in" svg:height="3.956343in" draw:z-index="0">
<draw:image xlink:href="../Images/yкринформ/2023-06-12T18-10-56-03-00/630_360_1535789803-8466.jpg" xlink:type="simple" xlink:show="embed" xlink:actuate="onLoad" draw:mime-type="image/jpeg"/>
</draw:frame>
From the enterprise "Crimean Titan, which in Armenian in the temporarily occupied Crimea, invaders export equipment.</text:p>
      <text:p text:style-name="P4">
This was reported in <text:a xlink:type="simple" xlink:href="https://t.me/atesh_ua/983" text:style-name="Internet_20_link" text:visited-style-name="Visited_20_Internet_20_Link">
telegram</text:a>
Atesh military partisan movement, Ukrinform reports.</text:p>
      <text:p text:style-name="P4">
"Ammonia was brought to Titan. Now stands in tanks on the railway. The factory equipment is actively carried out <text:a xlink:type="simple" xlink:href="https://www.ukrinform.ua/rubric-crimea" text:style-name="Internet_20_link" text:visited-style-name="Visited_20_Internet_20_Link">
Crimea. </text:a>
The occupying power of Armenian compiles the lists of state employees and their families for possible evacuation, ”the post reads.</text:p>
      <text:p text:style-name="P4">
<text:span text:style-name="T4">
 Read also: </text:span>
 <text:a xlink:type="simple" xlink:href="https://www.ukrinform.ua/rubric-crimea/3721714-dii-rosii-nesut-ekologicnu-zagrozu-ne-lise-ukraini-a-j-susidnim-derzavam-op.html" text:style-name="Internet_20_link" text:visited-style-name="Visited_20_Internet_20_Link">
Russia's actions pose an environmental threat not only to Ukraine, but by the neighboring states - OP</text:a>
It was reported that the Ministry of Defense of Ukraine stated that <text:a xlink:type="simple" xlink:href="https://www.ukrinform.ua/rubric-crimea/3721663-rosijski-inzenerni-pidrozdili-minuut-cehi-pidpriemstva-krimskij-titan-rozvidka.html" text:style-name="Internet_20_link" text:visited-style-name="Visited_20_Internet_20_Link">
Russian engineering units are changing the shops of "Crimean Titan".</text:a>
</text:p>
      <text:p text:style-name="P4">
News Source: <text:a xlink:type="simple" xlink:href="https://www.ukrinform.ua/rubric-crimea/3721917-iz-krimskogo-titanu-zagarbniki-vivozat-obladnanna-partizani.html" text:style-name="Internet_20_link" text:visited-style-name="Visited_20_Internet_20_Link">
https://www.ukrinform.ua/rubric-crimea/3721917-iz-krimskogo-titanu-zagarbniki-vivozat-obladnanna-partizani.html</text:a>
</text:p>
      <!--NEWS-->
      <text:h text:style-name="P10" text:outline-level="1">
<text:span text:style-name="T4">
Nikolaev's medical system is ready for potential increase in morbidity - MOH</text:span>
</text:h>
      <text:p text:style-name="P4">
Authors: Ukrinform (Person)</text:p>
      <text:p text:style-name="P4">
Publisher: Укринформ (Organization)</text:p>
      <text:p text:style-name="P4">
Published Time: 2023-06-12T18:11:39+03:00</text:p>
      <text:p text:style-name="P4">
Modified Time: 2023-06-12T18:11:39+03:00</text:p>
      <text:p text:style-name="P4">
Description: In Nikolaev, the medical system is ready for potential increase in the incidence due to the undermining of the Kakhovka hydroelectric power station. - Ukrinform.</text:p>
      <text:p text:style-name="P4">
Images: ['<text:a xlink:type="simple" xlink:href="https://static.ukrinform.com/photos/2023_06/thumb_files/630_360_1686582601-116.jpg" text:style-name="Internet_20_link" text:visited-style-name="Visited_20_Internet_20_Link">
630_360_16865...</text:a>
']</text:p>
      <text:p text:style-name="P4">
Tags: ['Миколаїв', 'МОЗ', 'Віктор Ляшко']</text:p>
      <text:p text:style-name="P4">
Type: Article</text:p>
      <!--METADATA-->
      <text:p text:style-name="P4">
<draw:frame draw:style-name="fr1" draw:name="Image142" text:anchor-type="as-char" svg:width="6.9236in" svg:height="3.956343in" draw:z-index="0">
<draw:image xlink:href="../Images/yкринформ/2023-06-12T18-11-39-03-00/630_360_1686582601-116.jpg" xlink:type="simple" xlink:show="embed" xlink:actuate="onLoad" draw:mime-type="image/jpeg"/>
</draw:frame>
The Medical System is ready for the potential growth of the incidence of the Kakhovka hydroelectric power station.</text:p>
      <text:p text:style-name="P4">
This was reported by the Minister of Health Viktor Lyashko, who made a working visit, said <text:a xlink:type="simple" xlink:href="https://mkrada.gov.ua/news/18738.html" text:style-name="Internet_20_link" text:visited-style-name="Visited_20_Internet_20_Link">
on the site</text:a>
City Council, Ukrinform reports.</text:p>
      <text:p text:style-name="P4">
“In general, the medical system is ready for a potential increase in the incidence. Narasic cases of tragedy-related infectious diseases have not been recorded, but we must be ready for any scenario. In surface reservoirs, a significant excess of microbiological parameters has been established, so such water can not be used for recreational(bathing)Or the processing products, "Lyashko said.</text:p>
      <text:p text:style-name="P4">
<text:span text:style-name="T4">
 Read also: </text:span>
 [Doctors are ready to respond to possible outbreaks(https://www.ukrinform.ua/rubric-regions/3721532-mediki-gotovi-reaguvati-na-mozlivi-spalahi-hvorob-u-zoni-pidtoplen-lasko.html)He also noted that it was forbidden to catch and consume fish from contaminated water and buy products in natural markets next to such reservoirs.</text:p>
      <text:p text:style-name="P4">
Viktor Lyashko also examined the Center for Treatment of Infectious Diseases of City Medical Center # 5, together with other officials, he checked the readiness of medical establishments to respond to possible outbreaks of infectious diseases that are associated with consecrations of the dam of Kakhovskaya Hydroelectric Power Plant.</text:p>
      <text:p text:style-name="P4">
As it was reported, water in the Nikolaev area as a result of the blast of Kakhovsky dummy has an excess on an intestinal stick.</text:p>
      <text:p text:style-name="P4">
<text:span text:style-name="T4">
 Read also: </text:span>
 <text:a xlink:type="simple" xlink:href="https://www.ukrinform.ua/rubric-society/3721326-u-zoni-pidtoplen-narazi-ne-zafiksuvali-vipadkiv-infekcijnih-hvorob-lasko.html" text:style-name="Internet_20_link" text:visited-style-name="Visited_20_Internet_20_Link">
In the flood zone, cases of infectious tailry are not fixed at this time - <text:span text:style-name="T4">
 Lyashko </text:span>
</text:a>
In the Kherson region, the evacuation of the population from dangerous places for which Yerizik flooding as a result of the blasting of the Kakhovka hydroelectric power station began. On the fact of Kakhovskaya hydroelectric power departments, law enforcement officers began investigations under the article "Ecocid".</text:p>
      <text:p text:style-name="P4">
News Source: <text:a xlink:type="simple" xlink:href="https://www.ukrinform.ua/rubric-regions/3721919-medicna-sistema-mikolaeva-gotova-do-potencijnogo-zrostanna-zahvoruvanosti-moz.html" text:style-name="Internet_20_link" text:visited-style-name="Visited_20_Internet_20_Link">
https://www.ukrinform.ua/rubric-regions/3721919-medicna-sistema-mikolaeva-gotova-do-potencijnogo-zrostanna-zahvoruvanosti-moz.html</text:a>
</text:p>
      <!--NEWS-->
      <text:h text:style-name="P10" text:outline-level="1">
<text:span text:style-name="T4">
The Ministry of Energy and the European Commission have signed a work plan for 2023</text:span>
</text:h>
      <text:p text:style-name="P4">
Authors: Ukrinform (Person)</text:p>
      <text:p text:style-name="P4">
Publisher: Укринформ (Organization)</text:p>
      <text:p text:style-name="P4">
Published Time: 2023-06-12T18:12:19+03:00</text:p>
      <text:p text:style-name="P4">
Modified Time: 2023-06-12T18:12:19+03:00</text:p>
      <text:p text:style-name="P4">
Description: The Ministry of Energy of Ukraine and the European Commission have signed a work plan for 2023, which is aimed at further implementation of a memorandum of understanding on strategic energy partnership. - Ukrinform.</text:p>
      <text:p text:style-name="P4">
Images: ['<text:a xlink:type="simple" xlink:href="https://static.ukrinform.com/photos/2016_01/thumb_files/630_360_1452573649-9364.jpg" text:style-name="Internet_20_link" text:visited-style-name="Visited_20_Internet_20_Link">
630_360_14525...</text:a>
']</text:p>
      <text:p text:style-name="P4">
Tags: ['Енергетика', 'Єврокомісія', 'Мінагро']</text:p>
      <text:p text:style-name="P4">
Type: Article</text:p>
      <!--METADATA-->
      <text:p text:style-name="P4">
<draw:frame draw:style-name="fr1" draw:name="Image143" text:anchor-type="as-char" svg:width="6.9236in" svg:height="3.956343in" draw:z-index="0">
<draw:image xlink:href="../Images/yкринформ/2023-06-12T18-12-19-03-00/630_360_1452573649-9364.jpg" xlink:type="simple" xlink:show="embed" xlink:actuate="onLoad" draw:mime-type="image/jpeg"/>
</draw:frame>
The Ministry of Energy of Ukraine and the European Commission signed a working plann 2023, which is aimed at further implementation of the memorandum of understanding about strategic energy partnership.</text:p>
      <text:p text:style-name="P4">
About it reports <text:a xlink:type="simple" xlink:href="https://mev.gov.ua/novyna/minenerho-ta-yevrokomisiya-onovyly-prohramu-diy-u-sferi-enerhetyky-na-2023-rik" text:style-name="Internet_20_link" text:visited-style-name="Visited_20_Internet_20_Link">
press service of the Ministry of Energy</text:a>
According to the results of the meeting of the Deputy Minister of Energy Yaroslav Demchenko, the Deputy Director General of the Director General of the Energy of the European Commission MehtlDversdorfer, Ukrinform reports.</text:p>
      <text:p text:style-name="P4">
"The parties will focus on the reforms of the energy market in Ukraine, will qualify the reconstruction of energy infrastructure and objects and directed decarbonization, the transition to pure energy and rebuilding," - said the first plan.</text:p>
      <text:p text:style-name="P4">
The document defines a number of directions for joint work of Ukraine and <text:a xlink:type="simple" xlink:href="https://www.ukrinform.ua/tag-evrokomisia" text:style-name="Internet_20_link" text:visited-style-name="Visited_20_Internet_20_Link">
European Commission</text:a>
. Among them: strengthening of energy efficiency, nuclear safety, transformation of coal regions, oil valves, integration of the gas market and the electricity market, development of renewable energy, science and innovation.</text:p>
      <text:p text:style-name="P4">
"The electricity market in Ukraine will develop according to the European model. We are talking about the transition to net energy with energy security guarantees and energy availability for consumers. We also need to accelerate the work on the introduction of technical and regulatory decisions that will allow to expand export-import transfers on the borders and make our energy systems more flexible, ”Demchenko said.</text:p>
      <text:p text:style-name="P4">
<text:span text:style-name="T4">
 Read also: </text:span>
 [Ministry of Energy and International *<text:span text:style-name="T5">
 Energy </text:span>
!(https://www.ukrinform.ua/rubric-economy/3720786-minenergo-i-miznarodna-energeticna-agencia-domovilisa-pro-dopomogu-ukraini.html)The 2023 work plan stipulates that Ukraine and the EU will use the necessary expenses and help increase power for electricity.</text:p>
      <text:p text:style-name="P4">
Both sides will cooperate to create conditions for maintaining the production of renewable electricity, as well as on the implementation of measures for the installation of energy accumulation systems at the renewable energy facilities and the modernization of networks.</text:p>
      <text:p text:style-name="P4">
News Source: <text:a xlink:type="simple" xlink:href="https://www.ukrinform.ua/rubric-economy/3721920-minenergo-i-evrokomisia-pidpisali-robocij-plan-na-2023-rik.html" text:style-name="Internet_20_link" text:visited-style-name="Visited_20_Internet_20_Link">
https://www.ukrinform.ua/rubric-economy/3721920-minenergo-i-evrokomisia-pidpisali-robocij-plan-na-2023-rik.html</text:a>
</text:p>
      <!--NEWS-->
      <text:h text:style-name="P10" text:outline-level="1">
<text:span text:style-name="T4">
China refutes Russia's transfer of armored vehicles for war in Ukraine</text:span>
</text:h>
      <text:p text:style-name="P4">
Authors: Ukrinform (Person)</text:p>
      <text:p text:style-name="P4">
Publisher: Укринформ (Organization)</text:p>
      <text:p text:style-name="P4">
Published Time: 2023-06-12T18:19:22+03:00</text:p>
      <text:p text:style-name="P4">
Modified Time: 2023-06-12T18:19:22+03:00</text:p>
      <text:p text:style-name="P4">
Description: A spokesman for the Ministry of Foreign Affairs of the People's Republic of China Venbin said that China did not provide or provide Russia with any military or other assistance for its war against Ukraine. - Ukrinform.</text:p>
      <text:p text:style-name="P4">
Images: ['<text:a xlink:type="simple" xlink:href="https://static.ukrinform.com/photos/2023_03/thumb_files/630_360_1679666166-671.png" text:style-name="Internet_20_link" text:visited-style-name="Visited_20_Internet_20_Link">
630_360_16796...</text:a>
']</text:p>
      <text:p text:style-name="P4">
Tags: ['Китай', 'допомога', 'Війна з Росією']</text:p>
      <text:p text:style-name="P4">
Type: Article</text:p>
      <!--METADATA-->
      <text:p text:style-name="P4">
<draw:frame draw:style-name="fr1" draw:name="Image144" text:anchor-type="as-char" svg:width="6.9236in" svg:height="3.956343in" draw:z-index="0">
<draw:image xlink:href="../Images/yкринформ/2023-06-12T18-19-22-03-00/630_360_1679666166-671.png" xlink:type="simple" xlink:show="embed" xlink:actuate="onLoad" draw:mime-type="image/png"/>
</draw:frame>
China Van Winbin, a foreign ministry, said China did not provide the NEE with any military or other assistance to her war against Ukraine.</text:p>
      <text:p text:style-name="P4">
He said this at a briefing in response to the request of Ukrinform, to comment on the receipt of Chechnya armored vehicles from <text:a xlink:type="simple" xlink:href="https://www.ukrinform.ua/tag-kitaj" text:style-name="Internet_20_link" text:visited-style-name="Visited_20_Internet_20_Link">
China</text:a>
and their further transfer to the war in Ukraine.</text:p>
      <text:p text:style-name="P4">
“I don't know where these so -called public testimonies come from(Supply of military equipment from China to the army of the Russian Federation - ed.). Наш давній принцип у питанні Україниполягає в тому, щоб завжди відстоювати об’єктивну та справедливу позицію ібути відданими сприянню мирним переговорам, а не підливати оливи у вогонь чинадсилати зброю на поле бою», – сказав Ван.</text:p>
      <text:p text:style-name="P4">
Він обурився публікаціями окремих ЗМІ про китайську допомогу Росії у війні йдодав, що робота справді відповідальних медіа «має завжди ґрунтуватись нафактах і здійснюватись об’єктивно, чесно і професійно».</text:p>
      <text:p text:style-name="P4">
<text:span text:style-name="T4">
Читайте також:</text:span>
 <text:a xlink:type="simple" xlink:href="https://www.ukrinform.ua/rubric-world/3721820-kitaj-vidkidae-zvinuvacenna-u-vikoristanni-spigunskoi-bazi-na-kubi-proti-ssa.html" text:style-name="Internet_20_link" text:visited-style-name="Visited_20_Internet_20_Link">
 <text:span text:style-name="T4">
Китай</text:span>
 відкидає звинувачення у використаннішпигунської бази на Кубі проти США </text:a>
As it was reported, a number of Ukrainian Internet portals, in particular, <text:a xlink:type="simple" xlink:href="https://mil.in.ua/uk/news/z-kytayu-do-rosiyi-nadijshly-bronemashyny-tiger/" text:style-name="Internet_20_link" text:visited-style-name="Visited_20_Internet_20_Link">
militaristic</text:a>
, reported that the Chechen Unit of Rosgvardia "Akhmat" received octagonutomobiles produced by the Chinese company Shaanxi Baoji Specialvehicles manufacturing, which will be directed for the war of Russia against Ukraine.</text:p>
      <text:p text:style-name="P4">
This is the first time when it became known about the emergence of military equipment of Chinese production in service with Russian units.</text:p>
      <text:p text:style-name="P4">
<text:span text:style-name="T5">
Foto: Getty Images</text:span>
</text:p>
      <text:p text:style-name="P4">
News Source: <text:a xlink:type="simple" xlink:href="https://www.ukrinform.ua/rubric-ato/3721923-kitaj-sprostovue-peredacu-rosii-bronemasin-dla-vijni-v-ukraini.html" text:style-name="Internet_20_link" text:visited-style-name="Visited_20_Internet_20_Link">
https://www.ukrinform.ua/rubric-ato/3721923-kitaj-sprostovue-peredacu-rosii-bronemasin-dla-vijni-v-ukraini.html</text:a>
</text:p>
      <!--NEWS-->
      <text:h text:style-name="P10" text:outline-level="1">
<text:span text:style-name="T4">
In Kherson, a prohibition of entry to the district of the ship is made</text:span>
</text:h>
      <text:p text:style-name="P4">
Authors: Ukrinform (Person)</text:p>
      <text:p text:style-name="P4">
Publisher: Укринформ (Organization)</text:p>
      <text:p text:style-name="P4">
Published Time: 2023-06-12T18:20:01+03:00</text:p>
      <text:p text:style-name="P4">
Modified Time: 2023-06-12T18:20:01+03:00</text:p>
      <text:p text:style-name="P4">
Description: In Kherson, since June 13, a ban on entry into the neighborhood of a ship suffered from the Kakhovskaya hydroelectric power station has been imprisoned - mine will be carried out, investigative actions and work of municipal services will be carried out. - Ukrinform.</text:p>
      <text:p text:style-name="P4">
Images: ['<text:a xlink:type="simple" xlink:href="https://static.ukrinform.com/photos/2023_06/thumb_files/630_360_1686579448-436.jpg" text:style-name="Internet_20_link" text:visited-style-name="Visited_20_Internet_20_Link">
630_360_16865...</text:a>
']</text:p>
      <text:p text:style-name="P4">
Tags: ['Евакуація', 'Херсон', 'Комендантська година']</text:p>
      <text:p text:style-name="P4">
Type: Article</text:p>
      <!--METADATA-->
      <text:p text:style-name="P4">
<draw:frame draw:style-name="fr1" draw:name="Image145" text:anchor-type="as-char" svg:width="6.9236in" svg:height="3.956343in" draw:z-index="0">
<draw:image xlink:href="../Images/yкринформ/2023-06-12T18-20-01-03-00/630_360_1686579448-436.jpg" xlink:type="simple" xlink:show="embed" xlink:actuate="onLoad" draw:mime-type="image/jpeg"/>
</draw:frame>
On June 13, Kherson, a ban on entry to the neighborhood of a ship, which victims, undermined the Russians of the Kakhovskaya Hydroelectric Power Station - will be mine, investigation, investigation and work of utilities.</text:p>
      <text:p text:style-name="P4">
About it in <text:a xlink:type="simple" xlink:href="https://t.me/roman_mrochko/1171" text:style-name="Internet_20_link" text:visited-style-name="Visited_20_Internet_20_Link">
telegram</text:a>
Roman Mrochko reported to the heads of the City Military Administration, Ukrinform reports.</text:p>
      <text:p text:style-name="P4">
“The day tomorrow is a ban on entry to the ship neighborhood. <text:a xlink:type="simple" xlink:href="https://www.ukrinform.ua/tag-komendantska-godina" text:style-name="Internet_20_link" text:visited-style-name="Visited_20_Internet_20_Link">
 Curfew </text:a>
It is in this micro -region that it will work: from 15:00 on June 13, 2023 to 12:00 the next day, ” -will be in the message.</text:p>
      <text:p text:style-name="P4">
The commandant hour in this mode will last until June 19, 2023 inclusive.</text:p>
      <text:p text:style-name="P4">
Mrochko explained this by the fact that the demining would be carried out, investigative actions of utilities.</text:p>
      <text:p text:style-name="P4">
<text:span text:style-name="T4">
 Read also: </text:span>
 <text:a xlink:type="simple" xlink:href="https://www.ukrinform.ua/rubric-regions/3721887-voda-z-korabelnogo-rajonu-hersona-potrohu-spadae.html" text:style-name="Internet_20_link" text:visited-style-name="Visited_20_Internet_20_Link">
water from <text:span text:style-name="T4">
 ship </text:span>
 Kherson area slightly falls</text:a>
The evacuation of the population is ongoing. It will be carried out by representatives of the SES of the Tamsk Military Administration.</text:p>
      <text:p text:style-name="P4">
Also, after the water recession, the location of the issuance of humanitarian aid will be determined, which can be obtained from 12:00 to 15:00 daily.</text:p>
      <text:p text:style-name="P4">
As reported by Ukrinform, water from Kherson's ship district is currently sparing.</text:p>
      <text:p text:style-name="P4">
On the night against June 6 <text:a xlink:type="simple" xlink:href="https://www.ukrinform.ua/rubric-other_news/3720776-pidriv-rosianami-kahovskoi-ges-usi-novini.html" text:style-name="Internet_20_link" text:visited-style-name="Visited_20_Internet_20_Link">
Russian army blown up the dam of Kakhovskaya hydroelectric power station</text:a>
.</text:p>
      <text:p text:style-name="P4">
<text:span text:style-name="T5">
Foto: Wikipedia</text:span>
</text:p>
      <text:p text:style-name="P4">
News Source: <text:a xlink:type="simple" xlink:href="https://www.ukrinform.ua/rubric-regions/3721924-u-hersoni-vidzavtra-vvodat-zaboronu-na-vizd-do-rajonu-korabel.html" text:style-name="Internet_20_link" text:visited-style-name="Visited_20_Internet_20_Link">
https://www.ukrinform.ua/rubric-regions/3721924-u-hersoni-vidzavtra-vvodat-zaboronu-na-vizd-do-rajonu-korabel.html</text:a>
</text:p>
      <!--NEWS-->
      <text:h text:style-name="P10" text:outline-level="1">
<text:span text:style-name="T4">
Ukraine and Brazil can start a new era of relations - OP</text:span>
</text:h>
      <text:p text:style-name="P4">
Authors: Ukrinform (Person)</text:p>
      <text:p text:style-name="P4">
Publisher: Укринформ (Organization)</text:p>
      <text:p text:style-name="P4">
Published Time: 2023-06-12T18:22:00+03:00</text:p>
      <text:p text:style-name="P4">
Modified Time: 2023-06-12T18:22:00+03:00</text:p>
      <text:p text:style-name="P4">
Description: Ukraine and Brazil can begin a new era of relations, as they have a common interest in many areas that will support the economy of the future. - Ukrinform.</text:p>
      <text:p text:style-name="P4">
Images: ['<text:a xlink:type="simple" xlink:href="https://static.ukrinform.com/photos/2022_12/thumb_files/630_360_1670005217-138.jpg" text:style-name="Internet_20_link" text:visited-style-name="Visited_20_Internet_20_Link">
630_360_16700...</text:a>
']</text:p>
      <text:p text:style-name="P4">
Tags: ['Бразилія', 'Україна', 'Єрмак']</text:p>
      <text:p text:style-name="P4">
Type: Article</text:p>
      <!--METADATA-->
      <text:p text:style-name="P4">
<draw:frame draw:style-name="fr1" draw:name="Image146" text:anchor-type="as-char" svg:width="6.9236in" svg:height="3.956343in" draw:z-index="0">
<draw:image xlink:href="../Images/yкринформ/2023-06-12T18-22-00-03-00/630_360_1670005217-138.jpg" xlink:type="simple" xlink:show="embed" xlink:actuate="onLoad" draw:mime-type="image/jpeg"/>
</draw:frame>
Ukraine Tabasil can begin a new era of relations, as they have a common interest in the virtue areas that will support the economy of the future.</text:p>
      <text:p text:style-name="P4">
Presidential office Andrei Ermak in [Twitter] wrote about it.(https://twitter.com/AndriyYermak/status/1668273450920689666), reports Ukrinform.</text:p>
      <text:p text:style-name="P4">
"Ukrainians and Brazilians have not only a common philosophy, but also the common interest of many areas that will support the economy of the future. We are now a crossroads, where our two countries can start a new era of relations," Jermak wrote.</text:p>
      <text:p text:style-name="P4">
<text:span text:style-name="T4">
 Read also: </text:span>
 <text:a xlink:type="simple" xlink:href="https://www.ukrinform.ua/rubric-crimea/3721714-dii-rosii-nesut-ekologicnu-zagrozu-ne-lise-ukraini-a-j-susidnim-derzavam-op.html" text:style-name="Internet_20_link" text:visited-style-name="Visited_20_Internet_20_Link">
Russia's actions pose an environmental threat not only to Ukraine, but by the neighboring states - OP</text:a>
As it was reported, President Volodymyr Zelenskyy emphasized that he was interested in meeting with the President of Brazil Luis Inasio Lula da Silva.</text:p>
      <text:p text:style-name="P4">
News Source: <text:a xlink:type="simple" xlink:href="https://www.ukrinform.ua/rubric-polytics/3721926-ukraina-ta-brazilia-mozut-rozpocati-novu-eru-vidnosin-op.html" text:style-name="Internet_20_link" text:visited-style-name="Visited_20_Internet_20_Link">
https://www.ukrinform.ua/rubric-polytics/3721926-ukraina-ta-brazilia-mozut-rozpocati-novu-eru-vidnosin-op.html</text:a>
</text:p>
      <!--NEWS-->
      <text:h text:style-name="P10" text:outline-level="1">
<text:span text:style-name="T4">
Lithuania will take a CHE-2024 out of figure skating</text:span>
</text:h>
      <text:p text:style-name="P4">
Authors: Ukrinform (Person)</text:p>
      <text:p text:style-name="P4">
Publisher: Укринформ (Organization)</text:p>
      <text:p text:style-name="P4">
Published Time: 2023-06-12T18:28:49+03:00</text:p>
      <text:p text:style-name="P4">
Modified Time: 2023-06-12T18:28:49+03:00</text:p>
      <text:p text:style-name="P4">
Description: The European Championship will be held in Kaunas from January 8 to January 14, 2024. - Ukrinform.</text:p>
      <text:p text:style-name="P4">
Images: ['<text:a xlink:type="simple" xlink:href="https://static.ukrinform.com/photos/2023_06/thumb_files/630_360_1686583626-281.jpg" text:style-name="Internet_20_link" text:visited-style-name="Visited_20_Internet_20_Link">
630_360_16865...</text:a>
']</text:p>
      <text:p text:style-name="P4">
Tags: ['фігурне катання']</text:p>
      <text:p text:style-name="P4">
Type: Article</text:p>
      <!--METADATA-->
      <text:p text:style-name="P4">
<draw:frame draw:style-name="fr1" draw:name="Image147" text:anchor-type="as-char" svg:width="6.9236in" svg:height="3.956343in" draw:z-index="0">
<draw:image xlink:href="../Images/yкринформ/2023-06-12T18-28-49-03-00/630_360_1686583626-281.jpg" xlink:type="simple" xlink:show="embed" xlink:actuate="onLoad" draw:mime-type="image/jpeg"/>
</draw:frame>
The championship will take place in Kaunas from January 8 to January 14, 2024.</text:p>
      <text:p text:style-name="P4">
The International Skating Union(ISU)<text:a xlink:type="simple" xlink:href="https://www.isu.org/isu-news/news/145-news/14615-provisional-allotments-of-isu-events-for-season-2023-24-to-2027-28" text:style-name="Internet_20_link" text:visited-style-name="Visited_20_Internet_20_Link">
Published</text:a>
Calendar of competitions for seasons from 2023/23 to 2027/28, reports Ukrinform.</text:p>
      <text:p text:style-name="P4">
Hungary refused to hold a European skating championship in 2024, so Lithuania will be taken.</text:p>
      <text:p text:style-name="P4">
CHE-2024 will take place in Kaunas from January 8 to January 14, 2024.</text:p>
      <text:p text:style-name="P4">
<text:span text:style-name="T4">
 Read also: </text:span>
 <text:a xlink:type="simple" xlink:href="https://www.ukrinform.ua/rubric-sports/3721377-miznarodnij-souz-kovzanariv-prodovziv-vidstoronenna-rosian-i-bilorusiv-vid-zmagan.html" text:style-name="Internet_20_link" text:visited-style-name="Visited_20_Internet_20_Link">
International Union <text:span text:style-name="T4">
 Slice </text:span>
 Rotage continued with the removal of Russia and Belarus from competition</text:a>
As reported by Ukrinform, the International Union of Skating(ISU)He left in the silage of Russians and Belarus from participation in competitions under his auspices.</text:p>
      <text:p text:style-name="P4">
Photo: Getty Images</text:p>
      <text:p text:style-name="P4">
News Source: <text:a xlink:type="simple" xlink:href="https://www.ukrinform.ua/rubric-sports/3721927-litva-prijmatime-ce2024-z-figurnogo-katanna.html" text:style-name="Internet_20_link" text:visited-style-name="Visited_20_Internet_20_Link">
https://www.ukrinform.ua/rubric-sports/3721927-litva-prijmatime-ce2024-z-figurnogo-katanna.html</text:a>
</text:p>
      <!--NEWS-->
      <text:h text:style-name="P10" text:outline-level="1">
<text:span text:style-name="T4">
Biden will meet with Stoltenberg today - they will also talk about Ukraine's support</text:span>
</text:h>
      <text:p text:style-name="P4">
Authors: Ukrinform (Person)</text:p>
      <text:p text:style-name="P4">
Publisher: Укринформ (Organization)</text:p>
      <text:p text:style-name="P4">
Published Time: 2023-06-12T18:31:00+03:00</text:p>
      <text:p text:style-name="P4">
Modified Time: 2023-06-12T18:31:00+03:00</text:p>
      <text:p text:style-name="P4">
Description: US President Joe Biden will accept NATO Stoltenberg Secretary General on Monday Monday, and the support of Ukraine will be discussed at the meeting. - Ukrinform.</text:p>
      <text:p text:style-name="P4">
Images: ['<text:a xlink:type="simple" xlink:href="https://static.ukrinform.com/photos/2022_01/thumb_files/630_360_1643397299-938.jpg" text:style-name="Internet_20_link" text:visited-style-name="Visited_20_Internet_20_Link">
630_360_16433...</text:a>
']</text:p>
      <text:p text:style-name="P4">
Tags: ['Байден', 'НАТО', 'Столтенберг', 'Білий дім']</text:p>
      <text:p text:style-name="P4">
Type: Article</text:p>
      <!--METADATA-->
      <text:p text:style-name="P4">
<draw:frame draw:style-name="fr1" draw:name="Image148" text:anchor-type="as-char" svg:width="6.9236in" svg:height="3.956343in" draw:z-index="0">
<draw:image xlink:href="../Images/yкринформ/2023-06-12T18-31-00-03-00/630_360_1643397299-938.jpg" xlink:type="simple" xlink:show="embed" xlink:actuate="onLoad" draw:mime-type="image/jpeg"/>
</draw:frame>
On Monday, Presidential Joe Biden will accept Natons Stoltenberg Secretary -General at the White House of Secretary General, and the support of Ukraine will be discussed at the meeting.</text:p>
      <text:p text:style-name="P4">
As Ukrinform reports, it reports <text:a xlink:type="simple" xlink:href="https://apnews.com/article/biden-jens-stoltenberg-nato-secretarygeneral-successor-0c6187a889ca3c2d72e4476f73aa617f" text:style-name="Internet_20_link" text:visited-style-name="Visited_20_Internet_20_Link">
AP</text:a>
.</text:p>
      <text:p text:style-name="P4">
President Joe Biden today will accept NATO Secretary -General Jenstoltenberg, who will soon leave his post, in the White House for Perebers, as the competition for finding his successor at the head of military alias is gaining momentum.</text:p>
      <text:p text:style-name="P4">
Last week, the head of the UK, Richa Snak, during a meeting, Zbidden suggested that the British Defense Minister Ben Wallace.</text:p>
      <text:p text:style-name="P4">
Biden and Stoltenberg are expected to also discuss the continued invasion of the Russian Federation in Ukraine and attempt to convince Turkey, which is a NATO member, to refuse to reflect the application for joining Sweden to the Alliance.</text:p>
      <text:p text:style-name="P4">
*!(https://www.ukrinform.ua/rubric-polytics/3720105-kongres-ssa-znovu-tisne-na-bajdena-sodo-peredaci-ukraini-atacms-politico.html)The White House also confirmed the preparation of today's Baiden Tastoltenberg meeting.</text:p>
      <text:p text:style-name="P4">
"President Biden and Secretary General Stoltenberg will review the future summit <text:a xlink:type="simple" xlink:href="https://www.ukrinform.ua/tag-nato" text:style-name="Internet_20_link" text:visited-style-name="Visited_20_Internet_20_Link">
NATO</text:a>
In Vilnius, the Infantry, as well as the work on further strengthening of restraint and defense, based on the commitments for defense investments at the Uvels Summit and the NATO partnership deepening. They will also discuss the support of the Alliance of Ukraine against the backdrop of Russia's cruel aggressive war, "the White House spokeswoman Karin Jean -Pierre reported.</text:p>
      <text:p text:style-name="P4">
Joe Biden did not rule out that <text:a xlink:type="simple" xlink:href="https://www.ukrinform.ua/rubric-world/3720331-bajden-ne-viklucae-so-nastupnim-gensekom-nato-stane-ministr-oboroni-britanii.html" text:style-name="Internet_20_link" text:visited-style-name="Visited_20_Internet_20_Link">
the United States would support the Defense Minister of the UK Ben Wallace</text:a>
At the Pursuing Secretary General of NATO.</text:p>
      <text:p text:style-name="P4">
News Source: <text:a xlink:type="simple" xlink:href="https://www.ukrinform.ua/rubric-world/3721929-bajden-sogodni-zustrinetsa-zi-stoltenbergom-govoritimut-j-pro-pidtrimku-ukraini.html" text:style-name="Internet_20_link" text:visited-style-name="Visited_20_Internet_20_Link">
https://www.ukrinform.ua/rubric-world/3721929-bajden-sogodni-zustrinetsa-zi-stoltenbergom-govoritimut-j-pro-pidtrimku-ukraini.html</text:a>
</text:p>
      <!--NEWS-->
      <text:h text:style-name="P10" text:outline-level="1">
<text:span text:style-name="T4">
The first in Ukraine patient with bone -used prostheses began to walk</text:span>
</text:h>
      <text:p text:style-name="P4">
Authors: Ukrinform (Person)</text:p>
      <text:p text:style-name="P4">
Publisher: Укринформ (Organization)</text:p>
      <text:p text:style-name="P4">
Published Time: 2023-06-12T18:34:00+03:00</text:p>
      <text:p text:style-name="P4">
Modified Time: 2023-06-12T18:34:00+03:00</text:p>
      <text:p text:style-name="P4">
Description: The National Rehabilitation Center "Unbreakable" in Lviv showed the results of the first osteointegration prosthetics in Ukraine - this is when limb implants are used directly into the bone. - Ukrinform.</text:p>
      <text:p text:style-name="P4">
Images: ['<text:a xlink:type="simple" xlink:href="https://static.ukrinform.com/photos/2023_06/thumb_files/630_360_1686583588-1433.jpeg" text:style-name="Internet_20_link" text:visited-style-name="Visited_20_Internet_20_Link">
630_360_16865...</text:a>
', '<text:a xlink:type="simple" xlink:href="https://static.ukrinform.com/photos/2023_06/1686583589-8475.jpeg" text:style-name="Internet_20_link" text:visited-style-name="Visited_20_Internet_20_Link">
1686583589-84...</text:a>
']</text:p>
      <text:p text:style-name="P4">
Tags: ['Львів', 'Протезування', 'Центр «Незламні»']</text:p>
      <text:p text:style-name="P4">
Type: Article</text:p>
      <!--METADATA-->
      <text:p text:style-name="P4">
<draw:frame draw:style-name="fr1" draw:name="Image149" text:anchor-type="as-char" svg:width="6.9236in" svg:height="3.956343in" draw:z-index="0">
<draw:image xlink:href="../Images/yкринформ/2023-06-12T18-34-00-03-00/630_360_1686583588-1433.jpeg" xlink:type="simple" xlink:show="embed" xlink:actuate="onLoad" draw:mime-type="image/jpeg"/>
</draw:frame>
The Unbreakable Rehabilitation Center in Lviv showed the results of the first osteointegration prosthetics in Ukraine - this is when limb implants are used directly into the bone.</text:p>
      <text:p text:style-name="P4">
The first patient - the captain of the Armed Forces Igor Krupnov, who lost two legs in the war - he started walking on new extremities, Ukrinform correspondent reports.</text:p>
      <text:p text:style-name="P4">
“It is very pleased that he has chosen this method of prosthetics. I have not yet run, but I go normally and even run a car. I feel almost like a feet. These prostheses are quite sensitive: I feel grass, paving stones, even can distinguish carpet and concrete, which was not when I tried ordinary prostheses. Now I do without a trolley, I only support myself with crutches, ”Krupnikov tells.</text:p>
      <text:p text:style-name="P4">
Originally a man from the Dnieper, he is 57 years old, veteran-Afghan. In 2022, he went to defend Ukraine. He fought in the south of Kherson region, it was the Tamut two limbs when the SUV exploded on a mini. The captain surgery was performed five months after amputation, on April 10, and in six weeks after using implants, the prosthetists attacked the last part of the structure -the permanent feet. Krupnov immediately the next day took his first steps. The container undergoes active rehabilitation.</text:p>
      <text:p text:style-name="P4">
<draw:frame draw:style-name="fr1" draw:name="Image150" text:anchor-type="as-char" svg:width="6.9236in" svg:height="4.601309in" draw:z-index="0">
<draw:image xlink:href="../Images/yкринформ/2023-06-12T18-34-00-03-00/1686583589-8475.jpeg" xlink:type="simple" xlink:show="embed" xlink:actuate="onLoad" draw:mime-type="image/jpeg"/>
</draw:frame>
The first osteointegration operation in Ukraine, together with Lviv surgeons, was performed by the Australian orthopedist-trauma Munnel al Muderis. He has already made a half and a half thousand such operations around the world and conducted three Untreated Center. In addition to Krupnov, such prostheses have been consumed by the Ukrainian defenders, and they are currently in staged rehabilitation.</text:p>
      <text:p text:style-name="P4">
<text:span text:style-name="T4">
 Read also: </text:span>
 <text:a xlink:type="simple" xlink:href="https://www.ukrinform.ua/rubric-sports/3717933-divcinka-aka-vtratila-nogu-cerez-raketnij-udar-vzala-ucast-u-zmagannah-z-gimnastiki.html" text:style-name="Internet_20_link" text:visited-style-name="Visited_20_Internet_20_Link">
a girl who lost her foot through a rocket strike, take the time in gymnastics competitions</text:a>
</text:p>
      <text:p text:style-name="P4">
</text:p>
      <text:p text:style-name="P4">
<text:a xlink:type="simple" xlink:href="https://static.ukrinform.com/photos/2023_06/1686583588-2559.jpeg" text:style-name="Internet_20_link" text:visited-style-name="Visited_20_Internet_20_Link">
 </text:a>
 <text:a xlink:type="simple" xlink:href="https://static.ukrinform.com/photos/2023_06/1686583588-2650.jpeg" text:style-name="Internet_20_link" text:visited-style-name="Visited_20_Internet_20_Link">
</text:a>
 <text:a xlink:type="simple" xlink:href="https://static.ukrinform.com/photos/2023_06/1686583588-7063.jpeg" text:style-name="Internet_20_link" text:visited-style-name="Visited_20_Internet_20_Link">
</text:a>
 <text:a xlink:type="simple" xlink:href="https://static.ukrinform.com/photos/2023_06/1686583588-1187.jpeg" text:style-name="Internet_20_link" text:visited-style-name="Visited_20_Internet_20_Link">
</text:a>
 <text:a xlink:type="simple" xlink:href="https://static.ukrinform.com/photos/2023_06/1686583588-1433.jpeg" text:style-name="Internet_20_link" text:visited-style-name="Visited_20_Internet_20_Link">
<draw:frame draw:style-name="fr1" draw:name="Image156" text:anchor-type="as-char" svg:width="6.9236in" svg:height="3.956343in" draw:z-index="0">
<draw:image xlink:href="../Images/yкринформ/2023-06-12T18-34-00-03-00/630_360_1686583588-1433.jpeg" xlink:type="simple" xlink:show="embed" xlink:actuate="onLoad" draw:mime-type="image/jpeg"/>
</draw:frame>
</text:a>
 <text:a xlink:type="simple" xlink:href="https://static.ukrinform.com/photos/2023_06/1686583588-4233.jpeg" text:style-name="Internet_20_link" text:visited-style-name="Visited_20_Internet_20_Link">
</text:a>
 <text:a xlink:type="simple" xlink:href="https://static.ukrinform.com/photos/2023_06/1686583589-1404.jpeg" text:style-name="Internet_20_link" text:visited-style-name="Visited_20_Internet_20_Link">
</text:a>
 <text:a xlink:type="simple" xlink:href="https://static.ukrinform.com/photos/2023_06/1686583589-2753.jpeg" text:style-name="Internet_20_link" text:visited-style-name="Visited_20_Internet_20_Link">
</text:a>
 <text:a xlink:type="simple" xlink:href="https://static.ukrinform.com/photos/2023_06/1686583589-4162.jpeg" text:style-name="Internet_20_link" text:visited-style-name="Visited_20_Internet_20_Link">
</text:a>
 <text:a xlink:type="simple" xlink:href="https://static.ukrinform.com/photos/2023_06/1686583589-8475.jpeg" text:style-name="Internet_20_link" text:visited-style-name="Visited_20_Internet_20_Link">
</text:a>
 <text:a xlink:type="simple" xlink:href="https://static.ukrinform.com/photos/2023_06/1686583589-7801.jpeg" text:style-name="Internet_20_link" text:visited-style-name="Visited_20_Internet_20_Link">
</text:a>
As reported by Ukrinform, <text:a xlink:type="simple" xlink:href="https://www.ukrinform.ua/rubric-society/3697066-v-ukraini-vperse-vzivili-protez-u-kistku-pacienta.html" text:style-name="Internet_20_link" text:visited-style-name="Visited_20_Internet_20_Link">
in Ukraine for the first time implanted a prosthesis directly into the bone</text:a>
, the patient became a veteran of the Russian-Ukrainian woman. Health Minister Viktor Lyashko explained that used "osteointegration prosthetics". Its advantages are customization and functionality. It is especially relevant for people who have been lost both limbs, because it is difficult to use classic prostheses. You can take the first steps on implanted prostheses as early as surgery, and in six weeks - to walk fully.</text:p>
      <text:p text:style-name="P4">
News Source: <text:a xlink:type="simple" xlink:href="https://www.ukrinform.ua/rubric-society/3721928-persij-v-ukraini-pacient-iz-vzivlenimi-u-kistki-protezami-pocav-hoditi.html" text:style-name="Internet_20_link" text:visited-style-name="Visited_20_Internet_20_Link">
https://www.ukrinform.ua/rubric-society/3721928-persij-v-ukraini-pacient-iz-vzivlenimi-u-kistki-protezami-pocav-hoditi.html</text:a>
</text:p>
      <!--NEWS-->
      <text:h text:style-name="P10" text:outline-level="1">
<text:span text:style-name="T4">
Storm flee from mobilization in Mongolia, and from there they go to the US - activist</text:span>
</text:h>
      <text:p text:style-name="P4">
Authors: Ukrinform (Person)</text:p>
      <text:p text:style-name="P4">
Publisher: Укринформ (Organization)</text:p>
      <text:p text:style-name="P4">
Published Time: 2023-06-12T18:35:36+03:00</text:p>
      <text:p text:style-name="P4">
Modified Time: 2023-06-12T18:35:36+03:00</text:p>
      <text:p text:style-name="P4">
Description: Buryatia residents protest against mobilization through departure from Russia to Mongolia, and from there to other countries, including in the United States. - Ukrinform.</text:p>
      <text:p text:style-name="P4">
Images: ['<text:a xlink:type="simple" xlink:href="https://static.ukrinform.com/photos/2018_02/thumb_files/630_360_1517576453-9090.jpg" text:style-name="Internet_20_link" text:visited-style-name="Visited_20_Internet_20_Link">
630_360_15175...</text:a>
']</text:p>
      <text:p text:style-name="P4">
Tags: ['Мобілізація', 'США', 'Монголія', 'Війна з Росією', 'Бурятія']</text:p>
      <text:p text:style-name="P4">
Type: Article</text:p>
      <!--METADATA-->
      <text:p text:style-name="P4">
<draw:frame draw:style-name="fr1" draw:name="Image163" text:anchor-type="as-char" svg:width="6.9236in" svg:height="3.956343in" draw:z-index="0">
<draw:image xlink:href="../Images/yкринформ/2023-06-12T18-35-36-03-00/630_360_1517576453-9090.jpg" xlink:type="simple" xlink:show="embed" xlink:actuate="onLoad" draw:mime-type="image/jpeg"/>
</draw:frame>
The residents of the branches express their protest against mobilization through departure from Russia, and from there to other countries, including in the United States.</text:p>
      <text:p text:style-name="P4">
This was stated by a representative of the democratic movement "Buryad-Mongol Erchten" Rajana Dugar De-Postte during an online output on a roundtable on the topic: "The enslaved peoples of Russia and the sabotage of mobilization", correspondentation.</text:p>
      <text:p text:style-name="P4">
Dugar de-Postte noted that the participants of the roundtable stated that there were protests against [war] in Russia(https://www.ukrinform.ua/rubric-ato)in Ukraine. In this context, she noted that when the Russian flag with the letter V, which was hung on Lenin's monument, the main square in Ulan-Ue, was immediately calculated at the beginning of last year, this person was immediately calculated, because in Russia, video surveillance cameras hang everywhere.</text:p>
      <text:p text:style-name="P4">
“Mobilization resistance is expressed by other actions. The border with the Mongolia crossed(Buryats)on cars, buses, planes. Some of those people who fled Mobilization to Mongolia remained in this country, some went to othericraines, in particular in the United States ... Currently, an unprecedented number(Applications - order.)They try to stay in the United States, ”said the representative of the democratic movement of Buryad -Mongol Erchten.</text:p>
      <text:p text:style-name="P4">
She added that this flow has increased several times immediately after the start of the full -scale invasion of Russia into Ukraine.</text:p>
      <text:p text:style-name="P4">
<text:span text:style-name="T4">
 Read also: </text:span>
 <text:a xlink:type="simple" xlink:href="https://www.ukrinform.ua/rubric-polytics/3721855-putin-slahom-mobilizacii-perevazno-korinnih-narodiv-rf-vikonue-vidrazu-kilka-zavdan-politolog.html" text:style-name="Internet_20_link" text:visited-style-name="Visited_20_Internet_20_Link">
Putin by mobilizing mainly indigenous peoples RFFVOs several tasks - political scientist</text:a>
As it was reported, President of Ukraine Volodymyr Zelensky called on the People's Cabinet, Siberia and other indigenous peoples in the Russian Federation to fight the Zvobodda, as Russian President Vladimir Putin will not stop at the first waval.</text:p>
      <text:p text:style-name="P4">
The total number of storms in the world is 520 thousand people, including 421 thousand VRF, 70 thousand in Northern Mongolia, 25 thousand - in the PRC.</text:p>
      <text:p text:style-name="P4">
News Source: <text:a xlink:type="simple" xlink:href="https://www.ukrinform.ua/rubric-world/3721930-burati-tikaut-vid-mobilizacii-v-mongoliu-a-zvidti-pramuut-do-ssa-aktivistka.html" text:style-name="Internet_20_link" text:visited-style-name="Visited_20_Internet_20_Link">
https://www.ukrinform.ua/rubric-world/3721930-burati-tikaut-vid-mobilizacii-v-mongoliu-a-zvidti-pramuut-do-ssa-aktivistka.html</text:a>
</text:p>
      <!--NEWS-->
      <text:h text:style-name="P10" text:outline-level="1">
<text:span text:style-name="T4">
Russia cannot challenge the Scythian Gold Return to Ukraine - Ministry of Justice</text:span>
</text:h>
      <text:p text:style-name="P4">
Authors: Ukrinform (Person)</text:p>
      <text:p text:style-name="P4">
Publisher: Укринформ (Organization)</text:p>
      <text:p text:style-name="P4">
Published Time: 2023-06-12T18:35:59+03:00</text:p>
      <text:p text:style-name="P4">
Modified Time: 2023-06-12T23:35:59+03:00</text:p>
      <text:p text:style-name="P4">
Description: The Russian Federation cannot appeal against the decision of the Supreme Court of the Netherlands in the case of Scythian gold. - Ukrinform.</text:p>
      <text:p text:style-name="P4">
Images: ['<text:a xlink:type="simple" xlink:href="https://static.ukrinform.com/photos/2022_07/thumb_files/630_360_1657202378-682.jpg" text:style-name="Internet_20_link" text:visited-style-name="Visited_20_Internet_20_Link">
630_360_16572...</text:a>
']</text:p>
      <text:p text:style-name="P4">
Tags: ["Мін'юст", 'Скіфське золото', 'Суд']</text:p>
      <text:p text:style-name="P4">
Type: Article</text:p>
      <!--METADATA-->
      <text:p text:style-name="P4">
<draw:frame draw:style-name="fr1" draw:name="Image164" text:anchor-type="as-char" svg:width="6.9236in" svg:height="3.956343in" draw:z-index="0">
<draw:image xlink:href="../Images/yкринформ/2023-06-12T18-35-59-03-00/630_360_1657202378-682.jpg" xlink:type="simple" xlink:show="embed" xlink:actuate="onLoad" draw:mime-type="image/jpeg"/>
</draw:frame>
The Russian Federation can not be able to issue the decision of the Supreme Court of the Netherlands in the case of Scythian gold.</text:p>
      <text:p text:style-name="P4">
About it in an exclusive comment on Ukrinform correspondent in the Hague, the Talazalaspanpian of the Minister of Justice of Ukraine Irina Wise, answering the question of the Russian Federation to challenge the decision of the Supreme Court of the Netherlands.</text:p>
      <text:p text:style-name="P4">
“According to the legal adviser of Ukraine, no. The Supreme Court is the highest organism in the Kingdom of the Netherlands, ”the Wise said.</text:p>
      <text:p text:style-name="P4">
<text:span text:style-name="T4">
 Read also: </text:span>
 <text:a xlink:type="simple" xlink:href="https://www.ukrinform.ua/rubric-ato/3720666-ramstajn-ta-skifske-zoloto-zelenskij-pogovoriv-z-premerom-niderlandiv.html" text:style-name="Internet_20_link" text:visited-style-name="Visited_20_Internet_20_Link">
"Ramstein" and <text:span text:style-name="T4">
 Scyths </text:span>
 Gold: Zelensky Talking Prime Minister of the Netherlands</text:a>
She also said that the most difficult in this long -term process was the stage.</text:p>
      <text:p text:style-name="P4">
“The most difficult, apparently, was the stage of appeal. Let me remind you that in December 2016 Ukrainian played the case in first instance, the court applied the UNESCO Convention for prohibition and prevention(Next - Conventionuynesko). Проте у другій інстанції із самого початку все як то кажуть незадалося.</text:p>
      <text:p text:style-name="P4">
Так, первісним складом апеляційного суду 16.07.2019 було ухвалено негативнепроміжне рішення, відповідно до якого положення Конвенції ЮНЕСКО не підлягализастосуванню. Водночас юридичному раднику України стало відомо про існуванняобставин, що можуть свідчити про упередженість у розгляді справи головиколегії суддів пана Ораньє, оскільки протягом декількох років останнійздійснював юридичний супровід російської компанії “Промнєфтьстрой” у справіпроти ВАТ “НК “ЮКОС””, тому фактично захищав інтереси Російської Федерації,зацікавленої у вирішенні справи на користь “Промнєфтьстрой”. Крім того,представництво інтересів “Промнєфтьстрой” пан Ораньє здійснював у тіснійспівпраці з юридичними радниками Кримських музеїв”, - поділилася Мудра.</text:p>
      <text:p text:style-name="P4">
<text:span text:style-name="T4">
Читайте також:</text:span>
 <text:a xlink:type="simple" xlink:href="https://www.ukrinform.ua/rubric-crimea/3720609-ukraina-provede-peremovini-z-niderlandskim-muzeem-sodo-mehanizmiv-povernenna-skifskogo-zolota.html" text:style-name="Internet_20_link" text:visited-style-name="Visited_20_Internet_20_Link">
 Україна проведе перемовини з нідерландським музеєм щодомеханізмів повернення « <text:span text:style-name="T4">
скіфс</text:span>
 ького золота»</text:a>
According to her, in view of the above, Ukraine has submitted to the judge Oraniano's self -abuse, he refused.</text:p>
      <text:p text:style-name="P4">
At that time, Ukraine declared this judge who was considered and was denied.<text:span text:style-name="T4">
 Read also: </text:span>
 <text:a xlink:type="simple" xlink:href="https://www.ukrinform.ua/rubric-polytics/3720581-cekaemo-na-povernenna-skifskogo-zolota-v-ukrainu-v-op-prokomentuvali-risenna-sudu-niderlandiv.html" text:style-name="Internet_20_link" text:visited-style-name="Visited_20_Internet_20_Link">
waiting for the return of "<text:span text:style-name="T4">
 Scyths </text:span>
 Gold" to Ukraine- OP on the decision of the Netherlands Court</text:a>
The next intermediate procedural victory of Ukraine was the appointment and conduct of oral hearings on 22.04.2021, although the opposite part was opposed to it.</text:p>
      <text:p text:style-name="P4">
“The long -awaited and so difficult selected decision was made on October 26, 2021. Then all present in the courtroom, and especially representatives of Ukraine, listened to the introductory and especially resolutive part of the decision(an adjoining translation from Dutch into English)Almost breathing, ”the wise said.</text:p>
      <text:p text:style-name="P4">
In response to the decision of the Supreme Court of the Netherlands of the Russian Federation, it was already announced that a court decision in the Netherlands in the Netherlands.</text:p>
      <text:p text:style-name="P4">
<text:span text:style-name="T4">
 Read also: </text:span>
 [Case "<text:span text:style-name="T4">
 Scyfs </text:span>
 Gold": Dutch attorubes are confident in Ukraine's victory]](https://www.ukrinform.ua/rubric-society/3720522-sprava-pro-skifske-zoloto-niderlandski-advokati-zavzdi-buli-vpevneni-u-peremozi-ukraini.html)Ukraine is ready in turn for anything.</text:p>
      <text:p text:style-name="P4">
“As for the“ response of Russia ”, Ukraine has already seen Bucha, Irpin, torture, cellars, thousands of corpses, heard the screams of people under the rubble of high -rise buildings, which gradually fucking, saw and felt by the hydroelectric power station, flood, our intelligence is constantly displaying the efforts and preparation of the Russian Federation. In order to arrange another terrorist attack of the Chicatastrophe and to "translate the blame" to us, Ukraine and the world have already heard a very multi -thunder and lies such as "Ikhtamnet". We are ready for anything, ” - Maudra.</text:p>
      <text:p text:style-name="P4">
According to Ukrinform, as reported by Ukrinform, the Supreme Court of the Netherlands had been a final decision on the case of the Scythian Gold.</text:p>
      <text:p text:style-name="P4">
<text:span text:style-name="T4">
 Read also: </text:span>
 <text:a xlink:type="simple" xlink:href="https://www.ukrinform.ua/rubric-crimea/3720487-povernenna-skifskogo-zolota-verhovnij-sud-niderlandiv-stav-na-bik-ukraini.html" text:style-name="Internet_20_link" text:visited-style-name="Visited_20_Internet_20_Link">
Return "<text:span text:style-name="T4">
 Scyfs </text:span>
 Gold": The Supreme Suderland was on the side of Ukraine</text:a>
The court completely denied the cassation complaint of the Crimean museums and left the appeal, which satisfied the claim of Ukraine.</text:p>
      <text:p text:style-name="P4">
After many years, the Supreme Court of the Netherlands has obliged Allard Pearson Museum to pass the Museum Museum of History of Ukraine from the Crimea - Golden Island in the Black Sea.<text:span text:style-name="T4">
 Read also: </text:span>
 [<text:span text:style-name="T4">
 SKIFS </text:span>
 GOLD: Ukraine is satisfied(https://www.ukrinform.ua/rubric-crimea/3663063-skifske-zoloto-ukraina-zadovolena-visnovkom-generalnogo-radnika-verhovnogo-sudu-niderlandiv.html)On January 26, 2022, the so -called Russian Crimean museums in the temporarily occupied Crimea filed a cassation appeal against the decision of the Amsterdam Court of Appeal to address the Scythian Gold Collection of Ukraine.</text:p>
      <text:p text:style-name="P4">
Scythian gold should return Ukraine. This decision was made by the Amsterdam Court of Appeal on October 26, 2021.</text:p>
      <text:p text:style-name="P4">
The legal war for exhibits began after before the occupation of the peninsula, in 2013, a valuable collection was exported from Crimea to the exhibition of Vnidland. The Crimea Exhibition: Gold and Secrets of the Black Sea consisted of five museums, one of which is located in Kiev and four in Crimea in Crimea(Simferopol, Kerch, Bakhchisarai and Chersonese). Виставка проходила у музеї АллардаПірсона в Амстердамі.</text:p>
      <text:p text:style-name="P4">
Поки триває судова тяганина, колекція, орієнтовна вартість якої 10 млн євро,зберігалася у музеї Алларда Пірсона.</text:p>
      <text:p text:style-name="P4">
News Source: <text:a xlink:type="simple" xlink:href="https://www.ukrinform.ua/rubric-crimea/3722028-rosia-ne-moze-oskarziti-risenna-sodo-povernenna-skifskogo-zolota-ukraini-minust.html" text:style-name="Internet_20_link" text:visited-style-name="Visited_20_Internet_20_Link">
https://www.ukrinform.ua/rubric-crimea/3722028-rosia-ne-moze-oskarziti-risenna-sodo-povernenna-skifskogo-zolota-ukraini-minust.html</text:a>
</text:p>
      <!--NEWS-->
      <text:h text:style-name="P10" text:outline-level="1">
<text:span text:style-name="T4">
The evacuation in Kherson region continues, but the urgent is almost complete - Ova</text:span>
</text:h>
      <text:p text:style-name="P4">
Authors: Ukrinform (Person)</text:p>
      <text:p text:style-name="P4">
Publisher: Укринформ (Organization)</text:p>
      <text:p text:style-name="P4">
Published Time: 2023-06-12T18:44:31+03:00</text:p>
      <text:p text:style-name="P4">
Modified Time: 2023-06-12T18:44:31+03:00</text:p>
      <text:p text:style-name="P4">
Description: On the Right Bank of Kherson region, evacuation continues, but the urgent evacuation due to the undermining of the Russians of the Kakhovka hydroelectric power station is almost completed, and the motor pumps are currently beginning to work. - Ukrinform.</text:p>
      <text:p text:style-name="P4">
Images: ['<text:a xlink:type="simple" xlink:href="https://static.ukrinform.com/photos/2023_06/thumb_files/630_360_1686507989-257.jpg" text:style-name="Internet_20_link" text:visited-style-name="Visited_20_Internet_20_Link">
630_360_16865...</text:a>
']</text:p>
      <text:p text:style-name="P4">
Tags: ['Евакуація', 'Херсонщина', 'Каховська ГЕС']</text:p>
      <text:p text:style-name="P4">
Type: Article</text:p>
      <!--METADATA-->
      <text:p text:style-name="P4">
<draw:frame draw:style-name="fr1" draw:name="Image165" text:anchor-type="as-char" svg:width="6.9236in" svg:height="3.956343in" draw:z-index="0">
<draw:image xlink:href="../Images/yкринформ/2023-06-12T18-44-31-03-00/630_360_1686507989-257.jpg" xlink:type="simple" xlink:show="embed" xlink:actuate="onLoad" draw:mime-type="image/jpeg"/>
</draw:frame>
Evacuation continues to the right bank of Kherson region, but the urgent evacuation due to the blowing of the Kakhovskaya hydroelectric power station is almost complete, and the moles are currently beginning to work.</text:p>
      <text:p text:style-name="P4">
According to Ukrinform, about it at a briefing in <text:a xlink:type="simple" xlink:href="https://www.ukrinform.ua/rubric-presshall/3721419-naslidki-katastrofi-na-kahovskij-ges-potocna-situacia-na-hersonsini.html" text:style-name="Internet_20_link" text:visited-style-name="Visited_20_Internet_20_Link">
Media Center Ukraine - Ukrinform</text:a>
 <text:a xlink:type="simple" xlink:href="https://www.ukrinform.ua/rubric-presshall/3721419-naslidki-katastrofi-na-kahovskij-ges-potocna-situacia-na-hersonsini.html" text:style-name="Internet_20_link" text:visited-style-name="Visited_20_Internet_20_Link">
</text:a>
Alexandertolokonnikov reported the head of the Kherson Regional Military Administration.</text:p>
      <text:p text:style-name="P4">
“The evacuation surgery continues, we continue to persuade some people to leave our homes on the island. But in principle, such an urgent <text:a xlink:type="simple" xlink:href="https://www.ukrinform.ua/tag-evakuacia" text:style-name="Internet_20_link" text:visited-style-name="Visited_20_Internet_20_Link">
evacuation</text:a>
It is almost complete, ” - said toolkonnikov.</text:p>
      <text:p text:style-name="P4">
The boats are currently patrolled by flooded areas of the regional center, including the island(Ship). Але навіть попри зливу, яка була напередодні, вода відходить.Сьогодні вже Корабельна площа в Херсоні вільна від води.</text:p>
      <text:p text:style-name="P4">
Як зазначив Толоконніков, починають відкачувати воду мотопомпами.</text:p>
      <text:p text:style-name="P4">
«Зараз вже у Чорнобаївці працюють мотопомпи, викачують воду з дворів», -уточнив керівник пресофісу. Він пояснив, що треба спочатку відкачати воду самез дворів, а потім з осель.</text:p>
      <text:p text:style-name="P4">
<text:span text:style-name="T4">
Читайте також:</text:span>
 <text:a xlink:type="simple" xlink:href="https://www.ukrinform.ua/rubric-regions/3721905-bukovina-peredala-na-hersonsinu-vze-250-tonn-gumanitarnoi-dopomogi.html" text:style-name="Internet_20_link" text:visited-style-name="Visited_20_Internet_20_Link">
 Буковина передала на <text:span text:style-name="T4">
Херсонщ</text:span>
 ину вже 250 тоннгуманітарної допомоги </text:a>
Tolokonnikov reported that the motor pumps were provided by partners, volunteers. Explosives will continue to work in order to inspect the territory for mines that could bring with water, then police will act crime committed by Russia, and then people will be able to return to their homes to fix the consequences of a terrorist act of the Russian Federation.</text:p>
      <text:p text:style-name="P4">
According to Tolokonnikov, representatives from different regions of the country have helped to eliminate the consequences of the Kakhovskaya hydroelectric power stations, among the first came to the aid of Mykolaiv, representatives of the Dnipropetrovsk region. Rescuers, police, volunteers, public utilities work. But, emphasized, more people need more people to overcome the effects of a hydroelectric power station."Come on to our telegram channels official, on our site, on Facebook ... Numbering line 0 800 101 102, you can call and find out, dene -assistance and what exactly", - called Tolokonnikov. He emphasized that the resources of the authorities are relevant to the needs.</text:p>
      <text:p text:style-name="P4">
<text:span text:style-name="T4">
 Read also: </text:span>
 [Israel transferred humanitarian assistance for the victims to <text:span text:style-name="T4">
 Kherson </text:span>
 in(https://www.ukrinform.ua/rubric-regions/3721862-izrail-peredav-gumanitarnu-dopomogu-dla-postrazdalih-na-hersonsini.html)As reported by Ukrinform, <text:a xlink:type="simple" xlink:href="https://www.ukrinform.ua/rubric-regions/3721711-u-hersoni-volonteri-organizuvalisa-sob-vidkacuvati-vodu-z-pidvaliv-budinkiv.html" text:style-name="Internet_20_link" text:visited-style-name="Visited_20_Internet_20_Link">
Kherson volunteers were organized</text:a>
To pump water from the basements of the houses, one brigade has already started working with a carrier center.</text:p>
      <text:p text:style-name="P4">
In Kherson, since June 13, a ban on entry into the district of the ship, which has been subjected to a Kakhovskaya hydroelectric power station, has been introduced to the residents of the Kakhovka Hydroelectric Power Station - the operation, investigative actions and work of municipal services will be carried out.</text:p>
      <text:p text:style-name="P4">
According to the chief of Khov Alexander Proudin, despite the heavy fire of terrorists, the rescue operation is ongoing. On the right bank from the water trap managed <text:a xlink:type="simple" xlink:href="https://www.ukrinform.ua/rubric-regions/3721597-na-hersonsini-u-vodi-zalisautsa-46-naselenih-punktiv-ova.html" text:style-name="Internet_20_link" text:visited-style-name="Visited_20_Internet_20_Link">
to pull 2 743 people</text:a>
228 of them and 77 low -mobility. Only 2 318 city was evacuated from Kherson.</text:p>
      <text:p text:style-name="P4">
News Source: <text:a xlink:type="simple" xlink:href="https://www.ukrinform.ua/rubric-regions/3721932-evakuacia-na-hersonsini-trivae-ale-terminova-majze-zaversena-ova.html" text:style-name="Internet_20_link" text:visited-style-name="Visited_20_Internet_20_Link">
https://www.ukrinform.ua/rubric-regions/3721932-evakuacia-na-hersonsini-trivae-ale-terminova-majze-zaversena-ova.html</text:a>
</text:p>
      <!--NEWS-->
      <text:h text:style-name="P10" text:outline-level="1">
<text:span text:style-name="T4">
The government has expanded the list of mandatory administrative services in CNAPs for combatants</text:span>
</text:h>
      <text:p text:style-name="P4">
Authors: Ukrinform (Person)</text:p>
      <text:p text:style-name="P4">
Publisher: Укринформ (Organization)</text:p>
      <text:p text:style-name="P4">
Published Time: 2023-06-12T18:47:06+03:00</text:p>
      <text:p text:style-name="P4">
Modified Time: 2023-06-12T18:47:06+03:00</text:p>
      <text:p text:style-name="P4">
Description: The government has expanded the list of compulsory administrative services in CNAPs for combatants, their families, people with disabilities as a result of war, as well as relatives of fallen defenders and defenders. - Ukrinform.</text:p>
      <text:p text:style-name="P4">
Images: ['<text:a xlink:type="simple" xlink:href="https://static.ukrinform.com/photos/2023_05/thumb_files/630_360_1683126683-894.jpg" text:style-name="Internet_20_link" text:visited-style-name="Visited_20_Internet_20_Link">
630_360_16831...</text:a>
']</text:p>
      <text:p text:style-name="P4">
Tags: ['ЦНАП', 'УБД', 'Мінцифри']</text:p>
      <text:p text:style-name="P4">
Type: Article</text:p>
      <!--METADATA-->
      <text:p text:style-name="P4">
<draw:frame draw:style-name="fr1" draw:name="Image166" text:anchor-type="as-char" svg:width="6.9236in" svg:height="3.956343in" draw:z-index="0">
<draw:image xlink:href="../Images/yкринформ/2023-06-12T18-47-06-03-00/630_360_1683126683-894.jpg" xlink:type="simple" xlink:show="embed" xlink:actuate="onLoad" draw:mime-type="image/jpeg"/>
</draw:frame>
The government has expanded the list of compulsory administrative services in CNAPs for participants in the participants, their families, people with disabilities as a result of war, as well as births of fallen defenders and defenders.</text:p>
      <text:p text:style-name="P4">
According to Ukrinform, the Ministry of Digital Transformation of Ukraine reports in <text:a xlink:type="simple" xlink:href="https://t.me/mintsyfra/4173" text:style-name="Internet_20_link" text:visited-style-name="Visited_20_Internet_20_Link">
telegram</text:a>
.</text:p>
      <text:p text:style-name="P4">
"The government has expanded the list of compulsory administrative services. From now on, participants in their families, people with disabilities as a result of war, as well as the birth of fallen defenders and defenders will be able to contact the CNAP in their populated point and get even more necessary administrative services,"</text:p>
      <text:p text:style-name="P4">
<text:span text:style-name="T4">
 Read also: </text:span>
 [For Ukrainians in Gdansk the virtual administrator <text:span text:style-name="T4">
 CNAP </text:span>
 U] worked(https://www.ukrinform.ua/rubric-society/3714654-dla-ukrainciv-u-gdansku-zapracuvav-virtualnij-administrator-cnapu.html)In particular, they will be able to: formally set their status; obtain or replace the certificate; continue the documents; to get an excerpt from a single state register of war veterans; Get cash or compensation.</text:p>
      <text:p text:style-name="P4">
"From the first day of work, the Ministry of Defense modernizes and expands the CNAP network so that Ukrainians can quickly receive quality state services regardless of their place of residence. Now one of the priorities is to simplify the process of obtaining vetrane services.</text:p>
      <text:p text:style-name="P4">
As reported by Ukrinform, the Ministry of Social Policy launches a number of social services providers in the non -state sector working with veterans.</text:p>
      <text:p text:style-name="P4">
News Source: <text:a xlink:type="simple" xlink:href="https://www.ukrinform.ua/rubric-society/3721934-urad-rozsiriv-perelik-obovazkovih-administrativnih-poslug-u-cnapah-dla-ucasnikiv-bojovih-dij.html" text:style-name="Internet_20_link" text:visited-style-name="Visited_20_Internet_20_Link">
https://www.ukrinform.ua/rubric-society/3721934-urad-rozsiriv-perelik-obovazkovih-administrativnih-poslug-u-cnapah-dla-ucasnikiv-bojovih-dij.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6-12T18:49:00+03:00</text:p>
      <text:p text:style-name="P4">
Modified Time: 2023-06-12T18:49: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167" text:anchor-type="as-char" svg:width="6.9236in" svg:height="3.956343in" draw:z-index="0">
<draw:image xlink:href="../Images/yкринформ/2023-06-12T18-49-00-03-00/630_360_1645107758-865.jpg" xlink:type="simple" xlink:show="embed" xlink:actuate="onLoad" draw:mime-type="image/jpeg"/>
</draw:frame>
Ukrinform Ukrainian Information Agency is looking for an editor/editor for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zhalovaha@gmail.com</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The movie "We will not go out" received the main prize at the Docudays UA contest</text:span>
</text:h>
      <text:p text:style-name="P4">
Authors: Ukrinform (Person)</text:p>
      <text:p text:style-name="P4">
Publisher: Укринформ (Organization)</text:p>
      <text:p text:style-name="P4">
Published Time: 2023-06-12T18:50:03+03:00</text:p>
      <text:p text:style-name="P4">
Modified Time: 2023-06-12T18:50:03+03:00</text:p>
      <text:p text:style-name="P4">
Description: We won the "We will not extinguish" the "We will not extinguish" the "Main Award" at the Docudays UA International Documentary Cinema Festival in Kiev. - Ukrinform.</text:p>
      <text:p text:style-name="P4">
Images: ['<text:a xlink:type="simple" xlink:href="https://static.ukrinform.com/photos/2023_06/thumb_files/630_360_1686584727-515.jpg" text:style-name="Internet_20_link" text:visited-style-name="Visited_20_Internet_20_Link">
630_360_16865...</text:a>
']</text:p>
      <text:p text:style-name="P4">
Tags: ['Кіно', 'Кінофестиваль', 'фільм']</text:p>
      <text:p text:style-name="P4">
Type: Article</text:p>
      <!--METADATA-->
      <text:p text:style-name="P4">
<draw:frame draw:style-name="fr1" draw:name="Image168" text:anchor-type="as-char" svg:width="6.9236in" svg:height="3.956343in" draw:z-index="0">
<draw:image xlink:href="../Images/yкринформ/2023-06-12T18-50-03-03-00/630_360_1686584727-515.jpg" xlink:type="simple" xlink:show="embed" xlink:actuate="onLoad" draw:mime-type="image/jpeg"/>
</draw:frame>
We will not extinguish Alice Kovalenko tape at the Main Award at the Docudays UA International Documentary Film Festival in Kiev.</text:p>
      <text:p text:style-name="P4">
According to Ukrinform, the State Agency of Ukraine for Cinema reports on <text:a xlink:type="simple" xlink:href="https://www.facebook.com/ukrainefilmagency/posts/pfbid02sxcNfqifaruR8DLwR9JSPigENNJfqH6cZrHYJMQD4BQpyH56d1A6BC4ND1MSPmTtl" text:style-name="Internet_20_link" text:visited-style-name="Visited_20_Internet_20_Link">
Facebook</text:a>
.</text:p>
      <text:p text:style-name="P4">
«Ми не згаснемо» оповідає історію дорослішання підлітків на сході України натлі війни та їх надзвичайної подорожі до вершин Гімалайських гір. Поприпохмуру реальність навколо, Андрій, Руслан, Ілля, Ліза і Лєра мріють, шукаютьпригод, протестують та борються зі сірістю й нудьгою. Поки світ навколо нихзанепадає, шахти закриваються, загроза ескалації війни зростає, вони нездаються та намагаються йти за покликом своїх мрій», - йдеться у повідомленні.</text:p>
      <text:p text:style-name="P4">
The tape was created with the support of Derzhkino, the Polish Film Institute and Idfabertha Fund - Classic PostProduction.</text:p>
      <text:p text:style-name="P4">
<text:span text:style-name="T4">
 Read also: </text:span>
 <text:a xlink:type="simple" xlink:href="https://www.ukrinform.ua/rubric-culture/3710028-stricka-mi-ne-zgasnemo-otrimala-na-festivali-u-kanadi-specialnu-vidznaku-zuri.html" text:style-name="Internet_20_link" text:visited-style-name="Visited_20_Internet_20_Link">
we will not go out <text:span text:style-name="T4">
 "tape" We will not go out </text:span>
 "at the Ukanada Festival Special Jury Distinction</text:a>
Producers: Sergey Stetsenko and Alice Kovalenko. Creative Peers: Stefan Sioan and Alice Kovalenko</text:p>
      <text:p text:style-name="P4">
Producers: Valery Kalmykov, Yana Kalmykova and Alexey Kobelev(TruemanProduction Co.)As it was reported, on May 2 the opening ceremony of the anniversary of the 20-year [festival] was held(https://www.ukrinform.ua/tag-festival)Docudays UA Human Rights Documentary Cinema.</text:p>
      <text:p text:style-name="P4">
Photo: Derzhkino</text:p>
      <text:p text:style-name="P4">
News Source: <text:a xlink:type="simple" xlink:href="https://www.ukrinform.ua/rubric-culture/3721935-film-mi-ne-zgasnemo-otrimav-golovnij-priz-na-konkursi-docudays-ua.html" text:style-name="Internet_20_link" text:visited-style-name="Visited_20_Internet_20_Link">
https://www.ukrinform.ua/rubric-culture/3721935-film-mi-ne-zgasnemo-otrimav-golovnij-priz-na-konkursi-docudays-ua.html</text:a>
</text:p>
      <!--NEWS-->
      <text:h text:style-name="P10" text:outline-level="1">
<text:span text:style-name="T4">
At the show of embroidery from Oksana Karavanskaya in the United States, more than $ 50 thousand for hospitals in Ukraine were collected</text:span>
</text:h>
      <text:p text:style-name="P4">
Authors: Ukrinform (Person)</text:p>
      <text:p text:style-name="P4">
Publisher: Укринформ (Organization)</text:p>
      <text:p text:style-name="P4">
Published Time: 2023-06-12T18:52:00+03:00</text:p>
      <text:p text:style-name="P4">
Modified Time: 2023-06-12T18:52:00+03:00</text:p>
      <text:p text:style-name="P4">
Description: Oksana Karavanskaya presented a collection of embroidery Ukrainian Code.2023 at a charity party in the United States. According to preliminary estimates, more than $ 50,000 for medical equipment for hospitals of Ukraine. - Ukrinform.</text:p>
      <text:p text:style-name="P4">
Images: ['<text:a xlink:type="simple" xlink:href="https://static.ukrinform.com/photos/2023_06/thumb_files/630_360_1686584897-9076.jpeg" text:style-name="Internet_20_link" text:visited-style-name="Visited_20_Internet_20_Link">
630_360_16865...</text:a>
']</text:p>
      <text:p text:style-name="P4">
Tags: ['США', 'Вишиванка', 'Дизайнер']</text:p>
      <text:p text:style-name="P4">
Type: Article</text:p>
      <!--METADATA-->
      <text:p text:style-name="P4">
<draw:frame draw:style-name="fr1" draw:name="Image170" text:anchor-type="as-char" svg:width="6.9236in" svg:height="3.956343in" draw:z-index="0">
<draw:image xlink:href="../Images/yкринформ/2023-06-12T18-52-00-03-00/630_360_1686584897-9076.jpeg" xlink:type="simple" xlink:show="embed" xlink:actuate="onLoad" draw:mime-type="image/jpeg"/>
</draw:frame>
Oksanakaravanskaya presented a collection of embroidery Ukrainian Code.2023 at a charitable evening in the United States. According to preliminary estimates, more than $ 50,000 were assembled for hospitals of Ukraine.</text:p>
      <text:p text:style-name="P4">
The Ukrinform correspondent was informed by the promoter of the designer Galinouzio.</text:p>
      <text:p text:style-name="P4">
“Oksana Karavanskaya does not get tired of conquering foreign catwalks. The post -recent shows in Paris and Zurich, a new collection of embroidery Ukrainian Ukrainiancode.2023 were seen in the United States. The show took place in Rochester, New York and a moving purpose-to raise funds for the purchase of medical equipment for Ukrainian hospitals. According to preliminary estimates, more than $ 50,000 managed to raise, ”Guzio said.</text:p>
      <text:p text:style-name="P4">
</text:p>
      <text:p text:style-name="P4">
<text:a xlink:type="simple" xlink:href="https://static.ukrinform.com/photos/2023_06/1686584897-9224.jpeg" text:style-name="Internet_20_link" text:visited-style-name="Visited_20_Internet_20_Link">
 </text:a>
 <text:a xlink:type="simple" xlink:href="https://static.ukrinform.com/photos/2023_06/1686584897-5462.jpeg" text:style-name="Internet_20_link" text:visited-style-name="Visited_20_Internet_20_Link">
</text:a>
 <text:a xlink:type="simple" xlink:href="https://static.ukrinform.com/photos/2023_06/1686584897-7388.jpeg" text:style-name="Internet_20_link" text:visited-style-name="Visited_20_Internet_20_Link">
</text:a>
 <text:a xlink:type="simple" xlink:href="https://static.ukrinform.com/photos/2023_06/1686584897-9076.jpeg" text:style-name="Internet_20_link" text:visited-style-name="Visited_20_Internet_20_Link">
<draw:frame draw:style-name="fr1" draw:name="Image175" text:anchor-type="as-char" svg:width="6.9236in" svg:height="3.956343in" draw:z-index="0">
<draw:image xlink:href="../Images/yкринформ/2023-06-12T18-52-00-03-00/630_360_1686584897-9076.jpeg" xlink:type="simple" xlink:show="embed" xlink:actuate="onLoad" draw:mime-type="image/jpeg"/>
</draw:frame>
</text:a>
 <text:a xlink:type="simple" xlink:href="https://static.ukrinform.com/photos/2023_06/1686584897-9125.jpeg" text:style-name="Internet_20_link" text:visited-style-name="Visited_20_Internet_20_Link">
</text:a>
 <text:a xlink:type="simple" xlink:href="https://static.ukrinform.com/photos/2023_06/1686584897-7839.jpeg" text:style-name="Internet_20_link" text:visited-style-name="Visited_20_Internet_20_Link">
</text:a>
The show of the Ukrainian Code.2023 collection was held at the legendary museum of Kodak, George Eastman, founder. International Museum of Photos and Cinema, opened the public in 1947. This museum is also known for its Georgeeastman Award, which since 1955 celebrates the most prominent artists of the artwkino.</text:p>
      <text:p text:style-name="P4">
<text:span text:style-name="T4">
 Read also: </text:span>
 <text:a xlink:type="simple" xlink:href="https://www.ukrinform.ua/rubric-diaspora/3713466-ukrainske-vbranna-predstavili-na-zahodi-kolori-spadsini-u-stolici-vetnamu.html" text:style-name="Internet_20_link" text:visited-style-name="Visited_20_Internet_20_Link">
Ukrainian outfits presented in the West "Colors" in the Vietnam capital</text:a>
In its new collection Ukrainian Code.2023, the Caravanskaya traditionally combine the libragms of ancient embroidery with the author's unique ornaments. Oksana Karavanska has created a textile designerkxenia Umanskaya.</text:p>
      <text:p text:style-name="P4">
News Source: <text:a xlink:type="simple" xlink:href="https://www.ukrinform.ua/rubric-culture/3721936-na-pokazi-visivanok-vid-oksani-karavanskoi-v-ssa-zibrali-ponad-50-tisac-dla-ukrainskih-likaren.html" text:style-name="Internet_20_link" text:visited-style-name="Visited_20_Internet_20_Link">
https://www.ukrinform.ua/rubric-culture/3721936-na-pokazi-visivanok-vid-oksani-karavanskoi-v-ssa-zibrali-ponad-50-tisac-dla-ukrainskih-likaren.html</text:a>
</text:p>
      <!--NEWS-->
      <text:h text:style-name="P10" text:outline-level="1">
<text:span text:style-name="T4">
The court arrested a driver who knocked down a child in a bicycle in Kiev</text:span>
</text:h>
      <text:p text:style-name="P4">
Authors: Ukrinform (Person)</text:p>
      <text:p text:style-name="P4">
Publisher: Укринформ (Organization)</text:p>
      <text:p text:style-name="P4">
Published Time: 2023-06-12T18:52:24+03:00</text:p>
      <text:p text:style-name="P4">
Modified Time: 2023-06-12T18:52:24+03:00</text:p>
      <text:p text:style-name="P4">
Description: The Shevchenkivsky District Court of Kiev chose a preventive measure to a driver who killed a child on a bicycle, in the form of arrest without alternative to bail. - Ukrinform.</text:p>
      <text:p text:style-name="P4">
Images: ['<text:a xlink:type="simple" xlink:href="https://static.ukrinform.com/photos/2023_06/thumb_files/630_360_1686585016-273.jpeg" text:style-name="Internet_20_link" text:visited-style-name="Visited_20_Internet_20_Link">
630_360_16865...</text:a>
']</text:p>
      <text:p text:style-name="P4">
Tags: ['ДТП', 'Суд', 'Велосипед', 'Київ']</text:p>
      <text:p text:style-name="P4">
Type: Article</text:p>
      <!--METADATA-->
      <text:p text:style-name="P4">
<draw:frame draw:style-name="fr1" draw:name="Image178" text:anchor-type="as-char" svg:width="6.9236in" svg:height="3.956343in" draw:z-index="0">
<draw:image xlink:href="../Images/yкринформ/2023-06-12T18-52-24-03-00/630_360_1686585016-273.jpeg" xlink:type="simple" xlink:show="embed" xlink:actuate="onLoad" draw:mime-type="image/jpeg"/>
</draw:frame>
The Shevchenkivsky District Court of Kyiv chose a precautionary driver who knocked down a child in the form of arrest without alternative to bail.</text:p>
      <text:p text:style-name="P4">
This was informed at the [Kyiv Police Communication Department]](https://kyiv.npu.gov.ua/news/sud-obrav-zapobizhnyi-zakhid-vodiiu-iakyi-zbyv-dytynu-na-velosypedi), reports Ukrinform.</text:p>
      <text:p text:style-name="P4">
"Today, on June 12, the Shevchenkivsky District Court of the capital chose a detention event in the form of detention without the possibility of making a deposit," - said in the message.</text:p>
      <text:p text:style-name="P4">
It is noted that on June 11, the Metropolitan Police received a notification of <text:a xlink:type="simple" xlink:href="https://www.ukrinform.ua/tag-dtp" text:style-name="Internet_20_link" text:visited-style-name="Visited_20_Internet_20_Link">
road accident</text:a>
With the injured child on the avenues.</text:p>
      <text:p text:style-name="P4">
According to the investigation, the driver of the car Daewoo Nexia, born in 2002, was moving with a significant excess of speed in the extreme right lane of the travel part, which is intended for the movement of public transport.</text:p>
      <text:p text:style-name="P4">
"When approaching a regulated pedestrian crossing, the driver drove a naked red traffic light and hit a young guy who moved a pedestrian crossing on a bicycle.</text:p>
      <text:p text:style-name="P4">
Law enforcement officers informed the person suspected under Part 2 of Art. 286 of the Criminal Code of Ukraine - violation of traffic safety or operation of traffic by persons who operate vehicles, which caused weightlifting.</text:p>
      <text:p text:style-name="P4">
<text:span text:style-name="T4">
 Read also: </text:span>
 <text:a xlink:type="simple" xlink:href="https://www.ukrinform.ua/rubric-regions/3721730-na-prikarpatti-stalasa-dtp-patero-zaginublih.html" text:style-name="Internet_20_link" text:visited-style-name="Visited_20_Internet_20_Link">
in the Carpathian region there was <text:span text:style-name="T4">
 accident </text:span>
, five dead</text:a>
The man is threatened with imprisonment for a term of 3 to 8 years with deprivation of the right to drive vehicles for a term up to three years or without such.</text:p>
      <text:p text:style-name="P4">
As reported, law enforcement officers <text:a xlink:type="simple" xlink:href="https://www.ukrinform.ua/rubric-kyiv/3721789-vodij-legkovika-u-stolici-zbiv-ditinu-na-velosipedi.html" text:style-name="Internet_20_link" text:visited-style-name="Visited_20_Internet_20_Link">
reported suspicion of driver Daewoonexia</text:a>
, who knocked the baby on a bicycle.</text:p>
      <text:p text:style-name="P4">
News Source: <text:a xlink:type="simple" xlink:href="https://www.ukrinform.ua/rubric-kyiv/3721937-sud-zaarestuvav-vodia-akij-zbiv-u-kievi-ditinu-na-velosipedi.html" text:style-name="Internet_20_link" text:visited-style-name="Visited_20_Internet_20_Link">
https://www.ukrinform.ua/rubric-kyiv/3721937-sud-zaarestuvav-vodia-akij-zbiv-u-kievi-ditinu-na-velosipedi.html</text:a>
</text:p>
      <!--NEWS-->
      <text:h text:style-name="P10" text:outline-level="1">
<text:span text:style-name="T4">
Germany focuses on supplying Ukraine additional weapons - Scholz</text:span>
</text:h>
      <text:p text:style-name="P4">
Authors: Ukrinform (Person)</text:p>
      <text:p text:style-name="P4">
Publisher: Укринформ (Organization)</text:p>
      <text:p text:style-name="P4">
Published Time: 2023-06-12T18:58:00+03:00</text:p>
      <text:p text:style-name="P4">
Modified Time: 2023-06-12T23:58:00+03:00</text:p>
      <text:p text:style-name="P4">
Description: Germany focuses on providing additional weapons to Ukraine, as well as on creating hubs to repair damaged equipment. - Ukrinform.</text:p>
      <text:p text:style-name="P4">
Images: ['<text:a xlink:type="simple" xlink:href="https://static.ukrinform.com/photos/2023_02/thumb_files/630_360_1675929894-434.jpg" text:style-name="Internet_20_link" text:visited-style-name="Visited_20_Internet_20_Link">
630_360_16759...</text:a>
']</text:p>
      <text:p text:style-name="P4">
Tags: ['Німеччина', 'Зброя', 'Шольц']</text:p>
      <text:p text:style-name="P4">
Type: Article</text:p>
      <!--METADATA-->
      <text:p text:style-name="P4">
<draw:frame draw:style-name="fr1" draw:name="Image179" text:anchor-type="as-char" svg:width="6.9236in" svg:height="3.956343in" draw:z-index="0">
<draw:image xlink:href="../Images/yкринформ/2023-06-12T18-58-00-03-00/630_360_1675929894-434.jpg" xlink:type="simple" xlink:show="embed" xlink:actuate="onLoad" draw:mime-type="image/jpeg"/>
</draw:frame>
Germany is annexed on providing additional weapons to Ukraine, as well as on creating a hub repair of damaged equipment.</text:p>
      <text:p text:style-name="P4">
This was announced during a press conference on Monday in Paris as a meeting of the leader's triangle, German Chancellor Olaf Soltz, Ukrinform's own correspondent reports.</text:p>
      <text:p text:style-name="P4">
"We focus on what is needed .... We supply additional weapons," Solz said.</text:p>
      <text:p text:style-name="P4">
<text:span text:style-name="T4">
 Read also: </text:span>
 <text:a xlink:type="simple" xlink:href="https://www.ukrinform.ua/rubric-ato/3722019-kontrnastup-ukraini-trivae-vze-bagato-dniv-vin-duze-retelno-pidgotovlenij-makron.html" text:style-name="Internet_20_link" text:visited-style-name="Visited_20_Internet_20_Link">
Ukraine's counter -offensive has been going on for many days, it is dullly prepared - Macron</text:a>
He noted that Germany provided Ukraine, in particular, anti-air systemsiris-T, Patriot, and aircraft installations of Gepard.</text:p>
      <text:p text:style-name="P4">
"We are ready to help Ukraine for as long as it will be needed," the German Chancellor said.</text:p>
      <text:p text:style-name="P4">
According to Scholtz, Berlin is doing everything possible to establish additional production of ammunition in Germany and other countries and is working on this ravaged time.</text:p>
      <text:p text:style-name="P4">
<text:span text:style-name="T4">
 Read also: </text:span>
 <text:a xlink:type="simple" xlink:href="https://www.ukrinform.ua/rubric-polytics/3722007-duda-samit-nato-mae-prinesti-citki-risenna-pro-clenstvo-ukraini-v-alansi.html" text:style-name="Internet_20_link" text:visited-style-name="Visited_20_Internet_20_Link">
Duda: NATO Summit should bring clear decisions about Ukraine's membership in the Alliance</text:a>
"We are also working on the creation of repair centers, it has already happened in Romania, I hope that Poland will happen too and we will agree on it even before the summit," Scholz emphasized.</text:p>
      <text:p text:style-name="P4">
He added that some systems can be repaired on the spot, and this will also put appropriate work.</text:p>
      <text:p text:style-name="P4">
As reported by Ukrinform, the representative of the Ministry of Defense of Germany Mitko Muller Nakoffing stated that [the German side does not have its own data on the destruction(https://www.ukrinform.ua/rubric-ato/3721746-nimeccina-ne-mae-danih-sodo-znisenna-tankiv-leopard-v-ukraini.html)During hostilities in Ukraine, and Russian statements in the Bundeseriocify are not undertaken.</text:p>
      <text:p text:style-name="P4">
Photo: op</text:p>
      <text:p text:style-name="P4">
News Source: <text:a xlink:type="simple" xlink:href="https://www.ukrinform.ua/rubric-ato/3722030-nimeccina-zoseredzuetsa-na-postacanni-ukraini-dodatkovoi-zbroi-solc.html" text:style-name="Internet_20_link" text:visited-style-name="Visited_20_Internet_20_Link">
https://www.ukrinform.ua/rubric-ato/3722030-nimeccina-zoseredzuetsa-na-postacanni-ukraini-dodatkovoi-zbroi-solc.html</text:a>
</text:p>
      <!--NEWS-->
      <text:h text:style-name="P10" text:outline-level="1">
<text:span text:style-name="T4">
SPMU plans to create a land bank and an investment real estate fund</text:span>
</text:h>
      <text:p text:style-name="P4">
Authors: Ukrinform (Person)</text:p>
      <text:p text:style-name="P4">
Publisher: Укринформ (Organization)</text:p>
      <text:p text:style-name="P4">
Published Time: 2023-06-12T18:58:09+03:00</text:p>
      <text:p text:style-name="P4">
Modified Time: 2023-06-12T18:58:09+03:00</text:p>
      <text:p text:style-name="P4">
Description: The State Property Fund plans to create a land bank and an investment real estate fund for the development of the agricultural sector and the real estate market in Ukraine. - Ukrinform.</text:p>
      <text:p text:style-name="P4">
Images: ['<text:a xlink:type="simple" xlink:href="https://static.ukrinform.com/photos/2018_10/thumb_files/630_360_1538564278-467.jpg" text:style-name="Internet_20_link" text:visited-style-name="Visited_20_Internet_20_Link">
630_360_15385...</text:a>
']</text:p>
      <text:p text:style-name="P4">
Tags: ['ФДМУ', 'Промисловість', 'Гроші']</text:p>
      <text:p text:style-name="P4">
Type: Article</text:p>
      <!--METADATA-->
      <text:p text:style-name="P4">
<draw:frame draw:style-name="fr1" draw:name="Image180" text:anchor-type="as-char" svg:width="6.9236in" svg:height="3.956343in" draw:z-index="0">
<draw:image xlink:href="../Images/yкринформ/2023-06-12T18-58-09-03-00/630_360_1538564278-467.jpg" xlink:type="simple" xlink:show="embed" xlink:actuate="onLoad" draw:mime-type="image/jpeg"/>
</draw:frame>
Fund's property plans to create a land bank and a fund of investment income for the development of the agricultural sector and the real estate market in Ukraine.</text:p>
      <text:p text:style-name="P4">
About it reports Ukrinform with reference to the press service <text:a xlink:type="simple" xlink:href="https://www.spfu.gov.ua/ua/news/9760.html" text:style-name="Internet_20_link" text:visited-style-name="Visited_20_Internet_20_Link">
FDMU</text:a>
.</text:p>
      <text:p text:style-name="P4">
“A sovereign fund is just one of the four key products that the State Property Fund's team has worked on. The SPFU plans to create a Tafon Bank of Investment Real Estate, ”the message reads.</text:p>
      <text:p text:style-name="P4">
<text:span text:style-name="T4">
 Read also: </text:span>
 <text:a xlink:type="simple" xlink:href="https://www.ukrinform.ua/rubric-economy/3709522-fond-derzmajna-za-tizden-zarobiv-na-privatizacii-ponad-126-miljoniv.html" text:style-name="Internet_20_link" text:visited-style-name="Visited_20_Internet_20_Link">
<text:span text:style-name="T4">
 Fund </text:span>
 <text:span text:style-name="T4">
 </text:span>
 State Property ** a week earned on privatization over ₴ 126 million</text:a>
The SPFU has specified that they are also trying to help restore the work of the Ukrainian industry, including through the Made in Ukraine initiative. In addition, any Ukrainian entrepreneur can purchase state assets at low-privatization auctions that can become the basis for the creation of new industrial enterprises.</text:p>
      <text:p text:style-name="P4">
As it was reported, the State Property Fund and the leading consulting company Contango sign a memorandum of cooperation. Contango belongs to one of UAE's largest covenant funds and specializes in providing high -quality programmer transformation and increased productivity.</text:p>
      <text:p text:style-name="P4">
*!(https://www.ukrinform.ua/rubric-economy/3708305-fond-derzmajna-z-pocatku-roku-zaluciv-15-milarda-investicij.html)The document provides support in the creation of a sovereign fund of Ukraine for realization of large -scale infrastructure projects that will contribute to the development of the Ukrainian economy.</text:p>
      <text:p text:style-name="P4">
News Source: <text:a xlink:type="simple" xlink:href="https://www.ukrinform.ua/rubric-economy/3721939-fdmu-planue-stvoriti-zemelnij-bank-ta-fond-investicijnoi-neruhomosti.html" text:style-name="Internet_20_link" text:visited-style-name="Visited_20_Internet_20_Link">
https://www.ukrinform.ua/rubric-economy/3721939-fdmu-planue-stvoriti-zemelnij-bank-ta-fond-investicijnoi-neruhomosti.html</text:a>
</text:p>
      <!--NEWS-->
      <text:h text:style-name="P10" text:outline-level="1">
<text:span text:style-name="T4">
In the flooded settlements of Kherson region began to turn the light</text:span>
</text:h>
      <text:p text:style-name="P4">
Authors: Ukrinform (Person)</text:p>
      <text:p text:style-name="P4">
Publisher: Укринформ (Organization)</text:p>
      <text:p text:style-name="P4">
Published Time: 2023-06-12T18:59:58+03:00</text:p>
      <text:p text:style-name="P4">
Modified Time: 2023-06-12T18:59:58+03:00</text:p>
      <text:p text:style-name="P4">
Description: In the Kherson region, energy began to return light to settlements affected by flooding, in particular in Kherson, 12 transformer substations were restored. - Ukrinform.</text:p>
      <text:p text:style-name="P4">
Images: ['<text:a xlink:type="simple" xlink:href="https://static.ukrinform.com/photos/2023_04/thumb_files/630_360_1680625769-241.png" text:style-name="Internet_20_link" text:visited-style-name="Visited_20_Internet_20_Link">
630_360_16806...</text:a>
']</text:p>
      <text:p text:style-name="P4">
Tags: None</text:p>
      <text:p text:style-name="P4">
Type: Article</text:p>
      <!--METADATA-->
      <text:p text:style-name="P4">
<draw:frame draw:style-name="fr1" draw:name="Image181" text:anchor-type="as-char" svg:width="6.9236in" svg:height="3.956343in" draw:z-index="0">
<draw:image xlink:href="../Images/yкринформ/2023-06-12T18-59-58-03-00/630_360_1680625769-241.png" xlink:type="simple" xlink:show="embed" xlink:actuate="onLoad" draw:mime-type="image/png"/>
</draw:frame>
Nakherson energy began to return the light to settlements, which were surprised through flooding, in particular in Kherson, 12 -transformer substations were restored in Kherson.</text:p>
      <text:p text:style-name="P4">
As Ukrinform reports, about it in <text:a xlink:type="simple" xlink:href="https://t.me/olexandrprokudin/642" text:style-name="Internet_20_link" text:visited-style-name="Visited_20_Internet_20_Link">
telegram</text:a>
Alexander Proudin, the head of the Kherson Regional Regional Administration, informed.</text:p>
      <text:p text:style-name="P4">
"Energy began to return the light to the settlements that were affected by undergoing," the statement said.</text:p>
      <text:p text:style-name="P4">
It is noted that 12 transformer substations have been restored in Kherson, but 110 transformer substations remain flooded in the city. Bezlivka - nearly 15100 users.</text:p>
      <text:p text:style-name="P4">
<text:span text:style-name="T4">
 Read also: </text:span>
 <text:a xlink:type="simple" xlink:href="https://www.ukrinform.ua/rubric-regions/3721932-evakuacia-na-hersonsini-trivae-ale-terminova-majze-zaversena-ova.html" text:style-name="Internet_20_link" text:visited-style-name="Visited_20_Internet_20_Link">
Evacuation on <text:span text:style-name="T4">
 Kherson </text:span>
 Shchini is ongoing, but urgent specialized - ova</text:a>
Two transformer substations have been repaired in the region - 73 Subscribers of the All -Testing and Novogredneve Kaliniv Community were healed. There are 35 transformer substations damaged, which is why 2303 Subscribers of B6 settlements remain without light, Proudin added.</text:p>
      <text:p text:style-name="P4">
He stressed that emergency recovery work is ongoing.</text:p>
      <text:p text:style-name="P4">
As reported by Ukrinform, <text:a xlink:type="simple" xlink:href="https://www.ukrinform.ua/rubric-regions/3721597-na-hersonsini-u-vodi-zalisautsa-46-naselenih-punktiv-ova.html" text:style-name="Internet_20_link" text:visited-style-name="Visited_20_Internet_20_Link">
in Kherson region there are 46 cities in the water</text:a>
, settlements and villages: 32 - on the right -free birch and 14 - on the Left Bank, water continues to depart, rescue operations.</text:p>
      <text:p text:style-name="P4">
News Source: <text:a xlink:type="simple" xlink:href="https://www.ukrinform.ua/rubric-regions/3721940-u-pidtopleni-naseleni-punkti-hersonsini-pocali-povertati-svitlo.html" text:style-name="Internet_20_link" text:visited-style-name="Visited_20_Internet_20_Link">
https://www.ukrinform.ua/rubric-regions/3721940-u-pidtopleni-naseleni-punkti-hersonsini-pocali-povertati-svitlo.html</text:a>
</text:p>
      <!--NEWS-->
      <text:h text:style-name="P10" text:outline-level="1">
<text:span text:style-name="T4">
Defense forces destroyed the Russian helicopter Ka-52</text:span>
</text:h>
      <text:p text:style-name="P4">
Authors: Ukrinform (Person)</text:p>
      <text:p text:style-name="P4">
Publisher: Укринформ (Organization)</text:p>
      <text:p text:style-name="P4">
Published Time: 2023-06-12T19:00:00+03:00</text:p>
      <text:p text:style-name="P4">
Modified Time: 2023-06-12T19:00:00+03:00</text:p>
      <text:p text:style-name="P4">
Description: Ukrainian servicemen destroyed the Russian shock helicopter KA-52. - Ukrinform.</text:p>
      <text:p text:style-name="P4">
Images: ['<text:a xlink:type="simple" xlink:href="https://static.ukrinform.com/photos/2022_02/thumb_files/630_360_1646069988-471.jpg" text:style-name="Internet_20_link" text:visited-style-name="Visited_20_Internet_20_Link">
630_360_16460...</text:a>
']</text:p>
      <text:p text:style-name="P4">
Tags: ['Генштаб', 'ЗСУ', 'Вертоліт', 'Війна з Росією']</text:p>
      <text:p text:style-name="P4">
Type: Article</text:p>
      <!--METADATA-->
      <text:p text:style-name="P4">
<draw:frame draw:style-name="fr1" draw:name="Image182" text:anchor-type="as-char" svg:width="6.9236in" svg:height="3.956343in" draw:z-index="0">
<draw:image xlink:href="../Images/yкринформ/2023-06-12T19-00-00-03-00/630_360_1646069988-471.jpg" xlink:type="simple" xlink:show="embed" xlink:actuate="onLoad" draw:mime-type="image/jpeg"/>
</draw:frame>
Ukrainian servicemen destroyed the Russian shock helicopter KA-52.</text:p>
      <text:p text:style-name="P4">
According to Ukrinform, the General Staff of the Armed Forces of Ukraine reports UV <text:a xlink:type="simple" xlink:href="https://www.facebook.com/GeneralStaff.ua/posts/pfbid0Ng4owjaxFK58yUFapNs8hWDFu2CjeXx7XKfHm7H28sF3yhfSNZ16VgxHBoB4pcV6l" text:style-name="Internet_20_link" text:visited-style-name="Visited_20_Internet_20_Link">
Facebook</text:a>
.</text:p>
      <text:p text:style-name="P4">
«Наші воїни знищили ще один дороговартісний ворожий ударний <text:a xlink:type="simple" xlink:href="https://www.ukrinform.ua/tag-vertolit" text:style-name="Internet_20_link" text:visited-style-name="Visited_20_Internet_20_Link">
 вертоліт</text:a>
Ka -52, known as the "alligator", is in the message.</text:p>
      <text:p text:style-name="P4">
*!(https://www.ukrinform.ua/rubric-ato/3721618-morpihi-pri-zvilnenni-sela-storozeve-znisili-blizko-50-rosian-cotiroh-vzali-v-polon.html)As reported by Ukrinform, the defense forces from February 24, 2022 to June 12, 2023 [liquidated about 216 180 Russian invaders] were liquidated](https://www.ukrinform.ua/rubric-ato/3721571-zsu-znisili-vze-216-180-rosijskih-zagarbnikiv.html), and another 540 people - over the past day.</text:p>
      <text:p text:style-name="P4">
News Source: <text:a xlink:type="simple" xlink:href="https://www.ukrinform.ua/rubric-ato/3721943-ukrainski-vijskovi-znisili-rosijskij-vertolit-ka52.html" text:style-name="Internet_20_link" text:visited-style-name="Visited_20_Internet_20_Link">
https://www.ukrinform.ua/rubric-ato/3721943-ukrainski-vijskovi-znisili-rosijskij-vertolit-ka52.html</text:a>
</text:p>
      <!--NEWS-->
      <text:h text:style-name="P10" text:outline-level="1">
<text:span text:style-name="T4">
In Ukraine, due to unstable deliveries, strawberries went up - Eastfruit</text:span>
</text:h>
      <text:p text:style-name="P4">
Authors: Ukrinform (Person)</text:p>
      <text:p text:style-name="P4">
Publisher: Укринформ (Organization)</text:p>
      <text:p text:style-name="P4">
Published Time: 2023-06-12T19:00:05+03:00</text:p>
      <text:p text:style-name="P4">
Modified Time: 2023-06-12T19:00:05+03:00</text:p>
      <text:p text:style-name="P4">
Description: In Ukraine, prices for garden strawberries (strawberries) have increased by 28% from the beginning of the week to 40-80 UAH/kg ($ 1,09-2,19/kg). - Ukrinform.</text:p>
      <text:p text:style-name="P4">
Images: ['<text:a xlink:type="simple" xlink:href="https://static.ukrinform.com/photos/2023_06/thumb_files/630_360_1686585354-873.jpg" text:style-name="Internet_20_link" text:visited-style-name="Visited_20_Internet_20_Link">
630_360_16865...</text:a>
']</text:p>
      <text:p text:style-name="P4">
Tags: ['вартість', 'Ягоди', 'Ринок']</text:p>
      <text:p text:style-name="P4">
Type: Article</text:p>
      <!--METADATA-->
      <text:p text:style-name="P4">
<draw:frame draw:style-name="fr1" draw:name="Image183" text:anchor-type="as-char" svg:width="6.9236in" svg:height="3.956343in" draw:z-index="0">
<draw:image xlink:href="../Images/yкринформ/2023-06-12T19-00-05-03-00/630_360_1686585354-873.jpg" xlink:type="simple" xlink:show="embed" xlink:actuate="onLoad" draw:mime-type="image/jpeg"/>
</draw:frame>
In Ukrainian Sadova Strawberry(Strawberry)From the beginning of the week increased by 28% to 40-80 UAH/kg($ 1,09-2,19 / kg).</text:p>
      <text:p text:style-name="P4">
Як передає Укрінформ, про це повідомляє <text:a xlink:type="simple" xlink:href="https://east-fruit.com/uk/novyny/pokholodannya-v-ukrayini-pryzvelo-do-zrostannya-tsin-na-sunytsyu-sadovu/" text:style-name="Internet_20_link" text:visited-style-name="Visited_20_Internet_20_Link">
 EastFruit. </text:a>
It is noted that the priority reason for the rise in price operators is called non -routine and low -volume supplies of Ukrainian <text:a xlink:type="simple" xlink:href="https://www.ukrinform.ua/tag-agodi" text:style-name="Internet_20_link" text:visited-style-name="Visited_20_Internet_20_Link">
berries</text:a>
because due to the weather conditions of the multi -agents, they were unable to start harvesting garden strawberries.</text:p>
      <text:p text:style-name="P4">
The increase in prices is also facilitated by demand, which, according to market operators, remains at a fairly high level.</text:p>
      <text:p text:style-name="P4">
<text:span text:style-name="T4">
 Read also: </text:span>
 [consumer prices in May increased by 0.5% - State Statistics(https://www.ukrinform.ua/rubric-economy/3720645-spozivci-cini-u-travni-zrosli-na-05-derzstat.html)According to EastFruit, as of June 12, 2023, the price of strawberries in the garden in Ukraine is 14% higher than in the same period last year. However, most key market players do not rule out that the price may soon be significantly reduced. They argue their opinion that the conditions are stabilized, which will increase the suggestion of Sunziasadova from local farms.</text:p>
      <text:p text:style-name="P4">
As reported by Ukrinform, for the first week of June prices for Sunitsytsya Sadova in Ukraine fell to 30-65 UAH/kg($ 0,82-1,78 / kg).</text:p>
      <text:p text:style-name="P4">
<text:span text:style-name="T5">
Фото: EastFruit</text:span>
</text:p>
      <text:p text:style-name="P4">
News Source: <text:a xlink:type="simple" xlink:href="https://www.ukrinform.ua/rubric-economy/3721941-v-ukraini-cerez-nestabilni-postavki-podorozcala-polunica-eastfruit.html" text:style-name="Internet_20_link" text:visited-style-name="Visited_20_Internet_20_Link">
https://www.ukrinform.ua/rubric-economy/3721941-v-ukraini-cerez-nestabilni-postavki-podorozcala-polunica-eastfruit.html</text:a>
</text:p>
      <!--NEWS-->
      <text:h text:style-name="P10" text:outline-level="1">
<text:span text:style-name="T4">
Elena Zelenskaya met with heroes</text:span>
</text:h>
      <text:p text:style-name="P4">
Authors: Ukrinform (Person)</text:p>
      <text:p text:style-name="P4">
Publisher: Укринформ (Organization)</text:p>
      <text:p text:style-name="P4">
Published Time: 2023-06-12T19:04:39+03:00</text:p>
      <text:p text:style-name="P4">
Modified Time: 2023-06-12T19:04:39+03:00</text:p>
      <text:p text:style-name="P4">
Description: Presidential wife, Olena Zelenskaya, spoke with children who, in particular, rescued their loved ones, helped Ukrainian defenders at a meeting of "hero". - Ukrinform.</text:p>
      <text:p text:style-name="P4">
Images: ['<text:a xlink:type="simple" xlink:href="https://static.ukrinform.com/photos/2023_06/thumb_files/630_360_1686585574-5506.jpeg" text:style-name="Internet_20_link" text:visited-style-name="Visited_20_Internet_20_Link">
630_360_16865...</text:a>
']</text:p>
      <text:p text:style-name="P4">
Tags: ['Діти', 'Олена Зеленська', 'Війна з Росією']</text:p>
      <text:p text:style-name="P4">
Type: Article</text:p>
      <!--METADATA-->
      <text:p text:style-name="P4">
<draw:frame draw:style-name="fr1" draw:name="Image184" text:anchor-type="as-char" svg:width="6.9236in" svg:height="3.956343in" draw:z-index="0">
<draw:image xlink:href="../Images/yкринформ/2023-06-12T19-04-39-03-00/630_360_1686585574-5506.jpeg" xlink:type="simple" xlink:show="embed" xlink:actuate="onLoad" draw:mime-type="image/jpeg"/>
</draw:frame>
The president's wife, Olena Zelenskaya, spoke with children who, in particular, rescued their loved ones, helped Ukrainian defenders in the meeting after serious injuries.</text:p>
      <text:p text:style-name="P4">
According to Ukrinform, Zelenskaya wrote about it in <text:a xlink:type="simple" xlink:href="https://t.me/FirstLadyOfUkraine/3384" text:style-name="Internet_20_link" text:visited-style-name="Visited_20_Internet_20_Link">
telegram</text:a>
.</text:p>
      <text:p text:style-name="P4">
“Children who save their loved ones. Children who help their talent than the most defenders. <text:a xlink:type="simple" xlink:href="https://www.ukrinform.ua/tag-diti" text:style-name="Internet_20_link" text:visited-style-name="Visited_20_Internet_20_Link">
Children</text:a>
, which does not seem after terrible wounds. This is all our hero children, and meeting with them today has been incredible inspiration for me. At the same time, she confirmed again: they would not have to become heroes, not in war. And for us, adults, this childhood courage is an incentive to fight even more fiercely - to return children to children, ”Zelenska said.</text:p>
      <text:p text:style-name="P4">
<text:span text:style-name="T5">
Video: <text:a xlink:type="simple" xlink:href="https://t.me/FirstLadyOfUkraine/3384" text:style-name="Internet_20_link" text:visited-style-name="Visited_20_Internet_20_Link">
Elena Zelenskaya, Telegrams</text:a>
</text:span>
</text:p>
      <text:p text:style-name="P4">
Among such heroes is 7 -year -old Alexander Pascal, who lost his feet after the Russians of Odessa. And as soon as she came to 15 days in the hospital - to recover, whether he can do his favorite business - gymnastics. Now Sasha is trained and participates in competitions - on a prosthesis. The plans - to represent Ukraine of Naswita arenas.</text:p>
      <text:p text:style-name="P4">
12-year-old Konstantin Orekhov and his sister were with his grandfather with his grandfather, when a tail of the Russian missile "Hurricane" was hit in the house of Veliky Dimerka.</text:p>
      <text:p text:style-name="P4">
<text:span text:style-name="T4">
 Read also: </text:span>
 <text:a xlink:type="simple" xlink:href="https://www.ukrinform.ua/rubric-society/3717001-diti-e-najbilsimi-zertvami-vijni-zelenska.html" text:style-name="Internet_20_link" text:visited-style-name="Visited_20_Internet_20_Link">
children are the greatest victims of war - Zelensk</text:a>
10-year-old Nikita Savicheva saved two younger brothers from the fire from Sumy region. And 12-year-old Alexander Demyanenko removed his sister from his burning apartment.</text:p>
      <text:p text:style-name="P4">
Solomiya Reut from the Dnieper, although only 7 years old, raises money for the Armed Forces, playing the city's scene on the snot. And 14-year-old Arsen Azhubei from Bila Tserkva, despite his or her own diagnosis-autism, sells his paintings to help defenders.</text:p>
      <text:p text:style-name="P4">
</text:p>
      <text:p text:style-name="P4">
“While adults are struggling with the attacker, our children are opposed to their way. Those who met today - thousands of children across the country are rescued, overcome, help ... They have fallen too much, but they show how to live a dignity. But they are not children of war - they are our children. And, I am sure, they will only take the war behind as an episode of their long and full life. The winners will live, ”Zelenska emphasized.</text:p>
      <text:p text:style-name="P4">
As reported by Ukrinform, earlier Zelenskaya informed that the closest changes of Artek-Bukovel <text:a xlink:type="simple" xlink:href="https://www.ukrinform.ua/rubric-society/3721010-tabir-artekbukovel-prijme-vihovanciv-ditbudinkiv-hersonsini-zelenska.html" text:style-name="Internet_20_link" text:visited-style-name="Visited_20_Internet_20_Link">
will be formed from the pupils of children's homes of family type of Kherson region</text:a>
which was affected by the Kakhovsky Hydroelectric Power Plant.</text:p>
      <text:p text:style-name="P4">
News Source: <text:a xlink:type="simple" xlink:href="https://www.ukrinform.ua/rubric-society/3721944-olena-zelenska-zustrilas-iz-ditmigeroami.html" text:style-name="Internet_20_link" text:visited-style-name="Visited_20_Internet_20_Link">
https://www.ukrinform.ua/rubric-society/3721944-olena-zelenska-zustrilas-iz-ditmigeroami.html</text:a>
</text:p>
      <!--NEWS-->
      <text:h text:style-name="P10" text:outline-level="1">
<text:span text:style-name="T4">
Writer Elizabeth Gilbert canceled the exit of a novel whose events occur in</text:span>
</text:h>
      <text:p text:style-name="P4">
Authors: Ukrinform (Person)</text:p>
      <text:p text:style-name="P4">
Publisher: Укринформ (Organization)</text:p>
      <text:p text:style-name="P4">
Published Time: 2023-06-12T19:10:27+03:00</text:p>
      <text:p text:style-name="P4">
Modified Time: 2023-06-12T19:10:27+03:00</text:p>
      <text:p text:style-name="P4">
Description: American writer Elizabeth Gilbert has canceled the release of her new Snow Snow Forest novel, whose events unfold in Russia. - Ukrinform.</text:p>
      <text:p text:style-name="P4">
Images: ['<text:a xlink:type="simple" xlink:href="https://static.ukrinform.com/photos/2023_06/thumb_files/630_360_1686586142-441.jpg" text:style-name="Internet_20_link" text:visited-style-name="Visited_20_Internet_20_Link">
630_360_16865...</text:a>
']</text:p>
      <text:p text:style-name="P4">
Tags: ['Росія', 'Сибір', 'Письменниця']</text:p>
      <text:p text:style-name="P4">
Type: Article</text:p>
      <!--METADATA-->
      <text:p text:style-name="P4">
<draw:frame draw:style-name="fr1" draw:name="Image186" text:anchor-type="as-char" svg:width="6.9236in" svg:height="3.956343in" draw:z-index="0">
<draw:image xlink:href="../Images/yкринформ/2023-06-12T19-10-27-03-00/630_360_1686586142-441.jpg" xlink:type="simple" xlink:show="embed" xlink:actuate="onLoad" draw:mime-type="image/jpeg"/>
</draw:frame>
American writer Elizabeth Gilbert has canceled the release of her new Snow Snow Forest novel, whose events unfold in Russia.</text:p>
      <text:p text:style-name="P4">
According to Ukrinform, Elizabeth Gilbert reported on <text:a xlink:type="simple" xlink:href="https://www.instagram.com/reel/CtY2mMkAM67/" text:style-name="Internet_20_link" text:visited-style-name="Visited_20_Internet_20_Link">
Instagram</text:a>
.</text:p>
      <text:p text:style-name="P4">
Гілберт заявила, що скасовує випуск нової книги, події якої відбуваються всамому центрі Сибіру в середині минулого століття. Книга розповідає про групулюдей, які вирішили залишити суспільство, щоб чинити опір радянській владі тазахищати природу від індустріалізації.</text:p>
      <text:p text:style-name="Quotations">

<text:p text:style-name="P4">
<text:a xlink:type="simple" xlink:href="https://www.instagram.com/reel/CtY2mMkAM67/" text:style-name="Internet_20_link" text:visited-style-name="Visited_20_Internet_20_Link">
&gt;
 </text:a>
&gt;
&gt;
 <text:a xlink:type="simple" xlink:href="https://www.instagram.com/reel/CtY2mMkAM67/" text:style-name="Internet_20_link" text:visited-style-name="Visited_20_Internet_20_Link">
View this post on Instagram&gt;
</text:a>
&gt;
&gt;
 <text:a xlink:type="simple" xlink:href="https://www.instagram.com/reel/CtY2mMkAM67/" text:style-name="Internet_20_link" text:visited-style-name="Visited_20_Internet_20_Link">
post common Elizabeth Gilbert(@elizabeth_gilbert_writer)&gt;
 </text:a>
"But during the week, I received an incredible number of disappointed reviews of the disadvantaged Ukrainian readers who expressed anger, despair, disappointment, anger of the Tabel because I chose at this time to release this book. What theme is written, but the events of which are in Russia. I want to say that I have heard and read all the messages, and I treat them with respect. So I will make an adjustment, I am from the calendar of publications. The writer reported.</text:p>

</text:p>
      <text:p text:style-name="P4">
<text:span text:style-name="T4">
 Read also: </text:span>
 <text:a xlink:type="simple" xlink:href="https://www.ukrinform.ua/rubric-diaspora/3567807-vidomij-britanskij-gurt-vistaviv-na-prodaz-zurnal-iz-foto-dovoennogo-kieva.html" text:style-name="Internet_20_link" text:visited-style-name="Visited_20_Internet_20_Link">
Famous British band put up for the sale of the IFOO magazine from pre -war Kiev</text:a>
Gilbert noted that she does not want to cause even more harm to people, "who are experiencing a difficult and extraordinary grief", so she cancels the outlet and focus on other books that are now working on.</text:p>
      <text:p text:style-name="P4">
According to Ukrinform, a scandal occurred in the American Pen Club: Ukrainian writers refused to speak with the Russians, after which the members of the Russian Federation Masha Hessen, a protest, resigned.</text:p>
      <text:p text:style-name="P4">
News Source: <text:a xlink:type="simple" xlink:href="https://www.ukrinform.ua/rubric-culture/3721947-pismennica-elizabet-gilbert-skasuvala-vihid-romanu-podii-akogo-vidbuvautsa-v-rosii.html" text:style-name="Internet_20_link" text:visited-style-name="Visited_20_Internet_20_Link">
https://www.ukrinform.ua/rubric-culture/3721947-pismennica-elizabet-gilbert-skasuvala-vihid-romanu-podii-akogo-vidbuvautsa-v-rosii.html</text:a>
</text:p>
      <!--NEWS-->
      <text:h text:style-name="P10" text:outline-level="1">
<text:span text:style-name="T4">
In Odessa, the first energy -dependent base station is tested</text:span>
</text:h>
      <text:p text:style-name="P4">
Authors: Ukrinform (Person)</text:p>
      <text:p text:style-name="P4">
Publisher: Укринформ (Organization)</text:p>
      <text:p text:style-name="P4">
Published Time: 2023-06-12T19:12:49+03:00</text:p>
      <text:p text:style-name="P4">
Modified Time: 2023-06-12T19:12:49+03:00</text:p>
      <text:p text:style-name="P4">
Description: The Lifecell mobile operator tests in the Odessa region the first energy -independent base station that will be able to work in the absence of power supply. - Ukrinform.</text:p>
      <text:p text:style-name="P4">
Images: ['<text:a xlink:type="simple" xlink:href="https://static.ukrinform.com/photos/2023_06/thumb_files/630_360_1686586141-851.jpeg" text:style-name="Internet_20_link" text:visited-style-name="Visited_20_Internet_20_Link">
630_360_16865...</text:a>
']</text:p>
      <text:p text:style-name="P4">
Tags: ['Електроенергія', 'Одещина', 'Технології', 'Михайло Федоров']</text:p>
      <text:p text:style-name="P4">
Type: Article</text:p>
      <!--METADATA-->
      <text:p text:style-name="P4">
<draw:frame draw:style-name="fr1" draw:name="Image187" text:anchor-type="as-char" svg:width="6.9236in" svg:height="3.956343in" draw:z-index="0">
<draw:image xlink:href="../Images/yкринформ/2023-06-12T19-12-49-03-00/630_360_1686586141-851.jpeg" xlink:type="simple" xlink:show="embed" xlink:actuate="onLoad" draw:mime-type="image/jpeg"/>
</draw:frame>
The Lifecell mobile operator tests in the Odessa region the first energy -independent base station, which will be able to work in the absence of power supply.</text:p>
      <text:p text:style-name="P4">
This was reported by Viceremier-Minister for Innovation, Development of Education, Science of Tatekhnology-Minister of Digital Transformation Mikhail Fedorov in <text:a xlink:type="simple" xlink:href="https://t.me/zedigital/3244" text:style-name="Internet_20_link" text:visited-style-name="Visited_20_Internet_20_Link">
Telegram</text:a>
, reports Ukrinform.</text:p>
      <text:p text:style-name="P4">
“The station launched a mobile operator Lifecell. It is fueled by 7 solar battles: in the afternoon from the sun, at night - from the moon. Due to this, thousands of Ukrainian communication when there is no <text:a xlink:type="simple" xlink:href="https://www.ukrinform.ua/tag-elektroenergia" text:style-name="Internet_20_link" text:visited-style-name="Visited_20_Internet_20_Link">
electricity</text:a>
. So far, the station operates in test mode. Engineers are watching the results and are currently satisfied with the quality of work and uninterrupted communication, ”the minister said.</text:p>
      <text:p text:style-name="P4">
Fedorov added that Telecom infrastructure experts are actively preparing for the autumn and winter. Thus, out of 34 thousand base stations, more than 90% are provided with battery, about 10% - generators. Operators also replace the lead -lithium so that in the absence of light, the ligaments last longer.</text:p>
      <text:p text:style-name="P4">
<text:span text:style-name="T4">
 Read also: </text:span>
 <text:a xlink:type="simple" xlink:href="https://www.ukrinform.ua/rubric-technology/3720112-terminalami-starlink-v-ukraini-planuut-obladnati-16-potagiv-intersiti.html" text:style-name="Internet_20_link" text:visited-style-name="Visited_20_Internet_20_Link">
<text:span text:style-name="T4">
 terminals </text:span>
 <text:span text:style-name="T4">
 STARLINK </text:span>
 in <text:span text:style-name="T4">
 Ukraine </text:span>
 <text:span text:style-name="T4">
 </text:span>
 plan <text:span text:style-name="T4">
<text:span text:style-name="T5">
* to equip </text:span>
* 16 </text:span>
 trains <text:span text:style-name="T4">
 </text:span>
 <text:span text:style-name="T4">
 Intercity </text:span>
 +</text:a>
As it was reported, since the beginning of a full -scale war in Ukraine, over 3000 mobile base stations of operators have been damaged, and the industry was damaged by $ 2.5 billion. Part of the base stations that are predictive territories have been restored - they are already working.</text:p>
      <text:p text:style-name="P4">
_ Photo: Mikhail Fedorov's telegram _</text:p>
      <text:p text:style-name="P4">
News Source: <text:a xlink:type="simple" xlink:href="https://www.ukrinform.ua/rubric-technology/3721948-na-odesini-testuut-persu-energonezaleznu-bazovu-stanciu.html" text:style-name="Internet_20_link" text:visited-style-name="Visited_20_Internet_20_Link">
https://www.ukrinform.ua/rubric-technology/3721948-na-odesini-testuut-persu-energonezaleznu-bazovu-stanciu.html</text:a>
</text:p>
      <!--NEWS-->
      <text:h text:style-name="P10" text:outline-level="1">
<text:span text:style-name="T4">
The losses of the reclamation system due to Kakhovskaya hydroelectric power station reached ₴ 150 billion</text:span>
</text:h>
      <text:p text:style-name="P4">
Authors: Ukrinform (Person)</text:p>
      <text:p text:style-name="P4">
Publisher: Укринформ (Organization)</text:p>
      <text:p text:style-name="P4">
Published Time: 2023-06-12T19:16:07+03:00</text:p>
      <text:p text:style-name="P4">
Modified Time: 2023-06-12T19:16:07+03:00</text:p>
      <text:p text:style-name="P4">
Description: The state property of reclamation systems and channels caused UAH 150-160 billion in losses as a result of the blasting of the Kakhovka hydroelectric power station by the occupiers. - Ukrinform.</text:p>
      <text:p text:style-name="P4">
Images: ['<text:a xlink:type="simple" xlink:href="https://static.ukrinform.com/photos/2023_06/thumb_files/630_360_1686319864-543.jpg" text:style-name="Internet_20_link" text:visited-style-name="Visited_20_Internet_20_Link">
630_360_16863...</text:a>
']</text:p>
      <text:p text:style-name="P4">
Tags: ['Мінагро', 'Каховська ГЕС', 'Збитки', 'Меліорація']</text:p>
      <text:p text:style-name="P4">
Type: Article</text:p>
      <!--METADATA-->
      <text:p text:style-name="P4">
<draw:frame draw:style-name="fr1" draw:name="Image190" text:anchor-type="as-char" svg:width="6.9236in" svg:height="3.946452in" draw:z-index="0">
<draw:image xlink:href="../Images/yкринформ/2023-06-12T19-16-07-03-00/630_360_1686319864-543.jpg" xlink:type="simple" xlink:show="embed" xlink:actuate="onLoad" draw:mime-type="image/jpeg"/>
</draw:frame>
The state-owned site of reclamation systems and channels caused UAH 150-160 billion losses due to the blasting of the Kakhovka hydroelectric power station by the occupiers.</text:p>
      <text:p text:style-name="P4">
According to Ukrinform, it reports <text:a xlink:type="simple" xlink:href="http://https://minagro.gov.ua/news/zbitki-gidrotehnichnoyi-melioraciyi-vzhe-syagnuli-ponad-150-mlrd-griven" text:style-name="Internet_20_link" text:visited-style-name="Visited_20_Internet_20_Link">
the press service of the Ministry of Agrarian Policy and Food. </text:a>
It is noted that accurate data can be determined after the de -occupation of the territories. There is a high probability that the systems will be destroyed or dismantled by accumulators.</text:p>
      <text:p text:style-name="P4">
However, without restoring the source of water supply to engage in irrigated land in the south of Ukraine in the near future it will be impossible.</text:p>
      <text:p text:style-name="P4">
The ministry reminds that the Kakhovka reservoir was a source of irrigation for 94% of systems in Kherson, 74% in Zaporizhzhia and 30% in Dnipropetrovsk region. The Kakhovka reservoir was a source of power for 584 thousand hectares of land for irrigation water.</text:p>
      <text:p text:style-name="P4">
<text:span text:style-name="T4">
 Read also: </text:span>
 <text:a xlink:type="simple" xlink:href="https://www.ukrinform.ua/rubric-economy/3720653-v-ukraini-ponad-1-100-kilometriv-meliorativnih-kanaliv-zalisilis-bez-vodi.html" text:style-name="Internet_20_link" text:visited-style-name="Visited_20_Internet_20_Link">
in <text:span text:style-name="T4">
 Ukraine </text:span>
 <text:span text:style-name="T4">
 over </text:span>
 1 <text:span text:style-name="T4">
 1 </text:span>
 100 <text:span text:style-name="T4">
 </text:span>
 kilometers <text:span text:style-name="T4">
<text:span text:style-name="T5">
* reclamation </text:span>
* </text:span>
 channels <text:span text:style-name="T4">
 </text:span>
 <text:span text:style-name="T4">
 left </text:span>
 <text:span text:style-name="T4">
 </text:span>
 without <text:span text:style-name="T4">
 </text:span>
 water **</text:a>
In particular, the Kakhovsky main channel served 326 thousand hectares, North Crimean-39.7 thousand hectares of agricultural land. In addition, through the Nizhisystems in Zaporizhzhia, Kherson and Dnipropetrovsk regions, the water intake from the reservoir to the total area of irrigation 218.3 thousand hectares was carried out.</text:p>
      <text:p text:style-name="P4">
As reported by Ukrinform, at night on June 6 <text:a xlink:type="simple" xlink:href="https://www.ukrinform.ua/rubric-other_news/3720776-pidriv-rosianami-kahovskoi-ges-usi-novini.html" text:style-name="Internet_20_link" text:visited-style-name="Visited_20_Internet_20_Link">
the Russian army undermined the Greblyukakhov hydroelectric power station</text:a>
. Rescue work and evacuation measures from flooding places are ongoing in the Kherson region. Particularly difficult - in temporarily occupied territories, where Russian invaders have stamped people without any help.</text:p>
      <text:p text:style-name="P4">
<text:span text:style-name="T4">
 Read also: </text:span>
 <text:a xlink:type="simple" xlink:href="https://www.ukrinform.ua/rubric-regions/3721154-u-merezi-pokazali-kadri-ak-vigladae-kahovske-vodoshovise-pisla-pidrivu-rosianami-ges.html" text:style-name="Internet_20_link" text:visited-style-name="Visited_20_Internet_20_Link">
in the network showed what the Kakhovka reservoir looks like after the Russian hydroelectric power station</text:a>
On the fact of undermining the occupiers of the Kakhovka hydroelectric power station, law enforcement officers began investigating under the article on ecocide.</text:p>
      <text:p text:style-name="P4">
Ukrhydroenergo stated that the Kakhovka hydroelectric power station is completely destroyed and recoverable.</text:p>
      <text:p text:style-name="P4">
<text:span text:style-name="T5">
Foto: darg.gov.ua</text:span>
</text:p>
      <text:p text:style-name="P4">
News Source: <text:a xlink:type="simple" xlink:href="https://www.ukrinform.ua/rubric-economy/3721949-zbitki-meliorativnoi-sistemi-cerez-pidriv-kahovskoi-ges-sagnuli-150-milardiv.html" text:style-name="Internet_20_link" text:visited-style-name="Visited_20_Internet_20_Link">
https://www.ukrinform.ua/rubric-economy/3721949-zbitki-meliorativnoi-sistemi-cerez-pidriv-kahovskoi-ges-sagnuli-150-milardiv.html</text:a>
</text:p>
      <!--NEWS-->
      <text:h text:style-name="P10" text:outline-level="1">
<text:span text:style-name="T4">
Romanian Prime Minister resigned</text:span>
</text:h>
      <text:p text:style-name="P4">
Authors: Ukrinform (Person)</text:p>
      <text:p text:style-name="P4">
Publisher: Укринформ (Organization)</text:p>
      <text:p text:style-name="P4">
Published Time: 2023-06-12T19:16:58+03:00</text:p>
      <text:p text:style-name="P4">
Modified Time: 2023-06-12T19:16:58+03:00</text:p>
      <text:p text:style-name="P4">
Description: Romanian Prime Minister Nicolae Chuka today, by agreement with other parties of the coalition, resigned after the completion of several weekly teachers' protests, the new government of the country should be approved by the end of the week. - Ukrinform.</text:p>
      <text:p text:style-name="P4">
Images: ['<text:a xlink:type="simple" xlink:href="https://static.ukrinform.com/photos/2023_06/thumb_files/630_360_1686586575-380.jpg" text:style-name="Internet_20_link" text:visited-style-name="Visited_20_Internet_20_Link">
630_360_16865...</text:a>
']</text:p>
      <text:p text:style-name="P4">
Tags: ["Прем'єр", 'Румунія', 'Відставка']</text:p>
      <text:p text:style-name="P4">
Type: Article</text:p>
      <!--METADATA-->
      <text:p text:style-name="P4">
<draw:frame draw:style-name="fr1" draw:name="Image191" text:anchor-type="as-char" svg:width="6.9236in" svg:height="3.956343in" draw:z-index="0">
<draw:image xlink:href="../Images/yкринформ/2023-06-12T19-16-58-03-00/630_360_1686586575-380.jpg" xlink:type="simple" xlink:show="embed" xlink:actuate="onLoad" draw:mime-type="image/jpeg"/>
</draw:frame>
Romanian Prime Minister Nicolae Chuka today, by agreement with other parties, resigned after the completion of several weekly teachers' protests, the new government of the country should be approved by the end of the week.</text:p>
      <text:p text:style-name="P4">
As Ukrinform reports, it reports <text:a xlink:type="simple" xlink:href="https://www.reuters.com/world/europe/romanian-pm-ciuca-resigns-agreed-ruling-coalition-power-swap-2023-06-12/" text:style-name="Internet_20_link" text:visited-style-name="Visited_20_Internet_20_Link">
Reuters</text:a>
.</text:p>
      <text:p text:style-name="P4">
Romanian Prime Minister Nicolae Chuka stated that he resigned within the framework of the governing coalition, which aimed to ensure stability but which brought to a delay in the allocation of EU funds to restore the economy.</text:p>
      <text:p text:style-name="P4">
*!(https://www.ukrinform.ua/rubric-world/3721179-rumunia-vidklikae-svogo-posla-z-kenii-cerez-jogo-rasistski-vislovluvanna.html)Many expect that Romania President Klaus Johannis will appoint a leader-Democratic Party of Marcel Colak next Prime Minister, and the parliamentary vote on his candidacy should take place later.</text:p>
      <text:p text:style-name="P4">
"Our goal is to make the new government oath to Thursday," - told journalists.</text:p>
      <text:p text:style-name="P4">
Chlaak said he sees that the current coalition would work even after the general election in 2024. Now three coalition parties are still being interfering with key positions in the new government.</text:p>
      <text:p text:style-name="P4">
*!(https://www.ukrinform.ua/rubric-world/3720179-rumunia-zobovazala-rosijske-posolstvo-skorotiti-stat-na-51-posadu.html)However, the new Cabinet of Ministers may encounter riots by the non -speech public sector because of the requirements for salary raising, as much with pressure in order to implement the already delayed economic reforms agreed with the European Commission, in exchange for the renewal for recovery.</text:p>
      <text:p text:style-name="P4">
At the same time, Romania should reduce the budget deficit to the level of 3%set by 2024, when presidential, general, local European elections will take place in the country.</text:p>
      <text:p text:style-name="P4">
Photo: romania-insider.com</text:p>
      <text:p text:style-name="P4">
News Source: <text:a xlink:type="simple" xlink:href="https://www.ukrinform.ua/rubric-world/3721950-premer-rumunii-podav-u-vidstavku.html" text:style-name="Internet_20_link" text:visited-style-name="Visited_20_Internet_20_Link">
https://www.ukrinform.ua/rubric-world/3721950-premer-rumunii-podav-u-vidstavku.html</text:a>
</text:p>
      <!--NEWS-->
      <text:h text:style-name="P10" text:outline-level="1">
<text:span text:style-name="T4">
The Ukrainian national team is preparing in Lviv region for the European Championship among cadets</text:span>
</text:h>
      <text:p text:style-name="P4">
Authors: Ukrinform (Person)</text:p>
      <text:p text:style-name="P4">
Publisher: Укринформ (Organization)</text:p>
      <text:p text:style-name="P4">
Published Time: 2023-06-12T19:19:20+03:00</text:p>
      <text:p text:style-name="P4">
Modified Time: 2023-06-12T19:19:20+03:00</text:p>
      <text:p text:style-name="P4">
Description: A training and training collection of Ukraine for preparation for the European Championship, which will take place in Portuguese Obvelash from June 22 to June 25, continues at the sports base near Lviv. - Ukrinform.</text:p>
      <text:p text:style-name="P4">
Images: ['<text:a xlink:type="simple" xlink:href="https://static.ukrinform.com/photos/2023_06/thumb_files/630_360_1686586682-305.jpg" text:style-name="Internet_20_link" text:visited-style-name="Visited_20_Internet_20_Link">
630_360_16865...</text:a>
']</text:p>
      <text:p text:style-name="P4">
Tags: ['Дзюдо']</text:p>
      <text:p text:style-name="P4">
Type: Article</text:p>
      <!--METADATA-->
      <text:p text:style-name="P4">
<draw:frame draw:style-name="fr1" draw:name="Image192" text:anchor-type="as-char" svg:width="6.9236in" svg:height="3.956343in" draw:z-index="0">
<draw:image xlink:href="../Images/yкринформ/2023-06-12T19-19-20-03-00/630_360_1686586682-305.jpg" xlink:type="simple" xlink:show="embed" xlink:actuate="onLoad" draw:mime-type="image/jpeg"/>
</draw:frame>
The training base near Lviv continues the training and training collection of Cadet Collection Ukraine for preparation for the European Championship, which will be held by the Potogal Odivelashi from June 22 to June 25.</text:p>
      <text:p text:style-name="P4">
As reports <text:a xlink:type="simple" xlink:href="https://ukrainejudo.com/news/4255-kadetska-zbirna-ukrajini-rozpochala-pidgotovku-do-chempionatu-evropi" text:style-name="Internet_20_link" text:visited-style-name="Visited_20_Internet_20_Link">
press service</text:a>
Judouka Federation(FDA), more than 60 athletes under the age of 18 of the country are present at the gathering, Ukrinform reports.</text:p>
      <text:p text:style-name="P4">
Under the guidance of senior coaches, Sergei Drebot and Andriy Burdun, as well as the trainers of Mykola Yashchuk, Sergei Nechanti, Andriy Voloshin, Inga Bobrovskaya Sportsmen work out elements of the struggle, improve technical and tactical components.</text:p>
      <text:p text:style-name="P4">
According to the senior coach of the team Sergei Drebot, young judoists are in good readiness, well -tuned both physically and psychologically.</text:p>
      <text:p text:style-name="P4">
_ To the Ukrainian team composition for the European Championship previously included 16 young people: _</text:p>
      <text:p text:style-name="P4">
Cadets - Ivan Trofimov(up to 50 kg), Danilo Avramenko, Nikita Malets(both -to 55 kg), Danilo Kravchenko(up to 60 kg), Danilo Fedorik, Vladislav Protsenko(Both - up to 66 kg), Taras Nelzev, Stanislav Sagir(Both - up to 73 kg), Nikitaidanov(up to 90 kg), Yaroslav Omelchenko(More than 90 kg);</text:p>
      <text:p text:style-name="P4">
Cadettes - Viola Melichkova(up to 44 kg), Margarita Miroshnichenko(up to 48 kg), Elizabeth Yemelyanova, Anastasia Levchenko(both - up to 52 kg), Christinaoanasenko(up to 63 kg), Anna Oliynyk-Korniyko(up to 70 kg).</text:p>
      <text:p text:style-name="P4">
<text:span text:style-name="T4">
Читайте також:</text:span>
 <text:a xlink:type="simple" xlink:href="https://www.ukrinform.ua/rubric-sports/3721249-ukrainski-dzudoisti-zdobuli-5-medalej-na-cempionati-evropi-sered-veteraniv.html" text:style-name="Internet_20_link" text:visited-style-name="Visited_20_Internet_20_Link">
 Українські <text:span text:style-name="T4">
дзюдо</text:span>
 їсти здобули 5 медалей на чемпіонатіЄвропи серед ветеранів </text:a>
The collection near Lviv will last until June 19, after which the 20th team will go to Portugal.</text:p>
      <text:p text:style-name="P4">
It should be noted that the participation of the Ukrainian national team in the European championship is possible only the conditions that athletes of the aggressor countries of the Russian Federation and the RB will not be admitted to the competitions.</text:p>
      <text:p text:style-name="P4">
Photo: fdd.org.ua.</text:p>
      <text:p text:style-name="P4">
News Source: <text:a xlink:type="simple" xlink:href="https://www.ukrinform.ua/rubric-sports/3721951-zbirna-ukraini-z-dzudo-gotuetsa-na-lvivsini-do-cempionatu-evropi-sered-kadetiv.html" text:style-name="Internet_20_link" text:visited-style-name="Visited_20_Internet_20_Link">
https://www.ukrinform.ua/rubric-sports/3721951-zbirna-ukraini-z-dzudo-gotuetsa-na-lvivsini-do-cempionatu-evropi-sered-kadetiv.html</text:a>
</text:p>
      <!--NEWS-->
      <text:h text:style-name="P10" text:outline-level="1">
<text:span text:style-name="T4">
128 million losses: The court continued the arrest of the Expert Committee of the Verkhovna Rada by August</text:span>
</text:h>
      <text:p text:style-name="P4">
Authors: Ukrinform (Person)</text:p>
      <text:p text:style-name="P4">
Publisher: Укринформ (Organization)</text:p>
      <text:p text:style-name="P4">
Published Time: 2023-06-12T19:22:48+03:00</text:p>
      <text:p text:style-name="P4">
Modified Time: 2023-06-12T19:22:48+03:00</text:p>
      <text:p text:style-name="P4">
Description: On Monday, June 12, the Supreme Anti -Corruption Court continued the restraint of the former Chairman of the Verkhovna Rada Committee of the VIII convocation, suspected of losses of UAH 128 million. - Ukrinform.</text:p>
      <text:p text:style-name="P4">
Images: ['<text:a xlink:type="simple" xlink:href="https://static.ukrinform.com/photos/2019_05/thumb_files/630_360_1557336351-163.jpg" text:style-name="Internet_20_link" text:visited-style-name="Visited_20_Internet_20_Link">
630_360_15573...</text:a>
']</text:p>
      <text:p text:style-name="P4">
Tags: ['Арешт', 'Суд', 'Збитки']</text:p>
      <text:p text:style-name="P4">
Type: Article</text:p>
      <!--METADATA-->
      <text:p text:style-name="P4">
<draw:frame draw:style-name="fr1" draw:name="Image193" text:anchor-type="as-char" svg:width="6.9236in" svg:height="3.956343in" draw:z-index="0">
<draw:image xlink:href="../Images/yкринформ/2023-06-12T19-22-48-03-00/630_360_1557336351-163.jpg" xlink:type="simple" xlink:show="embed" xlink:actuate="onLoad" draw:mime-type="image/jpeg"/>
</draw:frame>
On Monday, June 12, the Supreme Anti -Corruption Court continued the measure of the Verkhovna Rada Committee on the Verkhovna Rada of the VIII convocation, suspected of ultrasound of UAH 128 million.</text:p>
      <text:p text:style-name="P4">
According to Ukrinform, the specialized anti -corruption prosecutor's office reports in <text:a xlink:type="simple" xlink:href="https://t.me/sap_gov_ua/1453" text:style-name="Internet_20_link" text:visited-style-name="Visited_20_Internet_20_Link">
telegram</text:a>
.</text:p>
      <text:p text:style-name="P4">
“On June 12, the investigating judge of VAKS at the request of NABU detectives, agreed by the SAP Prosecutor, continued for two months the measure of restraint in the form of a detention of the Committee Chairman <text:a xlink:type="simple" xlink:href="https://www.ukrinform.ua/tag-verhovna-rada" text:style-name="Internet_20_link" text:visited-style-name="Visited_20_Internet_20_Link">
Verkhovna Rada</text:a>
The VIII convocation, suspected of a corrective seizure in the organized group by the right of demanding institution for UAH 128 million, ”the message reads.</text:p>
      <text:p text:style-name="P4">
The precautionary measure was extended until August 10, 2023.</text:p>
      <text:p text:style-name="P4">
However, the court reduced the pledge - from UAH 32.208 million to 16 million UAH.</text:p>
      <text:p text:style-name="P4">
<text:span text:style-name="T4">
 Read also: </text:span>
 <text:a xlink:type="simple" xlink:href="https://www.ukrinform.ua/rubric-economy/3710489-benzinova-shema-na-2-milardi-ekskerivniku-ukrtatnafti-ogolosili-se-odnu-pidozru.html" text:style-name="Internet_20_link" text:visited-style-name="Visited_20_Internet_20_Link">
"gasoline scheme" for 2 billion: the excluder of Ukrtatnaftyovoreovo was another suspicion</text:a>
In the case of pledge, the following procedural obligations will be entrusted to: arrive at each requirement for a detective, prosecutor and court; not to depart the departments of the Kiev region without the permission of a detective, prosecutor or court; notify the prosecutor, detective or court about changing your place of residence and work; refrain from communicating with other suspects in the case and witness(Passports)for departure abroad; wear an electronic control.</text:p>
      <text:p text:style-name="P4">
As reported by Ukrinform, in December 2022 the National Anti -Corruption Bureau was a former MP and still seven persons [suspicion(https://www.ukrinform.ua/rubric-economy/3639477-sprava-na-112-miljoniv-nabu-ogolosilo-pidozru-eksdeputatu-i-se-simom-osobam.html)The right to claim for loans, which caused a private bank of multimillion -dollar losses.</text:p>
      <text:p text:style-name="P4">
News Source: <text:a xlink:type="simple" xlink:href="https://www.ukrinform.ua/rubric-society/3721952-zbitki-na-128-miljoniv-sud-prodovziv-arest-eksgolovi-komitetu-vr-do-serpna.html" text:style-name="Internet_20_link" text:visited-style-name="Visited_20_Internet_20_Link">
https://www.ukrinform.ua/rubric-society/3721952-zbitki-na-128-miljoniv-sud-prodovziv-arest-eksgolovi-komitetu-vr-do-serpna.html</text:a>
</text:p>
      <!--NEWS-->
      <text:h text:style-name="P10" text:outline-level="1">
<text:span text:style-name="T4">
Learning Ukrainian pilots on F -16 can begin in the summer - the Ministry of Defense of the Netherlands</text:span>
</text:h>
      <text:p text:style-name="P4">
Authors: Ukrinform (Person)</text:p>
      <text:p text:style-name="P4">
Publisher: Укринформ (Organization)</text:p>
      <text:p text:style-name="P4">
Published Time: 2023-06-12T19:27:43+03:00</text:p>
      <text:p text:style-name="P4">
Modified Time: 2023-06-12T19:27:43+03:00</text:p>
      <text:p text:style-name="P4">
Description: Ukrainian pilots can start training for the F-16 this summer. - Ukrinform.</text:p>
      <text:p text:style-name="P4">
Images: ['<text:a xlink:type="simple" xlink:href="https://static.ukrinform.com/photos/2023_05/thumb_files/630_360_1685102509-488.png" text:style-name="Internet_20_link" text:visited-style-name="Visited_20_Internet_20_Link">
630_360_16851...</text:a>
']</text:p>
      <text:p text:style-name="P4">
Tags: ['Нідерланди', 'Україна', 'Падготовка пілотів', 'F-16']</text:p>
      <text:p text:style-name="P4">
Type: Article</text:p>
      <!--METADATA-->
      <text:p text:style-name="P4">
<draw:frame draw:style-name="fr1" draw:name="Image194" text:anchor-type="as-char" svg:width="6.9236in" svg:height="3.956343in" draw:z-index="0">
<draw:image xlink:href="../Images/yкринформ/2023-06-12T19-27-43-03-00/630_360_1685102509-488.png" xlink:type="simple" xlink:show="embed" xlink:actuate="onLoad" draw:mime-type="image/png"/>
</draw:frame>
Ukrainian pilots can start training for the F-16 this summer.</text:p>
      <text:p text:style-name="P4">
According to Ukrinform, the Minister of Defense of the Netherlands Kaisa Ollogrenkasla in an interview <text:a xlink:type="simple" xlink:href="https://www.reuters.com/world/europe/coalition-aims-begin-ukrainian-f-16-pilot-training-by-summer-dutch-minister-2023-06-12/" text:style-name="Internet_20_link" text:visited-style-name="Visited_20_Internet_20_Link">
Reuters</text:a>
.</text:p>
      <text:p text:style-name="P4">
“Українські пілоти можуть розпочати підготовку до польотів на винищувачах F-16американського виробництва вже цього літа, сказала Reuters міністр оборониНідерландів”, - йдеться у повідомленні.</text:p>
      <text:p text:style-name="P4">
<text:span text:style-name="T4">
Читайте також:</text:span>
 <text:a xlink:type="simple" xlink:href="https://www.ukrinform.ua/rubric-ato/3718340-pivroku-ide-na-pidgotovku-lotcika-dla-f16-i-niak-ne-mense.html" text:style-name="Internet_20_link" text:visited-style-name="Visited_20_Internet_20_Link">
 <text:span text:style-name="T4">
Півроку</text:span>
 <text:span text:style-name="T4">
іде</text:span>
 на <text:span text:style-name="T4">
підготовку</text:span>
 <text:span text:style-name="T4">
льотчика</text:span>
<text:span text:style-name="T4">
для</text:span>
 <text:span text:style-name="T4">
F16</text:span>
 – і <text:span text:style-name="T4">
ніяк</text:span>
 не <text:span text:style-name="T4">
менше</text:span>
 </text:a>
It is noted that earlier <text:a xlink:type="simple" xlink:href="https://www.ukrinform.ua/tag-niderlandi" text:style-name="Internet_20_link" text:visited-style-name="Visited_20_Internet_20_Link">
Netherlands</text:a>
They stated that they intended to start training Ukrainian pilots as soon as possible, but did not specify when such training could begin.</text:p>
      <text:p text:style-name="P4">
“This summer is our ambitions. And we will see if it is realistic, ” - said Laroollonegren about the beginning of the preparation program.</text:p>
      <text:p text:style-name="P4">
<text:span text:style-name="T4">
 Read also: </text:span>
 <text:a xlink:type="simple" xlink:href="https://www.ukrinform.ua/rubric-ato/3714700-niderlandi-serjozno-rozgladaut-mozlivist-nadanna-f16-ukraini-rutte.html" text:style-name="Internet_20_link" text:visited-style-name="Visited_20_Internet_20_Link">
<text:span text:style-name="T4">
 Netherlands </text:span>
 <text:span text:style-name="T4">
 serious </text:span>
 <text:span text:style-name="T4">
 </text:span>
 Consider <text:span text:style-name="T4">
<text:span text:style-name="T5">
* </text:span>
* </text:span>
 <text:span text:style-name="T4">
 grant </text:span>
 F-16 <text:span text:style-name="T4">
 Ukraine </text:span>
-<text:span text:style-name="T4">
-</text:span>
 Rutte **</text:a>
She also said that the goal would be to fully expand the program for six months. Denmark, which has the necessary Imators, is a probable place of training.</text:p>
      <text:p text:style-name="P4">
<text:span text:style-name="T4">
 Read also: </text:span>
 <text:a xlink:type="simple" xlink:href="https://www.ukrinform.ua/rubric-ato/3718362-ukraina-ne-vikoristovuvatime-f16-u-litnomu-kontrnastupi-reznikov.html" text:style-name="Internet_20_link" text:visited-style-name="Visited_20_Internet_20_Link">
Ukraine will not use the F-16 in the summer counter-offensive</text:a>
As reported by Ukrinform, the Pentagon Head on Thursday announced that Denmark in interaction with the United States will begin to develop a training basket for complex preparation of Ukrainian pilots at the F-16 and other aircraft aircraft in a few weeks.</text:p>
      <text:p text:style-name="P4">
<text:span text:style-name="T5">
Foto: Jeffrey Groeneweg/AFP/Getty Images</text:span>
</text:p>
      <text:p text:style-name="P4">
News Source: <text:a xlink:type="simple" xlink:href="https://www.ukrinform.ua/rubric-ato/3721953-navcanna-ukrainskih-pilotiv-na-f16-moze-rozpocatisa-vlitku-minoboroni-niderlandiv.html" text:style-name="Internet_20_link" text:visited-style-name="Visited_20_Internet_20_Link">
https://www.ukrinform.ua/rubric-ato/3721953-navcanna-ukrainskih-pilotiv-na-f16-moze-rozpocatisa-vlitku-minoboroni-niderlandiv.html</text:a>
</text:p>
      <!--NEWS-->
      <text:h text:style-name="P10" text:outline-level="1">
<text:span text:style-name="T4">
Vakarchuk thanked the Baykariv producer for the support of Ukraine</text:span>
</text:h>
      <text:p text:style-name="P4">
Authors: Ukrinform (Person)</text:p>
      <text:p text:style-name="P4">
Publisher: Укринформ (Organization)</text:p>
      <text:p text:style-name="P4">
Published Time: 2023-06-12T19:33:00+03:00</text:p>
      <text:p text:style-name="P4">
Modified Time: 2023-06-12T19:33:00+03:00</text:p>
      <text:p text:style-name="P4">
Description: The Ocean Elsa band and the Ukrainians who came to their concert in Istanbul have chanted Baykar Makina, a manufacturer of Baracar's drone, and its leaders, and performed the song “Friend” together. - Ukrinform.</text:p>
      <text:p text:style-name="P4">
Images: ['<text:a xlink:type="simple" xlink:href="https://static.ukrinform.com/photos/2023_06/thumb_files/630_360_1686575069-5181.jpeg" text:style-name="Internet_20_link" text:visited-style-name="Visited_20_Internet_20_Link">
630_360_16865...</text:a>
']</text:p>
      <text:p text:style-name="P4">
Tags: ['Стамбул', 'Туреччина', 'Океан Ельзи', 'Байрактар']</text:p>
      <text:p text:style-name="P4">
Type: Article</text:p>
      <!--METADATA-->
      <text:p text:style-name="P4">
<draw:frame draw:style-name="fr1" draw:name="Image195" text:anchor-type="as-char" svg:width="6.9236in" svg:height="3.956343in" draw:z-index="0">
<draw:image xlink:href="../Images/yкринформ/2023-06-12T19-33-00-03-00/630_360_1686575069-5181.jpeg" xlink:type="simple" xlink:show="embed" xlink:actuate="onLoad" draw:mime-type="image/jpeg"/>
</draw:frame>
The Ocean Elsa band and the Ukrainians who came to their concert in Istanbul have chanted Baykar Makina, a manufacturer of Baracar's drone, and its guarantors, and performed the song "Friend" together.</text:p>
      <text:p text:style-name="P4">
About it reports the owner of Ukrinform.</text:p>
      <text:p text:style-name="P4">
“We always devote this song to our friends, although it is quite different, but it will be devoted to friendship. Friendship, which is so strong that directly borders, ”said the leader of the Ocean Elsa group Svyatoslav Vakarchuk.</text:p>
      <text:p text:style-name="P4">
</text:p>
      <text:p text:style-name="P4">
The singer noted that I would like to devote to the song "Friend" to all Turkish friends who help and do a lot for Ukraine.</text:p>
      <text:p text:style-name="P4">
<text:span text:style-name="T4">
 Read also: </text:span>
 <text:a xlink:type="simple" xlink:href="https://www.ukrinform.ua/rubric-economy/3602674-kompania-baykar-planue-zakinciti-budivnictvo-svogo-zavodu-v-ukraini-za-dva-roki.html" text:style-name="Internet_20_link" text:visited-style-name="Visited_20_Internet_20_Link">
Baykar plans to finish the construction of its faculty in Ukraine in two years</text:a>
“And especially those who are not just a word, but doing everything to make peace in the Ukrainian. In particular, the famous Baykar and Khalyuka Baracar, what are true friends of Ukraine. It is a great honor to know these people, ”Vakarchuk added.</text:p>
      <text:p text:style-name="P4">
The band "Ocean Elsa" performed the song together with the audience, giving the opportunity to capture on its own.</text:p>
      <text:p text:style-name="P4">
As reported by Ukrinform, [In the evening of Sunday in Istanbul, a concert of the band "Ocean Elzy" took place]](https://www.ukrinform.ua/rubric-culture/3721838-u-stambuli-vidbuvsa-koncert-gurtu-okean-elzi-na-pidtrimku-ukraini.html)in support of Ukraine.</text:p>
      <text:p text:style-name="P4">
News Source: <text:a xlink:type="simple" xlink:href="https://www.ukrinform.ua/rubric-culture/3721956-na-koncerti-v-stambuli-gurt-okean-elzi-zaspivav-pisnu-drug-virobnikam-bajraktariv.html" text:style-name="Internet_20_link" text:visited-style-name="Visited_20_Internet_20_Link">
https://www.ukrinform.ua/rubric-culture/3721956-na-koncerti-v-stambuli-gurt-okean-elzi-zaspivav-pisnu-drug-virobnikam-bajraktariv.html</text:a>
</text:p>
      <!--NEWS-->
      <text:h text:style-name="P10" text:outline-level="1">
<text:span text:style-name="T4">
Ukrainians have littered a "new mail" with parcels for the victims of Kakhovskaya hydroelectric power plants</text:span>
</text:h>
      <text:p text:style-name="P4">
Authors: Ukrinform (Person)</text:p>
      <text:p text:style-name="P4">
Publisher: Укринформ (Organization)</text:p>
      <text:p text:style-name="P4">
Published Time: 2023-06-12T19:41:00+03:00</text:p>
      <text:p text:style-name="P4">
Modified Time: 2023-06-12T19:41:00+03:00</text:p>
      <text:p text:style-name="P4">
Description: Nova Poshta and the grandchildren's charitable Foundation have suspended the reception of humanitarian parcels for the kakhovsky hydroelectric power station affected by the Kakhovsky Hydroelectric Power Plant due to excessive amounts of assistance. - Ukrinform.</text:p>
      <text:p text:style-name="P4">
Images: ['<text:a xlink:type="simple" xlink:href="https://static.ukrinform.com/photos/2015_12/thumb_files/630_360_1450176942-3528-novaya-pochta-foto-wwwkartkacomua.jpg" text:style-name="Internet_20_link" text:visited-style-name="Visited_20_Internet_20_Link">
630_360_14501...</text:a>
']</text:p>
      <text:p text:style-name="P4">
Tags: ['Гуманітарна допомога', 'Нова пошта', 'Каховська ГЕС']</text:p>
      <text:p text:style-name="P4">
Type: Article</text:p>
      <!--METADATA-->
      <text:p text:style-name="P4">
<draw:frame draw:style-name="fr1" draw:name="Image197" text:anchor-type="as-char" svg:width="6.9236in" svg:height="3.954686in" draw:z-index="0">
<draw:image xlink:href="../Images/yкринформ/2023-06-12T19-41-00-03-00/630_360_1450176942-3528-novaya-pochta-foto-wwwkartkacomua.jpg" xlink:type="simple" xlink:show="embed" xlink:actuate="onLoad" draw:mime-type="image/jpeg"/>
</draw:frame>
Nova Poshta and the Foundation Charitable Foundation suspended the humanitarian parcels for the victims of the Kakhovsk Hes Regions due to excessive amounts of assistance.</text:p>
      <text:p text:style-name="P4">
This was reported by the press service <text:a xlink:type="simple" xlink:href="https://novaposhta.ua/news/rubric/2/id/11356" text:style-name="Internet_20_link" text:visited-style-name="Visited_20_Internet_20_Link">
NP</text:a>
, reports Ukrinform.</text:p>
      <text:p text:style-name="P4">
“Over the past 4 days, Ukrainians have brought to the Branch“ <text:a xlink:type="simple" xlink:href="https://www.ukrinform.ua/tag-nova-posta" text:style-name="Internet_20_link" text:visited-style-name="Visited_20_Internet_20_Link">
New Mail</text:a>
»50 thousand parcels for the victims from Kakhovskaya hydroelectric power station. It is 1500 tons of humanitarian aid. That is, 200 kgshaw for every person who needs first aid. This is several times the needs of the affected population, ”the message reads.</text:p>
      <text:p text:style-name="P4">
According to the company, the reception and departure for the BF "grandchildren" of humanitarian cargoes is suspended to any settlement. The restrictions will be in force, the funds of the fund and volunteers will not sort or distribute the receipt of humanitarian cargo.</text:p>
      <text:p text:style-name="P4">
<text:span text:style-name="T4">
 Read also: </text:span>
 <text:a xlink:type="simple" xlink:href="https://www.ukrinform.ua/rubric-society/3721823-urad-opracovue-mozlivist-viplati-dopomogi-meskancam-pidtoplenih-teritorij-veresuk.html" text:style-name="Internet_20_link" text:visited-style-name="Visited_20_Internet_20_Link">
the government processes the possibility of paying <text:span text:style-name="T4">
 benefits </text:span>
 to the mins of flooded territories - Vereshchuk</text:a>
According to preliminary estimates, the aid will be sufficient for 3-6 months of dependence on the needs of the population.</text:p>
      <text:p text:style-name="P4">
As it was reported, on June 6 <text:a xlink:type="simple" xlink:href="https://www.ukrinform.ua/rubric-other_news/3720776-pidriv-rosianami-kahovskoi-ges-usi-novini.html" text:style-name="Internet_20_link" text:visited-style-name="Visited_20_Internet_20_Link">
the Russians blew up the Kakhovsk hydroelectric power station</text:a>
, as a result of this in the Kherson region, more than 600 kilometers are flooded, the evacuation of citizens continues in the region.</text:p>
      <text:p text:style-name="P4">
News Source: <text:a xlink:type="simple" xlink:href="https://www.ukrinform.ua/rubric-society/3721962-ukrainci-zavalili-novu-postu-posilkami-dla-postrazdalih-vid-pidrivu-kahovskoi-ges.html" text:style-name="Internet_20_link" text:visited-style-name="Visited_20_Internet_20_Link">
https://www.ukrinform.ua/rubric-society/3721962-ukrainci-zavalili-novu-postu-posilkami-dla-postrazdalih-vid-pidrivu-kahovskoi-ges.html</text:a>
</text:p>
      <!--NEWS-->
      <text:h text:style-name="P10" text:outline-level="1">
<text:span text:style-name="T4">
In the Kherson region, the Russians hit the airbags in a dwelling house</text:span>
</text:h>
      <text:p text:style-name="P4">
Authors: Ukrinform (Person)</text:p>
      <text:p text:style-name="P4">
Publisher: Укринформ (Organization)</text:p>
      <text:p text:style-name="P4">
Published Time: 2023-06-12T19:44:00+03:00</text:p>
      <text:p text:style-name="P4">
Modified Time: 2023-06-12T19:44:00+03:00</text:p>
      <text:p text:style-name="P4">
Description: In the Kherson region, the Russians hit the Cossack aircraft, hit a dwelling house. - Ukrinform.</text:p>
      <text:p text:style-name="P4">
Images: ['<text:a xlink:type="simple" xlink:href="https://static.ukrinform.com/photos/2023_06/thumb_files/630_360_1686588208-132.jpg" text:style-name="Internet_20_link" text:visited-style-name="Visited_20_Internet_20_Link">
630_360_16865...</text:a>
']</text:p>
      <text:p text:style-name="P4">
Tags: ['Херсонщина', 'Обстріл', 'Війна з Росією']</text:p>
      <text:p text:style-name="P4">
Type: Article</text:p>
      <!--METADATA-->
      <text:p text:style-name="P4">
<draw:frame draw:style-name="fr1" draw:name="Image198" text:anchor-type="as-char" svg:width="6.9236in" svg:height="3.956343in" draw:z-index="0">
<draw:image xlink:href="../Images/yкринформ/2023-06-12T19-44-00-03-00/630_360_1686588208-132.jpg" xlink:type="simple" xlink:show="embed" xlink:actuate="onLoad" draw:mime-type="image/jpeg"/>
</draw:frame>
Nakherson region the Russians hit the Cossack aircraft, hit the residential building.</text:p>
      <text:p text:style-name="P4">
About it in the telegram reports <text:a xlink:type="simple" xlink:href="https://t.me/khersonskaODA/6797" text:style-name="Internet_20_link" text:visited-style-name="Visited_20_Internet_20_Link">
Kherson Ova</text:a>
, reports Ukrinform.</text:p>
      <text:p text:style-name="P4">
“The Russian aviation continues to“ nightmare ”Cossack. The invaders kissed two managed Iviabombs in a dwelling house, ”Kherson reports.</text:p>
      <text:p text:style-name="P4">
<text:span text:style-name="T4">
 Read also: </text:span>
 <text:a xlink:type="simple" xlink:href="https://www.ukrinform.ua/rubric-regions/3721900-dla-udaru-po-selisu-pid-harkovom-rosiani-vikoristali-dva-kalibri.html" text:style-name="Internet_20_link" text:visited-style-name="Visited_20_Internet_20_Link">
to blow to the village near Kharkov, the Russians used two "calibers"</text:a>
According to them, civilians were not injured.</text:p>
      <text:p text:style-name="P4">
As reported by Ukrinform, last day, on June 11, Russian invaders were fired at 26 times <text:a xlink:type="simple" xlink:href="https://www.ukrinform.ua/tag-hersonsina" text:style-name="Internet_20_link" text:visited-style-name="Visited_20_Internet_20_Link">
Kherson region</text:a>
, three people were killed.</text:p>
      <text:p text:style-name="P4">
News Source: <text:a xlink:type="simple" xlink:href="https://www.ukrinform.ua/rubric-ato/3721960-na-hersonsini-rosiani-vlucili-aviabombami-v-zitlovij-budinok.html" text:style-name="Internet_20_link" text:visited-style-name="Visited_20_Internet_20_Link">
https://www.ukrinform.ua/rubric-ato/3721960-na-hersonsini-rosiani-vlucili-aviabombami-v-zitlovij-budinok.html</text:a>
</text:p>
      <!--NEWS-->
      <text:h text:style-name="P10" text:outline-level="1">
<text:span text:style-name="T4">
The UOC MP has not yet handed over 79 objects in the Lavra - MKIP</text:span>
</text:h>
      <text:p text:style-name="P4">
Authors: Ukrinform (Person)</text:p>
      <text:p text:style-name="P4">
Publisher: Укринформ (Organization)</text:p>
      <text:p text:style-name="P4">
Published Time: 2023-06-12T19:47:22+03:00</text:p>
      <text:p text:style-name="P4">
Modified Time: 2023-06-12T23:47:22+03:00</text:p>
      <text:p text:style-name="P4">
Description: The UOC-MP has not yet transferred the keys to locks and doors to all 79 state property in the National Reserve "Kyiv-Pechersk Lavra". - Ukrinform.</text:p>
      <text:p text:style-name="P4">
Images: ['<text:a xlink:type="simple" xlink:href="https://static.ukrinform.com/photos/2023_06/thumb_files/630_360_1686303468-956.jpg" text:style-name="Internet_20_link" text:visited-style-name="Visited_20_Internet_20_Link">
630_360_16863...</text:a>
']</text:p>
      <text:p text:style-name="P4">
Tags: ['УПЦ МП', 'Київська Лавра', 'МКІП ']</text:p>
      <text:p text:style-name="P4">
Type: Article</text:p>
      <!--METADATA-->
      <text:p text:style-name="P4">
<draw:frame draw:style-name="fr1" draw:name="Image199" text:anchor-type="as-char" svg:width="6.9236in" svg:height="3.956343in" draw:z-index="0">
<draw:image xlink:href="../Images/yкринформ/2023-06-12T19-47-22-03-00/630_360_1686303468-956.jpg" xlink:type="simple" xlink:show="embed" xlink:actuate="onLoad" draw:mime-type="image/jpeg"/>
</draw:frame>
The UOC of the IPDOS did not transfer the keys to locks and doors to all 79 of the State Maine in the National Reserve "Kyiv-Pechersk Lavra".</text:p>
      <text:p text:style-name="P4">
The Ministry of Culture and Information Policy reports this in <text:a xlink:type="simple" xlink:href="https://t.me/otkachenkokyiv/3749" text:style-name="Internet_20_link" text:visited-style-name="Visited_20_Internet_20_Link">
telegram</text:a>
, reports Ukrinform.</text:p>
      <text:p text:style-name="P4">
"According to the results of work(MKIP commissions - ed.)The reserve sent <text:a xlink:type="simple" xlink:href="https://www.ukrinform.ua/tag-upc-mp" text:style-name="Internet_20_link" text:visited-style-name="Visited_20_Internet_20_Link">
UOC</text:a>
The act of acceptance and transfer of the state square, which they had to sign within three working days from the date of receipt, as a requirement for the transfer of the keys from the locking door to all 79 state property indicated in the act. It must be established that the term has expired and the UOC has not yet done so. These are all other interruptions will be attached to a court case, " - the message reads.</text:p>
      <text:p text:style-name="P4">
In early July, the Kyiv-Pechersk Lavra National Reserve expects the Economic Court of Kyiv on the obligation of the UOC to eliminate obstacles to the property of its owner, transferred in accordance with the Agreement No. 2 of 19.07.2013, which was terminated from 29.03.2023.</text:p>
      <text:p text:style-name="P4">
<text:span text:style-name="T4">
 Read also: </text:span>
 <text:a xlink:type="simple" xlink:href="https://www.ukrinform.ua/rubric-society/3721656-peredaca-lavri-derzavi-edino-pravilnij-slah-mozlivo-j-dovgij.html" text:style-name="Internet_20_link" text:visited-style-name="Visited_20_Internet_20_Link">
the transfer of laurels to the state is the only right way, perhaps a long ...</text:a>
The ICIP also stressed that the report of the MKIP commission on the reception and transfer of the property of the reserve will be evidence of numerous violations committed by the UOC, as well as the preparation of UOC representatives in the use of the property of the reserve by a labor meeting to make an appropriate decision.</text:p>
      <text:p text:style-name="P4">
As reported by Ukrinform, on June 5, the commission of the Ministry of Culture of and Information Policy on Reception and Transfer of State Property <text:a xlink:type="simple" xlink:href="https://www.ukrinform.ua/rubric-culture/3718942-komisia-mkip-pidpisala-akt-peredaci-majna-zapovidnika-kievopecerska-lavra.html" text:style-name="Internet_20_link" text:visited-style-name="Visited_20_Internet_20_Link">
completed work</text:a>
and signed an act of Kyiv-Pechersk Lavra, which confirmed the transfer of state property for use of the reserve.</text:p>
      <text:p text:style-name="P4">
News Source: <text:a xlink:type="simple" xlink:href="https://www.ukrinform.ua/rubric-society/3722029-upc-mp-dosi-ne-peredala-kluci-vid-79-obektiv-u-kiivskij-lavri-mkip.html" text:style-name="Internet_20_link" text:visited-style-name="Visited_20_Internet_20_Link">
https://www.ukrinform.ua/rubric-society/3722029-upc-mp-dosi-ne-peredala-kluci-vid-79-obektiv-u-kiivskij-lavri-mkip.html</text:a>
</text:p>
      <!--NEWS-->
      <text:h text:style-name="P10" text:outline-level="1">
<text:span text:style-name="T4">
The Russian military is unsuccessfully stepping in the Donetsk region and defending in the south</text:span>
</text:h>
      <text:p text:style-name="P4">
Authors: Ukrinform (Person)</text:p>
      <text:p text:style-name="P4">
Publisher: Укринформ (Organization)</text:p>
      <text:p text:style-name="P4">
Published Time: 2023-06-12T19:50:00+03:00</text:p>
      <text:p text:style-name="P4">
Modified Time: 2023-06-12T19:50:00+03:00</text:p>
      <text:p text:style-name="P4">
Description: The invaders unsuccessfully advanced in Lymansky, Avdiiv and Shakhtar directions, and in the Marinka of the Defense Forces repelled 14 attacks. There were 23 combat clashes in the east during the day, and in the south the Russians continue to defend themselves. - Ukrinform.</text:p>
      <text:p text:style-name="P4">
Images: ['<text:a xlink:type="simple" xlink:href="https://static.ukrinform.com/photos/2023_05/thumb_files/630_360_1684135170-124.jpg" text:style-name="Internet_20_link" text:visited-style-name="Visited_20_Internet_20_Link">
630_360_16841...</text:a>
']</text:p>
      <text:p text:style-name="P4">
Tags: ['Генштаб', 'ЗСУ', 'Війна з Росією', '#stoprussia']</text:p>
      <text:p text:style-name="P4">
Type: Article</text:p>
      <!--METADATA-->
      <text:p text:style-name="P4">
<draw:frame draw:style-name="fr1" draw:name="Image200" text:anchor-type="as-char" svg:width="6.9236in" svg:height="3.956343in" draw:z-index="0">
<draw:image xlink:href="../Images/yкринформ/2023-06-12T19-50-00-03-00/630_360_1684135170-124.jpg" xlink:type="simple" xlink:show="embed" xlink:actuate="onLoad" draw:mime-type="image/jpeg"/>
</draw:frame>
The invaders on the Liman, Avdiiv and Shakhtar directions, and the Marynka Defense Forces repelled 14 attacks. In the east, there were 23 combat clashes during the day, in the south the Russians continue to defend themselves.</text:p>
      <text:p text:style-name="P4">
About it reports the General Staff of the Armed Forces in <text:a xlink:type="simple" xlink:href="https://www.facebook.com/GeneralStaff.ua/posts/pfbid02N8H1m1prNXBVqd4k1MrXhZ924KbGCv2iJXrymWiE7eFPjRAoYJs1C82tBpicpNpl" text:style-name="Internet_20_link" text:visited-style-name="Visited_20_Internet_20_Link">
Facebook</text:a>
, reports Ukrinform.</text:p>
      <text:p text:style-name="P4">
"The enemy concentrates major efforts on Liman, Bakhmut, Avdiiv and Mariinsky.</text:p>
      <text:p text:style-name="P4">
It is noted that on <text:span text:style-name="T4">
 Siverskyi </text:span>
 and <text:span text:style-name="T4">
 Slobozhansky directions </text:span>
 the enemy of the day was carried out by mortar and artillery shelling of the settlements of the Settivtimonovichi, Vyshivka of Chernihiv region; Mid-Buddha, Sopich, Zarutske, Sumy region, as well as Ivashki, veterinary, tall tier, shooter, Morokhovets, Ogirtseve, Hatyshche, Budarki in Kharkiv region.</text:p>
      <text:p text:style-name="P4">
In the <text:span text:style-name="T4">
 Kupyansk direction </text:span>
 the enemy struck air strikes in the districts of Milovoy Ixilitivka of Kharkiv region and Novoselivskyi in Luhansk region. The artillery imminometric shellings were biennial, Masutivka, Lyman first Kislivka, Tabaivka, Berestovo, Kharkiv region and Novoselovsk Luhansk region.</text:p>
      <text:p text:style-name="P4">
On the <text:span text:style-name="T4">
 Liman direction </text:span>
 during the day the enemy led unsuccessful offensive in the Merry area. He struck aviation blows to the settlements of Yampil, controversial and merry Donetsk region. The artillery shellings were suffered by Nevskoye, Bigorivka of Luhansk region and Yampolivka, Torke, Dibrova, Verkhnamyanskoye, controversial, Rozdolivka of Donetsk region.</text:p>
      <text:p text:style-name="P4">
In the <text:span text:style-name="T4">
 Bakhmut direction </text:span>
 the enemy struck in the Beloigora region of Donetsk region. From the enemy artillery shelling victims, Blessed, Novomarka, Kalynivka Ivanivske, White Gora, Friendship, Toretsk, South, Dry Balka of Donetsk region.</text:p>
      <text:p text:style-name="P4">
On the <text:span text:style-name="T4">
 Avdeevsky direction </text:span>
 the enemy carried out offensive actions in the direction of Avdiivka, there was no success. He struck aviation in the Avdiivka districts of Donetsk region. He carried out artillery shelling of areas of inhabited workpieces of ceramics, Novokalinovo, Stepovo, Avdiivka, Severene, Vodyane, Pervomaisk, Netaylovo, Karlovka, Neuelskoye Donetsk region.</text:p>
      <text:p text:style-name="P4">
<text:span text:style-name="T4">
 Read also: </text:span>
 <text:a xlink:type="simple" xlink:href="https://www.ukrinform.ua/rubric-ato/3721568-morpihi-pidnali-ukrainskij-prapor-nad-storozovim.html" text:style-name="Internet_20_link" text:visited-style-name="Visited_20_Internet_20_Link">
Marines raised the Ukrainian flag over <text:span text:style-name="T4">
 Storozhev </text:span>
 m</text:a>
</text:p>
      <text:p text:style-name="P4">
In the <text:span text:style-name="T4">
 mining direction </text:span>
 the enemy performed unsuccessful offensive actions by the benefits of the Blessed. He struck aviation in the areas of settlement Zotovlot Niva, Shakhtarske, Veliky Novosilka, Uremivka and the Blessed Donetsk Region. He was fired by the Epiphany, the coal, the Blessed, the Golden Nivita Greater Novosilka.</text:p>
      <text:p text:style-name="P4">
On <text:span text:style-name="T4">
 Zaporizhzhya </text:span>
 and <text:span text:style-name="T4">
 Kherson directions </text:span>
 the enemy continues the Varioron actions. He struck an aviation strike in the area of Orikhov, Zaporizhzhya region. Artillery shelling of settlements. Among them - Vremivka, Green Field, Novopol of Donetsk region; Levadne, Malynivka, Gulyaipole, Railway, Gulyaypilskoe, small Tokmachka, Orikhiv, Zherebyanka, Pubkovo, Kamyansk Zaporizhzhya region; Novoberislav, Merry, Cossack, Chernobayivka, Dnipro, Amber, Berehove, Kizomis, Kherson region and Kherson city.</text:p>
      <text:p text:style-name="P4">
In the General Staff, it is informed that during the day the enemy has caused two missile rocket rockets for the Caliber maritime base on the residential buildings of Nakarkiv region.</text:p>
      <text:p text:style-name="P4">
In addition, in total, he made 17 aircraft strikes and made about 22 tunes from rocket launchers. Civilinfrastructure was destroyed. In particular, as a result of the shelling of the Bilopillya Sumy region of Tashevchenko in Kharkiv region, residential private homes and other civilian infrastructure were destroyed.</text:p>
      <text:p text:style-name="P4">
Also, Russian terrorists dropped into the city of Orikhiv of Zaporizhzhya region three -cycled airplanes, killed one civilian person, destroyed private buildings.</text:p>
      <text:p text:style-name="P4">
The General Staff note that Russian invaders continue to use civilian infrastructure to provide medical care to their wounded servicemen. Thus, in the settlement of the bridge of the Luhansk region, a local school, the invaders have arranged a field hospital, where there are more than 100 invaders.</text:p>
      <text:p text:style-name="P4">
In addition, in the flooded naked pier of the Kherson region, Russian occupants permit <text:a xlink:type="simple" xlink:href="https://www.ukrinform.ua/tag-evakuacia" text:style-name="Internet_20_link" text:visited-style-name="Visited_20_Internet_20_Link">
evacuation</text:a>
Citizen Ukraine only after receiving a bribe. At the same time, they destroy the passports of births on birth and other documents of the Ukrainian sample. Local masters are relocated to the temporarily occupied Ukrainian Crimea of the Takrasnodar of the Russian Federation.</text:p>
      <text:p text:style-name="P4">
Aviation of defense forces per day has struck 8 beats in the areas of concentration of the enemy's personnel."Our units of rocket troops and artillery have struck 3 points of management, 2 anti -aircraft missile complexes, the area of concentration of the personnel of the enemy and 3 of his artillery units in fire positions," the General Staff.</text:p>
      <text:p text:style-name="P4">
As reported by Ukrinform, the Defense Forces from February 24, 2022 to June 12, 2023 <text:a xlink:type="simple" xlink:href="https://www.ukrinform.ua/rubric-ato/3721571-zsu-znisili-vze-216-180-rosijskih-zagarbnikiv.html" text:style-name="Internet_20_link" text:visited-style-name="Visited_20_Internet_20_Link">
eliminated about 216 thousand 180 Russian invaders</text:a>
, and another 540 people - over the past day.</text:p>
      <text:p text:style-name="P4">
News Source: <text:a xlink:type="simple" xlink:href="https://www.ukrinform.ua/rubric-ato/3721967-vijskovi-rf-bezuspisno-nastupaut-na-doneccini-j-oboronautsa-na-pivdni.html" text:style-name="Internet_20_link" text:visited-style-name="Visited_20_Internet_20_Link">
https://www.ukrinform.ua/rubric-ato/3721967-vijskovi-rf-bezuspisno-nastupaut-na-doneccini-j-oboronautsa-na-pivdni.html</text:a>
</text:p>
      <!--NEWS-->
      <text:h text:style-name="P10" text:outline-level="1">
<text:span text:style-name="T4">
Pavlograd check the quality of drinking water daily - there are no deviations</text:span>
</text:h>
      <text:p text:style-name="P4">
Authors: Ukrinform (Person)</text:p>
      <text:p text:style-name="P4">
Publisher: Укринформ (Organization)</text:p>
      <text:p text:style-name="P4">
Published Time: 2023-06-12T19:50:52+03:00</text:p>
      <text:p text:style-name="P4">
Modified Time: 2023-06-12T19:50:52+03:00</text:p>
      <text:p text:style-name="P4">
Description: Pavlogradvodokanal monitors the quality of drinking water at the entrance to the tanks at the water pumping station in Pavlograd, Dnipropetrovsk region. There are no deviations. - Ukrinform.</text:p>
      <text:p text:style-name="P4">
Images: ['<text:a xlink:type="simple" xlink:href="https://static.ukrinform.com/photos/2019_01/thumb_files/630_360_1548842718-832.jpg" text:style-name="Internet_20_link" text:visited-style-name="Visited_20_Internet_20_Link">
630_360_15488...</text:a>
']</text:p>
      <text:p text:style-name="P4">
Tags: ['Дніпропетровщина', 'Вода', 'Павлоград']</text:p>
      <text:p text:style-name="P4">
Type: Article</text:p>
      <!--METADATA-->
      <text:p text:style-name="P4">
<draw:frame draw:style-name="fr1" draw:name="Image201" text:anchor-type="as-char" svg:width="6.9236in" svg:height="3.956343in" draw:z-index="0">
<draw:image xlink:href="../Images/yкринформ/2023-06-12T19-50-52-03-00/630_360_1548842718-832.jpg" xlink:type="simple" xlink:show="embed" xlink:actuate="onLoad" draw:mime-type="image/jpeg"/>
</draw:frame>
Pavlogradvodokanal monitors the quality of drinking water at the entrance of the doreservarvars at the water pumping station in Pavlograd of the Dnipropetrovsk region. There are no deviations.</text:p>
      <text:p text:style-name="P4">
About it in <text:a xlink:type="simple" xlink:href="https://t.me/pavlogradmrada/11297" text:style-name="Internet_20_link" text:visited-style-name="Visited_20_Internet_20_Link">
telegram</text:a>
The Pallograd City Council reports, Ukrinform reports.</text:p>
      <text:p text:style-name="P4">
"In connection with the flooding of the Kakhovka hydroelectric power station, there were many speculations on the quality of drinking water supplied from the Dnipro -Western Donbass Dnipro - Western Dnipro. reservoirs](https://www.ukrinform.ua/tag-kahovske-vodoshovise)", - the post says.</text:p>
      <text:p text:style-name="P4">
It is noted that since June 6, the Laboratory of KP "Pavlogradvodokanal" will daily monitor the quality of drinking water at the entrance to the tanks at the water supply station in Pavlograd and no deviations of the quality of drinking water of relatives have been detected.</text:p>
      <text:p text:style-name="P4">
*!(https://www.ukrinform.ua/rubric-regions/3721912-stan-povitra-i-vodi-mindovkilla-napravilo-do-hersona-dvi-mobilni-laboratorii.html)The water utility assures that the quality of drinking water has not deteriorated due to the undergrowth of the Kakhovka hydroelectric power station.</text:p>
      <text:p text:style-name="P4">
Earlier it was reported that in the Kryvyi Rih district in the Dnipropetrovsk region, mines may be made due to the decrease in water levels in the reservoir under the sludge.</text:p>
      <text:p text:style-name="P4">
News Source: <text:a xlink:type="simple" xlink:href="https://www.ukrinform.ua/rubric-regions/3721963-u-pavlogradi-sodna-pereviraut-akist-pitnoi-vodi-vidhilen-nemae.html" text:style-name="Internet_20_link" text:visited-style-name="Visited_20_Internet_20_Link">
https://www.ukrinform.ua/rubric-regions/3721963-u-pavlogradi-sodna-pereviraut-akist-pitnoi-vodi-vidhilen-nemae.html</text:a>
</text:p>
      <!--NEWS-->
      <text:h text:style-name="P10" text:outline-level="1">
<text:span text:style-name="T4">
In Kherson, two more people were killed because of flooding</text:span>
</text:h>
      <text:p text:style-name="P4">
Authors: Ukrinform (Person)</text:p>
      <text:p text:style-name="P4">
Publisher: Укринформ (Organization)</text:p>
      <text:p text:style-name="P4">
Published Time: 2023-06-12T19:51:43+03:00</text:p>
      <text:p text:style-name="P4">
Modified Time: 2023-06-12T19:51:43+03:00</text:p>
      <text:p text:style-name="P4">
Description: Two more people were killed in Kherson. In one of the city areas, a woman and a 50-year-old man were found. - Ukrinform.</text:p>
      <text:p text:style-name="P4">
Images: ['<text:a xlink:type="simple" xlink:href="https://static.ukrinform.com/photos/2023_06/thumb_files/630_360_1686291443-294.jpg" text:style-name="Internet_20_link" text:visited-style-name="Visited_20_Internet_20_Link">
630_360_16862...</text:a>
']</text:p>
      <text:p text:style-name="P4">
Tags: ['Херсон', 'Каховська ГЕС', 'Підтоплення']</text:p>
      <text:p text:style-name="P4">
Type: Article</text:p>
      <!--METADATA-->
      <text:p text:style-name="P4">
<draw:frame draw:style-name="fr1" draw:name="Image202" text:anchor-type="as-char" svg:width="6.9236in" svg:height="3.956343in" draw:z-index="0">
<draw:image xlink:href="../Images/yкринформ/2023-06-12T19-51-43-03-00/630_360_1686291443-294.jpg" xlink:type="simple" xlink:show="embed" xlink:actuate="onLoad" draw:mime-type="image/jpeg"/>
</draw:frame>
Two more people were killed in the cersonicer. In one of the city districts, women and a 50-year-old man found.</text:p>
      <text:p text:style-name="P4">
About it in <text:a xlink:type="simple" xlink:href="https://t.me/khersonskaODA/6802" text:style-name="Internet_20_link" text:visited-style-name="Visited_20_Internet_20_Link">
telegram</text:a>
Kherson reports, Ukrinform reports.</text:p>
      <text:p text:style-name="P4">
“Two more peaceful people were killed due to the flooding of Kherson. Today in one city Zdai district found a drowning woman and a 50 -year -old man, ”the Kherson Ova said.</text:p>
      <text:p text:style-name="P4">
According to them, 10 killed by the Russian Army of the Dams of Kakhovska hydroelectric power station is known.</text:p>
      <text:p text:style-name="P4">
*!(https://www.ukrinform.ua/rubric-regions/3721755-pidriv-kahovskoi-ges-zaginuli-vosmero-ludej-42-vvazautsa-zniklimi-bezvisti.html)"Another 20 people are wounded, including 5 police officers and 2 rescuers," Kherson Ova reports.</text:p>
      <text:p text:style-name="P4">
35 people are considered missing, including seven children.</text:p>
      <text:p text:style-name="P4">
As reported by Ukrinform, <text:a xlink:type="simple" xlink:href="https://www.ukrinform.ua/rubric-other_news/3720776-pidriv-rosianami-kahovskoi-ges-usi-novini.html" text:style-name="Internet_20_link" text:visited-style-name="Visited_20_Internet_20_Link">
Russian troops made under June 6, the Podvikakhov Hydroelectric Power Plant</text:a>
. As a result of the exploration of the machine lounge, the station is completely destroyed.</text:p>
      <text:p text:style-name="P4">
News Source: <text:a xlink:type="simple" xlink:href="https://www.ukrinform.ua/rubric-regions/3721964-u-hersoni-cerez-pidtoplenna-zaginuli-se-dvoe-ludej.html" text:style-name="Internet_20_link" text:visited-style-name="Visited_20_Internet_20_Link">
https://www.ukrinform.ua/rubric-regions/3721964-u-hersoni-cerez-pidtoplenna-zaginuli-se-dvoe-ludej.html</text:a>
</text:p>
      <!--NEWS-->
      <text:h text:style-name="P10" text:outline-level="1">
<text:span text:style-name="T4">
154 people were evacuated from the Kalinov community in Kherson region</text:span>
</text:h>
      <text:p text:style-name="P4">
Authors: Ukrinform (Person)</text:p>
      <text:p text:style-name="P4">
Publisher: Укринформ (Organization)</text:p>
      <text:p text:style-name="P4">
Published Time: 2023-06-12T1:58:00+03:00</text:p>
      <text:p text:style-name="P4">
Modified Time: 2023-06-12T21:58:00+03:00</text:p>
      <text:p text:style-name="P4">
Description: In Kherson region, 154 people were evacuated from the flooded Kalinov community. - Ukrinform.</text:p>
      <text:p text:style-name="P4">
Images: ['<text:a xlink:type="simple" xlink:href="https://static.ukrinform.com/photos/2023_06/thumb_files/630_360_1686596205-722.jpeg" text:style-name="Internet_20_link" text:visited-style-name="Visited_20_Internet_20_Link">
630_360_16865...</text:a>
']</text:p>
      <text:p text:style-name="P4">
Tags: ['Евакуація', 'Херсонщина', 'Каховська ГЕС', 'Підтоплення']</text:p>
      <text:p text:style-name="P4">
Type: Article</text:p>
      <!--METADATA-->
      <text:p text:style-name="P4">
<draw:frame draw:style-name="fr1" draw:name="Image203" text:anchor-type="as-char" svg:width="6.9236in" svg:height="3.956343in" draw:z-index="0">
<draw:image xlink:href="../Images/yкринформ/2023-06-12T1-58-00-03-00/630_360_1686596205-722.jpeg" xlink:type="simple" xlink:show="embed" xlink:actuate="onLoad" draw:mime-type="image/jpeg"/>
</draw:frame>
Nakherson region from the flooded Kalinov community was evacuated by 154 people.</text:p>
      <text:p text:style-name="P4">
About it in <text:a xlink:type="simple" xlink:href="https://t.me/khersonskaODA/6813" text:style-name="Internet_20_link" text:visited-style-name="Visited_20_Internet_20_Link">
telegram</text:a>
Kherson reports, Ukrinform reports.</text:p>
      <text:p text:style-name="P4">
“Deputy Chief <text:a xlink:type="simple" xlink:href="https://www.ukrinform.ua/tag-hersonsina" text:style-name="Internet_20_link" text:visited-style-name="Visited_20_Internet_20_Link">
Kherson</text:a>
Ova Olga Malyarchuk visited the Kalinovsky community that the victim of flooding. 154 people were evacuated from the community, ”Kherson Ova reports.</text:p>
      <text:p text:style-name="P4">
According to them, the community is currently accounting for the flooded homes provides people with drinking water. There is a mobile water treatment station.</text:p>
      <text:p text:style-name="P4">
<text:span text:style-name="T4">
 Read also: </text:span>
 <text:a xlink:type="simple" xlink:href="https://www.ukrinform.ua/rubric-regions/3721993-gumanitarnu-dopomogu-dla-hersonsini-vze-vidilili-19-krain.html" text:style-name="Internet_20_link" text:visited-style-name="Visited_20_Internet_20_Link">
Humanitarian Aid for <text:span text:style-name="T4">
 Kherson Region </text:span>
 Already allocated 19 countries</text:a>
As reported by Ukrinform, Russian troops on June 6 <text:a xlink:type="simple" xlink:href="https://www.ukrinform.ua/rubric-ato/3718751-rosijski-zagarbniki-pidirvali-kahovsku-ges-ok-pivden.html" text:style-name="Internet_20_link" text:visited-style-name="Visited_20_Internet_20_Link">
carried out underwriting hydroelectric power station</text:a>
. As a result of the blowing of the machine, the station was completely destroyed inside. The evacuation of the population of island flood is ongoing.</text:p>
      <text:p text:style-name="P4">
Photo: Hepreson Ova, TVs</text:p>
      <text:p text:style-name="P4">
News Source: <text:a xlink:type="simple" xlink:href="https://www.ukrinform.ua/rubric-regions/3722008-z-pidtoplenoi-kalinivskoi-gromadi-na-hersonsini-evakuuvali-154-osib.html" text:style-name="Internet_20_link" text:visited-style-name="Visited_20_Internet_20_Link">
https://www.ukrinform.ua/rubric-regions/3722008-z-pidtoplenoi-kalinivskoi-gromadi-na-hersonsini-evakuuvali-154-osib.html</text:a>
</text:p>
      <!--NEWS-->
      <text:h text:style-name="P10" text:outline-level="1">
<text:span text:style-name="T4">
There were 25 combat clashes in Donetsk region per day</text:span>
</text:h>
      <text:p text:style-name="P4">
Author: ['АРМІЯINFORM']</text:p>
      <text:p text:style-name="P4">
Time: 2023-06-12T20:00:00-04:00</text:p>
      <text:p text:style-name="P4">
Description: About Tse at Facebook, the General Staff of the ZSU. Opponent ZoServzhu, the war with Ukraine 2022, the war with Ukraine is the latest news today, the news war with Ukraine 2022 last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text:p>
      <text:p text:style-name="P4">
Category: News</text:p>
      <!--METADATA-->
      <text:p text:style-name="P4">
<draw:frame draw:style-name="fr1" draw:name="Image204" text:anchor-type="as-char" svg:width="6.9236in" svg:height="4.615733in" draw:z-index="0">
<draw:image xlink:href="../Images/AРМІЯINFORM/2023-06-12T20-00-00-04-00/artyleriya.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2vbHWxhZPmVm1hNesDV15sQKwSG8HtfqYdmh2oDqGHy1VrArcvsBkCX7J9yZZN4z4l" text:style-name="Internet_20_link" text:visited-style-name="Visited_20_Internet_20_Link">
reports</text:a>
The General Staff of the Armed Forces.</text:p>
      <text:p text:style-name="P4">
The enemy concentrates major efforts on Liman, Bakhmut, Avdi and Mariinsky directions, and heavy fights are ongoing. During the past, 25 combat clashes took place.</text:p>
      <text:p text:style-name="P4">
News Source: <text:a xlink:type="simple" xlink:href="https://armyinform.com.ua/2023/06/12/na-donechchyni-za-dobu-vidbulos-25-bojovyh-zitknen/" text:style-name="Internet_20_link" text:visited-style-name="Visited_20_Internet_20_Link">
https://armyinform.com.ua/2023/06/12/na-donechchyni-za-dobu-vidbulos-25-bojovyh-zitknen/</text:a>
</text:p>
      <!--NEWS-->
      <text:h text:style-name="P10" text:outline-level="1">
<text:span text:style-name="T4">
Ukraine is working on creating the Alliance of Defense Industries - Kuleba</text:span>
</text:h>
      <text:p text:style-name="P4">
Authors: Ukrinform (Person)</text:p>
      <text:p text:style-name="P4">
Publisher: Укринформ (Organization)</text:p>
      <text:p text:style-name="P4">
Published Time: 2023-06-12T20:10:00+03:00</text:p>
      <text:p text:style-name="P4">
Modified Time: 2023-06-12T20:10:00+03:00</text:p>
      <text:p text:style-name="P4">
Description: Ukraine is working on the creation of the Alliance of Defense Industry of the World in support of our defense to ensure the stability of supply and attract the best Western technologies. - Ukrinform.</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МЗС', 'Єдині новини']</text:p>
      <text:p text:style-name="P4">
Type: Article</text:p>
      <!--METADATA-->
      <text:p text:style-name="P4">
<draw:frame draw:style-name="fr1" draw:name="Image205" text:anchor-type="as-char" svg:width="6.9236in" svg:height="3.956343in" draw:z-index="0">
<draw:image xlink:href="../Images/yкринформ/2023-06-12T20-10-00-03-00/630_360_1685367365-251.jpg" xlink:type="simple" xlink:show="embed" xlink:actuate="onLoad" draw:mime-type="image/jpeg"/>
</draw:frame>
Ukraine is working on the creation of the Alliance of Defense Industry of the World in support of our defense to ensure the sustainability of supply and attract the best Western technologies.</text:p>
      <text:p text:style-name="P4">
This was stated by the Minister of Foreign Affairs of Ukraine Dmitry Kuleb in the essential telephony "Unified News", Ukrinform reports.</text:p>
      <text:p text:style-name="P4">
"We have a new strategic task or challenge to build alliance -in -industrial industries in support of Ukraine's defense and those countries that will be attracted to it," he said.</text:p>
      <text:p text:style-name="P4">
<text:span text:style-name="T4">
 Read also: </text:span>
 <text:a xlink:type="simple" xlink:href="https://www.ukrinform.ua/rubric-society/3720761-ukraina-povertatime-civilnih-polonenih-z-rf-dvoma-slahami-kuleba.html" text:style-name="Internet_20_link" text:visited-style-name="Visited_20_Internet_20_Link">
Ukraine will return civilian prisoners with the Russian -makers - <text:span text:style-name="T4">
 Kuleba </text:span>
</text:a>
Kuleba explained that the scale of the war is not diminishing, and Ukraine receives the more and more aid to be served. The minister noted the need for modern developments, including drones, precise shells, for which new production needs to be created.</text:p>
      <text:p text:style-name="P4">
According to the Foreign Minister, a few months ago, Ukraine began to speak with partners that without the deployment of new capacities of the defense industry of the development of clear alliances, until Ukraine is integrated industrial-defense-industrial measures, it will be impossible to ensure the sustainability and stability of the Armed Forces.</text:p>
      <text:p text:style-name="P4">
“We started to shake this topic. I remember a very good conversation with the President of the See the topic where we agreed a certain plan of action. If you ask, I went to Brussels, where we held the first NATO, EU and Ukraine meeting. This topic was key there. Ukraine is now working on the organization of a serious international event, which must be impetrated by the creation of this Alliance of Defense Industria, part of which Ukraine will be, Ukrinoboronprom, a minetobonprom, ”the head of Ukrainian Diplomatia said.</text:p>
      <text:p text:style-name="P4">
<text:span text:style-name="T4">
 Read also: </text:span>
 <text:a xlink:type="simple" xlink:href="https://www.ukrinform.ua/rubric-polytics/3720330-kuleba-i-blinken-obgovorili-situaciu-na-fronti-ta-pidriv-kahovskoi-ges.html" text:style-name="Internet_20_link" text:visited-style-name="Visited_20_Internet_20_Link">
<text:span text:style-name="T4">
 Kuleba </text:span>
 and Blinken discussed the situation on the front and blasting the Kakhovskaya hydroelectric power station</text:a>
The minister informed at once that NATO's defense ministers would soon be interrupted with the Nativ defensive industry, how to move on, we were confidence that the state would solve two main issues: the constancy of supply and the integration of the Ukrainian defense industry into the western ones.Photo: Dmytro Kuleba, Facebook</text:p>
      <text:p text:style-name="P4">
News Source: <text:a xlink:type="simple" xlink:href="https://www.ukrinform.ua/rubric-ato/3721972-ukraina-pracue-nad-stvorennam-alansu-oboronnih-industrij-kuleba.html" text:style-name="Internet_20_link" text:visited-style-name="Visited_20_Internet_20_Link">
https://www.ukrinform.ua/rubric-ato/3721972-ukraina-pracue-nad-stvorennam-alansu-oboronnih-industrij-kuleba.html</text:a>
</text:p>
      <!--NEWS-->
      <text:h text:style-name="P10" text:outline-level="1">
<text:span text:style-name="T4">
In the Bakhmut direction of the Armed Forces advanced from 250 to 700 meters - the Ministry of Defense</text:span>
</text:h>
      <text:p text:style-name="P4">
Authors: Ukrinform (Person)</text:p>
      <text:p text:style-name="P4">
Publisher: Укринформ (Organization)</text:p>
      <text:p text:style-name="P4">
Published Time: 2023-06-12T20:21:00+03:00</text:p>
      <text:p text:style-name="P4">
Modified Time: 2023-06-12T20:21:00+03:00</text:p>
      <text:p text:style-name="P4">
Description: In the Bakhmut direction, the Armed Forces of Ukraine advanced from 250 to 700 meters. - Ukrinform.</text:p>
      <text:p text:style-name="P4">
Images: ['<text:a xlink:type="simple" xlink:href="https://static.ukrinform.com/photos/2023_06/thumb_files/630_360_1686590443-328.jpg" text:style-name="Internet_20_link" text:visited-style-name="Visited_20_Internet_20_Link">
630_360_16865...</text:a>
']</text:p>
      <text:p text:style-name="P4">
Tags: ['Бахмут', 'Міноборони', 'Війна з Росією']</text:p>
      <text:p text:style-name="P4">
Type: Article</text:p>
      <!--METADATA-->
      <text:p text:style-name="P4">
<draw:frame draw:style-name="fr1" draw:name="Image206" text:anchor-type="as-char" svg:width="6.9236in" svg:height="3.956343in" draw:z-index="0">
<draw:image xlink:href="../Images/yкринформ/2023-06-12T20-21-00-03-00/630_360_1686590443-328.jpg" xlink:type="simple" xlink:show="embed" xlink:actuate="onLoad" draw:mime-type="image/jpeg"/>
</draw:frame>
The Armed Forces of Ukraine advanced from 250 to 700 meters.</text:p>
      <text:p text:style-name="P4">
According to Ukrinform, the Ministry of Defense of Ukraine reports in <text:a xlink:type="simple" xlink:href="https://t.me/ministry_of_defense_ua/7681" text:style-name="Internet_20_link" text:visited-style-name="Visited_20_Internet_20_Link">
telegram</text:a>
.</text:p>
      <text:p text:style-name="P4">
"The Ukrainian military liberated the next settlement - Storozhevo. The warrior advanced from 250 to 700 meters in the Bakhmut direction," the presentation reads.</text:p>
      <text:p text:style-name="P4">
<text:span text:style-name="T4">
 Read also: </text:span>
 <text:a xlink:type="simple" xlink:href="https://www.ukrinform.ua/rubric-ato/3721618-morpihi-pri-zvilnenni-sela-storozeve-znisili-blizko-50-rosian-cotiroh-vzali-v-polon.html" text:style-name="Internet_20_link" text:visited-style-name="Visited_20_Internet_20_Link">
Marines when liberating the village <text:span text:style-name="T4">
 Watchman </text:span>
 Eve destroyed 50 Russians, four were captured</text:a>
<text:span text:style-name="T5">
 [Source: Navy of the Armed Forces of Ukraine]](https://t.me/ukrainian_navy/3319)</text:span>
</text:p>
      <text:p text:style-name="P4">
As reported by Ukrinform, <text:a xlink:type="simple" xlink:href="https://www.ukrinform.ua/rubric-ato/3721967-vijskovi-rf-bezuspisno-nastupaut-na-doneccini-j-oboronautsa-na-pivdni.html" text:style-name="Internet_20_link" text:visited-style-name="Visited_20_Internet_20_Link">
the military of the Russian Federation is unsuccessfully stepped in Donetsk</text:a>
and defend in the south.</text:p>
      <text:p text:style-name="P4">
Photo: Ministry of Defense, Facebook</text:p>
      <text:p text:style-name="P4">
News Source: <text:a xlink:type="simple" xlink:href="https://www.ukrinform.ua/rubric-ato/3721974-na-bahmutskomu-napramku-zsu-prosunulisa-vid-250-do-700-metriv-minoboroni.html" text:style-name="Internet_20_link" text:visited-style-name="Visited_20_Internet_20_Link">
https://www.ukrinform.ua/rubric-ato/3721974-na-bahmutskomu-napramku-zsu-prosunulisa-vid-250-do-700-metriv-minoboroni.html</text:a>
</text:p>
      <!--NEWS-->
      <text:h text:style-name="P10" text:outline-level="1">
<text:span text:style-name="T4">
Ukraine in Hague: Russia continues to ignore two orders of the International Court of Justice of the UN</text:span>
</text:h>
      <text:p text:style-name="P4">
Authors: Ukrinform (Person)</text:p>
      <text:p text:style-name="P4">
Publisher: Укринформ (Organization)</text:p>
      <text:p text:style-name="P4">
Published Time: 2023-06-12T20:23:00+03:00</text:p>
      <text:p text:style-name="P4">
Modified Time: 2023-06-12T20:23:00+03:00</text:p>
      <text:p text:style-name="P4">
Description: The Russian Federation continues to ignore the two separate orders of the UN International Court of Temporary measures issued by the court in proceedings violated under the claims of Ukraine against the Russian Federation. - Ukrinform.</text:p>
      <text:p text:style-name="P4">
Images: ['<text:a xlink:type="simple" xlink:href="https://static.ukrinform.com/photos/2023_06/thumb_files/630_360_1686591255-769.jpg" text:style-name="Internet_20_link" text:visited-style-name="Visited_20_Internet_20_Link">
630_360_16865...</text:a>
']</text:p>
      <text:p text:style-name="P4">
Tags: ['Міжнародний суд ООН', 'Україна проти Росії']</text:p>
      <text:p text:style-name="P4">
Type: Article</text:p>
      <!--METADATA-->
      <text:p text:style-name="P4">
<draw:frame draw:style-name="fr1" draw:name="Image207" text:anchor-type="as-char" svg:width="6.9236in" svg:height="3.956343in" draw:z-index="0">
<draw:image xlink:href="../Images/yкринформ/2023-06-12T20-23-00-03-00/630_360_1686591255-769.jpg" xlink:type="simple" xlink:show="embed" xlink:actuate="onLoad" draw:mime-type="image/jpeg"/>
</draw:frame>
The RFPPRO is ignored by two separate orders of the UN International Court of Temporarily issued by the court in proceedings violated under the claims of Ukraine against the Russian Federation.</text:p>
      <text:p text:style-name="P4">
According to the Ukrinform correspondent in the Hague, Oksana Zolotareva, a representative of Ukraine -Director of the Ministry of Foreign Affairs of the Ministry of Foreign Affairs Oksana Zolotareva, said during her speech at the hearing in the UN International Court of Justice.</text:p>
      <text:p text:style-name="P4">
"The representative of the Russian Federation brazenly stated in his introductory speech that" Russia is very respectful of the UN International Court of Justice. " But these are the empty words of the representative of the state, which continues to ignore two separate orders of antimal -time measures issued by this court in the proceedings violated under the claims of Ukraine. Russia also showed no respect, showing the court a false picture of the last week of these oral hearings, ”she stressed.</text:p>
      <text:p text:style-name="P4">
According to her, as for the claims of Ukraine according to the Convention, the cure of all forms of racial discrimination, the image of multinational unity, which Russia has tried to create in the Crimea - is nothing more There is really.</text:p>
      <text:p text:style-name="P4">
<text:span text:style-name="T4">
 Read also: </text:span>
 <text:a xlink:type="simple" xlink:href="https://www.ukrinform.ua/rubric-polytics/3719330-argumenti-ukraini-u-miznarodnomu-sudi-oon-dovodat-silu-nasoi-pozicii-korinevic.html" text:style-name="Internet_20_link" text:visited-style-name="Visited_20_Internet_20_Link">
<text:span text:style-name="T4">
 arguments </text:span>
 <text:span text:style-name="T4">
 Ukraine </text:span>
 In <text:span text:style-name="T4">
 International </text:span>
 <text:span text:style-name="T4">
 </text:span>
 Court <text:span text:style-name="T4">
<text:span text:style-name="T5">
* UN </text:span>
* </text:span>
 <text:span text:style-name="T4">
 prove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positions </text:span>
 - <text:span text:style-name="T4">
 Corinevich </text:span>
</text:a>
“In this false, idealized version of the Crimea, the Crimean Tatars of the Ukrainian Community can freely hold cultural assemblies freely throughout the Peninsula; Their children have full access to training in Crimean Tatar and Ukrainian; Their journalists and the media can freely dispose of the Russian occupation and not be killed, tortured for their own statements; Their cultural heritage is protected and protected; And the rights to life and personal security are respected, ”Zolotaryova said."Russia also crossed the Crimean Tatar and Ukrainian languages in Crimean schools, made it impossible to carry out cultural events that are important to these communities, forced their media and journalists and degraded their cultural heritage, trying to eradicate their identity from the Crimean Peninsula,"</text:p>
      <text:p text:style-name="P4">
As reported by Ukrinform, <text:a xlink:type="simple" xlink:href="https://www.ukrinform.ua/rubric-polytics/3721691-ukraina-proti-rosii-u-miznarodnomu-sudi-oon-tretij-den-publicnih-sluhan.html" text:style-name="Internet_20_link" text:visited-style-name="Visited_20_Internet_20_Link">
UN International Court of Ukraine in June conducts public management</text:a>
in the case of Russia's consignment in combating the financing of terrorism and prozabron all forms of racial discrimination.</text:p>
      <text:p text:style-name="P4">
There will be two rounds of speeches of the parties: June 6 and 12 is the Law Comand of Ukraine, June 8 and 14 - Russia.</text:p>
      <text:p text:style-name="P4">
On November 8, 2019, the United Nations International Court of Justice recognized its jurisdiction in the case of Russia's deployment of two conventions.</text:p>
      <text:p text:style-name="P4">
On January 16, 2017, Ukraine filed a lawsuit against the International Court of Justice against Russia's violation of the Convention on the Prohibition of Financing Terrorism and the Convention of Racial Discrimination. The accusations made by Russia include: providing weapons and other assistance with illegal armed formation; Malizian airlines of MH-17 flight; firing of residential districts Markiupol and Kramatorsk; destruction of civilian passenger bus and Volnovakha; explosion during a peaceful meeting in Kharkiv; discrimination against Ukrainian and Crimean Tatar communities; prohibition of the activities of the Majlisukhrim Tatar people; waves of disappearance, murder, unauthorized searches, detentions; Restrictions on teaching Ukrainian and Crimean Tatar languages.</text:p>
      <text:p text:style-name="P4">
<text:span text:style-name="T4">
 Read also: </text:span>
 <text:a xlink:type="simple" xlink:href="https://www.ukrinform.ua/rubric-ato/3720152-miznarodnij-sud-u-gaazi-dozvoliv-litvi-vstupiti-u-spravu-ukraina-proti-rosii.html" text:style-name="Internet_20_link" text:visited-style-name="Visited_20_Internet_20_Link">
<text:span text:style-name="T4">
 International </text:span>
 <text:span text:style-name="T4">
 Court </text:span>
 U <text:span text:style-name="T4">
 Haga </text:span>
 <text:span text:style-name="T4">
 </text:span>
 allowed <text:span text:style-name="T4">
<text:span text:style-name="T5">
* Lithuania </text:span>
* </text:span>
 <text:span text:style-name="T4">
 in </text:span>
 in <text:span text:style-name="T4">
 case </text:span>
 "<text:span text:style-name="T4">
 Ukraine </text:span>
 <text:span text:style-name="T4">
<text:span text:style-name="T5">
 against </text:span>
* </text:span>
 <text:span text:style-name="T4">
 Russia </text:span>
 »</text:a>
The first order of the United Nations International Court of Justice was approved in the case of Russia's violation of terrorism and the prohibition of all formras discrimination.</text:p>
      <text:p text:style-name="P4">
On April 19, 2017, a decision was announced. The UN International Court in the Hague ruled that Russia should renew the activities of the Majlisukhrim Tatar people, to ensure the accessibility of education in Crimea in Ukrainian.</text:p>
      <text:p text:style-name="P4">
The second order of the UN International Court of Justice concerns the case against Russia on the enchantments of genocide.</text:p>
      <text:p text:style-name="P4">
News Source: <text:a xlink:type="simple" xlink:href="https://www.ukrinform.ua/rubric-polytics/3721978-ukraina-u-gaazi-rosia-prodovzue-ignoruvati-dva-nakazi-miznarodnogo-sudu-oon.html" text:style-name="Internet_20_link" text:visited-style-name="Visited_20_Internet_20_Link">
https://www.ukrinform.ua/rubric-polytics/3721978-ukraina-u-gaazi-rosia-prodovzue-ignoruvati-dva-nakazi-miznarodnogo-sudu-oon.html</text:a>
</text:p>
      <!--NEWS-->
      <text:h text:style-name="P10" text:outline-level="1">
<text:span text:style-name="T4">
In the assault units of the Russian Federation in the Luhansk region increased cases of desertion - the General Staff</text:span>
</text:h>
      <text:p text:style-name="P4">
Authors: Ukrinform (Person)</text:p>
      <text:p text:style-name="P4">
Publisher: Укринформ (Organization)</text:p>
      <text:p text:style-name="P4">
Published Time: 2023-06-12T20:25:00+03:00</text:p>
      <text:p text:style-name="P4">
Modified Time: 2023-06-12T20:25:00+03:00</text:p>
      <text:p text:style-name="P4">
Description: In the temporarily occupied territory of the Luhansk region, cases of desertion in the assault units of "storm-Z" of Russian occupation troops have increased. - Ukrinform.</text:p>
      <text:p text:style-name="P4">
Images: ['<text:a xlink:type="simple" xlink:href="https://static.ukrinform.com/photos/2022_04/thumb_files/630_360_1649246846-717.jpg" text:style-name="Internet_20_link" text:visited-style-name="Visited_20_Internet_20_Link">
630_360_16492...</text:a>
']</text:p>
      <text:p text:style-name="P4">
Tags: ['Дезертири', 'Генштаб', 'Луганщина', 'Війна з Росією']</text:p>
      <text:p text:style-name="P4">
Type: Article</text:p>
      <!--METADATA-->
      <text:p text:style-name="P4">
<draw:frame draw:style-name="fr1" draw:name="Image208" text:anchor-type="as-char" svg:width="6.9236in" svg:height="3.956343in" draw:z-index="0">
<draw:image xlink:href="../Images/yкринформ/2023-06-12T20-25-00-03-00/630_360_1649246846-717.jpg" xlink:type="simple" xlink:show="embed" xlink:actuate="onLoad" draw:mime-type="image/jpeg"/>
</draw:frame>
At the time of the occupied territory of the Luhansk region, there were more frequently in the assault units of "storm-Z" of Russian occupation troops.</text:p>
      <text:p text:style-name="P4">
About it reports the General Staff of the Armed Forces in <text:a xlink:type="simple" xlink:href="https://www.facebook.com/GeneralStaff.ua/posts/pfbid02N8H1m1prNXBVqd4k1MrXhZ924KbGCv2iJXrymWiE7eFPjRAoYJs1C82tBpicpNpl" text:style-name="Internet_20_link" text:visited-style-name="Visited_20_Internet_20_Link">
Facebook</text:a>
, reports Ukrinform.</text:p>
      <text:p text:style-name="P4">
“Against the backdrop of successful fighting of the Defense Forces of Ukraine and because of significant losses in the live force, in temporarily occupied territories <text:a xlink:type="simple" xlink:href="https://www.ukrinform.ua/tag-lugansina" text:style-name="Internet_20_link" text:visited-style-name="Visited_20_Internet_20_Link">
Luganskaya region</text:a>
Increase -protecteders in the assault units of "storm -Z" of Russian occupation troops, which are increasingly left unauthorized, ” - the testimony reads.</text:p>
      <text:p text:style-name="P4">
<text:span text:style-name="T5">
!Storms </text:span>
* »](https://www.ukrinform.ua/rubric-ato/3721191-sered-rosijskih-mobilizovanih-pocastisali-vipadki-sabotazu-ta-dezertirstva.html)In addition, the desertion of about 25 Russian invaders in Mariupolit Novoazovsk was noted because of the unofficial cessation of vacations that were promisongers to the Russian military leadership.</text:p>
      <text:p text:style-name="P4">
<text:span text:style-name="T4">
 Read also: </text:span>
 <text:a xlink:type="simple" xlink:href="https://www.ukrinform.ua/rubric-ato/3721967-vijskovi-rf-bezuspisno-nastupaut-na-doneccini-j-oboronautsa-na-pivdni.html" text:style-name="Internet_20_link" text:visited-style-name="Visited_20_Internet_20_Link">
Military Russian Federation is unsuccessfully stepped in Donetsk region in the south</text:a>
As reported by Ukrinform, <text:a xlink:type="simple" xlink:href="https://www.ukrinform.ua/rubric-ato/3718336-zagarbniki-moralno-visnazeni-ocikuvannam-ukrainskogo-kontrnastupu-gumenuk.html" text:style-name="Internet_20_link" text:visited-style-name="Visited_20_Internet_20_Link">
there are signs that the invaders are morally exhausted</text:a>
The long -term expectations of the Ukrainian counter -offensive and panic.</text:p>
      <text:p text:style-name="P4">
News Source: <text:a xlink:type="simple" xlink:href="https://www.ukrinform.ua/rubric-ato/3721975-u-sturmovih-pidrozdilah-rf-na-lugansini-zbilsilisa-vipadki-dezertirstva-genstab.html" text:style-name="Internet_20_link" text:visited-style-name="Visited_20_Internet_20_Link">
https://www.ukrinform.ua/rubric-ato/3721975-u-sturmovih-pidrozdilah-rf-na-lugansini-zbilsilisa-vipadki-dezertirstva-genstab.html</text:a>
</text:p>
      <!--NEWS-->
      <text:h text:style-name="P10" text:outline-level="1">
<text:span text:style-name="T4">
Almost 170 animals were evacuated from Kherson region to Lviv to Lviv to Lviv</text:span>
</text:h>
      <text:p text:style-name="P4">
Authors: Ukrinform (Person)</text:p>
      <text:p text:style-name="P4">
Publisher: Укринформ (Organization)</text:p>
      <text:p text:style-name="P4">
Published Time: 2023-06-12T20:27:17+03:00</text:p>
      <text:p text:style-name="P4">
Modified Time: 2023-06-12T20:27:17+03:00</text:p>
      <text:p text:style-name="P4">
Description: Lviv volunteers brought 72 dogs and 96 cats from the regions of Kherson region to Lviv, flooded through the Dam of Kakhovskaya Hydroelectric Power Plant through the Russians. - Ukrinform.</text:p>
      <text:p text:style-name="P4">
Images: ['<text:a xlink:type="simple" xlink:href="https://static.ukrinform.com/photos/2023_06/thumb_files/630_360_1686590738-873.jpg" text:style-name="Internet_20_link" text:visited-style-name="Visited_20_Internet_20_Link">
630_360_16865...</text:a>
']</text:p>
      <text:p text:style-name="P4">
Tags: ['Херсонщина', 'Львів', 'Тварини']</text:p>
      <text:p text:style-name="P4">
Type: Article</text:p>
      <!--METADATA-->
      <text:p text:style-name="P4">
<draw:frame draw:style-name="fr1" draw:name="Image209" text:anchor-type="as-char" svg:width="6.9236in" svg:height="3.956343in" draw:z-index="0">
<draw:image xlink:href="../Images/yкринформ/2023-06-12T20-27-17-03-00/630_360_1686590738-873.jpg" xlink:type="simple" xlink:show="embed" xlink:actuate="onLoad" draw:mime-type="image/jpeg"/>
</draw:frame>
Lviv lobes brought to Lviv 72 dogs and 96 cats from the regions of Kherson region, which was known because of the row of Kakhovskaya hydroelectric power plants through the Russians.</text:p>
      <text:p text:style-name="P4">
About it reports <text:a xlink:type="simple" xlink:href="https://city-adm.lviv.ua/news/volunteering/297002-72-sobaki-ta-96-kotiv-volonteri-domivki-vryatovanikh-tvarin-evakuyuvali-khvostatikh-iz-khersona-video" text:style-name="Internet_20_link" text:visited-style-name="Visited_20_Internet_20_Link">
press service of Lviv City Council</text:a>
, reports Ukrinform.</text:p>
      <text:p text:style-name="P4">
"We were in Kherson for four days - helped everyone who happened on our way. There are animals, including dogs that are in a critical condition. We have one dog that fell into the military in the trench, was exhausted and could not get out of there. Valve for two days in the clinic, because he arrived another flight. The dog had already started eating, but the suspicion that he was seriously ill. There are dogs that are in a fairly normal condition, they need a home to be taken out of shelter, because it is a great stress for them, ”said Orestzalipus' house in Lviv.</text:p>
      <text:p text:style-name="P4">
He added that the majority of the volunteers were evacuated by the volunteers, who left the owners at the beginning of the war, but they kept home on the streets that were flooded. However, we had to pick up the cats of Tasobak and from the houses that went under water.</text:p>
      <text:p text:style-name="P4">
<text:span text:style-name="T4">
 Read also: </text:span>
 <text:a xlink:type="simple" xlink:href="https://www.ukrinform.ua/rubric-kyiv/3721847-u-kiivskomu-pritulku-vistavkovij-centr-mozna-vzati-vratovanih-z-hersonsini-tvarin.html" text:style-name="Internet_20_link" text:visited-style-name="Visited_20_Internet_20_Link">
in the Kyiv Asylum "Exhibition Center" can be taken from Kherson region <text:span text:style-name="T4">
 animals </text:span>
</text:a>
All animals are immediately caught, they have to go through quarantine, the veterinarians, but if people are ready to pick up the four -legged now and have no other animals at home, then they are ready to fit them.</text:p>
      <text:p text:style-name="P4">
“Some of the animals have already found new homes, people have responded actively. However, they are constantly waiting for their masters. Animals can be taken away by anyone, but a chain, without self -built and with mandatory sterilization or castration. Calse owners will conclude an animal keeping contract, so going to the house to bring a passport with them, ”the shelter noted.</text:p>
      <text:p text:style-name="P4">
People who are ready to get home are urged to come to home to animals, at ul. O.Dovbush, 24 daily from 9:00 to 19:00 hopeless.Photo: Roman Baluk, LMR</text:p>
      <text:p text:style-name="P4">
News Source: <text:a xlink:type="simple" xlink:href="https://www.ukrinform.ua/rubric-regions/3721976-z-hersonsini-do-lvova-evakuuvali-majze-170-tvarin.html" text:style-name="Internet_20_link" text:visited-style-name="Visited_20_Internet_20_Link">
https://www.ukrinform.ua/rubric-regions/3721976-z-hersonsini-do-lvova-evakuuvali-majze-170-tvarin.html</text:a>
</text:p>
      <!--NEWS-->
      <text:h text:style-name="P10" text:outline-level="1">
<text:span text:style-name="T4">
Kakhovskaya hydroelectric power station: Kuleba stated that Western media was caused by Ukraine to great damage</text:span>
</text:h>
      <text:p text:style-name="P4">
Authors: Ukrinform (Person)</text:p>
      <text:p text:style-name="P4">
Publisher: Укринформ (Organization)</text:p>
      <text:p text:style-name="P4">
Published Time: 2023-06-12T20:32:00+03:00</text:p>
      <text:p text:style-name="P4">
Modified Time: 2023-06-12T20:32:00+03:00</text:p>
      <text:p text:style-name="P4">
Description: The mistake of the Western media in the distribution of responsibility for undermining HPP caused great harm to Ukraine. - Ukrinform.</text:p>
      <text:p text:style-name="P4">
Images: ['<text:a xlink:type="simple" xlink:href="https://static.ukrinform.com/photos/2023_06/thumb_files/630_360_1686071199-792.jpeg" text:style-name="Internet_20_link" text:visited-style-name="Visited_20_Internet_20_Link">
630_360_16860...</text:a>
']</text:p>
      <text:p text:style-name="P4">
Tags: ['Дмитро Кулеба', 'МЗС', 'Каховська ГЕС', 'Єдині новини']</text:p>
      <text:p text:style-name="P4">
Type: Article</text:p>
      <!--METADATA-->
      <text:p text:style-name="P4">
<draw:frame draw:style-name="fr1" draw:name="Image212" text:anchor-type="as-char" svg:width="6.9236in" svg:height="3.956343in" draw:z-index="0">
<draw:image xlink:href="../Images/yкринформ/2023-06-12T20-32-00-03-00/630_360_1686071199-792.jpeg" xlink:type="simple" xlink:show="embed" xlink:actuate="onLoad" draw:mime-type="image/jpeg"/>
</draw:frame>
Bakrocid media in the distribution of responsibility for undermining HPP caused a great damage to Ukraine.</text:p>
      <text:p text:style-name="P4">
This was stated by the Minister of Foreign Affairs of Ukraine Dmitry Kuleb in the essential telephony "Unified News", Ukrinform reports.</text:p>
      <text:p text:style-name="P4">
“There is no doubt that Ukraine has not done it. The logic is that Russia is guilty of Russia, because the blast is the result of Russian aggression against Ukraine, and the undermining of such a scale, whether they wanted to do something less, but not planned, it was not established - it is not established, it is not established, here different opinions are stored here. What is the case of Russia's hands - consensus is being built here, ”he said.</text:p>
      <text:p text:style-name="P4">
<text:span text:style-name="T4">
 Read also: </text:span>
 <text:a xlink:type="simple" xlink:href="https://www.ukrinform.ua/rubric-economy/3721949-zbitki-meliorativnoi-sistemi-cerez-pidriv-kahovskoi-ges-sagnuli-150-milardiv.html" text:style-name="Internet_20_link" text:visited-style-name="Visited_20_Internet_20_Link">
damage of the reclamation system due to the undermining of the Kakhovskaya Geszhangi ₴ 150 billion</text:a>
Kuleba also emphasized that the mistake of the Western media in the distribution of responsibility, undermining the HPP, caused great harm to the truth, and now Ukraine has a great effort to turn this story towards truth.</text:p>
      <text:p text:style-name="P4">
As reported by Ukrinform, <text:a xlink:type="simple" xlink:href="https://www.ukrinform.ua/rubric-other_news/3720776-pidriv-rosianami-kahovskoi-ges-usi-novini.html" text:style-name="Internet_20_link" text:visited-style-name="Visited_20_Internet_20_Link">
On June 6, the Russian army undermined the Greblyukakhov hydroelectric power station</text:a>
. Rescue work and evacuation measures from flooding places are ongoing in the Kherson region. Particularly difficult - in temporarily occupied territories, where Russian invaders have stamped people without any help.</text:p>
      <text:p text:style-name="P4">
Kuleba expressed indignation by the fact that some Western media in the undermining situation was a gesture and Russian propaganda into par and hinted at the possible conscience of Ukraine to the catastrophe.</text:p>
      <text:p text:style-name="P4">
Photo: Planet jabs</text:p>
      <text:p text:style-name="P4">
News Source: <text:a xlink:type="simple" xlink:href="https://www.ukrinform.ua/rubric-polytics/3721977-pidriv-kahovskoi-ges-kuleba-zaaviv-so-pomilka-zahidnih-zmi-zavdala-ukraini-velikoi-skodi.html" text:style-name="Internet_20_link" text:visited-style-name="Visited_20_Internet_20_Link">
https://www.ukrinform.ua/rubric-polytics/3721977-pidriv-kahovskoi-ges-kuleba-zaaviv-so-pomilka-zahidnih-zmi-zavdala-ukraini-velikoi-skodi.html</text:a>
</text:p>
      <!--NEWS-->
      <text:h text:style-name="P10" text:outline-level="1">
<text:span text:style-name="T4">
Ukrainians won the Swiss stage of the world tour in beach volleyball</text:span>
</text:h>
      <text:p text:style-name="P4">
Authors: Ukrinform (Person)</text:p>
      <text:p text:style-name="P4">
Publisher: Укринформ (Organization)</text:p>
      <text:p text:style-name="P4">
Published Time: 2023-06-12T20:38:07+03:00</text:p>
      <text:p text:style-name="P4">
Modified Time: 2023-06-12T20:38:07+03:00</text:p>
      <text:p text:style-name="P4">
Description: The champions of beach volleyball tournament among women held in the Swiss Spita were Ukrainian women Diana Lunin and Tatiana Lazarenko. - Ukrinform.</text:p>
      <text:p text:style-name="P4">
Images: ['<text:a xlink:type="simple" xlink:href="https://static.ukrinform.com/photos/2023_06/thumb_files/630_360_1686591423-893.jpg" text:style-name="Internet_20_link" text:visited-style-name="Visited_20_Internet_20_Link">
630_360_16865...</text:a>
']</text:p>
      <text:p text:style-name="P4">
Tags: ['Волейбол']</text:p>
      <text:p text:style-name="P4">
Type: Article</text:p>
      <!--METADATA-->
      <text:p text:style-name="P4">
<draw:frame draw:style-name="fr1" draw:name="Image213" text:anchor-type="as-char" svg:width="6.9236in" svg:height="3.956343in" draw:z-index="0">
<draw:image xlink:href="../Images/yкринформ/2023-06-12T20-38-07-03-00/630_360_1686591423-893.jpg" xlink:type="simple" xlink:show="embed" xlink:actuate="onLoad" draw:mime-type="image/jpeg"/>
</draw:frame>
The champions of beach volleyball tournament among women held by the Ushwiss Spitz were Ukrainian women Diana Lunin and Tatiana Lazarenko.</text:p>
      <text:p text:style-name="P4">
As reports <text:a xlink:type="simple" xlink:href="https://sport.ua/uk/news/629920-ukrainki-vpershe-v-sezoni-vigrali-etap-svitovogo-turu-z-plyazhnogo-voleybolu" text:style-name="Internet_20_link" text:visited-style-name="Visited_20_Internet_20_Link">
Sport.ua</text:a>
, in the finals of the competition tour of Lunin and Lazarenko won a volitional victory over representatives Michael Brinkova and Karina Zolnerchikova - 16:21, 21: 9, 15: 10, reports Ukrinform.</text:p>
      <text:p text:style-name="P4">
*!(https://www.ukrinform.ua/rubric-sports/3721521-colovica-zbirna-ukraini-dostrokovo-vijsla-u-final-cotiroh-zolotoi-evroligi-z-volejbolu.html)For the first time in the season, the Ukrainian team won the world tour. The next stage of competition will take place from June 15 to June 18 in French Lilly.</text:p>
      <text:p text:style-name="P4">
Photo: cev.eu.</text:p>
      <text:p text:style-name="P4">
News Source: <text:a xlink:type="simple" xlink:href="https://www.ukrinform.ua/rubric-sports/3721979-ukrainki-vigrali-svejcarskij-etap-svitovogo-turu-z-plaznogo-volejbolu.html" text:style-name="Internet_20_link" text:visited-style-name="Visited_20_Internet_20_Link">
https://www.ukrinform.ua/rubric-sports/3721979-ukrainki-vigrali-svejcarskij-etap-svitovogo-turu-z-plaznogo-volejbolu.html</text:a>
</text:p>
      <!--NEWS-->
      <text:h text:style-name="P10" text:outline-level="1">
<text:span text:style-name="T4">
Mariupol Theater showed a performance at a festival in Romania</text:span>
</text:h>
      <text:p text:style-name="P4">
Authors: Ukrinform (Person)</text:p>
      <text:p text:style-name="P4">
Publisher: Укринформ (Organization)</text:p>
      <text:p text:style-name="P4">
Published Time: 2023-06-12T20:41:03+03:00</text:p>
      <text:p text:style-name="P4">
Modified Time: 2023-06-12T20:41:03+03:00</text:p>
      <text:p text:style-name="P4">
Description: The Donetsk Academic Regional Drama Theater of Mariupol performed at the International Theater Festival in Romania. - Ukrinform.</text:p>
      <text:p text:style-name="P4">
Images: ['<text:a xlink:type="simple" xlink:href="https://static.ukrinform.com/photos/2023_06/thumb_files/630_360_1686591557-434.jpeg" text:style-name="Internet_20_link" text:visited-style-name="Visited_20_Internet_20_Link">
630_360_16865...</text:a>
']</text:p>
      <text:p text:style-name="P4">
Tags: ['Фестиваль', 'Маріуполь', 'Румунія', 'Театр']</text:p>
      <text:p text:style-name="P4">
Type: Article</text:p>
      <!--METADATA-->
      <text:p text:style-name="P4">
<draw:frame draw:style-name="fr1" draw:name="Image214" text:anchor-type="as-char" svg:width="6.9236in" svg:height="3.956343in" draw:z-index="0">
<draw:image xlink:href="../Images/yкринформ/2023-06-12T20-41-03-03-00/630_360_1686591557-434.jpeg" xlink:type="simple" xlink:show="embed" xlink:actuate="onLoad" draw:mime-type="image/jpeg"/>
</draw:frame>
The Donetsk Academic Regional Drama Theater of Mariupol performed the International Theater Festival in Romania.</text:p>
      <text:p text:style-name="P4">
According to Ukrinform, the press service of the Ministry of Culture of and Information Policy in [Telegram] reports(https://t.me/mkipu/6435).</text:p>
      <text:p text:style-name="P4">
"Donetsk Academic Regional Drama Theater, Cities <text:a xlink:type="simple" xlink:href="https://www.ukrinform.ua/tag-mariupol" text:style-name="Internet_20_link" text:visited-style-name="Visited_20_Internet_20_Link">
Mariupol</text:a>
, he spoke at the Babel F.A.S.t 2023 International Theater Festival in the Romanian city of Targovysht, " -is in the message.</text:p>
      <text:p text:style-name="P4">
As it is noted, the festival is not held for the first time, and it involves theater about 20 countries.</text:p>
      <text:p text:style-name="P4">
At the Donetsk Drama Theater Festival presented to the audience a performance about the life of Vasyl Stus's fate "Crying of the Soul".</text:p>
      <text:p text:style-name="P4">
<text:span text:style-name="T4">
 Read also: </text:span>
 <text:a xlink:type="simple" xlink:href="https://www.ukrinform.ua/rubric-culture/3683720-aktori-mariupolskogo-teatru-zigrali-blagodijnu-vistavu-u-kievi-grosi-pidut-na-zsu.html" text:style-name="Internet_20_link" text:visited-style-name="Visited_20_Internet_20_Link">
actors of the Mariupol Theater played a charity performance in Kiev, money will go to the Armed Forces</text:a>
As it was reported, actors of the National Academic Theater. Ivana Francekoda Dnipro, Kramatorsk and Druzhkivka with a mobile concert program.</text:p>
      <text:p text:style-name="P4">
News Source: <text:a xlink:type="simple" xlink:href="https://www.ukrinform.ua/rubric-culture/3721981-mariupolskij-teatr-pokazav-vistavu-na-festivali-u-rumunii.html" text:style-name="Internet_20_link" text:visited-style-name="Visited_20_Internet_20_Link">
https://www.ukrinform.ua/rubric-culture/3721981-mariupolskij-teatr-pokazav-vistavu-na-festivali-u-rumunii.html</text:a>
</text:p>
      <!--NEWS-->
      <text:h text:style-name="P10" text:outline-level="1">
<text:span text:style-name="T4">
In the USA there was a collapse on one of the main highways of the east coast</text:span>
</text:h>
      <text:p text:style-name="P4">
Authors: Ukrinform (Person)</text:p>
      <text:p text:style-name="P4">
Publisher: Укринформ (Organization)</text:p>
      <text:p text:style-name="P4">
Published Time: 2023-06-12T20:43:00+03:00</text:p>
      <text:p text:style-name="P4">
Modified Time: 2023-06-12T20:43:00+03:00</text:p>
      <text:p text:style-name="P4">
Description: In the United States, a trestle collapsed on one of the main highways of the country's eastern coast. - Ukrinform.</text:p>
      <text:p text:style-name="P4">
Images: ['<text:a xlink:type="simple" xlink:href="https://static.ukrinform.com/photos/2023_06/thumb_files/630_360_1686591751-205.jpg" text:style-name="Internet_20_link" text:visited-style-name="Visited_20_Internet_20_Link">
630_360_16865...</text:a>
']</text:p>
      <text:p text:style-name="P4">
Tags: ['Надзвичайний стан', 'США', 'Губернатор']</text:p>
      <text:p text:style-name="P4">
Type: Article</text:p>
      <!--METADATA-->
      <text:p text:style-name="P4">
<draw:frame draw:style-name="fr1" draw:name="Image215" text:anchor-type="as-char" svg:width="6.9236in" svg:height="3.956343in" draw:z-index="0">
<draw:image xlink:href="../Images/yкринформ/2023-06-12T20-43-00-03-00/630_360_1686591751-205.jpg" xlink:type="simple" xlink:show="embed" xlink:actuate="onLoad" draw:mime-type="image/jpeg"/>
</draw:frame>
In the United States, a trestle on one of the main highways of the eastern coast of Ukraine.</text:p>
      <text:p text:style-name="P4">
As Ukrinform reports, it reports <text:a xlink:type="simple" xlink:href="https://www.bbc.co.uk/news/world-us-canada-65881779" text:style-name="Internet_20_link" text:visited-style-name="Visited_20_Internet_20_Link">
BBC</text:a>
.</text:p>
      <text:p text:style-name="P4">
Part of the I-95 highway failed in Philadelphia on Sunday. The tanker, which was under the trestle, broke out, which led to the collapse of the structure.</text:p>
      <text:p text:style-name="P4">
<text:span text:style-name="T4">
 Read also: </text:span>
 [in China there is <text:span text:style-name="T4">
 collapse </text:span>
 mountains, 14 people were killed]](https://www.ukrinform.ua/rubric-world/3718198-u-kitai-stavsa-obval-gori-zaginuli-14-ludej.html)The section of the road, which is drawn almost 3218 km from the state of Maine to Florida, was closed for traffic.</text:p>
      <text:p text:style-name="P4">
Pennsylvania Governor Josh Shapiro is about to declare an extraordinary plant to accelerate the allocation of funds for repair of the highway. According to him, the restoration of the structure will take a "several months".</text:p>
      <text:p text:style-name="P4">
Every day, about 160,000 vehicles were traveled, including 14,000 trucks.</text:p>
      <text:p text:style-name="P4">
<text:span text:style-name="T4">
 Read also: </text:span>
 [in Thailand <text:span text:style-name="T4">
 collapse </text:span>
 The roof of the school - seven dead, 23(https://www.ukrinform.ua/rubric-world/3713125-u-tailandi-obvalivsa-dah-skoli-semero-zagiblih-23-poranenih.html)Investigators are currently establishing the exact cause of the collapse of the structure.</text:p>
      <text:p text:style-name="P4">
There are no reports of the victims or dead as a result of the incident.</text:p>
      <text:p text:style-name="P4">
As reported by Ukrinform, police in Houston, Texas(USA), reports that everypier people were injured after someone opened the shooting on a crowded parking lot near the club in the city in the morning on Sunday.</text:p>
      <text:p text:style-name="P4">
Photo: David Maialetti / Staff Photographer</text:p>
      <text:p text:style-name="P4">
News Source: <text:a xlink:type="simple" xlink:href="https://www.ukrinform.ua/rubric-world/3721982-u-ssa-stavsa-obval-na-odnij-iz-golovnih-avtomagistralej-shidnogo-uzberezza.html" text:style-name="Internet_20_link" text:visited-style-name="Visited_20_Internet_20_Link">
https://www.ukrinform.ua/rubric-world/3721982-u-ssa-stavsa-obval-na-odnij-iz-golovnih-avtomagistralej-shidnogo-uzberezza.html</text:a>
</text:p>
      <!--NEWS-->
      <text:h text:style-name="P10" text:outline-level="1">
<text:span text:style-name="T4">
Ukraine in the UN International Court of Justice: Russia has introduced racial discrimination in Crimea</text:span>
</text:h>
      <text:p text:style-name="P4">
Authors: Ukrinform (Person)</text:p>
      <text:p text:style-name="P4">
Publisher: Укринформ (Organization)</text:p>
      <text:p text:style-name="P4">
Published Time: 2023-06-12T20:47:32+03:00</text:p>
      <text:p text:style-name="P4">
Modified Time: 2023-06-12T20:47:32+03:00</text:p>
      <text:p text:style-name="P4">
Description: Russia has introduced racial discrimination regime in Crimea, violating the Convention on the Elimination of All Forms of Racial Discrimination. - Ukrinform.</text:p>
      <text:p text:style-name="P4">
Images: ['<text:a xlink:type="simple" xlink:href="https://static.ukrinform.com/photos/2021_10/thumb_files/630_360_1634037133-974.jpg" text:style-name="Internet_20_link" text:visited-style-name="Visited_20_Internet_20_Link">
630_360_16340...</text:a>
']</text:p>
      <text:p text:style-name="P4">
Tags: ['МЗС', 'Нідерланди', 'Міжнародний суд ООН']</text:p>
      <text:p text:style-name="P4">
Type: Article</text:p>
      <!--METADATA-->
      <text:p text:style-name="P4">
<draw:frame draw:style-name="fr1" draw:name="Image216" text:anchor-type="as-char" svg:width="6.9236in" svg:height="3.956343in" draw:z-index="0">
<draw:image xlink:href="../Images/yкринформ/2023-06-12T20-47-32-03-00/630_360_1634037133-974.jpg" xlink:type="simple" xlink:show="embed" xlink:actuate="onLoad" draw:mime-type="image/jpeg"/>
</draw:frame>
Russia has provoked the regime of racial discrimination in the Crimea, violating the Convention for the treatment of all forms of racial discrimination.</text:p>
      <text:p text:style-name="P4">
According to the Ukrinform correspondent in the Hague, Oksana Zolottariv, a representative of Ukraine -Director of the Ministry of Foreign Affairs of Ukraine, said during her speech at hearings in the UN International Court of Justice.</text:p>
      <text:p text:style-name="P4">
“The Russian facade of equality cannot hide a terrible reality: Russia has provoked a regime(Coffe)”, - she said.</text:p>
      <text:p text:style-name="P4">
<text:span text:style-name="T4">
 Read also: </text:span>
 <text:a xlink:type="simple" xlink:href="https://www.ukrinform.ua/rubric-polytics/3721978-ukraina-u-gaazi-rosia-prodovzue-ignoruvati-dva-nakazi-miznarodnogo-sudu-oon.html" text:style-name="Internet_20_link" text:visited-style-name="Visited_20_Internet_20_Link">
Ukraine in Hague: Russia continues to ignore two UN International Courts</text:a>
She also stressed that Russia also draws fake reality in the context of the fact of combating terrorism financing(ICSFT).</text:p>
      <text:p text:style-name="P4">
“Росія, наприклад, хотіла б, щоб цей суд повірив, що російська військовабригада не відправляла “Бук” в Україну; що цей “Бук” не збивав MH17; і щобойовики “ДНР”, які збили рейс MH17, не зробили нічого протизаконного. АлеРосія не може сховатися від фактів, від незалежних розслідувань і від іншихсудових інституцій, які відхилили її фейкові конспіративні теорії. Ці фактивикривають дійсну сутність російського “потьомкінського села”: воно єфальшивою реальністю, побудованою на безпідставній пропаганді”, - сказалавона.</text:p>
      <text:p text:style-name="P4">
Золотарьова також закликала суд звернути увагу на джерела та якість доказовоїбази Росії, коли він розглядатиме її пояснення щодо інших питань, наприклад,чому бомби впали на житлові райони, чи вибухнули на мирних мітингах.</text:p>
      <text:p text:style-name="P4">
<text:span text:style-name="T4">
Читайте також:</text:span>
 <text:a xlink:type="simple" xlink:href="https://www.ukrinform.ua/rubric-polytics/3719330-argumenti-ukraini-u-miznarodnomu-sudi-oon-dovodat-silu-nasoi-pozicii-korinevic.html" text:style-name="Internet_20_link" text:visited-style-name="Visited_20_Internet_20_Link">
 Аргументи <text:span text:style-name="T4">
України</text:span>
 у <text:span text:style-name="T4">
Міжнародному</text:span>
 <text:span text:style-name="T4">
суді</text:span>
 <text:span text:style-name="T4">
ООН</text:span>
доводять силу нашої позиції - Кориневич </text:a>
</text:p>
      <text:p text:style-name="P4">
As reported by Ukrinform, in June, the UN International Court of Justice conducts publicity in the case of Russia's violation of conventions on combating terrorism and the ban on all forms of racial discrimination.</text:p>
      <text:p text:style-name="P4">
There will be two rounds of speeches of the parties: June 6 and 12 is the Law Comand of Ukraine, June 8 and 14 - Russia.</text:p>
      <text:p text:style-name="P4">
<text:span text:style-name="T4">
 Read also: </text:span>
 [in Ukraine are convinced that the creation of an international tribunal in Russia(https://www.ukrinform.ua/rubric-polytics/3579711-v-ukraini-vpevneni-so-stvorenna-miznarodnogo-tribunalu-sodo-rosii-neminuce.html)On November 8, 2019, the United Nations International Court of Justice recognized its jurisdiction in the case of Russia's deployment of two conventions.</text:p>
      <text:p text:style-name="P4">
On January 16, 2017, Ukraine filed a lawsuit against the International Court of Justice against Russia's violation of the Convention on the Prohibition of Financing Terrorism and the Convention of Racial Discrimination. The accusations made by Russia include: providing weapons and other assistance with illegal armed formation; Malizian airlines of MH-17 flight; firing of residential districts Markiupol and Kramatorsk; destruction of civilian passenger bus and Volnovakha; explosion during a peaceful meeting in Kharkiv; discrimination against Ukrainian and Crimean Tatar communities; prohibition of the activities of the Majlisukhrim Tatar people; waves of disappearance, murder, unauthorized searches, detentions; Restrictions on teaching Ukrainian and Crimean Tatar languages.</text:p>
      <text:p text:style-name="P4">
News Source: <text:a xlink:type="simple" xlink:href="https://www.ukrinform.ua/rubric-crimea/3721983-ukraina-u-miznarodnomu-sudi-oon-rosia-zaprovadila-rezim-rasovoi-diskriminacii-v-krimu.html" text:style-name="Internet_20_link" text:visited-style-name="Visited_20_Internet_20_Link">
https://www.ukrinform.ua/rubric-crimea/3721983-ukraina-u-miznarodnomu-sudi-oon-rosia-zaprovadila-rezim-rasovoi-diskriminacii-v-krimu.html</text:a>
</text:p>
      <!--NEWS-->
      <text:h text:style-name="P10" text:outline-level="1">
<text:span text:style-name="T4">
A explosion occurred on the rest of the Russians captured by the Russians</text:span>
</text:h>
      <text:p text:style-name="P4">
Authors: Ukrinform (Person)</text:p>
      <text:p text:style-name="P4">
Publisher: Укринформ (Organization)</text:p>
      <text:p text:style-name="P4">
Published Time: 2023-06-12T20:51:00+03:00</text:p>
      <text:p text:style-name="P4">
Modified Time: 2023-06-12T20:51:00+03:00</text:p>
      <text:p text:style-name="P4">
Description: In the Primorsk, which in the Zaporizhzhya region, on the captured Russian troops, the recreation center had an explosion.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Вибух', 'Федоров', 'Запоріжжя']</text:p>
      <text:p text:style-name="P4">
Type: Article</text:p>
      <!--METADATA-->
      <text:p text:style-name="P4">
<draw:frame draw:style-name="fr1" draw:name="Image217" text:anchor-type="as-char" svg:width="6.9236in" svg:height="3.956343in" draw:z-index="0">
<draw:image xlink:href="../Images/yкринформ/2023-06-12T20-51-00-03-00/630_360_1669987737-966.jpg" xlink:type="simple" xlink:show="embed" xlink:actuate="onLoad" draw:mime-type="image/jpeg"/>
</draw:frame>
In addition, an explosion occurred in the Zaporizhzhya region, on the Russian troops captured by Russian troops.</text:p>
      <text:p text:style-name="P4">
About it in <text:a xlink:type="simple" xlink:href="https://t.me/ivan_fedorov_melitopol/2238" text:style-name="Internet_20_link" text:visited-style-name="Visited_20_Internet_20_Link">
telegram</text:a>
Melitopol Ivan Fedorov, reported by Melitopol, reports.</text:p>
      <text:p text:style-name="P4">
"Today, it was especially hot in the Primorsk Zaporizhzhya region - the walls of the recreation center enthusiast were not resistant to the enemy. Someones escaped further than they saw, others were exported to the" fast ", and someone could not be disassembled from the rubble," the post reads .</text:p>
      <text:p text:style-name="P4">
<text:span text:style-name="T4">
 Read also: </text:span>
 ["Summer season <text:span text:style-name="T4">
 Cotton </text:span>
" Genichesk - Fedorov] reached(https://www.ukrinform.ua/rubric-ato/3720735-sezon-litnoi-bavovni-distavsa-geniceska-fedorov.html)He recalled that last week "cotton" happened on the basis of the recreation "Express" of the Genichesky district.</text:p>
      <text:p text:style-name="P4">
Earlier it was reported that in the Zaporizhzhya region the enemy seized hundreds of basement.</text:p>
      <text:p text:style-name="P4">
Photo illustrative</text:p>
      <text:p text:style-name="P4">
News Source: <text:a xlink:type="simple" xlink:href="https://www.ukrinform.ua/rubric-regions/3721985-na-zahoplenij-rosianami-bazi-vidpocinku-u-primorsku-stavsa-vibuh.html" text:style-name="Internet_20_link" text:visited-style-name="Visited_20_Internet_20_Link">
https://www.ukrinform.ua/rubric-regions/3721985-na-zahoplenij-rosianami-bazi-vidpocinku-u-primorsku-stavsa-vibuh.html</text:a>
</text:p>
      <!--NEWS-->
      <text:h text:style-name="P10" text:outline-level="1">
<text:span text:style-name="T4">
States do not have information about the transfer of arms of the Russian Federation - Blinken</text:span>
</text:h>
      <text:p text:style-name="P4">
Authors: Ukrinform (Person)</text:p>
      <text:p text:style-name="P4">
Publisher: Укринформ (Organization)</text:p>
      <text:p text:style-name="P4">
Published Time: 2023-06-12T20:56:00+03:00</text:p>
      <text:p text:style-name="P4">
Modified Time: 2023-06-12T20:56:00+03:00</text:p>
      <text:p text:style-name="P4">
Description: The United States warned the Chinese side of the inadmissibility of Russia's military support, and until they see Beijing to cross this "red line". - Ukrinform.</text:p>
      <text:p text:style-name="P4">
Images: ['<text:a xlink:type="simple" xlink:href="https://static.ukrinform.com/photos/2023_01/thumb_files/630_360_1674007118-313.jpg" text:style-name="Internet_20_link" text:visited-style-name="Visited_20_Internet_20_Link">
630_360_16740...</text:a>
']</text:p>
      <text:p text:style-name="P4">
Tags: ['Китай', 'США', 'Блінкен']</text:p>
      <text:p text:style-name="P4">
Type: Article</text:p>
      <!--METADATA-->
      <text:p text:style-name="P4">
<draw:frame draw:style-name="fr1" draw:name="Image219" text:anchor-type="as-char" svg:width="6.9236in" svg:height="3.956343in" draw:z-index="0">
<draw:image xlink:href="../Images/yкринформ/2023-06-12T20-56-00-03-00/630_360_1674007118-313.jpg" xlink:type="simple" xlink:show="embed" xlink:actuate="onLoad" draw:mime-type="image/jpeg"/>
</draw:frame>
The connection warned the Chinese side of the inadmissibility of military support, and until they see Beijing to cross this "red line".</text:p>
      <text:p text:style-name="P4">
This was stated on Monday in Washington US Secretary of State Anthony Blintken, Ukrinform correspondent reports.</text:p>
      <text:p text:style-name="P4">
<text:span text:style-name="T4">
 Read also: </text:span>
 <text:a xlink:type="simple" xlink:href="https://www.ukrinform.ua/rubric-world/3720344-blinken-moze-vidvidati-kitaj-nastupnogo-tizna-zmi.html" text:style-name="Internet_20_link" text:visited-style-name="Visited_20_Internet_20_Link">
<text:span text:style-name="T4">
 BLINKEN </text:span>
 can visit China next week - media</text:a>
“We have previously conveyed our concern to colleagues in China on the possible consideration of their potential weapon transfer to Russia for(Its application - ed.)in Ukraine. Today we have not seen that they cross this line, ”the State Department said.</text:p>
      <text:p text:style-name="P4">
At the same time, he said, the United States is concerned about the activity of some private companies engaged in technology transfer, including double -use technologies, to Russia. This, Blinken emphasized, is a problem, and in Washington's work.</text:p>
      <text:p text:style-name="P4">
In addition, the head of American diplomacy drew attention to the problem of transferring weapons to the Russians, in particular, drones. He stressed that the connection continues to make efforts to deprive the Russian Federation.</text:p>
      <text:p text:style-name="P4">
*!(https://www.ukrinform.ua/rubric-polytics/3720330-kuleba-i-blinken-obgovorili-situaciu-na-fronti-ta-pidriv-kahovskoi-ges.html)Several Ukrainian online publications, in particular, militaristic, reported that the Chechen Unit of Rosgvardia "Akhmat" received octagona-produced by Chinese company Shaanxi Baoji Specialvehicles Manufacturing, which will be directed for the war of Russia against Ukraine.</text:p>
      <text:p text:style-name="P4">
The official Beijing in this connection stated that <text:a xlink:type="simple" xlink:href="https://www.ukrinform.ua/rubric-ato/3721923-kitaj-sprostovue-peredacu-rosii-bronemasin-dla-vijni-v-ukraini.html" text:style-name="Internet_20_link" text:visited-style-name="Visited_20_Internet_20_Link">
China did not provide or provides Russia any military or other assistance</text:a>
For her war against Ukraine.</text:p>
      <text:p text:style-name="P4">
News Source: <text:a xlink:type="simple" xlink:href="https://www.ukrinform.ua/rubric-world/3721988-stati-ne-maut-informacii-pro-peredanna-kitaem-ozbroen-rf-blinken.html" text:style-name="Internet_20_link" text:visited-style-name="Visited_20_Internet_20_Link">
https://www.ukrinform.ua/rubric-world/3721988-stati-ne-maut-informacii-pro-peredanna-kitaem-ozbroen-rf-blinken.html</text:a>
</text:p>
      <!--NEWS-->
      <text:h text:style-name="P10" text:outline-level="1">
<text:span text:style-name="T4">
11 people were evacuated from Donetsk villages liberated in the last days of Donetsk region</text:span>
</text:h>
      <text:p text:style-name="P4">
Authors: Ukrinform (Person)</text:p>
      <text:p text:style-name="P4">
Publisher: Укринформ (Organization)</text:p>
      <text:p text:style-name="P4">
Published Time: 2023-06-12T20:59:20+03:00</text:p>
      <text:p text:style-name="P4">
Modified Time: 2023-06-12T20:59:20+03:00</text:p>
      <text:p text:style-name="P4">
Description: In Donetsk region, 11 people were evacuated from the territories deocal in the last days. - Ukrinform.</text:p>
      <text:p text:style-name="P4">
Images: ['<text:a xlink:type="simple" xlink:href="https://static.ukrinform.com/photos/2023_06/thumb_files/630_360_1686592737-193.jpg" text:style-name="Internet_20_link" text:visited-style-name="Visited_20_Internet_20_Link">
630_360_16865...</text:a>
']</text:p>
      <text:p text:style-name="P4">
Tags: ['Донеччина', 'Евакуація', 'Війна з Росією']</text:p>
      <text:p text:style-name="P4">
Type: Article</text:p>
      <!--METADATA-->
      <text:p text:style-name="P4">
<draw:frame draw:style-name="fr1" draw:name="Image220" text:anchor-type="as-char" svg:width="6.9236in" svg:height="3.956343in" draw:z-index="0">
<draw:image xlink:href="../Images/yкринформ/2023-06-12T20-59-20-03-00/630_360_1686592737-193.jpg" xlink:type="simple" xlink:show="embed" xlink:actuate="onLoad" draw:mime-type="image/jpeg"/>
</draw:frame>
11 people have evacuated from the territories of the territories deocal in the last days.</text:p>
      <text:p text:style-name="P4">
About it in <text:a xlink:type="simple" xlink:href="https://t.me/pavlokyrylenko_donoda/8379" text:style-name="Internet_20_link" text:visited-style-name="Visited_20_Internet_20_Link">
telegram</text:a>
The reporter of Donetsk Ova Pavel Kirilenko, reports Ukrinform.</text:p>
      <text:p text:style-name="P4">
“11 civilians have been evacuated from the now -occupied villages <text:a xlink:type="simple" xlink:href="https://www.ukrinform.ua/tag-doneccina" text:style-name="Internet_20_link" text:visited-style-name="Visited_20_Internet_20_Link">
Donetsk region</text:a>
. Only 7 people left the guard. The rest of the fertile and non -copious. They were sent to safe places, ”Kirilenko said.</text:p>
      <text:p text:style-name="P4">
According to him, the purification of these settlements of the Swarf military continues. The territories of tastabilization measures will then be cleaned here.</text:p>
      <text:p text:style-name="P4">
"The settlements that are released are 75% destroyed," Kirilenko added.</text:p>
      <text:p text:style-name="P4">
<text:span text:style-name="T4">
 Read also: </text:span>
 <text:a xlink:type="simple" xlink:href="https://www.ukrinform.ua/rubric-ato/3721490-ukrainski-vijskovi-zvilnili-se-odin-naselenij-punkt-na-doneccini-makarivku.html" text:style-name="Internet_20_link" text:visited-style-name="Visited_20_Internet_20_Link">
Ukrainian military released another settlement of Nadonechyna - Makarivka</text:a>
He noted that during the liberation of these territories, the Ukrainian military took off.</text:p>
      <text:p text:style-name="P4">
As <text:a xlink:type="simple" xlink:href="https://www.ukrinform.ua/rubric-ato/3721286-zsu-zvilnili-blagodatne.html" text:style-name="Internet_20_link" text:visited-style-name="Visited_20_Internet_20_Link">
reported Ukrinform</text:a>
, <text:a xlink:type="simple" xlink:href="https://www.ukrinform.ua/rubric-ato/3721286-zsu-zvilnili-blagodatne.html" text:style-name="Internet_20_link" text:visited-style-name="Visited_20_Internet_20_Link">
the Ukrainian army liberated the village of Blessed</text:a>
, located on the border of Donetsk and Zaporizhzhya regions. In the course of the surgery in the Polovlya six Russian soldiers. On June 11, the military also declared in <text:a xlink:type="simple" xlink:href="https://www.ukrinform.ua/rubric-ato/3721444-zsu-zvilnili-neskucne-u-doneckij-oblasti.html" text:style-name="Internet_20_link" text:visited-style-name="Visited_20_Internet_20_Link">
the liberation of the village of Neskuchchny</text:a>
.</text:p>
      <text:p text:style-name="P4">
Today it became known that the mechanized unit and the consolidated unit of a separate territorial defense brigade [released from the Russians of the Slolonovodarivka in Donetsk]](https://www.ukrinform.ua/rubric-ato/3721683-zsu-zvilnili-novodarivku.html) .</text:p>
      <text:p text:style-name="P4">
News Source: <text:a xlink:type="simple" xlink:href="https://www.ukrinform.ua/rubric-regions/3721989-iz-vizvolenih-za-ostanni-dni-sil-doneccini-evakuuvali-11-ludej.html" text:style-name="Internet_20_link" text:visited-style-name="Visited_20_Internet_20_Link">
https://www.ukrinform.ua/rubric-regions/3721989-iz-vizvolenih-za-ostanni-dni-sil-doneccini-evakuuvali-11-ludej.html</text:a>
</text:p>
      <!--NEWS-->
      <text:h text:style-name="P10" text:outline-level="1">
<text:span text:style-name="T4">
Ukraine has played a draw in a control match with Germany</text:span>
</text:h>
      <text:p text:style-name="P4">
Authors: Ukrinform (Person)</text:p>
      <text:p text:style-name="P4">
Publisher: Укринформ (Organization)</text:p>
      <text:p text:style-name="P4">
Published Time: 2023-06-12T21:01:00+03:00</text:p>
      <text:p text:style-name="P4">
Modified Time: 2023-06-12T21:01:00+03:00</text:p>
      <text:p text:style-name="P4">
Description: The players of the national teams of Germany and Ukraine held a friendly match, which became 1000 for the German team. - Ukrinform.</text:p>
      <text:p text:style-name="P4">
Images: ['<text:a xlink:type="simple" xlink:href="https://static.ukrinform.com/photos/2023_06/thumb_files/630_360_1686591894-335.jpg" text:style-name="Internet_20_link" text:visited-style-name="Visited_20_Internet_20_Link">
630_360_16865...</text:a>
']</text:p>
      <text:p text:style-name="P4">
Tags: ['Футбол', 'Збірна України']</text:p>
      <text:p text:style-name="P4">
Type: Article</text:p>
      <!--METADATA-->
      <text:p text:style-name="P4">
<draw:frame draw:style-name="fr1" draw:name="Image221" text:anchor-type="as-char" svg:width="6.9236in" svg:height="3.956343in" draw:z-index="0">
<draw:image xlink:href="../Images/yкринформ/2023-06-12T21-01-00-03-00/630_360_1686591894-335.jpg" xlink:type="simple" xlink:show="embed" xlink:actuate="onLoad" draw:mime-type="image/jpeg"/>
</draw:frame>
The football players of Germany and Ukraine held a friendly match, which became the 1000th for the German team.</text:p>
      <text:p text:style-name="P4">
The meeting at the Veserstadion arena in Bremen ended with a draw 3: 3, reports Ukrinform.</text:p>
      <text:p text:style-name="P4">
Niklas Fullcrug brought the owners forward in the 6th minute. The parity in the match was Viktor Tsigankov in the 19th minute. Prior to the break of guests, he brought forward the defender of the Germans Anthony Rudiger(23), and in the second half the third ball of the Bundestim goal scored Tsigankov again(56).</text:p>
      <text:p text:style-name="P4">
Німці відігралися після голу півзахисника Кая Гаверца на 83-й хвилині тареалізованого пенальті у виконанні Йозуа Кімміха (90+3).</text:p>
      <text:p text:style-name="P4">
Наступні поєдинки «синьо-жовті» проведуть у кваліфікації чемпіонату Євро-2024проти Північної Македонії (June 16)and Malta(June 19th).</text:p>
      <text:p text:style-name="P4">
<text:span text:style-name="T4">
Читайте також:</text:span>
 <text:a xlink:type="simple" xlink:href="https://www.ukrinform.ua/rubric-sports/3721915-nimecka-zbirna-prodast-futbolki-pisla-tovariskogo-matcu-i-peredast-kosti-na-pidtrimku-ukraini.html" text:style-name="Internet_20_link" text:visited-style-name="Visited_20_Internet_20_Link">
 Німецька збірна продасть <text:span text:style-name="T4">
футбол</text:span>
 ки після товариськогоматчу і передасть кошти на підтримку України</text:a>
Recall German Football Union(DFB)Decided to make a match in Bremen -Braggy. DFB continues to support the Ukrainians who have suffered the Edorian invaders.</text:p>
      <text:p text:style-name="P4">
It is known that in 2023 the National Team of Germany was unforeseen in 2023, since the Bundestim has a direct permit to the final round of the organizer of Euro-2024.</text:p>
      <text:p text:style-name="P4">
After the match against the "blue-yellow" national team will play sparring with Poland(June 16 in Warsaw)and Columbia(June 20 in Helsenkirchen).</text:p>
      <text:p text:style-name="P4">
Фото: AFP.</text:p>
      <text:p text:style-name="P4">
News Source: <text:a xlink:type="simple" xlink:href="https://www.ukrinform.ua/rubric-sports/3721992-zbirna-ukraini-zabila-nimeccini-3-maci-zigravsi-vniciu-u-kontrolnomu-matci.html" text:style-name="Internet_20_link" text:visited-style-name="Visited_20_Internet_20_Link">
https://www.ukrinform.ua/rubric-sports/3721992-zbirna-ukraini-zabila-nimeccini-3-maci-zigravsi-vniciu-u-kontrolnomu-matci.html</text:a>
</text:p>
      <!--NEWS-->
      <text:h text:style-name="P10" text:outline-level="1">
<text:span text:style-name="T4">
Humanitarian aid for Kherson region has already allocated 19 countries</text:span>
</text:h>
      <text:p text:style-name="P4">
Authors: Ukrinform (Person)</text:p>
      <text:p text:style-name="P4">
Publisher: Укринформ (Organization)</text:p>
      <text:p text:style-name="P4">
Published Time: 2023-06-12T21:02:00+03:00</text:p>
      <text:p text:style-name="P4">
Modified Time: 2023-06-12T21:02:00+03:00</text:p>
      <text:p text:style-name="P4">
Description: Humanitarian assistance for the victims of Kakhovskaya hydroelectric power plants has already been allocated 19 countries. The assistance of 12 countries has already arrived. - Ukrinform.</text:p>
      <text:p text:style-name="P4">
Images: ['<text:a xlink:type="simple" xlink:href="https://static.ukrinform.com/photos/2023_06/thumb_files/630_360_1686291445-936.jpg" text:style-name="Internet_20_link" text:visited-style-name="Visited_20_Internet_20_Link">
630_360_16862...</text:a>
']</text:p>
      <text:p text:style-name="P4">
Tags: ['Гуманітарна допомога', 'Дмитро Кулеба', 'МЗС', 'Каховська ГЕС']</text:p>
      <text:p text:style-name="P4">
Type: Article</text:p>
      <!--METADATA-->
      <text:p text:style-name="P4">
<draw:frame draw:style-name="fr1" draw:name="Image222" text:anchor-type="as-char" svg:width="6.9236in" svg:height="3.956343in" draw:z-index="0">
<draw:image xlink:href="../Images/yкринформ/2023-06-12T21-02-00-03-00/630_360_1686291445-936.jpg" xlink:type="simple" xlink:show="embed" xlink:actuate="onLoad" draw:mime-type="image/jpeg"/>
</draw:frame>
Humanitarian aid for the victims of Kakhovskaya hydroelectric power plants has already been allocated19 countries. The assistance of 12 countries has already arrived.</text:p>
      <text:p text:style-name="P4">
This was stated by the Minister of Foreign Affairs of Ukraine Dmitry Kuleb in the essential telephony "Unified News", Ukrinform reports.</text:p>
      <text:p text:style-name="P4">
“19 countries have already allocated humanitarian aid, of which the humanitarian aid has already arrived; Next, they will come from the other seven, plus will be added to the country with which we work with. What includes this humanitarian aid - more than 150 generators, just more than 120 inflatable boats ... 400 inasos pumps ... It seems that half a million tablets for disinfection of water and other things seem to be one.</text:p>
      <text:p text:style-name="P4">
<text:span text:style-name="T4">
 Read also: </text:span>
 <text:a xlink:type="simple" xlink:href="https://www.ukrinform.ua/rubric-polytics/3721977-pidriv-kahovskoi-ges-kuleba-zaaviv-so-pomilka-zahidnih-zmi-zavdala-ukraini-velikoi-skodi.html" text:style-name="Internet_20_link" text:visited-style-name="Visited_20_Internet_20_Link">
Kakhovskaya hydroelectric power station: Kuleba stated that the Western error was caused to Ukraine great harm</text:a>
The Minister informed that in parallel, the UN, the International Committee of the Red Cross, launched work on the Right Bank.</text:p>
      <text:p text:style-name="P4">
“According to our arrangement we reached last Thursday from the UN, the UN coordinator in Ukraine Deniz Brown has promised me to double the efforts of helping help. They really did it, and they promised to prepare missions, ready to go to the left bank to facilitate the humanitarian consequences, ”Kuleba said.</text:p>
      <text:p text:style-name="P4">
The head of Ukrainian diplomacy added that the mission was formed and instantly received the Viduzki in accordance with the promises of security guarantee, while Russia did not provide the occupier - as the occupier. The minister also noted that he saw the beginning of the work on the right bank.</text:p>
      <text:p text:style-name="P4">
<text:span text:style-name="T4">
 Read also: </text:span>
 <text:a xlink:type="simple" xlink:href="https://www.ukrinform.ua/rubric-polytics/3720320-pidriv-kahovskoi-ges-v-oon-zasudili-obstrili-rosieu-rajoniv-evakuacii-iz-zoni-katastrofi.html" text:style-name="Internet_20_link" text:visited-style-name="Visited_20_Internet_20_Link">
Kakhovskaya hydroelectric power station: UN condemned by the fires of evacuation from the disaster zone</text:a>
As reported by Ukrinform, <text:a xlink:type="simple" xlink:href="https://www.ukrinform.ua/rubric-other_news/3720776-pidriv-rosianami-kahovskoi-ges-usi-novini.html" text:style-name="Internet_20_link" text:visited-style-name="Visited_20_Internet_20_Link">
Russian troops made under June 6, the Podvikakhov Hydroelectric Power Plant</text:a>
. As a result of the exploration of the machine lounge, the station is completely destroyed.</text:p>
      <text:p text:style-name="P4">
News Source: <text:a xlink:type="simple" xlink:href="https://www.ukrinform.ua/rubric-regions/3721993-gumanitarnu-dopomogu-dla-hersonsini-vze-vidilili-19-krain.html" text:style-name="Internet_20_link" text:visited-style-name="Visited_20_Internet_20_Link">
https://www.ukrinform.ua/rubric-regions/3721993-gumanitarnu-dopomogu-dla-hersonsini-vze-vidilili-19-krain.html</text:a>
</text:p>
      <!--NEWS-->
      <text:h text:style-name="P10" text:outline-level="1">
<text:span text:style-name="T4">
The Armed Forces released seven settlements - Ministry of Defense</text:span>
</text:h>
      <text:p text:style-name="P4">
Authors: Ukrinform (Person)</text:p>
      <text:p text:style-name="P4">
Publisher: Укринформ (Organization)</text:p>
      <text:p text:style-name="P4">
Published Time: 2023-06-12T21:08:23+03:00</text:p>
      <text:p text:style-name="P4">
Modified Time: 2023-06-12T21:08:23+03:00</text:p>
      <text:p text:style-name="P4">
Description: The Armed Forces of Ukraine have released seven settlements last week as a result of offensive actions. - Ukrinform.</text:p>
      <text:p text:style-name="P4">
Images: ['<text:a xlink:type="simple" xlink:href="https://static.ukrinform.com/photos/2023_06/thumb_files/630_360_1686291713-528.jpg" text:style-name="Internet_20_link" text:visited-style-name="Visited_20_Internet_20_Link">
630_360_16862...</text:a>
']</text:p>
      <text:p text:style-name="P4">
Tags: ['Міноборони', 'ЗСУ', 'Війна з Росією', 'Ганна Маляр']</text:p>
      <text:p text:style-name="P4">
Type: Article</text:p>
      <!--METADATA-->
      <text:p text:style-name="P4">
<draw:frame draw:style-name="fr1" draw:name="Image223" text:anchor-type="as-char" svg:width="6.9236in" svg:height="3.956343in" draw:z-index="0">
<draw:image xlink:href="../Images/yкринформ/2023-06-12T21-08-23-03-00/630_360_1686291713-528.jpg" xlink:type="simple" xlink:show="embed" xlink:actuate="onLoad" draw:mime-type="image/jpeg"/>
</draw:frame>
The arms of Ukraine last week as a result of offensive actions released seven -populated points.</text:p>
      <text:p text:style-name="P4">
According to Ukrinform, the Deputy Minister of Defense Anna Malyar reports in <text:a xlink:type="simple" xlink:href="https://t.me/annamaliar/842" text:style-name="Internet_20_link" text:visited-style-name="Visited_20_Internet_20_Link">
telegram</text:a>
.</text:p>
      <text:p text:style-name="P4">
According to her, last week during the offensive operation of the Udonesky and Tavriysk operating areas of the advancement of the troops of the offensive UGRUE was 6.5 km. The area of the territory taken under 90 square meters. km</text:p>
      <text:p text:style-name="P4">
<text:span text:style-name="T4">
 Read also: </text:span>
 <text:a xlink:type="simple" xlink:href="https://www.ukrinform.ua/rubric-ato/3721683-zsu-zvilnili-novodarivku.html" text:style-name="Internet_20_link" text:visited-style-name="Visited_20_Internet_20_Link">
Armed Forces <text:span text:style-name="T4">
 released </text:span>
 Novodarivka</text:a>
"7 settlements have been released: pubic, Levadne, Novodarivka, Neskachny, Storozhevo, Makarivka, Blessed," - said the painter.</text:p>
      <text:p text:style-name="P4">
As reported by Ukrinform, in the Bakhmut direction <text:a xlink:type="simple" xlink:href="https://www.ukrinform.ua/rubric-ato/3721974-na-bahmutskomu-napramku-zsu-prosunulisa-vid-250-do-700-metriv-minoboroni.html" text:style-name="Internet_20_link" text:visited-style-name="Visited_20_Internet_20_Link">
the Armed Forces of Ukraine were from 250 to 700 meters</text:a>
 .</text:p>
      <text:p text:style-name="P4">
News Source: <text:a xlink:type="simple" xlink:href="https://www.ukrinform.ua/rubric-ato/3721995-zsu-za-tizden-zvilnili-sim-naselenih-punktiv-minoboroni.html" text:style-name="Internet_20_link" text:visited-style-name="Visited_20_Internet_20_Link">
https://www.ukrinform.ua/rubric-ato/3721995-zsu-za-tizden-zvilnili-sim-naselenih-punktiv-minoboroni.html</text:a>
</text:p>
      <!--NEWS-->
      <text:h text:style-name="P10" text:outline-level="1">
<text:span text:style-name="T4">
Ukraine in the UN International Court of Justice: There are all facts to hold Russia to justice</text:span>
</text:h>
      <text:p text:style-name="P4">
Authors: Ukrinform (Person)</text:p>
      <text:p text:style-name="P4">
Publisher: Укринформ (Organization)</text:p>
      <text:p text:style-name="P4">
Published Time: 2023-06-12T21:10:50+03:00</text:p>
      <text:p text:style-name="P4">
Modified Time: 2023-06-12T21:10:50+03:00</text:p>
      <text:p text:style-name="P4">
Description: The UN International Court of Justice has all the necessary facts to hold Russia accountable for breach of two conventions - to combat terrorism financing and to ban all forms of racial discrimination. - Ukrinform.</text:p>
      <text:p text:style-name="P4">
Images: ['<text:a xlink:type="simple" xlink:href="https://static.ukrinform.com/photos/2022_03/thumb_files/630_360_1647591093-332.jpg" text:style-name="Internet_20_link" text:visited-style-name="Visited_20_Internet_20_Link">
630_360_16475...</text:a>
']</text:p>
      <text:p text:style-name="P4">
Tags: ['Тероризм', 'Міжнародний суд ООН', 'Воєнні злочини', 'Війна з Росією']</text:p>
      <text:p text:style-name="P4">
Type: Article</text:p>
      <!--METADATA-->
      <text:p text:style-name="P4">
<draw:frame draw:style-name="fr1" draw:name="Image224" text:anchor-type="as-char" svg:width="6.9236in" svg:height="3.956343in" draw:z-index="0">
<draw:image xlink:href="../Images/yкринформ/2023-06-12T21-10-50-03-00/630_360_1647591093-332.jpg" xlink:type="simple" xlink:show="embed" xlink:actuate="onLoad" draw:mime-type="image/jpeg"/>
</draw:frame>
The UN International Court of Justice has all the necessary facts to prosecute the reference for violation of the two conventions - to combat terrorism and to ban all forms of racial discrimination.</text:p>
      <text:p text:style-name="P4">
According to the Ukrinform correspondent in the Hague, Oksana Zolottariv, a representative of Ukraine -Director of the Ministry of Foreign Affairs of Ukraine, said during her speech at hearings in the UN International Court of Justice.</text:p>
      <text:p text:style-name="P4">
“Ukraine has demonstrated in its written and oral requests that Russian -haired reality is destroy(ICSFT)International Convention on Elimination of All Forms of Racial Discrimination(Coffe). <text:a xlink:type="simple" xlink:href="https://www.ukrinform.ua/tag-miznarodnij-sud-oon" text:style-name="Internet_20_link" text:visited-style-name="Visited_20_Internet_20_Link">
Суд </text:a>
He has all the necessary information to get acquainted with the "Potemkin Village", which Russia has built, to bring Russia to justice for serious violations of these conventions, ”Zolotaryova stressed.</text:p>
      <text:p text:style-name="P4">
According to her, the court must act now to ensure the liability of the minula and protect the future.</text:p>
      <text:p text:style-name="P4">
<text:span text:style-name="T4">
 Read also: </text:span>
 <text:a xlink:type="simple" xlink:href="https://www.ukrinform.ua/rubric-crimea/3721983-ukraina-u-miznarodnomu-sudi-oon-rosia-zaprovadila-rezim-rasovoi-diskriminacii-v-krimu.html" text:style-name="Internet_20_link" text:visited-style-name="Visited_20_Internet_20_Link">
Ukraine in the International Court of Court <text:span text:style-name="T4">
 UN </text:span>
: Russia Introduced Racial Discrimination in Crimea</text:a>
“While part of our country is under Russian occupation, our people are discriminating daily. And as soon as our territorial integrity is restored, any future relations should be based on the fact that Russia is respecting international law, it does not allow the facilitations of facilitating the financing of terrorism in Ukraine. Ms. President, Court members, I stand before the world court to demand the protection of fundamental human rights of the Ukrainian people. We are striving for faithfulness and responsibility in accordance with international law, ” - said.</text:p>
      <text:p text:style-name="P4">
As reported by Ukrinform, in June, the UN International Court of Justice conducts publicity in the case of Russia's violation of conventions on combating terrorism and the ban on all forms of racial discrimination.</text:p>
      <text:p text:style-name="P4">
There will be two rounds of speeches of the parties: June 6 and 12 is the Law Comand of Ukraine, June 8 and 14 - Russia.</text:p>
      <text:p text:style-name="P4">
On November 8, 2019, the United Nations International Court of Justice recognized its jurisdiction in the case of Russia's deployment of two conventions.On January 16, 2017, Ukraine filed a lawsuit against the International Court of Justice against Russia's violation of the Convention on the Prohibition of Financing Terrorism and the Convention of Racial Discrimination. The accusations made by Russia include: providing weapons and other assistance with illegal armed formation; Malizian airlines of MH-17 flight; firing of residential districts Markiupol and Kramatorsk; destruction of civilian passenger bus and Volnovakha; explosion during a peaceful meeting in Kharkiv; discrimination against Ukrainian and Crimean Tatar communities; prohibition of the activities of the Majlisukhrim Tatar people; waves of disappearance, murder, unauthorized searches, detentions; Restrictions on teaching Ukrainian and Crimean Tatar languages.</text:p>
      <text:p text:style-name="P4">
News Source: <text:a xlink:type="simple" xlink:href="https://www.ukrinform.ua/rubric-polytics/3721996-ukraina-u-miznarodnomu-sudi-oon-e-vsi-fakti-abi-pritagnuti-rosiu-do-vidpovidalnosti.html" text:style-name="Internet_20_link" text:visited-style-name="Visited_20_Internet_20_Link">
https://www.ukrinform.ua/rubric-polytics/3721996-ukraina-u-miznarodnomu-sudi-oon-e-vsi-fakti-abi-pritagnuti-rosiu-do-vidpovidalnosti.html</text:a>
</text:p>
      <!--NEWS-->
      <text:h text:style-name="P10" text:outline-level="1">
<text:span text:style-name="T4">
In Luhansk region, invaders damaged 199 educational establishments</text:span>
</text:h>
      <text:p text:style-name="P4">
Authors: Ukrinform (Person)</text:p>
      <text:p text:style-name="P4">
Publisher: Укринформ (Organization)</text:p>
      <text:p text:style-name="P4">
Published Time: 2023-06-12T21:20:08+03:00</text:p>
      <text:p text:style-name="P4">
Modified Time: 2023-06-12T21:20:08+03:00</text:p>
      <text:p text:style-name="P4">
Description: In the Luhansk region, Russian invaders have damaged or destroyed 199 educational institutions. - Ukrinform.</text:p>
      <text:p text:style-name="P4">
Images: ['<text:a xlink:type="simple" xlink:href="https://static.ukrinform.com/photos/2023_04/thumb_files/630_360_1680769468-146.jpg" text:style-name="Internet_20_link" text:visited-style-name="Visited_20_Internet_20_Link">
630_360_16807...</text:a>
']</text:p>
      <text:p text:style-name="P4">
Tags: ['Луганщина', 'Школа', 'Війна з Росією']</text:p>
      <text:p text:style-name="P4">
Type: Article</text:p>
      <!--METADATA-->
      <text:p text:style-name="P4">
<draw:frame draw:style-name="fr1" draw:name="Image225" text:anchor-type="as-char" svg:width="6.9236in" svg:height="3.956343in" draw:z-index="0">
<draw:image xlink:href="../Images/yкринформ/2023-06-12T21-20-08-03-00/630_360_1680769468-146.jpg" xlink:type="simple" xlink:show="embed" xlink:actuate="onLoad" draw:mime-type="image/jpeg"/>
</draw:frame>
The Russian invaders have damaged or destroyed 199 education institutions.</text:p>
      <text:p text:style-name="P4">
About it in <text:a xlink:type="simple" xlink:href="https://t.me/luhanskaVTSA/11298" text:style-name="Internet_20_link" text:visited-style-name="Visited_20_Internet_20_Link">
telegram</text:a>
Artem Lisogor informed the Chief Luhansk Ova, Ukrinform reports.</text:p>
      <text:p text:style-name="P4">
"199 education institutions in Luhansk region are damaged or destroyed by the occupiers," Lisogor said.</text:p>
      <text:p text:style-name="P4">
<text:span text:style-name="T4">
 Read also: </text:span>
 <text:a xlink:type="simple" xlink:href="https://www.ukrinform.ua/rubric-ato/3721904-armia-droniv-zalisila-rosian-bez-zvazku-na-svativskokupanskomu-napramku.html" text:style-name="Internet_20_link" text:visited-style-name="Visited_20_Internet_20_Link">
Drone Army left the Russians without connection in the Swatti-Kupjan direction</text:a>
According to him, the Russians removed almost all the property from schools. Currently, 83 general secondary education institutions have established an educational process in a remote mode on the territory of Ukraine under the control of the Government of Ukraine.</text:p>
      <text:p text:style-name="P4">
According to Lisogor, since March, teachers have been displaced from the temporarily occupied territories and provided the learning process online.</text:p>
      <text:p text:style-name="P4">
“There are now 8,000 children and students who have studied our schools in the occupied territories. We have provided this issue of 11th grade diplomas and children of post -training, or when they go to our territory, will also receive passports, idyps, ”Lisogor said.</text:p>
      <text:p text:style-name="P4">
<text:span text:style-name="T4">
 Read also: </text:span>
 <text:a xlink:type="simple" xlink:href="https://www.ukrinform.ua/rubric-regions/3720228-lisogor-iz-pocatku-vtorgnenna-50-uciteliv-lugansini-abo-za-kordonom-abo-v-okupacii.html" text:style-name="Internet_20_link" text:visited-style-name="Visited_20_Internet_20_Link">
Lisogor: from the beginning of the invasion of 50% of teachers <text:span text:style-name="T4">
 Luhansk region </text:span>
 and - either abroad or in occupation</text:a>
Also, Lisogor noted that almost all buildings have been destroyed in the temporarily occupied territories of the Luhansk region, but universities continue to work, moving to the rear regions.</text:p>
      <text:p text:style-name="P4">
It is noted that more than 570 institutions of education worked in the Luhansk region.</text:p>
      <text:p text:style-name="P4">
Photo illustrative</text:p>
      <text:p text:style-name="P4">
News Source: <text:a xlink:type="simple" xlink:href="https://www.ukrinform.ua/rubric-regions/3721999-na-lugansini-zagarbniki-poskodili-199-zakladiv-osviti.html" text:style-name="Internet_20_link" text:visited-style-name="Visited_20_Internet_20_Link">
https://www.ukrinform.ua/rubric-regions/3721999-na-lugansini-zagarbniki-poskodili-199-zakladiv-osviti.html</text:a>
</text:p>
      <!--NEWS-->
      <text:h text:style-name="P10" text:outline-level="1">
<text:span text:style-name="T4">
US collect data on the arrest of an American in</text:span>
</text:h>
      <text:p text:style-name="P4">
Authors: Ukrinform (Person)</text:p>
      <text:p text:style-name="P4">
Publisher: Укринформ (Organization)</text:p>
      <text:p text:style-name="P4">
Published Time: 2023-06-12T21:22:00+03:00</text:p>
      <text:p text:style-name="P4">
Modified Time: 2023-06-12T21:22:00+03:00</text:p>
      <text:p text:style-name="P4">
Description: US Secretary of State Anthony Blinken said that at the present stage there is a gathering of all details on the detention of another American, Michael Travis Lika in Russia, and diplomats are working on providing consular access to him. - Ukrinform.</text:p>
      <text:p text:style-name="P4">
Images: ['<text:a xlink:type="simple" xlink:href="https://static.ukrinform.com/photos/2023_01/thumb_files/630_360_1674007118-313.jpg" text:style-name="Internet_20_link" text:visited-style-name="Visited_20_Internet_20_Link">
630_360_16740...</text:a>
']</text:p>
      <text:p text:style-name="P4">
Tags: ['Арешт', 'США', 'Росія', 'Блінкен']</text:p>
      <text:p text:style-name="P4">
Type: Article</text:p>
      <!--METADATA-->
      <text:p text:style-name="P4">
<draw:frame draw:style-name="fr1" draw:name="Image226" text:anchor-type="as-char" svg:width="6.9236in" svg:height="3.956343in" draw:z-index="0">
<draw:image xlink:href="../Images/yкринформ/2023-06-12T21-22-00-03-00/630_360_1674007118-313.jpg" xlink:type="simple" xlink:show="embed" xlink:actuate="onLoad" draw:mime-type="image/jpeg"/>
</draw:frame>
US Secretary of State Anthony Blinken stated that at the present stage there is all details of detention in Russia another American, Michael Travalik, and diplomats are working on providing consular access to the Doni.</text:p>
      <text:p text:style-name="P4">
He stated this on Monday during a press conference in Washington, a Ukrinform correspondent reported.</text:p>
      <text:p text:style-name="P4">
“We try to learn more about the obvious detention(Michael - ed.)Travis Lika, and we are working not only to keep in touch with it, to have consular access, but also(Support - ed.)Communication with its birth, ”the State Department head said.</text:p>
      <text:p text:style-name="P4">
He stressed that he considered "number one priority" in his work to ensure the safety of American citizens abroad.</text:p>
      <text:p text:style-name="P4">
“And this case is no exception. That is why we are working on gathering information to understand what happened, and of course, we will carefully focus on this, ”said the head of American diplomacy.</text:p>
      <text:p text:style-name="P4">
<text:a xlink:type="simple" xlink:href="https://www.ukrinform.ua/tag-blinken" text:style-name="Internet_20_link" text:visited-style-name="Visited_20_Internet_20_Link">
Blinken</text:a>
He also stressed that the prevention of negotiations with governments delayed American citizens, the United States also impose sanctions and other punishes against regimes engaged in arbitrary arrests.</text:p>
      <text:p text:style-name="P4">
<text:span text:style-name="T4">
 Read also: </text:span>
 <text:a xlink:type="simple" xlink:href="https://www.ukrinform.ua/rubric-world/3721820-kitaj-vidkidae-zvinuvacenna-u-vikoristanni-spigunskoi-bazi-na-kubi-proti-ssa.html" text:style-name="Internet_20_link" text:visited-style-name="Visited_20_Internet_20_Link">
China rejects accusations of using the spyware in Cuba against the USA</text:a>
As reported by Ukrinform, on Sunday the US government <text:a xlink:type="simple" xlink:href="https://www.ukrinform.ua/rubric-world/3721540-derzdep-pidtverdiv-arest-u-rosii-amerikanca-akij-kolis-buv-desantnikom.html" text:style-name="Internet_20_link" text:visited-style-name="Visited_20_Internet_20_Link">
confirmed the arrest in Russia</text:a>
American citizen, former military paratrooper, musician Travis Lika. He became a third -American who is held in Russian prisons. The United Statistics is effort to free two more Americans - the former Mirpikhapol Wilan, as well as the WSJ journalist Evan Gershkovich.</text:p>
      <text:p text:style-name="P4">
News Source: <text:a xlink:type="simple" xlink:href="https://www.ukrinform.ua/rubric-world/3722001-ssa-zbiraut-dani-pro-arest-amerikanca-v-rosii.html" text:style-name="Internet_20_link" text:visited-style-name="Visited_20_Internet_20_Link">
https://www.ukrinform.ua/rubric-world/3722001-ssa-zbiraut-dani-pro-arest-amerikanca-v-rosii.html</text:a>
</text:p>
      <!--NEWS-->
      <text:h text:style-name="P10" text:outline-level="1">
<text:span text:style-name="T4">
In Ukraine tomorrow will be predominantly raining, in the afternoon up to +26 °</text:span>
</text:h>
      <text:p text:style-name="P4">
Authors: Ukrinform (Person)</text:p>
      <text:p text:style-name="P4">
Publisher: Укринформ (Organization)</text:p>
      <text:p text:style-name="P4">
Published Time: 2023-06-12T21:25:00+03:00</text:p>
      <text:p text:style-name="P4">
Modified Time: 2023-06-12T21:25:00+03:00</text:p>
      <text:p text:style-name="P4">
Description: Rain and thunderstorms are expected in most of Ukraine on Tuesday, June 13. - Ukrinform.</text:p>
      <text:p text:style-name="P4">
Images: ['<text:a xlink:type="simple" xlink:href="https://static.ukrinform.com/photos/2019_05/thumb_files/630_360_1558511876-237.jpg" text:style-name="Internet_20_link" text:visited-style-name="Visited_20_Internet_20_Link">
630_360_15585...</text:a>
']</text:p>
      <text:p text:style-name="P4">
Tags: ['Дощ', 'Гроза', 'Погода', 'Негода', 'Прогноз', 'Літо']</text:p>
      <text:p text:style-name="P4">
Type: Article</text:p>
      <!--METADATA-->
      <text:p text:style-name="P4">
<draw:frame draw:style-name="fr1" draw:name="Image227" text:anchor-type="as-char" svg:width="6.9236in" svg:height="3.956343in" draw:z-index="0">
<draw:image xlink:href="../Images/yкринформ/2023-06-12T21-25-00-03-00/630_360_1558511876-237.jpg" xlink:type="simple" xlink:show="embed" xlink:actuate="onLoad" draw:mime-type="image/jpeg"/>
</draw:frame>
Invaders, on June 13, rains and thunderstorms are expected in most of Ukraine.</text:p>
      <text:p text:style-name="P4">
Ukrinform was reported at the Ukrainian Hydrometeorological Center.</text:p>
      <text:p text:style-name="P4">
“On June 13, in Ukraine, in addition to the eastern and northeastern regions, locals are short-term rains, thunderstorms, Transcarpathia and Carpathian, daytime and vibrant areas. The wind is east, northeast, 5-10 m/s »,-is in the message.</text:p>
      <text:p text:style-name="P4">
The temperature at night will be 9-14 °, in the south of the country up to 17 °; In the daytime in the western northern regions 15-20 °, in the rest of the territory 21-26 °.</text:p>
      <text:p text:style-name="P4">
<text:span text:style-name="T4">
 Read also: </text:span>
 [in <text:span text:style-name="T4">
 Kyiv </text:span>
 <text:span text:style-name="T4">
 May </text:span>
 <text:span text:style-name="T4">
 </text:span>
 It turned out(https://www.ukrinform.ua/rubric-kyiv/3717054-u-kievi-traven-viavivsa-najsuhisim-za-ves-cas-sposterezen.html)In Kiev on June 13, it is cloudy with clearings, without precipitation; At the same time, a small short -term rain will be in the region. Temperature in the capital at night 11-13 °, in the afternoon 18-20 °. In the area at night 9-14 °, in the afternoon 15-20 °.</text:p>
      <text:p text:style-name="P4">
In the next two days in Ukraine will be cloudy with clear weather, and in the areas of areas will still be raining. In particular, in the western, eastern, places of state, June 14 and in the southern regions, short -term rains, <text:a xlink:type="simple" xlink:href="https://www.ukrinform.ua/tag-groza" text:style-name="Internet_20_link" text:visited-style-name="Visited_20_Internet_20_Link">
thunderstorms</text:a>
; in the rest of the territory without precipitation. The temperature at night 11-16 °, in the southern part to 19 °; On June 14, 20-25 °, June 15, except the western and eastern regions, 23-28 °.</text:p>
      <text:p text:style-name="P4">
In the capital region on June 14-15 without precipitation. Wind northeast, 5-10m/s. Temperature in Kiev at night 13-15 °; In the afternoon of June 14, 22-24 °, June 1525-27 °. In the area at night 11-16 °; In the afternoon of June 14, 20-25 °, June 15, 23-28 °.</text:p>
      <text:p text:style-name="P4">
<text:span text:style-name="T4">
 Read also: </text:span>
 <text:a xlink:type="simple" xlink:href="https://www.ukrinform.ua/rubric-world/3710494-u-pivdennij-evropi-ocikuetsa-najspekotnise-lito-cerez-zminu-klimatu.html" text:style-name="Internet_20_link" text:visited-style-name="Visited_20_Internet_20_Link">
in <text:span text:style-name="T4">
 Southern </text:span>
 <text:span text:style-name="T4">
 Europe </text:span>
 <text:span text:style-name="T4">
 </text:span>
 expected <text:span text:style-name="T4">
<text:span text:style-name="T5">
* The hottest </text:span>
* </text:span>
 Summer <text:span text:style-name="T4">
 </text:span>
 <text:span text:style-name="T4">
 Through </text:span>
 <text:span text:style-name="T4">
 change </text:span>
 <text:span text:style-name="T4">
 </text:span>
 climate **</text:a>
During June 16-17 in Ukraine, mostly without precipitation, only in the western ones, stored Zhytomyr, Vinnytsia and Odessa regions with short-term rains, thunderstorms.</text:p>
      <text:p text:style-name="P4">
Temperature at night 11-17 °, in the south of the country up to 20 °; during the day 24-30 °, in western holes 20-26 °.</text:p>
      <text:p text:style-name="P4">
In Kiev and the region on June 16-17 without precipitation. Temperature in the capital at night14-16 °, in the afternoon 26-28 °; In the area at night 11-16 °, in the afternoon 24-29 °.</text:p>
      <text:p text:style-name="P4">
News Source: <text:a xlink:type="simple" xlink:href="https://www.ukrinform.ua/rubric-regions/3721773-v-ukraini-zavtra-perevazno-dositime-vden-do-26.html" text:style-name="Internet_20_link" text:visited-style-name="Visited_20_Internet_20_Link">
https://www.ukrinform.ua/rubric-regions/3721773-v-ukraini-zavtra-perevazno-dositime-vden-do-26.html</text:a>
</text:p>
      <!--NEWS-->
      <text:h text:style-name="P10" text:outline-level="1">
<text:span text:style-name="T4">
Baiden Administration develops plans for UN reform -the Washington Post</text:span>
</text:h>
      <text:p text:style-name="P4">
Authors: Ukrinform (Person)</text:p>
      <text:p text:style-name="P4">
Publisher: Укринформ (Organization)</text:p>
      <text:p text:style-name="P4">
Published Time: 2023-06-12T21:38:00+03:00</text:p>
      <text:p text:style-name="P4">
Modified Time: 2023-06-12T21:38:00+03:00</text:p>
      <text:p text:style-name="P4">
Description: Presidential Administration Joe Baiden develops plans for reforming the UN Security Council, the United States proposes to include in the UN Security Council in addition six permanent members who will not be vetoed. - Ukrinform.</text:p>
      <text:p text:style-name="P4">
Images: ['<text:a xlink:type="simple" xlink:href="https://static.ukrinform.com/photos/2022_01/thumb_files/630_360_1643665289-546.jpeg" text:style-name="Internet_20_link" text:visited-style-name="Visited_20_Internet_20_Link">
630_360_16436...</text:a>
']</text:p>
      <text:p text:style-name="P4">
Tags: ['Байден', 'ООН', 'Реформа', 'США', 'Білий дім', 'Радбез ООН']</text:p>
      <text:p text:style-name="P4">
Type: Article</text:p>
      <!--METADATA-->
      <text:p text:style-name="P4">
<draw:frame draw:style-name="fr1" draw:name="Image228" text:anchor-type="as-char" svg:width="6.9236in" svg:height="3.956343in" draw:z-index="0">
<draw:image xlink:href="../Images/yкринформ/2023-06-12T21-38-00-03-00/630_360_1643665289-546.jpeg" xlink:type="simple" xlink:show="embed" xlink:actuate="onLoad" draw:mime-type="image/jpeg"/>
</draw:frame>
Presidential Administration Joe Baiden develops plans for reforming the UN Radion, the United States proposes to include in the UN Security Council in addition six permanent members who will not be vetoed.</text:p>
      <text:p text:style-name="P4">
According to Ukrinform, it reports <text:a xlink:type="simple" xlink:href="https://www.washingtonpost.com/national-security/2023/06/12/biden-un-security-council-reform/" text:style-name="Internet_20_link" text:visited-style-name="Visited_20_Internet_20_Link">
The Washington Post</text:a>
.</text:p>
      <text:p text:style-name="P4">
The US proposal is expected to envisage the addition of six -stable members to the Council without giving these countries the right of veto, which reflects the desire for the president of Baiden to recognize the growing influence of developing countries and elimination of integral disappointment with current members, due to the inability to stop global conflicts, in particular.</text:p>
      <text:p text:style-name="P4">
As noted, a permanent US representative at <text:a xlink:type="simple" xlink:href="https://www.ukrinform.ua/tag-oon" text:style-name="Internet_20_link" text:visited-style-name="Visited_20_Internet_20_Link">
UN</text:a>
Linda Thomas Grinfield is already consulting with the diplomats of all UN member states.</text:p>
      <text:p text:style-name="P4">
<text:span text:style-name="T4">
 Read also: </text:span>
 <text:a xlink:type="simple" xlink:href="https://www.ukrinform.ua/rubric-polytics/3719271-tragedia-na-kahovskij-ges-e-se-odnim-prikladom-zahlivoi-cini-vijni-dla-ludej-guterres.html" text:style-name="Internet_20_link" text:visited-style-name="Visited_20_Internet_20_Link">
tragedy on Kakhovskaya hydroelectric power station is another example of a terrible war for people - Guterres</text:a>
According to the head of the UN International Crisis Group Gowen, the UN Council of Safety did not justify the trusted mandate.</text:p>
      <text:p text:style-name="P4">
"The lower the UN authority falls, the more fragmented, the more regionalized and competitive the world will become," <text:span text:style-name="T5">
-</text:span>
 said Gowen.</text:p>
      <text:p text:style-name="P4">
What new permanent members of the UN Security Council is being discussed is still unknown. But earlier in the United States it was hinted that it was not against the organization to join Germany, Japan and India on a permanent basis. France and Great Britain, in addition to these three countries, support Brazil's membership and at least one African country.</text:p>
      <text:p text:style-name="P4">
<text:span text:style-name="T4">
 Read also: </text:span>
 <text:a xlink:type="simple" xlink:href="https://www.ukrinform.ua/rubric-society/3720824-v-oon-rozpovili-pro-trietapnij-plan-reaguvanna-na-katastrofu-na-pivdni-ukraini.html" text:style-name="Internet_20_link" text:visited-style-name="Visited_20_Internet_20_Link">
in <text:span text:style-name="T4">
 UN </text:span>
 UNFFECTIVE ABOUT THE TRAPHAPA PLACE OF NAKATASTrophe Response in South of Ukraine</text:a>
As reported <text:a xlink:type="simple" xlink:href="https://www.ukrinform.ua/rubric-world/3719244-genasamblea-oon-obrala-novih-nepostijnih-cleniv-radbezu.html" text:style-name="Internet_20_link" text:visited-style-name="Visited_20_Internet_20_Link">
Ukrinform</text:a>
, UN General Assembly on Tuesday, June 6, held elections of new non-permanent security Council for the period 2024-2025.Earlier, the adviser to the Head of the Presidential Office of Ukraine, Podolyak, howled that the restoration of the UN to begin with the undeniable exclusion of Russia from the Security Council.</text:p>
      <text:p text:style-name="P4">
News Source: <text:a xlink:type="simple" xlink:href="https://www.ukrinform.ua/rubric-world/3722005-administracia-bajdena-rozroblae-plani-sodo-reformi-oon-the-washington-post.html" text:style-name="Internet_20_link" text:visited-style-name="Visited_20_Internet_20_Link">
https://www.ukrinform.ua/rubric-world/3722005-administracia-bajdena-rozroblae-plani-sodo-reformi-oon-the-washington-post.html</text:a>
</text:p>
      <!--NEWS-->
      <text:h text:style-name="P10" text:outline-level="1">
<text:span text:style-name="T4">
In the sky over Mariupol observe high activity of Russian aviation</text:span>
</text:h>
      <text:p text:style-name="P4">
Authors: Ukrinform (Person)</text:p>
      <text:p text:style-name="P4">
Publisher: Укринформ (Organization)</text:p>
      <text:p text:style-name="P4">
Published Time: 2023-06-12T21:47:00+03:00</text:p>
      <text:p text:style-name="P4">
Modified Time: 2023-06-12T21:47:00+03:00</text:p>
      <text:p text:style-name="P4">
Description: In the sky above Mariupol, the activity of the spiral and aircraft is observed. - Ukrinform.</text:p>
      <text:p text:style-name="P4">
Images: ['<text:a xlink:type="simple" xlink:href="https://static.ukrinform.com/photos/2022_02/thumb_files/630_360_1645860187-937.jpg" text:style-name="Internet_20_link" text:visited-style-name="Visited_20_Internet_20_Link">
630_360_16458...</text:a>
']</text:p>
      <text:p text:style-name="P4">
Tags: ['Маріуполь', 'Російська авіація', 'Війна з Росією']</text:p>
      <text:p text:style-name="P4">
Type: Article</text:p>
      <!--METADATA-->
      <text:p text:style-name="P4">
<draw:frame draw:style-name="fr1" draw:name="Image229" text:anchor-type="as-char" svg:width="6.9236in" svg:height="3.956343in" draw:z-index="0">
<draw:image xlink:href="../Images/yкринформ/2023-06-12T21-47-00-03-00/630_360_1645860187-937.jpg" xlink:type="simple" xlink:show="embed" xlink:actuate="onLoad" draw:mime-type="image/jpeg"/>
</draw:frame>
In the sky, Udmariupol is observed the activity of gdtocarl and aircraft.</text:p>
      <text:p text:style-name="P4">
About it in <text:a xlink:type="simple" xlink:href="https://t.me/andriyshTime/10711" text:style-name="Internet_20_link" text:visited-style-name="Visited_20_Internet_20_Link">
telegram</text:a>
Petro Andryushchenko, a Merimariupol Advisor, reported, Ukrinform reports.</text:p>
      <text:p text:style-name="P4">
“The superior activity in the sky is observed from 19:50. Guhrines, <text:a xlink:type="simple" xlink:href="https://www.ukrinform.ua/tag-rosijska-aviacia" text:style-name="Internet_20_link" text:visited-style-name="Visited_20_Internet_20_Link">
aircraft</text:a>
, missile strikes of the Nadmariupol district towards the Zaporozhye region. From two directions, the priority - the assistant, with less activity - Rostovsky, ” - said Demandryushchenko.</text:p>
      <text:p text:style-name="P4">
People are now asked not to neglect the danger.</text:p>
      <text:p text:style-name="P4">
<text:span text:style-name="T4">
 Read also: </text:span>
 <text:a xlink:type="simple" xlink:href="https://www.ukrinform.ua/rubric-ato/3721782-bez-oboroni-mariupola-ukraina-b-povnistu-vtratila-vihid-do-cornogo-mora-mou.html" text:style-name="Internet_20_link" text:visited-style-name="Visited_20_Internet_20_Link">
without defense <text:span text:style-name="T4">
 Mariupol </text:span>
 Ukraine would be completely lost to the Black Sea - Mow</text:a>
It is known that Russia's aggression has caused one of the largest humanitarian -catrophy in Mariupol. The city is almost 90% destroyed as a result of enemy shelling, there is no normal supply of electricity, water, gas. In addition, the invaders carry the damaged homes to hide the traces of their crimes.</text:p>
      <text:p text:style-name="P4">
The enemy turned Mariupol and the surrounding settlements into a military-logistics hub.</text:p>
      <text:p text:style-name="P4">
News Source: <text:a xlink:type="simple" xlink:href="https://www.ukrinform.ua/rubric-ato/3722006-u-nebi-nad-mariupolem-sposterigaut-visoku-aktivnist-rosijskoi-aviacii.html" text:style-name="Internet_20_link" text:visited-style-name="Visited_20_Internet_20_Link">
https://www.ukrinform.ua/rubric-ato/3722006-u-nebi-nad-mariupolem-sposterigaut-visoku-aktivnist-rosijskoi-aviacii.html</text:a>
</text:p>
      <!--NEWS-->
      <text:h text:style-name="P10" text:outline-level="1">
<text:span text:style-name="T4">
Duda: NATO Summit should bring clear decisions about Ukraine's membership in the Alliance</text:span>
</text:h>
      <text:p text:style-name="P4">
Authors: Ukrinform (Person)</text:p>
      <text:p text:style-name="P4">
Publisher: Укринформ (Organization)</text:p>
      <text:p text:style-name="P4">
Published Time: 2023-06-12T21:53:00+03:00</text:p>
      <text:p text:style-name="P4">
Modified Time: 2023-06-12T21:53:00+03:00</text:p>
      <text:p text:style-name="P4">
Description: A clear decision on Ukraine's membership in the Alliance should be made at the NATO summit in Vilnius. - Ukrinform.</text:p>
      <text:p text:style-name="P4">
Images: ['<text:a xlink:type="simple" xlink:href="https://static.ukrinform.com/photos/2023_04/thumb_files/630_360_1680700410-694.jpg" text:style-name="Internet_20_link" text:visited-style-name="Visited_20_Internet_20_Link">
630_360_16807...</text:a>
']</text:p>
      <text:p text:style-name="P4">
Tags: ['Дуда', 'НАТО', 'Париж']</text:p>
      <text:p text:style-name="P4">
Type: Article</text:p>
      <!--METADATA-->
      <text:p text:style-name="P4">
<draw:frame draw:style-name="fr1" draw:name="Image230" text:anchor-type="as-char" svg:width="6.9236in" svg:height="3.956343in" draw:z-index="0">
<draw:image xlink:href="../Images/yкринформ/2023-06-12T21-53-00-03-00/630_360_1680700410-694.jpg" xlink:type="simple" xlink:show="embed" xlink:actuate="onLoad" draw:mime-type="image/jpeg"/>
</draw:frame>
Samitinato in Vilnius should make a clear decision on Ukraine's membership of Ukraine.</text:p>
      <text:p text:style-name="P4">
This was stated during a press conference on Monday in Paris as a meeting of the leader's triangle, Polish President Andrzej Duda, Ukrinform's own correspondent reports.</text:p>
      <text:p text:style-name="P4">
“The issue of security guarantees for Ukraine is now discussing the highest level. I hope that NATO's closest summit in Vilnius will bring a goodness to Kiev that Ukraine's membership in NATO is on the horizon; that the light in Ekatel, as often said in Ukraine, with respect to NATO membership, and what Ukrainians want to see, will appear thanks to our decision, which will be made by the departure, ”Duda stressed.</text:p>
      <text:p text:style-name="P4">
<text:span text:style-name="T4">
 Read also: </text:span>
 <text:a xlink:type="simple" xlink:href="https://www.ukrinform.ua/rubric-polytics/3720844-ukraina-na-samiti-u-vilnusi-otrimae-algoritm-vstupu-do-nato-zastupnik-ministra-oboroni.html" text:style-name="Internet_20_link" text:visited-style-name="Visited_20_Internet_20_Link">
Ukraine at the Vilnius Summit will receive the Donato - Deputy Minister of Defense Entrance</text:a>
He emphasized that today the greatest expectations of the Ukrainian authorities, Ukrainian military and Ukrainian society as a whole are a clear signal to the understandable perspective of NATO membership. He called it one of the main tasks of the Alliance summit.</text:p>
      <text:p text:style-name="P4">
The President of the RP stressed that Russia cannot win this war. Therefore, the event should do everything possible to help Kiev displace hostile Russian troops for the sake of Ukraine, it is also important for the future of Europe.</text:p>
      <text:p text:style-name="P4">
According to him, the defeat of Russia in Ukraine will be a guarantee that the Kremlin will not dare to attack another country. He noted that now the Ukrainian army is carrying out a counter -offensive.</text:p>
      <text:p text:style-name="P4">
<text:span text:style-name="T4">
 Read also: </text:span>
 <text:a xlink:type="simple" xlink:href="https://www.ukrinform.ua/rubric-polytics/3721526-zelenskij-pogovoriv-z-dudou-pro-ocikuvanna-vid-samitu-nato-u-vilnusi.html" text:style-name="Internet_20_link" text:visited-style-name="Visited_20_Internet_20_Link">
Zelensky talked to <text:span text:style-name="T4">
 Duda </text:span>
 About NATO Dyamite Expectations in Vilnius</text:a>
"I hope and believe that thanks to our support, this counter-offensive is a cortical… we want Ukraine to win, and this victory will be the victory of Russian troops from all the occupied territories," Duda stressed.</text:p>
      <text:p text:style-name="P4">
He added that this is how the war should end and all the countries of the event have to help Ukraine achieve this purpose.</text:p>
      <text:p text:style-name="P4">
Duda noted that during the meeting within the Weimar Triangle in Paris, in particular, the issue of creating a flight coalition - when Ukraine can get planes, what will the training of pilots look like and what help the Dalitreb to provide Kiev.Ukraine raises NATO allies on the issue of providing security guarantees of the touchday the movement towards full membership in the Alliance.</text:p>
      <text:p text:style-name="P4">
Photo: op</text:p>
      <text:p text:style-name="P4">
News Source: <text:a xlink:type="simple" xlink:href="https://www.ukrinform.ua/rubric-polytics/3722007-duda-samit-nato-mae-prinesti-citki-risenna-pro-clenstvo-ukraini-v-alansi.html" text:style-name="Internet_20_link" text:visited-style-name="Visited_20_Internet_20_Link">
https://www.ukrinform.ua/rubric-polytics/3722007-duda-samit-nato-mae-prinesti-citki-risenna-pro-clenstvo-ukraini-v-alansi.html</text:a>
</text:p>
      <!--NEWS-->
      <text:h text:style-name="P10" text:outline-level="1">
<text:span text:style-name="T4">
154 people were evacuated from the Kalinov community in Kherson region</text:span>
</text:h>
      <text:p text:style-name="P4">
Authors: Ukrinform (Person)</text:p>
      <text:p text:style-name="P4">
Publisher: Укринформ (Organization)</text:p>
      <text:p text:style-name="P4">
Published Time: 2023-06-12T21:58:00+03:00</text:p>
      <text:p text:style-name="P4">
Modified Time: 2023-06-12T21:58:00+03:00</text:p>
      <text:p text:style-name="P4">
Description: In Kherson region, 154 people were evacuated from the flooded Kalinov community. - Ukrinform.</text:p>
      <text:p text:style-name="P4">
Images: ['<text:a xlink:type="simple" xlink:href="https://static.ukrinform.com/photos/2023_06/thumb_files/630_360_1686596205-722.jpeg" text:style-name="Internet_20_link" text:visited-style-name="Visited_20_Internet_20_Link">
630_360_16865...</text:a>
']</text:p>
      <text:p text:style-name="P4">
Tags: ['Евакуація', 'Херсонщина', 'Каховська ГЕС', 'Підтоплення']</text:p>
      <text:p text:style-name="P4">
Type: Article</text:p>
      <!--METADATA-->
      <text:p text:style-name="P4">
<draw:frame draw:style-name="fr1" draw:name="Image231" text:anchor-type="as-char" svg:width="6.9236in" svg:height="3.956343in" draw:z-index="0">
<draw:image xlink:href="../Images/yкринформ/2023-06-12T21-58-00-03-00/630_360_1686596205-722.jpeg" xlink:type="simple" xlink:show="embed" xlink:actuate="onLoad" draw:mime-type="image/jpeg"/>
</draw:frame>
Nakherson region from the flooded Kalinov community was evacuated by 154 people.</text:p>
      <text:p text:style-name="P4">
About it in <text:a xlink:type="simple" xlink:href="https://t.me/khersonskaODA/6813" text:style-name="Internet_20_link" text:visited-style-name="Visited_20_Internet_20_Link">
telegram</text:a>
Kherson reports, Ukrinform reports.</text:p>
      <text:p text:style-name="P4">
“Deputy Chief <text:a xlink:type="simple" xlink:href="https://www.ukrinform.ua/tag-hersonsina" text:style-name="Internet_20_link" text:visited-style-name="Visited_20_Internet_20_Link">
Kherson</text:a>
Ova Olga Malyarchuk visited the Kalinovsky community that the victim of flooding. 154 people were evacuated from the community, ”Kherson Ova reports.</text:p>
      <text:p text:style-name="P4">
According to them, the community is currently accounting for the flooded homes provides people with drinking water. There is a mobile water treatment station.</text:p>
      <text:p text:style-name="P4">
<text:span text:style-name="T4">
 Read also: </text:span>
 <text:a xlink:type="simple" xlink:href="https://www.ukrinform.ua/rubric-regions/3721993-gumanitarnu-dopomogu-dla-hersonsini-vze-vidilili-19-krain.html" text:style-name="Internet_20_link" text:visited-style-name="Visited_20_Internet_20_Link">
Humanitarian Aid for <text:span text:style-name="T4">
 Kherson Region </text:span>
 Already allocated 19 countries</text:a>
As reported by Ukrinform, Russian troops on June 6 <text:a xlink:type="simple" xlink:href="https://www.ukrinform.ua/rubric-ato/3718751-rosijski-zagarbniki-pidirvali-kahovsku-ges-ok-pivden.html" text:style-name="Internet_20_link" text:visited-style-name="Visited_20_Internet_20_Link">
carried out underwriting hydroelectric power station</text:a>
. As a result of the blowing of the machine, the station was completely destroyed inside. The evacuation of the population of island flood is ongoing.</text:p>
      <text:p text:style-name="P4">
Photo: Hepreson Ova, TVs</text:p>
      <text:p text:style-name="P4">
News Source: <text:a xlink:type="simple" xlink:href="https://www.ukrinform.ua/rubric-regions/3722008-z-pidtoplenoi-kalinivskoi-gromadi-na-hersonsini-evakuuvali-154-osib.html" text:style-name="Internet_20_link" text:visited-style-name="Visited_20_Internet_20_Link">
https://www.ukrinform.ua/rubric-regions/3722008-z-pidtoplenoi-kalinivskoi-gromadi-na-hersonsini-evakuuvali-154-osib.html</text:a>
</text:p>
      <!--NEWS-->
      <text:h text:style-name="P10" text:outline-level="1">
<text:span text:style-name="T4">
Alexei Reznikov commented on the expectations of Ukraine from the next meeting of the group in Ramstein format</text:span>
</text:h>
      <text:p text:style-name="P4">
Author: ['АРМІЯINFORM']</text:p>
      <text:p text:style-name="P4">
Time: 2023-06-12T22:00:00-04:00</text:p>
      <text:p text:style-name="P4">
Description: Mainstrar of the defense of Ukraine Oleksіya Reznikov Military Media Center Schodo Ochіkuva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1686544246.jpeg" text:style-name="Internet_20_link" text:visited-style-name="Visited_20_Internet_20_Link">
photo1686544246.jpeg</text:a>
']</text:p>
      <text:p text:style-name="P4">
Tags: ['STOPRUSSIA', 'АГРЕСІЯ РФ', 'ОЛЕКСІЙ РЕЗНІКОВ', 'ОФІЦІЙНО']</text:p>
      <text:p text:style-name="P4">
Category: News</text:p>
      <!--METADATA-->
      <text:p text:style-name="P4">
<draw:frame draw:style-name="fr1" draw:name="Image232" text:anchor-type="as-char" svg:width="6.9236in" svg:height="4.61393in" draw:z-index="0">
<draw:image xlink:href="../Images/AРМІЯINFORM/2023-06-12T22-00-00-04-00/photo1686544246.jpeg" xlink:type="simple" xlink:show="embed" xlink:actuate="onLoad" draw:mime-type="image/jpeg"/>
</draw:frame>
Commentary from the Minister of Defense of Ukraine Alexei Reznikov <text:a xlink:type="simple" xlink:href="https://t.me/militarymediacenter/2198" text:style-name="Internet_20_link" text:visited-style-name="Visited_20_Internet_20_Link">
Military Mediacenter</text:a>
Concerning the expectations of Ukraine of the Ramstein Group Merry Meeting:</text:p>
      <text:p text:style-name="P4">
“First of all, we expect a similar level of support from partners.</text:p>
      <text:p text:style-name="P4">
As part of the meeting, we will discuss detailed things of the "aircraft coalition". In this case, we are talking about the preparation of pilots and not just pilots, but also our technicians and engineers who will maintain the service of meteners. Because it is a very complex system. The subjects will be discussed with the teams of the Ministries of Defense of the Netherlands, Denmark, the United States and other countries that have joined this coalition.</text:p>
      <text:p text:style-name="P4">
I included representatives of our air forces in the Ukrainian delegation.</text:p>
      <text:p text:style-name="P4">
Next - the rest. Anything concerning air defense, ammunition shells, artillery. Oops did not change. This war is a war of resources. Resources - means not only weapons, but also the ability to repair it, to serve everything that is tangent. Therefore, important issues for us are the discovery of different types of hubs of repair and equipment of equipment. Both in the territory of Ukraine, together with partners and in friendly border countries. "</text:p>
      <text:p text:style-name="P4">
We will remind, the thirteenth meeting of the contact group on defense of Ukraine Uramakh format <text:a xlink:type="simple" xlink:href="https://armyinform.com.ua/2023/06/09/stala-vidoma-data-provedennya-zasidannya-kontaktnoyi-grupy-z-pytan-oborony-ukrayiny-u-formati-ramshtajn/" text:style-name="Internet_20_link" text:visited-style-name="Visited_20_Internet_20_Link">
"Ramstein"</text:a>
It will take place on June 15, 2023.</text:p>
      <text:p text:style-name="P4">
News Source: <text:a xlink:type="simple" xlink:href="https://armyinform.com.ua/2023/06/12/oleksij-reznikov-dav-komentar-shhodo-ochikuvan-ukrayiny-vid-chergovogo-zasidannya-grupy-u-formati-ramshtajn/" text:style-name="Internet_20_link" text:visited-style-name="Visited_20_Internet_20_Link">
https://armyinform.com.ua/2023/06/12/oleksij-reznikov-dav-komentar-shhodo-ochikuvan-ukrayiny-vid-chergovogo-zasidannya-grupy-u-formati-ramshtajn/</text:a>
</text:p>
      <!--NEWS-->
      <text:h text:style-name="P10" text:outline-level="1">
<text:span text:style-name="T4">
Blinken announced a powerful package of political and practical support to Ukraine at NATO summit</text:span>
</text:h>
      <text:p text:style-name="P4">
Authors: Ukrinform (Person)</text:p>
      <text:p text:style-name="P4">
Publisher: Укринформ (Organization)</text:p>
      <text:p text:style-name="P4">
Published Time: 2023-06-12T22:07:00+03:00</text:p>
      <text:p text:style-name="P4">
Modified Time: 2023-06-12T22:07:00+03:00</text:p>
      <text:p text:style-name="P4">
Description: Member States of the North Atlantic Alliance will provide Ukraine with a powerful package of support for Putin during the Summit of State in Vilnius, which will be a signal for Putin that international unity remains strong and it will not be able to achieve its goals. - Ukrinform.</text:p>
      <text:p text:style-name="P4">
Images: ['<text:a xlink:type="simple" xlink:href="https://static.ukrinform.com/photos/2022_03/thumb_files/630_360_1647552427-852.jpg" text:style-name="Internet_20_link" text:visited-style-name="Visited_20_Internet_20_Link">
630_360_16475...</text:a>
']</text:p>
      <text:p text:style-name="P4">
Tags: ['НАТО', 'США', 'Блінкен']</text:p>
      <text:p text:style-name="P4">
Type: Article</text:p>
      <!--METADATA-->
      <text:p text:style-name="P4">
<draw:frame draw:style-name="fr1" draw:name="Image233" text:anchor-type="as-char" svg:width="6.9236in" svg:height="3.956343in" draw:z-index="0">
<draw:image xlink:href="../Images/yкринформ/2023-06-12T22-07-00-03-00/630_360_1647552427-852.jpg" xlink:type="simple" xlink:show="embed" xlink:actuate="onLoad" draw:mime-type="image/jpeg"/>
</draw:frame>
Member States of the North Atlantic Alliance during the Summit of State in Vilnius will provide Ukraine with a "powerful package" of support, which will become a signal for Putin that international unity remains strong and it will not succeed in achieving this goals.</text:p>
      <text:p text:style-name="P4">
This was stated on Monday during a press conference in Washington US Secretary of State Anthony Blinken, Ukrinform correspondent reports.</text:p>
      <text:p text:style-name="P4">
"I think you can expect a powerful package at the NATO summit as a political, such practical support for Ukraine in the future," the US Secretary of State said.</text:p>
      <text:p text:style-name="P4">
<text:span text:style-name="T4">
 Read also: </text:span>
 [States do not have information about the transmission of China's arms of Russian(https://www.ukrinform.ua/rubric-world/3721988-stati-ne-maut-informacii-pro-peredanna-kitaem-ozbroen-rf-blinken.html)He also expressed his belief that Putin would send a strong signal in parallel, which he apparently wants to wait for the international community to stop his help. However, as the head of the State Department emphasized, the countries supporting Ukrainian are determined.</text:p>
      <text:p text:style-name="P4">
Blinken stressed that the civilized world, like Ukraine, wants to reach peace that will be fair and strong.</text:p>
      <text:p text:style-name="P4">
“If and when Russia is ready to join these conditions, we will all be ready to do. But what we see today is that it is not ready for it, ”the US Secretary of State said.</text:p>
      <text:p text:style-name="P4">
<text:span text:style-name="T4">
 Read also: </text:span>
 <text:a xlink:type="simple" xlink:href="https://www.ukrinform.ua/rubric-world/3720344-blinken-moze-vidvidati-kitaj-nastupnogo-tizna-zmi.html" text:style-name="Internet_20_link" text:visited-style-name="Visited_20_Internet_20_Link">
<text:span text:style-name="T4">
 BLINKEN </text:span>
 can visit China next week - media</text:a>
As reported by Ukrinform, on July 11-12 in Vilnius will take place on the next alone.</text:p>
      <text:p text:style-name="P4">
Ukraine raises NATO allies on the issue of providing security guarantees of the touchday the movement towards full membership in the Alliance.</text:p>
      <text:p text:style-name="P4">
News Source: <text:a xlink:type="simple" xlink:href="https://www.ukrinform.ua/rubric-polytics/3722011-blinken-anonsuvav-potuznij-paket-politicnoi-i-prakticnoi-pidtrimki-ukraini-na-samiti-nato.html" text:style-name="Internet_20_link" text:visited-style-name="Visited_20_Internet_20_Link">
https://www.ukrinform.ua/rubric-polytics/3722011-blinken-anonsuvav-potuznij-paket-politicnoi-i-prakticnoi-pidtrimki-ukraini-na-samiti-nato.html</text:a>
</text:p>
      <!--NEWS-->
      <text:h text:style-name="P10" text:outline-level="1">
<text:span text:style-name="T4">
Rehabilitation center for wounded soldiers in the Dnieper should be done by the end of the year - Ryzhenko</text:span>
</text:h>
      <text:p text:style-name="P4">
Authors: Ukrinform (Person)</text:p>
      <text:p text:style-name="P4">
Publisher: Укринформ (Organization)</text:p>
      <text:p text:style-name="P4">
Published Time: 2023-06-12T22:13:00+03:00</text:p>
      <text:p text:style-name="P4">
Modified Time: 2023-06-12T22:13:00+03:00</text:p>
      <text:p text:style-name="P4">
Description: Rehabilitation Center for Wounded Fighters in the Regional Hospital. Mechnikov should be done by the end of the year. - Ukrinform.</text:p>
      <text:p text:style-name="P4">
Images: ['<text:a xlink:type="simple" xlink:href="https://static.ukrinform.com/photos/2023_06/thumb_files/630_360_1686568116-175.jpg" text:style-name="Internet_20_link" text:visited-style-name="Visited_20_Internet_20_Link">
630_360_16865...</text:a>
']</text:p>
      <text:p text:style-name="P4">
Tags: ['Дніпро', 'Лікарня', 'Лікарі']</text:p>
      <text:p text:style-name="P4">
Type: Article</text:p>
      <!--METADATA-->
      <text:p text:style-name="P4">
<draw:frame draw:style-name="fr1" draw:name="Image234" text:anchor-type="as-char" svg:width="6.9236in" svg:height="3.956343in" draw:z-index="0">
<draw:image xlink:href="../Images/yкринформ/2023-06-12T22-13-00-03-00/630_360_1686568116-175.jpg" xlink:type="simple" xlink:show="embed" xlink:actuate="onLoad" draw:mime-type="image/jpeg"/>
</draw:frame>
Rehabilitation Center for Wounded Fighters in the Regional Hospital. Make a swordfish by the end of the year.</text:p>
      <text:p text:style-name="P4">
About it in <text:a xlink:type="simple" xlink:href="https://www.ukrinform.ua/rubric-regions/3721750-sergij-rizenko-gendirektor-kp-dnipropetrovska-oblasna-klinicna-likarna-im-imecnikova.html" text:style-name="Internet_20_link" text:visited-style-name="Visited_20_Internet_20_Link">
interview Ukrinform</text:a>
The head of the Dnipropetrovsk regional hospital Sergey Ryzhenko said.</text:p>
      <text:p text:style-name="P4">
"By the end of the year it is necessary to do it because there are thousands of fighters who have lost in war or feet and need rehabilitation. They are sent today throughout the world or simply in other cities of our country to get caught for their future. To walk or move independently, to provide the simplest needs and live in the family. All the guys who have passed our hospital have serious injuries. Support should be, sometimes life -long, and this should also be understood, "he said.</text:p>
      <text:p text:style-name="P4">
<text:span text:style-name="T4">
 Read also: </text:span>
 <text:a xlink:type="simple" xlink:href="https://www.ukrinform.ua/rubric-regions/3721750-sergij-rizenko-gendirektor-kp-dnipropetrovska-oblasna-klinicna-likarna-im-imecnikova.html" text:style-name="Internet_20_link" text:visited-style-name="Visited_20_Internet_20_Link">
Sergey Ryzhenko, CEO of KP "Dnipropetrovsk Regional Maplinical Hospital. I. Mechnikov »</text:a>
He added that only in specialized centers, where there is a computer tomograph, MRI, psychologists, professors - should be restored.</text:p>
      <text:p text:style-name="P4">
As reported by Ukrinform, Sergey Ryzhenko, CEO of KP "Dnipropetrovsk Regional Machinna Hospital", said that the Udnipropetrovsk Regional Hospital named after Mechnikov saved 95%of the wounded.</text:p>
      <text:p text:style-name="P4">
News Source: <text:a xlink:type="simple" xlink:href="https://www.ukrinform.ua/rubric-regions/3722012-reabilitacijnij-centr-dla-poranenih-bijciv-u-dnipri-treba-zrobiti-do-kinca-roku-rizenko.html" text:style-name="Internet_20_link" text:visited-style-name="Visited_20_Internet_20_Link">
https://www.ukrinform.ua/rubric-regions/3722012-reabilitacijnij-centr-dla-poranenih-bijciv-u-dnipri-treba-zrobiti-do-kinca-roku-rizenko.html</text:a>
</text:p>
      <!--NEWS-->
      <text:h text:style-name="P10" text:outline-level="1">
<text:span text:style-name="T4">
Zolotaryova in the UN International Court of Justice: Truth on our side</text:span>
</text:h>
      <text:p text:style-name="P4">
Authors: Ukrinform (Person)</text:p>
      <text:p text:style-name="P4">
Publisher: Укринформ (Organization)</text:p>
      <text:p text:style-name="P4">
Published Time: 2023-06-12T22:19:00+03:00</text:p>
      <text:p text:style-name="P4">
Modified Time: 2023-06-12T22:19:00+03:00</text:p>
      <text:p text:style-name="P4">
Description: After speaking in the UN International Court of Ukraine, the Director of the International Law of the Ministry of Foreign Affairs of Ukraine Oksana Zolotareva stressed that not only the facts and right on the side of Ukraine, but also the truth. - Ukrinform.</text:p>
      <text:p text:style-name="P4">
Images: ['<text:a xlink:type="simple" xlink:href="https://static.ukrinform.com/photos/2023_06/thumb_files/630_360_1686597303-652.jpg" text:style-name="Internet_20_link" text:visited-style-name="Visited_20_Internet_20_Link">
630_360_16865...</text:a>
', '<text:a xlink:type="simple" xlink:href="https://static.ukrinform.com/photos/2023_06/1686597401-646.jpg" text:style-name="Internet_20_link" text:visited-style-name="Visited_20_Internet_20_Link">
1686597401-64...</text:a>
']</text:p>
      <text:p text:style-name="P4">
Tags: ['Україна', 'Міжнародний суд ООН', 'Росія', 'Воєнні злочини']</text:p>
      <text:p text:style-name="P4">
Type: Article</text:p>
      <!--METADATA-->
      <text:p text:style-name="P4">
<draw:frame draw:style-name="fr1" draw:name="Image235" text:anchor-type="as-char" svg:width="6.9236in" svg:height="3.956343in" draw:z-index="0">
<draw:image xlink:href="../Images/yкринформ/2023-06-12T22-19-00-03-00/630_360_1686597303-652.jpg" xlink:type="simple" xlink:show="embed" xlink:actuate="onLoad" draw:mime-type="image/jpeg"/>
</draw:frame>
Oksana Zolotareva, Director of the Ministry of International Law of the Ministry of Internal Affairs of the UN, stressed that not only the facts and right to the side of Ukraine, but also the truth.</text:p>
      <text:p text:style-name="P4">
She said this in an exclusive comment to the correspondent of Ukrinform Vgaaz.</text:p>
      <text:p text:style-name="P4">
<draw:frame draw:style-name="fr1" draw:name="Image236" text:anchor-type="as-char" svg:width="6.9236in" svg:height="4.615733in" draw:z-index="0">
<draw:image xlink:href="../Images/yкринформ/2023-06-12T22-19-00-03-00/1686597401-646.jpg" xlink:type="simple" xlink:show="embed" xlink:actuate="onLoad" draw:mime-type="image/jpeg"/>
</draw:frame>
<text:span text:style-name="T5">
Foto: Irnadrabok</text:span>
</text:p>
      <text:p text:style-name="P4">
“Judges live in the modern world, and we hope they see everything. The truthful side of Ukraine, not only facts and law, but the truth. And due to the fact that we do not hide from the court, we are fully open, we provide multi -information, I think that it is one of our strengths not only of wires, but in general, ”Zolotareva said.</text:p>
      <text:p text:style-name="P4">
It is worth noting that today, June 12, 2023, Ukraine had a word in court.</text:p>
      <text:p text:style-name="P4">
<text:span text:style-name="T4">
 Read also: </text:span>
 <text:a xlink:type="simple" xlink:href="https://www.ukrinform.ua/rubric-polytics/3721996-ukraina-u-miznarodnomu-sudi-oon-e-vsi-fakti-abi-pritagnuti-rosiu-do-vidpovidalnosti.html" text:style-name="Internet_20_link" text:visited-style-name="Visited_20_Internet_20_Link">
Ukraine in the International Court of Court <text:span text:style-name="T4">
 UN </text:span>
: There are all the facts to abandon Russia to justice</text:a>
On June 12, 2018, Ukraine filed its memorandum to <text:a xlink:type="simple" xlink:href="https://www.ukrinform.ua/tag-miznarodnij-sud-oon" text:style-name="Internet_20_link" text:visited-style-name="Visited_20_Internet_20_Link">
UN International Court of Justice</text:a>
, which documented serious violations of international law by the Russian Federation.</text:p>
      <text:p text:style-name="P4">
The Memorandum, along with numerous evidence, proves that the Russian Federation has regulated the International Convention on the Combating Financing of Terrorism(“Terrorism Financing Convention”)and the Convention on the Elimination of All Formras Discrimination.</text:p>
      <text:p text:style-name="P4">
“From the moment we started to prepare seriously for these hearing, we have lost the score of days. Thank you that you reminded us that a memorandum was given on this day, ”Zolotaryova added to Ukrinform in Hague on this day.</text:p>
      <text:p text:style-name="P4">
As reported by Ukrinform, in June, the UN International Court of Justice conducts publicity in the case of Russia's violation of conventions on combating terrorism and the ban on all forms of racial discrimination.</text:p>
      <text:p text:style-name="P4">
<text:span text:style-name="T4">
 Read also: </text:span>
 <text:a xlink:type="simple" xlink:href="https://www.ukrinform.ua/rubric-polytics/3721978-ukraina-u-gaazi-rosia-prodovzue-ignoruvati-dva-nakazi-miznarodnogo-sudu-oon.html" text:style-name="Internet_20_link" text:visited-style-name="Visited_20_Internet_20_Link">
Ukraine in Hague: Russia continues to ignore two international courts <text:span text:style-name="T4">
 UN </text:span>
</text:a>
There are two rounds of speeches of the parties: June 6 and 12 is the legal team of Ukraine, June 8 and 14 - Russia.On January 16, 2017, Ukraine filed a lawsuit against the International Court of Justice against Russia's violation of the Convention on the Prohibition of Financing Terrorism and the Convention of Racial Discrimination. The accusations made by Russia include: providing weapons and other assistance with illegal armed formation; Malizian airlines of MH-17 flight; firing of residential districts Markiupol and Kramatorsk; destruction of civilian passenger bus and Volnovakha; explosion during a peaceful meeting in Kharkiv; discrimination against Ukrainian and Crimean Tatar communities; prohibition of the activities of the Majlisukhrim Tatar people; waves of disappearance, murder, unauthorized searches, detentions; Restrictions on teaching Ukrainian and Crimean Tatar languages.</text:p>
      <text:p text:style-name="P4">
News Source: <text:a xlink:type="simple" xlink:href="https://www.ukrinform.ua/rubric-polytics/3722013-zolotarova-u-miznarodnomu-sudi-oon-pravda-na-nasij-storoni.html" text:style-name="Internet_20_link" text:visited-style-name="Visited_20_Internet_20_Link">
https://www.ukrinform.ua/rubric-polytics/3722013-zolotarova-u-miznarodnomu-sudi-oon-pravda-na-nasij-storoni.html</text:a>
</text:p>
      <!--NEWS-->
      <text:h text:style-name="P10" text:outline-level="1">
<text:span text:style-name="T4">
The White House announced a new military assistance package to Ukraine</text:span>
</text:h>
      <text:p text:style-name="P4">
Authors: Ukrinform (Person)</text:p>
      <text:p text:style-name="P4">
Publisher: Укринформ (Organization)</text:p>
      <text:p text:style-name="P4">
Published Time: 2023-06-12T22:22:23+03:00</text:p>
      <text:p text:style-name="P4">
Modified Time: 2023-06-12T22:22:23+03:00</text:p>
      <text:p text:style-name="P4">
Description: Baiden's administration "very, very soon" will announce the allocation of the next military assistance package to Ukraine from the available Pentagon reserves under the powers of the US President. - Ukrinform.</text:p>
      <text:p text:style-name="P4">
Images: ['<text:a xlink:type="simple" xlink:href="https://static.ukrinform.com/photos/2023_04/thumb_files/630_360_1682353689-890.jpg" text:style-name="Internet_20_link" text:visited-style-name="Visited_20_Internet_20_Link">
630_360_16823...</text:a>
']</text:p>
      <text:p text:style-name="P4">
Tags: ['Білий дім', 'Війна з Росією', 'Контрнаступ']</text:p>
      <text:p text:style-name="P4">
Type: Article</text:p>
      <!--METADATA-->
      <text:p text:style-name="P4">
<draw:frame draw:style-name="fr1" draw:name="Image237" text:anchor-type="as-char" svg:width="6.9236in" svg:height="3.956343in" draw:z-index="0">
<draw:image xlink:href="../Images/yкринформ/2023-06-12T22-22-23-03-00/630_360_1682353689-890.jpg" xlink:type="simple" xlink:show="embed" xlink:actuate="onLoad" draw:mime-type="image/jpeg"/>
</draw:frame>
Baiden's administration "very, very soon" will announce the allocation of the next military aid packet of Ukraine from the available Pentagon reserves by filling in the US President.</text:p>
      <text:p text:style-name="P4">
This was stated on Monday during a pressing in Washington Coordinator of the White House Radin Security John Kirby, Ukrinform reports his own correspondent.</text:p>
      <text:p text:style-name="P4">
“You have seen a package of assistance allocated within the USAI program, which was loose at the end of the week. I think very, very soon you will see additional packs of help(According to the presidential powers - ed.)that will give the states, ”Kirby said.</text:p>
      <text:p text:style-name="P4">
<text:span text:style-name="T4">
 Read also: </text:span>
 <text:a xlink:type="simple" xlink:href="https://www.ukrinform.ua/rubric-ato/3720708-urad-belgii-zakupit-boepripasi-dla-ukraini-na-32-miljoni-zmi.html" text:style-name="Internet_20_link" text:visited-style-name="Visited_20_Internet_20_Link">
Belgium Government will buy ammunition for Ukraine for € 32 million - media</text:a>
He also noted that in Washington they know that it is necessary in Ukraine, in the same place for its current counter -offensive operations.</text:p>
      <text:p text:style-name="P4">
"We will focus that Ukraine can succeed on the polyb," the White House representative said.</text:p>
      <text:p text:style-name="P4">
*!(https://www.ukrinform.ua/rubric-ato/3718504-litva-gotue-novij-paket-dopomogi-ukraini-miljoni-odinic-boepripasiv-i-antidroni.html)As reported by Ukrinform, last Friday <text:a xlink:type="simple" xlink:href="https://www.ukrinform.ua/rubric-ato/3720680-ssa-ogolosili-novij-paket-vijskovoi-dopomogi-ukraini-na-21-milarda.html" text:style-name="Internet_20_link" text:visited-style-name="Visited_20_Internet_20_Link">
the United States Administration has been a good thing to allocate defense support of Ukraine</text:a>
Total $ 2.1 billion, which will be financed as limits to the Initiative to Promotion of Ukraine's Security(After).</text:p>
      <text:p text:style-name="P4">
News Source: <text:a xlink:type="simple" xlink:href="https://www.ukrinform.ua/rubric-ato/3722014-bilij-dim-anonsuvav-novij-paket-vijskovoi-dopomogi-ukraini.html" text:style-name="Internet_20_link" text:visited-style-name="Visited_20_Internet_20_Link">
https://www.ukrinform.ua/rubric-ato/3722014-bilij-dim-anonsuvav-novij-paket-vijskovoi-dopomogi-ukraini.html</text:a>
</text:p>
      <!--NEWS-->
      <text:h text:style-name="P10" text:outline-level="1">
<text:span text:style-name="T4">
The Armed Forces took control of 16 km² in the Bakhmut direction - the Ministry of Defense</text:span>
</text:h>
      <text:p text:style-name="P4">
Authors: Ukrinform (Person)</text:p>
      <text:p text:style-name="P4">
Publisher: Укринформ (Organization)</text:p>
      <text:p text:style-name="P4">
Published Time: 2023-06-12T22:26:00+03:00</text:p>
      <text:p text:style-name="P4">
Modified Time: 2023-06-12T22:26:00+03:00</text:p>
      <text:p text:style-name="P4">
Description: Last week, 16 km² was taken in the Bakhmut Armed Forces. - Ukrinform.</text:p>
      <text:p text:style-name="P4">
Images: ['<text:a xlink:type="simple" xlink:href="https://static.ukrinform.com/photos/2023_06/thumb_files/630_360_1685979168-200.jpg" text:style-name="Internet_20_link" text:visited-style-name="Visited_20_Internet_20_Link">
630_360_16859...</text:a>
']</text:p>
      <text:p text:style-name="P4">
Tags: ['ЗСУ', 'Війна з Росією', 'Ганна Маляр']</text:p>
      <text:p text:style-name="P4">
Type: Article</text:p>
      <!--METADATA-->
      <text:p text:style-name="P4">
<draw:frame draw:style-name="fr1" draw:name="Image238" text:anchor-type="as-char" svg:width="6.9236in" svg:height="3.945572in" draw:z-index="0">
<draw:image xlink:href="../Images/yкринформ/2023-06-12T22-26-00-03-00/630_360_1685979168-200.jpg" xlink:type="simple" xlink:show="embed" xlink:actuate="onLoad" draw:mime-type="image/jpeg"/>
</draw:frame>
For last week, the Armed Forces of the Armed Forces were taken under control 16 km².</text:p>
      <text:p text:style-name="P4">
As Ukrinform reports, about it in his <text:a xlink:type="simple" xlink:href="https://t.me/annamaliar/843" text:style-name="Internet_20_link" text:visited-style-name="Visited_20_Internet_20_Link">
telegram</text:a>
The Deputy Minister of Defense of Ukraine is written.</text:p>
      <text:p text:style-name="P4">
"Last week in the Bakhmut direction: the promotion of troops - the left flank - 1.5 km, the right flank - 3.5 km. The area of the territory taken under control is 16kv.", - she wrote.</text:p>
      <text:p text:style-name="P4">
<text:span text:style-name="T4">
 Read also: </text:span>
 <text:a xlink:type="simple" xlink:href="https://www.ukrinform.ua/rubric-ato/3721683-zsu-zvilnili-novodarivku.html" text:style-name="Internet_20_link" text:visited-style-name="Visited_20_Internet_20_Link">
Armed Forces <text:span text:style-name="T4">
 released </text:span>
 Novodarivka</text:a>
As reported by Ukrinform, earlier it became known that <text:a xlink:type="simple" xlink:href="https://www.ukrinform.ua/rubric-ato/3721995-zsu-za-tizden-zvilnili-sim-naselenih-punktiv-minoboroni.html" text:style-name="Internet_20_link" text:visited-style-name="Visited_20_Internet_20_Link">
the Armed Forces of Ukraine a mentally weekly day as a result of offensive actions released seven settlements</text:a>
 .</text:p>
      <text:p text:style-name="P4">
News Source: <text:a xlink:type="simple" xlink:href="https://www.ukrinform.ua/rubric-ato/3722015-zsu-vzali-pid-kontrol-16-km-na-bahmutskomu-napramku-minoboroni.html" text:style-name="Internet_20_link" text:visited-style-name="Visited_20_Internet_20_Link">
https://www.ukrinform.ua/rubric-ato/3722015-zsu-vzali-pid-kontrol-16-km-na-bahmutskomu-napramku-minoboroni.html</text:a>
</text:p>
      <!--NEWS-->
      <text:h text:style-name="P10" text:outline-level="1">
<text:span text:style-name="T4">
Rebrov: Ukraine had to score more Germany</text:span>
</text:h>
      <text:p text:style-name="P4">
Authors: Ukrinform (Person)</text:p>
      <text:p text:style-name="P4">
Publisher: Укринформ (Organization)</text:p>
      <text:p text:style-name="P4">
Published Time: 2023-06-12T22:34:39+03:00</text:p>
      <text:p text:style-name="P4">
Modified Time: 2023-06-12T22:34:39+03:00</text:p>
      <text:p text:style-name="P4">
Description: The Ukrainian Football Team held a friendly match against the German team. - Ukrinform.</text:p>
      <text:p text:style-name="P4">
Images: ['<text:a xlink:type="simple" xlink:href="https://static.ukrinform.com/photos/2023_06/thumb_files/630_360_1686598421-646.jpg" text:style-name="Internet_20_link" text:visited-style-name="Visited_20_Internet_20_Link">
630_360_16865...</text:a>
']</text:p>
      <text:p text:style-name="P4">
Tags: ['Футбол', 'Ребров', 'Збірна України']</text:p>
      <text:p text:style-name="P4">
Type: Article</text:p>
      <!--METADATA-->
      <text:p text:style-name="P4">
<draw:frame draw:style-name="fr1" draw:name="Image239" text:anchor-type="as-char" svg:width="6.9236in" svg:height="3.956343in" draw:z-index="0">
<draw:image xlink:href="../Images/yкринформ/2023-06-12T22-34-39-03-00/630_360_1686598421-646.jpg" xlink:type="simple" xlink:show="embed" xlink:actuate="onLoad" draw:mime-type="image/jpeg"/>
</draw:frame>
The national football team has held a friendly match against the German team.</text:p>
      <text:p text:style-name="P4">
As reported by Ukrinform, a meeting at the Veserstadion arena in Bremen has ended with a 3: 3 night.</text:p>
      <text:p text:style-name="P4">
The new mentor of "blue and yellow" Sergirebrov appreciated his debut in the national team of Ukraine.</text:p>
      <text:p text:style-name="P4">
“Do you ask yourself - is it a success or not? This is a control match. I believe that they have created moments and could score even more. I am grateful to players, as well as fans. We felt their support, it was important. We have heard and support for the Armed Forces and we support it. For me personally, this is the first match. Jarada is that the guys were seriously perceived and we showed a decent result. We are grateful for our country's support in the war with the aggressor, ”Rebrovna stressed post -match press conference.</text:p>
      <text:p text:style-name="P4">
<text:span text:style-name="T4">
 Read also: </text:span>
 <text:a xlink:type="simple" xlink:href="https://www.ukrinform.ua/rubric-sports/3721992-zbirna-ukraini-zabila-nimeccini-3-maci-zigravsi-vniciu-u-kontrolnomu-matci.html" text:style-name="Internet_20_link" text:visited-style-name="Visited_20_Internet_20_Link">
Ukraine played a draw in a control match with Germany</text:a>
The following "blue-yellow" duels will be reported in the Qualification of the Euro-2024 Championship against Northern Macedonia.(June 16)and Malta(June 19).</text:p>
      <text:p text:style-name="P4">
Фото: uaf.ua.</text:p>
      <text:p text:style-name="P4">
News Source: <text:a xlink:type="simple" xlink:href="https://www.ukrinform.ua/rubric-sports/3722016-rebrov-ukraina-mala-zabivati-bilse-nimeccini.html" text:style-name="Internet_20_link" text:visited-style-name="Visited_20_Internet_20_Link">
https://www.ukrinform.ua/rubric-sports/3722016-rebrov-ukraina-mala-zabivati-bilse-nimeccini.html</text:a>
</text:p>
      <!--NEWS-->
      <text:h text:style-name="P10" text:outline-level="1">
<text:span text:style-name="T4">
Zelensky: The strength of our warriors gives the result and I thank everyone who is in battle right now</text:span>
</text:h>
      <text:p text:style-name="P4">
Authors: Ukrinform (Person)</text:p>
      <text:p text:style-name="P4">
Publisher: Укринформ (Organization)</text:p>
      <text:p text:style-name="P4">
Published Time: 2023-06-12T22:38:08+03:00</text:p>
      <text:p text:style-name="P4">
Modified Time: 2023-06-12T22:38:08+03:00</text:p>
      <text:p text:style-name="P4">
Description: The fighting is rigid, but our movement is, and it is very important. The loss of the enemy is exactly how we need. Although the weather these days is unfavorable - the rains of our task complicate, but still the strength of our soldiers gives results - Ukrinform.</text:p>
      <text:p text:style-name="P4">
Images: ['<text:a xlink:type="simple" xlink:href="https://static.ukrinform.com/photos/2023_04/thumb_files/630_360_1682862659-378.jpeg" text:style-name="Internet_20_link" text:visited-style-name="Visited_20_Internet_20_Link">
630_360_16828...</text:a>
']</text:p>
      <text:p text:style-name="P4">
Tags: ['ЗСУ', 'Зеленський', 'Війна з Росією', '#stoprussia']</text:p>
      <text:p text:style-name="P4">
Type: Article</text:p>
      <!--METADATA-->
      <text:p text:style-name="P4">
<draw:frame draw:style-name="fr1" draw:name="Image240" text:anchor-type="as-char" svg:width="6.9236in" svg:height="3.956343in" draw:z-index="0">
<draw:image xlink:href="../Images/yкринформ/2023-06-12T22-38-08-03-00/630_360_1682862659-378.jpeg" xlink:type="simple" xlink:show="embed" xlink:actuate="onLoad" draw:mime-type="image/jpeg"/>
</draw:frame>
Bogovera, but our movement is, and it is very important. The loss of the enemy is just as we need. And although the weather these days is unfavorable - the rains of our task make up, but still the strength of our soldiers gives results,</text:p>
      <text:p text:style-name="P4">
On this he emphasized in the evening <text:a xlink:type="simple" xlink:href="https://www.youtube.com/watch" text:style-name="Internet_20_link" text:visited-style-name="Visited_20_Internet_20_Link">
video.</text:a>
President Volodymyr Zelenskyy, reports Ukrinform.</text:p>
      <text:p text:style-name="P4">
<text:span text:style-name="T5">
Vido: <text:a xlink:type="simple" xlink:href="https://t.me/OP_UA/9712" text:style-name="Internet_20_link" text:visited-style-name="Visited_20_Internet_20_Link">
Presidential Office, Telegrams</text:a>
</text:span>
</text:p>
      <text:p text:style-name="P4">
_ <text:span text:style-name="T4">
 I wish health, dear Ukrainians!</text:span>
 _</text:p>
      <text:p text:style-name="P4">
He spent the bet today. Key reports - from the commander of the operatives, which are the most important and hottest - "Khortytsia" and "Tavriya".</text:p>
      <text:p text:style-name="P4">
The fighting is rigid, but our movement is, and it is very important. The loss of the enemy is just as needed. Although the weather these days is unfavorable - the rains of our task make it up, but still the strength of our warriors gives results, and I thank Tsekozhny, who is now in battle, everyone who supports our combat brigades in the way.</text:p>
      <text:p text:style-name="P4">
Syrsky and Tarnavsky generals reported today about the successes that we already have, at what points <text:a xlink:type="simple" xlink:href="https://www.ukrinform.ua/tag-vijna-z-rosieu" text:style-name="Internet_20_link" text:visited-style-name="Visited_20_Internet_20_Link">
front</text:a>
We need to strengthen and what actions we can break more Russian positions.</text:p>
      <text:p text:style-name="P4">
I thank our boys for every Ukrainian flag, which is now returning Nazonic place in villages in the newly devoted territory!Thank you for the significant filling of our exchange fund!</text:p>
      <text:p text:style-name="P4">
There was a report of the Chief Committee - on the general situation, the Ministry of Internal Affairs and the SBU - on stabilization measures in the de -mentioned territory. We are very active in supplying the necessary weapons, shells. There was also a report of the enemy's actions. Our prompt dominance is stored and strengthened.</text:p>
      <text:p text:style-name="P4">
Separately grateful for Bakhmut - we increase our control in this direction.</text:p>
      <text:p text:style-name="P4">
Today, there was a final report on the readiness and unpreparedness of the country all over the country, in the largest cities and in Kiev. Ministryklymenko, Kamyshin and Kubrakov reported. The results, to put it mildly, are disappointing. On Friday, prepared appropriate draft decisions will be prepared - both responsible and providing a proper level of protection for our people in Ukrainian cities.</text:p>
      <text:p text:style-name="P4">
He also held several meetings on our international events. We will make this week very meaningful this week. The first is to prepare a new support for weapons of finding partners for our soldiers. Secondly, we prepare the involvement of greater quantity entities in the implementation of the peace formula. Third: we work that the Squad Summit was truly meaningful.And another solution to be said. The title of Hero of Ukraine was assigned by the SBU SBU Vasyl Bogach, posthumously. For extraordinary personal development, for repeated detention and destruction of enemy saboteurs. Mariupol's envisages, and it is for such heroism, it is such a self -sacrifice that disrespect any other options for Ukraine and Ukrainians other than victory.</text:p>
      <text:p text:style-name="P4">
Glory to all who fight for Ukraine!</text:p>
      <text:p text:style-name="P4">
Thank you to everyone who is now in battle, at combat posts and at combat operations!Step by step we move forward!</text:p>
      <text:p text:style-name="P4">
We believe in victory. She will be!</text:p>
      <text:p text:style-name="P4">
_<text:span text:style-name="T4">
Glory to Ukraine!</text:span>
 _</text:p>
      <text:p text:style-name="P4">
News Source: <text:a xlink:type="simple" xlink:href="https://www.ukrinform.ua/rubric-ato/3722017-zelenskij-micnist-nasih-voiniv-dae-rezultat-i-a-dakuu-koznomu-hto-zaraz-u-bou.html" text:style-name="Internet_20_link" text:visited-style-name="Visited_20_Internet_20_Link">
https://www.ukrinform.ua/rubric-ato/3722017-zelenskij-micnist-nasih-voiniv-dae-rezultat-i-a-dakuu-koznomu-hto-zaraz-u-bou.html</text:a>
</text:p>
      <!--NEWS-->
      <text:h text:style-name="P10" text:outline-level="1">
<text:span text:style-name="T4">
Ukraine expects the decision of the International Court of Justice of the UN will detect a violation of the Russian Federation of two conventions</text:span>
</text:h>
      <text:p text:style-name="P4">
Authors: Ukrinform (Person)</text:p>
      <text:p text:style-name="P4">
Publisher: Укринформ (Organization)</text:p>
      <text:p text:style-name="P4">
Published Time: 2023-06-12T22:41:00+03:00</text:p>
      <text:p text:style-name="P4">
Modified Time: 2023-06-12T22:41:00+03:00</text:p>
      <text:p text:style-name="P4">
Description: Ukraine hopes that the decision of the International Court of Justice will establish a violation of the Russian Federation of two conventions. - Ukrinform.</text:p>
      <text:p text:style-name="P4">
Images: ['<text:a xlink:type="simple" xlink:href="https://static.ukrinform.com/photos/2022_11/thumb_files/630_360_1669104063-526.jpg" text:style-name="Internet_20_link" text:visited-style-name="Visited_20_Internet_20_Link">
630_360_16691...</text:a>
']</text:p>
      <text:p text:style-name="P4">
Tags: ['ООН', 'Міжнародний суд ООН', 'Кориневич']</text:p>
      <text:p text:style-name="P4">
Type: Article</text:p>
      <!--METADATA-->
      <text:p text:style-name="P4">
<draw:frame draw:style-name="fr1" draw:name="Image241" text:anchor-type="as-char" svg:width="6.9236in" svg:height="3.956343in" draw:z-index="0">
<draw:image xlink:href="../Images/yкринформ/2023-06-12T22-41-00-03-00/630_360_1669104063-526.jpg" xlink:type="simple" xlink:show="embed" xlink:actuate="onLoad" draw:mime-type="image/jpeg"/>
</draw:frame>
It is Ukrainian that the decision of the International Court of Justice will establish a violation of the Russian Federation of two conventions.</text:p>
      <text:p text:style-name="P4">
Antoncorynevich said this Ambassador from special instructions of the Ministry of Foreign Affairs of Ukraine in an exclusive comment to Ukrinform correspondent in Hague.</text:p>
      <text:p text:style-name="P4">
“Today is essentially climax. It is the last day of oral hearing, where Ukraine presents its position. I want to say that the Ukrainian delegation, the Ukrainian team, a team of lawyers, did everything possible to present everything in a way to take into account every detail, every circumstance, every legal manner and we will do so in all other cases. I think that including citizens who follow this case can see how the parties to the parties constructed and of course, we hope that the decision of the international judgment will be violated by these two conventions by the Russian Federation.</text:p>
      <text:p text:style-name="P4">
<text:span text:style-name="T4">
 Read also: </text:span>
 <text:a xlink:type="simple" xlink:href="https://www.ukrinform.ua/rubric-polytics/3722013-zolotarova-u-miznarodnomu-sudi-oon-pravda-na-nasij-storoni.html" text:style-name="Internet_20_link" text:visited-style-name="Visited_20_Internet_20_Link">
Zolotaryova in the International Court <text:span text:style-name="T4">
 UN </text:span>
: Truth in our habitat</text:a>
The court has all the proper information. So we hope that soon Miznova we will meet here in the Hague already on the announcement of the decision. We hope that there will be one that captures both facts and right and truth, ”he said.</text:p>
      <text:p text:style-name="P4">
Corinevich also noted that the decisions of international judicial institutions are very important, in particular, the International Court of Justice, as they record violations of the international law by the Russian Federation.</text:p>
      <text:p text:style-name="P4">
“We, as citizens of Ukraine, clearly understand that the Russian Federation is the greatest violator of international law in the modern world, but we need to have judicial decisions because it is about the obligations of states, the compensation, the repair of the following decisions are very important in the path of our struggle for justice, Justice, because Ukraine as a state as a state on the battlefield, but also in national judicial institutions fights Russian aggression, ”he said.</text:p>
      <text:p text:style-name="P4">
<text:span text:style-name="T4">
 Read also: </text:span>
 <text:a xlink:type="simple" xlink:href="https://www.ukrinform.ua/rubric-polytics/3721996-ukraina-u-miznarodnomu-sudi-oon-e-vsi-fakti-abi-pritagnuti-rosiu-do-vidpovidalnosti.html" text:style-name="Internet_20_link" text:visited-style-name="Visited_20_Internet_20_Link">
Ukraine in the International Court of Court <text:span text:style-name="T4">
 UN </text:span>
: There are all the facts to abandon Russia to justice</text:a>
As reported by Ukrinform, in June, the UN International Court of Justice conducts publicity in the case of Russia's violation of conventions on combating terrorism and the ban on all forms of racial discrimination.On November 8, 2019, the United Nations International Court of Justice recognized its jurisdiction in the case of Russia's deployment of two conventions.</text:p>
      <text:p text:style-name="P4">
<text:span text:style-name="T4">
 Read also: </text:span>
 <text:a xlink:type="simple" xlink:href="https://www.ukrinform.ua/rubric-polytics/3721978-ukraina-u-gaazi-rosia-prodovzue-ignoruvati-dva-nakazi-miznarodnogo-sudu-oon.html" text:style-name="Internet_20_link" text:visited-style-name="Visited_20_Internet_20_Link">
Ukraine in Hague: Russia continues to ignore two international courts <text:span text:style-name="T4">
 UN </text:span>
</text:a>
On January 16, 2017, Ukraine filed a lawsuit against the International Court of Justice against Russia's violation of the Convention on the Prohibition of Financing Terrorism and the Convention of Racial Discrimination. Malizian airlines of MH-17 flight; firing of residential districts Markiupol and Kramatorsk; destruction of civilian passenger bus and Volnovakha; explosion during a peaceful meeting in Kharkiv; discrimination against Ukrainian and Crimean Tatar communities; prohibition of the activities of the Majlisukhrim Tatar people; waves of disappearance, murder, unauthorized searches, detentions; Restrictions on teaching Ukrainian and Crimean Tatar languages.</text:p>
      <text:p text:style-name="P4">
Photo: I. Drabok</text:p>
      <text:p text:style-name="P4">
News Source: <text:a xlink:type="simple" xlink:href="https://www.ukrinform.ua/rubric-polytics/3722018-ukraina-ocikue-so-risenna-miznarodnogo-sudu-oon-viavit-porusenna-rf-dvoh-konvencij-korinevic.html" text:style-name="Internet_20_link" text:visited-style-name="Visited_20_Internet_20_Link">
https://www.ukrinform.ua/rubric-polytics/3722018-ukraina-ocikue-so-risenna-miznarodnogo-sudu-oon-viavit-porusenna-rf-dvoh-konvencij-korinevic.html</text:a>
</text:p>
      <!--NEWS-->
      <text:h text:style-name="P10" text:outline-level="1">
<text:span text:style-name="T4">
Ukraine's counter -offensive has been going on for many days, it is very carefully prepared - Macron</text:span>
</text:h>
      <text:p text:style-name="P4">
Authors: Ukrinform (Person)</text:p>
      <text:p text:style-name="P4">
Publisher: Укринформ (Organization)</text:p>
      <text:p text:style-name="P4">
Published Time: 2023-06-12T22:45:31+03:00</text:p>
      <text:p text:style-name="P4">
Modified Time: 2023-06-12T22:45:31+03:00</text:p>
      <text:p text:style-name="P4">
Description: The Ukrainian counter -offensive has been going on for many days and will last another weeks and even months. Western military assistance arrives quickly, including to replace destroyed equipment on the battlefield. - Ukrinform.</text:p>
      <text:p text:style-name="P4">
Images: ['<text:a xlink:type="simple" xlink:href="https://static.ukrinform.com/photos/2023_01/thumb_files/630_360_1675191073-108.jpg" text:style-name="Internet_20_link" text:visited-style-name="Visited_20_Internet_20_Link">
630_360_16751...</text:a>
']</text:p>
      <text:p text:style-name="P4">
Tags: ['Франція', 'Макрон', 'Контрнаступ']</text:p>
      <text:p text:style-name="P4">
Type: Article</text:p>
      <!--METADATA-->
      <text:p text:style-name="P4">
<draw:frame draw:style-name="fr1" draw:name="Image242" text:anchor-type="as-char" svg:width="6.9236in" svg:height="3.956343in" draw:z-index="0">
<draw:image xlink:href="../Images/yкринформ/2023-06-12T22-45-31-03-00/630_360_1675191073-108.jpg" xlink:type="simple" xlink:show="embed" xlink:actuate="onLoad" draw:mime-type="image/jpeg"/>
</draw:frame>
The Ukrainian counter -offensive has been going on for many days and will last even weeks and even moons. Western military assistance arrives quickly, including for replacement equipment on the battlefield.</text:p>
      <text:p text:style-name="P4">
This was announced during a press conference on Monday in Paris as a meeting of the leader's triangle President French Emmanuel Macron, a Ukrinform correspondent reported.</text:p>
      <text:p text:style-name="P4">
“The Ukrainian counter -offensive has been going on for many days, and it is very well prepared. Thanks to good tactical skills, courage and determination, this contrast will last for many weeks or even months, ”Makron emphasized.</text:p>
      <text:p text:style-name="P4">
<text:span text:style-name="T4">
 Read also: </text:span>
 <text:a xlink:type="simple" xlink:href="https://www.ukrinform.ua/rubric-polytics/3722007-duda-samit-nato-mae-prinesti-citki-risenna-pro-clenstvo-ukraini-v-alansi.html" text:style-name="Internet_20_link" text:visited-style-name="Visited_20_Internet_20_Link">
<text:span text:style-name="T4">
 Duda </text:span>
: NATO Summit should bring clear decisions of Ukraine's pursuit in the Alliance</text:a>
According to the French leader, he spent a recently long conversation with the president of Ukraine Vladimir Zelensky.</text:p>
      <text:p text:style-name="P4">
“We will strengthen the supply of weapons, ammunition, and logistical assistance according to the calendar in the coming days and weeks. We will continue to do this, ”the French leader emphasized.</text:p>
      <text:p text:style-name="P4">
According to him, now the countries of the event help to form Ukraine's operational capabilities, the replacement of destroyed equipment on the battlefield with a new one, during the months conduct the training of the Ukrainian military.</text:p>
      <text:p text:style-name="P4">
<text:span text:style-name="T4">
 Read also: </text:span>
 <text:a xlink:type="simple" xlink:href="https://www.ukrinform.ua/rubric-ato/3722015-zsu-vzali-pid-kontrol-16-km-na-bahmutskomu-napramku-minoboroni.html" text:style-name="Internet_20_link" text:visited-style-name="Visited_20_Internet_20_Link">
Armed Forces took control of 16 km² in the Bakhmut direction -mini -bond</text:a>
“We strive for this counter -offensive to be a victorious operation so you can have a negotiation(with Russia - ed.)on favorable conditions. However, its support will last as long as it will take, ”Macron summarized.</text:p>
      <text:p text:style-name="P4">
Photo: Ruslan Stefanchuk, Facebook</text:p>
      <text:p text:style-name="P4">
News Source: <text:a xlink:type="simple" xlink:href="https://www.ukrinform.ua/rubric-ato/3722019-kontrnastup-ukraini-trivae-vze-bagato-dniv-vin-duze-retelno-pidgotovlenij-makron.html" text:style-name="Internet_20_link" text:visited-style-name="Visited_20_Internet_20_Link">
https://www.ukrinform.ua/rubric-ato/3722019-kontrnastup-ukraini-trivae-vze-bagato-dniv-vin-duze-retelno-pidgotovlenij-makron.html</text:a>
</text:p>
      <!--NEWS-->
      <text:h text:style-name="P10" text:outline-level="1">
<text:span text:style-name="T4">
Success at the front and stabilization of de -industrial territories: Zelensky held a meeting meeting</text:span>
</text:h>
      <text:p text:style-name="P4">
Authors: Ukrinform (Person)</text:p>
      <text:p text:style-name="P4">
Publisher: Укринформ (Organization)</text:p>
      <text:p text:style-name="P4">
Published Time: 2023-06-12T22:50:00+03:00</text:p>
      <text:p text:style-name="P4">
Modified Time: 2023-06-12T22:50:00+03:00</text:p>
      <text:p text:style-name="P4">
Description: President Volodymyr Zelensky held a regular meeting of the Supreme Commander -in -Chief, where they discussed the most important and hottest directions of the front. - Ukrinform.</text:p>
      <text:p text:style-name="P4">
Images: ['<text:a xlink:type="simple" xlink:href="https://static.ukrinform.com/photos/2023_06/thumb_files/630_360_1686599407-170.jpeg" text:style-name="Internet_20_link" text:visited-style-name="Visited_20_Internet_20_Link">
630_360_16865...</text:a>
']</text:p>
      <text:p text:style-name="P4">
Tags: ['Зеленський', 'Війна з Росією', 'Ставка Верховного головнокомандувача']</text:p>
      <text:p text:style-name="P4">
Type: Article</text:p>
      <!--METADATA-->
      <text:p text:style-name="P4">
<draw:frame draw:style-name="fr1" draw:name="Image243" text:anchor-type="as-char" svg:width="6.9236in" svg:height="3.956343in" draw:z-index="0">
<draw:image xlink:href="../Images/yкринформ/2023-06-12T22-50-00-03-00/630_360_1686599407-170.jpeg" xlink:type="simple" xlink:show="embed" xlink:actuate="onLoad" draw:mime-type="image/jpeg"/>
</draw:frame>
The Presidential Lordir Zelensky held a regular meeting of the High Chief Commander, where they discussed the most important and hottest directions of the front.</text:p>
      <text:p text:style-name="P4">
Zelensky reported this in his <text:a xlink:type="simple" xlink:href="https://www.youtube.com/watch" text:style-name="Internet_20_link" text:visited-style-name="Visited_20_Internet_20_Link">
video message</text:a>
, reports Ukrinform.</text:p>
      <text:p text:style-name="P4">
<text:span text:style-name="T5">
Vido: <text:a xlink:type="simple" xlink:href="https://t.me/OP_UA/9712" text:style-name="Internet_20_link" text:visited-style-name="Visited_20_Internet_20_Link">
Presidential Office, Telegrams</text:a>
</text:span>
</text:p>
      <text:p text:style-name="P4">
"I spent today. Key reports from the commanders of the operatives, which are the most important and the hottest - Khortytsia and Tavriya. Fighting is rigid, but our movement is, and it is very important. The loss of enemy is just like we need. They complicate, but still the strength of our soldiers gives results. I thank everyone who is now. Everyone who supports our combat crews in the relevant areas, "the President said.</text:p>
      <text:p text:style-name="P4">
<text:span text:style-name="T4">
 Read also: </text:span>
 <text:a xlink:type="simple" xlink:href="https://www.ukrinform.ua/rubric-ato/3722019-kontrnastup-ukraini-trivae-vze-bagato-dniv-vin-duze-retelno-pidgotovlenij-makron.html" text:style-name="Internet_20_link" text:visited-style-name="Visited_20_Internet_20_Link">
Ukraine's counter -offensive has been going on for many days, it is dullly prepared - Macron</text:a>
He noted that during the pond, Sirsky and Tarnavsky Generals reported the proverbs that we already have, and at what points of the front we need to strengthen more Russian positions.</text:p>
      <text:p text:style-name="P4">
"Thank you for our boys for every Ukrainian flag, which is now returning Nazonic place in the villages in the newly devoted territory!</text:p>
      <text:p text:style-name="P4">
In addition, during the rate there was a report of the head on the general situation, the SBU MSTA on stabilization measures in the de -mentioned territory. "We are very active in the supply of the necessary weapons and shells. There was a report of intelligence for the enemy's actions. Our prompt dominance is preserved and strengthened. We are grateful for Bakhmut.</text:p>
      <text:p text:style-name="P4">
<text:span text:style-name="T4">
 Read also: </text:span>
 <text:a xlink:type="simple" xlink:href="https://www.ukrinform.ua/rubric-ato/3722017-zelenskij-micnist-nasih-voiniv-dae-rezultat-i-a-dakuu-koznomu-hto-zaraz-u-bou.html" text:style-name="Internet_20_link" text:visited-style-name="Visited_20_Internet_20_Link">
<text:span text:style-name="T4">
 Zelensky </text:span>
: The strength of our warriors gives the result, and I am seeking everyone who is in battle now</text:a>
According to him, there was also a final report on the readiness of the melting of shelters across the country, in the largest cities and in Kiev.As it was reported, the Armed Forces of Ukraine <text:a xlink:type="simple" xlink:href="https://www.ukrinform.ua/rubric-ato/3721995-zsu-za-tizden-zvilnili-sim-naselenih-punktiv-minoboroni.html" text:style-name="Internet_20_link" text:visited-style-name="Visited_20_Internet_20_Link">
last week in the result of the consonant actions released seven settlements</text:a>
.</text:p>
      <text:p text:style-name="P4">
Photo: op</text:p>
      <text:p text:style-name="P4">
News Source: <text:a xlink:type="simple" xlink:href="https://www.ukrinform.ua/rubric-ato/3722021-uspihi-na-fronti-ta-stabilizacia-deokupovanih-teritorij-zelenskij-proviv-zasidanna-stavki.html" text:style-name="Internet_20_link" text:visited-style-name="Visited_20_Internet_20_Link">
https://www.ukrinform.ua/rubric-ato/3722021-uspihi-na-fronti-ta-stabilizacia-deokupovanih-teritorij-zelenskij-proviv-zasidanna-stavki.html</text:a>
</text:p>
      <!--NEWS-->
      <text:h text:style-name="P10" text:outline-level="1">
<text:span text:style-name="T4">
Moldova's army will hold third in the last months of reservists training</text:span>
</text:h>
      <text:p text:style-name="P4">
Authors: Ukrinform (Person)</text:p>
      <text:p text:style-name="P4">
Publisher: Укринформ (Organization)</text:p>
      <text:p text:style-name="P4">
Published Time: 2023-06-12T22:53:00+03:00</text:p>
      <text:p text:style-name="P4">
Modified Time: 2023-06-12T22:53:00+03:00</text:p>
      <text:p text:style-name="P4">
Description: The National Army of Moldova announced the planned exercises of reservists next week. - Ukrinform.</text:p>
      <text:p text:style-name="P4">
Images: ['<text:a xlink:type="simple" xlink:href="https://static.ukrinform.com/photos/2023_06/thumb_files/630_360_1686571001-980.jpg" text:style-name="Internet_20_link" text:visited-style-name="Visited_20_Internet_20_Link">
630_360_16865...</text:a>
']</text:p>
      <text:p text:style-name="P4">
Tags: ['Армія', 'Молдова', 'Військові навчання']</text:p>
      <text:p text:style-name="P4">
Type: Article</text:p>
      <!--METADATA-->
      <text:p text:style-name="P4">
<draw:frame draw:style-name="fr1" draw:name="Image244" text:anchor-type="as-char" svg:width="6.9236in" svg:height="3.956343in" draw:z-index="0">
<draw:image xlink:href="../Images/yкринформ/2023-06-12T22-53-00-03-00/630_360_1686571001-980.jpg" xlink:type="simple" xlink:show="embed" xlink:actuate="onLoad" draw:mime-type="image/jpeg"/>
</draw:frame>
The National Army of Moldova announced the conduct of scheduled results of the results next week.</text:p>
      <text:p text:style-name="P4">
As Ukrinform reports, it reports <text:a xlink:type="simple" xlink:href="https://newsmaker.md/rus/novosti/armiya-moldovy-provedet-planovye-ucheniya-rezervistov-viyune/" text:style-name="Internet_20_link" text:visited-style-name="Visited_20_Internet_20_Link">
Newsmaker</text:a>
.</text:p>
      <text:p text:style-name="P4">
The training will last five days - from June 19 to June 23.</text:p>
      <text:p text:style-name="P4">
During this time, reservists will get acquainted with military equipment and weapons. The shaped training has already been conducted in April and May this year.</text:p>
      <text:p text:style-name="P4">
<text:span text:style-name="T4">
 Read also: </text:span>
 <text:a xlink:type="simple" xlink:href="https://www.ukrinform.ua/rubric-regions/3720914-moldova-dopomoze-ukraini-u-likvidacii-naslidkiv-pidrivu-kahovskoi-dambi.html" text:style-name="Internet_20_link" text:visited-style-name="Visited_20_Internet_20_Link">
<text:span text:style-name="T4">
 Moldov </text:span>
 And will help Ukraine in eliminating the consequences of the Kakhovsky Dam</text:a>
Earlier, the Ministry of Defense of Moldova stated that those who do not appear in order without valid reasons threaten a fine of up to 32.5 thousand lei(1,800 dollars)or up to 150 hours of community service.</text:p>
      <text:p text:style-name="P4">
As reported by Ukrinform, in 2023 the Polish armed forces plan to hold a compulsory training meeting for about 200,000 reservists.</text:p>
      <text:p text:style-name="P4">
Photo: Newsmaker</text:p>
      <text:p text:style-name="P4">
News Source: <text:a xlink:type="simple" xlink:href="https://www.ukrinform.ua/rubric-world/3721797-armia-moldovi-provede-treti-za-ostanni-misaci-navcanna-rezervistiv.html" text:style-name="Internet_20_link" text:visited-style-name="Visited_20_Internet_20_Link">
https://www.ukrinform.ua/rubric-world/3721797-armia-moldovi-provede-treti-za-ostanni-misaci-navcanna-rezervistiv.html</text:a>
</text:p>
      <!--NEWS-->
      <text:h text:style-name="P10" text:outline-level="1">
<text:span text:style-name="T4">
The President awarded the posthumous title</text:span>
</text:h>
      <text:p text:style-name="P4">
Authors: Ukrinform (Person)</text:p>
      <text:p text:style-name="P4">
Publisher: Укринформ (Organization)</text:p>
      <text:p text:style-name="P4">
Published Time: 2023-06-12T22:56:00+03:00</text:p>
      <text:p text:style-name="P4">
Modified Time: 2023-06-12T22:56:00+03:00</text:p>
      <text:p text:style-name="P4">
Description: President Volodymyr Zelensky awarded the title of Hero of Ukraine to Lieutenant Colonel of Security Service Vasyl Bogach. - Ukrinform.</text:p>
      <text:p text:style-name="P4">
Images: ['<text:a xlink:type="simple" xlink:href="https://static.ukrinform.com/photos/2022_07/thumb_files/630_360_1658265794-531.jpg" text:style-name="Internet_20_link" text:visited-style-name="Visited_20_Internet_20_Link">
630_360_16582...</text:a>
']</text:p>
      <text:p text:style-name="P4">
Tags: ['Нагорода', 'СБУ', 'Зеленський', 'Війна з Росією']</text:p>
      <text:p text:style-name="P4">
Type: Article</text:p>
      <!--METADATA-->
      <text:p text:style-name="P4">
<draw:frame draw:style-name="fr1" draw:name="Image245" text:anchor-type="as-char" svg:width="6.9236in" svg:height="3.956343in" draw:z-index="0">
<draw:image xlink:href="../Images/yкринформ/2023-06-12T22-56-00-03-00/630_360_1658265794-531.jpg" xlink:type="simple" xlink:show="embed" xlink:actuate="onLoad" draw:mime-type="image/jpeg"/>
</draw:frame>
The Presidential Lordimir Zelensky awarded the post of Hero of Ukraine to the Lieutenant Colonel of Safety of Vasyl Bogach.</text:p>
      <text:p text:style-name="P4">
Zelensky reported this in his <text:a xlink:type="simple" xlink:href="https://www.facebook.com/zelenskiy.official/videos/752500539941349/" text:style-name="Internet_20_link" text:visited-style-name="Visited_20_Internet_20_Link">
video message</text:a>
, reports Ukrinform.</text:p>
      <text:p text:style-name="P4">
<text:span text:style-name="T4">
 _ Video: _ </text:span>
 <text:span text:style-name="T5">
opice president, telegram</text:span>
</text:p>
      <text:p text:style-name="P4">
"The title of Hero of Ukraine was assigned to Lieutenant Colonel of the SBU Vasyl Bogach, posthumously. The extraordinary personal courage, for the repeated detention and destruction of the saboteurs. - healed <text:a xlink:type="simple" xlink:href="https://www.ukrinform.ua/tag-zelenskij" text:style-name="Internet_20_link" text:visited-style-name="Visited_20_Internet_20_Link">
Zelensky</text:a>
.</text:p>
      <text:p text:style-name="P4">
<text:span text:style-name="T4">
 Read also: </text:span>
 <text:a xlink:type="simple" xlink:href="https://www.ukrinform.ua/rubric-ato/3705697-prezident-prisvoiv-zvanna-geroa-ukraini-polkovniku-sicenku-ta-kapitanu-glebovu.html" text:style-name="Internet_20_link" text:visited-style-name="Visited_20_Internet_20_Link">
in Kiev honored the memory of the dead military Volodymyr Mukan(https://www.ukrinform.ua/rubric-kyiv/3721805-u-kievi-projsla-ceremonia-vsanuvanna-pamati-zagiblogo-vijskovogo-volodimira-mukana.html)As it was reported, the President [Volodymyr Zelenskyy assigned] earlier</text:a>
The title of Hero of Ukraine by Colonel Sergey Sirchenko and posthumously - Captain Valery Glebov.</text:p>
      <text:p text:style-name="P4">
News Source: <text:a xlink:type="simple" xlink:href="https://www.ukrinform.ua/rubric-ato/3722023-prezident-prisvoiv-posmertno-zvanna-geroa-ukraini-pidpolkovniku-sbu-vasilu-bogacu.html" text:style-name="Internet_20_link" text:visited-style-name="Visited_20_Internet_20_Link">
https://www.ukrinform.ua/rubric-ato/3722023-prezident-prisvoiv-posmertno-zvanna-geroa-ukraini-pidpolkovniku-sbu-vasilu-bogacu.html</text:a>
</text:p>
      <!--NEWS-->
      <text:h text:style-name="P10" text:outline-level="1">
<text:span text:style-name="T4">
Zelensky announced new weapons support from international partners</text:span>
</text:h>
      <text:p text:style-name="P4">
Authors: Ukrinform (Person)</text:p>
      <text:p text:style-name="P4">
Publisher: Укринформ (Organization)</text:p>
      <text:p text:style-name="P4">
Published Time: 2023-06-12T23:12:00+03:00</text:p>
      <text:p text:style-name="P4">
Modified Time: 2023-06-12T23:12:00+03:00</text:p>
      <text:p text:style-name="P4">
Description: President of Ukraine Volodymyr Zelensky announced a new support for weapons from international partners for Ukrainian soldiers. - Ukrinform.</text:p>
      <text:p text:style-name="P4">
Images: ['<text:a xlink:type="simple" xlink:href="https://static.ukrinform.com/photos/2023_06/thumb_files/630_360_1686403152-962.jpg" text:style-name="Internet_20_link" text:visited-style-name="Visited_20_Internet_20_Link">
630_360_16864...</text:a>
']</text:p>
      <text:p text:style-name="P4">
Tags: ['Президент', 'Зброя', 'Зеленський']</text:p>
      <text:p text:style-name="P4">
Type: Article</text:p>
      <!--METADATA-->
      <text:p text:style-name="P4">
<draw:frame draw:style-name="fr1" draw:name="Image246" text:anchor-type="as-char" svg:width="6.9236in" svg:height="3.956343in" draw:z-index="0">
<draw:image xlink:href="../Images/yкринформ/2023-06-12T23-12-00-03-00/630_360_1686403152-962.jpg" xlink:type="simple" xlink:show="embed" xlink:actuate="onLoad" draw:mime-type="image/jpeg"/>
</draw:frame>
President of Ukraine Volodymyr Zelensky announced a new support for weapons from international partners for Ukrainian soldiers.</text:p>
      <text:p text:style-name="P4">
Zelensky said this in his <text:a xlink:type="simple" xlink:href="https://www.facebook.com/watch/" text:style-name="Internet_20_link" text:visited-style-name="Visited_20_Internet_20_Link">
video message</text:a>
, reports Ukrinform.</text:p>
      <text:p text:style-name="P4">
"I also held several meetings on our international events. This week, we will always make it very meaningful. The first is to prepare a new support for weapons of famous partners for our soldiers. Second: we prepare the attraction of larger quantity entities in the implementation of peace formula. Third: To the Summit was truly meaningful, "the President said.</text:p>
      <text:p text:style-name="P4">
<text:span text:style-name="T4">
 Read also: </text:span>
 <text:a xlink:type="simple" xlink:href="https://www.ukrinform.ua/rubric-ato/3722014-bilij-dim-anonsuvav-novij-paket-vijskovoi-dopomogi-ukraini.html" text:style-name="Internet_20_link" text:visited-style-name="Visited_20_Internet_20_Link">
White House <text:span text:style-name="T4">
 Announcement </text:span>
 Introduced a new military aid package</text:a>
It was reported that NATO Summit will take place in Vilnius on July 11-12.</text:p>
      <text:p text:style-name="P4">
News Source: <text:a xlink:type="simple" xlink:href="https://www.ukrinform.ua/rubric-ato/3722024-zelenskij-anonsuvav-novu-pidtrimku-zbroeu-vid-miznarodnih-partneriv.html" text:style-name="Internet_20_link" text:visited-style-name="Visited_20_Internet_20_Link">
https://www.ukrinform.ua/rubric-ato/3722024-zelenskij-anonsuvav-novu-pidtrimku-zbroeu-vid-miznarodnih-partneriv.html</text:a>
</text:p>
      <!--NEWS-->
      <text:h text:style-name="P10" text:outline-level="1">
<text:span text:style-name="T4">
In the Kherson region banned the summer wellness season</text:span>
</text:h>
      <text:p text:style-name="P4">
Authors: Ukrinform (Person)</text:p>
      <text:p text:style-name="P4">
Publisher: Укринформ (Organization)</text:p>
      <text:p text:style-name="P4">
Published Time: 2023-06-12T23:17:00+03:00</text:p>
      <text:p text:style-name="P4">
Modified Time: 2023-06-12T23:17:00+03:00</text:p>
      <text:p text:style-name="P4">
Description: In Kherson region the summer wellness season was banned. - Ukrinform.</text:p>
      <text:p text:style-name="P4">
Images: ['<text:a xlink:type="simple" xlink:href="https://static.ukrinform.com/photos/2023_04/thumb_files/630_360_1682879203-914.jpg" text:style-name="Internet_20_link" text:visited-style-name="Visited_20_Internet_20_Link">
630_360_16828...</text:a>
']</text:p>
      <text:p text:style-name="P4">
Tags: ['Херсонщина', 'Оздоровлення', 'Пляжний сезон', 'Заборона', 'Підтоплення']</text:p>
      <text:p text:style-name="P4">
Type: Article</text:p>
      <!--METADATA-->
      <text:p text:style-name="P4">
<draw:frame draw:style-name="fr1" draw:name="Image247" text:anchor-type="as-char" svg:width="6.9236in" svg:height="3.956343in" draw:z-index="0">
<draw:image xlink:href="../Images/yкринформ/2023-06-12T23-17-00-03-00/630_360_1682879203-914.jpg" xlink:type="simple" xlink:show="embed" xlink:actuate="onLoad" draw:mime-type="image/jpeg"/>
</draw:frame>
Nakherson region banned the summer wellness season.</text:p>
      <text:p text:style-name="P4">
About it in <text:a xlink:type="simple" xlink:href="https://t.me/olexandrprokudin/644" text:style-name="Internet_20_link" text:visited-style-name="Visited_20_Internet_20_Link">
telegram</text:a>
Alexander Proudin, Alexander Proudin, reported, Ukrinform reports.</text:p>
      <text:p text:style-name="P4">
"Due to martial law and emergency in the region, the so -called summer wellness season is banned," Proudin said.</text:p>
      <text:p text:style-name="P4">
He added that, according to the decision of the Defense Council of the region, people were banned from causing mass rest - beaches, reservoirs and forest areas. Also, in the region were banned from rest near infrastructure, siloborov and others that have increased mine danger.</text:p>
      <text:p text:style-name="P4">
Alexander Proudin also stressed that residents <text:a xlink:type="simple" xlink:href="https://www.ukrinform.ua/tag-hersonsina" text:style-name="Internet_20_link" text:visited-style-name="Visited_20_Internet_20_Link">
Kherson region</text:a>
The evacuated ones will only be able to return to their homes after the terrain is inspected by extorting, law enforcement, environmentalists and utilities. People are asked to get patience.</text:p>
      <text:p text:style-name="P4">
<text:span text:style-name="T4">
 Read also: </text:span>
 <text:a xlink:type="simple" xlink:href="https://www.ukrinform.ua/rubric-regions/3722008-z-pidtoplenoi-kalinivskoi-gromadi-na-hersonsini-evakuuvali-154-osib.html" text:style-name="Internet_20_link" text:visited-style-name="Visited_20_Internet_20_Link">
from the flooded Kalinov community to Kherson region 154 people</text:a>
The head of the Kherson Ova noted that the water level in the region is rapidly falling, the authorities are preparing for the consequences of "Great Water".</text:p>
      <text:p text:style-name="P4">
As the agency reported, Russian troops on June 6 <text:a xlink:type="simple" xlink:href="https://www.ukrinform.ua/rubric-ato/3718751-rosijski-zagarbniki-pidirvali-kahovsku-ges-ok-pivden.html" text:style-name="Internet_20_link" text:visited-style-name="Visited_20_Internet_20_Link">
carried out underwriting hydroelectric power station</text:a>
. As a result of the blowing of the machine, the station was completely destroyed inside. The evacuation of the population from the concept of flooding began.</text:p>
      <text:p text:style-name="P4">
News Source: <text:a xlink:type="simple" xlink:href="https://www.ukrinform.ua/rubric-regions/3722025-na-hersonsini-zaboronili-litnij-ozdorovcij-sezon.html" text:style-name="Internet_20_link" text:visited-style-name="Visited_20_Internet_20_Link">
https://www.ukrinform.ua/rubric-regions/3722025-na-hersonsini-zaboronili-litnij-ozdorovcij-sezon.html</text:a>
</text:p>
      <!--NEWS-->
      <text:h text:style-name="P10" text:outline-level="1">
<text:span text:style-name="T4">
Russia cannot challenge the Scythian Gold Return to Ukraine - Ministry of Justice</text:span>
</text:h>
      <text:p text:style-name="P4">
Authors: Ukrinform (Person)</text:p>
      <text:p text:style-name="P4">
Publisher: Укринформ (Organization)</text:p>
      <text:p text:style-name="P4">
Published Time: 2023-06-12T23:35:59+03:00</text:p>
      <text:p text:style-name="P4">
Modified Time: 2023-06-12T23:35:59+03:00</text:p>
      <text:p text:style-name="P4">
Description: The Russian Federation cannot appeal against the decision of the Supreme Court of the Netherlands in the case of Scythian gold. - Ukrinform.</text:p>
      <text:p text:style-name="P4">
Images: ['<text:a xlink:type="simple" xlink:href="https://static.ukrinform.com/photos/2022_07/thumb_files/630_360_1657202378-682.jpg" text:style-name="Internet_20_link" text:visited-style-name="Visited_20_Internet_20_Link">
630_360_16572...</text:a>
']</text:p>
      <text:p text:style-name="P4">
Tags: ["Мін'юст", 'Скіфське золото', 'Суд']</text:p>
      <text:p text:style-name="P4">
Type: Article</text:p>
      <!--METADATA-->
      <text:p text:style-name="P4">
<draw:frame draw:style-name="fr1" draw:name="Image248" text:anchor-type="as-char" svg:width="6.9236in" svg:height="3.956343in" draw:z-index="0">
<draw:image xlink:href="../Images/yкринформ/2023-06-12T23-35-59-03-00/630_360_1657202378-682.jpg" xlink:type="simple" xlink:show="embed" xlink:actuate="onLoad" draw:mime-type="image/jpeg"/>
</draw:frame>
The Russian Federation can not be able to issue the decision of the Supreme Court of the Netherlands in the case of Scythian gold.</text:p>
      <text:p text:style-name="P4">
About it in an exclusive comment on Ukrinform correspondent in the Hague, the Talazalaspanpian of the Minister of Justice of Ukraine Irina Wise, answering the question of the Russian Federation to challenge the decision of the Supreme Court of the Netherlands.</text:p>
      <text:p text:style-name="P4">
“According to the legal adviser of Ukraine, no. The Supreme Court is the highest organism in the Kingdom of the Netherlands, ”the Wise said.</text:p>
      <text:p text:style-name="P4">
<text:span text:style-name="T4">
 Read also: </text:span>
 <text:a xlink:type="simple" xlink:href="https://www.ukrinform.ua/rubric-ato/3720666-ramstajn-ta-skifske-zoloto-zelenskij-pogovoriv-z-premerom-niderlandiv.html" text:style-name="Internet_20_link" text:visited-style-name="Visited_20_Internet_20_Link">
"Ramstein" and <text:span text:style-name="T4">
 Scyths </text:span>
 Gold: Zelensky Talking Prime Minister of the Netherlands</text:a>
She also said that the most difficult in this long -term process was the stage.</text:p>
      <text:p text:style-name="P4">
“The most difficult, apparently, was the stage of appeal. Let me remind you that in December 2016 Ukrainian played the case in first instance, the court applied the UNESCO Convention for prohibition and prevention(Next - Conventionuynesko). Проте у другій інстанції із самого початку все як то кажуть незадалося.</text:p>
      <text:p text:style-name="P4">
Так, первісним складом апеляційного суду 16.07.2019 було ухвалено негативнепроміжне рішення, відповідно до якого положення Конвенції ЮНЕСКО не підлягализастосуванню. Водночас юридичному раднику України стало відомо про існуванняобставин, що можуть свідчити про упередженість у розгляді справи головиколегії суддів пана Ораньє, оскільки протягом декількох років останнійздійснював юридичний супровід російської компанії “Промнєфтьстрой” у справіпроти ВАТ “НК “ЮКОС””, тому фактично захищав інтереси Російської Федерації,зацікавленої у вирішенні справи на користь “Промнєфтьстрой”. Крім того,представництво інтересів “Промнєфтьстрой” пан Ораньє здійснював у тіснійспівпраці з юридичними радниками Кримських музеїв”, - поділилася Мудра.</text:p>
      <text:p text:style-name="P4">
<text:span text:style-name="T4">
Читайте також:</text:span>
 <text:a xlink:type="simple" xlink:href="https://www.ukrinform.ua/rubric-crimea/3720609-ukraina-provede-peremovini-z-niderlandskim-muzeem-sodo-mehanizmiv-povernenna-skifskogo-zolota.html" text:style-name="Internet_20_link" text:visited-style-name="Visited_20_Internet_20_Link">
 Україна проведе перемовини з нідерландським музеєм щодомеханізмів повернення « <text:span text:style-name="T4">
скіфс</text:span>
 ького золота»</text:a>
According to her, in view of the above, Ukraine has submitted to the judge Oraniano's self -abuse, he refused.</text:p>
      <text:p text:style-name="P4">
At that time, Ukraine declared this judge who was considered and was denied.<text:span text:style-name="T4">
 Read also: </text:span>
 <text:a xlink:type="simple" xlink:href="https://www.ukrinform.ua/rubric-polytics/3720581-cekaemo-na-povernenna-skifskogo-zolota-v-ukrainu-v-op-prokomentuvali-risenna-sudu-niderlandiv.html" text:style-name="Internet_20_link" text:visited-style-name="Visited_20_Internet_20_Link">
waiting for the return of "<text:span text:style-name="T4">
 Scyths </text:span>
 Gold" to Ukraine- OP on the decision of the Netherlands Court</text:a>
The next intermediate procedural victory of Ukraine was the appointment and conduct of oral hearings on 22.04.2021, although the opposite part was opposed to it.</text:p>
      <text:p text:style-name="P4">
“The long -awaited and so difficult selected decision was made on October 26, 2021. Then all present in the courtroom, and especially representatives of Ukraine, listened to the introductory and especially resolutive part of the decision(an adjoining translation from Dutch into English)Almost breathing, ”the wise said.</text:p>
      <text:p text:style-name="P4">
In response to the decision of the Supreme Court of the Netherlands of the Russian Federation, it was already announced that a court decision in the Netherlands in the Netherlands.</text:p>
      <text:p text:style-name="P4">
<text:span text:style-name="T4">
 Read also: </text:span>
 [Case "<text:span text:style-name="T4">
 Scyfs </text:span>
 Gold": Dutch attorubes are confident in Ukraine's victory]](https://www.ukrinform.ua/rubric-society/3720522-sprava-pro-skifske-zoloto-niderlandski-advokati-zavzdi-buli-vpevneni-u-peremozi-ukraini.html)Ukraine is ready in turn for anything.</text:p>
      <text:p text:style-name="P4">
“As for the“ response of Russia ”, Ukraine has already seen Bucha, Irpin, torture, cellars, thousands of corpses, heard the screams of people under the rubble of high -rise buildings, which gradually fucking, saw and felt by the hydroelectric power station, flood, our intelligence is constantly displaying the efforts and preparation of the Russian Federation. In order to arrange another terrorist attack of the Chicatastrophe and to "translate the blame" to us, Ukraine and the world have already heard a very multi -thunder and lies such as "Ikhtamnet". We are ready for anything, ” - Maudra.</text:p>
      <text:p text:style-name="P4">
According to Ukrinform, as reported by Ukrinform, the Supreme Court of the Netherlands had been a final decision on the case of the Scythian Gold.</text:p>
      <text:p text:style-name="P4">
<text:span text:style-name="T4">
 Read also: </text:span>
 <text:a xlink:type="simple" xlink:href="https://www.ukrinform.ua/rubric-crimea/3720487-povernenna-skifskogo-zolota-verhovnij-sud-niderlandiv-stav-na-bik-ukraini.html" text:style-name="Internet_20_link" text:visited-style-name="Visited_20_Internet_20_Link">
Return "<text:span text:style-name="T4">
 Scyfs </text:span>
 Gold": The Supreme Suderland was on the side of Ukraine</text:a>
The court completely denied the cassation complaint of the Crimean museums and left the appeal, which satisfied the claim of Ukraine.</text:p>
      <text:p text:style-name="P4">
After many years, the Supreme Court of the Netherlands has obliged Allard Pearson Museum to pass the Museum Museum of History of Ukraine from the Crimea - Golden Island in the Black Sea.<text:span text:style-name="T4">
 Read also: </text:span>
 [<text:span text:style-name="T4">
 SKIFS </text:span>
 GOLD: Ukraine is satisfied(https://www.ukrinform.ua/rubric-crimea/3663063-skifske-zoloto-ukraina-zadovolena-visnovkom-generalnogo-radnika-verhovnogo-sudu-niderlandiv.html)On January 26, 2022, the so -called Russian Crimean museums in the temporarily occupied Crimea filed a cassation appeal against the decision of the Amsterdam Court of Appeal to address the Scythian Gold Collection of Ukraine.</text:p>
      <text:p text:style-name="P4">
Scythian gold should return Ukraine. This decision was made by the Amsterdam Court of Appeal on October 26, 2021.</text:p>
      <text:p text:style-name="P4">
The legal war for exhibits began after before the occupation of the peninsula, in 2013, a valuable collection was exported from Crimea to the exhibition of Vnidland. The Crimea Exhibition: Gold and Secrets of the Black Sea consisted of five museums, one of which is located in Kiev and four in Crimea in Crimea(Simferopol, Kerch, Bakhchisarai and Chersonese). Виставка проходила у музеї АллардаПірсона в Амстердамі.</text:p>
      <text:p text:style-name="P4">
Поки триває судова тяганина, колекція, орієнтовна вартість якої 10 млн євро,зберігалася у музеї Алларда Пірсона.</text:p>
      <text:p text:style-name="P4">
News Source: <text:a xlink:type="simple" xlink:href="https://www.ukrinform.ua/rubric-crimea/3722028-rosia-ne-moze-oskarziti-risenna-sodo-povernenna-skifskogo-zolota-ukraini-minust.html" text:style-name="Internet_20_link" text:visited-style-name="Visited_20_Internet_20_Link">
https://www.ukrinform.ua/rubric-crimea/3722028-rosia-ne-moze-oskarziti-risenna-sodo-povernenna-skifskogo-zolota-ukraini-minust.html</text:a>
</text:p>
      <!--NEWS-->
      <text:h text:style-name="P10" text:outline-level="1">
<text:span text:style-name="T4">
The UOC MP has not yet handed over 79 objects in the Lavra - MKIP</text:span>
</text:h>
      <text:p text:style-name="P4">
Authors: Ukrinform (Person)</text:p>
      <text:p text:style-name="P4">
Publisher: Укринформ (Organization)</text:p>
      <text:p text:style-name="P4">
Published Time: 2023-06-12T23:47:22+03:00</text:p>
      <text:p text:style-name="P4">
Modified Time: 2023-06-12T23:47:22+03:00</text:p>
      <text:p text:style-name="P4">
Description: The UOC-MP has not yet transferred the keys to locks and doors to all 79 state property in the National Reserve "Kyiv-Pechersk Lavra". - Ukrinform.</text:p>
      <text:p text:style-name="P4">
Images: ['<text:a xlink:type="simple" xlink:href="https://static.ukrinform.com/photos/2023_06/thumb_files/630_360_1686303468-956.jpg" text:style-name="Internet_20_link" text:visited-style-name="Visited_20_Internet_20_Link">
630_360_16863...</text:a>
']</text:p>
      <text:p text:style-name="P4">
Tags: ['УПЦ МП', 'Київська Лавра', 'МКІП ']</text:p>
      <text:p text:style-name="P4">
Type: Article</text:p>
      <!--METADATA-->
      <text:p text:style-name="P4">
<draw:frame draw:style-name="fr1" draw:name="Image249" text:anchor-type="as-char" svg:width="6.9236in" svg:height="3.956343in" draw:z-index="0">
<draw:image xlink:href="../Images/yкринформ/2023-06-12T23-47-22-03-00/630_360_1686303468-956.jpg" xlink:type="simple" xlink:show="embed" xlink:actuate="onLoad" draw:mime-type="image/jpeg"/>
</draw:frame>
The UOC of the IPDOS did not transfer the keys to locks and doors to all 79 of the State Maine in the National Reserve "Kyiv-Pechersk Lavra".</text:p>
      <text:p text:style-name="P4">
The Ministry of Culture and Information Policy reports this in <text:a xlink:type="simple" xlink:href="https://t.me/otkachenkokyiv/3749" text:style-name="Internet_20_link" text:visited-style-name="Visited_20_Internet_20_Link">
telegram</text:a>
, reports Ukrinform.</text:p>
      <text:p text:style-name="P4">
"According to the results of work(MKIP commissions - ed.)The reserve sent <text:a xlink:type="simple" xlink:href="https://www.ukrinform.ua/tag-upc-mp" text:style-name="Internet_20_link" text:visited-style-name="Visited_20_Internet_20_Link">
UOC</text:a>
The act of acceptance and transfer of the state square, which they had to sign within three working days from the date of receipt, as a requirement for the transfer of the keys from the locking door to all 79 state property indicated in the act. It must be established that the term has expired and the UOC has not yet done so. These are all other interruptions will be attached to a court case, " - the message reads.</text:p>
      <text:p text:style-name="P4">
In early July, the Kyiv-Pechersk Lavra National Reserve expects the Economic Court of Kyiv on the obligation of the UOC to eliminate obstacles to the property of its owner, transferred in accordance with the Agreement No. 2 of 19.07.2013, which was terminated from 29.03.2023.</text:p>
      <text:p text:style-name="P4">
<text:span text:style-name="T4">
 Read also: </text:span>
 <text:a xlink:type="simple" xlink:href="https://www.ukrinform.ua/rubric-society/3721656-peredaca-lavri-derzavi-edino-pravilnij-slah-mozlivo-j-dovgij.html" text:style-name="Internet_20_link" text:visited-style-name="Visited_20_Internet_20_Link">
the transfer of laurels to the state is the only right way, perhaps a long ...</text:a>
The ICIP also stressed that the report of the MKIP commission on the reception and transfer of the property of the reserve will be evidence of numerous violations committed by the UOC, as well as the preparation of UOC representatives in the use of the property of the reserve by a labor meeting to make an appropriate decision.</text:p>
      <text:p text:style-name="P4">
As reported by Ukrinform, on June 5, the commission of the Ministry of Culture of and Information Policy on Reception and Transfer of State Property <text:a xlink:type="simple" xlink:href="https://www.ukrinform.ua/rubric-culture/3718942-komisia-mkip-pidpisala-akt-peredaci-majna-zapovidnika-kievopecerska-lavra.html" text:style-name="Internet_20_link" text:visited-style-name="Visited_20_Internet_20_Link">
completed work</text:a>
and signed an act of Kyiv-Pechersk Lavra, which confirmed the transfer of state property for use of the reserve.</text:p>
      <text:p text:style-name="P4">
News Source: <text:a xlink:type="simple" xlink:href="https://www.ukrinform.ua/rubric-society/3722029-upc-mp-dosi-ne-peredala-kluci-vid-79-obektiv-u-kiivskij-lavri-mkip.html" text:style-name="Internet_20_link" text:visited-style-name="Visited_20_Internet_20_Link">
https://www.ukrinform.ua/rubric-society/3722029-upc-mp-dosi-ne-peredala-kluci-vid-79-obektiv-u-kiivskij-lavri-mkip.html</text:a>
</text:p>
      <!--NEWS-->
      <text:h text:style-name="P10" text:outline-level="1">
<text:span text:style-name="T4">
Germany focuses on supplying Ukraine additional weapons - Scholz</text:span>
</text:h>
      <text:p text:style-name="P4">
Authors: Ukrinform (Person)</text:p>
      <text:p text:style-name="P4">
Publisher: Укринформ (Organization)</text:p>
      <text:p text:style-name="P4">
Published Time: 2023-06-12T23:58:00+03:00</text:p>
      <text:p text:style-name="P4">
Modified Time: 2023-06-12T23:58:00+03:00</text:p>
      <text:p text:style-name="P4">
Description: Germany focuses on providing additional weapons to Ukraine, as well as on creating hubs to repair damaged equipment. - Ukrinform.</text:p>
      <text:p text:style-name="P4">
Images: ['<text:a xlink:type="simple" xlink:href="https://static.ukrinform.com/photos/2023_02/thumb_files/630_360_1675929894-434.jpg" text:style-name="Internet_20_link" text:visited-style-name="Visited_20_Internet_20_Link">
630_360_16759...</text:a>
']</text:p>
      <text:p text:style-name="P4">
Tags: ['Німеччина', 'Зброя', 'Шольц']</text:p>
      <text:p text:style-name="P4">
Type: Article</text:p>
      <!--METADATA-->
      <text:p text:style-name="P4">
<draw:frame draw:style-name="fr1" draw:name="Image250" text:anchor-type="as-char" svg:width="6.9236in" svg:height="3.956343in" draw:z-index="0">
<draw:image xlink:href="../Images/yкринформ/2023-06-12T23-58-00-03-00/630_360_1675929894-434.jpg" xlink:type="simple" xlink:show="embed" xlink:actuate="onLoad" draw:mime-type="image/jpeg"/>
</draw:frame>
Germany is annexed on providing additional weapons to Ukraine, as well as on creating a hub repair of damaged equipment.</text:p>
      <text:p text:style-name="P4">
This was announced during a press conference on Monday in Paris as a meeting of the leader's triangle, German Chancellor Olaf Soltz, Ukrinform's own correspondent reports.</text:p>
      <text:p text:style-name="P4">
"We focus on what is needed .... We supply additional weapons," Solz said.</text:p>
      <text:p text:style-name="P4">
<text:span text:style-name="T4">
 Read also: </text:span>
 <text:a xlink:type="simple" xlink:href="https://www.ukrinform.ua/rubric-ato/3722019-kontrnastup-ukraini-trivae-vze-bagato-dniv-vin-duze-retelno-pidgotovlenij-makron.html" text:style-name="Internet_20_link" text:visited-style-name="Visited_20_Internet_20_Link">
Ukraine's counter -offensive has been going on for many days, it is dullly prepared - Macron</text:a>
He noted that Germany provided Ukraine, in particular, anti-air systemsiris-T, Patriot, and aircraft installations of Gepard.</text:p>
      <text:p text:style-name="P4">
"We are ready to help Ukraine for as long as it will be needed," the German Chancellor said.</text:p>
      <text:p text:style-name="P4">
According to Scholtz, Berlin is doing everything possible to establish additional production of ammunition in Germany and other countries and is working on this ravaged time.</text:p>
      <text:p text:style-name="P4">
<text:span text:style-name="T4">
 Read also: </text:span>
 <text:a xlink:type="simple" xlink:href="https://www.ukrinform.ua/rubric-polytics/3722007-duda-samit-nato-mae-prinesti-citki-risenna-pro-clenstvo-ukraini-v-alansi.html" text:style-name="Internet_20_link" text:visited-style-name="Visited_20_Internet_20_Link">
Duda: NATO Summit should bring clear decisions about Ukraine's membership in the Alliance</text:a>
"We are also working on the creation of repair centers, it has already happened in Romania, I hope that Poland will happen too and we will agree on it even before the summit," Scholz emphasized.</text:p>
      <text:p text:style-name="P4">
He added that some systems can be repaired on the spot, and this will also put appropriate work.</text:p>
      <text:p text:style-name="P4">
As reported by Ukrinform, the representative of the Ministry of Defense of Germany Mitko Muller Nakoffing stated that [the German side does not have its own data on the destruction(https://www.ukrinform.ua/rubric-ato/3721746-nimeccina-ne-mae-danih-sodo-znisenna-tankiv-leopard-v-ukraini.html)During hostilities in Ukraine, and Russian statements in the Bundeseriocify are not undertaken.</text:p>
      <text:p text:style-name="P4">
Photo: op</text:p>
      <text:p text:style-name="P4">
News Source: <text:a xlink:type="simple" xlink:href="https://www.ukrinform.ua/rubric-ato/3722030-nimeccina-zoseredzuetsa-na-postacanni-ukraini-dodatkovoi-zbroi-solc.html" text:style-name="Internet_20_link" text:visited-style-name="Visited_20_Internet_20_Link">
https://www.ukrinform.ua/rubric-ato/3722030-nimeccina-zoseredzuetsa-na-postacanni-ukraini-dodatkovoi-zbroi-solc.html</text:a>
</text:p>
      <!--NEWS-->
      <text:h text:style-name="P10" text:outline-level="1">
<text:span text:style-name="T4">
Ukrainian warriors liberated another settlement - Stonezh</text:span>
</text:h>
      <text:p text:style-name="P4">
Author: ['АРМІЯINFORM']</text:p>
      <text:p text:style-name="P4">
Time: 2023-06-12T24:00:00-04:00</text:p>
      <text:p text:style-name="P4">
Description: Intercessor of the Ministra defense of Ukraine Ganna Malel Malar Diva at telegram-channel about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74cb673d-f961-465b-9f13-c8e78ad758d5.jpg" text:style-name="Internet_20_link" text:visited-style-name="Visited_20_Internet_20_Link">
74cb673d-f961-465b-9f13-c8e78ad758d5.jpg</text:a>
']</text:p>
      <text:p text:style-name="P4">
Tags: ['АГРЕСІЯ РФ', 'ВТОРГНЕННЯ РФ', 'ГАННА МАЛЯР', 'ДЕОКУПАЦІЯ УКРАЇНСЬКИХ ТЕРИТОРІЙ']</text:p>
      <text:p text:style-name="P4">
Category: News</text:p>
      <!--METADATA-->
      <text:p text:style-name="P4">
<draw:frame draw:style-name="fr1" draw:name="Image251" text:anchor-type="as-char" svg:width="6.9236in" svg:height="3.842218in" draw:z-index="0">
<draw:image xlink:href="../Images/AРМІЯINFORM/2023-06-12T24-00-00-04-00/74cb673d-f961-465b-9f13-c8e78ad758d5.jpg" xlink:type="simple" xlink:show="embed" xlink:actuate="onLoad" draw:mime-type="image/jpeg"/>
</draw:frame>
Deputy Minister of Defense of Ukraine Anna Malyar <text:a xlink:type="simple" xlink:href="https://t.me/annamaliar/841" text:style-name="Internet_20_link" text:visited-style-name="Visited_20_Internet_20_Link">
reported</text:a>
In the telegram-channel about the release of the still settlement:</text:p>
      <text:p text:style-name="P4">
“The state flag again flies over the guard, and so it will be with every inhabited public until we liberate all Ukrainian land. We thank the separate brigade of the Fit-Admiral infantry infantry Michael Ostrogradsky.</text:p>
      <text:p text:style-name="P4">
Recall that yesterday, June 11, <text:a xlink:type="simple" xlink:href="https://armyinform.com.ua/2023/06/11/deokupovano-naseleni-punkty-blagodatne-i-makarivka-ganna-malyar/" text:style-name="Internet_20_link" text:visited-style-name="Visited_20_Internet_20_Link">
deoccorated</text:a>
Settlements Blessed Imakarivka. In the south - promotion in two directions from 300 to 1500 meters.</text:p>
      <text:p text:style-name="P4">
News Source: <text:a xlink:type="simple" xlink:href="https://armyinform.com.ua/2023/06/12/ukrayinski-voyiny-zvilnyly-shhe-odyn-naselenyj-punkt-storozheve/" text:style-name="Internet_20_link" text:visited-style-name="Visited_20_Internet_20_Link">
https://armyinform.com.ua/2023/06/12/ukrayinski-voyiny-zvilnyly-shhe-odyn-naselenyj-punkt-storozheve/</text:a>
</text:p>
      <!--NEWS-->
      <text:h text:style-name="P10" text:outline-level="1">
<text:span text:style-name="T4">
Defense forces per day eliminated more than 500 invaders, destroyed 5 tanks and 10 artistem</text:span>
</text:h>
      <text:p text:style-name="P4">
Author: ['АРМІЯINFORM']</text:p>
      <text:p text:style-name="P4">
Time: 2023-06-12T26:00:00-04:00</text:p>
      <text:p text:style-name="P4">
Description: Zagalni Boyov, take the enemy on 02.24.22 to 06/12/23 Orintovo to become: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786d6623-9049-4e58-93c7-cf2654e92ae2-scaled.jpg" text:style-name="Internet_20_link" text:visited-style-name="Visited_20_Internet_20_Link">
786d6623-9049-4e58-93c7-cf2654e92ae2-scaled.jpg</text:a>
']</text:p>
      <text:p text:style-name="P4">
Tags: ['АГРЕСІЯ РФ', 'ВТОРГНЕННЯ РФ', 'ВТРАТИ ВОРОГА', 'ГШ ЗСУ']</text:p>
      <text:p text:style-name="P4">
Category: News</text:p>
      <!--METADATA-->
      <text:p text:style-name="P4">
<draw:frame draw:style-name="fr1" draw:name="Image252" text:anchor-type="as-char" svg:width="6.9236in" svg:height="6.975527in" draw:z-index="0">
<draw:image xlink:href="../Images/AРМІЯINFORM/2023-06-12T26-00-00-04-00/786d6623-9049-4e58-93c7-cf2654e92ae2-scaled.jpg" xlink:type="simple" xlink:show="embed" xlink:actuate="onLoad" draw:mime-type="image/jpeg"/>
</draw:frame>
The total combat loss of the enemy from 24.02.22 to 12.06.23 will be orientated:</text:p>
      <text:p text:style-name="P4">
<text:span text:style-name="T4">
<text:span text:style-name="T5">
 Personnel - </text:span>
* 216180(+540)persons eliminated</text:span>
<text:span text:style-name="T5">
 tanks - </text:span>
<text:span text:style-name="T5">
 3931(+5)</text:span>
<text:span text:style-name="T4">
 combat armored vehicles - </text:span>
 7636(+5)<text:span text:style-name="T4">
<text:span text:style-name="T5">
 Artillery systems - </text:span>
<text:span text:style-name="T5">
 3746(+10)</text:span>
 </text:span>
 RSZV - <text:span text:style-name="T4">
 601(0)</text:span>
<text:span text:style-name="T5">
 air defense means - </text:span>
<text:span text:style-name="T5">
 362(0)</text:span>
<text:span text:style-name="T4">
 aircraft - </text:span>
 314(0)<text:span text:style-name="T4">
<text:span text:style-name="T5">
 helicopters - </text:span>
* 299(0)</text:span>
<text:span text:style-name="T5">
 UAV Operative Tactical Level-</text:span>
<text:span text:style-name="T5">
 3307(+7)</text:span>
<text:span text:style-name="T4">
 Winged missiles - </text:span>
 1183(0)<text:span text:style-name="T4">
<text:span text:style-name="T5">
 ships / boats - </text:span>
* 18(0)</text:span>
<text:span text:style-name="T5">
 Automobile equipment and tanks - </text:span>
<text:span text:style-name="T5">
 6471(+10)</text:span>
<text:span text:style-name="T4">
 Special Technique - </text:span>
 510(+1)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12.06.23.</text:p>
      <text:p text:style-name="P4">
News Source: <text:a xlink:type="simple" xlink:href="https://armyinform.com.ua/2023/06/12/syly-oborony-za-dobu-likviduvaly-ponad-500-okupantiv-znyshhyly-5-tankiv-i-10-artsystem/" text:style-name="Internet_20_link" text:visited-style-name="Visited_20_Internet_20_Link">
https://armyinform.com.ua/2023/06/12/syly-oborony-za-dobu-likviduvaly-ponad-500-okupantiv-znyshhyly-5-tankiv-i-10-artsystem/</text:a>
</text:p>
      <!--NEWS-->
      <text:h text:style-name="P10" text:outline-level="1">
<text:span text:style-name="T4">
In Kherson, the water level decreased by 64 cm - the headquarters to eliminate the consequences</text:span>
</text:h>
      <text:p text:style-name="P4">
Author: ['АРМІЯINFORM']</text:p>
      <text:p text:style-name="P4">
Time: 2023-06-12T28:00:00-04:00</text:p>
      <text:p text:style-name="P4">
Description: On the 7th day of Lіkvіdatsіy, naslidkiv Pіdriva Rosіyans Kakhovo Ges Stan at 9:00 12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fad6982e9eaef6a3.jpg" text:style-name="Internet_20_link" text:visited-style-name="Visited_20_Internet_20_Link">
fad6982e9eaef6a3.jpg</text:a>
']</text:p>
      <text:p text:style-name="P4">
Tags: ['АГРЕСІЯ РФ', 'КАХОВСЬКА ГЕС', 'КАХОВСЬКА ГЕС/ШТАБ INFO']</text:p>
      <text:p text:style-name="P4">
Category: News</text:p>
      <!--METADATA-->
      <text:p text:style-name="P4">
<draw:frame draw:style-name="fr1" draw:name="Image253" text:anchor-type="as-char" svg:width="6.9236in" svg:height="3.894525in" draw:z-index="0">
<draw:image xlink:href="../Images/AРМІЯINFORM/2023-06-12T28-00-00-04-00/fad6982e9eaef6a3.jpg" xlink:type="simple" xlink:show="embed" xlink:actuate="onLoad" draw:mime-type="image/jpeg"/>
</draw:frame>
On the 7th day of the elimination of the consequences of the Russians of the Kakhovskaya hydroelectric power station as of 9:00 on June 12, water in Kherson continues to depart and has already reached a mark of 3.29cm. For half a day the level decreased by 64 cm.</text:p>
      <text:p text:style-name="P4">
About it <text:a xlink:type="simple" xlink:href="https://t.me/shtab_kakhovska_hes/564" text:style-name="Internet_20_link" text:visited-style-name="Visited_20_Internet_20_Link">
reports</text:a>
The headquarters of the elimination of the Kakhovskaya hydroelectric power station by Russian terrorists.</text:p>
      <text:p text:style-name="P4">
“46 settlements remain flooded: 32 - on the right bank(3801Budinox)and 14 - in the temporarily occupied territory. 2743 persons were saved, 228 children and 77 are low -mobility, ”the message reads.</text:p>
      <text:p text:style-name="P4">
According to the headquarters to eliminate the consequences of the Kakhovka hydroelectric power station, the situation remains critical on the left. The Russians block the evacuation thawed fire in the back of those who try to escape. However, 112 were evacuated.</text:p>
      <text:p text:style-name="P4">
News Source: <text:a xlink:type="simple" xlink:href="https://armyinform.com.ua/2023/06/12/u-hersoni-za-piv-doby-riven-vody-zmenshyvsya-na-64sm-shtab-z-likvidacziyi-naslidkiv-pidryvu-kahovskoyi-ges/" text:style-name="Internet_20_link" text:visited-style-name="Visited_20_Internet_20_Link">
https://armyinform.com.ua/2023/06/12/u-hersoni-za-piv-doby-riven-vody-zmenshyvsya-na-64sm-shtab-z-likvidacziyi-naslidkiv-pidryvu-kahovskoyi-ges/</text:a>
</text:p>
      <!--NEWS-->
      <text:h text:style-name="P10" text:outline-level="1">
<text:span text:style-name="T4">
Ukrainian pyrotechnics per day were neutralized over 120 ammunition</text:span>
</text:h>
      <text:p text:style-name="P4">
Author: ['АРМІЯINFORM']</text:p>
      <text:p text:style-name="P4">
Time: 2023-06-12T30:00:00-04:00</text:p>
      <text:p text:style-name="P4">
Description: The last achievement of the PIRETRODILICIA DSNS was healed 63 iz, Viyanovo, Vilyueno I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1/04/miny-1.jpg" text:style-name="Internet_20_link" text:visited-style-name="Visited_20_Internet_20_Link">
miny-1.jpg</text:a>
']</text:p>
      <text:p text:style-name="P4">
Tags: ['АГРЕСІЯ РФ', 'ВТОРГНЕННЯ РФ', 'ДСНС УКРАЇНИ']</text:p>
      <text:p text:style-name="P4">
Category: News</text:p>
      <!--METADATA-->
      <text:p text:style-name="P4">
<draw:frame draw:style-name="fr1" draw:name="Image254" text:anchor-type="as-char" svg:width="6.9236in" svg:height="3.894525in" draw:z-index="0">
<draw:image xlink:href="../Images/AРМІЯINFORM/2023-06-12T30-00-00-04-00/miny-1.jpg" xlink:type="simple" xlink:show="embed" xlink:actuate="onLoad" draw:mime-type="image/jpeg"/>
</draw:frame>
During the day, the Pyrotechnical units of the SES were involved 63 times, identified, seized and disposed of 126 units of explosive objects, an inspection of 12.36 hectares.</text:p>
      <text:p text:style-name="P4">
About it <text:a xlink:type="simple" xlink:href="https://www.kmu.gov.ua/news/operatyvna-informatsiia-dsns-shchodo-naslidkiv-vedennia-boiovykh-dii-rosiiskoiu-federatsiieiu12062023" text:style-name="Internet_20_link" text:visited-style-name="Visited_20_Internet_20_Link">
informs</text:a>
Government portal.</text:p>
      <text:p text:style-name="P4">
From the beginning of a large -scale military invasion of the Russian Federation, the territory of Ukraine has been disposed of 399 thousand 205 units of explosive subjects and 2 thousand 891 kg of explosive substance, including 2 thousand 999 unidorial bombs. The area of about 89 thousand 606 hectares was surveyed.</text:p>
      <text:p text:style-name="P4">
Most often pyrotechnic units worked:</text:p>
      <ul>
        <li>
in the Kharkiv region 19 thousand 108 times, * Kyiv region - 7 thousand 937, * Donetsk region - 5 thousand 919, * Mykolaiv region - 5 thousand 129, * Kherson region - 5 thousand 492, * Chernihiv region - 4 thousand 699, * Sumy region - 2 thousand 179, * Cherkasy region - 1 thousand 111.</li>
      </ul>
      <text:p text:style-name="P4">
In case of detection of a suspicious object or explosive, immediately notify the number of the number - 101.</text:p>
      <text:p text:style-name="P4">
News Source: <text:a xlink:type="simple" xlink:href="https://armyinform.com.ua/2023/06/12/ukrayinski-pirotehniky-za-dobu-zneshkodyly-ponad-120-boyeprypasiv/" text:style-name="Internet_20_link" text:visited-style-name="Visited_20_Internet_20_Link">
https://armyinform.com.ua/2023/06/12/ukrayinski-pirotehniky-za-dobu-zneshkodyly-ponad-120-boyeprypasiv/</text:a>
</text:p>
      <!--NEWS-->
      <text:h text:style-name="P10" text:outline-level="1">
<text:span text:style-name="T4">
In Greece, the Sailing World Sports Championships started among military personnel</text:span>
</text:h>
      <text:p text:style-name="P4">
Author: ['АРМІЯINFORM']</text:p>
      <text:p text:style-name="P4">
Time: 2023-06-12T32:00:00-04:00</text:p>
      <text:p text:style-name="P4">
Description: Zbirna Zbroyni forces of Ukraine, Okmagannya, at the 54th Chemical Svit Z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47249819_756829802905496_3186455758286031309_n.jpg" text:style-name="Internet_20_link" text:visited-style-name="Visited_20_Internet_20_Link">
347249819_756829802905496_3186455758286031309_n.jpg</text:a>
', '<text:a xlink:type="simple" xlink:href="https://armyinform.com.ua/wp-content/uploads/2023/06/347447245_756829966238813_78324385643797957_n.jpg" text:style-name="Internet_20_link" text:visited-style-name="Visited_20_Internet_20_Link">
347447245_756829966238813_78324385643797957_n.jpg</text:a>
']</text:p>
      <text:p text:style-name="P4">
Tags: ['АРМІЙСЬКИЙ СПОРТ', 'ГРЕЦІЯ', 'ЦСК ЗСУ']</text:p>
      <text:p text:style-name="P4">
Category: News</text:p>
      <!--METADATA-->
      <text:p text:style-name="P4">
<draw:frame draw:style-name="fr1" draw:name="Image255" text:anchor-type="as-char" svg:width="6.9236in" svg:height="5.1927in" draw:z-index="0">
<draw:image xlink:href="../Images/AРМІЯINFORM/2023-06-12T32-00-00-04-00/347249819_756829802905496_3186455758286031309_n.jpg" xlink:type="simple" xlink:show="embed" xlink:actuate="onLoad" draw:mime-type="image/jpeg"/>
</draw:frame>
The National Armed Forces of Ukraine launched a competition at the 54th World Championships(Greece).</text:p>
      <text:p text:style-name="P4">
Про це<text:a xlink:type="simple" xlink:href="https://www.facebook.com/CSKA1992/posts/pfbid025u7Tdi7Y8T9ogRF8RPS8KQZidTyRaRY7i3Gejq7i3JAbfE5fnCXqovs9eV88y1a3l" text:style-name="Internet_20_link" text:visited-style-name="Visited_20_Internet_20_Link">
повідомляє</text:a>
The Central Sports Club of the Armed Forces.</text:p>
      <text:p text:style-name="P4">
<draw:frame draw:style-name="fr1" draw:name="Image256" text:anchor-type="as-char" svg:width="6.9236in" svg:height="4.615733in" draw:z-index="0">
<draw:image xlink:href="../Images/AРМІЯINFORM/2023-06-12T32-00-00-04-00/347447245_756829966238813_78324385643797957_n.jpg" xlink:type="simple" xlink:show="embed" xlink:actuate="onLoad" draw:mime-type="image/jpeg"/>
</draw:frame>
"Sailing World Sports Champion among military personnel has begun," - the message reads.</text:p>
      <text:p text:style-name="P4">
It is noted that 9 countries - Ukraine, Brazil, Greece, Italy, Spain, France, Poland, Denmark and Canada are participating in the competitions.</text:p>
      <text:p text:style-name="P4">
News Source: <text:a xlink:type="simple" xlink:href="https://armyinform.com.ua/2023/06/12/u-grecziyi-startuvav-chempionat-svitu-z-vitrylnogo-sportu-sered-vijskovosluzhbovcziv/" text:style-name="Internet_20_link" text:visited-style-name="Visited_20_Internet_20_Link">
https://armyinform.com.ua/2023/06/12/u-grecziyi-startuvav-chempionat-svitu-z-vitrylnogo-sportu-sered-vijskovosluzhbovcziv/</text:a>
</text:p>
      <!--NEWS-->
      <text:h text:style-name="P10" text:outline-level="1">
<text:span text:style-name="T4">
More than 70% of water flowed from the Kakhovka reservoir</text:span>
</text:h>
      <text:p text:style-name="P4">
Author: ['АРМІЯINFORM']</text:p>
      <text:p text:style-name="P4">
Time: 2023-06-12T34:00:00-04:00</text:p>
      <text:p text:style-name="P4">
Description: The Kakhovsky water house of the Pislya Pіdriva rowed, the 72% of Abo is 14.395 cubic cubic meters .... War with Ukraine 2022, war with Ukraine Latest news today, News War with Ukraine 2022 are the last for today, will there be war between Ukraine and Russia and when and when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ab173fdcb9dc3f0cc82f8-e1686553792596.jpg" text:style-name="Internet_20_link" text:visited-style-name="Visited_20_Internet_20_Link">
ab173fdcb9dc3f0cc82f8-e1686553792596.jpg</text:a>
']</text:p>
      <text:p text:style-name="P4">
Tags: ['КАХОВСЬКА ГЕС', 'МІНДОВКІЛЛЯ']</text:p>
      <text:p text:style-name="P4">
Category: News</text:p>
      <!--METADATA-->
      <text:p text:style-name="P4">
<draw:frame draw:style-name="fr1" draw:name="Image257" text:anchor-type="as-char" svg:width="6.9236in" svg:height="4.552267in" draw:z-index="0">
<draw:image xlink:href="../Images/AРМІЯINFORM/2023-06-12T34-00-00-04-00/ab173fdcb9dc3f0cc82f8-e1686553792596.jpg" xlink:type="simple" xlink:show="embed" xlink:actuate="onLoad" draw:mime-type="image/jpeg"/>
</draw:frame>
More than 72% or 14,395 cm of water was lost from the Kakhovka reservoir after the dam of the dam.</text:p>
      <text:p text:style-name="P4">
As of the morning of June 12, the water level in the reservoir continues to decrease, according to [Mindovkil] report(https://t.me/mindovkillia).</text:p>
      <text:p text:style-name="P4">
Зазначається, що станом на вечір 11 червня рівень води у водосховищі <text:span text:style-name="T4">
врайоні Нікополя</text:span>
 становив близько 9,04 м. Наразі по гідропосту «Нікополь» вженемає можливості вимірювати рівні води, оскільки вона відійшла від пунктуспостережень.</text:p>
      <text:p text:style-name="P4">
Рівень води в Дніпрі <text:span text:style-name="T4">
на позначці «Херсон»</text:span>
 знизився на 2 метри. Усередньому за останню добу утримується тенденція зниження рівня на <text:span text:style-name="T4">
1-5 см</text:span>
за годину.</text:p>
      <text:p text:style-name="P4">
У районі <text:span text:style-name="T4">
природного парку «Нижньодніпровський»</text:span>
 вода поступово сходить.Продовжується обміління акваторії у нацпарку «Кам'янська Січ» на 8,5 метрів.</text:p>
      <text:p text:style-name="P4">
Рівень води <text:span text:style-name="T4">
р. Інгулець</text:span>
 у створі Інгулецької зрошувальної системи повільнознижується. Натомість вода поступово продовжує прибувати в Миколаївськійобласті.</text:p>
      <text:p text:style-name="P4">
Екологічні інспектори продовжують документувати та обраховувати усю шкоду,нанесену довкіллю через терористичну атаку росії на Каховську ГЕС.</text:p>
      <text:p text:style-name="P4">
News Source: <text:a xlink:type="simple" xlink:href="https://armyinform.com.ua/2023/06/12/z-kahovskogo-vodoshovyshha-vyteklo-ponad-70-vody/" text:style-name="Internet_20_link" text:visited-style-name="Visited_20_Internet_20_Link">
https://armyinform.com.ua/2023/06/12/z-kahovskogo-vodoshovyshha-vyteklo-ponad-70-vody/</text:a>
</text:p>
      <!--NEWS-->
      <text:h text:style-name="P10" text:outline-level="1">
<text:span text:style-name="T4">
In Lithuania, large -scale training "Storm Blow - 2023" has been completed</text:span>
</text:h>
      <text:p text:style-name="P4">
Author: ['АРМІЯINFORM']</text:p>
      <text:p text:style-name="P4">
Time: 2023-06-12T36:00:00-04:00</text:p>
      <text:p text:style-name="P4">
Description: VIISKOVO-MORSICI SILS LITTIA at once by the Allies completed the NUIBILSHI from 2023 Rots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fyvu7p7xgauvwbn.jpg" text:style-name="Internet_20_link" text:visited-style-name="Visited_20_Internet_20_Link">
fyvu7p7xgauvwbn.jpg</text:a>
']</text:p>
      <text:p text:style-name="P4">
Tags: ['ВІЙНА', 'ЛИТВА', 'МІЖНАРОДНІ НАВЧАННЯ', 'ШТОРМОВИЙ УДАР–2023']</text:p>
      <text:p text:style-name="P4">
Category: News</text:p>
      <!--METADATA-->
      <text:p text:style-name="P4">
<draw:frame draw:style-name="fr1" draw:name="Image258" text:anchor-type="as-char" svg:width="6.9236in" svg:height="5.1927in" draw:z-index="0">
<draw:image xlink:href="../Images/AРМІЯINFORM/2023-06-12T36-00-00-04-00/fyvu7p7xgauvwbn.jpg" xlink:type="simple" xlink:show="embed" xlink:actuate="onLoad" draw:mime-type="image/jpeg"/>
</draw:frame>
The Naval Forces of the Armed Forces of Lithuania, together with the Allies, completed the largest in 2023 studies of "Storm Blow-2023", which started on June 5.</text:p>
      <text:p text:style-name="P4">
About it <text:a xlink:type="simple" xlink:href="https://twitter.com/a_anusauskas" text:style-name="Internet_20_link" text:visited-style-name="Visited_20_Internet_20_Link">
reports</text:a>
Minister of National Defense of Lithuania Arvidas Anushauskas.</text:p>
      <text:p text:style-name="P4">
"We were able to observe the course of surgery, when the Marines of the San Marco landing ship and the Torun Min-December ship," his post reads.</text:p>
      <text:p text:style-name="P4">
It is noted that the training was held in the Baltic Sea, in the Portukeped Issa area, on the Kursk Spit, on the Beach of the Negirset. They are also partly linked to NATO's largest International Baltic Baltops 23.</text:p>
      <text:p text:style-name="P4">
The training was attended by servicemen of the Lithuanian army and allies of Zitaly, Poland, Portugal, Romania with ships, aviation and other military equipment.</text:p>
      <text:p text:style-name="P4">
News Source: <text:a xlink:type="simple" xlink:href="https://armyinform.com.ua/2023/06/12/u-lytvi-zavershylys-masshtabni-navchannya-shtormovyj-udar-2023/" text:style-name="Internet_20_link" text:visited-style-name="Visited_20_Internet_20_Link">
https://armyinform.com.ua/2023/06/12/u-lytvi-zavershylys-masshtabni-navchannya-shtormovyj-udar-2023/</text:a>
</text:p>
      <!--NEWS-->
      <text:h text:style-name="P10" text:outline-level="1">
<text:span text:style-name="T4">
As a result of the shelling of settlements of Ukraine, 4 civilians were killed by the army of the Russian Federation, 16 were injured</text:span>
</text:h>
      <text:p text:style-name="P4">
Author: ['АРМІЯINFORM']</text:p>
      <text:p text:style-name="P4">
Time: 2023-06-12T38:00:00-04:00</text:p>
      <text:p text:style-name="P4">
Description: The last passes of the Rosiyski Vіsyska were shelled by the Teritarian of 8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f9f1197d-6be2-4fa5-a5f6-19f1da71992a.jpg" text:style-name="Internet_20_link" text:visited-style-name="Visited_20_Internet_20_Link">
f9f1197d-6be2-4fa5-a5f6-19f1da71992a.jpg</text:a>
']</text:p>
      <text:p text:style-name="P4">
Tags: ['STOPRUSSIA', 'АГРЕСІЯ РФ', 'ВТОРГНЕННЯ РФ', 'ХАРКІВСЬКИЙ ТРИБУНАЛ']</text:p>
      <text:p text:style-name="P4">
Category: News</text:p>
      <!--METADATA-->
      <text:p text:style-name="P4">
<draw:frame draw:style-name="fr1" draw:name="Image259" text:anchor-type="as-char" svg:width="6.9236in" svg:height="4.572059in" draw:z-index="0">
<draw:image xlink:href="../Images/AРМІЯINFORM/2023-06-12T38-00-00-04-00/f9f1197d-6be2-4fa5-a5f6-19f1da71992a.jpg" xlink:type="simple" xlink:show="embed" xlink:actuate="onLoad" draw:mime-type="image/jpeg"/>
</draw:frame>
During the last day, Russian troops fired at the territory of 8 regions of Ukraine.</text:p>
      <text:p text:style-name="P4">
About it <text:a xlink:type="simple" xlink:href="https://t.me/militarymediacenter/2199" text:style-name="Internet_20_link" text:visited-style-name="Visited_20_Internet_20_Link">
reports</text:a>
Military Mediacenter.</text:p>
      <text:p text:style-name="P4">
From different types of weapons(grenade launchers, mortars, artillery, SAU, RSZV, UAV, SCR, Aviation and Winged Maritime Base Missiles)105 painting points and 45 infrastructure objects were attacked.</text:p>
      <text:p text:style-name="P4">
According to preliminary information, 4 civilians were killed and 16 were injured.</text:p>
      <text:p text:style-name="P4">
News Source: <text:a xlink:type="simple" xlink:href="https://armyinform.com.ua/2023/06/12/vnaslidok-obstriliv-naselenyh-punktiv-ukrayiny-armiyeyu-rf-zagynulo-4-czyvilni-osoby-16-poraneno/" text:style-name="Internet_20_link" text:visited-style-name="Visited_20_Internet_20_Link">
https://armyinform.com.ua/2023/06/12/vnaslidok-obstriliv-naselenyh-punktiv-ukrayiny-armiyeyu-rf-zagynulo-4-czyvilni-osoby-16-poraneno/</text:a>
</text:p>
      <!--NEWS-->
      <text:h text:style-name="P10" text:outline-level="1">
<text:span text:style-name="T4">
Blinken announced a powerful package of political and practical support to Ukraine at NATO summit</text:span>
</text:h>
      <text:p text:style-name="P4">
Authors: Ukrinform (Person)</text:p>
      <text:p text:style-name="P4">
Publisher: Укринформ (Organization)</text:p>
      <text:p text:style-name="P4">
Published Time: 2023-06-12T3:07:00+03:00</text:p>
      <text:p text:style-name="P4">
Modified Time: 2023-06-12T22:07:00+03:00</text:p>
      <text:p text:style-name="P4">
Description: Member States of the North Atlantic Alliance will provide Ukraine with a powerful package of support for Putin during the Summit of State in Vilnius, which will be a signal for Putin that international unity remains strong and it will not be able to achieve its goals. - Ukrinform.</text:p>
      <text:p text:style-name="P4">
Images: ['<text:a xlink:type="simple" xlink:href="https://static.ukrinform.com/photos/2022_03/thumb_files/630_360_1647552427-852.jpg" text:style-name="Internet_20_link" text:visited-style-name="Visited_20_Internet_20_Link">
630_360_16475...</text:a>
']</text:p>
      <text:p text:style-name="P4">
Tags: ['НАТО', 'США', 'Блінкен']</text:p>
      <text:p text:style-name="P4">
Type: Article</text:p>
      <!--METADATA-->
      <text:p text:style-name="P4">
<draw:frame draw:style-name="fr1" draw:name="Image260" text:anchor-type="as-char" svg:width="6.9236in" svg:height="3.956343in" draw:z-index="0">
<draw:image xlink:href="../Images/yкринформ/2023-06-12T3-07-00-03-00/630_360_1647552427-852.jpg" xlink:type="simple" xlink:show="embed" xlink:actuate="onLoad" draw:mime-type="image/jpeg"/>
</draw:frame>
Member States of the North Atlantic Alliance during the Summit of State in Vilnius will provide Ukraine with a "powerful package" of support, which will become a signal for Putin that international unity remains strong and it will not succeed in achieving this goals.</text:p>
      <text:p text:style-name="P4">
This was stated on Monday during a press conference in Washington US Secretary of State Anthony Blinken, Ukrinform correspondent reports.</text:p>
      <text:p text:style-name="P4">
"I think you can expect a powerful package at the NATO summit as a political, such practical support for Ukraine in the future," the US Secretary of State said.</text:p>
      <text:p text:style-name="P4">
<text:span text:style-name="T4">
 Read also: </text:span>
 [States do not have information about the transmission of China's arms of Russian(https://www.ukrinform.ua/rubric-world/3721988-stati-ne-maut-informacii-pro-peredanna-kitaem-ozbroen-rf-blinken.html)He also expressed his belief that Putin would send a strong signal in parallel, which he apparently wants to wait for the international community to stop his help. However, as the head of the State Department emphasized, the countries supporting Ukrainian are determined.</text:p>
      <text:p text:style-name="P4">
Blinken stressed that the civilized world, like Ukraine, wants to reach peace that will be fair and strong.</text:p>
      <text:p text:style-name="P4">
“If and when Russia is ready to join these conditions, we will all be ready to do. But what we see today is that it is not ready for it, ”the US Secretary of State said.</text:p>
      <text:p text:style-name="P4">
<text:span text:style-name="T4">
 Read also: </text:span>
 <text:a xlink:type="simple" xlink:href="https://www.ukrinform.ua/rubric-world/3720344-blinken-moze-vidvidati-kitaj-nastupnogo-tizna-zmi.html" text:style-name="Internet_20_link" text:visited-style-name="Visited_20_Internet_20_Link">
<text:span text:style-name="T4">
 BLINKEN </text:span>
 can visit China next week - media</text:a>
As reported by Ukrinform, on July 11-12 in Vilnius will take place on the next alone.</text:p>
      <text:p text:style-name="P4">
Ukraine raises NATO allies on the issue of providing security guarantees of the touchday the movement towards full membership in the Alliance.</text:p>
      <text:p text:style-name="P4">
News Source: <text:a xlink:type="simple" xlink:href="https://www.ukrinform.ua/rubric-polytics/3722011-blinken-anonsuvav-potuznij-paket-politicnoi-i-prakticnoi-pidtrimki-ukraini-na-samiti-nato.html" text:style-name="Internet_20_link" text:visited-style-name="Visited_20_Internet_20_Link">
https://www.ukrinform.ua/rubric-polytics/3722011-blinken-anonsuvav-potuznij-paket-politicnoi-i-prakticnoi-pidtrimki-ukraini-na-samiti-nato.html</text:a>
</text:p>
      <!--NEWS-->
      <text:h text:style-name="P10" text:outline-level="1">
<text:span text:style-name="T4">
The development of cybersecurity capabilities is one of the key priorities of MOU-Vitaliy Deynega participated in the Cyber Dalogau Ukraine</text:span>
</text:h>
      <text:p text:style-name="P4">
Author: ['АРМІЯINFORM']</text:p>
      <text:p text:style-name="P4">
Time: 2023-06-12T40:00:00-04:00</text:p>
      <text:p text:style-name="P4">
Description: 1 Chervnya 2023 Rock delegation of Ukraine that states of America tolerated in metro Tallinn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40100fe4a3cc299f1a4464d648b065ea43212c60-e1686558158946.jpg" text:style-name="Internet_20_link" text:visited-style-name="Visited_20_Internet_20_Link">
40100fe4a3cc299f1a4464d648b065ea43212c60-e1686558158946.jpg</text:a>
']</text:p>
      <text:p text:style-name="P4">
Tags: ['ВІТАЛІЙ ДЕЙНЕГА', 'КІБЕРДІАЛОГ УКРАЇНА-США', 'КІБЕРЗАХИСТ', 'МОУ']</text:p>
      <text:p text:style-name="P4">
Category: News</text:p>
      <!--METADATA-->
      <text:p text:style-name="P4">
<draw:frame draw:style-name="fr1" draw:name="Image261" text:anchor-type="as-char" svg:width="6.9236in" svg:height="3.822207in" draw:z-index="0">
<draw:image xlink:href="../Images/AРМІЯINFORM/2023-06-12T40-00-00-04-00/40100fe4a3cc299f1a4464d648b065ea43212c60-e1686558158946.jpg" xlink:type="simple" xlink:show="embed" xlink:actuate="onLoad" draw:mime-type="image/jpeg"/>
</draw:frame>
On June 1, 2023, delegations of Ukraine and the United States of America met VM. Tallinn(Estonia)For the 5th Cyber Dialog of Ukraine and the USA-a year-old event on cybersecurity cooperation. During the meeting, the United States expressed adamant support for Ukraine in the field of cyber defense to combat Russian aggression.</text:p>
      <text:p text:style-name="P4">
About it <text:a xlink:type="simple" xlink:href="https://www.mil.gov.ua/news/2023/06/12/zastupnik-ministra-oboroni-ukraini-vitalij-dejnega-vzyav-uchast-u-pyatomu-zasidanni-kiberdialogu-ukraina-ssha/" text:style-name="Internet_20_link" text:visited-style-name="Visited_20_Internet_20_Link">
informs</text:a>
Ministry of Defence Ukraine.</text:p>
      <text:p text:style-name="P4">
The United States is working on allocating an additional assistance package to Ukraine in the area of $ 37 million. The total amount of assistance in this area will be $ 82 million since February 2022 and $ 1,20 million since 2016. This support is aimed at the development of Ukraine's dispensers to identify, restrain and respond to hibernation of hip, as well as to protect critically important networks and digital infrastructure.</text:p>
      <text:p text:style-name="P4">
"Cybersecurity capacity development is one of the key priority of the Defense Ministry, so we especially appreciate partnerships and fruitful cooperation with the United States in this area," Vitaliy Deyneg commented.</text:p>
      <text:p text:style-name="P4">
The parties discussed the place of cybersecurity in long -term digital development of Ukraine, in particular support in the development of human capital, institutions of tactic infrastructure. Participants exchanged views on future cybersecurity jobs, in particular the exchange of experience in sphericitic and cyberpolitics.Ambassador from special cyberspace and digital policies of the State Department from the State Department headed the US delegation, which has taken the Acting National Director for Beli Domukembus, the Deputy Assistant Minister of Defense, the Deputy Defense Mike, Deputy Defense Milkom. al The Radwege Chad of the US European Command, Deputy Internal Security Assistant Thomas McDermott and Executive Director of Cybersecurity and Infrastructure Safety Agency Brandon Wels, as well as Federal Bureau of Investigation and USAID.</text:p>
      <text:p text:style-name="P4">
The delegations expressed their gratitude to the Estonia Government for the possibility of meeting Vullin.</text:p>
      <text:p text:style-name="P4">
News Source: <text:a xlink:type="simple" xlink:href="https://armyinform.com.ua/2023/06/12/rozbudova-spromozhnostej-kiberbezpeky-ye-odnym-iz-klyuchovyh-priorytetiv-mou-vitalij-dejnega-vzyav-uchast-u-zasidanni-kiberdialogu-ukrayina-ssha/" text:style-name="Internet_20_link" text:visited-style-name="Visited_20_Internet_20_Link">
https://armyinform.com.ua/2023/06/12/rozbudova-spromozhnostej-kiberbezpeky-ye-odnym-iz-klyuchovyh-priorytetiv-mou-vitalij-dejnega-vzyav-uchast-u-zasidanni-kiberdialogu-ukrayina-ssha/</text:a>
</text:p>
      <!--NEWS-->
      <text:h text:style-name="P10" text:outline-level="1">
<text:span text:style-name="T4">
Gur warns: Russia is preparing a man -made disaster in a temporarily occupied Crimea</text:span>
</text:h>
      <text:p text:style-name="P4">
Author: ['АРМІЯINFORM']</text:p>
      <text:p text:style-name="P4">
Time: 2023-06-12T42:00:00-04:00</text:p>
      <text:p text:style-name="P4">
Description: Tekhnogenn’s catastrophe in Crim, Zokrem, at the Timchasovo Timcha, the war with Ukraine 2022, the war with Ukraine is the latest news today, the News War with Ukraine 2022 are the last for today, will there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632811.jpg" text:style-name="Internet_20_link" text:visited-style-name="Visited_20_Internet_20_Link">
632811.jpg</text:a>
']</text:p>
      <text:p text:style-name="P4">
Tags: ['АР КРИМ', 'ГУР МО УКРАЇНИ', 'КРАЇНА ТЕРОРИСТ', 'ТЕХНОГЕННА КАТАСТРОФА']</text:p>
      <text:p text:style-name="P4">
Category: News</text:p>
      <!--METADATA-->
      <text:p text:style-name="P4">
<draw:frame draw:style-name="fr1" draw:name="Image262" text:anchor-type="as-char" svg:width="6.9236in" svg:height="4.19971in" draw:z-index="0">
<draw:image xlink:href="../Images/AРМІЯINFORM/2023-06-12T42-00-00-04-00/632811.jpg" xlink:type="simple" xlink:show="embed" xlink:actuate="onLoad" draw:mime-type="image/jpeg"/>
</draw:frame>
Russia prepares a man -made catastrophe in Crimea, in particular, in the territory of the temporary -heated Armenian Rosarmia changes the shops of Crimean Titan, which uses technological ammonia.</text:p>
      <text:p text:style-name="P4">
About it <text:a xlink:type="simple" xlink:href="https://gur.gov.ua/content/rosiia-hotuie-tekhnohennu-katastrofu-v-okupovanomu-krymu.html" text:style-name="Internet_20_link" text:visited-style-name="Visited_20_Internet_20_Link">
reports</text:a>
MOV Intelligence Directorate.</text:p>
      <text:p text:style-name="P4">
“Due to the enemy, a terrorist attack on the Kakhovka hydroelectric power station and, as a consequence, the absences in the North-Crimean Canal Production processes at the Crimean Titan plant in Armenian violated to a critical level.</text:p>
      <text:p text:style-name="P4">
To restore work in the minimum proper mode, the Russians consider it impossible. On the territory of the temporarily occupied Armenian circulate information about the probable drill of "Crimean titanium", - the message reads.</text:p>
      <text:p text:style-name="P4">
At the same time, the engineering units of the Occupation Army of Muscovy have been changing the workshops of the enterprise for the last days, which are currently continuing to work, as well as laying explosives in the factory and adjacent territory.</text:p>
      <text:p text:style-name="P4">
GUR MOU emphasized that the terrorist attack at the enterprise "Crimean Titan" means a means of a technogenic catastrophe that will have horrible consequences. After all, about 200 tonnetechnological ammonia is used by the heart -making equipment of Crimean Titan.</text:p>
      <text:p text:style-name="P4">
“In the case of an explosion at the plant, the ammonia cloud, depending on the wind direction, is covered with adjacent areas for half an hour. Okupovannarmen, Krasnoperekop district and southern districts of Kherson region will be threatened, ”said Ukrainian intelligence.</text:p>
      <text:p text:style-name="P4">
Also in the temporarily occupied Armenian in the north of the Crimean peninsulas prepare for evacuation both representatives of the occupation administration, and the impr.</text:p>
      <text:p text:style-name="P4">
News Source: <text:a xlink:type="simple" xlink:href="https://armyinform.com.ua/2023/06/12/gur-poperedzhaye-rosiya-gotuye-tehnogennu-katastrofu-v-tymchasovo-okupovanomu-krymu/" text:style-name="Internet_20_link" text:visited-style-name="Visited_20_Internet_20_Link">
https://armyinform.com.ua/2023/06/12/gur-poperedzhaye-rosiya-gotuye-tehnogennu-katastrofu-v-tymchasovo-okupovanomu-krymu/</text:a>
</text:p>
      <!--NEWS-->
      <text:h text:style-name="P10" text:outline-level="1">
<text:span text:style-name="T4">
The war goes into the automation stage - Yuri Ignat</text:span>
</text:h>
      <text:p text:style-name="P4">
Author: ['Ігор Березинський']</text:p>
      <text:p text:style-name="P4">
Time: 2023-06-12T44:00:00-04:00</text:p>
      <text:p text:style-name="P4">
Description: - Nasyzi Vorog Pravthavati hit the bumps by the Aviabobs. Oria Qim ... War with Ukraine 2022, War with Ukraine Latest News Today, News War with Ukraine 2022 The last for today, whether the war between Ukraine and Russia will be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patriot-1.jpg" text:style-name="Internet_20_link" text:visited-style-name="Visited_20_Internet_20_Link">
patriot-1.jpg</text:a>
']</text:p>
      <text:p text:style-name="P4">
Tags: ['GEPARD', 'IRIS-T SLM', 'NASAMS', 'ВТОРГНЕННЯ РФ', 'ЄДИНІ НОВИНИ', 'ЗРК CROTALE', 'ЗРК PATRIOT', 'ЮРІЙ ІГНАТ']</text:p>
      <text:p text:style-name="P4">
Category: News</text:p>
      <!--METADATA-->
      <text:p text:style-name="P4">
<draw:frame draw:style-name="fr1" draw:name="Image263" text:anchor-type="as-char" svg:width="6.9236in" svg:height="3.894525in" draw:z-index="0">
<draw:image xlink:href="../Images/AРМІЯINFORM/2023-06-12T44-00-00-04-00/patriot-1.jpg" xlink:type="simple" xlink:show="embed" xlink:actuate="onLoad" draw:mime-type="image/jpeg"/>
</draw:frame>
Illustrative photo</text:p>
      <ul>
        <li>
Currently, the enemy continues to strike with managed airbags. Along with the cymoblab, the frontline territory of the unpopular-Kamikadze of different types is being used. In any way, the Russians are used by "Shahda" to prevent them from beating from small arms, including large-caliber machine guns. Our mobile fire groups are already set by collimator sights, thermal imaging equipment, optics and conducters to effectively destroy such goals, - said the Sylvnny News Air Force Command Yuri Ignat.</li>
      </ul>
      <text:p text:style-name="P4">
He added that now the war is going into the automation stage. Complexes, Yakiris-T, Nasams, Patriot, have the opportunity to work in both manual and wavetous mode. Here, human intervention is minimal, and the automation itself has a short time deciding to destroy the goal.</text:p>
      <ul>
        <li>
We have already successfully work such Western complexes as Gepard, which have proven themselves against both Shahmed rockets and winged missiles. This is anti -aircraft guns that shoot the ammunition and one hundred percentages, because they have a radar binding to it and have a radio. They can operate in the wave mode. The only thing - they have a small radius. We need them to place them in certain areas and protect the objects that are traveling to attack. At the same time, the French complex Croale is quite efficient in the destruction of both Shahaneda and rockets, - summed up Yuri Ignat.</li>
      </ul>
      <text:p text:style-name="P4">
News Source: <text:a xlink:type="simple" xlink:href="https://armyinform.com.ua/2023/06/12/vijna-perehodyt-u-stadiyu-avtomatyzacziyi-yurij-ignat/" text:style-name="Internet_20_link" text:visited-style-name="Visited_20_Internet_20_Link">
https://armyinform.com.ua/2023/06/12/vijna-perehodyt-u-stadiyu-avtomatyzacziyi-yurij-ignat/</text:a>
</text:p>
      <!--NEWS-->
      <text:h text:style-name="P10" text:outline-level="1">
<text:span text:style-name="T4">
June 13 - Round Table "How to restore soils after fighting and catastrophe on Kakhovskaya hydroelectric power plants?"</text:span>
</text:h>
      <text:p text:style-name="P4">
Author: ['АРМІЯINFORM']</text:p>
      <text:p text:style-name="P4">
Time: 2023-06-12T46:00:00-04:00</text:p>
      <text:p text:style-name="P4">
Description: At the Vivtorok, 13 worms 2023, about 10:00 in the Military Media Center, the circle of circle ... War with Ukraine 2022, the war with Ukraine Latest news today, news war with Ukraine 2022 Last for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2/09/big-mmc.jpg" text:style-name="Internet_20_link" text:visited-style-name="Visited_20_Internet_20_Link">
big-mmc.jpg</text:a>
']</text:p>
      <text:p text:style-name="P4">
Tags: ['АНОНС', 'БРИФІНГ']</text:p>
      <text:p text:style-name="P4">
Category: News</text:p>
      <!--METADATA-->
      <text:p text:style-name="P4">
<draw:frame draw:style-name="fr1" draw:name="Image264" text:anchor-type="as-char" svg:width="6.9236in" svg:height="3.894525in" draw:z-index="0">
<draw:image xlink:href="../Images/AРМІЯINFORM/2023-06-12T46-00-00-04-00/big-mmc.jpg" xlink:type="simple" xlink:show="embed" xlink:actuate="onLoad" draw:mime-type="image/jpeg"/>
</draw:frame>
Briefing</text:p>
      <text:p text:style-name="P4">
On Tuesday, <text:span text:style-name="T4">
 June 13, 2023, </text:span>
 <text:span text:style-name="T4">
 O </text:span>
 <text:span text:style-name="T4">
 10: 00 </text:span>
 In the Military Media Center will be a round table <text:span text:style-name="T4">
 "Earth, crippled by war: How to restore the soil and catastrophe on Kakhovka hydroelectric power plants? ”</text:span>
</text:p>
      <text:p text:style-name="P4">
Participants:</text:p>
      <ul>
        <li>
representative of the Department of Environmental Safety and Mine Activities of the Ministry of Defense of Ukraine Vladislav Dudar; * Deputy Director General of the Institute of Soils Roman Palamarchuk; * Deputy Director of the Department of Agrarian Development of the Ministry of Agrarian Policy and Food of Ukraine Andriy Kravchenko; * Head of the Division of the State Administration(control)Land resources of the State Ecological Inspectorate of Ukraine Oleg Pavlenko; * Representatives of nature protection organizations.</li>
      </ul>
      <text:p text:style-name="P4">
During the event, the results of studies of soil pollution as a result of hostilities, including agricultural purposes, will be published. In focus of attention - the forecasts of Stanudovkil after the Kakhovsky catastrophe; Questions on the prospects and methods of land-rearing, receiving reparations from Russia's aggressor country.</text:p>
      <text:p text:style-name="P4">
<text:span text:style-name="T4">
 Accreditation of media representatives is required and will last until 09:00 on June 13. </text:span>
</text:p>
      <text:p text:style-name="P4">
To send accreditation applications to an email address: <text:a xlink:type="simple" xlink:href="mailto:psmodu@post.mil.gov.ua" text:style-name="Internet_20_link" text:visited-style-name="Visited_20_Internet_20_Link">
psmodu@post.mil.gov.ua</text:a>
indicating the magazine, name and patronymic of the journalist, name of the publication, contact telephone.</text:p>
      <text:p text:style-name="P4">
Follow news and announcements in the Military Media Center Telegrams --<text:span text:style-name="T5">
 <text:a xlink:type="simple" xlink:href="https://t.me/militarymediacenter" text:style-name="Internet_20_link" text:visited-style-name="Visited_20_Internet_20_Link">
<text:span text:style-name="T5">
https: //t.me/militalMediacenter</text:span>
</text:a>
</text:span>
._</text:p>
      <text:p text:style-name="P4">
News Source: <text:a xlink:type="simple" xlink:href="https://armyinform.com.ua/2023/06/12/13-chervnya-kruglyj-stil-yak-vidnovlyuvaty-grunty-pislya-bojovyh-dij-ta-katastrofy-na-kahovskij-ges/" text:style-name="Internet_20_link" text:visited-style-name="Visited_20_Internet_20_Link">
https://armyinform.com.ua/2023/06/12/13-chervnya-kruglyj-stil-yak-vidnovlyuvaty-grunty-pislya-bojovyh-dij-ta-katastrofy-na-kahovskij-ges/</text:a>
</text:p>
      <!--NEWS-->
      <text:h text:style-name="P10" text:outline-level="1">
<text:span text:style-name="T4">
Almost 93 thousand military crimes have documented the Office of the Prosecutor General of Ukraine</text:span>
</text:h>
      <text:p text:style-name="P4">
Author: ['АРМІЯINFORM']</text:p>
      <text:p text:style-name="P4">
Time: 2023-06-12T48: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33.jpg" text:style-name="Internet_20_link" text:visited-style-name="Visited_20_Internet_20_Link">
1-33.jpg</text:a>
', '<text:a xlink:type="simple" xlink:href="https://armyinform.com.ua/wp-content/uploads/2023/06/2-33.jpg" text:style-name="Internet_20_link" text:visited-style-name="Visited_20_Internet_20_Link">
2-33.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265" text:anchor-type="as-char" svg:width="6.9236in" svg:height="4.447316in" draw:z-index="0">
<draw:image xlink:href="../Images/AРМІЯINFORM/2023-06-12T48-00-00-04-00/1-33.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As of June 12, it is registered:</text:p>
      <ul>
        <li>
92 839 Military Crimes, * 17 333 Crimes against Ukraine's national security.</li>
      </ul>
      <text:p text:style-name="P4">
In addition, according to the official data of juvenile prosecutors, 1502 children were affected by Russian aggression, including:</text:p>
      <ul>
        <li>
487 - children were killed, * 1015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66" text:anchor-type="as-char" svg:width="6.9236in" svg:height="4.447316in" draw:z-index="0">
<draw:image xlink:href="../Images/AРМІЯINFORM/2023-06-12T48-00-00-04-00/2-33.jpg" xlink:type="simple" xlink:show="embed" xlink:actuate="onLoad" draw:mime-type="image/jpeg"/>
</draw:frame>
</text:p>
      <text:p text:style-name="P4">
News Source: <text:a xlink:type="simple" xlink:href="https://armyinform.com.ua/2023/06/12/majzhe-93-tysyachi-voyennyh-zlochyniv-zadokumentuvav-ofis-genprokurora-ukrayiny/" text:style-name="Internet_20_link" text:visited-style-name="Visited_20_Internet_20_Link">
https://armyinform.com.ua/2023/06/12/majzhe-93-tysyachi-voyennyh-zlochyniv-zadokumentuvav-ofis-genprokurora-ukrayiny/</text:a>
</text:p>
      <!--NEWS-->
      <text:h text:style-name="P10" text:outline-level="1">
<text:span text:style-name="T4">
Rehabilitation center for wounded soldiers in the Dnieper should be done by the end of the year - Ryzhenko</text:span>
</text:h>
      <text:p text:style-name="P4">
Authors: Ukrinform (Person)</text:p>
      <text:p text:style-name="P4">
Publisher: Укринформ (Organization)</text:p>
      <text:p text:style-name="P4">
Published Time: 2023-06-12T4:13:00+03:00</text:p>
      <text:p text:style-name="P4">
Modified Time: 2023-06-12T22:13:00+03:00</text:p>
      <text:p text:style-name="P4">
Description: Rehabilitation Center for Wounded Fighters in the Regional Hospital. Mechnikov should be done by the end of the year. - Ukrinform.</text:p>
      <text:p text:style-name="P4">
Images: ['<text:a xlink:type="simple" xlink:href="https://static.ukrinform.com/photos/2023_06/thumb_files/630_360_1686568116-175.jpg" text:style-name="Internet_20_link" text:visited-style-name="Visited_20_Internet_20_Link">
630_360_16865...</text:a>
']</text:p>
      <text:p text:style-name="P4">
Tags: ['Дніпро', 'Лікарня', 'Лікарі']</text:p>
      <text:p text:style-name="P4">
Type: Article</text:p>
      <!--METADATA-->
      <text:p text:style-name="P4">
<draw:frame draw:style-name="fr1" draw:name="Image267" text:anchor-type="as-char" svg:width="6.9236in" svg:height="3.956343in" draw:z-index="0">
<draw:image xlink:href="../Images/yкринформ/2023-06-12T4-13-00-03-00/630_360_1686568116-175.jpg" xlink:type="simple" xlink:show="embed" xlink:actuate="onLoad" draw:mime-type="image/jpeg"/>
</draw:frame>
Rehabilitation Center for Wounded Fighters in the Regional Hospital. Make a swordfish by the end of the year.</text:p>
      <text:p text:style-name="P4">
About it in <text:a xlink:type="simple" xlink:href="https://www.ukrinform.ua/rubric-regions/3721750-sergij-rizenko-gendirektor-kp-dnipropetrovska-oblasna-klinicna-likarna-im-imecnikova.html" text:style-name="Internet_20_link" text:visited-style-name="Visited_20_Internet_20_Link">
interview Ukrinform</text:a>
The head of the Dnipropetrovsk regional hospital Sergey Ryzhenko said.</text:p>
      <text:p text:style-name="P4">
"By the end of the year it is necessary to do it because there are thousands of fighters who have lost in war or feet and need rehabilitation. They are sent today throughout the world or simply in other cities of our country to get caught for their future. To walk or move independently, to provide the simplest needs and live in the family. All the guys who have passed our hospital have serious injuries. Support should be, sometimes life -long, and this should also be understood, "he said.</text:p>
      <text:p text:style-name="P4">
<text:span text:style-name="T4">
 Read also: </text:span>
 <text:a xlink:type="simple" xlink:href="https://www.ukrinform.ua/rubric-regions/3721750-sergij-rizenko-gendirektor-kp-dnipropetrovska-oblasna-klinicna-likarna-im-imecnikova.html" text:style-name="Internet_20_link" text:visited-style-name="Visited_20_Internet_20_Link">
Sergey Ryzhenko, CEO of KP "Dnipropetrovsk Regional Maplinical Hospital. I. Mechnikov »</text:a>
He added that only in specialized centers, where there is a computer tomograph, MRI, psychologists, professors - should be restored.</text:p>
      <text:p text:style-name="P4">
As reported by Ukrinform, Sergey Ryzhenko, CEO of KP "Dnipropetrovsk Regional Machinna Hospital", said that the Udnipropetrovsk Regional Hospital named after Mechnikov saved 95%of the wounded.</text:p>
      <text:p text:style-name="P4">
News Source: <text:a xlink:type="simple" xlink:href="https://www.ukrinform.ua/rubric-regions/3722012-reabilitacijnij-centr-dla-poranenih-bijciv-u-dnipri-treba-zrobiti-do-kinca-roku-rizenko.html" text:style-name="Internet_20_link" text:visited-style-name="Visited_20_Internet_20_Link">
https://www.ukrinform.ua/rubric-regions/3722012-reabilitacijnij-centr-dla-poranenih-bijciv-u-dnipri-treba-zrobiti-do-kinca-roku-rizenko.html</text:a>
</text:p>
      <!--NEWS-->
      <text:h text:style-name="P10" text:outline-level="1">
<text:span text:style-name="T4">
The families of captive Terroborons talked with the representatives of the coordination headquarters</text:span>
</text:h>
      <text:p text:style-name="P4">
Author: ['АРМІЯINFORM']</text:p>
      <text:p text:style-name="P4">
Time: 2023-06-12T50:00:00-04:00</text:p>
      <text:p text:style-name="P4">
Description: Ziinitivativ GO “Zhinki Zi Stali” at the coordinating headquarters of the online-Zustych w ... war with Ukraine 2022, war with Ukraine Latest news today, News War with Ukraine 2022 Last for today, will there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ksh3-2.jpg" text:style-name="Internet_20_link" text:visited-style-name="Visited_20_Internet_20_Link">
ksh3-2.jpg</text:a>
']</text:p>
      <text:p text:style-name="P4">
Tags: ['ВІЙСЬКОВОПОЛОНЕНІ', 'КООРДИНАЦІЙНИЙ ШТАБ З ПИТАНЬ ПОВОДЖЕННЯ З ВІЙСЬКОВОПОЛОНЕНИМИ', 'СИЛИ ТРО']</text:p>
      <text:p text:style-name="P4">
Category: News</text:p>
      <!--METADATA-->
      <text:p text:style-name="P4">
<draw:frame draw:style-name="fr1" draw:name="Image268" text:anchor-type="as-char" svg:width="6.9236in" svg:height="4.823441in" draw:z-index="0">
<draw:image xlink:href="../Images/AРМІЯINFORM/2023-06-12T50-00-00-04-00/ksh3-2.jpg" xlink:type="simple" xlink:show="embed" xlink:actuate="onLoad" draw:mime-type="image/jpeg"/>
</draw:frame>
At the initiative of NGO "Women from Steel", an online meeting with the families of prisoners and missing soldiers of a separate brigade of the Silterritorial Defense of the Armed Forces of Donetsk region took place at the Coordination Staff. The event was attended by representatives of the Coordination Staff, the Command of the Forces of the Armed Forces and the International Committee of red Cross.</text:p>
      <text:p text:style-name="P4">
About it <text:a xlink:type="simple" xlink:href="https://t.me/Koord_shtab/1215" text:style-name="Internet_20_link" text:visited-style-name="Visited_20_Internet_20_Link">
reports</text:a>
Coordination headquarters of inquiries for the treatment of prisoners of war.</text:p>
      <text:p text:style-name="P4">
According to the headquarters, Ukraine takes all measures to return the more defenders from captivity.</text:p>
      <text:p text:style-name="P4">
"And confirmed captives and unconfirmed, and missing persons, they all overwhelm in our field of view," he assured. - The defenders, entered in the Unified Register of the National Information Bureau.</text:p>
      <text:p text:style-name="P4">
The representative of the TRU Command explained the procedure for changing the category of the guard serviceman in the military unit. He noted that in the case of receiving a documentary confirmation of the stay in captivity, the defendant's part has legitimate reasons to change its accounting category. After that, the family can receive a certificate with updated information, a corresponding request to the part.</text:p>
      <text:p text:style-name="P4">
They also discussed the procedure for registration of persons in places in places as a result of armed aggression against Ukraine or intersection(https://zakon.rada.gov.ua/laws/show/55-2023-%D0%BF#Text)Cabinet of Ministers of Ukraine of January 20, 2023.</text:p>
      <text:p text:style-name="P4">
According to a representative of the International Committee of the Red Cross, the organization receives the places of freedom and communicates with the prisoners only in the case that the hole is the corresponding permission of the state that holds the servicemen. She has made attention to the fact that only the ministry of the aggressor country can officially confirm captivity.</text:p>
      <text:p text:style-name="P4">
News Source: <text:a xlink:type="simple" xlink:href="https://armyinform.com.ua/2023/06/12/rodyny-polonenyh-teroboronivcziv-pospilkuvalysya-z-predstavnykamy-koordynaczijnogo-shtabu/" text:style-name="Internet_20_link" text:visited-style-name="Visited_20_Internet_20_Link">
https://armyinform.com.ua/2023/06/12/rodyny-polonenyh-teroboronivcziv-pospilkuvalysya-z-predstavnykamy-koordynaczijnogo-shtabu/</text:a>
</text:p>
      <!--NEWS-->
      <text:h text:style-name="P10" text:outline-level="1">
<text:span text:style-name="T4">
Kherson will extend the curfew</text:span>
</text:h>
      <text:p text:style-name="P4">
Author: ['АРМІЯINFORM']</text:p>
      <text:p text:style-name="P4">
Time: 2023-06-12T52:00:00-04:00</text:p>
      <text:p text:style-name="P4">
Description: Kherson Initzyyu was the holes of the commandant’s Godni for the fact that the service could ... the war with Ukraine 2022, the war with Ukraine is the latest news today, the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234570_278113039_536518778044383_6687884840716999620_n_new_960x380_0.jpg" text:style-name="Internet_20_link" text:visited-style-name="Visited_20_Internet_20_Link">
234570_278113039_536518778044383_6687884840716999620_n_new_960x380_0.jpg</text:a>
']</text:p>
      <text:p text:style-name="P4">
Tags: ['STOPRUSSIA', 'АГРЕСІЯ РФ', 'ВТОРГНЕННЯ РФ', 'ІГОР КЛИМЕНКО', 'КАХОВСЬКА ГЕС']</text:p>
      <text:p text:style-name="P4">
Category: News</text:p>
      <!--METADATA-->
      <text:p text:style-name="P4">
<draw:frame draw:style-name="fr1" draw:name="Image269" text:anchor-type="as-char" svg:width="6.9236in" svg:height="3.894525in" draw:z-index="0">
<draw:image xlink:href="../Images/AРМІЯINFORM/2023-06-12T52-00-00-04-00/234570_278113039_536518778044383_6687884840716999620_n_new_960x380_0.jpg" xlink:type="simple" xlink:show="embed" xlink:actuate="onLoad" draw:mime-type="image/jpeg"/>
</draw:frame>
Illustrative photo</text:p>
      <text:p text:style-name="P4">
In Kherson, the curfew's extension was initiated in order to promptly eliminate all the subsequent consequences of the hydroelectric power station.</text:p>
      <text:p text:style-name="P4">
The Minister of Internal Affairs, the Head of Works on the Elimination of the Consequences(https://www.kmu.gov.ua/news/budemo-initsiiuvaty-podovzhennia-komendantskoi-hodyny-u-khersoni-dlia-toho-shchob-my-mohly-operatyvno-likviduvaty-vsi-podalshi-naslidky-pidryvu-hes-ihor-klymenko)During the headquarters in Kherson.</text:p>
      <text:p text:style-name="P4">
Before the meeting, the minister visited the city's ship Square and the Odiv Od district, from which the water gradually leaves. Utilities were already working on the streets that were heated a few days ago.</text:p>
      <text:p text:style-name="P4">
“The water level falls, quite rapidly. There will be a lot of work for utilities, because the roofs of cars, trees, metal structures, garbage are already appearing. We have a task to remove everything quickly, ”Igor Klimenko said.</text:p>
      <text:p text:style-name="P4">
In order to accelerate the process of eliminating the consequences of the hydroelectric power station, the nearby days of the city are sent additional forces of public utilities from other regions, as well as specialized equipment. One of the main issues is the safety situation in the zoning situation.</text:p>
      <text:p text:style-name="P4">
“I gave an order to strengthen security measures in the territories - to injure the injury of locals and looting. Today, we will initiate the extension of the curfew for us to be able to eliminate all the further consequences of the hydroelectric power station, ”the Minister of Internal Affairs of Ukraine reported.</text:p>
      <text:p text:style-name="P4">
The participants of the staff heard the report of the Deputy Minister of Health Igorakuzin.</text:p>
      <text:p text:style-name="P4">
According to him, today there are no outbreaks of infectious diseases, centralized water meets the standards. However, the residents of the victims will not be used to use water from wells, it is necessary to disinfect the drinking water. Bathing in reservoirs is strictly forbidden.</text:p>
      <text:p text:style-name="P4">
Daily in the areas affected by the Kakhovka hydroelectric power station, almost 150 samples of water and river water are selected. In addition, specialized laboratories of the Center for Control of Diseases of the Ministry of Health of Ukraine will be launched in the Kherson region.</text:p>
      <text:p text:style-name="P4">
News Source: <text:a xlink:type="simple" xlink:href="https://armyinform.com.ua/2023/06/12/u-hersoni-podovzhat-komendantsku-godynu/" text:style-name="Internet_20_link" text:visited-style-name="Visited_20_Internet_20_Link">
https://armyinform.com.ua/2023/06/12/u-hersoni-podovzhat-komendantsku-godynu/</text:a>
</text:p>
      <!--NEWS-->
      <text:h text:style-name="P10" text:outline-level="1">
<text:span text:style-name="T4">
"The main purpose of the Kakhovsky Dam is to disrupt the offensive of the Ukrainian defense forces" - Alexander Pavlyuk</text:span>
</text:h>
      <text:p text:style-name="P4">
Author: ['Дмитро Чалий']</text:p>
      <text:p text:style-name="P4">
Time: 2023-06-12T54:00:00-04:00</text:p>
      <text:p text:style-name="P4">
Description: About the PID Hour of the Televasia Marathon “єini News”, saying a perishable intercessor of Minstr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pavlyuk-2.jpg" text:style-name="Internet_20_link" text:visited-style-name="Visited_20_Internet_20_Link">
pavlyuk-2.jpg</text:a>
']</text:p>
      <text:p text:style-name="P4">
Tags: ['STOPRUSSIA', 'АГРЕСІЯ РФ', 'ВТОРГНЕННЯ РФ', 'КАХОВСЬКА ГЕС', 'ОЛЕКСАНДР ПАВЛЮК']</text:p>
      <text:p text:style-name="P4">
Category: News</text:p>
      <!--METADATA-->
      <text:p text:style-name="P4">
<draw:frame draw:style-name="fr1" draw:name="Image270" text:anchor-type="as-char" svg:width="6.9236in" svg:height="4.32725in" draw:z-index="0">
<draw:image xlink:href="../Images/AРМІЯINFORM/2023-06-12T54-00-00-04-00/pavlyuk-2.jpg" xlink:type="simple" xlink:show="embed" xlink:actuate="onLoad" draw:mime-type="image/jpeg"/>
</draw:frame>
About it during a television marathon <text:a xlink:type="simple" xlink:href="https://www.youtube.com/live/WY8sDvZdWEA" text:style-name="Internet_20_link" text:visited-style-name="Visited_20_Internet_20_Link">
"Unin"</text:a>
The First Deputy Minister of Defense of Ukraine said Lieutenant General Alexander Pavlyuk.</text:p>
      <ul>
        <li>
In the blast of the dams, they had one goal - to disrupt our offensive operation. Keeping in mind that they could not fully understand our ideas, in my opinion, the enemy wanted to ensure the safety of their left flank. Using the dam, they made a barrier border and thus did not allow our offensive from the day. This made the enemy the opportunity to remove a certain number of its parts, in order to intersect the Zaporozhye direction against our offensive group. They need to close this direction in buzzy.</li>
      </ul>
      <text:p text:style-name="P4">
Oleksandr Pavlyuk noted that the occupiers did everything to concentrate their most likely, in their opinion, the direction of the offensive of Ukrainian siloborov.</text:p>
      <ul>
        <li>
I would not want to operate specific numbers or share the existing in the nosinformation, it is an offensive operation and she loves silence. After the Podrivkakhovsky Hydroelectric Power Plant, the Russians were able to transfer certain units to Zaporizhzhya to counteract our group,-said Lieutenantolexander Pavlyuk.</li>
      </ul>
      <text:p text:style-name="P4">
In addition, he noted that the Russians never valued people's lives. So no one was warned.</text:p>
      <ul>
        <li>
The largest floodplain areas are temporarily occupied. Approximately 2/3. Russia went to a terrible crime. They did not even warn the people who were on the thitter, - summed up Alexander Pavlyuk.</li>
      </ul>
      <text:p text:style-name="P4">
News Source: <text:a xlink:type="simple" xlink:href="https://armyinform.com.ua/2023/06/12/osnovna-meta-pidryvu-kahovskoyi-damby-zirvaty-nastup-ukrayinskyh-syl-oborony-oleksandr-pavlyuk/" text:style-name="Internet_20_link" text:visited-style-name="Visited_20_Internet_20_Link">
https://armyinform.com.ua/2023/06/12/osnovna-meta-pidryvu-kahovskoyi-damby-zirvaty-nastup-ukrayinskyh-syl-oborony-oleksandr-pavlyuk/</text:a>
</text:p>
      <!--NEWS-->
      <text:h text:style-name="P10" text:outline-level="1">
<text:span text:style-name="T4">
How to protect from cholera - clarification</text:span>
</text:h>
      <text:p text:style-name="P4">
Author: ['АРМІЯINFORM']</text:p>
      <text:p text:style-name="P4">
Time: 2023-06-12T55:00:00-04:00</text:p>
      <text:p text:style-name="P4">
Description: PRIPS, SHO, SUST INDIVICH VID Pidtoplennya і Pieces of the areas of healthy area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352398576_673815578105995_6500942094885395747_n.jpg" text:style-name="Internet_20_link" text:visited-style-name="Visited_20_Internet_20_Link">
352398576_673815578105995_6500942094885395747_n.jpg</text:a>
']</text:p>
      <text:p text:style-name="P4">
Tags: ['STOPRUSSIA', 'АГРЕСІЯ РФ', 'ХЕРСОН']</text:p>
      <text:p text:style-name="P4">
Category: News</text:p>
      <!--METADATA-->
      <text:p text:style-name="P4">
<draw:frame draw:style-name="fr1" draw:name="Image271" text:anchor-type="as-char" svg:width="6.9236in" svg:height="6.9236in" draw:z-index="0">
<draw:image xlink:href="../Images/AРМІЯINFORM/2023-06-12T55-00-00-04-00/352398576_673815578105995_6500942094885395747_n.jpg" xlink:type="simple" xlink:show="embed" xlink:actuate="onLoad" draw:mime-type="image/jpeg"/>
</draw:frame>
Despite the fact that the victims of flooding and adjacent areas are enhanced epidemiological supervision, there is a risk of outbreaks, including cholera.</text:p>
      <text:p text:style-name="P4">
About it <text:a xlink:type="simple" xlink:href="https://www.facebook.com/photo/" text:style-name="Internet_20_link" text:visited-style-name="Visited_20_Internet_20_Link">
reports</text:a>
The Ministry of the Reintegration of the Temporarily Occupied Territories of Ukraine.</text:p>
      <text:p text:style-name="P4">
In order to protect yourself from such diseases, it is important to comply with proper sanitary conditions.</text:p>
      <text:p text:style-name="P4">
To avoid the disease, the population should follow the following recommendations:</text:p>
      <text:p text:style-name="P4">
• in no way drink or use raw water;</text:p>
      <text:p text:style-name="P4">
• wash hands, fruits and vegetables with water, which is confident;</text:p>
      <text:p text:style-name="P4">
• avoid contact with dirty water if possible;</text:p>
      <text:p text:style-name="P4">
• Term meat and fish. Not collect dead fish(or the one that dies)But not to use it.</text:p>
      <text:p text:style-name="P4">
The Ministry of Health urges not to spread unverified reports of the outbreak of epidemicholers and operate information solely from official sources.</text:p>
      <text:p text:style-name="P4">
News Source: <text:a xlink:type="simple" xlink:href="https://armyinform.com.ua/2023/06/12/yak-hersonczyam-uberegtysya-vid-holery-rozyasnennya/" text:style-name="Internet_20_link" text:visited-style-name="Visited_20_Internet_20_Link">
https://armyinform.com.ua/2023/06/12/yak-hersonczyam-uberegtysya-vid-holery-rozyasnennya/</text:a>
</text:p>
      <!--NEWS-->
      <text:h text:style-name="P10" text:outline-level="1">
<text:span text:style-name="T4">
The occupiers fired by rescuers during the evacuation of the victims as a result of the blasting</text:span>
</text:h>
      <text:p text:style-name="P4">
Author: ['Антон Печерський']</text:p>
      <text:p text:style-name="P4">
Time: 2023-06-12T56:00:00-04:00</text:p>
      <text:p text:style-name="P4">
Description: Rosіyskі Pypanti Pereshkodzhayat I will conduct a murmur of the operations, Outbound Chovni,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1683207176-507.jpg" text:style-name="Internet_20_link" text:visited-style-name="Visited_20_Internet_20_Link">
1683207176-507.jpg</text:a>
']</text:p>
      <text:p text:style-name="P4">
Tags: ['STOPRUSSIA', 'АГРЕСІЯ РФ', 'ВТОРГНЕННЯ РФ', 'КАХОВСЬКА ГЕС', 'ОЛЕКСАНДР ПАВЛЮК']</text:p>
      <text:p text:style-name="P4">
Category: News</text:p>
      <!--METADATA-->
      <text:p text:style-name="P4">
<draw:frame draw:style-name="fr1" draw:name="Image272" text:anchor-type="as-char" svg:width="6.9236in" svg:height="3.848368in" draw:z-index="0">
<draw:image xlink:href="../Images/AРМІЯINFORM/2023-06-12T56-00-00-04-00/1683207176-507.jpg" xlink:type="simple" xlink:show="embed" xlink:actuate="onLoad" draw:mime-type="image/jpeg"/>
</draw:frame>
Alexander Pavlyuk. Photo: Ukrinform</text:p>
      <text:p text:style-name="P4">
Russian invaders interfere with the conduct of rescue operations, firing a lot that evacuate people from flooded territories.</text:p>
      <text:p text:style-name="P4">
About it <text:a xlink:type="simple" xlink:href="https://www.youtube.com/watch" text:style-name="Internet_20_link" text:visited-style-name="Visited_20_Internet_20_Link">
reported</text:a>
First Deputy Minister of Defense of Ukraine Lieutenant General Oleksandr Pavlyuk VTHLULUN "Single News" in an interview with journalist Andriy Tsaplienko.</text:p>
      <ul>
        <li>
Even now, when trying to evacuate the population from the territory, our boys are fired. When we evacuate people they(Russians. - _ ed.)They are fired, - he said.</li>
      </ul>
      <text:p text:style-name="P4">
In view of this, Ukraine appealed to the international community and foreign partners to help the evacuation of the victims as a result of the Russian invaders of the Kakhovsky Hydroelectric Power Plant.</text:p>
      <ul>
        <li>
We turned to our partners, to the UN with a request to help with the evacuation of peoples who are now in a critical position, - Alexanderpavlyuk stressed.</li>
      </ul>
      <text:p text:style-name="P4">
News Source: <text:a xlink:type="simple" xlink:href="https://armyinform.com.ua/2023/06/12/okupanty-obstrilyuyut-ryatuvalnykiv-pid-chas-evakuacziyi-postrazhdalyh-vnaslidok-pidryvu-kahovskoyi-ges-oleksandr-pavlyuk/" text:style-name="Internet_20_link" text:visited-style-name="Visited_20_Internet_20_Link">
https://armyinform.com.ua/2023/06/12/okupanty-obstrilyuyut-ryatuvalnykiv-pid-chas-evakuacziyi-postrazhdalyh-vnaslidok-pidryvu-kahovskoyi-ges-oleksandr-pavlyuk/</text:a>
</text:p>
      <!--NEWS-->
      <text:h text:style-name="P10" text:outline-level="1">
<text:span text:style-name="T4">
General Staff showed how the soldiers of a separate mechanized brigade train</text:span>
</text:h>
      <text:p text:style-name="P4">
Author: ['АРМІЯINFORM']</text:p>
      <text:p text:style-name="P4">
Time: 2023-06-12T57:00:00-04:00</text:p>
      <text:p text:style-name="P4">
Description: At the Facebook, the General Staff of the ZSU General Story, Oprilely, Having opoped the photo of the Trenuvan of on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53672477_603691621943920_2350497746429054123_n.jpg" text:style-name="Internet_20_link" text:visited-style-name="Visited_20_Internet_20_Link">
353672477_603691621943920_2350497746429054123_n.jpg</text:a>
', '<text:a xlink:type="simple" xlink:href="https://armyinform.com.ua/wp-content/uploads/2023/06/353054051_603692495277166_4275600072394721636_n-150x150.jpg" text:style-name="Internet_20_link" text:visited-style-name="Visited_20_Internet_20_Link">
353054051_603692495277166_4275600072394721636_n-150x150.jpg</text:a>
', '<text:a xlink:type="simple" xlink:href="https://armyinform.com.ua/wp-content/uploads/2023/06/353440294_603691585277257_6122596436345969953_n-150x150.jpg" text:style-name="Internet_20_link" text:visited-style-name="Visited_20_Internet_20_Link">
353440294_603691585277257_6122596436345969953_n-150x150.jpg</text:a>
', '<text:a xlink:type="simple" xlink:href="https://armyinform.com.ua/wp-content/uploads/2023/06/353457306_603692528610496_2703959151900363134_n-150x150.jpg" text:style-name="Internet_20_link" text:visited-style-name="Visited_20_Internet_20_Link">
353457306_603692528610496_2703959151900363134_n-150x150.jpg</text:a>
', '<text:a xlink:type="simple" xlink:href="https://armyinform.com.ua/wp-content/uploads/2023/06/353460806_603691521943930_4384873402046649714_n-1-1-150x150.jpg" text:style-name="Internet_20_link" text:visited-style-name="Visited_20_Internet_20_Link">
353460806_603691521943930_4384873402046649714_n-1-1-150x150.jpg</text:a>
', '<text:a xlink:type="simple" xlink:href="https://armyinform.com.ua/wp-content/uploads/2023/06/353619376_603692478610501_8483748567741595458_n-150x150.jpg" text:style-name="Internet_20_link" text:visited-style-name="Visited_20_Internet_20_Link">
353619376_603692478610501_8483748567741595458_n-150x150.jpg</text:a>
', '<text:a xlink:type="simple" xlink:href="https://armyinform.com.ua/wp-content/uploads/2023/06/353650755_603691678610581_7737994416823421745_n-150x150.jpg" text:style-name="Internet_20_link" text:visited-style-name="Visited_20_Internet_20_Link">
353650755_603691678610581_7737994416823421745_n-150x150.jpg</text:a>
', '<text:a xlink:type="simple" xlink:href="https://armyinform.com.ua/wp-content/uploads/2023/06/353656962_603691655277250_6424189608392379696_n-150x150.jpg" text:style-name="Internet_20_link" text:visited-style-name="Visited_20_Internet_20_Link">
353656962_603691655277250_6424189608392379696_n-150x150.jpg</text:a>
']</text:p>
      <text:p text:style-name="P4">
Tags: []</text:p>
      <text:p text:style-name="P4">
Category: News</text:p>
      <!--METADATA-->
      <text:p text:style-name="P4">
<draw:frame draw:style-name="fr1" draw:name="Image273" text:anchor-type="as-char" svg:width="6.9236in" svg:height="5.259395in" draw:z-index="0">
<draw:image xlink:href="../Images/AРМІЯINFORM/2023-06-12T57-00-00-04-00/353672477_603691621943920_2350497746429054123_n.jpg" xlink:type="simple" xlink:show="embed" xlink:actuate="onLoad" draw:mime-type="image/jpeg"/>
</draw:frame>
On his Facebook page, the General Staff of the Armed Forces published photos of a training one of the individual mechanized crews.</text:p>
      <text:p text:style-name="P4">
<text:a xlink:type="simple" xlink:href="https://armyinform.com.ua/wp-content/uploads/2023/06/353054051_603692495277166_4275600072394721636_n.jpg" text:style-name="Internet_20_link" text:visited-style-name="Visited_20_Internet_20_Link">
!(Images/AРМІЯINFORM/2023-06-12T57-00-00-04-00/353054051_603692495277166_4275600072394721636_n-150x150.jpg)</text:a>
</text:p>
      <text:p text:style-name="P4">
<text:a xlink:type="simple" xlink:href="https://armyinform.com.ua/wp-content/uploads/2023/06/353440294_603691585277257_6122596436345969953_n.jpg" text:style-name="Internet_20_link" text:visited-style-name="Visited_20_Internet_20_Link">
<draw:frame draw:style-name="fr1" draw:name="Image274" text:anchor-type="as-char" svg:width="6.9236in" svg:height="6.9236in" draw:z-index="0">
<draw:image xlink:href="../Images/AРМІЯINFORM/2023-06-12T57-00-00-04-00/353440294_603691585277257_6122596436345969953_n-150x150.jpg" xlink:type="simple" xlink:show="embed" xlink:actuate="onLoad" draw:mime-type="image/jpeg"/>
</draw:frame>
</text:a>
</text:p>
      <text:p text:style-name="P4">
<text:a xlink:type="simple" xlink:href="https://armyinform.com.ua/wp-content/uploads/2023/06/353457306_603692528610496_2703959151900363134_n.jpg" text:style-name="Internet_20_link" text:visited-style-name="Visited_20_Internet_20_Link">
<draw:frame draw:style-name="fr1" draw:name="Image275" text:anchor-type="as-char" svg:width="6.9236in" svg:height="6.9236in" draw:z-index="0">
<draw:image xlink:href="../Images/AРМІЯINFORM/2023-06-12T57-00-00-04-00/353457306_603692528610496_2703959151900363134_n-150x150.jpg" xlink:type="simple" xlink:show="embed" xlink:actuate="onLoad" draw:mime-type="image/jpeg"/>
</draw:frame>
</text:a>
</text:p>
      <text:p text:style-name="P4">
<text:a xlink:type="simple" xlink:href="https://armyinform.com.ua/wp-content/uploads/2023/06/353460806_603691521943930_4384873402046649714_n-1-1.jpg" text:style-name="Internet_20_link" text:visited-style-name="Visited_20_Internet_20_Link">
<draw:frame draw:style-name="fr1" draw:name="Image276" text:anchor-type="as-char" svg:width="6.9236in" svg:height="6.9236in" draw:z-index="0">
<draw:image xlink:href="../Images/AРМІЯINFORM/2023-06-12T57-00-00-04-00/353460806_603691521943930_4384873402046649714_n-1-1-150x150.jpg" xlink:type="simple" xlink:show="embed" xlink:actuate="onLoad" draw:mime-type="image/jpeg"/>
</draw:frame>
</text:a>
</text:p>
      <text:p text:style-name="P4">
<text:a xlink:type="simple" xlink:href="https://armyinform.com.ua/wp-content/uploads/2023/06/353619376_603692478610501_8483748567741595458_n.jpg" text:style-name="Internet_20_link" text:visited-style-name="Visited_20_Internet_20_Link">
<draw:frame draw:style-name="fr1" draw:name="Image277" text:anchor-type="as-char" svg:width="6.9236in" svg:height="6.9236in" draw:z-index="0">
<draw:image xlink:href="../Images/AРМІЯINFORM/2023-06-12T57-00-00-04-00/353619376_603692478610501_8483748567741595458_n-150x150.jpg" xlink:type="simple" xlink:show="embed" xlink:actuate="onLoad" draw:mime-type="image/jpeg"/>
</draw:frame>
</text:a>
</text:p>
      <text:p text:style-name="P4">
<text:a xlink:type="simple" xlink:href="https://armyinform.com.ua/wp-content/uploads/2023/06/353650755_603691678610581_7737994416823421745_n.jpg" text:style-name="Internet_20_link" text:visited-style-name="Visited_20_Internet_20_Link">
<draw:frame draw:style-name="fr1" draw:name="Image278" text:anchor-type="as-char" svg:width="6.9236in" svg:height="6.9236in" draw:z-index="0">
<draw:image xlink:href="../Images/AРМІЯINFORM/2023-06-12T57-00-00-04-00/353650755_603691678610581_7737994416823421745_n-150x150.jpg" xlink:type="simple" xlink:show="embed" xlink:actuate="onLoad" draw:mime-type="image/jpeg"/>
</draw:frame>
</text:a>
</text:p>
      <text:p text:style-name="P4">
<text:a xlink:type="simple" xlink:href="https://armyinform.com.ua/wp-content/uploads/2023/06/353656962_603691655277250_6424189608392379696_n.jpg" text:style-name="Internet_20_link" text:visited-style-name="Visited_20_Internet_20_Link">
<draw:frame draw:style-name="fr1" draw:name="Image279" text:anchor-type="as-char" svg:width="6.9236in" svg:height="6.9236in" draw:z-index="0">
<draw:image xlink:href="../Images/AРМІЯINFORM/2023-06-12T57-00-00-04-00/353656962_603691655277250_6424189608392379696_n-150x150.jpg" xlink:type="simple" xlink:show="embed" xlink:actuate="onLoad" draw:mime-type="image/jpeg"/>
</draw:frame>
</text:a>
“In addition to the implementation of practical operations from the anti -aircraft installation, the servicemen of a separate mechanized brigade, in addition to the conduct of anti -aircraft installation, have deduced from several training skills the skills in the rules of firing of the MAPs, drawing up a fire card, schemes of landmarks, deployment, equipment and work of air surveillance.</text:p>
      <text:p text:style-name="P4">
We train to win, ”the message reads.</text:p>
      <text:p text:style-name="P4">
Source: <text:a xlink:type="simple" xlink:href="https://www.facebook.com/GeneralStaff.ua/posts/pfbid0c4YrFU7T7Y7rcie6g9FkLcq5NwcimXtB9YC2gJUd7vjj7HguUFdTHNi57AGvSRwYl" text:style-name="Internet_20_link" text:visited-style-name="Visited_20_Internet_20_Link">
General Staff</text:a>
</text:p>
      <text:p text:style-name="P4">
News Source: <text:a xlink:type="simple" xlink:href="https://armyinform.com.ua/2023/06/12/genshtab-pokazav-yak-trenuyutsya-voyiny-okremoyi-mehanizovanoyi-brygady/" text:style-name="Internet_20_link" text:visited-style-name="Visited_20_Internet_20_Link">
https://armyinform.com.ua/2023/06/12/genshtab-pokazav-yak-trenuyutsya-voyiny-okremoyi-mehanizovanoyi-brygady/</text:a>
</text:p>
      <!--NEWS-->
      <text:h text:style-name="P10" text:outline-level="1">
<text:span text:style-name="T4">
As a result of Kakhovskaya hydroelectric power station, 10 people were killed, 42 people are considered missing</text:span>
</text:h>
      <text:p text:style-name="P4">
Author: ['АРМІЯINFORM']</text:p>
      <text:p text:style-name="P4">
Time: 2023-06-12T58:00:00-04:00</text:p>
      <text:p text:style-name="P4">
Description: At the Somius Day Likvidatsіy Naslidkiv Pіdriva by Rosіyki pay of the Kakhovko Ges, the Stone ... War with Ukraine 2022, War with Ukraine Latest News today, News War with Ukraine 2022 Last for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5203997347992946218_y.jpg" text:style-name="Internet_20_link" text:visited-style-name="Visited_20_Internet_20_Link">
photo_5203997347992946218_y.jpg</text:a>
']</text:p>
      <text:p text:style-name="P4">
Tags: ['STOPRUSSIA', 'АГРЕСІЯ РФ', 'ВТОРГНЕННЯ РФ', 'КАХОВСЬКА ГЕС']</text:p>
      <text:p text:style-name="P4">
Category: News</text:p>
      <!--METADATA-->
      <text:p text:style-name="P4">
<draw:frame draw:style-name="fr1" draw:name="Image280" text:anchor-type="as-char" svg:width="6.9236in" svg:height="4.617987in" draw:z-index="0">
<draw:image xlink:href="../Images/AРМІЯINFORM/2023-06-12T58-00-00-04-00/photo_5203997347992946218_y.jpg" xlink:type="simple" xlink:show="embed" xlink:actuate="onLoad" draw:mime-type="image/jpeg"/>
</draw:frame>
On the seventh day of the elimination of the consequences of the exploration of the Russian invaders of Kakhovskaya HEP, as of 13:00, 42 persons were considered missing, 102 were killed.</text:p>
      <text:p text:style-name="P4">
About it <text:a xlink:type="simple" xlink:href="https://t.me/shtab_kakhovska_hes/604" text:style-name="Internet_20_link" text:visited-style-name="Visited_20_Internet_20_Link">
reports</text:a>
The headquarters of the elimination of the Kakhovka hydroelectric power station.</text:p>
      <text:p text:style-name="P4">
<text:span text:style-name="T4">
 In Kherson region </text:span>
 remain flooded <text:span text:style-name="T4">
 46 </text:span>
 settlements, including: 32(3801 House)- in the control of the territory, 14 - in the temporarily occupied. 8 persons were killed, 42 are considered missing, 7 of them children.</text:p>
      <text:p text:style-name="P4">
<text:span text:style-name="T4">
 In the Nikolaev area </text:span>
 flooded <text:span text:style-name="T4">
 31 </text:span>
 settlement. 982 persons were evacuated, including 167 children. 2 people were killed.</text:p>
      <text:p text:style-name="P4">
<text:span text:style-name="T4">
 In Dnipropetrovsk </text:span>
 there is no water supply in almost 165 thousand subscribers of U32 settlements. The water transportation and the search for options for its stable supply continues.</text:p>
      <text:p text:style-name="P4">
Residents of Kherson region turn to the police with reports of flooding personal property. Recorded in 1927 applications.</text:p>
      <text:p text:style-name="P4">
News Source: <text:a xlink:type="simple" xlink:href="https://armyinform.com.ua/2023/06/12/vnaslidok-pidryvu-kahovskoyi-ges-zagynulo-10-osib-42-osoby-vvazhayutsya-znyklymy-bezvisty/" text:style-name="Internet_20_link" text:visited-style-name="Visited_20_Internet_20_Link">
https://armyinform.com.ua/2023/06/12/vnaslidok-pidryvu-kahovskoyi-ges-zagynulo-10-osib-42-osoby-vvazhayutsya-znyklymy-bezvisty/</text:a>
</text:p>
      <!--NEWS-->
      <text:h text:style-name="P10" text:outline-level="1">
<text:span text:style-name="T4">
In the occupiers' hospitals lacks places and large mortality rates among severely wounded</text:span>
</text:h>
      <text:p text:style-name="P4">
Author: ['АРМІЯINFORM']</text:p>
      <text:p text:style-name="P4">
Time: 2023-06-12T59:00:00-04:00</text:p>
      <text:p text:style-name="P4">
Description: About Tse at Facebook, the General Staff of the ZSU. However, the Ostenny Tizhnya on ... War with Ukraine 2022, the war with Ukraine latest news today, news war with Ukraine 2022 The last for today, will there be a war between Ukraine and Russia, and when, the war with Ukraine in 2022 will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text:p>
      <text:p text:style-name="P4">
Category: News</text:p>
      <!--METADATA-->
      <text:p text:style-name="P4">
<draw:frame draw:style-name="fr1" draw:name="Image281" text:anchor-type="as-char" svg:width="6.9236in" svg:height="4.615733in" draw:z-index="0">
<draw:image xlink:href="../Images/AРМІЯINFORM/2023-06-12T59-00-00-04-00/poraneni-okupanty.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2vbHWxhZPmVm1hNesDV15sQKwSG8HtfqYdmh2oDqGHy1VrArcvsBkCX7J9yZZN4z4l" text:style-name="Internet_20_link" text:visited-style-name="Visited_20_Internet_20_Link">
reports</text:a>
The General Staff of the Armed Forces.</text:p>
      <text:p text:style-name="P4">
Over the last week, Russian invaders have significant losses in the Bakhmut direction. Thus, only to the military hospital in the area of Persianivka inhabited Rostov region, more than 50 invaders arrive daily with severe wounds. The hospital is overflowing, and, due to lack of sufficient number of medical staff, has high mortality rates among seriously injured.</text:p>
      <text:p text:style-name="P4">
News Source: <text:a xlink:type="simple" xlink:href="https://armyinform.com.ua/2023/06/12/u-gospitalyah-okupantiv-brakuye-misczya-ta-velyki-pokaznyky-smertnosti-sered-vazhkoporanenyh/" text:style-name="Internet_20_link" text:visited-style-name="Visited_20_Internet_20_Link">
https://armyinform.com.ua/2023/06/12/u-gospitalyah-okupantiv-brakuye-misczya-ta-velyki-pokaznyky-smertnosti-sered-vazhkoporanenyh/</text:a>
</text:p>
      <!--NEWS-->
      <text:h text:style-name="P10" text:outline-level="1">
<text:span text:style-name="T4">
Zolotaryova in the UN International Court of Justice: Truth on our side</text:span>
</text:h>
      <text:p text:style-name="P4">
Authors: Ukrinform (Person)</text:p>
      <text:p text:style-name="P4">
Publisher: Укринформ (Organization)</text:p>
      <text:p text:style-name="P4">
Published Time: 2023-06-12T5:19:00+03:00</text:p>
      <text:p text:style-name="P4">
Modified Time: 2023-06-12T22:19:00+03:00</text:p>
      <text:p text:style-name="P4">
Description: After speaking in the UN International Court of Ukraine, the Director of the International Law of the Ministry of Foreign Affairs of Ukraine Oksana Zolotareva stressed that not only the facts and right on the side of Ukraine, but also the truth. - Ukrinform.</text:p>
      <text:p text:style-name="P4">
Images: ['<text:a xlink:type="simple" xlink:href="https://static.ukrinform.com/photos/2023_06/thumb_files/630_360_1686597303-652.jpg" text:style-name="Internet_20_link" text:visited-style-name="Visited_20_Internet_20_Link">
630_360_16865...</text:a>
', '<text:a xlink:type="simple" xlink:href="https://static.ukrinform.com/photos/2023_06/1686597401-646.jpg" text:style-name="Internet_20_link" text:visited-style-name="Visited_20_Internet_20_Link">
1686597401-64...</text:a>
']</text:p>
      <text:p text:style-name="P4">
Tags: ['Україна', 'Міжнародний суд ООН', 'Росія', 'Воєнні злочини']</text:p>
      <text:p text:style-name="P4">
Type: Article</text:p>
      <!--METADATA-->
      <text:p text:style-name="P4">
<draw:frame draw:style-name="fr1" draw:name="Image282" text:anchor-type="as-char" svg:width="6.9236in" svg:height="3.956343in" draw:z-index="0">
<draw:image xlink:href="../Images/yкринформ/2023-06-12T5-19-00-03-00/630_360_1686597303-652.jpg" xlink:type="simple" xlink:show="embed" xlink:actuate="onLoad" draw:mime-type="image/jpeg"/>
</draw:frame>
Oksana Zolotareva, Director of the Ministry of International Law of the Ministry of Internal Affairs of the UN, stressed that not only the facts and right to the side of Ukraine, but also the truth.</text:p>
      <text:p text:style-name="P4">
She said this in an exclusive comment to the correspondent of Ukrinform Vgaaz.</text:p>
      <text:p text:style-name="P4">
<draw:frame draw:style-name="fr1" draw:name="Image283" text:anchor-type="as-char" svg:width="6.9236in" svg:height="4.615733in" draw:z-index="0">
<draw:image xlink:href="../Images/yкринформ/2023-06-12T5-19-00-03-00/1686597401-646.jpg" xlink:type="simple" xlink:show="embed" xlink:actuate="onLoad" draw:mime-type="image/jpeg"/>
</draw:frame>
<text:span text:style-name="T5">
Foto: Irnadrabok</text:span>
</text:p>
      <text:p text:style-name="P4">
“Judges live in the modern world, and we hope they see everything. The truthful side of Ukraine, not only facts and law, but the truth. And due to the fact that we do not hide from the court, we are fully open, we provide multi -information, I think that it is one of our strengths not only of wires, but in general, ”Zolotareva said.</text:p>
      <text:p text:style-name="P4">
It is worth noting that today, June 12, 2023, Ukraine had a word in court.</text:p>
      <text:p text:style-name="P4">
<text:span text:style-name="T4">
 Read also: </text:span>
 <text:a xlink:type="simple" xlink:href="https://www.ukrinform.ua/rubric-polytics/3721996-ukraina-u-miznarodnomu-sudi-oon-e-vsi-fakti-abi-pritagnuti-rosiu-do-vidpovidalnosti.html" text:style-name="Internet_20_link" text:visited-style-name="Visited_20_Internet_20_Link">
Ukraine in the International Court of Court <text:span text:style-name="T4">
 UN </text:span>
: There are all the facts to abandon Russia to justice</text:a>
On June 12, 2018, Ukraine filed its memorandum to <text:a xlink:type="simple" xlink:href="https://www.ukrinform.ua/tag-miznarodnij-sud-oon" text:style-name="Internet_20_link" text:visited-style-name="Visited_20_Internet_20_Link">
UN International Court of Justice</text:a>
, which documented serious violations of international law by the Russian Federation.</text:p>
      <text:p text:style-name="P4">
The Memorandum, along with numerous evidence, proves that the Russian Federation has regulated the International Convention on the Combating Financing of Terrorism(“Terrorism Financing Convention”)and the Convention on the Elimination of All Formras Discrimination.</text:p>
      <text:p text:style-name="P4">
“From the moment we started to prepare seriously for these hearing, we have lost the score of days. Thank you that you reminded us that a memorandum was given on this day, ”Zolotaryova added to Ukrinform in Hague on this day.</text:p>
      <text:p text:style-name="P4">
As reported by Ukrinform, in June, the UN International Court of Justice conducts publicity in the case of Russia's violation of conventions on combating terrorism and the ban on all forms of racial discrimination.</text:p>
      <text:p text:style-name="P4">
<text:span text:style-name="T4">
 Read also: </text:span>
 <text:a xlink:type="simple" xlink:href="https://www.ukrinform.ua/rubric-polytics/3721978-ukraina-u-gaazi-rosia-prodovzue-ignoruvati-dva-nakazi-miznarodnogo-sudu-oon.html" text:style-name="Internet_20_link" text:visited-style-name="Visited_20_Internet_20_Link">
Ukraine in Hague: Russia continues to ignore two international courts <text:span text:style-name="T4">
 UN </text:span>
</text:a>
There are two rounds of speeches of the parties: June 6 and 12 is the legal team of Ukraine, June 8 and 14 - Russia.On January 16, 2017, Ukraine filed a lawsuit against the International Court of Justice against Russia's violation of the Convention on the Prohibition of Financing Terrorism and the Convention of Racial Discrimination. The accusations made by Russia include: providing weapons and other assistance with illegal armed formation; Malizian airlines of MH-17 flight; firing of residential districts Markiupol and Kramatorsk; destruction of civilian passenger bus and Volnovakha; explosion during a peaceful meeting in Kharkiv; discrimination against Ukrainian and Crimean Tatar communities; prohibition of the activities of the Majlisukhrim Tatar people; waves of disappearance, murder, unauthorized searches, detentions; Restrictions on teaching Ukrainian and Crimean Tatar languages.</text:p>
      <text:p text:style-name="P4">
News Source: <text:a xlink:type="simple" xlink:href="https://www.ukrinform.ua/rubric-polytics/3722013-zolotarova-u-miznarodnomu-sudi-oon-pravda-na-nasij-storoni.html" text:style-name="Internet_20_link" text:visited-style-name="Visited_20_Internet_20_Link">
https://www.ukrinform.ua/rubric-polytics/3722013-zolotarova-u-miznarodnomu-sudi-oon-pravda-na-nasij-storoni.html</text:a>
</text:p>
      <!--NEWS-->
      <text:h text:style-name="P10" text:outline-level="1">
<text:span text:style-name="T4">
It is almost impossible to cause critical damage to the Kiev hydroelectric power station - Alexander Pavlyuk</text:span>
</text:h>
      <text:p text:style-name="P4">
Author: ['Антон Печерський']</text:p>
      <text:p text:style-name="P4">
Time: 2023-06-12T60:00:00-04:00</text:p>
      <text:p text:style-name="P4">
Description: PRIPS, ShO Rosiyski propaganda of the post -Vyslovlyuit in Efira Bazhannya Pіdirvati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kyyivska_ges-scaled.jpg" text:style-name="Internet_20_link" text:visited-style-name="Visited_20_Internet_20_Link">
kyyivska_ges-scaled.jpg</text:a>
']</text:p>
      <text:p text:style-name="P4">
Tags: ['ВТОРГНЕННЯ РФ', 'ЄДИНІ НОВИНИ', 'КИЇВСЬКА ГЕС', 'ОЛЕКСАНДР ПАВЛЮК']</text:p>
      <text:p text:style-name="P4">
Category: News</text:p>
      <!--METADATA-->
      <text:p text:style-name="P4">
<draw:frame draw:style-name="fr1" draw:name="Image284" text:anchor-type="as-char" svg:width="6.9236in" svg:height="3.888755in" draw:z-index="0">
<draw:image xlink:href="../Images/AРМІЯINFORM/2023-06-12T60-00-00-04-00/kyyivska_ges-scaled.jpg" xlink:type="simple" xlink:show="embed" xlink:actuate="onLoad" draw:mime-type="image/jpeg"/>
</draw:frame>
Despite the fact that Russian propagandists are constantly expressing on the air the desire to undermine the dam of Kiev hydroelectric power station, it is almost impossible to do so.</text:p>
      <text:p text:style-name="P4">
This was emphasized by the First Deputy Minister of Defense of Ukraine Lieutenant General Oleksandr Pavlyuk in Televahorfon <text:a xlink:type="simple" xlink:href="https://youtu.be/T88RnpKNN_s" text:style-name="Internet_20_link" text:visited-style-name="Visited_20_Internet_20_Link">
"Edininovy"</text:a>
In an interview with journalist Andriy Tsaplienko.</text:p>
      <text:p text:style-name="P4">
It is possible to destroy the dam of the Kiev hydroelectric power station only by blasting the inside, as it was made by the Russians with the Kakhovka hydroelectric power plant, or through the use of nuclear weapons.</text:p>
      <text:p text:style-name="P4">
Instead, it is impossible to cause critical damage to the Kiev hydroelectric power station with rocket strokes.</text:p>
      <text:p text:style-name="P4">
News Source: <text:a xlink:type="simple" xlink:href="https://armyinform.com.ua/2023/06/12/zavdaty-raketamy-krytychnyh-poshkodzhen-kyyivskij-ges-praktychno-nemozhlyvo-oleksandr-pavlyuk/" text:style-name="Internet_20_link" text:visited-style-name="Visited_20_Internet_20_Link">
https://armyinform.com.ua/2023/06/12/zavdaty-raketamy-krytychnyh-poshkodzhen-kyyivskij-ges-praktychno-nemozhlyvo-oleksandr-pavlyuk/</text:a>
</text:p>
      <!--NEWS-->
      <text:h text:style-name="P10" text:outline-level="1">
<text:span text:style-name="T4">
At five in the morning the racists fired at Kherson again - Natalia Humeniuk</text:span>
</text:h>
      <text:p text:style-name="P4">
Author: ['Дмитро Горбунов']</text:p>
      <text:p text:style-name="P4">
Time: 2023-06-12T61:00:00-04:00</text:p>
      <text:p text:style-name="P4">
Description: About the pensants of the MISTS, de Triva Humanitar Evakuatsiya, in Efir Talemarathon ... War with Ukraine 2022, war with Ukraine Latest news today, News War with Ukraine 2022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hersonshhyna-praczyuye.jpg" text:style-name="Internet_20_link" text:visited-style-name="Visited_20_Internet_20_Link">
hersonshhyna-praczyuye.jpg</text:a>
']</text:p>
      <text:p text:style-name="P4">
Tags: ['ВТОРГНЕННЯ РФ', 'ЄДИНІ НОВИНИ', 'НАТАЛІЯ ГУМЕНЮК', 'ХЕРСОНЩИНА']</text:p>
      <text:p text:style-name="P4">
Category: News</text:p>
      <!--METADATA-->
      <text:p text:style-name="P4">
<draw:frame draw:style-name="fr1" draw:name="Image285" text:anchor-type="as-char" svg:width="6.9236in" svg:height="4.365113in" draw:z-index="0">
<draw:image xlink:href="../Images/AРМІЯINFORM/2023-06-12T61-00-00-04-00/hersonshhyna-praczyuye.jpg" xlink:type="simple" xlink:show="embed" xlink:actuate="onLoad" draw:mime-type="image/jpeg"/>
</draw:frame>
Illustrative photo</text:p>
      <text:p text:style-name="P4">
About the shelling of the occupation of the places where the humanitarian evacuation continues, in the Ethristening Maternity <text:a xlink:type="simple" xlink:href="https://www.youtube.com/watch" text:style-name="Internet_20_link" text:visited-style-name="Visited_20_Internet_20_Link">
"Uniform News"</text:a>
The head of the Unified Coordination Press Center of Defense forces of Southwatalya Humeniuk told.</text:p>
      <ul>
        <li>
During the last day, the number of shelling of Kherson region and the right coastalpip decreased somewhat. He fired at the enemy 9 times during yesterday and 19 - night. Thus, the invaders continue the night terror of the civilian population, depriving Ukrainians of life and rest. Unfortunately, despite the reduction of the hostile arrivals, the victims cannot be avoided. Today at five in the morning, the Kherson ship was arranged again. The effects of shelling are specified. The world community would react more decisively on the hostility of the humanitarian evacuation of people, ”the first rank captain said.</li>
      </ul>
      <text:p text:style-name="P4">
She emphasized again that after a recession of water, Ukrainians should not quickly turn to their premises.</text:p>
      <ul>
        <li>
Everyone should not forget about safety measures. In a pile of garbage that removes the shores, there may be ammunition left by the Russians. After the fall of the level, the water to their own homes to enter only with the permission of the SES and the local authorities. Excessive attention to this issue can only hurt, and the language is about the lives of Ukrainians. Believe me that everything is done in this regard, "Natalia Humeniuk reported in the end.</li>
      </ul>
      <text:p text:style-name="P4">
News Source: <text:a xlink:type="simple" xlink:href="https://armyinform.com.ua/2023/06/12/o-pyatij-ranku-rashysty-znovu-obstrilyaly-herson-nataliya-gumenyuk/" text:style-name="Internet_20_link" text:visited-style-name="Visited_20_Internet_20_Link">
https://armyinform.com.ua/2023/06/12/o-pyatij-ranku-rashysty-znovu-obstrilyaly-herson-nataliya-gumenyuk/</text:a>
</text:p>
      <!--NEWS-->
      <text:h text:style-name="P10" text:outline-level="1">
<text:span text:style-name="T4">
Air Defender 2023: Germany starts the largest in NATO history of aviation training</text:span>
</text:h>
      <text:p text:style-name="P4">
Author: ['АРМІЯINFORM']</text:p>
      <text:p text:style-name="P4">
Time: 2023-06-12T62:00:00-04:00</text:p>
      <text:p text:style-name="P4">
Description: Sogodnі, 12 worms, starting Bagatonatnatsіonalni Air Defender 2023 PID ... War with Ukraine 2022,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snymok-эkrana-478-e1686556244203.png" text:style-name="Internet_20_link" text:visited-style-name="Visited_20_Internet_20_Link">
snymok-эkrana-478-e1686556244203.png</text:a>
', '<text:a xlink:type="simple" xlink:href="https://armyinform.com.ua/wp-content/uploads/2023/06/snymok-эkrana-477-e1686556177614.png" text:style-name="Internet_20_link" text:visited-style-name="Visited_20_Internet_20_Link">
snymok-эkrana-477-e1686556177614.png</text:a>
']</text:p>
      <text:p text:style-name="P4">
Tags: ['AIR DEFENDER 2023', 'НАТО']</text:p>
      <text:p text:style-name="P4">
Category: News</text:p>
      <!--METADATA-->
      <text:p text:style-name="P4">
<draw:frame draw:style-name="fr1" draw:name="Image286" text:anchor-type="as-char" svg:width="6.9236in" svg:height="3.880744in" draw:z-index="0">
<draw:image xlink:href="../Images/AРМІЯINFORM/2023-06-12T62-00-00-04-00/snymok-эkrana-478-e1686556244203.png" xlink:type="simple" xlink:show="embed" xlink:actuate="onLoad" draw:mime-type="image/png"/>
</draw:frame>
Today, June 12, the Air Defender 2023 Multinational exercises start under Germany's leadership. These exercises are the greatest deployment of the Air Force in NATO history.</text:p>
      <text:p text:style-name="P4">
As noted in <text:a xlink:type="simple" xlink:href="https://ac.nato.int/archive/2023/AD23-begins" text:style-name="Internet_20_link" text:visited-style-name="Visited_20_Internet_20_Link">
message</text:a>
NATO Air Force Command will last until June 23.</text:p>
      <text:p text:style-name="P4">
Large -scale exercises include nearly 10,000 Highways of 250 aircraft from 25 countries and NATO. They plan to work out air -operations with alliance air forces and partners. The focus is on optimization and expansion of cooperation between participating countries. ****</text:p>
      <text:p text:style-name="P4">
"Thanks to Air Defender 23 training, we open a new page in Strantsatlantic history," said Lieutenant General Ingo Herhartz, Germany Commander.</text:p>
      <text:p text:style-name="P4">
<draw:frame draw:style-name="fr1" draw:name="Image287" text:anchor-type="as-char" svg:width="6.9236in" svg:height="3.521207in" draw:z-index="0">
<draw:image xlink:href="../Images/AРМІЯINFORM/2023-06-12T62-00-00-04-00/snymok-эkrana-477-e1686556177614.png" xlink:type="simple" xlink:show="embed" xlink:actuate="onLoad" draw:mime-type="image/png"/>
</draw:frame>
Almost all maneuvers are planned over Germany, in particular, in the air of the Lower Saxony, Bavaria and Schleswig-Golstein.</text:p>
      <text:p text:style-name="P4">
According to Lieutenant General Ingo Herharts, Germany, planning, organizing and conducting Air Defender 2023, responds to calls to take more responsibility in the field of global security.</text:p>
      <text:p text:style-name="P4">
News Source: <text:a xlink:type="simple" xlink:href="https://armyinform.com.ua/2023/06/12/air-defender-2023-u-nimechchyni-startuyut-najbilshi-v-istoriyi-nato-navchannya-aviacziyi/" text:style-name="Internet_20_link" text:visited-style-name="Visited_20_Internet_20_Link">
https://armyinform.com.ua/2023/06/12/air-defender-2023-u-nimechchyni-startuyut-najbilshi-v-istoriyi-nato-navchannya-aviacziyi/</text:a>
</text:p>
      <!--NEWS-->
      <text:h text:style-name="P10" text:outline-level="1">
<text:span text:style-name="T4">
In Ukraine a moment of silence</text:span>
</text:h>
      <text:p text:style-name="P4">
Author: ['АРМІЯINFORM']</text:p>
      <text:p text:style-name="P4">
Time: 2023-06-12T63: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88" text:anchor-type="as-char" svg:width="6.9236in" svg:height="3.895992in" draw:z-index="0">
<draw:image xlink:href="../Images/AРМІЯINFORM/2023-06-12T63-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6/12/v-ukrayini-hvylyna-movchannya/" text:style-name="Internet_20_link" text:visited-style-name="Visited_20_Internet_20_Link">
https://armyinform.com.ua/2023/06/12/v-ukrayini-hvylyna-movchannya/</text:a>
</text:p>
      <!--NEWS-->
      <text:h text:style-name="P10" text:outline-level="1">
<text:span text:style-name="T4">
Since the beginning of a large -scale invasion of Russian captivity, 2526 Ukrainians have been released - President</text:span>
</text:h>
      <text:p text:style-name="P4">
Author: ['АРМІЯINFORM']</text:p>
      <text:p text:style-name="P4">
Time: 2023-06-12T64:00:00-04:00</text:p>
      <text:p text:style-name="P4">
Description: Fucking for the hour of Pysl 24 fierce mini Roku, 2526 Ukrainians Tu Ukrainians are turned around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1686498603-7876.jpg" text:style-name="Internet_20_link" text:visited-style-name="Visited_20_Internet_20_Link">
1686498603-7876.jpg</text:a>
']</text:p>
      <text:p text:style-name="P4">
Tags: ['ОБМІН ПОЛОНЕНИМИ', 'ПРЕЗИДЕНТ УКРАЇНИ']</text:p>
      <text:p text:style-name="P4">
Category: News</text:p>
      <!--METADATA-->
      <text:p text:style-name="P4">
<draw:frame draw:style-name="fr1" draw:name="Image289" text:anchor-type="as-char" svg:width="6.9236in" svg:height="4.304171in" draw:z-index="0">
<draw:image xlink:href="../Images/AРМІЯINFORM/2023-06-12T64-00-00-04-00/1686498603-7876.jpg" xlink:type="simple" xlink:show="embed" xlink:actuate="onLoad" draw:mime-type="image/jpeg"/>
</draw:frame>
In total, after February 24 last year, 2526 Ukrainians have already returned. Yesterday, in particular, we <text:a xlink:type="simple" xlink:href="https://armyinform.com.ua/2023/06/11/z-polonu-povernulys-shhe-95-ukrayincziv/" text:style-name="Internet_20_link" text:visited-style-name="Visited_20_Internet_20_Link">
returned</text:a>
There are 95 of our boys, our warriors from captivity.</text:p>
      <text:p text:style-name="P4">
President of Ukraine Volodymyr Zelenskyy [wrote] about it(https://t.me/V_Zelenskiy_official/6558)In his telegram channel.</text:p>
      <text:p text:style-name="P4">
"Every time we return our people from the Russian captivity, we remember the professional goal: we will leave no one of our own enemy," the head of state proclaimed.</text:p>
      <text:p text:style-name="P4">
Volodymyr Zelenskyy thanked everyone who was involved in exchanges.</text:p>
      <text:p text:style-name="P4">
“Thank you to every warrior who provides for Ukraine the existence of an exchange fund of our people's liberation!We remember everyone, everyone and everyone is looking for, we all have to return. And let's turn!” He said.</text:p>
      <text:p text:style-name="P4">
News Source: <text:a xlink:type="simple" xlink:href="https://armyinform.com.ua/2023/06/12/z-pochatku-shyrokomasshtabnogo-vtorgnennya-z-rosijskogo-polonu-zvilneno-2526-ukrayincziv-prezydent/" text:style-name="Internet_20_link" text:visited-style-name="Visited_20_Internet_20_Link">
https://armyinform.com.ua/2023/06/12/z-pochatku-shyrokomasshtabnogo-vtorgnennya-z-rosijskogo-polonu-zvilneno-2526-ukrayincziv-prezydent/</text:a>
</text:p>
      <!--NEWS-->
      <text:h text:style-name="P10" text:outline-level="1">
<text:span text:style-name="T4">
Kakhovskaya hydroelectric power station: 3 704 residents of Kherson and Mykolaiv region were evacuated</text:span>
</text:h>
      <text:p text:style-name="P4">
Author: ['АРМІЯINFORM']</text:p>
      <text:p text:style-name="P4">
Time: 2023-06-12T65:00:00-04:00</text:p>
      <text:p text:style-name="P4">
Description: Z Khersonshchini that Mikolavshchini 3,704 individuals were evacuated. About the ceremony of the headquarters of ... the war with Ukraine 2022, the war with Ukraine is the latest news today, the news war with Ukraine 2022 is the last for today, will there be a war between Ukraine and Russia and when, the war with Ukraine will be or not, there will be or not, it will be whether the war with Ukraine in the near future says, the war with Ukraine, Ukrainian news today, Ukrainian news in Ukrainian media in Russian</text:p>
      <text:p text:style-name="P4">
Images: ['<text:a xlink:type="simple" xlink:href="https://armyinform.com.ua/wp-content/uploads/2023/06/photo_5204226175260542673_y.jpg" text:style-name="Internet_20_link" text:visited-style-name="Visited_20_Internet_20_Link">
photo_5204226175260542673_y.jpg</text:a>
']</text:p>
      <text:p text:style-name="P4">
Tags: ['ЕВАКУАЦІЯ', 'КАХОВСЬКА ГЕС', 'КАХОВСЬКА ГЕС/ШТАБ INFO']</text:p>
      <text:p text:style-name="P4">
Category: News</text:p>
      <!--METADATA-->
      <text:p text:style-name="P4">
<draw:frame draw:style-name="fr1" draw:name="Image290" text:anchor-type="as-char" svg:width="6.9236in" svg:height="4.617987in" draw:z-index="0">
<draw:image xlink:href="../Images/AРМІЯINFORM/2023-06-12T65-00-00-04-00/photo_5204226175260542673_y.jpg" xlink:type="simple" xlink:show="embed" xlink:actuate="onLoad" draw:mime-type="image/jpeg"/>
</draw:frame>
3 704 people have already evacuated from Kherson and Mykolaiv region.</text:p>
      <text:p text:style-name="P4">
About it <text:a xlink:type="simple" xlink:href="https://t.me/shtab_kakhovska_hes/563" text:style-name="Internet_20_link" text:visited-style-name="Visited_20_Internet_20_Link">
reports</text:a>
The headquarters of the elimination of the Kakhovskaya hydroelectric power station by Russian terrorists.</text:p>
      <text:p text:style-name="P4">
According to the results of evacuation measures in Kherson region, 2 722 persons were rescued, 205 children, 76 low -mobility citizens were rescued. There are also 5 dead.</text:p>
      <text:p text:style-name="P4">
In Mykolaiv region, 982 people were evacuated, 167 of them were evacuated. Two people were killed.</text:p>
      <text:p text:style-name="P4">
The headquarters reported that no case of looting has been recorded today.</text:p>
      <text:p text:style-name="P4">
"We will pump water in every house so that the energy service workers of gas service as soon as possible can renew communications for the viability of the insensitive regions," - summed up the Minister of Internal Affairs of Ukraine Igorklimenko.</text:p>
      <text:p text:style-name="P4">
News Source: <text:a xlink:type="simple" xlink:href="https://armyinform.com.ua/2023/06/12/pidryv-kahovskoyi-ges-evakujovano-3-704-zhyteliv-hersonshhyny-ta-mykolayivshhyny/" text:style-name="Internet_20_link" text:visited-style-name="Visited_20_Internet_20_Link">
https://armyinform.com.ua/2023/06/12/pidryv-kahovskoyi-ges-evakujovano-3-704-zhyteliv-hersonshhyny-ta-mykolayivshhyny/</text:a>
</text:p>
      <!--NEWS-->
      <text:h text:style-name="P10" text:outline-level="1">
<text:span text:style-name="T4">
A third of the territory of Ukraine is potentially polluted by mines - Alexander Pavlyuk</text:span>
</text:h>
      <text:p text:style-name="P4">
Author: ['Антон Печерський']</text:p>
      <text:p text:style-name="P4">
Time: 2023-06-12T66:00:00-04:00</text:p>
      <text:p text:style-name="P4">
Description: Blizko 174 TIS. sq. km Teritorsky Potartziyno scribbled by Miny ... War with Ukraine 2022, War with Ukraine Latest news today, News War with Ukraine 2022 The last for today, will there be a war between Ukraine and Russia and when, the war with Ukraine will or not be or not in 2022 , Will there be a war with Ukraine in the near future, they say, the war with Ukraine, Ukrainian news today, Ukrainian news in Ukrainian media in Russian</text:p>
      <text:p text:style-name="P4">
Images: ['<text:a xlink:type="simple" xlink:href="https://armyinform.com.ua/wp-content/uploads/2023/03/nebezpechno-miny.jpg" text:style-name="Internet_20_link" text:visited-style-name="Visited_20_Internet_20_Link">
nebezpechno-miny.jpg</text:a>
']</text:p>
      <text:p text:style-name="P4">
Tags: ['ОЛЕКСАНДР ПАВЛЮК']</text:p>
      <text:p text:style-name="P4">
Category: News</text:p>
      <!--METADATA-->
      <text:p text:style-name="P4">
<draw:frame draw:style-name="fr1" draw:name="Image291" text:anchor-type="as-char" svg:width="6.9236in" svg:height="4.619339in" draw:z-index="0">
<draw:image xlink:href="../Images/AРМІЯINFORM/2023-06-12T66-00-00-04-00/nebezpechno-miny.jpg" xlink:type="simple" xlink:show="embed" xlink:actuate="onLoad" draw:mime-type="image/jpeg"/>
</draw:frame>
"Dangerously. Mines. " Illustrative photo</text:p>
      <text:p text:style-name="P4">
About 174 thousand square meters. The KM of the territory of Ukraine is potentially polluted by mines of TABUCHOCE ACTIVITIES due to hostilities. Demand will need enormous work.</text:p>
      <text:p text:style-name="P4">
The First Deputy Minister of Defense of Ukraine General-General Pavlyuk in Telernorphone ["Single News"] told about it.(https://youtu.be/T88RnpKNN_s)In an interview with journalist Andriy Tsaplienko.</text:p>
      <ul>
        <li>
We will have a lot of work where we are now being conducted. Because these are hundreds of thousands of ammunition that go to the ground daily. It's thousands of fields, ”he said.</li>
      </ul>
      <text:p text:style-name="P4">
In order to mine, Ukraine plans to attract international partners as much as possible, but the main focus is to place on its own. For this, a strategy is developed and 8 engineering battalions are formed, up to 1000 groups that will mine.</text:p>
      <ul>
        <li>
It is very important to have their own sappers who can do it, - Pavlyuk emphasized, promising to do everything in the shortest possible time to release Ukraine from all the negative consequences of the war.</li>
      </ul>
      <text:p text:style-name="P4">
News Source: <text:a xlink:type="simple" xlink:href="https://armyinform.com.ua/2023/06/12/tretyna-terytoriyi-ukrayiny-potenczijno-zabrudnena-minamy-oleksandr-pavlyuk/" text:style-name="Internet_20_link" text:visited-style-name="Visited_20_Internet_20_Link">
https://armyinform.com.ua/2023/06/12/tretyna-terytoriyi-ukrayiny-potenczijno-zabrudnena-minamy-oleksandr-pavlyuk/</text:a>
</text:p>
      <!--NEWS-->
      <text:h text:style-name="P10" text:outline-level="1">
<text:span text:style-name="T4">
At night, the invaders from the barrel artillery and mortars fired at the border of Sumy and Chernihiv region</text:span>
</text:h>
      <text:p text:style-name="P4">
Author: ['АРМІЯINFORM']</text:p>
      <text:p text:style-name="P4">
Time: 2023-06-12T67:00:00-04:00</text:p>
      <text:p text:style-name="P4">
Description: Syogodnі, 12 worm, at 9:00 Rosіyskі Permatoptskiyinі Vіskiykhov, the war with Ukraine 2022, war with Ukraine Latest news today, News War with Ukraine 2022 Last for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1/obstrily-prykordonnya-e1685522829617.jpg" text:style-name="Internet_20_link" text:visited-style-name="Visited_20_Internet_20_Link">
obstrily-prykordonnya-e1685522829617.jpg</text:a>
']</text:p>
      <text:p text:style-name="P4">
Tags: ['ОБСТРІЛИ ПРИКОРДОННЯ', 'СУМЩИНА', 'ХАРКІВСЬКИЙ ТРИБУНАЛ', 'ЧЕРНІГІВЩИНА']</text:p>
      <text:p text:style-name="P4">
Category: News</text:p>
      <!--METADATA-->
      <text:p text:style-name="P4">
<draw:frame draw:style-name="fr1" draw:name="Image292" text:anchor-type="as-char" svg:width="6.9236in" svg:height="4.034754in" draw:z-index="0">
<draw:image xlink:href="../Images/AРМІЯINFORM/2023-06-12T67-00-00-04-00/obstrily-prykordonnya-e1685522829617.jpg" xlink:type="simple" xlink:show="embed" xlink:actuate="onLoad" draw:mime-type="image/jpeg"/>
</draw:frame>
Illustrative photo</text:p>
      <text:p text:style-name="P4">
Today, on June 12, as of 9:00, Russian occupation troops once again fired the border territories of Chernihiv and Sumy regions.</text:p>
      <text:p text:style-name="P4">
About it <text:a xlink:type="simple" xlink:href="https://t.me/ok_pivnich1/3154" text:style-name="Internet_20_link" text:visited-style-name="Visited_20_Internet_20_Link">
reports</text:a>
Operational Command "North".</text:p>
      <text:p text:style-name="P4">
From 02:30 to 02:40 the <text:span text:style-name="T4">
 3 arrivals </text:span>
, probably become artillery, Uda Zarutske.</text:p>
      <text:p text:style-name="P4">
From 03:00 to 03:15 the <text:span text:style-name="T4">
 2 trips </text:span>
, probably from the artillery, in the area of Timonovichi settlement.</text:p>
      <text:p text:style-name="P4">
From 02:30 to 03:10 the <text:span text:style-name="T4">
 6 parishes </text:span>
, probably from the artillery, were probably in the area of the settlement of Vysyevka.</text:p>
      <text:p text:style-name="P4">
From 04:30 to 04:35 the <text:span text:style-name="T4">
 5 parishes </text:span>
, probably 82 mm. mortar, in the village of the settlement the middle of the Buda.</text:p>
      <text:p text:style-name="P4">
From 06:00 to 06:25 the <text:span text:style-name="T4">
 10 parishes </text:span>
, pre -mortar 120 mm: *!</text:p>
      <text:p text:style-name="P4">
News Source: <text:a xlink:type="simple" xlink:href="https://armyinform.com.ua/2023/06/12/vnochi-okupanty-zi-stvolnoyi-artyleriyi-i-minometiv-obstrilyaly-prykordonnya-sumshhyny-i-chernigivshhyny/" text:style-name="Internet_20_link" text:visited-style-name="Visited_20_Internet_20_Link">
https://armyinform.com.ua/2023/06/12/vnochi-okupanty-zi-stvolnoyi-artyleriyi-i-minometiv-obstrilyaly-prykordonnya-sumshhyny-i-chernigivshhyny/</text:a>
</text:p>
      <!--NEWS-->
      <text:h text:style-name="P10" text:outline-level="1">
<text:span text:style-name="T4">
After a unique surgery with the use of a bone prosthesis, the military started walking</text:span>
</text:h>
      <text:p text:style-name="P4">
Author: ['АРМІЯINFORM']</text:p>
      <text:p text:style-name="P4">
Time: 2023-06-12T68:00:00-04:00</text:p>
      <text:p text:style-name="P4">
Description: Sogodnі, 12 Chervnya, Pershe Medichene Odnnannya Lviv presented the results of the UNIKALE in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351142537_676747751146111_6744362055126417610_n.jpg" text:style-name="Internet_20_link" text:visited-style-name="Visited_20_Internet_20_Link">
351142537_676747751146111_6744362055126417610_n.jpg</text:a>
']</text:p>
      <text:p text:style-name="P4">
Tags: ['МОЗ', 'ОСТЕОІНТЕГРАЦІЙНЕ ПРОТЕЗУВАННЯ', 'ОСТЕОІНТЕГРАЦІЯ']</text:p>
      <text:p text:style-name="P4">
Category: News</text:p>
      <!--METADATA-->
      <text:p text:style-name="P4">
<draw:frame draw:style-name="fr1" draw:name="Image293" text:anchor-type="as-char" svg:width="6.9236in" svg:height="4.59531in" draw:z-index="0">
<draw:image xlink:href="../Images/AРМІЯINFORM/2023-06-12T68-00-00-04-00/351142537_676747751146111_6744362055126417610_n.jpg" xlink:type="simple" xlink:show="embed" xlink:actuate="onLoad" draw:mime-type="image/jpeg"/>
</draw:frame>
Today, on June 12, the first medical association of Lviv presented the results of osteointegration prosthetics in the history of Ukrainian medicine. The first patient who was performed in our country was a stable defender who lost both feet in the war.</text:p>
      <text:p text:style-name="P4">
About it <text:a xlink:type="simple" xlink:href="https://www.facebook.com/moz.ukr/posts/pfbid02wJgCUkF5Tf4A21L6xG9q9wnDgzfAJ3ZsHyY8YP8n7Q7VZK8RtrSD7gvCbZUgiwDAl" text:style-name="Internet_20_link" text:visited-style-name="Visited_20_Internet_20_Link">
reports</text:a>
Ministry of Health of Ukraine.</text:p>
      <text:p text:style-name="P4">
Osteointegration is the latest technique for our country: during surgery, prosthesis is implanted directly into the bone. And after healing and recovery, the artificial foot is precipitate.</text:p>
      <text:p text:style-name="P4">
The first patient with osteintegrating prostheses was the 57-year-old captain of the Armed Forces Igorkronov. A man from the Dnieper. He is a Afghan veteran. In 2022, to voluntarily go to Ukraine. The extremities lost in the fall as a result of blasting the machine on a mini.</text:p>
      <text:p text:style-name="P4">
Now - more than six months after the loss of the limbs - the Ukrainian warrior already goes without a wheel chair. Wash and brushes his teeth, standing on artificial foams, walking and even steering the car.</text:p>
      <text:p text:style-name="P4">
The unbreakable defender shared the first impressions of walking on osteointere -giving prosthesis: “I go more and more confident and it is very pleased. Next - socialization, work, assistance of the front. Because the war is not over. It is very upset that many people have already ended. And you need to play long and get a nursing!”.</text:p>
      <text:p text:style-name="P4">
Currently, Igor Krupnova's rehabilitation is ongoing and he is engaged in physical therapists daily.</text:p>
      <text:p text:style-name="P4">
It should be noted that this recent technique has its restrictions:</text:p>
      <ul>
        <li>
Excessive running and jumping are not recommended because the risk of bone fracture is very high; * Activation should be avoided that can increase the risk of infection. For example, bathing in swimming pools, lakes, ponds; * In the case of improperly exposed prosthesis axis, pain and other complications may occur.</li>
      </ul>
      <text:p text:style-name="P4">
Recall that in April this year Igor Krupnov <text:a xlink:type="simple" xlink:href="https://armyinform.com.ua/2023/04/18/vijskovyj-stav-pershym-v-ukrayini-komu-implantuvaly-protez-v-kistku/" text:style-name="Internet_20_link" text:visited-style-name="Visited_20_Internet_20_Link">
used</text:a>
Implants. The first osteointegration in Ukraine, together with Lviv surgeons, performed the gurus of this name-the Australian orthopedist-traumatologist Muned Al Muderis.</text:p>
      <text:p text:style-name="P4">
News Source: <text:a xlink:type="simple" xlink:href="https://armyinform.com.ua/2023/06/12/pislya-unikalnoyi-operacziyi-iz-vzhyvlennyam-u-kistku-proteza-vijskovyj-pochav-hodyty/" text:style-name="Internet_20_link" text:visited-style-name="Visited_20_Internet_20_Link">
https://armyinform.com.ua/2023/06/12/pislya-unikalnoyi-operacziyi-iz-vzhyvlennyam-u-kistku-proteza-vijskovyj-pochav-hodyty/</text:a>
</text:p>
      <!--NEWS-->
      <text:h text:style-name="P10" text:outline-level="1">
<text:span text:style-name="T4">
The Visegrad Four Defense Ministers hold a meeting in Slovakia, the main topics are support for Ukraine</text:span>
</text:h>
      <text:p text:style-name="P4">
Author: ['АРМІЯINFORM']</text:p>
      <text:p text:style-name="P4">
Time: 2023-06-12T69:00:00-04:00</text:p>
      <text:p text:style-name="P4">
Description: Mainstrosti Defense of Krayan “Vishegradsko Four” (V4) - Czech, Ugorschina, Polish that ... War with Ukraine 2022, War with Ukraine Latest news today,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fyz3zrxwyaaunxd-e1686555673383.jpg" text:style-name="Internet_20_link" text:visited-style-name="Visited_20_Internet_20_Link">
fyz3zrxwyaaunxd-e1686555673383.jpg</text:a>
']</text:p>
      <text:p text:style-name="P4">
Tags: ['ВИШЕГРАДСЬКА ГРУПА', 'ПІДТРИМКА УКРАЇНИ']</text:p>
      <text:p text:style-name="P4">
Category: News</text:p>
      <!--METADATA-->
      <text:p text:style-name="P4">
<draw:frame draw:style-name="fr1" draw:name="Image294" text:anchor-type="as-char" svg:width="6.9236in" svg:height="5.071537in" draw:z-index="0">
<draw:image xlink:href="../Images/AРМІЯINFORM/2023-06-12T69-00-00-04-00/fyz3zrxwyaaunxd-e1686555673383.jpg" xlink:type="simple" xlink:show="embed" xlink:actuate="onLoad" draw:mime-type="image/jpeg"/>
</draw:frame>
Defense Ministers of the Visegrad Four countries(Sub)- Czech Republic, Hungary, Poland of Slovakia - a meeting in the Slovak city of Shirbsky Lake.</text:p>
      <text:p text:style-name="P4">
About it <text:a xlink:type="simple" xlink:href="https://twitter.com/MON_GOV_PL/status/1667881161761214465" text:style-name="Internet_20_link" text:visited-style-name="Visited_20_Internet_20_Link">
reports</text:a>
Polish Defense Ministry in Twitter.</text:p>
      <text:p text:style-name="P4">
"The V4 Defense Ministers will discuss changes in the European security environment caused by Russia's aggression against Ukraine, as well as NATO and EU actions in response to the Nat's aggression," the statement said.</text:p>
      <text:p text:style-name="P4">
During the meeting of the head of defense agencies will also discuss further participation in Ukraine.</text:p>
      <text:p text:style-name="P4">
Ministers are expected to evaluate the implementation of NATO summit decisions in Madrid in the field of holding and defense and discuss positions on the future <text:a xlink:type="simple" xlink:href="https://armyinform.com.ua/2022/11/09/nastupnyj-samit-nato-vidbudetsya-vlitku-2023-roku-v-lytvi/" text:style-name="Internet_20_link" text:visited-style-name="Visited_20_Internet_20_Link">
Sumitunato</text:a>
, which will take place on July 11-12 in Vilnius.</text:p>
      <text:p text:style-name="P4">
News Source: <text:a xlink:type="simple" xlink:href="https://armyinform.com.ua/2023/06/12/ministry-oborony-vyshegradskoyi-chetvirky-provodyat-zustrich-u-slovachchyni-sered-golovnyh-tem-pidtrymka-ukrayiny/" text:style-name="Internet_20_link" text:visited-style-name="Visited_20_Internet_20_Link">
https://armyinform.com.ua/2023/06/12/ministry-oborony-vyshegradskoyi-chetvirky-provodyat-zustrich-u-slovachchyni-sered-golovnyh-tem-pidtrymka-ukrayiny/</text:a>
</text:p>
      <!--NEWS-->
      <text:h text:style-name="P10" text:outline-level="1">
<text:span text:style-name="T4">
The White House announced a new military assistance package to Ukraine</text:span>
</text:h>
      <text:p text:style-name="P4">
Authors: Ukrinform (Person)</text:p>
      <text:p text:style-name="P4">
Publisher: Укринформ (Organization)</text:p>
      <text:p text:style-name="P4">
Published Time: 2023-06-12T6:22:23+03:00</text:p>
      <text:p text:style-name="P4">
Modified Time: 2023-06-12T22:22:23+03:00</text:p>
      <text:p text:style-name="P4">
Description: Baiden's administration "very, very soon" will announce the allocation of the next military assistance package to Ukraine from the available Pentagon reserves under the powers of the US President. - Ukrinform.</text:p>
      <text:p text:style-name="P4">
Images: ['<text:a xlink:type="simple" xlink:href="https://static.ukrinform.com/photos/2023_04/thumb_files/630_360_1682353689-890.jpg" text:style-name="Internet_20_link" text:visited-style-name="Visited_20_Internet_20_Link">
630_360_16823...</text:a>
']</text:p>
      <text:p text:style-name="P4">
Tags: ['Білий дім', 'Війна з Росією', 'Контрнаступ']</text:p>
      <text:p text:style-name="P4">
Type: Article</text:p>
      <!--METADATA-->
      <text:p text:style-name="P4">
<draw:frame draw:style-name="fr1" draw:name="Image295" text:anchor-type="as-char" svg:width="6.9236in" svg:height="3.956343in" draw:z-index="0">
<draw:image xlink:href="../Images/yкринформ/2023-06-12T6-22-23-03-00/630_360_1682353689-890.jpg" xlink:type="simple" xlink:show="embed" xlink:actuate="onLoad" draw:mime-type="image/jpeg"/>
</draw:frame>
Baiden's administration "very, very soon" will announce the allocation of the next military aid packet of Ukraine from the available Pentagon reserves by filling in the US President.</text:p>
      <text:p text:style-name="P4">
This was stated on Monday during a pressing in Washington Coordinator of the White House Radin Security John Kirby, Ukrinform reports his own correspondent.</text:p>
      <text:p text:style-name="P4">
“You have seen a package of assistance allocated within the USAI program, which was loose at the end of the week. I think very, very soon you will see additional packs of help(According to the presidential powers - ed.)that will give the states, ”Kirby said.</text:p>
      <text:p text:style-name="P4">
<text:span text:style-name="T4">
 Read also: </text:span>
 <text:a xlink:type="simple" xlink:href="https://www.ukrinform.ua/rubric-ato/3720708-urad-belgii-zakupit-boepripasi-dla-ukraini-na-32-miljoni-zmi.html" text:style-name="Internet_20_link" text:visited-style-name="Visited_20_Internet_20_Link">
Belgium Government will buy ammunition for Ukraine for € 32 million - media</text:a>
He also noted that in Washington they know that it is necessary in Ukraine, in the same place for its current counter -offensive operations.</text:p>
      <text:p text:style-name="P4">
"We will focus that Ukraine can succeed on the polyb," the White House representative said.</text:p>
      <text:p text:style-name="P4">
*!(https://www.ukrinform.ua/rubric-ato/3718504-litva-gotue-novij-paket-dopomogi-ukraini-miljoni-odinic-boepripasiv-i-antidroni.html)As reported by Ukrinform, last Friday <text:a xlink:type="simple" xlink:href="https://www.ukrinform.ua/rubric-ato/3720680-ssa-ogolosili-novij-paket-vijskovoi-dopomogi-ukraini-na-21-milarda.html" text:style-name="Internet_20_link" text:visited-style-name="Visited_20_Internet_20_Link">
the United States Administration has been a good thing to allocate defense support of Ukraine</text:a>
Total $ 2.1 billion, which will be financed as limits to the Initiative to Promotion of Ukraine's Security(After).</text:p>
      <text:p text:style-name="P4">
News Source: <text:a xlink:type="simple" xlink:href="https://www.ukrinform.ua/rubric-ato/3722014-bilij-dim-anonsuvav-novij-paket-vijskovoi-dopomogi-ukraini.html" text:style-name="Internet_20_link" text:visited-style-name="Visited_20_Internet_20_Link">
https://www.ukrinform.ua/rubric-ato/3722014-bilij-dim-anonsuvav-novij-paket-vijskovoi-dopomogi-ukraini.html</text:a>
</text:p>
      <!--NEWS-->
      <text:h text:style-name="P10" text:outline-level="1">
<text:span text:style-name="T4">
A medical partnership with Canada will spread through a new common project</text:span>
</text:h>
      <text:p text:style-name="P4">
Author: ['Олександр Тереверко']</text:p>
      <text:p text:style-name="P4">
Time: 2023-06-12T70:00:00-04:00</text:p>
      <text:p text:style-name="P4">
Description: PID an hour rally in Kiwi Premi-Minіstr Canadi Jastin Trudo Vidvіdav Center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f1-1.jpg" text:style-name="Internet_20_link" text:visited-style-name="Visited_20_Internet_20_Link">
f1-1.jpg</text:a>
', '<text:a xlink:type="simple" xlink:href="https://armyinform.com.ua/wp-content/uploads/2023/06/f2-2.jpg" text:style-name="Internet_20_link" text:visited-style-name="Visited_20_Internet_20_Link">
f2-2.jpg</text:a>
', '<text:a xlink:type="simple" xlink:href="https://armyinform.com.ua/wp-content/uploads/2023/06/f3-1-150x150.jpg" text:style-name="Internet_20_link" text:visited-style-name="Visited_20_Internet_20_Link">
f3-1-150x150.jpg</text:a>
', '<text:a xlink:type="simple" xlink:href="https://armyinform.com.ua/wp-content/uploads/2023/06/f4-2-150x150.jpg" text:style-name="Internet_20_link" text:visited-style-name="Visited_20_Internet_20_Link">
f4-2-150x150.jp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296" text:anchor-type="as-char" svg:width="6.9236in" svg:height="4.615733in" draw:z-index="0">
<draw:image xlink:href="../Images/AРМІЯINFORM/2023-06-12T70-00-00-04-00/f1-1.jpg" xlink:type="simple" xlink:show="embed" xlink:actuate="onLoad" draw:mime-type="image/jpeg"/>
</draw:frame>
During his stay in Kyiv, Canada Prime Minister Justin Trudeai visits the Center for Mental Health and Rehabilitation of the Lisova Polyana of the Ministry of Security of Ukraine, where wounded servicemen are being restored. The first lady Olena Zelenskaya and the Minister of Health Viktorlyashko were accompanied by a high guest.</text:p>
      <text:p text:style-name="P4">
Canada is one of the most active partners of our country, which provides regular support during the difficult months of the Russian-Ukrainian war for Ukraine. Last year, the country of the maple leaf country provided Ukrainian assistance for more than $ 8 billion in Canadian dollars.</text:p>
      <text:p text:style-name="P4">
The Canadian Armed Forces since 2015 conducted the training of soldiers and officers of the Ukrainian army at the Yavoriv landfill in the Lviv region, but in early February 2022 made the decision to move their military to other countries in Europe. Earlier, Ottawa announced that the Canadian instructors planned to stay in Ukraine as part of the UNIFIEERGO Operation in 2025. Canadian instructors have been taught more than 35 thousand Ukrainian soldiers since 2015, and this process is ongoing in the United Kingdom and Poland.</text:p>
      <text:p text:style-name="P4">
<draw:frame draw:style-name="fr1" draw:name="Image297" text:anchor-type="as-char" svg:width="6.9236in" svg:height="4.615733in" draw:z-index="0">
<draw:image xlink:href="../Images/AРМІЯINFORM/2023-06-12T70-00-00-04-00/f2-2.jpg" xlink:type="simple" xlink:show="embed" xlink:actuate="onLoad" draw:mime-type="image/jpeg"/>
</draw:frame>
In Forest Polyana with Canada Prime Minister, the possibility of supporting the All-Ukrainian Mental Health Program ["Tyk?"(https://armyinform.com.ua/2023/05/08/skazhy-chesno-ty-yak/), which is as well with the initiative of the First Lady, through the new joint project - medical partnership between the Forest Polyana and Canadian centers specializing in working with veterans with PTSD.</text:p>
      <text:p text:style-name="P4">
<text:a xlink:type="simple" xlink:href="https://armyinform.com.ua/wp-content/uploads/2023/06/f3-1.jpg" text:style-name="Internet_20_link" text:visited-style-name="Visited_20_Internet_20_Link">
!(Images/AРМІЯINFORM/2023-06-12T70-00-00-04-00/f3-1-150x150.jpg)</text:a>
</text:p>
      <text:p text:style-name="P4">
<text:a xlink:type="simple" xlink:href="https://armyinform.com.ua/wp-content/uploads/2023/06/f4-2.jpg" text:style-name="Internet_20_link" text:visited-style-name="Visited_20_Internet_20_Link">
<draw:frame draw:style-name="fr1" draw:name="Image298" text:anchor-type="as-char" svg:width="6.9236in" svg:height="6.9236in" draw:z-index="0">
<draw:image xlink:href="../Images/AРМІЯINFORM/2023-06-12T70-00-00-04-00/f4-2-150x150.jpg" xlink:type="simple" xlink:show="embed" xlink:actuate="onLoad" draw:mime-type="image/jpeg"/>
</draw:frame>
</text:a>
</text:p>
      <text:p text:style-name="P4">
_Foto is provided by the Forest Polyana Center _</text:p>
      <text:p text:style-name="P4">
News Source: <text:a xlink:type="simple" xlink:href="https://armyinform.com.ua/2023/06/12/medychne-partnerstvo-z-kanadoyu-poshyryuvatymetsya-cherez-novyj-spilnyj-proyekt/" text:style-name="Internet_20_link" text:visited-style-name="Visited_20_Internet_20_Link">
https://armyinform.com.ua/2023/06/12/medychne-partnerstvo-z-kanadoyu-poshyryuvatymetsya-cherez-novyj-spilnyj-proyekt/</text:a>
</text:p>
      <!--NEWS-->
      <text:h text:style-name="P10" text:outline-level="1">
<text:span text:style-name="T4">
In the Bakhmut direction on the flanks, our military went from 250 to 700 meters, thus moving the enemy - Sergey Cherevaty</text:span>
</text:h>
      <text:p text:style-name="P4">
Author: ['Ігор Березинський']</text:p>
      <text:p text:style-name="P4">
Time: 2023-06-12T71:00:00-04:00</text:p>
      <text:p text:style-name="P4">
Description: - At Bakhmuts, a positist -on -one is a sinking, the Vorog is to be a counterattacke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9/bahmut1.jpg" text:style-name="Internet_20_link" text:visited-style-name="Visited_20_Internet_20_Link">
bahmut1.jpg</text:a>
']</text:p>
      <text:p text:style-name="P4">
Tags: ['БАХМУТСЬКИЙ НАПРЯМОК', 'ВТОРГНЕННЯ РФ', 'ЄДИНІ НОВИНИ', 'СЕРГІЙ ЧЕРЕВАТИЙ']</text:p>
      <text:p text:style-name="P4">
Category: News</text:p>
      <!--METADATA-->
      <text:p text:style-name="P4">
<draw:frame draw:style-name="fr1" draw:name="Image299" text:anchor-type="as-char" svg:width="6.9236in" svg:height="3.894525in" draw:z-index="0">
<draw:image xlink:href="../Images/AРМІЯINFORM/2023-06-12T71-00-00-04-00/bahmut1.jpg" xlink:type="simple" xlink:show="embed" xlink:actuate="onLoad" draw:mime-type="image/jpeg"/>
</draw:frame>
Illustrative photo</text:p>
      <ul>
        <li>
In the Bakhmut direction, positional battles continue, the enemy tries to concert, but to no avail. During the day there were 3 fighting collisions, 249 times the enemy beat in our positions with artillery, 2 aircraft aircraft were realized. We also continue to counterattack where there are opportunities. On the flanks, the military went from 250 to 700 meters, thus moving the enemy. Yes, 66 invaders were destroyed, 83 were injured, 3 were killed. At the same time 2 BMPs of the enemy, 2 landing vehicles, 1 APC, 2 SAU "Nona", howitzer D-30, anti-tank rocket complex and field composition of the bulletin were destroyed. - said Sergei Cherevaty, a spokesman for the Eastern Urgent Urinary Urbation of the Armed Forces of the Armed Forces of the Armed Forces of the Armed Forces of the Armed Forces of the Armed Forces.</li>
      </ul>
      <text:p text:style-name="P4">
According to the officer, Ukrainian defenders give a decent repel of the enemy, using all the forces and means coming from foreign partners. Not having a numerical advantage over the enemy, our warriors are successful thanks to their masterfulness, using his miscalculations.</text:p>
      <ul>
        <li>
Currently, they are conducting rotary measures, and we are sure to use it. We know the best terrain, we have some reconnaissance data, and headquarters work more powerfully. Therefore, with minimal forces and means of the little one, we reach the advantage, and let one hundred meters move daily, but we release our land, - says Sergei Cherevaty.</li>
      </ul>
      <text:p text:style-name="P4">
News Source: <text:a xlink:type="simple" xlink:href="https://armyinform.com.ua/2023/06/12/na-bahmutskomu-napryamku-na-flangah-nashi-vijskovi-projshly-vid-250-do-700-metriv-posunuvshy-tym-samym-voroga-sergij-cherevatyj/" text:style-name="Internet_20_link" text:visited-style-name="Visited_20_Internet_20_Link">
https://armyinform.com.ua/2023/06/12/na-bahmutskomu-napryamku-na-flangah-nashi-vijskovi-projshly-vid-250-do-700-metriv-posunuvshy-tym-samym-voroga-sergij-cherevatyj/</text:a>
</text:p>
      <!--NEWS-->
      <text:h text:style-name="P10" text:outline-level="1">
<text:span text:style-name="T4">
The PACE requires the Russian Federation to comply with international humanitarian law on Ukrainian prisoners of war</text:span>
</text:h>
      <text:p text:style-name="P4">
Author: ['АРМІЯINFORM']</text:p>
      <text:p text:style-name="P4">
Time: 2023-06-12T72:00:00-04:00</text:p>
      <text:p text:style-name="P4">
Description: For the parliamentary Asamble for the sake of єvropi (Parades), they praised the declaration of I z in the jam to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201205352_10161630127352715_6584848968779660857_n.png" text:style-name="Internet_20_link" text:visited-style-name="Visited_20_Internet_20_Link">
201205352_10161630127352715_6584848968779660857_n.png</text:a>
']</text:p>
      <text:p text:style-name="P4">
Tags: ['ВІЙНА', 'ВІЙСЬКОВОПОЛОНЕНІ', 'КООРДИНАЦІЙНИЙ ШТАБ З ПИТАНЬ ПОВОДЖЕННЯ З ВІЙСЬКОВОПОЛОНЕНИМИ', 'МІЖНАРОДНЕ ГУМАНІТАРНЕ ПРАВО']</text:p>
      <text:p text:style-name="P4">
Category: News</text:p>
      <!--METADATA-->
      <text:p text:style-name="P4">
<draw:frame draw:style-name="fr1" draw:name="Image300" text:anchor-type="as-char" svg:width="6.9236in" svg:height="4.698157in" draw:z-index="0">
<draw:image xlink:href="../Images/AРМІЯINFORM/2023-06-12T72-00-00-04-00/201205352_10161630127352715_6584848968779660857_n.png" xlink:type="simple" xlink:show="embed" xlink:actuate="onLoad" draw:mime-type="image/png"/>
</draw:frame>
In the Council of Europe Parliamentary Assembly(PACE)They also approved the Declaration of the International Committee of the Red Cross and the international community to demand that the Russian Federation comply with the rules of international humanitarian law on Ukrainian prisoners of war.</text:p>
      <text:p text:style-name="P4">
About it <text:a xlink:type="simple" xlink:href="https://t.me/Koord_shtab/1216" text:style-name="Internet_20_link" text:visited-style-name="Visited_20_Internet_20_Link">
reports</text:a>
Coordination headquarters of inquiries for the treatment of prisoners of war.</text:p>
      <text:p text:style-name="P4">
The PACE written declaration, in particular, states that the Russian invading war of Ukraine is extremely cruel, and Russia violates all possible normative law.</text:p>
      <text:p text:style-name="P4">
“Disrespect for international humanitarian law, in particular the worthy treatment of closed-toned ones, is another systematic failure to comply with the Russian Federation of international legal obligations. The aggressor country is systematically refusing the International Committee of the Red Cross in access to prisoners of war, ”the message goes.</text:p>
      <text:p text:style-name="P4">
It is noted that the written declaration was signed, in addition to Ukraine, by representatives of the Liton, the United Kingdom, Iceland, Estonia, France, Poland, the Netherlands, Lithuania and Sweden.</text:p>
      <text:p text:style-name="P4">
All these countries called on the Russian Federation to respect and promote access to the ICRC.</text:p>
      <text:p text:style-name="P4">
“Although we appreciate the efforts made by the ICRC to obtain access to Ukrainian -bearing, the current negotiation strategy has not brought the necessary results. Therefore, we urge the ICRC to revise our policy -confidentiality, to mobilize third parties and, after all, publicly condemned the violation of the Russian Federation of International Humanitarian Law by the Russian Federation. There should be objective limits when it becomes obvious that silence no longer brings useful, ”the signatories said.</text:p>
      <text:p text:style-name="P4">
News Source: <text:a xlink:type="simple" xlink:href="https://armyinform.com.ua/2023/06/12/u-parye-vymagayut-vid-rf-dotrymannya-norm-mizhnarodnogo-gumanitarnogo-prava-shhodo-ukrayinskyh-vijskovopolonenyh/" text:style-name="Internet_20_link" text:visited-style-name="Visited_20_Internet_20_Link">
https://armyinform.com.ua/2023/06/12/u-parye-vymagayut-vid-rf-dotrymannya-norm-mizhnarodnogo-gumanitarnogo-prava-shhodo-ukrayinskyh-vijskovopolonenyh/</text:a>
</text:p>
      <!--NEWS-->
      <text:h text:style-name="P10" text:outline-level="1">
<text:span text:style-name="T4">
The invaders have blown up the reservoir dam in the Zaporozhye region, there is flooding</text:span>
</text:h>
      <text:p text:style-name="P4">
Author: ['АРМІЯINFORM']</text:p>
      <text:p text:style-name="P4">
Time: 2023-06-12T73:00:00-04:00</text:p>
      <text:p text:style-name="P4">
Description: Rosiyski Portanti Piliwali Light Water Summer near the village of Novodarіvka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2834162.jpg" text:style-name="Internet_20_link" text:visited-style-name="Visited_20_Internet_20_Link">
2834162.jpg</text:a>
']</text:p>
      <text:p text:style-name="P4">
Tags: ['ЗАПОРІЗЬКА ОБЛАСТЬ', 'ЗАТОПЛЕННЯ', 'ПІДРИВ', 'РУЙНУВАННЯ']</text:p>
      <text:p text:style-name="P4">
Category: News</text:p>
      <!--METADATA-->
      <text:p text:style-name="P4">
<draw:frame draw:style-name="fr1" draw:name="Image301" text:anchor-type="as-char" svg:width="6.9236in" svg:height="4.369813in" draw:z-index="0">
<draw:image xlink:href="../Images/AРМІЯINFORM/2023-06-12T73-00-00-04-00/2834162.jpg" xlink:type="simple" xlink:show="embed" xlink:actuate="onLoad" draw:mime-type="image/jpeg"/>
</draw:frame>
Russian invaders blown up the dam of a small reservoir near Selanovodarivka Pologovsky district(Temporarily occupied territory).</text:p>
      <text:p text:style-name="P4">
Про це <text:a xlink:type="simple" xlink:href="https://t.me/militarymediacenter/2201" text:style-name="Internet_20_link" text:visited-style-name="Visited_20_Internet_20_Link">
повідомляє</text:a>
Military Mediacenter.</text:p>
      <text:p text:style-name="P4">
According to the available information, this led to the flooding of the left and right coast of wet spruce <text:span text:style-name="T5">
.</text:span>
</text:p>
      <text:p text:style-name="P4">
“In general, in the Zaporizhzhia region with the use of artillery, RSSV and tactical analyzing, Russian troops fired at 12 settlements. As a result of the shelter of Novoselivka, Pologovsky district, one civilian was injured, ”the report said.</text:p>
      <text:p text:style-name="P4">
News Source: <text:a xlink:type="simple" xlink:href="https://armyinform.com.ua/2023/06/12/okupanty-pidirvaly-dambu-vodoshovyshha-u-zaporizkij-oblasti-ye-zatoplennya/" text:style-name="Internet_20_link" text:visited-style-name="Visited_20_Internet_20_Link">
https://armyinform.com.ua/2023/06/12/okupanty-pidirvaly-dambu-vodoshovyshha-u-zaporizkij-oblasti-ye-zatoplennya/</text:a>
</text:p>
      <!--NEWS-->
      <text:h text:style-name="P10" text:outline-level="1">
<text:span text:style-name="T4">
Pam ’ Naza and Victory over Nazism in Ukraine will be celebrated on May 8: President signed the law</text:span>
</text:h>
      <text:p text:style-name="P4">
Author: ['АРМІЯINFORM']</text:p>
      <text:p text:style-name="P4">
Time: 2023-06-12T74:00:00-04:00</text:p>
      <text:p text:style-name="P4">
Description: President of Ukraine Volodymyr Zelensky Pid for the Law on Blind 8 Herbalon during the da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6443b2b3a855f-e01dd34-02-55.webp" text:style-name="Internet_20_link" text:visited-style-name="Visited_20_Internet_20_Link">
6443b2b3a855f-e01dd34-02-55.webp</text:a>
']</text:p>
      <text:p text:style-name="P4">
Tags: ['8 ТРАВНЯ', 'ВОЛОДИМИР ЗЕЛЕНСЬКИЙ', 'ДЕНЬ ПЕРЕМОГИ НАД НАЦИЗМОМ У ДРУГІЙ СВІТОВІЙ ВІЙНІ', 'ЗАКОН', 'ПРЕЗИДЕНТ УКРАЇНИ']</text:p>
      <text:p text:style-name="P4">
Category: News</text:p>
      <!--METADATA-->
      <text:p text:style-name="P4">
<draw:frame draw:style-name="fr1" draw:name="Image302" text:anchor-type="as-char" svg:width="6.9236in" svg:height="3.994385in" draw:z-index="0">
<draw:image xlink:href="../ConvertedIMGs/AРМІЯINFORM/2023-06-12T74-00-00-04-00/6443b2b3a855f-e01dd34-02-55.png" xlink:type="simple" xlink:show="embed" xlink:actuate="onLoad" draw:mime-type="image/png"/>
</draw:frame>
President of Ukraine Volodymyr Zelensky has signed a law on the establishment of 8th Memorial and Victory over Nazism in the Second World War of 1939-1945.</text:p>
      <text:p text:style-name="P4">
About this <text:a xlink:type="simple" xlink:href="https://itd.rada.gov.ua/billInfo/Bills/Card/41893" text:style-name="Internet_20_link" text:visited-style-name="Visited_20_Internet_20_Link">
it is referred</text:a>
in the card of law on the website of the Verkhovna Rada of Ukraine.</text:p>
      <text:p text:style-name="P4">
The Law on Memory Day and Victory over Nazism in World War II 1939-1945(<text:a xlink:type="simple" xlink:href="https://itd.rada.gov.ua/billInfo/Bills/Card/41893" text:style-name="Internet_20_link" text:visited-style-name="Visited_20_Internet_20_Link">
№9278</text:a>
)It envisages that the Day of Remembrance and Victory over Nazism in the Second World War1939 - 1945 will be celebrated annually in Ukraine on May 8.</text:p>
      <text:p text:style-name="P4">
“In European countries, this victory is celebrated annually on May 8 in the daycapitation of Nazi Germany - honoring the memory of the fallen in the Second War.</text:p>
      <text:p text:style-name="P4">
In view of the above and in order to restore the historical truth, Ukraine, as an inseparable part of the great European family, should determine the day of victory over Nazism in the Second World War of 1939 - 1945, together with all Europe and all the civilized democratic world, it is on 8th.</text:p>
      <text:p text:style-name="P4">
The law comes into force on the day by the day of its publication in the official Parliamentary newspaper "Voice of Ukraine".</text:p>
      <text:p text:style-name="P4">
It is known that on May 29, the Verkhovna Rada of Ukraine adopted the Law "On the Day of Remembrance of Treasury Over Nazism in the Second World War of 1939 - 1945".</text:p>
      <text:p text:style-name="P4">
News Source: <text:a xlink:type="simple" xlink:href="https://armyinform.com.ua/2023/06/12/den-pamyati-ta-peremogy-nad-naczyzmom-v-ukrayini-vidznachatymut-8-travnya-prezydent-pidpysav-zakon/" text:style-name="Internet_20_link" text:visited-style-name="Visited_20_Internet_20_Link">
https://armyinform.com.ua/2023/06/12/den-pamyati-ta-peremogy-nad-naczyzmom-v-ukrayini-vidznachatymut-8-travnya-prezydent-pidpysav-zakon/</text:a>
</text:p>
      <!--NEWS-->
      <text:h text:style-name="P10" text:outline-level="1">
<text:span text:style-name="T4">
The Russians were preparing undermining the Kakhovka hydroelectric power station at the legislative level - Alexander Pavlyuk</text:span>
</text:h>
      <text:p text:style-name="P4">
Author: ['Олексій Мазепа']</text:p>
      <text:p text:style-name="P4">
Time: 2023-06-12T75:00:00-04:00</text:p>
      <text:p text:style-name="P4">
Description: 5 days before Pidriva Kakhovo Ges Rasy, praised Rishhennya Shrado miscalculation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1080_600_1683207177-974.jpg" text:style-name="Internet_20_link" text:visited-style-name="Visited_20_Internet_20_Link">
1080_600_1683207177-974.jpg</text:a>
']</text:p>
      <text:p text:style-name="P4">
Tags: ['STOPRUSSIA', 'АГРЕСІЯ РФ', 'ВТОРГНЕННЯ РФ', 'КАХОВСЬКА ГЕС', 'ОЛЕКСАНДР ПАВЛЮК']</text:p>
      <text:p text:style-name="P4">
Category: News</text:p>
      <!--METADATA-->
      <text:p text:style-name="P4">
<draw:frame draw:style-name="fr1" draw:name="Image303" text:anchor-type="as-char" svg:width="6.9236in" svg:height="3.846444in" draw:z-index="0">
<draw:image xlink:href="../Images/AРМІЯINFORM/2023-06-12T75-00-00-04-00/1080_600_1683207177-974.jpg" xlink:type="simple" xlink:show="embed" xlink:actuate="onLoad" draw:mime-type="image/jpeg"/>
</draw:frame>
Alexander Pavlyuk. Photo: Ukrinform</text:p>
      <text:p text:style-name="P4">
5 days before Kakhovskaya, the Government of Russia made a decision on non -recovery of technogenic disasters on water bodies.</text:p>
      <text:p text:style-name="P4">
This was the first deputy Minister of Defense of Ukraine Lieutenant General Oleksandrpavlyuk <text:a xlink:type="simple" xlink:href="https://www.youtube.com/watch" text:style-name="Internet_20_link" text:visited-style-name="Visited_20_Internet_20_Link">
told</text:a>
In the Ethristen.</text:p>
      <ul>
        <li>
We regard it as a preparation for the blast and an effort to "cover the dog". Our intelligence saw the movement of certain units of the enemy, but we could not treat them, because the station was completely under the control of Russia,-said Lieutenant General Alexander Pavlyuk.</li>
      </ul>
      <text:p text:style-name="P4">
News Source: <text:a xlink:type="simple" xlink:href="https://armyinform.com.ua/2023/06/12/rosiyany-gotuvaly-pidryv-kahovskoyi-ges-na-zakonodavchomu-rivni-oleksandr-pavlyuk/" text:style-name="Internet_20_link" text:visited-style-name="Visited_20_Internet_20_Link">
https://armyinform.com.ua/2023/06/12/rosiyany-gotuvaly-pidryv-kahovskoyi-ges-na-zakonodavchomu-rivni-oleksandr-pavlyuk/</text:a>
</text:p>
      <!--NEWS-->
      <text:h text:style-name="P10" text:outline-level="1">
<text:span text:style-name="T4">
Shot Ukrainian prisoners for refusing to communicate with him in Russian: reported suspicion</text:span>
</text:h>
      <text:p text:style-name="P4">
Author: ['АРМІЯINFORM']</text:p>
      <text:p text:style-name="P4">
Time: 2023-06-12T76:00:00-04:00</text:p>
      <text:p text:style-name="P4">
Description: It was documented by the malice of the dial -to -do of one perch - the chief of the Grupi Shode Roboti z ... the war with Ukraine 2022, the war with Ukraine is the latest news today, the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1/l3yeyi-c17x11x50px50p-c17x11x50px50p-36059dd0fa5ff9e3037f437e7e135b04.webp" text:style-name="Internet_20_link" text:visited-style-name="Visited_20_Internet_20_Link">
l3yeyi-c17x11x50px50p-c17x11x50px50p-36059dd0fa5ff9e3037f437e7e135b04.webp</text:a>
']</text:p>
      <text:p text:style-name="P4">
Tags: ['АГРЕСІЯ РФ', 'ВТОРГНЕННЯ РФ', 'ПОРУШЕННЯ ЗАКОНІВ ТА ЗВИЧАЇВ ВІЙНИ', 'СБУ']</text:p>
      <text:p text:style-name="P4">
Category: News</text:p>
      <!--METADATA-->
      <text:p text:style-name="P4">
<draw:frame draw:style-name="fr1" draw:name="Image304" text:anchor-type="as-char" svg:width="6.9236in" svg:height="4.486493in" draw:z-index="0">
<draw:image xlink:href="../ConvertedIMGs/AРМІЯINFORM/2023-06-12T76-00-00-04-00/l3yeyi-c17x11x50px50p-c17x11x50px50p-36059dd0fa5ff9e3037f437e7e135b04.png" xlink:type="simple" xlink:show="embed" xlink:actuate="onLoad" draw:mime-type="image/png"/>
</draw:frame>
Illustrative photo</text:p>
      <text:p text:style-name="P4">
The criminal activity of another occupier is documented-the head of the group about work with the personnel of the 376th separate battalion of operational purpose of Russia Konstantin Yudin. He demanded that the Ukrainian prisoners respond to his question exclusively in Russian, and disappeared.</text:p>
      <text:p text:style-name="P4">
About it <text:a xlink:type="simple" xlink:href="https://ssu.gov.ua/novyny/sbu-povidomyla-pro-pidozru-komandyru-roshvardii-yakyi-striliav-po-ukrainskykh-polonenykh-za-vidmovu-spilkuvatysia-z-nym-rosiiskoiu" text:style-name="Internet_20_link" text:visited-style-name="Visited_20_Internet_20_Link">
reports</text:a>
Security Service of Ukraine.</text:p>
      <text:p text:style-name="P4">
In early April 2023, in performing the duties of one of the leaders of this military part, he arrived at the place of deployment of the Russian checkpoint.</text:p>
      <text:p text:style-name="P4">
Then on the territory of this checkpoint of the Russian Federation were Ukrainian-willed, whom the occupiers wanted to involve in the dismantling of fortifications.</text:p>
      <text:p text:style-name="P4">
However, Yudin gave another order - to lift prisoners of Ukraine's defenders for demand. First of all, he was interested in the personal data of the defenders of our country and prisoners of captivity. At the same time, Yudin demanded to respond to his question exclusively in Russian.</text:p>
      <text:p text:style-name="P4">
According to the investigation, one of the prisoners answered him in Ukrainian. After that, the rashist took the man to an outbuilding on the territory of the checkpoint and, threatening with weapons, ordered to become face to the wall.</text:p>
      <text:p text:style-name="P4">
Then Yudin fired from the gun into the right leg of the victim, as a result of the prisoner he received a gunshot crown of the knee joint. Rashi said his demand to talk to him only in Russian, but the Ukrainian refused to follow the enemy instruction.</text:p>
      <text:p text:style-name="P4">
Then Yudin fired another shot near the head of the prisoner, but it also unmanded the Ukrainian. After that, the malefactor dropped the victim to the other prisoners and threatened that he would shoot them, when he will hear the Ukrainian language.</text:p>
      <text:p text:style-name="P4">
On the basis of the evidence collected, the investigators of the security services informed Yudin proading in violation of the laws and customs of war. Complex measures are underway to punish the attacker for his crimes.</text:p>
      <text:p text:style-name="P4">
News Source: <text:a xlink:type="simple" xlink:href="https://armyinform.com.ua/2023/06/12/rozstrilyav-ukrayinskyh-polonenyh-za-vidmovu-spilkuvatysya-z-nym-rosijskoyu-povidomleno-pro-pidozru-komandyru-rosgvardiyi/" text:style-name="Internet_20_link" text:visited-style-name="Visited_20_Internet_20_Link">
https://armyinform.com.ua/2023/06/12/rozstrilyav-ukrayinskyh-polonenyh-za-vidmovu-spilkuvatysya-z-nym-rosijskoyu-povidomleno-pro-pidozru-komandyru-rosgvardiyi/</text:a>
</text:p>
      <!--NEWS-->
      <text:h text:style-name="P10" text:outline-level="1">
<text:span text:style-name="T4">
In the Black Sea waters on duty of three ships of Rosarmia, carriers of "Caliber" missiles</text:span>
</text:h>
      <text:p text:style-name="P4">
Author: ['АРМІЯINFORM']</text:p>
      <text:p text:style-name="P4">
Time: 2023-06-12T77:00:00-04:00</text:p>
      <text:p text:style-name="P4">
Description: Syogodnі, 12 worms, at the Boyal Cherguvanni in Chorny Morin, Illuminaries of the Three Vorozh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630_360_1646648510-235.jpg" text:style-name="Internet_20_link" text:visited-style-name="Visited_20_Internet_20_Link">
630_360_1646648510-235.jpg</text:a>
']</text:p>
      <text:p text:style-name="P4">
Tags: ['АКВАТОРІЯ ЧОРНОГО МОРЯ', 'ВМС ЗС УКРАЇНИ']</text:p>
      <text:p text:style-name="P4">
Category: News</text:p>
      <!--METADATA-->
      <text:p text:style-name="P4">
<draw:frame draw:style-name="fr1" draw:name="Image305" text:anchor-type="as-char" svg:width="6.9236in" svg:height="3.956343in" draw:z-index="0">
<draw:image xlink:href="../Images/AРМІЯINFORM/2023-06-12T77-00-00-04-00/630_360_1646648510-235.jpg" xlink:type="simple" xlink:show="embed" xlink:actuate="onLoad" draw:mime-type="image/jpeg"/>
</draw:frame>
Today, June 12, there are alarm ships in the Black Sea. One enemy ship was discovered in the Sea of Azov, while up to eight enemy vessels were recorded by the Middle Earth.</text:p>
      <text:p text:style-name="P4">
About it <text:a xlink:type="simple" xlink:href="https://www.facebook.com/navy.mil.gov.ua/posts/pfbid029xExp44Juh92XHbbLWmCkYSMcvc6G7SzmGJNDNG4cKexfVmURye16noiiRW6waddl" text:style-name="Internet_20_link" text:visited-style-name="Visited_20_Internet_20_Link">
reports</text:a>
Command of the Navy of the Armed Forces of Ukraine.</text:p>
      <text:p text:style-name="P4">
During the day, in the interests of the Russian Federation, the passage of the Kerch-Yenicral Strait was made:</text:p>
      <text:p text:style-name="P4">
· To the Azov Sea - 20 vessels, 8 of them continued the movement of the Bosphorus Strait;</text:p>
      <text:p text:style-name="P4">
· To the Black Sea - 32 vessels, 8 of them continued the movement in the direction of the duct.</text:p>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6/12/v-akvatoriyi-chornogo-morya-na-cherguvannya-try-korabli-rosarmiyi-nosiyiv-raket-kalibr-nemaye/" text:style-name="Internet_20_link" text:visited-style-name="Visited_20_Internet_20_Link">
https://armyinform.com.ua/2023/06/12/v-akvatoriyi-chornogo-morya-na-cherguvannya-try-korabli-rosarmiyi-nosiyiv-raket-kalibr-nemaye/</text:a>
</text:p>
      <!--NEWS-->
      <text:h text:style-name="P10" text:outline-level="1">
<text:span text:style-name="T4">
The CEO of the IAEA went to Ukraine to assess the situation for the ZPP</text:span>
</text:h>
      <text:p text:style-name="P4">
Author: ['АРМІЯINFORM']</text:p>
      <text:p text:style-name="P4">
Time: 2023-06-12T78:00:00-04:00</text:p>
      <text:p text:style-name="P4">
Description: General Director of the Ministry of Economy Agency of the Zeleergi (Magate) Raphael Grossi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fybgjclxgaixwux.jpg" text:style-name="Internet_20_link" text:visited-style-name="Visited_20_Internet_20_Link">
fybgjclxgaixwux.jpg</text:a>
']</text:p>
      <text:p text:style-name="P4">
Tags: ['STOPRUSSIA', 'АГРЕСІЯ РФ', 'ВТОРГНЕННЯ РФ', 'МАГАТЕ', 'РАФАЕЛЬ ГРОССІ']</text:p>
      <text:p text:style-name="P4">
Category: News</text:p>
      <!--METADATA-->
      <text:p text:style-name="P4">
<draw:frame draw:style-name="fr1" draw:name="Image306" text:anchor-type="as-char" svg:width="6.9236in" svg:height="4.615733in" draw:z-index="0">
<draw:image xlink:href="../Images/AРМІЯINFORM/2023-06-12T78-00-00-04-00/fybgjclxgaixwux.jpg" xlink:type="simple" xlink:show="embed" xlink:actuate="onLoad" draw:mime-type="image/jpeg"/>
</draw:frame>
Director General of the International Atomic Energy Agency(IDA)Rafaelgrossi went to Ukraine.</text:p>
      <text:p text:style-name="P4">
He told about it in his <text:a xlink:type="simple" xlink:href="https://twitter.com/rafaelmgrossi" text:style-name="Internet_20_link" text:visited-style-name="Visited_20_Internet_20_Link">
twitter</text:a>
.</text:p>
      <text:p text:style-name="P4">
«Їду в Україну на зустріч з Президентом Володимиром Зеленським, щобпредставити програму допомоги у подоланні наслідків через підрив гребліКаховської ГЕС», — йдеться у дописі гендиректора МАГАТЕ.</text:p>
      <text:p text:style-name="P4">
Рафаель Гроссі додав, що оцінить ситуацію на Запорізькій АЕС і проведе ротаціюмісії підтримки та допомоги МАГАТЕ Запоріжжя у посиленому складі.</text:p>
      <text:p text:style-name="P4">
News Source: <text:a xlink:type="simple" xlink:href="https://armyinform.com.ua/2023/06/12/gendyrektor-magate-vyrushyv-v-ukrayinu-shhob-oczinyt-sytuacziyu-na-zaes/" text:style-name="Internet_20_link" text:visited-style-name="Visited_20_Internet_20_Link">
https://armyinform.com.ua/2023/06/12/gendyrektor-magate-vyrushyv-v-ukrayinu-shhob-oczinyt-sytuacziyu-na-zaes/</text:a>
</text:p>
      <!--NEWS-->
      <text:h text:style-name="P10" text:outline-level="1">
<text:span text:style-name="T4">
Russia has recognized its own inability to keep the captured territory - Alexander Pavlyuk</text:span>
</text:h>
      <text:p text:style-name="P4">
Author: ['Антон Печерський']</text:p>
      <text:p text:style-name="P4">
Time: 2023-06-12T79:00:00-04:00</text:p>
      <text:p text:style-name="P4">
Description: Having rowed the rowing of the Kakhovo Hes, the Rosіyskі PROMENT COMPANIED to the tactics of vipalen land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1/12/komanduvach-operacziyi-obyednanyh-syl-general-lejtenant-oleksandr-pavlyuk-e1684314255842.jpg" text:style-name="Internet_20_link" text:visited-style-name="Visited_20_Internet_20_Link">
komanduvach-operacziyi-obyednanyh-syl-general-lejtenant-oleksandr-pavlyuk-e1684314255842.jpg</text:a>
']</text:p>
      <text:p text:style-name="P4">
Tags: ['STOPRUSSIA', 'АГРЕСІЯ РФ', 'ВТОРГНЕННЯ РФ', 'КАХОВСЬКА ГЕС']</text:p>
      <text:p text:style-name="P4">
Category: News</text:p>
      <!--METADATA-->
      <text:p text:style-name="P4">
<draw:frame draw:style-name="fr1" draw:name="Image307" text:anchor-type="as-char" svg:width="6.9236in" svg:height="3.790045in" draw:z-index="0">
<draw:image xlink:href="../Images/AРМІЯINFORM/2023-06-12T79-00-00-04-00/komanduvach-operacziyi-obyednanyh-syl-general-lejtenant-oleksandr-pavlyuk-e1684314255842.jpg" xlink:type="simple" xlink:show="embed" xlink:actuate="onLoad" draw:mime-type="image/jpeg"/>
</draw:frame>
Using the dam of Kakhovka hydroelectric power plants, the Russian invaders resorted to the tactical land and recognized their inability to keep the captured territories.</text:p>
      <text:p text:style-name="P4">
This was emphasized by the First Deputy Minister of Defense of Ukraine Lieutenant General Oleksandr Pavlyuk in <text:a xlink:type="simple" xlink:href="https://www.youtube.com/watch" text:style-name="Internet_20_link" text:visited-style-name="Visited_20_Internet_20_Link">
TEMARFONE</text:a>
The "only news" of Winterv journalist Andriy Tsaplienko.</text:p>
      <ul>
        <li>
Realizing that they do not hold the territory, the Russians destroy the whole perspective on it. In the coming years, until the hydroelectric power station is restored, there will be no nipowive areas or the restoration of industry, - he emphasized.</li>
      </ul>
      <text:p text:style-name="P4">
Moreover, in order to harm Ukraine as much harm as possible, Russian invaders made it impossible to supply water to the Crimea.</text:p>
      <text:p text:style-name="P4">
All this testifies to the invading nature of Russia's actions, which plunders all the lands of her, turning them into unsuitable life.</text:p>
      <text:p text:style-name="P4">
News Source: <text:a xlink:type="simple" xlink:href="https://armyinform.com.ua/2023/06/12/rosiya-vyznala-vlasnu-nespromozhnist-utrymaty-zahoplenu-terytoriyu-oleksandr-pavlyuk/" text:style-name="Internet_20_link" text:visited-style-name="Visited_20_Internet_20_Link">
https://armyinform.com.ua/2023/06/12/rosiya-vyznala-vlasnu-nespromozhnist-utrymaty-zahoplenu-terytoriyu-oleksandr-pavlyuk/</text:a>
</text:p>
      <!--NEWS-->
      <text:h text:style-name="P10" text:outline-level="1">
<text:span text:style-name="T4">
The Armed Forces took control of 16 km² in the Bakhmut direction - the Ministry of Defense</text:span>
</text:h>
      <text:p text:style-name="P4">
Authors: Ukrinform (Person)</text:p>
      <text:p text:style-name="P4">
Publisher: Укринформ (Organization)</text:p>
      <text:p text:style-name="P4">
Published Time: 2023-06-12T7:26:00+03:00</text:p>
      <text:p text:style-name="P4">
Modified Time: 2023-06-12T22:26:00+03:00</text:p>
      <text:p text:style-name="P4">
Description: Last week, 16 km² was taken in the Bakhmut Armed Forces. - Ukrinform.</text:p>
      <text:p text:style-name="P4">
Images: ['<text:a xlink:type="simple" xlink:href="https://static.ukrinform.com/photos/2023_06/thumb_files/630_360_1685979168-200.jpg" text:style-name="Internet_20_link" text:visited-style-name="Visited_20_Internet_20_Link">
630_360_16859...</text:a>
']</text:p>
      <text:p text:style-name="P4">
Tags: ['ЗСУ', 'Війна з Росією', 'Ганна Маляр']</text:p>
      <text:p text:style-name="P4">
Type: Article</text:p>
      <!--METADATA-->
      <text:p text:style-name="P4">
<draw:frame draw:style-name="fr1" draw:name="Image308" text:anchor-type="as-char" svg:width="6.9236in" svg:height="3.945572in" draw:z-index="0">
<draw:image xlink:href="../Images/yкринформ/2023-06-12T7-26-00-03-00/630_360_1685979168-200.jpg" xlink:type="simple" xlink:show="embed" xlink:actuate="onLoad" draw:mime-type="image/jpeg"/>
</draw:frame>
For last week, the Armed Forces of the Armed Forces were taken under control 16 km².</text:p>
      <text:p text:style-name="P4">
As Ukrinform reports, about it in his <text:a xlink:type="simple" xlink:href="https://t.me/annamaliar/843" text:style-name="Internet_20_link" text:visited-style-name="Visited_20_Internet_20_Link">
telegram</text:a>
The Deputy Minister of Defense of Ukraine is written.</text:p>
      <text:p text:style-name="P4">
"Last week in the Bakhmut direction: the promotion of troops - the left flank - 1.5 km, the right flank - 3.5 km. The area of the territory taken under control is 16kv.", - she wrote.</text:p>
      <text:p text:style-name="P4">
<text:span text:style-name="T4">
 Read also: </text:span>
 <text:a xlink:type="simple" xlink:href="https://www.ukrinform.ua/rubric-ato/3721683-zsu-zvilnili-novodarivku.html" text:style-name="Internet_20_link" text:visited-style-name="Visited_20_Internet_20_Link">
Armed Forces <text:span text:style-name="T4">
 released </text:span>
 Novodarivka</text:a>
As reported by Ukrinform, earlier it became known that <text:a xlink:type="simple" xlink:href="https://www.ukrinform.ua/rubric-ato/3721995-zsu-za-tizden-zvilnili-sim-naselenih-punktiv-minoboroni.html" text:style-name="Internet_20_link" text:visited-style-name="Visited_20_Internet_20_Link">
the Armed Forces of Ukraine a mentally weekly day as a result of offensive actions released seven settlements</text:a>
 .</text:p>
      <text:p text:style-name="P4">
News Source: <text:a xlink:type="simple" xlink:href="https://www.ukrinform.ua/rubric-ato/3722015-zsu-vzali-pid-kontrol-16-km-na-bahmutskomu-napramku-minoboroni.html" text:style-name="Internet_20_link" text:visited-style-name="Visited_20_Internet_20_Link">
https://www.ukrinform.ua/rubric-ato/3722015-zsu-vzali-pid-kontrol-16-km-na-bahmutskomu-napramku-minoboroni.html</text:a>
</text:p>
      <!--NEWS-->
      <text:h text:style-name="P10" text:outline-level="1">
<text:span text:style-name="T4">
Canadian Project "Support for Injury": In Kiev, psychiatrists and psychologists of the Armed Forces are taught</text:span>
</text:h>
      <text:p text:style-name="P4">
Author: ['Володимир Поліщук']</text:p>
      <text:p text:style-name="P4">
Time: 2023-06-12T80:00:00-04:00</text:p>
      <text:p text:style-name="P4">
Description: Syogodni at the Basi Humanitarian Institute of the National National University of the Defense of Ukraine Imen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golovna-1-7.jpg" text:style-name="Internet_20_link" text:visited-style-name="Visited_20_Internet_20_Link">
golovna-1-7.jpg</text:a>
', '<text:a xlink:type="simple" xlink:href="https://armyinform.com.ua/wp-content/uploads/2023/06/1-40.jpg" text:style-name="Internet_20_link" text:visited-style-name="Visited_20_Internet_20_Link">
1-40.jpg</text:a>
', '<text:a xlink:type="simple" xlink:href="https://armyinform.com.ua/wp-content/uploads/2023/06/2-44-150x150.jpg" text:style-name="Internet_20_link" text:visited-style-name="Visited_20_Internet_20_Link">
2-44-150x150.jpg</text:a>
', '<text:a xlink:type="simple" xlink:href="https://armyinform.com.ua/wp-content/uploads/2023/06/3-32-150x150.jpg" text:style-name="Internet_20_link" text:visited-style-name="Visited_20_Internet_20_Link">
3-32-150x150.jpg</text:a>
']</text:p>
      <text:p text:style-name="P4">
Tags: ['STOPRUSSIA', 'АГРЕСІЯ РФ', 'ВТОРГНЕННЯ РФ']</text:p>
      <text:p text:style-name="P4">
Category: News</text:p>
      <!--METADATA-->
      <text:p text:style-name="P4">
<draw:frame draw:style-name="fr1" draw:name="Image309" text:anchor-type="as-char" svg:width="6.9236in" svg:height="4.615733in" draw:z-index="0">
<draw:image xlink:href="../Images/AРМІЯINFORM/2023-06-12T80-00-00-04-00/golovna-1-7.jpg" xlink:type="simple" xlink:show="embed" xlink:actuate="onLoad" draw:mime-type="image/jpeg"/>
</draw:frame>
Today, a two-day course of lectures for physicians and psychologists of the Ministry of Defense of Ukraine and Armed Forces of Ukraine began on the basis of the Humanities Institute of Ivan Chernyakhovsky National Defense University named after Ivan Chernyakhovsky. They are read by a well -known Canadian specialist of emergency medicine, founder and medical director of the charity project Project Trauma Support(“Help during injury”)Manuel Joanne's Medicine.</text:p>
      <text:p text:style-name="P4">
In an exclusive comment on the correspondent of Armyainform Manuel Joannnomnz reported that she has more(PTSR)It has been seven years old. This concentrated practical work was mainly aimed at overcoming PTSD from Canadian servicemen who participated in peacekeeping missions, in particular in Afghanistan, police, firefighters. In total, more than 800 people have passed through the program.</text:p>
      <text:p text:style-name="P4">
<draw:frame draw:style-name="fr1" draw:name="Image310" text:anchor-type="as-char" svg:width="6.9236in" svg:height="4.615733in" draw:z-index="0">
<draw:image xlink:href="../Images/AРМІЯINFORM/2023-06-12T80-00-00-04-00/1-40.jpg" xlink:type="simple" xlink:show="embed" xlink:actuate="onLoad" draw:mime-type="image/jpeg"/>
</draw:frame>
The course of lectures began with a moment of silence for the dead as a result of armed aggression of the Russian Federation against Ukraine. In her introductory speech, Manuel John said that it is a great honor for her to speak to those who heroically defend her father.</text:p>
      <ul>
        <li>
My heart now with you because I know what you pass. We are all Canada, supports you. We wish each of you safety and health.</li>
      </ul>
      <text:p text:style-name="P4">
The head of the Humanities Institute, Professor, Colonel Vasyl Osodlo, congratulating a foreign lecturer, noted that the topic of these lessons is extremely valuable, because the uncontrollable war that the Russian federation has begun is very cruel.</text:p>
      <ul>
        <li>
One of the consequences of this war is combat mental injuries, stressful disorders and as their extreme expression - post -traumatic symptoms. Students of this course will be students of the institute responsible for the direction of moral and psychological support of the Armed Forces and representatives of military medicine. So we will have a great opportunity to gain a new one and share our experiences, reconcile practices, master new tools, consider various forms of interaction and thus strengthen each other. Undoubtedly, Ms. Manuel's course will be useful for everyone and will allow you to put new knowledge into their practice.* The course I will teach was approved by the Canadian Association of Doctors. My intention is to teach his participants to feel more confident and competently in the treatment of servicemen who have post -traumatic stressful disorders or moral injuries, she told the audience.</li>
      </ul>
      <text:p text:style-name="P4">
The Canadian psychiatrist offered 6 training modules. During the first student, they will find out what PTSD is, moral and institutional injuries, which are related to each other. The second module will be devoted to the study of problem depression, anxiety and dissociation. The third is to overcome suicidal moods. The fourth will determine the methods of early intervention, which will be useful for the development of PTSD development after traumatic incidents: diffusion and debting. Two modules will consider ways to increase the resistance to PTSD tamorial trauma, and the problems From mental health and psychologists.</text:p>
      <text:p text:style-name="P4">
<text:a xlink:type="simple" xlink:href="https://armyinform.com.ua/wp-content/uploads/2023/06/2-44.jpg" text:style-name="Internet_20_link" text:visited-style-name="Visited_20_Internet_20_Link">
!(Images/AРМІЯINFORM/2023-06-12T80-00-00-04-00/2-44-150x150.jpg)</text:a>
</text:p>
      <text:p text:style-name="P4">
<text:a xlink:type="simple" xlink:href="https://armyinform.com.ua/wp-content/uploads/2023/06/3-32.jpg" text:style-name="Internet_20_link" text:visited-style-name="Visited_20_Internet_20_Link">
<draw:frame draw:style-name="fr1" draw:name="Image311" text:anchor-type="as-char" svg:width="6.9236in" svg:height="6.9236in" draw:z-index="0">
<draw:image xlink:href="../Images/AРМІЯINFORM/2023-06-12T80-00-00-04-00/3-32-150x150.jpg" xlink:type="simple" xlink:show="embed" xlink:actuate="onLoad" draw:mime-type="image/jpeg"/>
</draw:frame>
</text:a>
The organizer of this event was the All-Ukrainian Interfaith religious Christian-military fraternity. His president, a candidate of philosophical sciences, reserve colonel Sergey Lysenko, told the correspondent of our information agency, which with the beginning of hostilities in eastern Ukraine in 2014, the brotherhood has reached the All-Ukrainian Information and Educational Program "Soldier's Soldier". Within the framework of the implementation of this program, a considerable amount of measures for the training of military psychologists and psychiatric and law enforcement agencies with the involvement of leading experts from SST of Canada in the field of psychology and psychiatry were carried out. The main attention was paid to the problem of identifying and overcoming the consequences of combat and post -traumatic psychological stress. The training was conducted with specialists of military and law enforcement agencies.</text:p>
      <text:p text:style-name="P4">
Serhiy Lysenko noted that at the end of the two -day course, each of him will receive a certificate of the Canadian charity project "Help during Injury". The training program, with the support of the Brotherhood, will be held by the Canadian specialist to conduct the II health care system of the Ministry of Internal Affairs.</text:p>
      <text:p text:style-name="P4">
<text:span text:style-name="T5">
Opto and video author</text:span>
</text:p>
      <text:p text:style-name="P4">
News Source: <text:a xlink:type="simple" xlink:href="https://armyinform.com.ua/2023/06/12/kanadskyj-proyekt-pidtrymka-travmy-u-kyyevi-navchayut-psyhiatriv-ta-psyhologiv-zsu/" text:style-name="Internet_20_link" text:visited-style-name="Visited_20_Internet_20_Link">
https://armyinform.com.ua/2023/06/12/kanadskyj-proyekt-pidtrymka-travmy-u-kyyevi-navchayut-psyhiatriv-ta-psyhologiv-zsu/</text:a>
</text:p>
      <!--NEWS-->
      <text:h text:style-name="P10" text:outline-level="1">
<text:span text:style-name="T4">
Using Kakhovsk hydroelectric power plant, Russia used a man -made disaster as weapons - Alexander Pavlyuk</text:span>
</text:h>
      <text:p text:style-name="P4">
Author: ['Антон Печерський']</text:p>
      <text:p text:style-name="P4">
Time: 2023-06-12T81:00:00-04:00</text:p>
      <text:p text:style-name="P4">
Description: On the Tsomo, a peremnic intercessor of the Ministra of Ukrainian, Lieutenant General Olensandr ... War with Ukraine 2022,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2023-06-12_145245.jpg" text:style-name="Internet_20_link" text:visited-style-name="Visited_20_Internet_20_Link">
2023-06-12_145245.jpg</text:a>
']</text:p>
      <text:p text:style-name="P4">
Tags: ['ОЛЕКСАНДР ПАВЛЮК']</text:p>
      <text:p text:style-name="P4">
Category: News</text:p>
      <!--METADATA-->
      <text:p text:style-name="P4">
<draw:frame draw:style-name="fr1" draw:name="Image312" text:anchor-type="as-char" svg:width="6.9236in" svg:height="3.732974in" draw:z-index="0">
<draw:image xlink:href="../Images/AРМІЯINFORM/2023-06-12T81-00-00-04-00/2023-06-12_145245.jpg" xlink:type="simple" xlink:show="embed" xlink:actuate="onLoad" draw:mime-type="image/jpeg"/>
</draw:frame>
This was emphasized by the First Deputy Minister of Defense of Ukraine Lieutenant General Pavlyuk in the Telernahon "Uniform News" in an interview with journalist Andriyuclienko.</text:p>
      <text:p text:style-name="P4">
The terrorist attack by Russian invaders indicates their readiness for the worst and the fact that they do not pay attention to any negative consequences. Russian -shaped ones will kill, harm and destroy everything in their path, since they have neither honor nor conscience.</text:p>
      <ul>
        <li>
They showed this terrorist attack once again to the world that there is no need to talk about them. Only by force can you stop and drive this animal into the cage, - said Alexander Pavlyuk.</li>
      </ul>
      <text:p text:style-name="P4">
News Source: <text:a xlink:type="simple" xlink:href="https://armyinform.com.ua/2023/06/12/pidirvavshy-kahovsku-ges-rosiya-vykorystala-tehnogennu-katastrofu-yak-zbroyu-oleksandr-pavlyuk/" text:style-name="Internet_20_link" text:visited-style-name="Visited_20_Internet_20_Link">
https://armyinform.com.ua/2023/06/12/pidirvavshy-kahovsku-ges-rosiya-vykorystala-tehnogennu-katastrofu-yak-zbroyu-oleksandr-pavlyuk/</text:a>
</text:p>
      <!--NEWS-->
      <text:h text:style-name="P10" text:outline-level="1">
<text:span text:style-name="T4">
In Kiev there was a charity race of Major Alexei Chubashev's memory</text:span>
</text:h>
      <text:p text:style-name="P4">
Author: ['Тетяна Головатюк']</text:p>
      <text:p text:style-name="P4">
Time: 2023-06-12T82:00:00-04:00</text:p>
      <text:p text:style-name="P4">
Description: At the Peremogog Kyivskoy Park, the benevolence of the nonsense of the bending Major Gur MO ... war with Ukraine 2022, the war with Ukraine is the latest news today, the war with Ukraine 2022 is the last for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golovna-31.jpg" text:style-name="Internet_20_link" text:visited-style-name="Visited_20_Internet_20_Link">
golovna-31.jpg</text:a>
', '<text:a xlink:type="simple" xlink:href="https://armyinform.com.ua/wp-content/uploads/2023/06/foto-1-7-150x150.jpg" text:style-name="Internet_20_link" text:visited-style-name="Visited_20_Internet_20_Link">
foto-1-7-150x150.jpg</text:a>
', '<text:a xlink:type="simple" xlink:href="https://armyinform.com.ua/wp-content/uploads/2023/06/foto-2-7-150x150.jpg" text:style-name="Internet_20_link" text:visited-style-name="Visited_20_Internet_20_Link">
foto-2-7-150x150.jpg</text:a>
', '<text:a xlink:type="simple" xlink:href="https://armyinform.com.ua/wp-content/uploads/2023/06/foto-3-6-150x150.jpg" text:style-name="Internet_20_link" text:visited-style-name="Visited_20_Internet_20_Link">
foto-3-6-150x150.jpg</text:a>
', '<text:a xlink:type="simple" xlink:href="https://armyinform.com.ua/wp-content/uploads/2023/06/foto-4-6-150x150.jpg" text:style-name="Internet_20_link" text:visited-style-name="Visited_20_Internet_20_Link">
foto-4-6-150x150.jpg</text:a>
', '<text:a xlink:type="simple" xlink:href="https://armyinform.com.ua/wp-content/uploads/2023/06/foto-5-4-150x150.jpg" text:style-name="Internet_20_link" text:visited-style-name="Visited_20_Internet_20_Link">
foto-5-4-150x150.jpg</text:a>
', '<text:a xlink:type="simple" xlink:href="https://armyinform.com.ua/wp-content/uploads/2023/06/foto-6-5-150x150.jpg" text:style-name="Internet_20_link" text:visited-style-name="Visited_20_Internet_20_Link">
foto-6-5-150x150.jpg</text:a>
', '<text:a xlink:type="simple" xlink:href="https://armyinform.com.ua/wp-content/uploads/2023/06/foto-7-7-150x150.jpg" text:style-name="Internet_20_link" text:visited-style-name="Visited_20_Internet_20_Link">
foto-7-7-150x150.jpg</text:a>
', '<text:a xlink:type="simple" xlink:href="https://armyinform.com.ua/wp-content/uploads/2023/06/foto-8-6-150x150.jpg" text:style-name="Internet_20_link" text:visited-style-name="Visited_20_Internet_20_Link">
foto-8-6-150x150.jpg</text:a>
', '<text:a xlink:type="simple" xlink:href="https://armyinform.com.ua/wp-content/uploads/2023/06/foto-9-6-150x150.jpg" text:style-name="Internet_20_link" text:visited-style-name="Visited_20_Internet_20_Link">
foto-9-6-150x150.jpg</text:a>
']</text:p>
      <text:p text:style-name="P4">
Tags: []</text:p>
      <text:p text:style-name="P4">
Category: News</text:p>
      <!--METADATA-->
      <text:p text:style-name="P4">
<draw:frame draw:style-name="fr1" draw:name="Image313" text:anchor-type="as-char" svg:width="6.9236in" svg:height="4.615733in" draw:z-index="0">
<draw:image xlink:href="../Images/AРМІЯINFORM/2023-06-12T82-00-00-04-00/golovna-31.jpg" xlink:type="simple" xlink:show="embed" xlink:actuate="onLoad" draw:mime-type="image/jpeg"/>
</draw:frame>
In the Victory Park, a charity race was held in memory of the deceasedhoyor GUR of Ukraine Alexei Chubashev for the call sign "Recruit". The organizing event was the Vatra NGO.</text:p>
      <text:p text:style-name="P4">
*!He participated in the anti -terrorist operation in the east of Ukraine. In 2021 he went to the stock to do the author's media projections. However, on February 24, 2022, "Recruit" again went to fight. He died on 10 June 2022 during the storming of the building in Severodonetsk.</text:p>
      <ul>
        <li>
This is a continuation of Alexei's traditions and history, because he even in combat intetions found time for physical training. Among the participants are completely different people: someone knew him, some came to get acquainted with his history. There are ITI who wanted to join because it is a charity race that helps our veterans of the Russian-Ukrainian war. Alexei was a real hero and even the time of his life continues to help the Ukrainians, - says the deputy chairman of the NGO Vatra Christina Warrior.</li>
      </ul>
      <text:p text:style-name="P4">
<text:a xlink:type="simple" xlink:href="https://armyinform.com.ua/wp-content/uploads/2023/06/foto-1-7.jpg" text:style-name="Internet_20_link" text:visited-style-name="Visited_20_Internet_20_Link">
!(Images/AРМІЯINFORM/2023-06-12T82-00-00-04-00/foto-1-7-150x150.jpg)</text:a>
</text:p>
      <text:p text:style-name="P4">
<text:a xlink:type="simple" xlink:href="https://armyinform.com.ua/wp-content/uploads/2023/06/foto-2-7.jpg" text:style-name="Internet_20_link" text:visited-style-name="Visited_20_Internet_20_Link">
<draw:frame draw:style-name="fr1" draw:name="Image314" text:anchor-type="as-char" svg:width="6.9236in" svg:height="6.9236in" draw:z-index="0">
<draw:image xlink:href="../Images/AРМІЯINFORM/2023-06-12T82-00-00-04-00/foto-2-7-150x150.jpg" xlink:type="simple" xlink:show="embed" xlink:actuate="onLoad" draw:mime-type="image/jpeg"/>
</draw:frame>
</text:a>
</text:p>
      <text:p text:style-name="P4">
<text:a xlink:type="simple" xlink:href="https://armyinform.com.ua/wp-content/uploads/2023/06/foto-3-6.jpg" text:style-name="Internet_20_link" text:visited-style-name="Visited_20_Internet_20_Link">
<draw:frame draw:style-name="fr1" draw:name="Image315" text:anchor-type="as-char" svg:width="6.9236in" svg:height="6.9236in" draw:z-index="0">
<draw:image xlink:href="../Images/AРМІЯINFORM/2023-06-12T82-00-00-04-00/foto-3-6-150x150.jpg" xlink:type="simple" xlink:show="embed" xlink:actuate="onLoad" draw:mime-type="image/jpeg"/>
</draw:frame>
</text:a>
</text:p>
      <text:p text:style-name="P4">
<text:a xlink:type="simple" xlink:href="https://armyinform.com.ua/wp-content/uploads/2023/06/foto-4-6.jpg" text:style-name="Internet_20_link" text:visited-style-name="Visited_20_Internet_20_Link">
<draw:frame draw:style-name="fr1" draw:name="Image316" text:anchor-type="as-char" svg:width="6.9236in" svg:height="6.9236in" draw:z-index="0">
<draw:image xlink:href="../Images/AРМІЯINFORM/2023-06-12T82-00-00-04-00/foto-4-6-150x150.jpg" xlink:type="simple" xlink:show="embed" xlink:actuate="onLoad" draw:mime-type="image/jpeg"/>
</draw:frame>
</text:a>
</text:p>
      <text:p text:style-name="P4">
<text:a xlink:type="simple" xlink:href="https://armyinform.com.ua/wp-content/uploads/2023/06/foto-5-4.jpg" text:style-name="Internet_20_link" text:visited-style-name="Visited_20_Internet_20_Link">
<draw:frame draw:style-name="fr1" draw:name="Image317" text:anchor-type="as-char" svg:width="6.9236in" svg:height="6.9236in" draw:z-index="0">
<draw:image xlink:href="../Images/AРМІЯINFORM/2023-06-12T82-00-00-04-00/foto-5-4-150x150.jpg" xlink:type="simple" xlink:show="embed" xlink:actuate="onLoad" draw:mime-type="image/jpeg"/>
</draw:frame>
</text:a>
</text:p>
      <text:p text:style-name="P4">
<text:a xlink:type="simple" xlink:href="https://armyinform.com.ua/wp-content/uploads/2023/06/foto-6-5.jpg" text:style-name="Internet_20_link" text:visited-style-name="Visited_20_Internet_20_Link">
<draw:frame draw:style-name="fr1" draw:name="Image318" text:anchor-type="as-char" svg:width="6.9236in" svg:height="6.9236in" draw:z-index="0">
<draw:image xlink:href="../Images/AРМІЯINFORM/2023-06-12T82-00-00-04-00/foto-6-5-150x150.jpg" xlink:type="simple" xlink:show="embed" xlink:actuate="onLoad" draw:mime-type="image/jpeg"/>
</draw:frame>
</text:a>
</text:p>
      <text:p text:style-name="P4">
<text:a xlink:type="simple" xlink:href="https://armyinform.com.ua/wp-content/uploads/2023/06/foto-7-7.jpg" text:style-name="Internet_20_link" text:visited-style-name="Visited_20_Internet_20_Link">
<draw:frame draw:style-name="fr1" draw:name="Image319" text:anchor-type="as-char" svg:width="6.9236in" svg:height="6.9236in" draw:z-index="0">
<draw:image xlink:href="../Images/AРМІЯINFORM/2023-06-12T82-00-00-04-00/foto-7-7-150x150.jpg" xlink:type="simple" xlink:show="embed" xlink:actuate="onLoad" draw:mime-type="image/jpeg"/>
</draw:frame>
</text:a>
About 500 people came to honor the hero's memory and joined the charity for the Center for Rehabilitation and Prosthetics <text:a xlink:type="simple" xlink:href="https://superhumans.com/" text:style-name="Internet_20_link" text:visited-style-name="Visited_20_Internet_20_Link">
Superhumans.Ccenter.</text:a>
Also there was an online way, deluses from different cities and even corners of the world ran one or five kilometers about the hero.</text:p>
      <text:p text:style-name="P4">
<text:a xlink:type="simple" xlink:href="https://armyinform.com.ua/wp-content/uploads/2023/06/foto-8-6.jpg" text:style-name="Internet_20_link" text:visited-style-name="Visited_20_Internet_20_Link">
<draw:frame draw:style-name="fr1" draw:name="Image320" text:anchor-type="as-char" svg:width="6.9236in" svg:height="6.9236in" draw:z-index="0">
<draw:image xlink:href="../Images/AРМІЯINFORM/2023-06-12T82-00-00-04-00/foto-8-6-150x150.jpg" xlink:type="simple" xlink:show="embed" xlink:actuate="onLoad" draw:mime-type="image/jpeg"/>
</draw:frame>
</text:a>
</text:p>
      <text:p text:style-name="P4">
<text:a xlink:type="simple" xlink:href="https://armyinform.com.ua/wp-content/uploads/2023/06/foto-9-6.jpg" text:style-name="Internet_20_link" text:visited-style-name="Visited_20_Internet_20_Link">
<draw:frame draw:style-name="fr1" draw:name="Image321" text:anchor-type="as-char" svg:width="6.9236in" svg:height="6.9236in" draw:z-index="0">
<draw:image xlink:href="../Images/AРМІЯINFORM/2023-06-12T82-00-00-04-00/foto-9-6-150x150.jpg" xlink:type="simple" xlink:show="embed" xlink:actuate="onLoad" draw:mime-type="image/jpeg"/>
</draw:frame>
</text:a>
Each participant has received a medal that will remind you of this race. And the winners of the complex "Neslimach" received separate gifts from the team Recruit, Merch Vatra and others.</text:p>
      <ul>
        <li>
I think you need to participate in such charitable initiatives as this ashes. Because we have to support our defenders in different ways. Yana knew Alexei personally, but I wanted to join this marathon to simply thank him for his work, - says Marathon Julia.</li>
      </ul>
      <text:p text:style-name="P4">
After overcoming the distances, everyone could watch the movie "Effect of Care" and interview with "Recruit" and once again realize about the heroism and force of Alexei Chubashev.</text:p>
      <text:p text:style-name="P4">
<text:span text:style-name="T5">
Foto and video Victor Dehtyar</text:span>
</text:p>
      <text:p text:style-name="P4">
News Source: <text:a xlink:type="simple" xlink:href="https://armyinform.com.ua/2023/06/12/u-kyyevi-vidbuvsya-blagodijnyj-zabig-pam%ca%bcyati-majora-oleksiya-chubasheva/" text:style-name="Internet_20_link" text:visited-style-name="Visited_20_Internet_20_Link">
https://armyinform.com.ua/2023/06/12/u-kyyevi-vidbuvsya-blagodijnyj-zabig-pam%ca%bcyati-majora-oleksiya-chubasheva/</text:a>
</text:p>
      <!--NEWS-->
      <text:h text:style-name="P10" text:outline-level="1">
<text:span text:style-name="T4">
Kharkiv was detained by a Russian agent who was spying on the positions of defense forces</text:span>
</text:h>
      <text:p text:style-name="P4">
Author: ['АРМІЯINFORM']</text:p>
      <text:p text:style-name="P4">
Time: 2023-06-12T83:00:00-04:00</text:p>
      <text:p text:style-name="P4">
Description: The result is a bugata -melting specialized operation Iz neutral of the agent of the head of the head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61972c3369bed4dca7471dcea64747dd.jpeg" text:style-name="Internet_20_link" text:visited-style-name="Visited_20_Internet_20_Link">
61972c3369bed4dca7471dcea64747dd.jpeg</text:a>
']</text:p>
      <text:p text:style-name="P4">
Tags: ['АГЕНТИ ГРУ', 'АГРЕСІЯ РФ', 'ВТОРГНЕННЯ РФ', 'ДЕРЖАВНА ЗРАДА', 'СБУ']</text:p>
      <text:p text:style-name="P4">
Category: News</text:p>
      <!--METADATA-->
      <text:p text:style-name="P4">
<draw:frame draw:style-name="fr1" draw:name="Image322" text:anchor-type="as-char" svg:width="6.9236in" svg:height="4.615733in" draw:z-index="0">
<draw:image xlink:href="../Images/AРМІЯINFORM/2023-06-12T83-00-00-04-00/61972c3369bed4dca7471dcea64747dd.jpeg" xlink:type="simple" xlink:show="embed" xlink:actuate="onLoad" draw:mime-type="image/jpeg"/>
</draw:frame>
As a result of multi -stage special operations for the neutralization of agent network of the head of the General Staff of the Armed Forces of the Russian Federation(Better known as a game)On Kharkiv region, one of the most intranspective agents of the enemy group is. It is collected on the defense of the regional center and the border areas of the region.</text:p>
      <text:p text:style-name="P4">
About it <text:a xlink:type="simple" xlink:href="https://ssu.gov.ua/novyny/sbu-zatrymala-u-kharkovi-uchasnyka-ahenturnoi-merezhi-hru-yakyi-shpyhuvav-za-pozytsiiamy-syl-oborony-poblyzu-kordonu-z-rf-video" text:style-name="Internet_20_link" text:visited-style-name="Visited_20_Internet_20_Link">
reports</text:a>
Security Service of Ukraine.</text:p>
      <text:p text:style-name="P4">
The other three agents from this group were exposed in August 2022 and in February. Among them was the "linked" military intelligence of the Russian Federation. A 52-year-old resident of Kharkiv, who was recruited at the beginning of a large-scale invasion, was detained.</text:p>
      <text:p text:style-name="P4">
According to the instructions of the aggressor, he spied into places of temporary basement of Ukrainian defenders, who were involved in the defense of the eastern borders of Ukraine.</text:p>
      <text:p text:style-name="P4">
He also recorded the directions of movement of Ukrainian military equipment and location of the inspirations and fortifications in the region. To do this, bypassing and hidden photographs of Ukrainian objects with a tie. The information received through the messenger was transmitted by a representative of the Russian military intelligence, which was in the territory of the Russian Federation.</text:p>
      <text:p text:style-name="P4">
In order to hide the "traces" of correspondence with the aggressor, the traitor immediately removed the remedy to the game. However, the subversive activity of the Russian agent -occupied.</text:p>
      <text:p text:style-name="P4">
On the basis of the evidence collected, the attacker was informed of the suspicion of state -owned state, committed in the state of martial law. He is currently in custody. The investigation is being investigated to establish all the circumstances of the crime. The malefactor aggravates life imprisonment.</text:p>
      <text:p text:style-name="P4">
News Source: <text:a xlink:type="simple" xlink:href="https://armyinform.com.ua/2023/06/12/u-harkovi-zatrymano-rosijskogo-agenta-yakyj-shpyguvav-za-pozycziyamy-syl-oborony/" text:style-name="Internet_20_link" text:visited-style-name="Visited_20_Internet_20_Link">
https://armyinform.com.ua/2023/06/12/u-harkovi-zatrymano-rosijskogo-agenta-yakyj-shpyguvav-za-pozycziyamy-syl-oborony/</text:a>
</text:p>
      <!--NEWS-->
      <text:h text:style-name="P10" text:outline-level="1">
<text:span text:style-name="T4">
The level of rocket threat is high: the Russian Federation brought to the Black Sea a frigate with eight "calibra"</text:span>
</text:h>
      <text:p text:style-name="P4">
Author: ['АРМІЯINFORM']</text:p>
      <text:p text:style-name="P4">
Time: 2023-06-12T84:00:00-04:00</text:p>
      <text:p text:style-name="P4">
Description: Vorog Proviv Rotatsiya Raketonosyv I Viviv at the Boyovo Chergvannya near Chornu Sea Fregat,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169368-1_large.jpg" text:style-name="Internet_20_link" text:visited-style-name="Visited_20_Internet_20_Link">
169368-1_large.jpg</text:a>
']</text:p>
      <text:p text:style-name="P4">
Tags: []</text:p>
      <text:p text:style-name="P4">
Category: News</text:p>
      <!--METADATA-->
      <text:p text:style-name="P4">
<draw:frame draw:style-name="fr1" draw:name="Image323" text:anchor-type="as-char" svg:width="6.9236in" svg:height="3.499428in" draw:z-index="0">
<draw:image xlink:href="../Images/AРМІЯINFORM/2023-06-12T84-00-00-04-00/169368-1_large.jpg" xlink:type="simple" xlink:show="embed" xlink:actuate="onLoad" draw:mime-type="image/jpeg"/>
</draw:frame>
The enemy rolled rocket carriers and brought to a combat duty into a black marigold, equipped with eight "caliber".</text:p>
      <text:p text:style-name="P4">
About it <text:a xlink:type="simple" xlink:href="https://www.facebook.com/OperationalCommandSouth/posts/pfbid02wmCvBUQnnXtn1mBWLsHc1Xh2pyNzmfG8ZqWWyTYZzjV4fQjNbTsTbAcsfiLKZ9Ll" text:style-name="Internet_20_link" text:visited-style-name="Visited_20_Internet_20_Link">
reports</text:a>
Operational Command "South".</text:p>
      <text:p text:style-name="P4">
“The enemy continues the maneuvers of the forces and means of the ship group. The level of the lost threat remains high!” - The message says.</text:p>
      <text:p text:style-name="P4">
The enemy, finding the tactics of maximum depletion of defense and population forces, tries to use various types of weapons, combine the defeat.</text:p>
      <text:p text:style-name="P4">
In OK South called to respond to alarm and remember the shelter and the rule of two walls.</text:p>
      <text:p text:style-name="P4">
News Source: <text:a xlink:type="simple" xlink:href="https://armyinform.com.ua/2023/06/12/riven-raketnoyi-zagrozy-vysokyj-rf-vyvela-u-chorne-more-fregat-iz-vismoma-kalibramy/" text:style-name="Internet_20_link" text:visited-style-name="Visited_20_Internet_20_Link">
https://armyinform.com.ua/2023/06/12/riven-raketnoyi-zagrozy-vysokyj-rf-vyvela-u-chorne-more-fregat-iz-vismoma-kalibramy/</text:a>
</text:p>
      <!--NEWS-->
      <text:h text:style-name="P10" text:outline-level="1">
<text:span text:style-name="T4">
At the beginning of the war, the enemy had a great quantitative advantage, about 1 to 7 - Alexander Pavlyuk</text:span>
</text:h>
      <text:p text:style-name="P4">
Author: ['Дмитро Чалий']</text:p>
      <text:p text:style-name="P4">
Time: 2023-06-12T85:00:00-04:00</text:p>
      <text:p text:style-name="P4">
Description: - Faced, it was the real situation of the situation with the situation of the situation of the situation with Ukraine, the war with Ukraine 2022, the war with Ukraine is the latest news today, the news war with Ukraine 2022 is the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2022-03-08t104026z_19-e1686575885272.jpg" text:style-name="Internet_20_link" text:visited-style-name="Visited_20_Internet_20_Link">
2022-03-08t104026z_19-e1686575885272.jpg</text:a>
']</text:p>
      <text:p text:style-name="P4">
Tags: ['ОЛЕКСАНДР ПАВЛЮК']</text:p>
      <text:p text:style-name="P4">
Category: News</text:p>
      <!--METADATA-->
      <text:p text:style-name="P4">
<draw:frame draw:style-name="fr1" draw:name="Image324" text:anchor-type="as-char" svg:width="6.9236in" svg:height="4.131171in" draw:z-index="0">
<draw:image xlink:href="../Images/AРМІЯINFORM/2023-06-12T85-00-00-04-00/2022-03-08t104026z_19-e1686575885272.jpg" xlink:type="simple" xlink:show="embed" xlink:actuate="onLoad" draw:mime-type="image/jpeg"/>
</draw:frame>
- Starting in the summer of 2021, we have evaluated the real situation and the opportunities of the explanation that it is impossible to exclude large -scale aggression(from the Russian Federation. —_ ed.). Ми почали готуватися до всіх варіантів можливих дій. Спочатку провелирозрахунки можливих ударів, і один з варіантів показав, що ми не помилилися.Насамперед, це охоплення нас (territories of Ukraine. - _ ed.)On several sides.(https://www.youtube.com/live/WY8sDvZdWEA)First Deputy Ministers of Ukraine Lieutenant General Oleksandr Pavlyuk.</text:p>
      <ul>
        <li>
They wanted to cut us, surround them and then to get it. Therefore, our main reserves were maintained in these areas. Due to this, their offensive, which began on February 24, did not bring success. We then struck(Russians. —_ ed.)Powerful fire damage and made them on the move to change all the plans. And it should be borne in mind that at that time the enemy had a great quantitative advantage, about 1 to 7, - said Alexander Pavlyuk.</li>
      </ul>
      <text:p text:style-name="P4">
According to the First Deputy Minister of Defense of Ukraine, a powerful group was created at the Mariupol Naprymka, which reflected all the attempts of the offensive. So, in fact, Mariupol saved the whole south of Ukraine. After all, the enemy intended to connect the land with the so -called Transnistria.</text:p>
      <text:p text:style-name="P4">
For their part in Luhansk region, the Ukrainian forces were forced to enter the Lineuzieurodonetsk - Kreminna - Rubizhne, to create a solid line of defense. Eastern group(Armed Forces. - _ ed.)was able to stop and recover all the main capable forces that were in Russia at that time.</text:p>
      <text:p text:style-name="P4">
News Source: <text:a xlink:type="simple" xlink:href="https://armyinform.com.ua/2023/06/12/na-pochatku-vijny-u-protyvnyka-bula-velyka-kilkisna-prevaga-pryblyzno-1-do-7-oleksandr-pavlyuk/" text:style-name="Internet_20_link" text:visited-style-name="Visited_20_Internet_20_Link">
https://armyinform.com.ua/2023/06/12/na-pochatku-vijny-u-protyvnyka-bula-velyka-kilkisna-prevaga-pryblyzno-1-do-7-oleksandr-pavlyuk/</text:a>
</text:p>
      <!--NEWS-->
      <text:h text:style-name="P10" text:outline-level="1">
<text:span text:style-name="T4">
The Armed Forces soldiers knocked down the Russian battle helicopter KA-52</text:span>
</text:h>
      <text:p text:style-name="P4">
Author: ['АРМІЯINFORM']</text:p>
      <text:p text:style-name="P4">
Time: 2023-06-12T86:00:00-04:00</text:p>
      <text:p text:style-name="P4">
Description: At the General Staff of the ZSU, the General of the LiKvidatsiy Shchelot of one Rosiyki helicopter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3805677_604433995203016_8453657300307186256_n.jpg" text:style-name="Internet_20_link" text:visited-style-name="Visited_20_Internet_20_Link">
353805677_604433995203016_8453657300307186256_n.jpg</text:a>
']</text:p>
      <text:p text:style-name="P4">
Tags: ['ВЕРТОЛІТ КА-52', 'ГЕНШТАБ ЗС УКРАЇНИ', 'ЗНИЩЕННЯ РОСІЙСЬКОЇ ВІЙСЬКОВОЇ ТЕХНІКИ', 'ХРОНІКА ОБОРОНИ']</text:p>
      <text:p text:style-name="P4">
Category: News</text:p>
      <!--METADATA-->
      <text:p text:style-name="P4">
<draw:frame draw:style-name="fr1" draw:name="Image325" text:anchor-type="as-char" svg:width="6.9236in" svg:height="3.865677in" draw:z-index="0">
<draw:image xlink:href="../Images/AРМІЯINFORM/2023-06-12T86-00-00-04-00/353805677_604433995203016_8453657300307186256_n.jpg" xlink:type="simple" xlink:show="embed" xlink:actuate="onLoad" draw:mime-type="image/jpeg"/>
</draw:frame>
The General Staff of the Armed Forces reported the elimination of another Russian roller co-52.</text:p>
      <text:p text:style-name="P4">
About this <text:a xlink:type="simple" xlink:href="https://www.facebook.com/GeneralStaff.ua/posts/pfbid0Ng4owjaxFK58yUFapNs8hWDFu2CjeXx7XKfHm7H28sF3yhfSNZ16VgxHBoB4pcV6l" text:style-name="Internet_20_link" text:visited-style-name="Visited_20_Internet_20_Link">
it is referred</text:a>
On their Facebook page.</text:p>
      <text:p text:style-name="P4">
"Our warriors have destroyed another expensive enemy shock helicopter KA-52, known as" alligator "," the post stated.</text:p>
      <text:p text:style-name="P4">
News Source: <text:a xlink:type="simple" xlink:href="https://armyinform.com.ua/2023/06/12/voyiny-zsu-zbyly-rosijskyj-bojovyj-vertolit-ka-52/" text:style-name="Internet_20_link" text:visited-style-name="Visited_20_Internet_20_Link">
https://armyinform.com.ua/2023/06/12/voyiny-zsu-zbyly-rosijskyj-bojovyj-vertolit-ka-52/</text:a>
</text:p>
      <!--NEWS-->
      <text:h text:style-name="P10" text:outline-level="1">
<text:span text:style-name="T4">
The losses of Ukraine through the Russian terrorist attack on the Kakhovskaya hydroelectric power station exceeded an amount of one and a half billion euros</text:span>
</text:h>
      <text:p text:style-name="P4">
Author: ['АРМІЯINFORM']</text:p>
      <text:p text:style-name="P4">
Time: 2023-06-12T87:00:00-04:00</text:p>
      <text:p text:style-name="P4">
Description: Podn 1.5 billion єvro becomes Suma Zbitkiv Dovkіll through Pіdriv Rosiyu Kakhovo Hes .... War with Ukraine 2022, War with Ukraine Latest News today, News War with Ukraine 2022 are the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photo_5201956740311141038_y.jpg" text:style-name="Internet_20_link" text:visited-style-name="Visited_20_Internet_20_Link">
photo_5201956740311141038_y.jpg</text:a>
']</text:p>
      <text:p text:style-name="P4">
Tags: ['ЗБИТКИ ДОВКІЛЛЮ', 'КАХОВСЬКА ГЕС']</text:p>
      <text:p text:style-name="P4">
Category: News</text:p>
      <!--METADATA-->
      <text:p text:style-name="P4">
<draw:frame draw:style-name="fr1" draw:name="Image326" text:anchor-type="as-char" svg:width="6.9236in" svg:height="5.1927in" draw:z-index="0">
<draw:image xlink:href="../Images/AРМІЯINFORM/2023-06-12T87-00-00-04-00/photo_5201956740311141038_y.jpg" xlink:type="simple" xlink:show="embed" xlink:actuate="onLoad" draw:mime-type="image/jpeg"/>
</draw:frame>
More than 1.5 billion euros are the amount of losses of the environment due to the undermining of the Rosiyakhovsky hydroelectric power station. About 55 thousand hectares of forest were flooded.</text:p>
      <text:p text:style-name="P4">
About it <text:a xlink:type="simple" xlink:href="https://t.me/shtab_kakhovska_hes/614" text:style-name="Internet_20_link" text:visited-style-name="Visited_20_Internet_20_Link">
reports</text:a>
The headquarters of the elimination of the Kakhovka hydroelectric power station.</text:p>
      <text:p text:style-name="P4">
"Water, which has become unusable through this terrorist attack, would be enough to abandon the whole world for two days" <text:span text:style-name="T5">
, —</text:span>
 informed about it as a result of the Verkhovna Rada Committee on Environmental Policy and Environmental Management, the head of Kherson OVA Alexander Proudin.</text:p>
      <text:p text:style-name="P4">
Also, at an outbound meeting of the Committee of the Verkhovna Rada of Ukraine, it was considered to be the tonnage of important issues, in particular:</text:p>
      <ul>
        <li>
improving the environmental situation in the region; * monitoring of the environment and epidemiological situation; * urgent drilling of new wells; * providing the population with drinking water; * evacuation and ways of restoration of the region; * State control over pricing for drinking water in Kherson region <text:span text:style-name="T5">
.</text:span>
</li>
      </ul>
      <text:p text:style-name="P4">
News Source: <text:a xlink:type="simple" xlink:href="https://armyinform.com.ua/2023/06/12/zbytky-ukrayiny-cherez-rosijskyj-terakt-na-kahovskij-ges-perevyshhyly-sumu-v-pivtora-milyardy-yevro/" text:style-name="Internet_20_link" text:visited-style-name="Visited_20_Internet_20_Link">
https://armyinform.com.ua/2023/06/12/zbytky-ukrayiny-cherez-rosijskyj-terakt-na-kahovskij-ges-perevyshhyly-sumu-v-pivtora-milyardy-yevro/</text:a>
</text:p>
      <!--NEWS-->
      <text:h text:style-name="P10" text:outline-level="1">
<text:span text:style-name="T4">
In Kherson region, occupiers evacuate Ukrainian citizens after receiving a bribe</text:span>
</text:h>
      <text:p text:style-name="P4">
Author: ['АРМІЯINFORM']</text:p>
      <text:p text:style-name="P4">
Time: 2023-06-12T88:00:00-04:00</text:p>
      <text:p text:style-name="P4">
Description: At the Timchasovo bibliy gholіy pristan Khersonsko, Rosіyski Passion for permission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evakuatsiya_facebook_com_mns_gov_ua___foto_pavlo_petrov_650x410.jpg" text:style-name="Internet_20_link" text:visited-style-name="Visited_20_Internet_20_Link">
evakuatsiya_facebook_com_mns_gov_ua___foto_pavlo_petrov_650x410.jpg</text:a>
']</text:p>
      <text:p text:style-name="P4">
Tags: ['ГШ ЗСУ', 'КАХОВСЬКА ГЕС', 'КАХОВСЬКА ГЕС/ШТАБ INFO', 'ОПЕРАТИВНА ІНФОРМАЦІЯ']</text:p>
      <text:p text:style-name="P4">
Category: News</text:p>
      <!--METADATA-->
      <text:p text:style-name="P4">
<draw:frame draw:style-name="fr1" draw:name="Image327" text:anchor-type="as-char" svg:width="6.9236in" svg:height="4.367194in" draw:z-index="0">
<draw:image xlink:href="../Images/AРМІЯINFORM/2023-06-12T88-00-00-04-00/evakuatsiya_facebook_com_mns_gov_ua___foto_pavlo_petrov_650x410.jpg" xlink:type="simple" xlink:show="embed" xlink:actuate="onLoad" draw:mime-type="image/jpeg"/>
</draw:frame>
In the temporarily occupied Naked Pier of the Kherson region, the Russian occupation allows the evacuation of Ukrainian citizens only after receiving a bribe.</text:p>
      <text:p text:style-name="P4">
About it <text:a xlink:type="simple" xlink:href="https://m.facebook.com/story.php" text:style-name="Internet_20_link" text:visited-style-name="Visited_20_Internet_20_Link">
reports</text:a>
The General Staff of the Armed Forces in operational information.</text:p>
      <text:p text:style-name="P4">
“At the same time, Russian invaders destroy the passports and birth certificates of other documents of the Ukrainian model. Local residents are relocated to the occupied Ukrainian Crimea and Krasnodar of the Russian Federation, ”the message reads.</text:p>
      <text:p text:style-name="P4">
News Source: <text:a xlink:type="simple" xlink:href="https://armyinform.com.ua/2023/06/12/na-hersonshhyni-okupanty-evakuyuyut-gromadyan-ukrayiny-pislya-otrymannya-habarya/" text:style-name="Internet_20_link" text:visited-style-name="Visited_20_Internet_20_Link">
https://armyinform.com.ua/2023/06/12/na-hersonshhyni-okupanty-evakuyuyut-gromadyan-ukrayiny-pislya-otrymannya-habarya/</text:a>
</text:p>
      <!--NEWS-->
      <text:h text:style-name="P10" text:outline-level="1">
<text:span text:style-name="T4">
In Vinnitsa, a pro -Russian bot farm was eliminated, which created up to 500 fake accounts daily</text:span>
</text:h>
      <text:p text:style-name="P4">
Author: ['АРМІЯINFORM']</text:p>
      <text:p text:style-name="P4">
Time: 2023-06-12T89:00:00-04:00</text:p>
      <text:p text:style-name="P4">
Description: At Vіnnitsi, they blocked the bootry, a yak prautseval to the core of the Country-Agresor. U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583e460e10b1a10fb7811db4abf4bfb3.jpeg" text:style-name="Internet_20_link" text:visited-style-name="Visited_20_Internet_20_Link">
583e460e10b1a10fb7811db4abf4bfb3.jpeg</text:a>
']</text:p>
      <text:p text:style-name="P4">
Tags: ['БОТОФЕРМА', 'ВІЙНА', 'СЛУЖБА БЕЗПЕКИ УКРАЇНИ']</text:p>
      <text:p text:style-name="P4">
Category: News</text:p>
      <!--METADATA-->
      <text:p text:style-name="P4">
<draw:frame draw:style-name="fr1" draw:name="Image328" text:anchor-type="as-char" svg:width="6.9236in" svg:height="4.615733in" draw:z-index="0">
<draw:image xlink:href="../Images/AРМІЯINFORM/2023-06-12T89-00-00-04-00/583e460e10b1a10fb7811db4abf4bfb3.jpeg" xlink:type="simple" xlink:show="embed" xlink:actuate="onLoad" draw:mime-type="image/jpeg"/>
</draw:frame>
In Vinnitsa, a powerful bot farm that worked in favor of the aggressor country was blocked. As a result of complex measures, three organizers were detained.</text:p>
      <text:p text:style-name="P4">
About it <text:a xlink:type="simple" xlink:href="https://ssu.gov.ua/novyny/sbu-likviduvala-u-vinnytsi-botofermu-yaka-shchodnia-stvoriuvala-do-500-feikovykh-akauntiv-dlia-rozghonu-kremlivskykh-naratyviv" text:style-name="Internet_20_link" text:visited-style-name="Visited_20_Internet_20_Link">
reports</text:a>
Security Service of Ukraine.</text:p>
      <text:p text:style-name="P4">
Specialized equipment allowed the attackers to register up to 500anonymoon accounts daily on different social networks, including the prohibited in Ukraine.</text:p>
      <text:p text:style-name="P4">
"Ready-made" bots "of the persons who were sold or leased to Russian SMM agencies that work under the roof of the special services of the Russian Federation. Only for the "lease" of one -account of the dealership every day earned up to 20 UAH. Money was received both through their own and bank cards, ”the message reads.</text:p>
      <text:p text:style-name="P4">
According to the case file, Russian clients of the bottlefare used fakeails for the mass "acceleration" of pro-Kremlovsky narratives on the situation of Nafronto and the socio-political situation in Ukraine.</text:p>
      <text:p text:style-name="P4">
Also, Russian online agitators justified armed aggression against Ukraine to support the racists, in particular in the international arena.</text:p>
      <text:p text:style-name="P4">
According to the investigation, the organizers of the Botoferma were three inhabitants of Vinnytsia. They installed specialized equipment in the rented garage.</text:p>
      <text:p text:style-name="P4">
The defendants are currently planned to report suspicion of unauthorized operations in the operation of electronic computers(computers), automated systems, computer networks or telecommunication networks.</text:p>
      <text:p text:style-name="P4">
The attackers are threatened with up to 15 years in prison.</text:p>
      <text:p text:style-name="P4">
News Source: <text:a xlink:type="simple" xlink:href="https://armyinform.com.ua/2023/06/12/u-vinnyczi-likviduvaly-prorosijsku-botofermu-yaka-shhodnya-stvoryuvala-do-500-fejkovyh-akauntiv/" text:style-name="Internet_20_link" text:visited-style-name="Visited_20_Internet_20_Link">
https://armyinform.com.ua/2023/06/12/u-vinnyczi-likviduvaly-prorosijsku-botofermu-yaka-shhodnya-stvoryuvala-do-500-fejkovyh-akauntiv/</text:a>
</text:p>
      <!--NEWS-->
      <text:h text:style-name="P10" text:outline-level="1">
<text:span text:style-name="T4">
The Brigade of the Prince Ostrozky brigade came</text:span>
</text:h>
      <text:p text:style-name="P4">
Author: ['АРМІЯINFORM']</text:p>
      <text:p text:style-name="P4">
Time: 2023-06-12T8:00:00-04:00</text:p>
      <text:p text:style-name="P4">
Description: About the Khovdomlya commanding “Pivnich”: “To be a Suvori tanks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53041703_633043042188057_3541996518867763579_n.jpg" text:style-name="Internet_20_link" text:visited-style-name="Visited_20_Internet_20_Link">
353041703_633043042188057_3541996518867763579_n.jpg</text:a>
']</text:p>
      <text:p text:style-name="P4">
Tags: ['STOPRUSSIA', 'АГРЕСІЯ РФ']</text:p>
      <text:p text:style-name="P4">
Category: News</text:p>
      <!--METADATA-->
      <text:p text:style-name="P4">
<draw:frame draw:style-name="fr1" draw:name="Image329" text:anchor-type="as-char" svg:width="6.9236in" svg:height="4.803212in" draw:z-index="0">
<draw:image xlink:href="../Images/AРМІЯINFORM/2023-06-12T8-00-00-04-00/353041703_633043042188057_3541996518867763579_n.jpg" xlink:type="simple" xlink:show="embed" xlink:actuate="onLoad" draw:mime-type="image/jpeg"/>
</draw:frame>
About it <text:a xlink:type="simple" xlink:href="https://www.facebook.com/kommander.nord/posts/pfbid04PCVwnT8Dug3Yy4AH5J7ee36s8Pr8cu9ZcfDhE2PiXACUeaZNfigfjAgDhKb5jvUl" text:style-name="Internet_20_link" text:visited-style-name="Visited_20_Internet_20_Link">
reports</text:a>
Operational Command "North":</text:p>
      <text:p text:style-name="P4">
“Even the harsh tankers“ melted ”…</text:p>
      <text:p text:style-name="P4">
… When the Cultural Airborne came to them. Because these artists know how to play - a fictional concert, and on the strings of the warrior's soul.</text:p>
      <text:p text:style-name="P4">
Recently in the tank battalion 30 separate mechanized team. Princelyakostyantina Ostrozky took place at once two speeches of "cultural paratroopers". Before "Iron Guys", famous guitarists - Ukrainian Oleksandr Yakimchuk, first spoke "Iron guys".(Les)But the American Ben Stuart, and I agree - the popular band "One in the Canoe" and the soloist of the iconic band The Vio Miroslav Dzhnovichkuvaldin.</text:p>
      <text:p text:style-name="P4">
The fighters and artists agreed: "Together before the victory!".</text:p>
      <text:p text:style-name="P4">
News Source: <text:a xlink:type="simple" xlink:href="https://armyinform.com.ua/2023/06/12/do-voyiniv-brygady-imeni-knyazya-ostrozkogo-zavitav-kulturnyj-desant/" text:style-name="Internet_20_link" text:visited-style-name="Visited_20_Internet_20_Link">
https://armyinform.com.ua/2023/06/12/do-voyiniv-brygady-imeni-knyazya-ostrozkogo-zavitav-kulturnyj-desant/</text:a>
</text:p>
      <!--NEWS-->
      <text:h text:style-name="P10" text:outline-level="1">
<text:span text:style-name="T4">
Rebrov: Ukraine had to score more Germany</text:span>
</text:h>
      <text:p text:style-name="P4">
Authors: Ukrinform (Person)</text:p>
      <text:p text:style-name="P4">
Publisher: Укринформ (Organization)</text:p>
      <text:p text:style-name="P4">
Published Time: 2023-06-12T8:34:39+03:00</text:p>
      <text:p text:style-name="P4">
Modified Time: 2023-06-12T22:34:39+03:00</text:p>
      <text:p text:style-name="P4">
Description: The Ukrainian Football Team held a friendly match against the German team. - Ukrinform.</text:p>
      <text:p text:style-name="P4">
Images: ['<text:a xlink:type="simple" xlink:href="https://static.ukrinform.com/photos/2023_06/thumb_files/630_360_1686598421-646.jpg" text:style-name="Internet_20_link" text:visited-style-name="Visited_20_Internet_20_Link">
630_360_16865...</text:a>
']</text:p>
      <text:p text:style-name="P4">
Tags: ['Футбол', 'Ребров', 'Збірна України']</text:p>
      <text:p text:style-name="P4">
Type: Article</text:p>
      <!--METADATA-->
      <text:p text:style-name="P4">
<draw:frame draw:style-name="fr1" draw:name="Image330" text:anchor-type="as-char" svg:width="6.9236in" svg:height="3.956343in" draw:z-index="0">
<draw:image xlink:href="../Images/yкринформ/2023-06-12T8-34-39-03-00/630_360_1686598421-646.jpg" xlink:type="simple" xlink:show="embed" xlink:actuate="onLoad" draw:mime-type="image/jpeg"/>
</draw:frame>
The national football team has held a friendly match against the German team.</text:p>
      <text:p text:style-name="P4">
As reported by Ukrinform, a meeting at the Veserstadion arena in Bremen has ended with a 3: 3 night.</text:p>
      <text:p text:style-name="P4">
The new mentor of "blue and yellow" Sergirebrov appreciated his debut in the national team of Ukraine.</text:p>
      <text:p text:style-name="P4">
“Do you ask yourself - is it a success or not? This is a control match. I believe that they have created moments and could score even more. I am grateful to players, as well as fans. We felt their support, it was important. We have heard and support for the Armed Forces and we support it. For me personally, this is the first match. Jarada is that the guys were seriously perceived and we showed a decent result. We are grateful for our country's support in the war with the aggressor, ”Rebrovna stressed post -match press conference.</text:p>
      <text:p text:style-name="P4">
<text:span text:style-name="T4">
 Read also: </text:span>
 <text:a xlink:type="simple" xlink:href="https://www.ukrinform.ua/rubric-sports/3721992-zbirna-ukraini-zabila-nimeccini-3-maci-zigravsi-vniciu-u-kontrolnomu-matci.html" text:style-name="Internet_20_link" text:visited-style-name="Visited_20_Internet_20_Link">
Ukraine played a draw in a control match with Germany</text:a>
The following "blue-yellow" duels will be reported in the Qualification of the Euro-2024 Championship against Northern Macedonia.(June 16)and Malta(June 19).</text:p>
      <text:p text:style-name="P4">
Фото: uaf.ua.</text:p>
      <text:p text:style-name="P4">
News Source: <text:a xlink:type="simple" xlink:href="https://www.ukrinform.ua/rubric-sports/3722016-rebrov-ukraina-mala-zabivati-bilse-nimeccini.html" text:style-name="Internet_20_link" text:visited-style-name="Visited_20_Internet_20_Link">
https://www.ukrinform.ua/rubric-sports/3722016-rebrov-ukraina-mala-zabivati-bilse-nimeccini.html</text:a>
</text:p>
      <!--NEWS-->
      <text:h text:style-name="P10" text:outline-level="1">
<text:span text:style-name="T4">
Ukrainian aviation has inflicted eight blows on the enemy</text:span>
</text:h>
      <text:p text:style-name="P4">
Author: ['АРМІЯINFORM']</text:p>
      <text:p text:style-name="P4">
Time: 2023-06-12T90:00:00-04:00</text:p>
      <text:p text:style-name="P4">
Description: Avіaatsіya forces of the defense of Ukraine for Dob took 8 strikes in the areas of Zserdzhennya of the Especial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АВІАЦІЯ', 'ХРОНІКА ОБОРОНИ']</text:p>
      <text:p text:style-name="P4">
Category: News</text:p>
      <!--METADATA-->
      <text:p text:style-name="P4">
<draw:frame draw:style-name="fr1" draw:name="Image331" text:anchor-type="as-char" svg:width="6.9236in" svg:height="3.894525in" draw:z-index="0">
<draw:image xlink:href="../Images/AРМІЯINFORM/2023-06-12T90-00-00-04-00/aviacziya-syl-oborony-ukrayiny.jpg" xlink:type="simple" xlink:show="embed" xlink:actuate="onLoad" draw:mime-type="image/jpeg"/>
</draw:frame>
Illustrative photo</text:p>
      <text:p text:style-name="P4">
The aviation of the Defense Forces of Ukraine per day made 8 beats in the areas of concentration of the personal staff of the enemy.</text:p>
      <text:p text:style-name="P4">
About it <text:a xlink:type="simple" xlink:href="https://m.facebook.com/story.php" text:style-name="Internet_20_link" text:visited-style-name="Visited_20_Internet_20_Link">
reports</text:a>
The General Staff of the Armed Forces in operational information.</text:p>
      <text:p text:style-name="P4">
Also, our defenders destroyed UAVs of the operative-tactical level "Orlan-10".</text:p>
      <text:p text:style-name="P4">
Our units of rocket troops and artillery have struck 3 points of management, 2 anti-aircraft missile complexes, the area of concentration of the personnel of the opponent and 3 of his artillery units at firing positions.</text:p>
      <text:p text:style-name="P4">
News Source: <text:a xlink:type="simple" xlink:href="https://armyinform.com.ua/2023/06/12/ukrayinska-aviacziya-zavdala-visim-udariv-po-vorogu/" text:style-name="Internet_20_link" text:visited-style-name="Visited_20_Internet_20_Link">
https://armyinform.com.ua/2023/06/12/ukrayinska-aviacziya-zavdala-visim-udariv-po-vorogu/</text:a>
</text:p>
      <!--NEWS-->
      <text:h text:style-name="P10" text:outline-level="1">
<text:span text:style-name="T4">
Kherson is introduced restrictions on moving the flooded neighborhood of a ship</text:span>
</text:h>
      <text:p text:style-name="P4">
Author: ['АРМІЯINFORM']</text:p>
      <text:p text:style-name="P4">
Time: 2023-06-12T91:00:00-04:00</text:p>
      <text:p text:style-name="P4">
Description: Z 13 worm to the flooded Vnaslіdok Pіdriva Kakhovo Ges Mikrostroyona Kherso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image-8.jpg" text:style-name="Internet_20_link" text:visited-style-name="Visited_20_Internet_20_Link">
image-8.jpg</text:a>
']</text:p>
      <text:p text:style-name="P4">
Tags: ['КАХОВСЬКА ГЕС', 'КАХОВСЬКА ГЕС/ШТАБ INFO', 'ХЕРСОН']</text:p>
      <text:p text:style-name="P4">
Category: News</text:p>
      <!--METADATA-->
      <text:p text:style-name="P4">
<draw:frame draw:style-name="fr1" draw:name="Image332" text:anchor-type="as-char" svg:width="6.9236in" svg:height="3.894525in" draw:z-index="0">
<draw:image xlink:href="../Images/AРМІЯINFORM/2023-06-12T91-00-00-04-00/image-8.jpg" xlink:type="simple" xlink:show="embed" xlink:actuate="onLoad" draw:mime-type="image/jpeg"/>
</draw:frame>
From June 13, the Kherson neighborhoods will be prohibited from the Kakhovka hydroelectric power station.</text:p>
      <text:p text:style-name="P4">
About it <text:a xlink:type="simple" xlink:href="https://t.me/shtab_kakhovska_hes/614" text:style-name="Internet_20_link" text:visited-style-name="Visited_20_Internet_20_Link">
reports</text:a>
The headquarters of the elimination of the Kakhovka hydroelectric power station.</text:p>
      <text:p text:style-name="P4">
“The mineralization, investigative actions and work of utilities will be carried out. It will be carried out by representatives of the SES of the Tamsk Military Administration, ”the staff noted.</text:p>
      <text:p text:style-name="P4">
After the water recession will also determine the location of the issuance of humanitarian aid to the Ilicare, which can be obtained from 12:00 to 15:00 daily.</text:p>
      <text:p text:style-name="P4">
During the week, the residents of the island will be able to move it from 12:00 to 3:00 pm.</text:p>
      <text:p text:style-name="P4">
News Source: <text:a xlink:type="simple" xlink:href="https://armyinform.com.ua/2023/06/12/z-13-chervnya-do-zatoplenogo-mikrorajonu-korabel-hersona-bude-zaboroneno-vyizd/" text:style-name="Internet_20_link" text:visited-style-name="Visited_20_Internet_20_Link">
https://armyinform.com.ua/2023/06/12/z-13-chervnya-do-zatoplenogo-mikrorajonu-korabel-hersona-bude-zaboroneno-vyizd/</text:a>
</text:p>
      <!--NEWS-->
      <text:h text:style-name="P10" text:outline-level="1">
<text:span text:style-name="T4">
Undermining Kakhovskaya hydroelectric power station: the number of dead increased to ten people</text:span>
</text:h>
      <text:p text:style-name="P4">
Author: ['АРМІЯINFORM']</text:p>
      <text:p text:style-name="P4">
Time: 2023-06-12T92:00:00-04:00</text:p>
      <text:p text:style-name="P4">
Description: Nazrai about 10 bending through the flood on Khersonshchin, Yak Vnizla Vnaslіdok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d15a37-1kahovka.jpg" text:style-name="Internet_20_link" text:visited-style-name="Visited_20_Internet_20_Link">
3d15a37-1kahovka.jpg</text:a>
']</text:p>
      <text:p text:style-name="P4">
Tags: ['КАХОВСЬКА ГЕС', 'КАХОВСЬКА ГЕС/ШТАБ INFO']</text:p>
      <text:p text:style-name="P4">
Category: News</text:p>
      <!--METADATA-->
      <text:p text:style-name="P4">
<draw:frame draw:style-name="fr1" draw:name="Image333" text:anchor-type="as-char" svg:width="6.9236in" svg:height="4.119542in" draw:z-index="0">
<draw:image xlink:href="../Images/AРМІЯINFORM/2023-06-12T92-00-00-04-00/3d15a37-1kahovka.jpg" xlink:type="simple" xlink:show="embed" xlink:actuate="onLoad" draw:mime-type="image/jpeg"/>
</draw:frame>
Currently, 10 killed because of flooding in the Kherson region, which arose from the Russian Dam to the Kakhovska Hydroelectric Dam.</text:p>
      <text:p text:style-name="P4">
As <text:a xlink:type="simple" xlink:href="https://t.me/shtab_kakhovska_hes/640" text:style-name="Internet_20_link" text:visited-style-name="Visited_20_Internet_20_Link">
informed</text:a>
The Minister of Internal Affairs Klimenko, the water continues to retreat, and there are 3 653 -heating.</text:p>
      <text:p text:style-name="P4">
“Currently, 10 dead are known: in Kherson and the region. We also record 41 persons missing missing, ”he said.</text:p>
      <text:p text:style-name="P4">
Currently, the relevant services are being restored by gas and power supply.</text:p>
      <text:p text:style-name="P4">
“In the morning, a meeting of the headquarters to eliminate the consequences of the disaster was held. Hear of preparation for the drilling of artesian wells in Kherson region. The village community of Chernobayivka was visited, where 33 houses were flooded. Pumping. Electric, water supply will have already been returned to the weekend in most settlements. We account for the losses of citizens. The correspondence is working in enhanced mode, ”Igor Klimenko said.</text:p>
      <text:p text:style-name="P4">
News Source: <text:a xlink:type="simple" xlink:href="https://armyinform.com.ua/2023/06/12/pidryv-kahovskoyi-ges-kilkist-zagyblyh-zbilshylasya-do-desyaty-osib/" text:style-name="Internet_20_link" text:visited-style-name="Visited_20_Internet_20_Link">
https://armyinform.com.ua/2023/06/12/pidryv-kahovskoyi-ges-kilkist-zagyblyh-zbilshylasya-do-desyaty-osib/</text:a>
</text:p>
      <!--NEWS-->
      <text:h text:style-name="P10" text:outline-level="1">
<text:span text:style-name="T4">
The enemy focuses on four directions, there took place 23 combat clashes</text:span>
</text:h>
      <text:p text:style-name="P4">
Author: ['АРМІЯINFORM']</text:p>
      <text:p text:style-name="P4">
Time: 2023-06-12T93:00:00-04:00</text:p>
      <text:p text:style-name="P4">
Description: Opponent ZoServilu, the basic Zusill on Limansky, Bakhmutsky, Avdіvsky that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3817822_604453481867734_3890980482231183041_n.jpg" text:style-name="Internet_20_link" text:visited-style-name="Visited_20_Internet_20_Link">
353817822_604453481867734_3890980482231183041_n.jpg</text:a>
']</text:p>
      <text:p text:style-name="P4">
Tags: ['ГЕНЕРАЛЬНИЙ ШТАБ ЗС УКРАЇНИ', 'ОПЕРАТИВНА ІНФОРМАЦІЯ']</text:p>
      <text:p text:style-name="P4">
Category: News</text:p>
      <!--METADATA-->
      <text:p text:style-name="P4">
<draw:frame draw:style-name="fr1" draw:name="Image334" text:anchor-type="as-char" svg:width="6.9236in" svg:height="3.89773in" draw:z-index="0">
<draw:image xlink:href="../Images/AРМІЯINFORM/2023-06-12T93-00-00-04-00/353817822_604453481867734_3890980482231183041_n.jpg" xlink:type="simple" xlink:show="embed" xlink:actuate="onLoad" draw:mime-type="image/jpeg"/>
</draw:frame>
The enemy concentrates major efforts on Liman, Bakhmut, Avdiiv and Mariinsky. During the day, 23 combat reports took place.</text:p>
      <text:p text:style-name="P4">
About it <text:a xlink:type="simple" xlink:href="https://m.facebook.com/story.php" text:style-name="Internet_20_link" text:visited-style-name="Visited_20_Internet_20_Link">
reports</text:a>
The General Staff of the Armed Forces in operational information.</text:p>
      <text:p text:style-name="P4">
The enemy has unsuccessfully advanced in the Cheesey area in the Lyman direction and in the direction of Avdiivka. In the mineral direction, the enemy performed unsuccessful successive actions in the direction of the Blessed.</text:p>
      <text:p text:style-name="P4">
In Zaporizhzhya and Kherson directions, the enemy continues to conduct defense.</text:p>
      <text:p text:style-name="P4">
Our defenders also repelled all 14 enemy attacks in the city of Marinka.</text:p>
      <text:p text:style-name="P4">
News Source: <text:a xlink:type="simple" xlink:href="https://armyinform.com.ua/2023/06/12/vorog-zoseredzhuye-zusyllya-na-chotyroh-napryamkah-tam-vidbulos-23-zitknennya/" text:style-name="Internet_20_link" text:visited-style-name="Visited_20_Internet_20_Link">
https://armyinform.com.ua/2023/06/12/vorog-zoseredzhuye-zusyllya-na-chotyroh-napryamkah-tam-vidbulos-23-zitknennya/</text:a>
</text:p>
      <!--NEWS-->
      <text:h text:style-name="P10" text:outline-level="1">
<text:span text:style-name="T4">
Last week of the Armed Forces, 7 settlements were released - Anna Malyar</text:span>
</text:h>
      <text:p text:style-name="P4">
Author: ['АРМІЯINFORM']</text:p>
      <text:p text:style-name="P4">
Time: 2023-06-12T94:00:00-04:00</text:p>
      <text:p text:style-name="P4">
Description: Zbroinі Silles of Ukraine for Pastyli Tizhenya in the result of the advanced navilii sir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malyar-1-960x540-1.jpg" text:style-name="Internet_20_link" text:visited-style-name="Visited_20_Internet_20_Link">
malyar-1-960x540-1.jpg</text:a>
']</text:p>
      <text:p text:style-name="P4">
Tags: ['ГАННА МАЛЯР', 'ЗВІЛЬНЕННЯ']</text:p>
      <text:p text:style-name="P4">
Category: News</text:p>
      <!--METADATA-->
      <text:p text:style-name="P4">
<draw:frame draw:style-name="fr1" draw:name="Image335" text:anchor-type="as-char" svg:width="6.9236in" svg:height="3.894525in" draw:z-index="0">
<draw:image xlink:href="../Images/AРМІЯINFORM/2023-06-12T94-00-00-04-00/malyar-1-960x540-1.jpg" xlink:type="simple" xlink:show="embed" xlink:actuate="onLoad" draw:mime-type="image/jpeg"/>
</draw:frame>
The Armed Forces of Ukraine last week as a result of the offensive, seven settlements were released.</text:p>
      <text:p text:style-name="P4">
About it <text:a xlink:type="simple" xlink:href="https://t.me/annamaliar/842" text:style-name="Internet_20_link" text:visited-style-name="Visited_20_Internet_20_Link">
reported</text:a>
Deputy Minister of Defense Anna Malyar in Telegram.</text:p>
      <text:p text:style-name="P4">
According to her, last week during the offensive operation of the Udonesk and Tavriy Operational areas of the promotion of troops of the classmate grouping <text:span text:style-name="T4">
 6.5 km </text:span>
. The area of the territory taken under control <text:span text:style-name="T4">
 90 sq.km. </text:span>
</text:p>
      <text:p text:style-name="P4">
"7 settlements have been released: pubic, Levadne, Novodarivka, Neskachny, Storozhevo, Makarivka, Blessed," Anna Malyar wrote.</text:p>
      <text:p text:style-name="P4">
News Source: <text:a xlink:type="simple" xlink:href="https://armyinform.com.ua/2023/06/12/za-mynulyj-tyzhden-zsu-zvilnyly-7-naselenyh-punktiv-ganna-malyar/" text:style-name="Internet_20_link" text:visited-style-name="Visited_20_Internet_20_Link">
https://armyinform.com.ua/2023/06/12/za-mynulyj-tyzhden-zsu-zvilnyly-7-naselenyh-punktiv-ganna-malyar/</text:a>
</text:p>
      <!--NEWS-->
      <text:h text:style-name="P10" text:outline-level="1">
<text:span text:style-name="T4">
Alexei Reznikov discussed with the Minister of Defense of Estonia strengthening the defense capability of the Armed Forces</text:span>
</text:h>
      <text:p text:style-name="P4">
Author: ['АРМІЯINFORM']</text:p>
      <text:p text:style-name="P4">
Time: 2023-06-12T95:00:00-04:00</text:p>
      <text:p text:style-name="P4">
Description: Mainstro defense of Ukraine Oleksiy Reznikov, having discussed the Esonian Kingo Khanno Pevkur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fyb8k2uwwaaotfz.jpg" text:style-name="Internet_20_link" text:visited-style-name="Visited_20_Internet_20_Link">
fyb8k2uwwaaotfz.jpg</text:a>
']</text:p>
      <text:p text:style-name="P4">
Tags: ['ОЛЕКСІЙ РЕЗНІКОВ', 'ОФІЦІЙНО', 'ХАННО ПЕВКУР']</text:p>
      <text:p text:style-name="P4">
Category: News</text:p>
      <!--METADATA-->
      <text:p text:style-name="P4">
<draw:frame draw:style-name="fr1" draw:name="Image336" text:anchor-type="as-char" svg:width="6.9236in" svg:height="3.899616in" draw:z-index="0">
<draw:image xlink:href="../Images/AРМІЯINFORM/2023-06-12T95-00-00-04-00/fyb8k2uwwaaotfz.jpg" xlink:type="simple" xlink:show="embed" xlink:actuate="onLoad" draw:mime-type="image/jpeg"/>
</draw:frame>
The Minister of Defense of Ukraine Oleksiy Reznikov discussed with Estonian colleague Hannovocur, new joint projects aimed at strengthening the defense capability of Ukraine.</text:p>
      <text:p text:style-name="P4">
Alexei Reznikov [wrote] about it(https://twitter.com/oleksiireznikov/status/1668297980229632000)Obliga Twitter.</text:p>
      <text:p text:style-name="P4">
"I had a meaningful conversation with my friend, the Minister of Defense Hanno Petukur. New joint projects aimed at strengthening Ukraine's defense capability. We keep in touch and look forward to Ramstein's nearest standing, ”his post reads.</text:p>
      <text:p text:style-name="P4">
Alexei Reznikov thanked the Minister of Defense of Estonia for the adamant support of the Ukrainian army.</text:p>
      <text:p text:style-name="P4">
News Source: <text:a xlink:type="simple" xlink:href="https://armyinform.com.ua/2023/06/12/oleksij-reznikov-obgovoryv-iz-ministrom-oborony-estoniyi-zmicznennya-oboronozdatnosti-zsu/" text:style-name="Internet_20_link" text:visited-style-name="Visited_20_Internet_20_Link">
https://armyinform.com.ua/2023/06/12/oleksij-reznikov-obgovoryv-iz-ministrom-oborony-estoniyi-zmicznennya-oboronozdatnosti-zsu/</text:a>
</text:p>
      <!--NEWS-->
      <text:h text:style-name="P10" text:outline-level="1">
<text:span text:style-name="T4">
Before Ramstay, Alexei Reznikov “Verified Watches” with Luxembourg Defense Minister</text:span>
</text:h>
      <text:p text:style-name="P4">
Author: ['АРМІЯINFORM']</text:p>
      <text:p text:style-name="P4">
Time: 2023-06-12T96:00:00-04:00</text:p>
      <text:p text:style-name="P4">
Description: Miniter defense of Ukraine Oleksiy Reznikov izhistr defending Luxembourg Francois Baush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fyb_kymwyaapzld.jpg" text:style-name="Internet_20_link" text:visited-style-name="Visited_20_Internet_20_Link">
fyb_kymwyaapzld.jpg</text:a>
']</text:p>
      <text:p text:style-name="P4">
Tags: ['ОЛЕКСІЙ РЕЗНІКОВ', 'ОФІЦІЙНО', 'РАМШТАЙН']</text:p>
      <text:p text:style-name="P4">
Category: News</text:p>
      <!--METADATA-->
      <text:p text:style-name="P4">
<draw:frame draw:style-name="fr1" draw:name="Image337" text:anchor-type="as-char" svg:width="6.9236in" svg:height="3.899616in" draw:z-index="0">
<draw:image xlink:href="../Images/AРМІЯINFORM/2023-06-12T96-00-00-04-00/fyb_kymwyaapzld.jpg" xlink:type="simple" xlink:show="embed" xlink:actuate="onLoad" draw:mime-type="image/jpeg"/>
</draw:frame>
Defense Minister Oleksiy Reznikov with the Minister of Defense Luxembourgfransua Bausche coordinated positions on the eve of the meeting of the contact group of defense in the format of Ramstein.</text:p>
      <text:p text:style-name="P4">
About it the head of the defense department of Ukraine <text:a xlink:type="simple" xlink:href="https://twitter.com/oleksiireznikov/status/1668301270971559986" text:style-name="Internet_20_link" text:visited-style-name="Visited_20_Internet_20_Link">
wrote</text:a>
Obliga Twitter.</text:p>
      <text:p text:style-name="P4">
“He had a fruitful conversation with Francois Bausha's colleague. We discussed a number of interesting people and checked the watches before the UDCG meeting in Ramstein format. I am grateful for adamant support, ”his post reads.</text:p>
      <text:p text:style-name="P4">
It is known that the thirteenth meeting of the Contact Group on Defense of Ukraine Uramakh "Ramstein" <text:a xlink:type="simple" xlink:href="https://armyinform.com.ua/2023/06/09/stala-vidoma-data-provedennya-zasidannya-kontaktnoyi-grupy-z-pytan-oborony-ukrayiny-u-formati-ramshtajn/" text:style-name="Internet_20_link" text:visited-style-name="Visited_20_Internet_20_Link">
will take place</text:a>
<text:span text:style-name="T4">
 June 15 2023. </text:span>
</text:p>
      <text:p text:style-name="P4">
News Source: <text:a xlink:type="simple" xlink:href="https://armyinform.com.ua/2023/06/12/pered-ramshtajnom-oleksij-reznikov-zviryv-godynnyky-z-ministrom-oborony-lyuksemburgu/" text:style-name="Internet_20_link" text:visited-style-name="Visited_20_Internet_20_Link">
https://armyinform.com.ua/2023/06/12/pered-ramshtajnom-oleksij-reznikov-zviryv-godynnyky-z-ministrom-oborony-lyuksemburgu/</text:a>
</text:p>
      <!--NEWS-->
      <text:h text:style-name="P10" text:outline-level="1">
<text:span text:style-name="T4">
DBR handed over to the armed forces a car worth more than $ 1.1 million</text:span>
</text:h>
      <text:p text:style-name="P4">
Author: ['АРМІЯINFORM']</text:p>
      <text:p text:style-name="P4">
Time: 2023-06-12T97:00:00-04:00</text:p>
      <text:p text:style-name="P4">
Description: The Government of the Bureau of the Rossliduvan was transferred to the consumes of Zbroyni forces of Ukrainian Autovani Auto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3450490_604267878552961_174424832287447808_n.jpg" text:style-name="Internet_20_link" text:visited-style-name="Visited_20_Internet_20_Link">
353450490_604267878552961_174424832287447808_n.jpg</text:a>
']</text:p>
      <text:p text:style-name="P4">
Tags: ['ВІЙСЬКОВА ПІДТРИМКА', 'ДБР', 'МЕДВЕДЧУК']</text:p>
      <text:p text:style-name="P4">
Category: News</text:p>
      <!--METADATA-->
      <text:p text:style-name="P4">
<draw:frame draw:style-name="fr1" draw:name="Image338" text:anchor-type="as-char" svg:width="6.9236in" svg:height="4.32725in" draw:z-index="0">
<draw:image xlink:href="../Images/AРМІЯINFORM/2023-06-12T97-00-00-04-00/353450490_604267878552961_174424832287447808_n.jpg" xlink:type="simple" xlink:show="embed" xlink:actuate="onLoad" draw:mime-type="image/jpeg"/>
</draw:frame>
The State Bureau of Investigation was transferred to the needs of the Armed Forces of Ukraine by arrested by relatives of Viktor Medvedchuk and Taras Kozak worth more than 1 million dollars in the United States.</text:p>
      <text:p text:style-name="P4">
As <text:a xlink:type="simple" xlink:href="https://www.facebook.com/GeneralStaff.ua/posts/pfbid02U1MAaU6XxPRpYwpZmotfU3ueRZzWDcB6N3bHmyzVVqxwdX6fDpNMeMFqe66SoYwEl" text:style-name="Internet_20_link" text:visited-style-name="Visited_20_Internet_20_Link">
reports</text:a>
The General Staff of the Armed Forces, this is stated on the official website of the DBR.</text:p>
      <text:p text:style-name="P4">
“The employees of the DBR transferred to the needs of one of the brigades of the Armed Forces of Ukraine 17 car, arrested by relatives of Medvedchuk and Cossack: 12 trucks, a car crane, a minibus, a van and two SUVs. Their cost is $ 1.1 million, ”the DBR noted.</text:p>
      <text:p text:style-name="P4">
The vehicles are the subjects of criminal proceedings for the illegal production of sand on two quarries in the Lviv region, within which in April 20122 the car was arrested.</text:p>
      <text:p text:style-name="P4">
Now the DBR employees have made the cars get to the Armed Forces and more assisted defenders in the fight against the enemy.</text:p>
      <text:p text:style-name="P4">
News Source: <text:a xlink:type="simple" xlink:href="https://armyinform.com.ua/2023/06/12/dbr-peredalo-zbrojnym-sylam-areshtovani-avto-vartistyu-ponad-1-mln/" text:style-name="Internet_20_link" text:visited-style-name="Visited_20_Internet_20_Link">
https://armyinform.com.ua/2023/06/12/dbr-peredalo-zbrojnym-sylam-areshtovani-avto-vartistyu-ponad-1-mln/</text:a>
</text:p>
      <!--NEWS-->
      <text:h text:style-name="P10" text:outline-level="1">
<text:span text:style-name="T4">
Anna Malyar about the situation in the Bakhmut direction: our troops took control of 16 sqm</text:span>
</text:h>
      <text:p text:style-name="P4">
Author: ['АРМІЯINFORM']</text:p>
      <text:p text:style-name="P4">
Time: 2023-06-12T98:00:00-04:00</text:p>
      <text:p text:style-name="P4">
Description: For Past Pastyliyi at Bakhmutsky, Ukrainian Vіsyska took control of 16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5204456355442837877_y.jpg" text:style-name="Internet_20_link" text:visited-style-name="Visited_20_Internet_20_Link">
photo_5204456355442837877_y.jpg</text:a>
']</text:p>
      <text:p text:style-name="P4">
Tags: ['БАХМУТСЬКИЙ НАПРЯМОК', 'ГАННА МАЛЯР']</text:p>
      <text:p text:style-name="P4">
Category: News</text:p>
      <!--METADATA-->
      <text:p text:style-name="P4">
<draw:frame draw:style-name="fr1" draw:name="Image339" text:anchor-type="as-char" svg:width="6.9236in" svg:height="3.894525in" draw:z-index="0">
<draw:image xlink:href="../Images/AРМІЯINFORM/2023-06-12T98-00-00-04-00/photo_5204456355442837877_y.jpg" xlink:type="simple" xlink:show="embed" xlink:actuate="onLoad" draw:mime-type="image/jpeg"/>
</draw:frame>
Last week, the Ukrainian troops took 16 square kilometers in Bakhmut.</text:p>
      <text:p text:style-name="P4">
About it <text:a xlink:type="simple" xlink:href="https://t.me/annamaliar/843" text:style-name="Internet_20_link" text:visited-style-name="Visited_20_Internet_20_Link">
reported</text:a>
Deputy Minister of Defense of Ukraine Anna Malyar.</text:p>
      <text:p text:style-name="P4">
According to her, on the left flank, Ukrainian defenders advanced 1.5 km, Ana to the right - 3.5 km.</text:p>
      <text:p text:style-name="P4">
Earlier Anna Malyar <text:a xlink:type="simple" xlink:href="https://armyinform.com.ua/2023/06/12/za-mynulyj-tyzhden-zsu-zvilnyly-7-naselenyh-punktiv-ganna-malyar/" text:style-name="Internet_20_link" text:visited-style-name="Visited_20_Internet_20_Link">
reported</text:a>
that armed Ukraine last week as a result of the offensive actions released seven -seedlings.</text:p>
      <text:p text:style-name="P4">
News Source: <text:a xlink:type="simple" xlink:href="https://armyinform.com.ua/2023/06/12/ganna-malyar-pro-sytuacziyu-na-bahmutskomu-napryamku-nashi-vijska-vzyaly-pid-kontrol-16-kv-km/" text:style-name="Internet_20_link" text:visited-style-name="Visited_20_Internet_20_Link">
https://armyinform.com.ua/2023/06/12/ganna-malyar-pro-sytuacziyu-na-bahmutskomu-napryamku-nashi-vijska-vzyaly-pid-kontrol-16-kv-km/</text:a>
</text:p>
      <!--NEWS-->
      <text:h text:style-name="P10" text:outline-level="1">
<text:span text:style-name="T4">
President held a meeting of the rate: the loss of the enemy as we need</text:span>
</text:h>
      <text:p text:style-name="P4">
Author: ['АРМІЯINFORM']</text:p>
      <text:p text:style-name="P4">
Time: 2023-06-12T99:00:00-04:00</text:p>
      <text:p text:style-name="P4">
Description: President of Ukraine Volodymyr Zelensky Zavodannya Supreme Stations ... War with Ukraine 2022, War with Ukraine Latest News today, News War with Ukraine 2022 Last for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3/06/02559bb80f1ecd1da4f06e93f2d16073_1686596815_extra_large.jpeg" text:style-name="Internet_20_link" text:visited-style-name="Visited_20_Internet_20_Link">
02559bb80f1ecd1da4f06e93f2d16073_1686596815_extra_large.jpeg</text:a>
']</text:p>
      <text:p text:style-name="P4">
Tags: ['ОФІС ПРЕЗИДЕНТА УКРАЇНИ', 'СТАВКА ВЕРХОВНОГО ГОЛОВНОКОМАНДУВАЧА']</text:p>
      <text:p text:style-name="P4">
Category: News</text:p>
      <!--METADATA-->
      <text:p text:style-name="P4">
<draw:frame draw:style-name="fr1" draw:name="Image340" text:anchor-type="as-char" svg:width="6.9236in" svg:height="3.888755in" draw:z-index="0">
<draw:image xlink:href="../Images/AРМІЯINFORM/2023-06-12T99-00-00-04-00/02559bb80f1ecd1da4f06e93f2d16073_1686596815_extra_large.jpeg" xlink:type="simple" xlink:show="embed" xlink:actuate="onLoad" draw:mime-type="image/jpeg"/>
</draw:frame>
President of Ukraine Volodymyr Zelensky held a meeting of the High Chief Commander -in -Chief and heard key reports - from the commander of the Khortytsia and Tavriya operatives.</text:p>
      <text:p text:style-name="P4">
The Head of State <text:a xlink:type="simple" xlink:href="https://www.president.gov.ua/news/micnist-nashih-voyiniv-daye-rezultat-i-ya-dyakuyu-za-ce-kozh-83561" text:style-name="Internet_20_link" text:visited-style-name="Visited_20_Internet_20_Link">
reported</text:a>
In their address to Ukrainians.</text:p>
      <text:p text:style-name="P4">
“The fighting is rigid, but our movement is, and it is very important. The loss of the enemy is just as needed. Although the weather these days is unfavorable - the rains of our task make it up, but still the strength of our warriors gives results, and I thank Tsekozhny, who is now in battle, everyone who supports our combat brigades in the way, ”he said.</text:p>
      <text:p text:style-name="P4">
Colonel-General Alexander Sirsky and Tarnavsky reported today, we already have, at what points of the front we need to strengthen with tangent actions we can break more Russian positions.</text:p>
      <text:p text:style-name="P4">
“Thank you for our boys for every Ukrainian flag, which is now returning Nazonic place in the villages in the newly devoted territory!Thank you for the significant filling of our exchange fund!” - emphasized Volodymyr Zelenskyy.</text:p>
      <text:p text:style-name="P4">
There was a report by the Commander -in -Chief of the Armed Forces of Ukraine Valery Zaluzhny - on the general situation, the Ministry of Internal Affairs and the Security Service of Ukraine - on stabilization measures at the de -enrolled territory.</text:p>
      <text:p text:style-name="P4">
“We are very active in supplying the necessary weapons, shells. There was a reconnaissance report on the options of the enemy. Our prompt dominance is preserved and reinforced. Separately grateful for Bakhmut - we increase our control of this direction, ”the President said.</text:p>
      <text:p text:style-name="P4">
Today, there was a final report on the readiness and unpreparedness of the country all over the country, in the largest cities and in Kiev. Ministryklymenko, Kamyshin and Kubrakov reported.</text:p>
      <text:p text:style-name="P4">
“The results, to put it mildly, are disappointing. Friday will prepare the right draft decisions - both for those who are responsible and to ensure the proper level of protection for our people in all Ukrainian places, ”the Head of State said.</text:p>
      <text:p text:style-name="P4">
News Source: <text:a xlink:type="simple" xlink:href="https://armyinform.com.ua/2023/06/12/prezydent-proviv-zasidannya-stavky-vtraty-u-voroga-taki-yak-nam-potribno/" text:style-name="Internet_20_link" text:visited-style-name="Visited_20_Internet_20_Link">
https://armyinform.com.ua/2023/06/12/prezydent-proviv-zasidannya-stavky-vtraty-u-voroga-taki-yak-nam-potribno/</text:a>
</text:p>
      <!--NEWS-->
      <text:h text:style-name="P10" text:outline-level="1">
<text:span text:style-name="T4">
Zelensky: The strength of our warriors gives the result and I thank everyone who is in battle right now</text:span>
</text:h>
      <text:p text:style-name="P4">
Authors: Ukrinform (Person)</text:p>
      <text:p text:style-name="P4">
Publisher: Укринформ (Organization)</text:p>
      <text:p text:style-name="P4">
Published Time: 2023-06-12T9:38:08+03:00</text:p>
      <text:p text:style-name="P4">
Modified Time: 2023-06-12T22:38:08+03:00</text:p>
      <text:p text:style-name="P4">
Description: The fighting is rigid, but our movement is, and it is very important. The loss of the enemy is exactly how we need. Although the weather these days is unfavorable - the rains of our task complicate, but still the strength of our soldiers gives results - Ukrinform.</text:p>
      <text:p text:style-name="P4">
Images: ['<text:a xlink:type="simple" xlink:href="https://static.ukrinform.com/photos/2023_04/thumb_files/630_360_1682862659-378.jpeg" text:style-name="Internet_20_link" text:visited-style-name="Visited_20_Internet_20_Link">
630_360_16828...</text:a>
']</text:p>
      <text:p text:style-name="P4">
Tags: ['ЗСУ', 'Зеленський', 'Війна з Росією', '#stoprussia']</text:p>
      <text:p text:style-name="P4">
Type: Article</text:p>
      <!--METADATA-->
      <text:p text:style-name="P4">
<draw:frame draw:style-name="fr1" draw:name="Image341" text:anchor-type="as-char" svg:width="6.9236in" svg:height="3.956343in" draw:z-index="0">
<draw:image xlink:href="../Images/yкринформ/2023-06-12T9-38-08-03-00/630_360_1682862659-378.jpeg" xlink:type="simple" xlink:show="embed" xlink:actuate="onLoad" draw:mime-type="image/jpeg"/>
</draw:frame>
Bogovera, but our movement is, and it is very important. The loss of the enemy is just as we need. And although the weather these days is unfavorable - the rains of our task make up, but still the strength of our soldiers gives results,</text:p>
      <text:p text:style-name="P4">
On this he emphasized in the evening <text:a xlink:type="simple" xlink:href="https://www.youtube.com/watch" text:style-name="Internet_20_link" text:visited-style-name="Visited_20_Internet_20_Link">
video.</text:a>
President Volodymyr Zelenskyy, reports Ukrinform.</text:p>
      <text:p text:style-name="P4">
<text:span text:style-name="T5">
Vido: <text:a xlink:type="simple" xlink:href="https://t.me/OP_UA/9712" text:style-name="Internet_20_link" text:visited-style-name="Visited_20_Internet_20_Link">
Presidential Office, Telegrams</text:a>
</text:span>
</text:p>
      <text:p text:style-name="P4">
_ <text:span text:style-name="T4">
 I wish health, dear Ukrainians!</text:span>
 _</text:p>
      <text:p text:style-name="P4">
He spent the bet today. Key reports - from the commander of the operatives, which are the most important and hottest - "Khortytsia" and "Tavriya".</text:p>
      <text:p text:style-name="P4">
The fighting is rigid, but our movement is, and it is very important. The loss of the enemy is just as needed. Although the weather these days is unfavorable - the rains of our task make it up, but still the strength of our warriors gives results, and I thank Tsekozhny, who is now in battle, everyone who supports our combat brigades in the way.</text:p>
      <text:p text:style-name="P4">
Syrsky and Tarnavsky generals reported today about the successes that we already have, at what points <text:a xlink:type="simple" xlink:href="https://www.ukrinform.ua/tag-vijna-z-rosieu" text:style-name="Internet_20_link" text:visited-style-name="Visited_20_Internet_20_Link">
front</text:a>
We need to strengthen and what actions we can break more Russian positions.</text:p>
      <text:p text:style-name="P4">
I thank our boys for every Ukrainian flag, which is now returning Nazonic place in villages in the newly devoted territory!Thank you for the significant filling of our exchange fund!</text:p>
      <text:p text:style-name="P4">
There was a report of the Chief Committee - on the general situation, the Ministry of Internal Affairs and the SBU - on stabilization measures in the de -mentioned territory. We are very active in supplying the necessary weapons, shells. There was also a report of the enemy's actions. Our prompt dominance is stored and strengthened.</text:p>
      <text:p text:style-name="P4">
Separately grateful for Bakhmut - we increase our control in this direction.</text:p>
      <text:p text:style-name="P4">
Today, there was a final report on the readiness and unpreparedness of the country all over the country, in the largest cities and in Kiev. Ministryklymenko, Kamyshin and Kubrakov reported. The results, to put it mildly, are disappointing. On Friday, prepared appropriate draft decisions will be prepared - both responsible and providing a proper level of protection for our people in Ukrainian cities.</text:p>
      <text:p text:style-name="P4">
He also held several meetings on our international events. We will make this week very meaningful this week. The first is to prepare a new support for weapons of finding partners for our soldiers. Secondly, we prepare the involvement of greater quantity entities in the implementation of the peace formula. Third: we work that the Squad Summit was truly meaningful.And another solution to be said. The title of Hero of Ukraine was assigned by the SBU SBU Vasyl Bogach, posthumously. For extraordinary personal development, for repeated detention and destruction of enemy saboteurs. Mariupol's envisages, and it is for such heroism, it is such a self -sacrifice that disrespect any other options for Ukraine and Ukrainians other than victory.</text:p>
      <text:p text:style-name="P4">
Glory to all who fight for Ukraine!</text:p>
      <text:p text:style-name="P4">
Thank you to everyone who is now in battle, at combat posts and at combat operations!Step by step we move forward!</text:p>
      <text:p text:style-name="P4">
We believe in victory. She will be!</text:p>
      <text:p text:style-name="P4">
_<text:span text:style-name="T4">
Glory to Ukraine!</text:span>
 _</text:p>
      <text:p text:style-name="P4">
News Source: <text:a xlink:type="simple" xlink:href="https://www.ukrinform.ua/rubric-ato/3722017-zelenskij-micnist-nasih-voiniv-dae-rezultat-i-a-dakuu-koznomu-hto-zaraz-u-bou.html" text:style-name="Internet_20_link" text:visited-style-name="Visited_20_Internet_20_Link">
https://www.ukrinform.ua/rubric-ato/3722017-zelenskij-micnist-nasih-voiniv-dae-rezultat-i-a-dakuu-koznomu-hto-zaraz-u-bou.html</text:a>
</text:p>
      <!--NEWS-->
      <text:h text:style-name="P10" text:outline-level="1">
<text:span text:style-name="T4">
India and Pakistan prepare for a powerful cyclone, thousands of people plan to evacuate</text:span>
</text:h>
      <text:p text:style-name="P4">
Authors: Ukrinform (Person)</text:p>
      <text:p text:style-name="P4">
Publisher: Укринформ (Organization)</text:p>
      <text:p text:style-name="P4">
Published Time: 2023-06-13T-1:14:00+03:00</text:p>
      <text:p text:style-name="P4">
Modified Time: 2023-06-13T00:14:00+03:00</text:p>
      <text:p text:style-name="P4">
Description: India and Pakistan are preparing for the first strong cyclone this year, which, according to expectations, will strike the coastal regions of both countries this week. - Ukrinform.</text:p>
      <text:p text:style-name="P4">
Images: ['<text:a xlink:type="simple" xlink:href="https://static.ukrinform.com/photos/2019_09/thumb_files/630_360_1567601248-630.jpg" text:style-name="Internet_20_link" text:visited-style-name="Visited_20_Internet_20_Link">
630_360_15676...</text:a>
']</text:p>
      <text:p text:style-name="P4">
Tags: ['Індія', 'Пакистан', 'Циклон']</text:p>
      <text:p text:style-name="P4">
Type: Article</text:p>
      <!--METADATA-->
      <text:p text:style-name="P4">
<draw:frame draw:style-name="fr1" draw:name="Image342" text:anchor-type="as-char" svg:width="6.9236in" svg:height="3.956343in" draw:z-index="0">
<draw:image xlink:href="../Images/yкринформ/2023-06-13T-1-14-00-03-00/630_360_1567601248-630.jpg" xlink:type="simple" xlink:show="embed" xlink:actuate="onLoad" draw:mime-type="image/jpeg"/>
</draw:frame>
India Tapakistan is preparing for the first strong cyclone this year, which, in the care, will strike the coastal regions of both countries this week.</text:p>
      <text:p text:style-name="P4">
According to Ukrinform, it reports <text:a xlink:type="simple" xlink:href="https://apnews.com/article/cyclone-biparjoy-india-pakistan-ad1c5e3971c4ef440b823b807ed79dd0" text:style-name="Internet_20_link" text:visited-style-name="Visited_20_Internet_20_Link">
Associated Press</text:a>
.</text:p>
      <text:p text:style-name="P4">
From the Arabian Sea, a cyclone called "Barpioy" will be directed by a half -day SIND province in Pakistan and on the coast of Western Indian Town Gujarat.</text:p>
      <text:p text:style-name="P4">
<text:span text:style-name="T4">
 Read also: </text:span>
 <text:a xlink:type="simple" xlink:href="https://www.ukrinform.ua/rubric-world/3717446-u-aponii-tri-zahidni-prefekturi-nakriv-potuznij-stormovij-front.html" text:style-name="Internet_20_link" text:visited-style-name="Visited_20_Internet_20_Link">
in Japan three Western prefectures covered the powerful stormfront</text:a>
According to the Pakistani Meteorological Department, bad weather on Thursday. The maximum wind speed can reach 200 kilometers per hour, noted in the department.</text:p>
      <text:p text:style-name="P4">
The cyclone will probably affect the Pakistani city of Karachi, as well as the twelve more Indian ports of Wise and Candla.</text:p>
      <text:p text:style-name="P4">
In densely populated regions and cities that will hit the cyclone, directed Personal to eliminate the consequences of natural disasters.</text:p>
      <text:p text:style-name="P4">
*!(https://www.ukrinform.ua/rubric-world/3711507-u-manmi-kilkist-zagiblih-unaslidok-ciklonu-zrosla-do-145.html)The highest elected official of the province of Sind Murad Ali Shah visited the coastal districts asked the authorities to evacuate about 80,000 people to a safe place.</text:p>
      <text:p text:style-name="P4">
The Army, the Navy and the Coast Guard of India assisted in Gujarat's preparation, Bhpendra Pavere, Chief Minister of Bhpendra Pavel. He noted that people from the nonsense regions will be evacuated as needed. Also, India Prime Minister Narendra Modi met with high-ranking officials to prepare a natural disaster.</text:p>
      <text:p text:style-name="P4">
According to Ukrinform, a powerful storm front covered three Western effects of Japan.</text:p>
      <text:p text:style-name="P4">
News Source: <text:a xlink:type="simple" xlink:href="https://www.ukrinform.ua/rubric-world/3721997-india-ta-pakistan-gotuutsa-do-potuznogo-ciklonu-tisaci-ludej-planuut-evakuuvati.html" text:style-name="Internet_20_link" text:visited-style-name="Visited_20_Internet_20_Link">
https://www.ukrinform.ua/rubric-world/3721997-india-ta-pakistan-gotuutsa-do-potuznogo-ciklonu-tisaci-ludej-planuut-evakuuvati.html</text:a>
</text:p>
      <!--NEWS-->
      <text:h text:style-name="P10" text:outline-level="1">
<text:span text:style-name="T4">
India and Pakistan prepare for a powerful cyclone, thousands of people plan to evacuate</text:span>
</text:h>
      <text:p text:style-name="P4">
Authors: Ukrinform (Person)</text:p>
      <text:p text:style-name="P4">
Publisher: Укринформ (Organization)</text:p>
      <text:p text:style-name="P4">
Published Time: 2023-06-13T00:14:00+03:00</text:p>
      <text:p text:style-name="P4">
Modified Time: 2023-06-13T00:14:00+03:00</text:p>
      <text:p text:style-name="P4">
Description: India and Pakistan are preparing for the first strong cyclone this year, which, according to expectations, will strike the coastal regions of both countries this week. - Ukrinform.</text:p>
      <text:p text:style-name="P4">
Images: ['<text:a xlink:type="simple" xlink:href="https://static.ukrinform.com/photos/2019_09/thumb_files/630_360_1567601248-630.jpg" text:style-name="Internet_20_link" text:visited-style-name="Visited_20_Internet_20_Link">
630_360_15676...</text:a>
']</text:p>
      <text:p text:style-name="P4">
Tags: ['Індія', 'Пакистан', 'Циклон']</text:p>
      <text:p text:style-name="P4">
Type: Article</text:p>
      <!--METADATA-->
      <text:p text:style-name="P4">
<draw:frame draw:style-name="fr1" draw:name="Image343" text:anchor-type="as-char" svg:width="6.9236in" svg:height="3.956343in" draw:z-index="0">
<draw:image xlink:href="../Images/yкринформ/2023-06-13T00-14-00-03-00/630_360_1567601248-630.jpg" xlink:type="simple" xlink:show="embed" xlink:actuate="onLoad" draw:mime-type="image/jpeg"/>
</draw:frame>
India Tapakistan is preparing for the first strong cyclone this year, which, in the care, will strike the coastal regions of both countries this week.</text:p>
      <text:p text:style-name="P4">
According to Ukrinform, it reports <text:a xlink:type="simple" xlink:href="https://apnews.com/article/cyclone-biparjoy-india-pakistan-ad1c5e3971c4ef440b823b807ed79dd0" text:style-name="Internet_20_link" text:visited-style-name="Visited_20_Internet_20_Link">
Associated Press</text:a>
.</text:p>
      <text:p text:style-name="P4">
From the Arabian Sea, a cyclone called "Barpioy" will be directed by a half -day SIND province in Pakistan and on the coast of Western Indian Town Gujarat.</text:p>
      <text:p text:style-name="P4">
<text:span text:style-name="T4">
 Read also: </text:span>
 <text:a xlink:type="simple" xlink:href="https://www.ukrinform.ua/rubric-world/3717446-u-aponii-tri-zahidni-prefekturi-nakriv-potuznij-stormovij-front.html" text:style-name="Internet_20_link" text:visited-style-name="Visited_20_Internet_20_Link">
in Japan three Western prefectures covered the powerful stormfront</text:a>
According to the Pakistani Meteorological Department, bad weather on Thursday. The maximum wind speed can reach 200 kilometers per hour, noted in the department.</text:p>
      <text:p text:style-name="P4">
The cyclone will probably affect the Pakistani city of Karachi, as well as the twelve more Indian ports of Wise and Candla.</text:p>
      <text:p text:style-name="P4">
In densely populated regions and cities that will hit the cyclone, directed Personal to eliminate the consequences of natural disasters.</text:p>
      <text:p text:style-name="P4">
*!(https://www.ukrinform.ua/rubric-world/3711507-u-manmi-kilkist-zagiblih-unaslidok-ciklonu-zrosla-do-145.html)The highest elected official of the province of Sind Murad Ali Shah visited the coastal districts asked the authorities to evacuate about 80,000 people to a safe place.</text:p>
      <text:p text:style-name="P4">
The Army, the Navy and the Coast Guard of India assisted in Gujarat's preparation, Bhpendra Pavere, Chief Minister of Bhpendra Pavel. He noted that people from the nonsense regions will be evacuated as needed. Also, India Prime Minister Narendra Modi met with high-ranking officials to prepare a natural disaster.</text:p>
      <text:p text:style-name="P4">
According to Ukrinform, a powerful storm front covered three Western effects of Japan.</text:p>
      <text:p text:style-name="P4">
News Source: <text:a xlink:type="simple" xlink:href="https://www.ukrinform.ua/rubric-world/3721997-india-ta-pakistan-gotuutsa-do-potuznogo-ciklonu-tisaci-ludej-planuut-evakuuvati.html" text:style-name="Internet_20_link" text:visited-style-name="Visited_20_Internet_20_Link">
https://www.ukrinform.ua/rubric-world/3721997-india-ta-pakistan-gotuutsa-do-potuznogo-ciklonu-tisaci-ludej-planuut-evakuuvati.html</text:a>
</text:p>
      <!--NEWS-->
      <text:h text:style-name="P10" text:outline-level="1">
<text:span text:style-name="T4">
The US continued for a year sanctions against Belarus</text:span>
</text:h>
      <text:p text:style-name="P4">
Authors: Ukrinform (Person)</text:p>
      <text:p text:style-name="P4">
Publisher: Укринформ (Organization)</text:p>
      <text:p text:style-name="P4">
Published Time: 2023-06-13T00:36:00+03:00</text:p>
      <text:p text:style-name="P4">
Modified Time: 2023-06-13T00:36:00+03:00</text:p>
      <text:p text:style-name="P4">
Description: The United States believes that the regime in Belarus is further threatened by national security and foreign policy of America, so current sanctions against the RB will continue for the next annual period. - Ukrinform.</text:p>
      <text:p text:style-name="P4">
Images: ['<text:a xlink:type="simple" xlink:href="https://static.ukrinform.com/photos/2022_07/thumb_files/630_360_1656968648-727.jpg" text:style-name="Internet_20_link" text:visited-style-name="Visited_20_Internet_20_Link">
630_360_16569...</text:a>
']</text:p>
      <text:p text:style-name="P4">
Tags: ['Білорусь', 'Санкції', 'США', 'Україна', 'Агресія РФ']</text:p>
      <text:p text:style-name="P4">
Type: Article</text:p>
      <!--METADATA-->
      <text:p text:style-name="P4">
<draw:frame draw:style-name="fr1" draw:name="Image344" text:anchor-type="as-char" svg:width="6.9236in" svg:height="3.956343in" draw:z-index="0">
<draw:image xlink:href="../Images/yкринформ/2023-06-13T00-36-00-03-00/630_360_1656968648-727.jpg" xlink:type="simple" xlink:show="embed" xlink:actuate="onLoad" draw:mime-type="image/jpeg"/>
</draw:frame>
The combination believes that the regime in Belarus is further threatened by national security and foreign policy of America, so current sanctions against RBPP will be held for the next annual period.</text:p>
      <text:p text:style-name="P4">
This is stated in <text:a xlink:type="simple" xlink:href="https://www.whitehouse.gov/briefing-room/presidential-actions/2023/06/12/message-to-the-congress-on-the-continuation-of-the-national-emergency-with-respect-to-belarus/" text:style-name="Internet_20_link" text:visited-style-name="Visited_20_Internet_20_Link">
official address</text:a>
The Presidential for Congress, published on Monday by the White House, reports Ukrinform.</text:p>
      <text:p text:style-name="P4">
“The actions and policies of some members of the government <text:a xlink:type="simple" xlink:href="https://www.ukrinform.ua/tag-bilorus" text:style-name="Internet_20_link" text:visited-style-name="Visited_20_Internet_20_Link">
Belarus</text:a>
and other persons, as well as the miscarriage of the Belarusian regime and prolonged abuse continue to be unusual and exceptional threat to national security and foreign policy -polluted states, ”the document said.</text:p>
      <text:p text:style-name="P4">
Therefore, the emergency related to Belarus is declared by the President, which provides for sanctions and other restrictions, continues to the next year.</text:p>
      <text:p text:style-name="P4">
<text:span text:style-name="T4">
 Read also: </text:span>
 <text:a xlink:type="simple" xlink:href="https://www.ukrinform.ua/rubric-world/3720620-putin-zaaviv-so-takticnu-adernu-zbrou-privezut-u-bilorus-pisla-78-lipna.html" text:style-name="Internet_20_link" text:visited-style-name="Visited_20_Internet_20_Link">
Putin stated that tactical nuclear weapons would be brought in <text:span text:style-name="T4">
 Belarus </text:span>
 after July 7-8</text:a>
It was reported that Lukashenko's regime in Minsk supported full -scale aggression against Ukraine. According to the State Border Guard Service of Ukraine, now there are about one thousand] of the State Security Service of Ukraine(https://www.ukrinform.ua/rubric-ato/3719607-u-bilorusi-perebuvaut-blizko-tisaci-rosijskih-vijskovih-prikordonniki.html)Russian military.</text:p>
      <text:p text:style-name="P4">
News Source: <text:a xlink:type="simple" xlink:href="https://www.ukrinform.ua/rubric-world/3722031-ssa-prodovzili-na-rik-sankcii-proti-bilorusi.html" text:style-name="Internet_20_link" text:visited-style-name="Visited_20_Internet_20_Link">
https://www.ukrinform.ua/rubric-world/3722031-ssa-prodovzili-na-rik-sankcii-proti-bilorusi.html</text:a>
</text:p>
      <!--NEWS-->
      <text:h text:style-name="P10" text:outline-level="1">
<text:span text:style-name="T4">
The SBU eliminated a bot farm that created up to 500 accounts for a "overclocking" daily</text:span>
</text:h>
      <text:p text:style-name="P4">
Authors: Ukrinform (Person)</text:p>
      <text:p text:style-name="P4">
Publisher: Укринформ (Organization)</text:p>
      <text:p text:style-name="P4">
Published Time: 2023-06-13T00:47:00+03:00</text:p>
      <text:p text:style-name="P4">
Modified Time: 2023-06-13T00:47:00+03:00</text:p>
      <text:p text:style-name="P4">
Description: The Security Service of Ukraine has blocked the Bospherem in Vinnitsa, which created up to 500 fake accounts daily to promote the Kremlin narratives. - Ukrinform.</text:p>
      <text:p text:style-name="P4">
Images: ['<text:a xlink:type="simple" xlink:href="https://static.ukrinform.com/photos/2023_06/thumb_files/630_360_1686565122-383.jpeg" text:style-name="Internet_20_link" text:visited-style-name="Visited_20_Internet_20_Link">
630_360_16865...</text:a>
']</text:p>
      <text:p text:style-name="P4">
Tags: ['Пропаганда', 'СБУ', 'Вінниця', 'Соцмережі', 'Ботоферма', 'Війна з Росією']</text:p>
      <text:p text:style-name="P4">
Type: Article</text:p>
      <!--METADATA-->
      <text:p text:style-name="P4">
<draw:frame draw:style-name="fr1" draw:name="Image345" text:anchor-type="as-char" svg:width="6.9236in" svg:height="3.956343in" draw:z-index="0">
<draw:image xlink:href="../Images/yкринформ/2023-06-13T00-47-00-03-00/630_360_1686565122-383.jpeg" xlink:type="simple" xlink:show="embed" xlink:actuate="onLoad" draw:mime-type="image/jpeg"/>
</draw:frame>
The service of Ukraine has blocked the Bot farm in Vinnitsa, which created up to 500 -foot accounts daily to promote the Kremlin narratives.</text:p>
      <text:p text:style-name="P4">
According to Ukrinform, the SBU reports in <text:a xlink:type="simple" xlink:href="https://t.me/SBUkr/8629" text:style-name="Internet_20_link" text:visited-style-name="Visited_20_Internet_20_Link">
telegram.</text:a>
As a result of comprehensive measures, law enforcement officers detained three organizers <text:a xlink:type="simple" xlink:href="https://www.ukrinform.ua/tag-botoferma" text:style-name="Internet_20_link" text:visited-style-name="Visited_20_Internet_20_Link">
Botoferma</text:a>
, reports in the message.</text:p>
      <text:p text:style-name="P4">
Specialized equipment allowed the attackers to register daily up to 500anonymoon accounts on different social networks, including the prohibited in Ukraine.</text:p>
      <text:p text:style-name="P4">
Ready bots were sold or rented by Russian SMM agencies that governing the Russian special services.</text:p>
      <text:p text:style-name="P4">
Only one business account was leased up to 20 UAH. The money was kept through both cryptographers and bank cards.</text:p>
      <text:p text:style-name="P4">
According to the case file, Russian clients of the bottham used fakeailets to massive the pro -Kremlin narratives. In particular, regarding the residence on the front and socio-political situation in Ukraine.</text:p>
      <text:p text:style-name="P4">
Also, Russian online agitators justified armed aggression against Ukraine to support the Russians, including in the international arena.</text:p>
      <text:p text:style-name="P4">
To do this, they provided information fakes on behalf of the so -called ordinary citizens who allegedly live in Ukraine and the EU territory.</text:p>
      <text:p text:style-name="P4">
According to the investigation, the organizers of the Botoferma were three inhabitants of Vinnytsia. They installed specialized equipment in the rented garage.</text:p>
      <text:p text:style-name="P4">
<text:span text:style-name="T4">
 Read also: </text:span>
 <text:a xlink:type="simple" xlink:href="https://www.ukrinform.ua/rubric-society/3704150-sbu-likviduvala-merezu-botoferm-aki-rozpovsudzuvali-fejki-pro-terakti-ta-minuvanna.html" text:style-name="Internet_20_link" text:visited-style-name="Visited_20_Internet_20_Link">
SBU eliminated the network <text:span text:style-name="T4">
 Botoferm </text:span>
 that distributed facts about terrorist attacks and mining</text:a>
During searches in the garage and premises of the defendants found computer technical colleges by evidence of illegal activity; 3 thousand SIM cards of Ukrainian Tai-European mobile operators; 13 SIM covers and other equipment and programming; Bank cards through which they received the money withdrawals.</text:p>
      <text:p text:style-name="P4">
</text:p>
      <text:p text:style-name="P4">
The attackers are threatened with up to 15 years in prison.</text:p>
      <text:p text:style-name="P4">
As reported by Ukrinform, the Cyberfachivtsi of the Security Service exposed <text:a xlink:type="simple" xlink:href="https://www.ukrinform.ua/rubric-society/3704150-sbu-likviduvala-merezu-botoferm-aki-rozpovsudzuvali-fejki-pro-terakti-ta-minuvanna.html" text:style-name="Internet_20_link" text:visited-style-name="Visited_20_Internet_20_Link">
interregional network of Botoferm</text:a>
which spread misinformation for loosening the socio-political situation in Ukraine.</text:p>
      <text:p text:style-name="P4">
<text:span text:style-name="T5">
Foto: SBU</text:span>
</text:p>
      <text:p text:style-name="P4">
News Source: <text:a xlink:type="simple" xlink:href="https://www.ukrinform.ua/rubric-regions/3721738-sbu-likviduvala-botofermu-aka-sodna-stvoruvala-do-500-akauntiv-dla-rozgonu-narativiv-kremla.html" text:style-name="Internet_20_link" text:visited-style-name="Visited_20_Internet_20_Link">
https://www.ukrinform.ua/rubric-regions/3721738-sbu-likviduvala-botofermu-aka-sodna-stvoruvala-do-500-akauntiv-dla-rozgonu-narativiv-kremla.html</text:a>
</text:p>
      <!--NEWS-->
      <text:h text:style-name="P10" text:outline-level="1">
<text:span text:style-name="T4">
The Armed Forces partially left the occupiers without connection in the Swativ-Kupyan direction</text:span>
</text:h>
      <text:p text:style-name="P4">
Author: ['АРМІЯINFORM']</text:p>
      <text:p text:style-name="P4">
Time: 2023-06-13T99:00:00-04:00</text:p>
      <text:p text:style-name="P4">
Description: Ukrainian Vіsyskovi for the pre -person of Army Droniv lit the Rosieki pupcuvs without Zv'yazka ... War with Ukraine 2022, war with Ukraine Latest news today, News War with Ukraine 2022 Last for today, there will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05c3cd1d-33a3cefaeb28e37fee620164da9c513b.jpg" text:style-name="Internet_20_link" text:visited-style-name="Visited_20_Internet_20_Link">
05c3cd1d-33a3cefaeb28e37fee620164da9c513b.jpg</text:a>
']</text:p>
      <text:p text:style-name="P4">
Tags: ['АРМІЯ ДРОНІВ', 'БПЛА']</text:p>
      <text:p text:style-name="P4">
Category: News</text:p>
      <!--METADATA-->
      <text:p text:style-name="P4">
<draw:frame draw:style-name="fr1" draw:name="Image349" text:anchor-type="as-char" svg:width="6.9236in" svg:height="3.499428in" draw:z-index="0">
<draw:image xlink:href="../Images/AРМІЯINFORM/2023-06-13T99-00-00-04-00/05c3cd1d-33a3cefaeb28e37fee620164da9c513b.jpg" xlink:type="simple" xlink:show="embed" xlink:actuate="onLoad" draw:mime-type="image/jpeg"/>
</draw:frame>
The Ukrainian military, through the army of drones, left the Russian invaders in connection in the Swatt-Kupyan direction.</text:p>
      <text:p text:style-name="P4">
About it <text:a xlink:type="simple" xlink:href="https://t.me/zedigital/3243" text:style-name="Internet_20_link" text:visited-style-name="Visited_20_Internet_20_Link">
reports</text:a>
Viceremier on innovation, development of education, science and technology - Minister of Digital Transformation Mikhailofedorov.</text:p>
      <text:p text:style-name="P4">
According to him, the UAV shock company 92 OMBR found a system of satellite communication of the invaders in the Swatt-Kupyansk direction and destroyed it.</text:p>
      <text:p text:style-name="P4">
“During the exploration, the UAV shock company 92 OMBs discovered the occupational connection system - 2 VSAT antennas. They allowed the Russians to exchange information. Now it is in the past, ”the presentation says.</text:p>
      <text:p text:style-name="P4">
News Source: <text:a xlink:type="simple" xlink:href="https://armyinform.com.ua/2023/06/13/zsu-chastkovo-zalyshyly-okupantiv-bez-zvyazku-na-svativsko-kupyanskomu-napryamku/" text:style-name="Internet_20_link" text:visited-style-name="Visited_20_Internet_20_Link">
https://armyinform.com.ua/2023/06/13/zsu-chastkovo-zalyshyly-okupantiv-bez-zvyazku-na-svativsko-kupyanskomu-napryamk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